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Russian forces conducting offensive actions at Lyman, Bakhmut, Avdiivka and Maryinka directio...</text:span>
</text:h>
      <text:p text:style-name="P4">
Authors: liveuamap (Language: en)</text:p>
      <text:p text:style-name="P4">
Time: 2023-05-10T-101:30:00</text:p>
      <text:p text:style-name="P4">
Location: Marinka, Donetsk Oblast (Latitude:47.94222 Longtitude:37.50286)</text:p>
      <text:p text:style-name="P4">
Videos: []</text:p>
      <text:p text:style-name="P4">
Images: []</text:p>
      <text:p text:style-name="P4">
Tags: ["Russia"]</text:p>
      <text:p text:style-name="P4">
ID: 22561768</text:p>
      <!--METADATA-->
      <text:p text:style-name="P4">
Russian forces conducting offensive actions at Lyman, Bakhmut, Avdiivka andMaryinka directions. Ukrainian military repelled over 46 Russian attacks.Russian forces attempting to advance near Masutivka and Stelmakhivka,Bilohorivka, Bakhmut, Ivanivske and Stupochky, Maryinka, - General Staff ofArmed Forces of Ukraine says in the morning report</text:p>
      <text:p text:style-name="P4">
News Collection Link: <text:a xlink:type="simple" xlink:href="https://liveuamap.com/en/2023/10-may-russian-forces-conducting-offensive-actions-at-lyman" text:style-name="Internet_20_link" text:visited-style-name="Visited_20_Internet_20_Link">
https://liveuamap.com/en/2023/10-may-russian-forces-conducting-offensive-actions-at-lyman</text:a>
</text:p>
      <text:p text:style-name="P4">
Source: <text:a xlink:type="simple" xlink:href="https://t.me/lumsrc/4746" text:style-name="Internet_20_link" text:visited-style-name="Visited_20_Internet_20_Link">
https://t.me/lumsrc/4746</text:a>
</text:p>
      <!--NEWS-->
      <text:h text:style-name="P10" text:outline-level="1">
<text:span text:style-name="T4">
Odeska Oblast(23:09). Red Alert: aerial threat. Sirens sounding. Take cover now!</text:span>
</text:h>
      <text:p text:style-name="P4">
Authors: liveuamap (Language: en)</text:p>
      <text:p text:style-name="P4">
Time: 2023-05-10T-40:10:00</text:p>
      <text:p text:style-name="P4">
Location: Odeska Oblast (Latitude:46.75000000 Longtitude:30.25000000)</text:p>
      <text:p text:style-name="P4">
Videos: []</text:p>
      <text:p text:style-name="P4">
Images: []</text:p>
      <text:p text:style-name="P4">
Tags: ["Europe", "Central and Eastern Europe"]</text:p>
      <text:p text:style-name="P4">
ID: 22561929</text:p>
      <!--METADATA-->
      <text:p text:style-name="P4">
Odeska Oblast(23:09). Red Alert: aerial threat. Sirens sounding. Take covernow!</text:p>
      <text:p text:style-name="P4">
News Collection Link: <text:a xlink:type="simple" xlink:href="https://liveuamap.com/en/2023/10-may-odeska-oblast2309-red-alert-aerial-thrg" text:style-name="Internet_20_link" text:visited-style-name="Visited_20_Internet_20_Link">
https://liveuamap.com/en/2023/10-may-odeska-oblast2309-red-alert-aerial-thrg</text:a>
</text:p>
      <text:p text:style-name="P4">
Source: <text:a xlink:type="simple" xlink:href="https://t.me/suspilneodesa/23120" text:style-name="Internet_20_link" text:visited-style-name="Visited_20_Internet_20_Link">
https://t.me/suspilneodesa/23120</text:a>
</text:p>
      <!--NEWS-->
      <text:h text:style-name="P10" text:outline-level="1">
<text:span text:style-name="T4">
At Sivershchyna and Slobozhanschyna directions Russian army shelled Hasychivka, Zaliznyy Mist...</text:span>
</text:h>
      <text:p text:style-name="P4">
Authors: liveuamap (Language: en)</text:p>
      <text:p text:style-name="P4">
Time: 2023-05-10T-88:29:00</text:p>
      <text:p text:style-name="P4">
Location: Vovchansk (Latitude:50.11794 Longtitude:37.56775)</text:p>
      <text:p text:style-name="P4">
Videos: []</text:p>
      <text:p text:style-name="P4">
Images: []</text:p>
      <text:p text:style-name="P4">
Tags: ["Russia"]</text:p>
      <text:p text:style-name="P4">
ID: 22561777</text:p>
      <!--METADATA-->
      <text:p text:style-name="P4">
At Sivershchyna and Slobozhanschyna directions Russian army shelledHasychivka, Zaliznyy Mist, Muravyi of Chernihiv region; Tovstodubove,Bachivsk, Stari Vyrky, Iskryskivschyna, Volfyne, Yunakivka, Mohrytsya, Popivkaand Slavhorod of Sumy region, also Hoptivka, Varvarivka, Buhruvatka,Ohirtseve, Hatysche, Pletenivka, Tykhe, Mala Vovcha, Budarky, Zemlyanky,Vilkhuvatka, Dvorichanske and Khatnye of Kharkiv region, - General Staff ofArmed Forces of Ukraine says in the morning report</text:p>
      <text:p text:style-name="P4">
News Collection Link: <text:a xlink:type="simple" xlink:href="https://liveuamap.com/en/2023/10-may-at-sivershchyna-and-slobozhanschyna-directions-russian" text:style-name="Internet_20_link" text:visited-style-name="Visited_20_Internet_20_Link">
https://liveuamap.com/en/2023/10-may-at-sivershchyna-and-slobozhanschyna-directions-russian</text:a>
</text:p>
      <text:p text:style-name="P4">
Source: <text:a xlink:type="simple" xlink:href="https://t.me/lumsrc/4738" text:style-name="Internet_20_link" text:visited-style-name="Visited_20_Internet_20_Link">
https://t.me/lumsrc/4738</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0T-90:29:00</text:p>
      <text:p text:style-name="P4">
Location: Bakhmut (Latitude:48.80822 Longtitude:38.24856)</text:p>
      <text:p text:style-name="P4">
Videos: []</text:p>
      <text:p text:style-name="P4">
Images: []</text:p>
      <text:p text:style-name="P4">
Tags: ["Russia"]</text:p>
      <text:p text:style-name="P4">
ID: 22561775</text:p>
      <!--METADATA-->
      <text:p text:style-name="P4">
At Lyman direction Russian army shelled Makiyivka, Bilohorivka and Vesele ofLuhansk region and Yampolivka and Spirne of Donetsk region, - General Staff ofArmed Forces of Ukraine says in the morning report</text:p>
      <text:p text:style-name="P4">
News Collection Link: <text:a xlink:type="simple" xlink:href="https://liveuamap.com/en/2023/10-may-at-lyman-direction-russian-army-shelled-makiyivka" text:style-name="Internet_20_link" text:visited-style-name="Visited_20_Internet_20_Link">
https://liveuamap.com/en/2023/10-may-at-lyman-direction-russian-army-shelled-makiyivka</text:a>
</text:p>
      <text:p text:style-name="P4">
Source: <text:a xlink:type="simple" xlink:href="https://t.me/lumsrc/4740" text:style-name="Internet_20_link" text:visited-style-name="Visited_20_Internet_20_Link">
https://t.me/lumsrc/4740</text:a>
</text:p>
      <!--NEWS-->
      <text:h text:style-name="P10" text:outline-level="1">
<text:span text:style-name="T4">
At Bakhmut direction Russian army shelled Orikhovo-Vasylivka, Bohdanivka, Bakhmut, Ivanivske,...</text:span>
</text:h>
      <text:p text:style-name="P4">
Authors: liveuamap (Language: en)</text:p>
      <text:p text:style-name="P4">
Time: 2023-05-10T-92:29:00</text:p>
      <text:p text:style-name="P4">
Location: Novhorods'ke, Donetsk Oblast (Latitude:48.32544 Longtitude:37.84172)</text:p>
      <text:p text:style-name="P4">
Videos: []</text:p>
      <text:p text:style-name="P4">
Images: []</text:p>
      <text:p text:style-name="P4">
Tags: ["Russia"]</text:p>
      <text:p text:style-name="P4">
ID: 22561774</text:p>
      <!--METADATA-->
      <text:p text:style-name="P4">
At Bakhmut direction Russian army shelled Orikhovo-Vasylivka, Bohdanivka,Bakhmut, Ivanivske, Chasiv Yar, Stupochky, Zalizne and New York of Donetskregion, - General Staff of Armed Forces of Ukraine says in the morning report</text:p>
      <text:p text:style-name="P4">
News Collection Link: <text:a xlink:type="simple" xlink:href="https://liveuamap.com/en/2023/10-may-at-bakhmut-direction-russian-army-shelled-orikhovovasylivka" text:style-name="Internet_20_link" text:visited-style-name="Visited_20_Internet_20_Link">
https://liveuamap.com/en/2023/10-may-at-bakhmut-direction-russian-army-shelled-orikhovovasylivka</text:a>
</text:p>
      <text:p text:style-name="P4">
Source: <text:a xlink:type="simple" xlink:href="https://t.me/lumsrc/4741" text:style-name="Internet_20_link" text:visited-style-name="Visited_20_Internet_20_Link">
https://t.me/lumsrc/4741</text:a>
</text:p>
      <!--NEWS-->
      <text:h text:style-name="P10" text:outline-level="1">
<text:span text:style-name="T4">
At Avdiyivka direction Russian army shelled Novokalynove, Avdiyivka, Pervomayske, Netaylove a...</text:span>
</text:h>
      <text:p text:style-name="P4">
Authors: liveuamap (Language: en)</text:p>
      <text:p text:style-name="P4">
Time: 2023-05-10T-94:29:00</text:p>
      <text:p text:style-name="P4">
Location: Donetsk Oblast (Latitude:48.10709 Longtitude:37.49084)</text:p>
      <text:p text:style-name="P4">
Videos: []</text:p>
      <text:p text:style-name="P4">
Images: []</text:p>
      <text:p text:style-name="P4">
Tags: ["Russia"]</text:p>
      <text:p text:style-name="P4">
ID: 22561773</text:p>
      <!--METADATA-->
      <text:p text:style-name="P4">
At Avdiyivka direction Russian army shelled Novokalynove, Avdiyivka,Pervomayske, Netaylove and Karlivka of Donetsk region. Russian aviationconducted airstrike near Avdiyivka, - General Staff of Armed Forces of Ukrainesays in the morning report</text:p>
      <text:p text:style-name="P4">
News Collection Link: <text:a xlink:type="simple" xlink:href="https://liveuamap.com/en/2023/10-may-at-avdiyivka-direction-russian-army-shelled-novokalynove" text:style-name="Internet_20_link" text:visited-style-name="Visited_20_Internet_20_Link">
https://liveuamap.com/en/2023/10-may-at-avdiyivka-direction-russian-army-shelled-novokalynove</text:a>
</text:p>
      <text:p text:style-name="P4">
Source: <text:a xlink:type="simple" xlink:href="https://t.me/lumsrc/4742" text:style-name="Internet_20_link" text:visited-style-name="Visited_20_Internet_20_Link">
https://t.me/lumsrc/4742</text:a>
</text:p>
      <!--NEWS-->
      <text:h text:style-name="P10" text:outline-level="1">
<text:span text:style-name="T4">
At Shakhtarske direction Russian army shelled Novomykhaylivka, Vodyane, Vuhledar, Prechystivk...</text:span>
</text:h>
      <text:p text:style-name="P4">
Authors: liveuamap (Language: en)</text:p>
      <text:p text:style-name="P4">
Time: 2023-05-10T-97:30:00</text:p>
      <text:p text:style-name="P4">
Location: Velyka Novosilka (Latitude:47.82941 Longtitude:36.84059)</text:p>
      <text:p text:style-name="P4">
Videos: []</text:p>
      <text:p text:style-name="P4">
Images: []</text:p>
      <text:p text:style-name="P4">
Tags: ["Russia"]</text:p>
      <text:p text:style-name="P4">
ID: 22561771</text:p>
      <!--METADATA-->
      <text:p text:style-name="P4">
At Shakhtarske direction Russian army shelled Novomykhaylivka, Vodyane,Vuhledar, Prechystivka and Velyka Novosilka. Russian aviation conductedairstrike near Velyka Novosilka, - General Staff of Armed Forces of Ukrainesays in the morning report</text:p>
      <text:p text:style-name="P4">
News Collection Link: <text:a xlink:type="simple" xlink:href="https://liveuamap.com/en/2023/10-may-at-shakhtarske-direction-russian-army-shelled-novomykhaylivka" text:style-name="Internet_20_link" text:visited-style-name="Visited_20_Internet_20_Link">
https://liveuamap.com/en/2023/10-may-at-shakhtarske-direction-russian-army-shelled-novomykhaylivka</text:a>
</text:p>
      <text:p text:style-name="P4">
Source: <text:a xlink:type="simple" xlink:href="https://t.me/lumsrc/4744" text:style-name="Internet_20_link" text:visited-style-name="Visited_20_Internet_20_Link">
https://t.me/lumsrc/4744</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5-10T-99:30:00</text:p>
      <text:p text:style-name="P4">
Location: Ukraine (Latitude:47.56593 Longtitude:35.78093)</text:p>
      <text:p text:style-name="P4">
Videos: []</text:p>
      <text:p text:style-name="P4">
Images: []</text:p>
      <text:p text:style-name="P4">
Tags: ["Russia"]</text:p>
      <text:p text:style-name="P4">
ID: 22561770</text:p>
      <!--METADATA-->
      <text:p text:style-name="P4">
At Zaporizhzhia and Kherson directions Russian army shelled Vremivka andNovopil of Donetsk region; Olhivske, Poltavka, Malynivka, Huliaipole,Charivne, Mala Tokmachka, Orikhiv, Novodanylivka, Novoandriyivka, Stepove,Kamyanske and Plavni of Zaporizhzhia region and Antonivka, Molodizhne andZelenivka of Kherson region. Russian aviation conducted airstrikes nearOrikhiv, Kizomys and Stanislav, - General Staff of Armed Forces of Ukrainesays in the morning report</text:p>
      <text:p text:style-name="P4">
News Collection Link: <text:a xlink:type="simple" xlink:href="https://liveuamap.com/en/2023/10-may-at-zaporizhzhia-and-kherson-directions-russian-army" text:style-name="Internet_20_link" text:visited-style-name="Visited_20_Internet_20_Link">
https://liveuamap.com/en/2023/10-may-at-zaporizhzhia-and-kherson-directions-russian-army</text:a>
</text:p>
      <text:p text:style-name="P4">
Source: <text:a xlink:type="simple" xlink:href="https://t.me/lumsrc/4745" text:style-name="Internet_20_link" text:visited-style-name="Visited_20_Internet_20_Link">
https://t.me/lumsrc/4745</text:a>
</text:p>
      <!--NEWS-->
      <text:h text:style-name="P10" text:outline-level="1">
<text:span text:style-name="T4">
Zaporizka Oblast(09:16). Red Alert: aerial threat. Sirens sounding. Take cover now!</text:span>
</text:h>
      <text:p text:style-name="P4">
Authors: liveuamap (Language: en)</text:p>
      <text:p text:style-name="P4">
Time: 2023-05-10T03:18:00</text:p>
      <text:p text:style-name="P4">
Location: Zaporizka Oblast (Latitude:47.612021 Longtitude:35.765261)</text:p>
      <text:p text:style-name="P4">
Videos: []</text:p>
      <text:p text:style-name="P4">
Images: []</text:p>
      <text:p text:style-name="P4">
Tags: ["Europe", "Central and Eastern Europe"]</text:p>
      <text:p text:style-name="P4">
ID: 22561735</text:p>
      <!--METADATA-->
      <text:p text:style-name="P4">
Zaporizka Oblast(09:16). Red Alert: aerial threat. Sirens sounding. Take covernow!</text:p>
      <text:p text:style-name="P4">
News Collection Link: <text:a xlink:type="simple" xlink:href="https://liveuamap.com/en/2023/10-may-zaporizka-oblast0916-red-alert-aerial-g" text:style-name="Internet_20_link" text:visited-style-name="Visited_20_Internet_20_Link">
https://liveuamap.com/en/2023/10-may-zaporizka-oblast0916-red-alert-aerial-g</text:a>
</text:p>
      <text:p text:style-name="P4">
Source: <text:a xlink:type="simple" xlink:href="https://t.me/air_alert_ua/44923" text:style-name="Internet_20_link" text:visited-style-name="Visited_20_Internet_20_Link">
https://t.me/air_alert_ua/44923</text:a>
</text:p>
      <!--NEWS-->
      <text:h text:style-name="P10" text:outline-level="1">
<text:span text:style-name="T4">
Experts confirm the findings of "Wyborcza": A Russian Kh-55  rocket fell near Bydgoszcz in De...</text:span>
</text:h>
      <text:p text:style-name="P4">
Authors: liveuamap (Language: en)</text:p>
      <text:p text:style-name="P4">
Time: 2023-05-10T05:14:00</text:p>
      <text:p text:style-name="P4">
Location: Bydgoszcz, kujawsko-pomorskie (Latitude:53.14306 Longtitude:18.05946)</text:p>
      <text:p text:style-name="P4">
Videos: []</text:p>
      <text:p text:style-name="P4">
Images: []</text:p>
      <text:p text:style-name="P4">
Tags: ["Poland", "Europe"]</text:p>
      <text:p text:style-name="P4">
ID: 22561815</text:p>
      <!--METADATA-->
      <text:p text:style-name="P4">
Experts confirm the findings of "Wyborcza": A Russian Kh-55 rocket fell nearBydgoszcz in December</text:p>
      <text:p text:style-name="P4">
News Collection Link: <text:a xlink:type="simple" xlink:href="https://liveuamap.com/en/2023/10-may-experts-confirm-the-findings-of-wyborcza-a-russian" text:style-name="Internet_20_link" text:visited-style-name="Visited_20_Internet_20_Link">
https://liveuamap.com/en/2023/10-may-experts-confirm-the-findings-of-wyborcza-a-russian</text:a>
</text:p>
      <text:p text:style-name="P4">
Source: <text:a xlink:type="simple" xlink:href="https://twitter.com/gazeta_wyborcza/status/1656211060934713344" text:style-name="Internet_20_link" text:visited-style-name="Visited_20_Internet_20_Link">
https://twitter.com/gazeta_wyborcza/status/1656211060934713344</text:a>
</text:p>
      <!--NEWS-->
      <text:h text:style-name="P10" text:outline-level="1">
<text:span text:style-name="T4">
Transneft reported an attempted attack on the Druzhba oil pipeline system at a loading statio...</text:span>
</text:h>
      <text:p text:style-name="P4">
Authors: liveuamap (Language: en)</text:p>
      <text:p text:style-name="P4">
Time: 2023-05-10T05:43:00</text:p>
      <text:p text:style-name="P4">
Location: Bryansk,Bryanskaya oblast' (Latitude:53.26243000 Longtitude:34.41420000)</text:p>
      <text:p text:style-name="P4">
Videos: []</text:p>
      <text:p text:style-name="P4">
Images: []</text:p>
      <text:p text:style-name="P4">
Tags: ["Energy", "Russia"]</text:p>
      <text:p text:style-name="P4">
ID: 22561807</text:p>
      <!--METADATA-->
      <text:p text:style-name="P4">
Transneft reported an attempted attack on the Druzhba oil pipeline system at aloading station in Bryansk</text:p>
      <text:p text:style-name="P4">
News Collection Link: <text:a xlink:type="simple" xlink:href="https://liveuamap.com/en/2023/10-may-transneft-reported-an-attempted-attack-on-the-druzhba" text:style-name="Internet_20_link" text:visited-style-name="Visited_20_Internet_20_Link">
https://liveuamap.com/en/2023/10-may-transneft-reported-an-attempted-attack-on-the-druzhba</text:a>
</text:p>
      <text:p text:style-name="P4">
Source: <text:a xlink:type="simple" xlink:href="https://t.me/bbbreaking/154980" text:style-name="Internet_20_link" text:visited-style-name="Visited_20_Internet_20_Link">
https://t.me/bbbreaking/154980</text:a>
</text:p>
      <!--NEWS-->
      <text:h text:style-name="P10" text:outline-level="1">
<text:span text:style-name="T4">
Explosion reported in Zaporizhzhia</text:span>
</text:h>
      <text:p text:style-name="P4">
Authors: liveuamap (Language: en)</text:p>
      <text:p text:style-name="P4">
Time: 2023-05-10T18:20:42</text:p>
      <text:p text:style-name="P4">
Location: Zaporizhzhia, Zaporiz'ka oblast (Latitude:47.82215 Longtitude:35.13393)</text:p>
      <text:p text:style-name="P4">
Videos: []</text:p>
      <text:p text:style-name="P4">
Images: []</text:p>
      <text:p text:style-name="P4">
Tags: ["Europe", "Central and Eastern Europe"]</text:p>
      <text:p text:style-name="P4">
ID: 22561938</text:p>
      <!--METADATA-->
      <text:p text:style-name="P4">
Explosion reported in Zaporizhzhia</text:p>
      <text:p text:style-name="P4">
News Collection Link: <text:a xlink:type="simple" xlink:href="https://liveuamap.com/en/2023/10-may-explosion-reported-in-zaporizhzhia-" text:style-name="Internet_20_link" text:visited-style-name="Visited_20_Internet_20_Link">
https://liveuamap.com/en/2023/10-may-explosion-reported-in-zaporizhzhia-</text:a>
</text:p>
      <text:p text:style-name="P4">
Source: <text:a xlink:type="simple" xlink:href="https://t.me/suspilnezaporizhzhya/12762" text:style-name="Internet_20_link" text:visited-style-name="Visited_20_Internet_20_Link">
https://t.me/suspilnezaporizhzhya/12762</text:a>
</text:p>
      <!--NEWS-->
      <text:h text:style-name="P10" text:outline-level="1">
<text:span text:style-name="T4">
Small arms fighting reported at the border in Schebekino, Belgorod region</text:span>
</text:h>
      <text:p text:style-name="P4">
Authors: liveuamap (Language: en)</text:p>
      <text:p text:style-name="P4">
Time: 2023-05-10T18:34:36</text:p>
      <text:p text:style-name="P4">
Location: Kharkiv Oblast (Latitude:50.34767 Longtitude:36.92059)</text:p>
      <text:p text:style-name="P4">
Videos: []</text:p>
      <text:p text:style-name="P4">
Images: []</text:p>
      <text:p text:style-name="P4">
Tags: ["Russia"]</text:p>
      <text:p text:style-name="P4">
ID: 22561939</text:p>
      <!--METADATA-->
      <text:p text:style-name="P4">
Small arms fighting reported at the border in Schebekino, Belgorod region</text:p>
      <text:p text:style-name="P4">
News Collection Link: <text:a xlink:type="simple" xlink:href="https://liveuamap.com/en/2023/10-may-small-arms-fighting-reported-at-the-border-in-schebekino" text:style-name="Internet_20_link" text:visited-style-name="Visited_20_Internet_20_Link">
https://liveuamap.com/en/2023/10-may-small-arms-fighting-reported-at-the-border-in-schebekino</text:a>
</text:p>
      <text:p text:style-name="P4">
Source: <text:a xlink:type="simple" xlink:href="https://t.me/belgorod_informant/4082" text:style-name="Internet_20_link" text:visited-style-name="Visited_20_Internet_20_Link">
https://t.me/belgorod_informant/4082</text:a>
</text:p>
      <!--NEWS-->
      <text:h text:style-name="P10" text:outline-level="1">
<text:span text:style-name="T4">
Chernihivska Oblast, Sumska Oblast(00:52). Red Alert: aerial threat. Sirens sounding. Take co...</text:span>
</text:h>
      <text:p text:style-name="P4">
Authors: liveuamap (Language: en)</text:p>
      <text:p text:style-name="P4">
Time: 2023-05-10T18:53:00</text:p>
      <text:p text:style-name="P4">
Location: Chernihivska Oblast (Latitude:51.3339 Longtitude:32.00118)</text:p>
      <text:p text:style-name="P4">
Videos: []</text:p>
      <text:p text:style-name="P4">
Images: []</text:p>
      <text:p text:style-name="P4">
Tags: ["Europe", "Central and Eastern Europe"]</text:p>
      <text:p text:style-name="P4">
ID: 22561940</text:p>
      <!--METADATA-->
      <text:p text:style-name="P4">
Chernihivska Oblast, Sumska Oblast(00:52). Red Alert: aerial threat. Sirenssounding. Take cover now!</text:p>
      <text:p text:style-name="P4">
News Collection Link: <text:a xlink:type="simple" xlink:href="https://liveuamap.com/en/2023/10-may-chernihivska-oblast-sumska-oblast0052-g" text:style-name="Internet_20_link" text:visited-style-name="Visited_20_Internet_20_Link">
https://liveuamap.com/en/2023/10-may-chernihivska-oblast-sumska-oblast0052-g</text:a>
</text:p>
      <text:p text:style-name="P4">
Source: <text:a xlink:type="simple" xlink:href="https://t.me/air_alert_ua/44989" text:style-name="Internet_20_link" text:visited-style-name="Visited_20_Internet_20_Link">
https://t.me/air_alert_ua/44989</text:a>
</text:p>
      <!--NEWS-->
      <text:h text:style-name="P10" text:outline-level="1">
<text:span text:style-name="T4">
На сторожі неба: як ППО забезпечує захист України від повітряних загроз</text:span>
</text:h>
      <text:p text:style-name="P4">
Author: ['АРМІЯINFORM']</text:p>
      <text:p text:style-name="P4">
Time: 2023-05-10T31:00:00-04:00</text:p>
      <text:p text:style-name="P4">
Description: ППО Сухопутних військ ЗС України на сторожі неба.    Одним із комплексів ППО Сухопу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Tags: ['STOPRUSSIA', 'АГРЕСІЯ РФ', 'ВІЙНА', 'ВТОРГНЕННЯ РФ', 'ППО']</text:p>
      <text:p text:style-name="P4">
Category: News</text:p>
      <!--METADATA-->
      <text:p text:style-name="P4">
<draw:frame draw:style-name="fr1" draw:name="Image2" text:anchor-type="as-char" svg:width="6.9236in" svg:height="4.615733in" draw:z-index="0">
<draw:image xlink:href="../Images/AРМІЯINFORM/2023-05-10T31-00-00-04-00/346027380_573159581329497_2427395200774415437_n.jpg" xlink:type="simple" xlink:show="embed" xlink:actuate="onLoad" draw:mime-type="image/jpeg"/>
</draw:frame>
</text:p>
      <text:p text:style-name="P4">
ППО Сухопутних військ ЗС України на сторожі неба.</text:p>
      <text:p text:style-name="P4">
Одним із комплексів ППО Сухопутних військ ЗС України, який боронить небо наКиївщині є шведський переносний зенітно-ракетний комплекс RBS-70.</text:p>
      <text:p text:style-name="P4">
Екіпаж RBS-70 складається з чотирьох «віртуозів» своєї справи: командир,помічник командира навідник та два стрільці-зенітники.</text:p>
      <text:p text:style-name="P4">
<text:a xlink:type="simple" xlink:href="https://armyinform.com.ua/wp-content/uploads/2023/05/346059177_161828103258164_6861174670854764778_n.jpg" text:style-name="Internet_20_link" text:visited-style-name="Visited_20_Internet_20_Link">
<draw:frame draw:style-name="fr1" draw:name="Image3" text:anchor-type="as-char" svg:width="6.9236in" svg:height="6.9236in" draw:z-index="0">
<draw:image xlink:href="../Images/AРМІЯINFORM/2023-05-10T31-00-00-04-00/346059177_161828103258164_6861174670854764778_n-150x150.jpg" xlink:type="simple" xlink:show="embed" xlink:actuate="onLoad" draw:mime-type="image/jpeg"/>
</draw:frame>
</text:a>
</text:p>
      <text:p text:style-name="P4">
<text:a xlink:type="simple" xlink:href="https://armyinform.com.ua/wp-content/uploads/2023/05/346272440_1297994617453643_8823540362755819597_n.jpg" text:style-name="Internet_20_link" text:visited-style-name="Visited_20_Internet_20_Link">
<draw:frame draw:style-name="fr1" draw:name="Image4" text:anchor-type="as-char" svg:width="6.9236in" svg:height="6.9236in" draw:z-index="0">
<draw:image xlink:href="../Images/AРМІЯINFORM/2023-05-10T31-00-00-04-00/346272440_1297994617453643_8823540362755819597_n-150x150.jpg" xlink:type="simple" xlink:show="embed" xlink:actuate="onLoad" draw:mime-type="image/jpeg"/>
</draw:frame>
</text:a>
</text:p>
      <text:p text:style-name="P4">
В січні 2023 року наші військовослужбовці проходили навчання на симуляторахRBS-70. Шведські інструктори були неймовірно вражені, коли наші воїнишвиденько розібралися з даною системою в дії.</text:p>
      <text:p text:style-name="P4">
На рахунку цього шведського комплексу вже є збиті російські ракети та«шахеди».</text:p>
      <text:p text:style-name="P4">
<text:span text:style-name="T4">
Джерело:</text:span>
 <text:a xlink:type="simple" xlink:href="https://www.facebook.com/UALandForces/posts/pfbid0krm5Zz65WucpcDz75WxVAp4vGYkmu9yeCshCNmssSrcToEaXb5vE5LkDk3pefXkSl" text:style-name="Internet_20_link" text:visited-style-name="Visited_20_Internet_20_Link">
<text:span text:style-name="T5">
Служба зв’язків з громадськістю Командування Сухопутних військЗСУкраїни</text:span>
</text:a>
</text:p>
      <text:p text:style-name="P4">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СКУ запускає міжнародний учнівський проєкт до 90-х роковин голодомору</text:span>
</text:h>
      <text:p text:style-name="P4">
Author: ['АРМІЯINFORM']</text:p>
      <text:p text:style-name="P4">
Time: 2023-05-10T32:00:00-04:00</text:p>
      <text:p text:style-name="P4">
Description: Про це повідомляється на сайті СКУ.    До вшанування 90-х роков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ay-2.webp" text:style-name="Internet_20_link" text:visited-style-name="Visited_20_Internet_20_Link">
day-2.webp</text:a>
']</text:p>
      <text:p text:style-name="P4">
Tags: ['STOPRUSSIA', 'АГРЕСІЯ РФ', 'ВІЙНА', 'ВТОРГНЕННЯ РФ', 'ГОЛОДОМОР']</text:p>
      <text:p text:style-name="P4">
Category: News</text:p>
      <!--METADATA-->
      <text:p text:style-name="P4">
<draw:frame draw:style-name="fr1" draw:name="Image5" text:anchor-type="as-char" svg:width="6.9236in" svg:height="3.4618in" draw:z-index="0">
<draw:image xlink:href="../ConvertedIMGs/AРМІЯINFORM/2023-05-10T32-00-00-04-00/day-2.png" xlink:type="simple" xlink:show="embed" xlink:actuate="onLoad" draw:mime-type="image/png"/>
</draw:frame>
</text:p>
      <text:p text:style-name="P4">
Про це повідомляється на <text:a xlink:type="simple" xlink:href="https://www.ukrainianworldcongress.org/ua/sku-zapuska%d1%94-mizhnarodnij-uchnivskij-pro%d1%94kt-do-90-h-rokovin-golodomoru/" text:style-name="Internet_20_link" text:visited-style-name="Visited_20_Internet_20_Link">
сайтіСКУ</text:a>
.</text:p>
      <text:p text:style-name="P4">
До вшанування 90-х роковин Голодомору-геноциду 1932-33 років Світовий КонґресУкраїнців (СКУ) оголошує початок унікального проєкту для учнів 8-12 класів зусього світу, які збиратимуть історії від третього та четвертого поколіньнащадків Голодомору, а також зможуть поділитися власними спогадами, як їмвдалося врятуватися від геноцидної війни розв’язаної Росією минулого року.</text:p>
      <text:p text:style-name="P4">
Ініціаторами проєкту «Ми пам’ятаємо» виступила світова Мережа нащадківГолодомору в співпраці зі Світовою Координаційною Виховно-Освітньою Радою(СКВОР) Світового Конґресу Українців та Незалежним українським телебаченнямКанади KONTAKT Next Gen.</text:p>
      <text:p text:style-name="P4">
В рамках проєкту учні 8-12 класів запишуть серію інтерв’ю з нащадкамиГолодомору 1932-33 років. Добірку записів буде професійно відредаговано таупорядковано, і вже цієї осені вона може вийти в ефір телевізійної програмиKONTAKT Next Gen в рамках всесвітньої ініціативи СКУ вшанування 90-ї річниціГолодомору та буде опублікована на сайті Мережі нащадків Голодомору. Коженучень/учениця, який/-а надішле заявку, отримає сертифікат за участь і та будевідзначений/-а на сайті Мережі нащадків Голодомору.</text:p>
      <text:p text:style-name="P4">
Оля Сорока, голова Мережі нащадків Голодомору, вважає цей проект надзвичайноважливим: «Як нащадки тих, хто зазнав невимовних жахів від рук тоталітарногорежиму під час Голодомору-геноциду, МИ ПАМ’ЯТАЄМО. Ми пам’ятаємо розповідінаших сімей про свій досвід і передаємо їх нашим дітям, які передадуть їхмайбутнім поколінням. Ми пам’ятаємо, що Росія намагалася знищити весьукраїнський народ і вкрасти нашу історію, культуру, релігію, тому що вони неможуть пишатися своїм. Ми також пам’ятатимемо, як Росія намагається здійснититой самий геноцид сьогодні, вбиваючи невинних чоловіків, жінок і дітейварварськими методами, щоб знищити українську націю. Ми раді вітати вас унашому циклі „Ми пам’ятаємо“, де ви почуєте від третього та четвертогопоколінь нащадків Голодомору, деякі з яких уникли нинішнього геноциду,здійсненого Росією».</text:p>
      <text:p text:style-name="P4">
Кінцевий термін подання заявок для участі — 31 ЛИПНЯ 2023 РОКУ. Для отриманнядодаткової інформації про проект відвідайте<text:a xlink:type="simple" xlink:href="https://hdn.ukrainianworldcongress.org/" text:style-name="Internet_20_link" text:visited-style-name="Visited_20_Internet_20_Link">
hdn.ukrainianworldcongress.org</text:a>
</text:p>
      <text:p text:style-name="P4">
Ви також можете звернутися зі своїми пропозиціями або запитаннями до ГоловиСвітової Координаційної Виховно-Освітньої Ради СКУ Оксани Левицької <text:a xlink:type="simple" xlink:href="https://armyinform.com.ua/cdn-cgi/l/email-protection#caa5b9bca3beab8abfa1b8aba3a4a3aba4bda5b8a6aea9a5a4adb8afb9b9e4a5b8ad" text:style-name="Internet_20_link" text:visited-style-name="Visited_20_Internet_20_Link">
[emailprotected]</text:a>
або Голови Мережі нащадків Голодомору Олі Сороки <text:a xlink:type="simple" xlink:href="https://armyinform.com.ua/cdn-cgi/l/email-protection#e286879181878c86838c9691cc8a8d8e8d868d8f8d90a2858f838b8ecc818d8f" text:style-name="Internet_20_link" text:visited-style-name="Visited_20_Internet_20_Link">
[email protected].</text:a>
</text:p>
      <text:p text:style-name="P4">
Source: <text:a xlink:type="simple" xlink:href="https://armyinform.com.ua/2023/05/10/sku-zapuskaye-mizhnarodnyj-uchnivskyj-proyekt-do-90-h-rokovyn-golodomoru/" text:style-name="Internet_20_link" text:visited-style-name="Visited_20_Internet_20_Link">
https://armyinform.com.ua/2023/05/10/sku-zapuskaye-mizhnarodnyj-uchnivskyj-proyekt-do-90-h-rokovyn-golodomoru/</text:a>
</text:p>
      <!--NEWS-->
      <text:h text:style-name="P10" text:outline-level="1">
<text:span text:style-name="T4">
Кому з ВПО автоматично продовжать надання субсидій на неопалювальний період</text:span>
</text:h>
      <text:p text:style-name="P4">
Author: ['АРМІЯINFORM']</text:p>
      <text:p text:style-name="P4">
Time: 2023-05-10T33:00:00-04:00</text:p>
      <text:p text:style-name="P4">
Description: Про це повідомляє Мінреінтеграції.    Пенсійний фонд автоматично призначить житл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1/5ncmojeg50czm07tphknalblebeajfzo-968x500-1-1.jpg" text:style-name="Internet_20_link" text:visited-style-name="Visited_20_Internet_20_Link">
5ncmojeg50czm07tphknalblebeajfzo-968x500-1-1.jpg</text:a>
']</text:p>
      <text:p text:style-name="P4">
Tags: ['STOPRUSSIA', 'АГРЕСІЯ РФ', 'ВИПЛАТИ ДЛЯ ВПО', 'ВІЙНА', 'ВПО', 'ВТОРГНЕННЯ РФ', 'МІНРЕІНТЕГРАЦІЇ']</text:p>
      <text:p text:style-name="P4">
Category: News</text:p>
      <!--METADATA-->
      <text:p text:style-name="P4">
<draw:frame draw:style-name="fr1" draw:name="Image6" text:anchor-type="as-char" svg:width="6.9236in" svg:height="3.57624in" draw:z-index="0">
<draw:image xlink:href="../Images/AРМІЯINFORM/2023-05-10T33-00-00-04-00/5ncmojeg50czm07tphknalblebeajfzo-968x500-1-1.jpg" xlink:type="simple" xlink:show="embed" xlink:actuate="onLoad" draw:mime-type="image/jpeg"/>
</draw:frame>
Ілюстративне фото</text:p>
      <text:p text:style-name="P4">
Про це <text:a xlink:type="simple" xlink:href="https://minre.gov.ua/2023/05/09/komu-z-vpo-avtomatychno-prodovzhat-nadannya-subsydij-na-neopalyuvalnyj-period/" text:style-name="Internet_20_link" text:visited-style-name="Visited_20_Internet_20_Link">
повідомляє</text:a>
 Мінреінтеграції.</text:p>
      <text:p text:style-name="P4">
Пенсійний фонд автоматично призначить житлові субсидії на неопалювальнийперіод для більшості домогосподарств, які отримували субсидію в попередньомуопалювальному сезоні. Це можливо за умови, якщо не змінилися дані про майновийстан чи склад родини.</text:p>
      <text:p text:style-name="P4">
Автоматично також будуть перепризначені житлові субсидії внутрішньопереміщеним особам, які отримують їх за адресою реєстрації.</text:p>
      <text:p text:style-name="P4">
Якщо внутрішньо переміщена особа планує оформити субсидію за адресою,відмінною від місця реєстрації, вона має звернутися до Пенсійного фондуУкраїни та подати відповідну заяву й декларацію про доходи.</text:p>
      <text:p text:style-name="P4">
Житлові субсидії буде призначено на підставі отриманої від надавачів послугінформації про забезпеченість громадян житлово-комунальними послугами завстановленими цінами, тарифами й розміром внесків/платежів на управліннябагатоквартирним будинком і комунальні послуги.</text:p>
      <text:p text:style-name="P4">
За відсутності необхідної інформації житлова субсидія на такі послугипризначатися не буде.</text:p>
      <text:p text:style-name="P4">
Переміщені особи можуть подати запит на отримання житлової субсидії нанеопалювальний період<text:a xlink:type="simple" xlink:href="https://portal.pfu.gov.ua/sidebar/Templates/InfoSubsidy" text:style-name="Internet_20_link" text:visited-style-name="Visited_20_Internet_20_Link">
онлайн</text:a>
 або жзвернувшись до сервісного центру Фонду за місцем фактичного перебування.</text:p>
      <text:p text:style-name="P4">
Source: <text:a xlink:type="simple" xlink:href="https://armyinform.com.ua/2023/05/10/komu-z-vpo-avtomatychno-prodovzhat-nadannya-subsydij-na-neopalyuvalnyj-period/" text:style-name="Internet_20_link" text:visited-style-name="Visited_20_Internet_20_Link">
https://armyinform.com.ua/2023/05/10/komu-z-vpo-avtomatychno-prodovzhat-nadannya-subsydij-na-neopalyuvalnyj-period/</text:a>
</text:p>
      <!--NEWS-->
      <text:h text:style-name="P10" text:outline-level="1">
<text:span text:style-name="T4">
Підводний дрон у роботі</text:span>
</text:h>
      <text:p text:style-name="P4">
Author: ['АРМІЯINFORM']</text:p>
      <text:p text:style-name="P4">
Time: 2023-05-10T34:00:00-04:00</text:p>
      <text:p text:style-name="P4">
Description: Про це повідомляє ДСНС України на своїй офіційній сторінці у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ДРОН', 'ДСНС УКРАЇНИ']</text:p>
      <text:p text:style-name="P4">
Category: News</text:p>
      <!--METADATA-->
      <text:p text:style-name="P4">
Про це<text:a xlink:type="simple" xlink:href="https://www.facebook.com/MNS.GOV.UA/videos/222195490545033/" text:style-name="Internet_20_link" text:visited-style-name="Visited_20_Internet_20_Link">
повідомляє</text:a>
 ДСНСУкраїни на своїй офіційній сторінці у соціальній мережі Facebook.</text:p>
      <text:p text:style-name="P4">
Його нині використовують черкаські водолази ДСНС. Дистанційно керований апаратпоєднує в собі компактність та ефективність. Швидкий, модульний та простий урозгортанні, має відмінну оптику.</text:p>
      <text:p text:style-name="P4">
Це дозволяє водолазам та саперам Черкащини оперативно, не наражаючи себе нанебезпеку, проводити широкий спектр підводних робіт.</text:p>
      <text:p text:style-name="P4">
Апарат допомагає фахівцям ДСНС в реальному часі проводити спостереження,досліджувати дно, оглядати підозрілі предмети та здійснювати дистанційнерозмінування акваторії.</text:p>
      <text:p text:style-name="P4">
Source: <text:a xlink:type="simple" xlink:href="https://armyinform.com.ua/2023/05/10/pidvodnyj-dron-u-roboti/" text:style-name="Internet_20_link" text:visited-style-name="Visited_20_Internet_20_Link">
https://armyinform.com.ua/2023/05/10/pidvodnyj-dron-u-roboti/</text:a>
</text:p>
      <!--NEWS-->
      <text:h text:style-name="P10" text:outline-level="1">
<text:span text:style-name="T4">
Дезінформація на ТОТ: які є наслідки та як з ними боротися</text:span>
</text:h>
      <text:p text:style-name="P4">
Author: ['АРМІЯINFORM']</text:p>
      <text:p text:style-name="P4">
Time: 2023-05-10T35:00:00-04:00</text:p>
      <text:p text:style-name="P4">
Description: Про це повідомляє Центр протидії дезінформації на своїй сторінці у Facebook.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ejk-rashka-1.jpg" text:style-name="Internet_20_link" text:visited-style-name="Visited_20_Internet_20_Link">
fejk-rashka-1.jpg</text:a>
']</text:p>
      <text:p text:style-name="P4">
Tags: ['STOPRUSSIA', 'АГРЕСІЯ РФ', 'ВІЙНА', 'ВТОРГНЕННЯ РФ']</text:p>
      <text:p text:style-name="P4">
Category: News</text:p>
      <!--METADATA-->
      <text:p text:style-name="P4">
<draw:frame draw:style-name="fr1" draw:name="Image7" text:anchor-type="as-char" svg:width="6.9236in" svg:height="3.894525in" draw:z-index="0">
<draw:image xlink:href="../Images/AРМІЯINFORM/2023-05-10T35-00-00-04-00/fejk-rashka-1.jpg" xlink:type="simple" xlink:show="embed" xlink:actuate="onLoad" draw:mime-type="image/jpeg"/>
</draw:frame>
</text:p>
      <text:p text:style-name="P4">
Про це<text:a xlink:type="simple" xlink:href="https://www.facebook.com/protydiyadezinformatsiyi.cpd/posts/pfbid02WJEksXpj12W2uz9VYoPVbEMF2zpJgugJUVZuKzh8n18ErL46v1bedYft9uQ7ToNml" text:style-name="Internet_20_link" text:visited-style-name="Visited_20_Internet_20_Link">
повідомляє</text:a>
Центр протидії дезінформації на своїй сторінці у Facebook.</text:p>
      <text:p text:style-name="P4">
Про дезінформаційні та маніпулятивні кампанії, що відбуваються на ТОТ.</text:p>
      <text:p text:style-name="P4">
<text:span text:style-name="T4">
Запорізька обл.:</text:span>
</text:p>
      <ul>
        <li>
У Мелітополі окупанти палять документи і забирають паспорти рф у тих, хто брав участь у «референдумі». Таким чином росіяни намагаються приховати злочин, який чинили під час проведення свого псевдореферендуму</li>
      </ul>
      <text:p text:style-name="P4">
<text:span text:style-name="T4">
Донецька обл.:</text:span>
</text:p>
      <ul>
        <li>
В Афінах російські пропагандисти відкрили виставку малюнків дітей із окупованого Маріуполя. У такий спосіб росія намагається показати європейцям, нібито вона опікується дітьми на ТОТ</li>
      </ul>
      <text:p text:style-name="P4">
<text:span text:style-name="T4">
Луганська обл.:</text:span>
</text:p>
      <ul>
        <li>
У тимчасово окупованому Сєвєродонецьку російські загарбники запровадили штрафи за спроби телефонувати родичам на вільну територію України. Так ворог силоміць нав’язує «рускій мір»</li>
      </ul>
      <text:p text:style-name="P4">
<text:span text:style-name="T4">
Херсонська обл.:</text:span>
</text:p>
      <ul>
        <li>
Пропагандисти під егідою гауляйтера Херсонщини в.сальдо та за участі так званої юнармії доставили «вічний вогонь» на ТОТ. Таким чином роспропаганда продовжує створювати картинку, нібито «росія тут назавжди»</li>
      </ul>
      <text:p text:style-name="P4">
Source: <text:a xlink:type="simple" xlink:href="https://armyinform.com.ua/2023/05/10/dezinformacziya-na-tot-yaki-ye-naslidky-ta-yak-z-nymy-borotysya/" text:style-name="Internet_20_link" text:visited-style-name="Visited_20_Internet_20_Link">
https://armyinform.com.ua/2023/05/10/dezinformacziya-na-tot-yaki-ye-naslidky-ta-yak-z-nymy-borotysya/</text:a>
</text:p>
      <!--NEWS-->
      <text:h text:style-name="P10" text:outline-level="1">
<text:span text:style-name="T4">
Суцільна маніпуляція: як ворожі TG-канали ведуть інформаційну війну</text:span>
</text:h>
      <text:p text:style-name="P4">
Author: ['АРМІЯINFORM']</text:p>
      <text:p text:style-name="P4">
Time: 2023-05-10T36:00:00-04:00</text:p>
      <text:p text:style-name="P4">
Description: Про це повідомляє Центр протидії дезінформації на своїй сторінці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fejk-telebachennya-1.jpg" text:style-name="Internet_20_link" text:visited-style-name="Visited_20_Internet_20_Link">
fejk-telebachennya-1.jpg</text:a>
']</text:p>
      <text:p text:style-name="P4">
Tags: ['STOPRUSSIA', 'АГРЕСІЯ РФ', 'ВІЙНА', 'ВТОРГНЕННЯ РФ']</text:p>
      <text:p text:style-name="P4">
Category: News</text:p>
      <!--METADATA-->
      <text:p text:style-name="P4">
<draw:frame draw:style-name="fr1" draw:name="Image8" text:anchor-type="as-char" svg:width="6.9236in" svg:height="3.606042in" draw:z-index="0">
<draw:image xlink:href="../Images/AРМІЯINFORM/2023-05-10T36-00-00-04-00/fejk-telebachennya-1.jpg" xlink:type="simple" xlink:show="embed" xlink:actuate="onLoad" draw:mime-type="image/jpeg"/>
</draw:frame>
</text:p>
      <text:p text:style-name="P4">
Про це<text:a xlink:type="simple" xlink:href="https://www.facebook.com/protydiyadezinformatsiyi.cpd/posts/pfbid023iX3pUEKD2QYKBHhVzM1vYssqNfgRsf6AuFYLKBGC6e5PLpXYwoTguYFQYcbTgXpl" text:style-name="Internet_20_link" text:visited-style-name="Visited_20_Internet_20_Link">
повідомляє</text:a>
Центр протидії дезінформації на своїй сторінці у Facebook.</text:p>
      <text:p text:style-name="P4">
<text:span text:style-name="T4">
Дезінформація</text:span>
</text:p>
      <ul>
        <li>
Ворожі TG-канали написали: «У The Guardian сьогодні — велика стаття, в якій поранені та контужені військові ЗСУ скаржаться, що відчувають посттравматичний синдром і при цьому абсолютно нікому не потрібні в Україні».</li>
      </ul>
      <text:p text:style-name="P4">
<text:span text:style-name="T4">
Маніпуляція</text:span>
</text:p>
      <ul>
        <li>
«На честь перемоги радянського союзу над нацистською Німеччиною у День перемоги Сполучені Штати оголосили про своє рішення виділити ще 1,2 мільярда доларів на допомогу нацистам в Україні», — написав на своїй сторінці у Twitter американський публіцист Джексон Хінкл.</li>
      </ul>
      <text:p text:style-name="P4">
<text:span text:style-name="T4">
Маніпуляція</text:span>
</text:p>
      <ul>
        <li>
Ворожі TG-канали повідомили, що The Washington Post нібито резюмує: «Дехто побоюється, що якщо українці не впораються, Київ може втратити міжнародну військову допомогу або зіткнутися з новим тиском, щоб почати перемовини з москвою за столом переговорів, а не на полі бою. Такі переговори майже напевно включатимуть вимоги росії щодо переговорної здачі суверенної території».</li>
      </ul>
      <text:p text:style-name="P4">
Source: <text:a xlink:type="simple" xlink:href="https://armyinform.com.ua/2023/05/10/suczilna-manipulyacziya-yak-vorozhi-tg-kanaly-vedut-informaczijnu-vijnu/" text:style-name="Internet_20_link" text:visited-style-name="Visited_20_Internet_20_Link">
https://armyinform.com.ua/2023/05/10/suczilna-manipulyacziya-yak-vorozhi-tg-kanaly-vedut-informaczijnu-vijnu/</text:a>
</text:p>
      <!--NEWS-->
      <text:h text:style-name="P10" text:outline-level="1">
<text:span text:style-name="T4">
Очищення території: піротехнічні групи ДСНС допомагають повернути безпеку на землі</text:span>
</text:h>
      <text:p text:style-name="P4">
Author: ['АРМІЯINFORM']</text:p>
      <text:p text:style-name="P4">
Time: 2023-05-10T37:00:00-04:00</text:p>
      <text:p text:style-name="P4">
Description: Про це повідомляє ДСНС України на своїй офіційній сторінці у соціальній мережі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93097_566230015644838_2561632100097028604_n.jpg" text:style-name="Internet_20_link" text:visited-style-name="Visited_20_Internet_20_Link">
345593097_566230015644838_2561632100097028604_n.jpg</text:a>
', '<text:a xlink:type="simple" xlink:href="https://armyinform.com.ua/wp-content/uploads/2023/05/345581720_130102766728161_8716587694382533572_n-150x150.jpg" text:style-name="Internet_20_link" text:visited-style-name="Visited_20_Internet_20_Link">
345581720_130102766728161_8716587694382533572_n-150x150.jpg</text:a>
', '<text:a xlink:type="simple" xlink:href="https://armyinform.com.ua/wp-content/uploads/2023/05/345591163_1195767054470188_446950970572500584_n-150x150.jpg" text:style-name="Internet_20_link" text:visited-style-name="Visited_20_Internet_20_Link">
345591163_1195767054470188_446950970572500584_n-150x150.jpg</text:a>
', '<text:a xlink:type="simple" xlink:href="https://armyinform.com.ua/wp-content/uploads/2023/05/345584884_926266115316369_970095276280264586_n-150x150.jpg" text:style-name="Internet_20_link" text:visited-style-name="Visited_20_Internet_20_Link">
345584884_926266115316369_970095276280264586_n-150x150.jpg</text:a>
', '<text:a xlink:type="simple" xlink:href="https://armyinform.com.ua/wp-content/uploads/2023/05/345616591_1142719273789859_8154179717644142217_n-150x150.jpg" text:style-name="Internet_20_link" text:visited-style-name="Visited_20_Internet_20_Link">
345616591_1142719273789859_8154179717644142217_n-150x150.jpg</text:a>
']</text:p>
      <text:p text:style-name="P4">
Tags: ['STOPRUSSIA', 'АГРЕСІЯ РФ', 'ВІЙНА', 'ВТОРГНЕННЯ РФ', 'ДСНС УКРАЇНИ']</text:p>
      <text:p text:style-name="P4">
Category: News</text:p>
      <!--METADATA-->
      <text:p text:style-name="P4">
<draw:frame draw:style-name="fr1" draw:name="Image9" text:anchor-type="as-char" svg:width="6.9236in" svg:height="4.615733in" draw:z-index="0">
<draw:image xlink:href="../Images/AРМІЯINFORM/2023-05-10T37-00-00-04-00/345593097_566230015644838_2561632100097028604_n.jpg" xlink:type="simple" xlink:show="embed" xlink:actuate="onLoad" draw:mime-type="image/jpeg"/>
</draw:frame>
</text:p>
      <text:p text:style-name="P4">
Про це<text:a xlink:type="simple" xlink:href="https://www.facebook.com/MNS.GOV.UA/posts/pfbid0Jn6GLqFifjYLaVLQKuStw2DqVcumLBFHgJLTJGV2r433tSEu9Ky6FgfW17PZ8TwTl" text:style-name="Internet_20_link" text:visited-style-name="Visited_20_Internet_20_Link">
повідомляє</text:a>
ДСНС України на своїй офіційній сторінці у соціальній мережі Facebook.</text:p>
      <text:p text:style-name="P4">
12 піротехнічних груп ДСНС з різних куточків нашої країни щодня очищаютьтериторії Донецької області від вибухонебезпечних предметів.</text:p>
      <text:p text:style-name="P4">
Вони роблять неабиякий внесок у розмінування земель, аби кожен з нас змігпочуватись безпечно на своїй землі!</text:p>
      <text:p text:style-name="P4">
<text:a xlink:type="simple" xlink:href="https://armyinform.com.ua/wp-content/uploads/2023/05/345581720_130102766728161_8716587694382533572_n.jpg" text:style-name="Internet_20_link" text:visited-style-name="Visited_20_Internet_20_Link">
<draw:frame draw:style-name="fr1" draw:name="Image10" text:anchor-type="as-char" svg:width="6.9236in" svg:height="6.9236in" draw:z-index="0">
<draw:image xlink:href="../Images/AРМІЯINFORM/2023-05-10T37-00-00-04-00/345581720_130102766728161_8716587694382533572_n-150x150.jpg" xlink:type="simple" xlink:show="embed" xlink:actuate="onLoad" draw:mime-type="image/jpeg"/>
</draw:frame>
</text:a>
</text:p>
      <text:p text:style-name="P4">
<text:a xlink:type="simple" xlink:href="https://armyinform.com.ua/wp-content/uploads/2023/05/345591163_1195767054470188_446950970572500584_n.jpg" text:style-name="Internet_20_link" text:visited-style-name="Visited_20_Internet_20_Link">
<draw:frame draw:style-name="fr1" draw:name="Image11" text:anchor-type="as-char" svg:width="6.9236in" svg:height="6.9236in" draw:z-index="0">
<draw:image xlink:href="../Images/AРМІЯINFORM/2023-05-10T37-00-00-04-00/345591163_1195767054470188_446950970572500584_n-150x150.jpg" xlink:type="simple" xlink:show="embed" xlink:actuate="onLoad" draw:mime-type="image/jpeg"/>
</draw:frame>
</text:a>
</text:p>
      <text:p text:style-name="P4">
<text:a xlink:type="simple" xlink:href="https://armyinform.com.ua/wp-content/uploads/2023/05/345584884_926266115316369_970095276280264586_n.jpg" text:style-name="Internet_20_link" text:visited-style-name="Visited_20_Internet_20_Link">
<draw:frame draw:style-name="fr1" draw:name="Image12" text:anchor-type="as-char" svg:width="6.9236in" svg:height="6.9236in" draw:z-index="0">
<draw:image xlink:href="../Images/AРМІЯINFORM/2023-05-10T37-00-00-04-00/345584884_926266115316369_970095276280264586_n-150x150.jpg" xlink:type="simple" xlink:show="embed" xlink:actuate="onLoad" draw:mime-type="image/jpeg"/>
</draw:frame>
</text:a>
</text:p>
      <text:p text:style-name="P4">
<text:a xlink:type="simple" xlink:href="https://armyinform.com.ua/wp-content/uploads/2023/05/345616591_1142719273789859_8154179717644142217_n.jpg" text:style-name="Internet_20_link" text:visited-style-name="Visited_20_Internet_20_Link">
<draw:frame draw:style-name="fr1" draw:name="Image13" text:anchor-type="as-char" svg:width="6.9236in" svg:height="6.9236in" draw:z-index="0">
<draw:image xlink:href="../Images/AРМІЯINFORM/2023-05-10T37-00-00-04-00/345616591_1142719273789859_8154179717644142217_n-150x150.jpg" xlink:type="simple" xlink:show="embed" xlink:actuate="onLoad" draw:mime-type="image/jpeg"/>
</draw:frame>
</text:a>
</text:p>
      <text:p text:style-name="P4">
<text:span text:style-name="T4">
Протягом минулої доби на території Донецької області піротехніки Службипорятунку:</text:span>
</text:p>
      <ul>
        <li>
здійснили 16 залучень на території Краматорського та Покровського районів;  * виявили 37 одиниць вибухонебезпечних предметів;  * обстежили 2,9 га території.</li>
      </ul>
      <text:p text:style-name="P4">
Source: <text:a xlink:type="simple" xlink:href="https://armyinform.com.ua/2023/05/10/ochyshhennya-terytoriyi-pirotehnichni-grupy-dsns-dopomagayut-povernuty-bezpeku-na-zemli/" text:style-name="Internet_20_link" text:visited-style-name="Visited_20_Internet_20_Link">
https://armyinform.com.ua/2023/05/10/ochyshhennya-terytoriyi-pirotehnichni-grupy-dsns-dopomagayut-povernuty-bezpeku-na-zemli/</text:a>
</text:p>
      <!--NEWS-->
      <text:h text:style-name="P10" text:outline-level="1">
<text:span text:style-name="T4">
Уряд дозволив доступ до реєстрів на певних частинах територій активних бойових дій</text:span>
</text:h>
      <text:p text:style-name="P4">
Author: ['АРМІЯINFORM']</text:p>
      <text:p text:style-name="P4">
Time: 2023-05-10T38:00:00-04:00</text:p>
      <text:p text:style-name="P4">
Description: Про це повідомляє Урядовий Портал.    Наразі доступ до реєстрів дозволено на територ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fa8e737ac61700d1d79fbb5f543480519199c2.jpg" text:style-name="Internet_20_link" text:visited-style-name="Visited_20_Internet_20_Link">
15fa8e737ac61700d1d79fbb5f543480519199c2.jpg</text:a>
']</text:p>
      <text:p text:style-name="P4">
Tags: ['STOPRUSSIA', 'АГРЕСІЯ РФ', 'ВІЙНА', 'ВТОРГНЕННЯ РФ', 'УРЯДОВИЙ ПОРТАЛ']</text:p>
      <text:p text:style-name="P4">
Category: News</text:p>
      <!--METADATA-->
      <text:p text:style-name="P4">
<draw:frame draw:style-name="fr1" draw:name="Image14" text:anchor-type="as-char" svg:width="6.9236in" svg:height="4.473711in" draw:z-index="0">
<draw:image xlink:href="../Images/AРМІЯINFORM/2023-05-10T38-00-00-04-00/15fa8e737ac61700d1d79fbb5f543480519199c2.jpg" xlink:type="simple" xlink:show="embed" xlink:actuate="onLoad" draw:mime-type="image/jpeg"/>
</draw:frame>
</text:p>
      <text:p text:style-name="P4">
Про це <text:a xlink:type="simple" xlink:href="https://www.kmu.gov.ua/news/minreintehratsii-uriad-dozvolyv-dostup-do-reiestriv-na-pevnykh-chastynakh-terytorii-aktyvnykh-boiovykh-dii" text:style-name="Internet_20_link" text:visited-style-name="Visited_20_Internet_20_Link">
повідомляє</text:a>
 Урядовий Портал.</text:p>
      <text:p text:style-name="P4">
Наразі доступ до реєстрів дозволено на територіях можливих бойових дій. Алетакого доступу не було на територіях активних бойових дій.</text:p>
      <text:p text:style-name="P4">
Сьогодні Уряд розширив перелік категорій територій, де є доступ до реєстрів.Відтепер дозволено функціонування реєстрів на територіях активних бойових дій,де інтенсивність бойових дій дає об’єктивну можливість функціонуванняреєстрів.</text:p>
      <text:p text:style-name="P4">
Таким чином, на певних частинах територій активних бойових дій буде дозволенадіяльність користувачів реєстрів, а їх мешканці отримають безпосередній доступдо адміністративних послуг.</text:p>
      <text:p text:style-name="P4">
Source: <text:a xlink:type="simple" xlink:href="https://armyinform.com.ua/2023/05/10/uryad-dozvolyv-dostup-do-reyestriv-na-pevnyh-chastynah-terytorij-aktyvnyh-bojovyh-dij/" text:style-name="Internet_20_link" text:visited-style-name="Visited_20_Internet_20_Link">
https://armyinform.com.ua/2023/05/10/uryad-dozvolyv-dostup-do-reyestriv-na-pevnyh-chastynah-terytorij-aktyvnyh-bojovyh-dij/</text:a>
</text:p>
      <!--NEWS-->
      <text:h text:style-name="P10" text:outline-level="1">
<text:span text:style-name="T4">
Не дати ворогу шансів</text:span>
</text:h>
      <text:p text:style-name="P4">
Author: ['АРМІЯINFORM']</text:p>
      <text:p text:style-name="P4">
Time: 2023-05-10T39:00:00-04:00</text:p>
      <text:p text:style-name="P4">
Description: Про це повідомляє Державна прикордонна служба України.    У начальному центрі Мо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ews_20230509_102338_168361701810.jpg" text:style-name="Internet_20_link" text:visited-style-name="Visited_20_Internet_20_Link">
news_20230509_102338_168361701810.jpg</text:a>
', '<text:a xlink:type="simple" xlink:href="https://armyinform.com.ua/wp-content/uploads/2023/05/news_20230509_102335_16836170158-150x150.jpg" text:style-name="Internet_20_link" text:visited-style-name="Visited_20_Internet_20_Link">
news_20230509_102335_16836170158-150x150.jpg</text:a>
', '<text:a xlink:type="simple" xlink:href="https://armyinform.com.ua/wp-content/uploads/2023/05/news_20230509_102336_16836170169-150x150.jpg" text:style-name="Internet_20_link" text:visited-style-name="Visited_20_Internet_20_Link">
news_20230509_102336_16836170169-150x150.jpg</text:a>
', '<text:a xlink:type="simple" xlink:href="https://armyinform.com.ua/wp-content/uploads/2023/05/news_20230509_102354_168361703419-150x150.jpg" text:style-name="Internet_20_link" text:visited-style-name="Visited_20_Internet_20_Link">
news_20230509_102354_168361703419-150x150.jpg</text:a>
', '<text:a xlink:type="simple" xlink:href="https://armyinform.com.ua/wp-content/uploads/2023/05/news_20230509_102332_16836170127-150x150.jpg" text:style-name="Internet_20_link" text:visited-style-name="Visited_20_Internet_20_Link">
news_20230509_102332_16836170127-150x150.jpg</text:a>
', '<text:a xlink:type="simple" xlink:href="https://armyinform.com.ua/wp-content/uploads/2023/05/news_20230509_102345_168361702514-150x150.jpg" text:style-name="Internet_20_link" text:visited-style-name="Visited_20_Internet_20_Link">
news_20230509_102345_168361702514-150x150.jpg</text:a>
', '<text:a xlink:type="simple" xlink:href="https://armyinform.com.ua/wp-content/uploads/2023/05/news_20230509_102347_168361702715-150x150.jpg" text:style-name="Internet_20_link" text:visited-style-name="Visited_20_Internet_20_Link">
news_20230509_102347_168361702715-150x150.jpg</text:a>
', '<text:a xlink:type="simple" xlink:href="https://armyinform.com.ua/wp-content/uploads/2023/05/news_20230509_102348_168361702816-150x150.jpg" text:style-name="Internet_20_link" text:visited-style-name="Visited_20_Internet_20_Link">
news_20230509_102348_168361702816-150x150.jpg</text:a>
', '<text:a xlink:type="simple" xlink:href="https://armyinform.com.ua/wp-content/uploads/2023/05/news_20230509_102350_168361703017-150x150.jpg" text:style-name="Internet_20_link" text:visited-style-name="Visited_20_Internet_20_Link">
news_20230509_102350_168361703017-150x150.jpg</text:a>
', '<text:a xlink:type="simple" xlink:href="https://armyinform.com.ua/wp-content/uploads/2023/05/news_20230509_102352_168361703218-150x150.jpg" text:style-name="Internet_20_link" text:visited-style-name="Visited_20_Internet_20_Link">
news_20230509_102352_168361703218-150x150.jpg</text:a>
', '<text:a xlink:type="simple" xlink:href="https://armyinform.com.ua/wp-content/uploads/2023/05/news_20230509_102355_168361703520-150x150.jpg" text:style-name="Internet_20_link" text:visited-style-name="Visited_20_Internet_20_Link">
news_20230509_102355_168361703520-150x150.jpg</text:a>
', '<text:a xlink:type="simple" xlink:href="https://armyinform.com.ua/wp-content/uploads/2023/05/news_20230509_102357_168361703721-150x150.jpg" text:style-name="Internet_20_link" text:visited-style-name="Visited_20_Internet_20_Link">
news_20230509_102357_168361703721-150x150.jpg</text:a>
', '<text:a xlink:type="simple" xlink:href="https://armyinform.com.ua/wp-content/uploads/2023/05/news_20230509_102340_168361702011-150x150.jpg" text:style-name="Internet_20_link" text:visited-style-name="Visited_20_Internet_20_Link">
news_20230509_102340_168361702011-150x150.jpg</text:a>
', '<text:a xlink:type="simple" xlink:href="https://armyinform.com.ua/wp-content/uploads/2023/05/news_20230509_102342_168361702212-150x150.jpg" text:style-name="Internet_20_link" text:visited-style-name="Visited_20_Internet_20_Link">
news_20230509_102342_168361702212-150x150.jpg</text:a>
', '<text:a xlink:type="simple" xlink:href="https://armyinform.com.ua/wp-content/uploads/2023/05/news_20230509_102358_168361703822-150x150.jpg" text:style-name="Internet_20_link" text:visited-style-name="Visited_20_Internet_20_Link">
news_20230509_102358_168361703822-150x150.jpg</text:a>
']</text:p>
      <text:p text:style-name="P4">
Tags: ['STOPRUSSIA', 'АГРЕСІЯ РФ', 'ВІЙНА', 'ВТОРГНЕННЯ РФ', 'ДЕРЖАВНА ПРИКОРДОННА СЛУЖБА УКРАЇНИ']</text:p>
      <text:p text:style-name="P4">
Category: News</text:p>
      <!--METADATA-->
      <text:p text:style-name="P4">
<draw:frame draw:style-name="fr1" draw:name="Image15" text:anchor-type="as-char" svg:width="6.9236in" svg:height="5.1927in" draw:z-index="0">
<draw:image xlink:href="../Images/AРМІЯINFORM/2023-05-10T39-00-00-04-00/news_20230509_102338_168361701810.jpg" xlink:type="simple" xlink:show="embed" xlink:actuate="onLoad" draw:mime-type="image/jpeg"/>
</draw:frame>
</text:p>
      <text:p text:style-name="P4">
Про це <text:a xlink:type="simple" xlink:href="https://dpsu.gov.ua/ua/news/Ne-dati-vorogu-shansiv/" text:style-name="Internet_20_link" text:visited-style-name="Visited_20_Internet_20_Link">
повідомляє</text:a>
Державна прикордонна служба України.</text:p>
      <text:p text:style-name="P4">
У начальному центрі Морської охорони мобілізовані військовослужбовці протягомтрьох тижнів опановували базову загальновійськову програму підготовки.</text:p>
      <text:p text:style-name="P4">
Військовослужбовці без досвіду проходження військової служби долали смугуперешкод, вчилися орієнтуватися на місцевості, відточували майстерністьстрільби на полігоні, аби виконувати завдання за визначеною посадою та вмітивитримувати як фізичні, так і психологічні навантаження.</text:p>
      <text:p text:style-name="P4">
<text:a xlink:type="simple" xlink:href="https://armyinform.com.ua/wp-content/uploads/2023/05/news_20230509_102335_16836170158.jpg" text:style-name="Internet_20_link" text:visited-style-name="Visited_20_Internet_20_Link">
<draw:frame draw:style-name="fr1" draw:name="Image16" text:anchor-type="as-char" svg:width="6.9236in" svg:height="6.9236in" draw:z-index="0">
<draw:image xlink:href="../Images/AРМІЯINFORM/2023-05-10T39-00-00-04-00/news_20230509_102335_16836170158-150x150.jpg" xlink:type="simple" xlink:show="embed" xlink:actuate="onLoad" draw:mime-type="image/jpeg"/>
</draw:frame>
</text:a>
</text:p>
      <text:p text:style-name="P4">
<text:a xlink:type="simple" xlink:href="https://armyinform.com.ua/wp-content/uploads/2023/05/news_20230509_102336_16836170169.jpg" text:style-name="Internet_20_link" text:visited-style-name="Visited_20_Internet_20_Link">
<draw:frame draw:style-name="fr1" draw:name="Image17" text:anchor-type="as-char" svg:width="6.9236in" svg:height="6.9236in" draw:z-index="0">
<draw:image xlink:href="../Images/AРМІЯINFORM/2023-05-10T39-00-00-04-00/news_20230509_102336_16836170169-150x150.jpg" xlink:type="simple" xlink:show="embed" xlink:actuate="onLoad" draw:mime-type="image/jpeg"/>
</draw:frame>
</text:a>
</text:p>
      <text:p text:style-name="P4">
<text:a xlink:type="simple" xlink:href="https://armyinform.com.ua/wp-content/uploads/2023/05/news_20230509_102354_168361703419.jpg" text:style-name="Internet_20_link" text:visited-style-name="Visited_20_Internet_20_Link">
<draw:frame draw:style-name="fr1" draw:name="Image18" text:anchor-type="as-char" svg:width="6.9236in" svg:height="6.9236in" draw:z-index="0">
<draw:image xlink:href="../Images/AРМІЯINFORM/2023-05-10T39-00-00-04-00/news_20230509_102354_168361703419-150x150.jpg" xlink:type="simple" xlink:show="embed" xlink:actuate="onLoad" draw:mime-type="image/jpeg"/>
</draw:frame>
</text:a>
</text:p>
      <text:p text:style-name="P4">
<text:a xlink:type="simple" xlink:href="https://armyinform.com.ua/wp-content/uploads/2023/05/news_20230509_102332_16836170127.jpg" text:style-name="Internet_20_link" text:visited-style-name="Visited_20_Internet_20_Link">
<draw:frame draw:style-name="fr1" draw:name="Image19" text:anchor-type="as-char" svg:width="6.9236in" svg:height="6.9236in" draw:z-index="0">
<draw:image xlink:href="../Images/AРМІЯINFORM/2023-05-10T39-00-00-04-00/news_20230509_102332_16836170127-150x150.jpg" xlink:type="simple" xlink:show="embed" xlink:actuate="onLoad" draw:mime-type="image/jpeg"/>
</draw:frame>
</text:a>
</text:p>
      <text:p text:style-name="P4">
Водночас суттєву увагу приділено й напрацюванню навичок з тактичної медицинита виживання в польових умовах. Під час відпрацювання протоколу MARCH, що дієза стандартами НАТО, старший викладач відділення загальної підготовки СергійКорчевий відточкував з військовослужбовцями алгоритм дій та надання домедичноїдопомоги в умовах, наближених до бойових.</text:p>
      <text:p text:style-name="P4">
«Ця підготовка дуже важлива, адже вона суттєво збільшує шанси на виживання. Якнаші, так і наших побратимів. Оборона, наступ, протокол MARCH, аеророзвідка,зв’язок на полі бою — це базово необхідний мінімум навченості, який потрібнийвсім, хто одягнув військовий однострій і не лишився осторонь боротьби зворогом, який нахабно вдерся до нашої країни», — ділиться солдат АндрійД’яченко.</text:p>
      <text:p text:style-name="P4">
<text:a xlink:type="simple" xlink:href="https://armyinform.com.ua/wp-content/uploads/2023/05/news_20230509_102345_168361702514.jpg" text:style-name="Internet_20_link" text:visited-style-name="Visited_20_Internet_20_Link">
<draw:frame draw:style-name="fr1" draw:name="Image20" text:anchor-type="as-char" svg:width="6.9236in" svg:height="6.9236in" draw:z-index="0">
<draw:image xlink:href="../Images/AРМІЯINFORM/2023-05-10T39-00-00-04-00/news_20230509_102345_168361702514-150x150.jpg" xlink:type="simple" xlink:show="embed" xlink:actuate="onLoad" draw:mime-type="image/jpeg"/>
</draw:frame>
</text:a>
</text:p>
      <text:p text:style-name="P4">
<text:a xlink:type="simple" xlink:href="https://armyinform.com.ua/wp-content/uploads/2023/05/news_20230509_102347_168361702715.jpg" text:style-name="Internet_20_link" text:visited-style-name="Visited_20_Internet_20_Link">
<draw:frame draw:style-name="fr1" draw:name="Image21" text:anchor-type="as-char" svg:width="6.9236in" svg:height="6.9236in" draw:z-index="0">
<draw:image xlink:href="../Images/AРМІЯINFORM/2023-05-10T39-00-00-04-00/news_20230509_102347_168361702715-150x150.jpg" xlink:type="simple" xlink:show="embed" xlink:actuate="onLoad" draw:mime-type="image/jpeg"/>
</draw:frame>
</text:a>
</text:p>
      <text:p text:style-name="P4">
<text:a xlink:type="simple" xlink:href="https://armyinform.com.ua/wp-content/uploads/2023/05/news_20230509_102348_168361702816.jpg" text:style-name="Internet_20_link" text:visited-style-name="Visited_20_Internet_20_Link">
<draw:frame draw:style-name="fr1" draw:name="Image22" text:anchor-type="as-char" svg:width="6.9236in" svg:height="6.9236in" draw:z-index="0">
<draw:image xlink:href="../Images/AРМІЯINFORM/2023-05-10T39-00-00-04-00/news_20230509_102348_168361702816-150x150.jpg" xlink:type="simple" xlink:show="embed" xlink:actuate="onLoad" draw:mime-type="image/jpeg"/>
</draw:frame>
</text:a>
</text:p>
      <text:p text:style-name="P4">
<text:a xlink:type="simple" xlink:href="https://armyinform.com.ua/wp-content/uploads/2023/05/news_20230509_102350_168361703017.jpg" text:style-name="Internet_20_link" text:visited-style-name="Visited_20_Internet_20_Link">
<draw:frame draw:style-name="fr1" draw:name="Image23" text:anchor-type="as-char" svg:width="6.9236in" svg:height="6.9236in" draw:z-index="0">
<draw:image xlink:href="../Images/AРМІЯINFORM/2023-05-10T39-00-00-04-00/news_20230509_102350_168361703017-150x150.jpg" xlink:type="simple" xlink:show="embed" xlink:actuate="onLoad" draw:mime-type="image/jpeg"/>
</draw:frame>
</text:a>
</text:p>
      <text:p text:style-name="P4">
<text:a xlink:type="simple" xlink:href="https://armyinform.com.ua/wp-content/uploads/2023/05/news_20230509_102352_168361703218.jpg" text:style-name="Internet_20_link" text:visited-style-name="Visited_20_Internet_20_Link">
<draw:frame draw:style-name="fr1" draw:name="Image24" text:anchor-type="as-char" svg:width="6.9236in" svg:height="6.9236in" draw:z-index="0">
<draw:image xlink:href="../Images/AРМІЯINFORM/2023-05-10T39-00-00-04-00/news_20230509_102352_168361703218-150x150.jpg" xlink:type="simple" xlink:show="embed" xlink:actuate="onLoad" draw:mime-type="image/jpeg"/>
</draw:frame>
</text:a>
</text:p>
      <text:p text:style-name="P4">
<text:a xlink:type="simple" xlink:href="https://armyinform.com.ua/wp-content/uploads/2023/05/news_20230509_102355_168361703520.jpg" text:style-name="Internet_20_link" text:visited-style-name="Visited_20_Internet_20_Link">
<draw:frame draw:style-name="fr1" draw:name="Image25" text:anchor-type="as-char" svg:width="6.9236in" svg:height="6.9236in" draw:z-index="0">
<draw:image xlink:href="../Images/AРМІЯINFORM/2023-05-10T39-00-00-04-00/news_20230509_102355_168361703520-150x150.jpg" xlink:type="simple" xlink:show="embed" xlink:actuate="onLoad" draw:mime-type="image/jpeg"/>
</draw:frame>
</text:a>
</text:p>
      <text:p text:style-name="P4">
<text:a xlink:type="simple" xlink:href="https://armyinform.com.ua/wp-content/uploads/2023/05/news_20230509_102357_168361703721.jpg" text:style-name="Internet_20_link" text:visited-style-name="Visited_20_Internet_20_Link">
<draw:frame draw:style-name="fr1" draw:name="Image26" text:anchor-type="as-char" svg:width="6.9236in" svg:height="6.9236in" draw:z-index="0">
<draw:image xlink:href="../Images/AРМІЯINFORM/2023-05-10T39-00-00-04-00/news_20230509_102357_168361703721-150x150.jpg" xlink:type="simple" xlink:show="embed" xlink:actuate="onLoad" draw:mime-type="image/jpeg"/>
</draw:frame>
</text:a>
</text:p>
      <text:p text:style-name="P4">
<text:a xlink:type="simple" xlink:href="https://armyinform.com.ua/wp-content/uploads/2023/05/news_20230509_102340_168361702011.jpg" text:style-name="Internet_20_link" text:visited-style-name="Visited_20_Internet_20_Link">
<draw:frame draw:style-name="fr1" draw:name="Image27" text:anchor-type="as-char" svg:width="6.9236in" svg:height="6.9236in" draw:z-index="0">
<draw:image xlink:href="../Images/AРМІЯINFORM/2023-05-10T39-00-00-04-00/news_20230509_102340_168361702011-150x150.jpg" xlink:type="simple" xlink:show="embed" xlink:actuate="onLoad" draw:mime-type="image/jpeg"/>
</draw:frame>
</text:a>
</text:p>
      <text:p text:style-name="P4">
<text:a xlink:type="simple" xlink:href="https://armyinform.com.ua/wp-content/uploads/2023/05/news_20230509_102342_168361702212.jpg" text:style-name="Internet_20_link" text:visited-style-name="Visited_20_Internet_20_Link">
<draw:frame draw:style-name="fr1" draw:name="Image28" text:anchor-type="as-char" svg:width="6.9236in" svg:height="6.9236in" draw:z-index="0">
<draw:image xlink:href="../Images/AРМІЯINFORM/2023-05-10T39-00-00-04-00/news_20230509_102342_168361702212-150x150.jpg" xlink:type="simple" xlink:show="embed" xlink:actuate="onLoad" draw:mime-type="image/jpeg"/>
</draw:frame>
</text:a>
</text:p>
      <text:p text:style-name="P4">
<text:a xlink:type="simple" xlink:href="https://armyinform.com.ua/wp-content/uploads/2023/05/news_20230509_102358_168361703822.jpg" text:style-name="Internet_20_link" text:visited-style-name="Visited_20_Internet_20_Link">
<draw:frame draw:style-name="fr1" draw:name="Image29" text:anchor-type="as-char" svg:width="6.9236in" svg:height="6.9236in" draw:z-index="0">
<draw:image xlink:href="../Images/AРМІЯINFORM/2023-05-10T39-00-00-04-00/news_20230509_102358_168361703822-150x150.jpg" xlink:type="simple" xlink:show="embed" xlink:actuate="onLoad" draw:mime-type="image/jpeg"/>
</draw:frame>
</text:a>
</text:p>
      <text:p text:style-name="P4">
Після закінчення навчання бійці відправляються у свої підрозділи, в складіяких виконуватимуть завдання з оборони країни від ворога.</text:p>
      <text:p text:style-name="P4">
Source: <text:a xlink:type="simple" xlink:href="https://armyinform.com.ua/2023/05/10/ne-daty-vorogu-shansiv/" text:style-name="Internet_20_link" text:visited-style-name="Visited_20_Internet_20_Link">
https://armyinform.com.ua/2023/05/10/ne-daty-vorogu-shansiv/</text:a>
</text:p>
      <!--NEWS-->
      <text:h text:style-name="P10" text:outline-level="1">
<text:span text:style-name="T4">
Захисники знищили ворожий засіб РЕБ на Донеччині</text:span>
</text:h>
      <text:p text:style-name="P4">
Author: ['АРМІЯINFORM']</text:p>
      <text:p text:style-name="P4">
Time: 2023-05-10T40:00:00-04:00</text:p>
      <text:p text:style-name="P4">
Description: Про це повідомляє Державна прикордонна служба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ВТРАТИ ВОРОГА', 'ДЕРЖПРИКОРДОНСЛУЖБА']</text:p>
      <text:p text:style-name="P4">
Category: News</text:p>
      <!--METADATA-->
      <text:p text:style-name="P4">
Про це <text:a xlink:type="simple" xlink:href="https://dpsu.gov.ua/ua/news/%20VIDEO%20-Na-Donechchini-prikordonniki-dopomogli-znishchiti-vorozhiy-zasib-REB/" text:style-name="Internet_20_link" text:visited-style-name="Visited_20_Internet_20_Link">
повідомляє</text:a>
 Державна прикордоннаслужба України.</text:p>
      <text:p text:style-name="P4">
В черговий раз чітка взаємодія прикордонників з іншими складовими Cил оборонидала позитивний результат.</text:p>
      <text:p text:style-name="P4">
На Донеччині «зелені берети» за допомогою БПЛА виявили позиції, розташуваннязасобу РЕБ та переміщення піхоти ворога.</text:p>
      <text:p text:style-name="P4">
В режимі онлайн координати прикордонники передали артилерійському підрозділуоднієї з бригад ЗСУ. В результаті ведення вогню під корегуваннямвійськовослужбовців ДПСУ, окупанти втратили кілька своїх бійців.</text:p>
      <text:p text:style-name="P4">
Source: <text:a xlink:type="simple" xlink:href="https://armyinform.com.ua/2023/05/10/zahysnyky-znyshhyly-vorozhyj-zasib-reb-na-donechchyni/" text:style-name="Internet_20_link" text:visited-style-name="Visited_20_Internet_20_Link">
https://armyinform.com.ua/2023/05/10/zahysnyky-znyshhyly-vorozhyj-zasib-reb-na-donechchyni/</text:a>
</text:p>
      <!--NEWS-->
      <text:h text:style-name="P10" text:outline-level="1">
<text:span text:style-name="T4">
Під неприпинними обстрілами «Білі Янголи» рятують поранених мешканців Авдіївки</text:span>
</text:h>
      <text:p text:style-name="P4">
Author: ['АРМІЯINFORM']</text:p>
      <text:p text:style-name="P4">
Time: 2023-05-10T41:00:00-04:00</text:p>
      <text:p text:style-name="P4">
Description: Про це повідомляє Національна поліція України.    —Внаслідок російського удару поран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rapor-natsionalnoi-politsii-donechchyny-bilyi-ianhol.jpg" text:style-name="Internet_20_link" text:visited-style-name="Visited_20_Internet_20_Link">
prapor-natsionalnoi-politsii-donechchyny-bilyi-ianhol.jpg</text:a>
']</text:p>
      <text:p text:style-name="P4">
Tags: ['STOPRUSSIA', 'АГРЕСІЯ РФ', 'БІЛИЙ ЯНГОЛ', 'ВІЙНА', 'ВТОРГНЕННЯ РФ']</text:p>
      <text:p text:style-name="P4">
Category: News</text:p>
      <!--METADATA-->
      <text:p text:style-name="P4">
<draw:frame draw:style-name="fr1" draw:name="Image30" text:anchor-type="as-char" svg:width="6.9236in" svg:height="4.621503in" draw:z-index="0">
<draw:image xlink:href="../Images/AРМІЯINFORM/2023-05-10T41-00-00-04-00/prapor-natsionalnoi-politsii-donechchyny-bilyi-ianhol.jpg" xlink:type="simple" xlink:show="embed" xlink:actuate="onLoad" draw:mime-type="image/jpeg"/>
</draw:frame>
</text:p>
      <text:p text:style-name="P4">
Про це<text:a xlink:type="simple" xlink:href="https://www.facebook.com/UA.National.Police/videos/1229903574340309/" text:style-name="Internet_20_link" text:visited-style-name="Visited_20_Internet_20_Link">
повідомляє</text:a>
Національна поліція України.</text:p>
      <text:p text:style-name="P4">
—Внаслідок російського удару поранення дыстала 66-річна жінка. На порятунокприбув екіпаж «Білий Янгол», який замінив у місті, що палало, «швидку».Поліцейські надали постраждалій екстрену медичну допомогу та доставили влікарню.</text:p>
      <text:p text:style-name="P4">
Зруйновані будинки, понівечені та безлюдні вулиці — так зараз виглядаєАвдіївка. Людям, які продовжують жити в цьому пеклі, допомагає поліцейськийекіпаж «Білий Янгол». Основні завдання правоохоронців — миттєва допомоганаселенню під час ворожих атак, евакуація та доставлення гуманітарноїдопомоги.</text:p>
      <text:p text:style-name="P4">
Напарники Геннадій Юдін і Дмитро Соловій — сертифіковані парамедики та завідсутності в місті «швидкої допомоги» рятують поранених. Днями ворожий снарядвибухнув на приватному подвір’ї. Осколками травмувало жінку, яка стікалакров’ю. Сусіди відразу зателефонували на гарячу лінію «янголів». Прибувши навиклик, правоохоронці наклали турнікет і відвезли поранену до лікарні. Дорогоюполіцейські розмовляли з жінкою, щоб вона не втратила свідомість. У медзакладіпотерпілій надали необхідну допомогу.</text:p>
      <text:p text:style-name="P4">
«Білий Янгол» Геннадій Юдін зазначає, що лишатися в місті дуже небезпечно,краще евакуюватися, адже окупанти б’ють по мирних оселях:</text:p>
      <text:p text:style-name="P4">
«Будинок потерпілої розташований неподалік лінії бойових дій, вулиця постійнопотрапляє під обстріли, буквально вчора там горів сусідній будинок. Буливипадки, що ми вивезли місцевих жителів, а за декілька днів в їхні оселіприлетіли артилерійські снаряди або авіабомби, зруйнувавши будинки вщент. Тожзавдяки своєчасній евакуації людям вдалося врятувати своє життя».</text:p>
      <text:p text:style-name="P4">
<text:span text:style-name="T4">
Нагадаємо, зв’язатися з евакуаційною групою «Білий Янгол», яка працює наАвдіївському напрямку, можна за номером телефону 066-56-19-102.</text:span>
</text:p>
      <text:p text:style-name="P4">
Source: <text:a xlink:type="simple" xlink:href="https://armyinform.com.ua/2023/05/10/pid-nestyhayuchymy-obstrilamy-bili-yangoly-ryatuyut-poranenyh-meshkancziv-avdiyivky/" text:style-name="Internet_20_link" text:visited-style-name="Visited_20_Internet_20_Link">
https://armyinform.com.ua/2023/05/10/pid-nestyhayuchymy-obstrilamy-bili-yangoly-ryatuyut-poranenyh-meshkancziv-avdiyivky/</text:a>
</text:p>
      <!--NEWS-->
      <text:h text:style-name="P10" text:outline-level="1">
<text:span text:style-name="T4">
В Офісі Омбудсмана відбулася зустріч із членами сімей військовополонених</text:span>
</text:h>
      <text:p text:style-name="P4">
Author: ['АРМІЯINFORM']</text:p>
      <text:p text:style-name="P4">
Time: 2023-05-10T42:00:00-04:00</text:p>
      <text:p text:style-name="P4">
Description: Офіс Омбудсмана напрацьовує механізм верифікації українських військових, які перебув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050004_1160354847972529_8659534743595591434_n.jpg" text:style-name="Internet_20_link" text:visited-style-name="Visited_20_Internet_20_Link">
346050004_1160354847972529_8659534743595591434_n.jpg</text:a>
', '<text:a xlink:type="simple" xlink:href="https://armyinform.com.ua/wp-content/uploads/2023/05/346032474_1116041586452403_1463274619901541936_n-150x150.jpg" text:style-name="Internet_20_link" text:visited-style-name="Visited_20_Internet_20_Link">
346032474_1116041586452403_1463274619901541936_n-150x150.jpg</text:a>
', '<text:a xlink:type="simple" xlink:href="https://armyinform.com.ua/wp-content/uploads/2023/05/346034997_1007677910613413_58319156337712443_n-1-150x150.jpg" text:style-name="Internet_20_link" text:visited-style-name="Visited_20_Internet_20_Link">
346034997_1007677910613413_58319156337712443_n-1-150x150.jpg</text:a>
']</text:p>
      <text:p text:style-name="P4">
Tags: ['STOPRUSSIA', 'АГРЕСІЯ РФ', 'ВІЙСЬКОВОПОЛОНЕНІ', 'ТЕРИТОРІАЛЬНА ОБОРОНА ЗС УКРАЇНИ', 'УПОВНОВАЖЕНИЙ З ПРАВ ЛЮДИНИ']</text:p>
      <text:p text:style-name="P4">
Category: News</text:p>
      <!--METADATA-->
      <text:p text:style-name="P4">
<draw:frame draw:style-name="fr1" draw:name="Image31" text:anchor-type="as-char" svg:width="6.9236in" svg:height="4.615733in" draw:z-index="0">
<draw:image xlink:href="../Images/AРМІЯINFORM/2023-05-10T42-00-00-04-00/346050004_1160354847972529_8659534743595591434_n.jpg" xlink:type="simple" xlink:show="embed" xlink:actuate="onLoad" draw:mime-type="image/jpeg"/>
</draw:frame>
</text:p>
      <text:p text:style-name="P4">
Офіс Омбудсмана напрацьовує механізм верифікації українських військових, якіперебувають у полоні.</text:p>
      <text:p text:style-name="P4">
Про це <text:a xlink:type="simple" xlink:href="https://www.ombudsman.gov.ua/news_details/ofis-ombudsmana-napracovuye-mehanizm-verifikaciyi-ukrayinskih-vijskovih-yaki-perebuvayut-u-poloni" text:style-name="Internet_20_link" text:visited-style-name="Visited_20_Internet_20_Link">
йдеться</text:a>
 у публікації на офіційному сайті Уповноваженого Верховної Ради Україниз прав людини.</text:p>
      <text:p text:style-name="P4">
На запитання рідних відповідали представники Об’єднаного центру з координаціїпошуку та звільнення військовополонених, незаконно позбавлених волі осібвнаслідок агресії проти України, координаційного штабу з питань поводження звійськовополоненими, Регіонального управління СИЛ ТрО «Північ», командирбригади та представники військових груп і відділень.</text:p>
      <text:p text:style-name="P4">
Найбільше рідних цікавили механізми та способи формування списків військовихна обмін. На що представник Координаційного штабу детально розповів логікуукраїнської сторони та відсутність логіки і моменти маніпуляції — зросійської.</text:p>
      <text:p text:style-name="P4">
Він наголосив, що комунікація щодо повернення українських військових, якіперебувають у ворожому полоні, відбувається не через один суб’єкт. Перемовинитривають постійно!</text:p>
      <text:p text:style-name="P4">
Також родичі цікавилися долею військових, які нині не отримали підтвердженнятого, що вони перебувають у полоні.</text:p>
      <text:p text:style-name="P4">
Щодо цього питання Представник Уповноваженого з прав людини у секторі безпекий оборони Олександр Кононенко наголосив, що Офіс Омбудсмана напрацьовуємеханізм з Київським науково-дослідним інститутом судових експертизМіністерства юстиції України, який робитиме експертизу на підставі фотографій.Результати цієї експертизи стануть підставою для верифікації українськихвійськових, які перебувають у полоні.</text:p>
      <text:p text:style-name="P4">
Офіс Омбудсмана розуміє кожного, хто чекає повернення з полону свого сина,чоловіка, батька чи брата та закликає вірити в їх повернення. Адже усіпредставники Координаційного штабу з питань поводження з військовополоненимипрацюють і не здаються на тяжкому шляху, який передбачає комунікацію зцинічною та нелогічною російською стороною.</text:p>
      <text:p text:style-name="P4">
«Нам важко, але точно не буде соромно за свою дитину! Я не звинувачую вас, атільки російську сторону», — озвучила жінка, яка вірить у повернення свогосина.</text:p>
      <text:p text:style-name="P4">
Офіс Омбудсмана зі свого боку докладає максимум зусиль, щоб кожен українецьповернувся додому.</text:p>
      <text:p text:style-name="P4">
<text:a xlink:type="simple" xlink:href="https://armyinform.com.ua/wp-content/uploads/2023/05/346032474_1116041586452403_1463274619901541936_n.jpg" text:style-name="Internet_20_link" text:visited-style-name="Visited_20_Internet_20_Link">
<draw:frame draw:style-name="fr1" draw:name="Image32" text:anchor-type="as-char" svg:width="6.9236in" svg:height="6.9236in" draw:z-index="0">
<draw:image xlink:href="../Images/AРМІЯINFORM/2023-05-10T42-00-00-04-00/346032474_1116041586452403_1463274619901541936_n-150x150.jpg" xlink:type="simple" xlink:show="embed" xlink:actuate="onLoad" draw:mime-type="image/jpeg"/>
</draw:frame>
</text:a>
</text:p>
      <text:p text:style-name="P4">
<text:a xlink:type="simple" xlink:href="https://armyinform.com.ua/wp-content/uploads/2023/05/346034997_1007677910613413_58319156337712443_n-1.jpg" text:style-name="Internet_20_link" text:visited-style-name="Visited_20_Internet_20_Link">
<draw:frame draw:style-name="fr1" draw:name="Image33" text:anchor-type="as-char" svg:width="6.9236in" svg:height="6.9236in" draw:z-index="0">
<draw:image xlink:href="../Images/AРМІЯINFORM/2023-05-10T42-00-00-04-00/346034997_1007677910613413_58319156337712443_n-1-150x150.jpg" xlink:type="simple" xlink:show="embed" xlink:actuate="onLoad" draw:mime-type="image/jpeg"/>
</draw:frame>
</text:a>
</text:p>
      <text:p text:style-name="P4">
Source: <text:a xlink:type="simple" xlink:href="https://armyinform.com.ua/2023/05/10/v-ofisi-ombudsmana-vidbulasya-zustrich-iz-chlenamy-simej-vijskovopolonenyh-118-okremoyi-brygady-tro-zsu/" text:style-name="Internet_20_link" text:visited-style-name="Visited_20_Internet_20_Link">
https://armyinform.com.ua/2023/05/10/v-ofisi-ombudsmana-vidbulasya-zustrich-iz-chlenamy-simej-vijskovopolonenyh-118-okremoyi-brygady-tro-zsu/</text:a>
</text:p>
      <!--NEWS-->
      <text:h text:style-name="P10" text:outline-level="1">
<text:span text:style-name="T4">
Урсула фон дер Ляєн: Наше першочергове завдання — боєприпаси для України</text:span>
</text:h>
      <text:p text:style-name="P4">
Author: ['АРМІЯINFORM']</text:p>
      <text:p text:style-name="P4">
Time: 2023-05-10T43:00:00-04:00</text:p>
      <text:p text:style-name="P4">
Description: Генеральний штаб ЗСУ на своїй сторінці у Facebook процитував Президентку Єврокомі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rsula.jpg" text:style-name="Internet_20_link" text:visited-style-name="Visited_20_Internet_20_Link">
ursula.jpg</text:a>
']</text:p>
      <text:p text:style-name="P4">
Tags: ['ГЕНШТАБ ЗС УКРАЇНИ', 'ДОПОМОГА ПАРТНЕРІВ', 'ЄВРОКОМІСІЯ', 'УРСУЛА ФОН ДЕР ЛЯЄН']</text:p>
      <text:p text:style-name="P4">
Category: News</text:p>
      <!--METADATA-->
      <text:p text:style-name="P4">
<draw:frame draw:style-name="fr1" draw:name="Image34" text:anchor-type="as-char" svg:width="6.9236in" svg:height="4.615733in" draw:z-index="0">
<draw:image xlink:href="../Images/AРМІЯINFORM/2023-05-10T43-00-00-04-00/ursula.jpg" xlink:type="simple" xlink:show="embed" xlink:actuate="onLoad" draw:mime-type="image/jpeg"/>
</draw:frame>
 Ursulavon der Leyen</text:p>
      <text:p text:style-name="P4">
Генеральний штаб ЗСУ на своїй сторінці у Facebook<text:a xlink:type="simple" xlink:href="https://www.facebook.com/GeneralStaff.ua/posts/pfbid02StEuHL8Ri6dvm3sAjG98iVpRWFBEesMEznjSXxKQBqrALoyG67mDCEd2oZhYijNwl" text:style-name="Internet_20_link" text:visited-style-name="Visited_20_Internet_20_Link">
процитував</text:a>
Президентку Єврокомісії Урсулу фон дер Ляєн: «Україна знаходиться на передовійзахисту всього, що цінують європейці: нашої свободи, нашої демократії, нашоїсвободи думки і слова. Україна мужньо бореться за ідеали Європи, які мисьогодні святкуємо. У росії путін і його режим знищили ці цінності. І зараз їхнамагаються знищити тут, в Україні. Тому що вони бояться успіху, який випредставляєте, і прикладу, який ви показуєте. І вони бояться вашого шляху доЄвросоюзу».</text:p>
      <text:p text:style-name="P4">
Урсула фон дер Ляєн зазначила, що «у цій боротьбі Європейський Союз та йогокраїни-члени стоять пліч-о-пліч з Україною… Першочерговим завданням є допомогау забезпеченні необхідних Україні боєприпасів. Ви знаєте, що ми працюємо втрьох напрямках. Найшвидший шлях — це негайне вивільнення боєприпасів іззапасів держав-членів. Ми виділили на це 1 мільярд євро, і це працює. Значнізапаси боєприпасів були доставлені або прямують в Україну. Таким чином, другийнапрямок, який ми погодили минулого тижня, передбачає 1 мільярд євро зЄвропейського фонду миру для закупівлі державами-членами боєприпасів калібру155 та 152 міліметрів. Щоб прискорити цю роботу, третій трек допоможедержавам-членам наростити виробництво, збільшити виробництво та прискоритидоставку боєприпасів для задоволення потреб України та держав-членів».</text:p>
      <text:p text:style-name="P4">
Source: <text:a xlink:type="simple" xlink:href="https://armyinform.com.ua/2023/05/10/ursula-fon-der-lyayen-nashe-pershochergove-zavdannya-boyeprypasy-dlya-ukrayiny/" text:style-name="Internet_20_link" text:visited-style-name="Visited_20_Internet_20_Link">
https://armyinform.com.ua/2023/05/10/ursula-fon-der-lyayen-nashe-pershochergove-zavdannya-boyeprypasy-dlya-ukrayiny/</text:a>
</text:p>
      <!--NEWS-->
      <text:h text:style-name="P10" text:outline-level="1">
<text:span text:style-name="T4">
Авіація Сил оборони завдала 10 ударів по ворогу</text:span>
</text:h>
      <text:p text:style-name="P4">
Author: ['АРМІЯINFORM']</text:p>
      <text:p text:style-name="P4">
Time: 2023-05-10T44:00:00-04:00</text:p>
      <text:p text:style-name="P4">
Description: — Авіація Сил оборони за минулу добу завдала 8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АВІАЦІЯ ЗСУ', 'АГРЕСІЯ РФ', 'ВІЙНА', 'ВТОРГНЕННЯ РФ', 'ГЕНЕРАЛЬНИЙ ШТАБ ЗС УКРАЇНИ', 'РАНКОВЕ ЗВЕДЕННЯ']</text:p>
      <text:p text:style-name="P4">
Category: News</text:p>
      <!--METADATA-->
      <text:p text:style-name="P4">
<draw:frame draw:style-name="fr1" draw:name="Image35" text:anchor-type="as-char" svg:width="6.9236in" svg:height="4.501139in" draw:z-index="0">
<draw:image xlink:href="../Images/AРМІЯINFORM/2023-05-10T44-00-00-04-00/war-1.jpg" xlink:type="simple" xlink:show="embed" xlink:actuate="onLoad" draw:mime-type="image/jpeg"/>
</draw:frame>
Ілюстративне фото <text:span text:style-name="T4">
🔥 Ситуація щодо російського вторгнення</text:span>
</text:p>
      <text:p text:style-name="P4">
— Авіація Сил оборони за минулу добу завдала 8 ударів по районах зосередженняособового складу та військової техніки противника, а також 2 удари по зенітно-ракетних комплексах, —<text:a xlink:type="simple" xlink:href="https://www.facebook.com/GeneralStaff.ua/posts/pfbid02Nx6nbxVELpgWuEha8HQ4Gb9sYwjgbm2TGRfU134agkGrCcC3RYbfYcrEU9oNwZEXl" text:style-name="Internet_20_link" text:visited-style-name="Visited_20_Internet_20_Link">
повідомляє</text:a>
Генеральний штаб Збройних Сил України.</text:p>
      <text:p text:style-name="P4">
За інформацією Генштабу ЗСУ, минулої доби наші захисники збили 6 ворожих БПЛАрізних типів, 3 із них — типу «Шахед».</text:p>
      <text:p text:style-name="P4">
Підрозділи ракетних військ і артилерії уразили пункт управління, 4 районизосередження живої сили, 2 артилерійських підрозділи на вогневій позиції тастанцію радіоелектронної боротьби противника.</text:p>
      <text:p text:style-name="P4">
Source: <text:a xlink:type="simple" xlink:href="https://armyinform.com.ua/2023/05/10/aviacziya-syl-oborony-zavdala-10-udariv-po-vorogu/" text:style-name="Internet_20_link" text:visited-style-name="Visited_20_Internet_20_Link">
https://armyinform.com.ua/2023/05/10/aviacziya-syl-oborony-zavdala-10-udariv-po-vorogu/</text:a>
</text:p>
      <!--NEWS-->
      <text:h text:style-name="P10" text:outline-level="1">
<text:span text:style-name="T4">
Обіцяли «евакуювати» до Бердянська у готелі, а вивезли до Ростовської області у намети</text:span>
</text:h>
      <text:p text:style-name="P4">
Author: ['АРМІЯINFORM']</text:p>
      <text:p text:style-name="P4">
Time: 2023-05-10T45:00:00-04:00</text:p>
      <text:p text:style-name="P4">
Description: — У Енергодарі російські окупанти організували так звану «евакуацію» для членів сім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eportacziya.png" text:style-name="Internet_20_link" text:visited-style-name="Visited_20_Internet_20_Link">
deportacziya.png</text:a>
']</text:p>
      <text:p text:style-name="P4">
Tags: ['STOPRUSSIA', 'АГРЕСІЯ РФ', 'ГЕНЕРАЛЬНИЙ ШТАБ ЗСУ', 'ДЕПОРТАЦІЯ', 'РАНКОВЕ ЗВЕДЕННЯ']</text:p>
      <text:p text:style-name="P4">
Category: News</text:p>
      <!--METADATA-->
      <text:p text:style-name="P4">
<draw:frame draw:style-name="fr1" draw:name="Image36" text:anchor-type="as-char" svg:width="6.9236in" svg:height="3.479109in" draw:z-index="0">
<draw:image xlink:href="../Images/AРМІЯINFORM/2023-05-10T45-00-00-04-00/deportacziya.png" xlink:type="simple" xlink:show="embed" xlink:actuate="onLoad" draw:mime-type="image/png"/>
</draw:frame>
Ілюстративне фото Reuters</text:p>
      <text:p text:style-name="P4">
— У Енергодарі російські окупанти організували так звану «евакуацію» длячленів сімей працівників Запорізької АЕС. При цьому, співробітникамелектростанції виїзд з міста заборонено. Окупанти анонсували евакуацію людейдо Бердянська і Кирилівки на бази відпочинку та готелі. Однак, тих, хтопогодився вивезли до Ростовської області та розмістили у наметових містечках,— повідомляє Генеральний штаб Збройних Сил України.</text:p>
      <text:p text:style-name="P4">
Дещо інша ситуація склалась у Великій Білозерці. Минулого тижня більшістьколаборантів залишили населений пункт на власних транспортних засобах унапрямку Криму.</text:p>
      <text:p text:style-name="P4">
Source: <text:a xlink:type="simple" xlink:href="https://armyinform.com.ua/2023/05/10/obiczyaly-evakuyuvaty-do-berdyanska-u-goteli-a-vyvezly-do-rostovskoyi-oblasti-u-namety/" text:style-name="Internet_20_link" text:visited-style-name="Visited_20_Internet_20_Link">
https://armyinform.com.ua/2023/05/10/obiczyaly-evakuyuvaty-do-berdyanska-u-goteli-a-vyvezly-do-rostovskoyi-oblasti-u-namety/</text:a>
</text:p>
      <!--NEWS-->
      <text:h text:style-name="P10" text:outline-level="1">
<text:span text:style-name="T4">
Минулої доби ворог здійснив 97 обстрілів з реактивних систем залпового вогню</text:span>
</text:h>
      <text:p text:style-name="P4">
Author: ['АРМІЯINFORM']</text:p>
      <text:p text:style-name="P4">
Time: 2023-05-10T46:00:00-04:00</text:p>
      <text:p text:style-name="P4">
Description: — Протягом минулої доби противник завдав 23 ракетних та 43 авіаційних ударів,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ІЙНА', 'ВТОРГНЕННЯ РФ', 'ГЕНЕРАЛЬНИЙ ШТАБ ЗС УКРАЇНИ', 'РАКЕТНІ АТАКИ РФ', 'РАНКОВЕ ЗВЕДЕННЯ']</text:p>
      <text:p text:style-name="P4">
Category: News</text:p>
      <!--METADATA-->
      <text:p text:style-name="P4">
<draw:frame draw:style-name="fr1" draw:name="Image37" text:anchor-type="as-char" svg:width="6.9236in" svg:height="3.893007in" draw:z-index="0">
<draw:image xlink:href="../Images/AРМІЯINFORM/2023-05-10T46-00-00-04-00/raketnyj-udar.jpg" xlink:type="simple" xlink:show="embed" xlink:actuate="onLoad" draw:mime-type="image/jpeg"/>
</draw:frame>
</text:p>
      <text:p text:style-name="P4">
<text:span text:style-name="T4">
🔥 Ситуація щодо російського вторгнення</text:span>
</text:p>
      <text:p text:style-name="P4">
— Протягом минулої доби противник завдав 23 ракетних та 43 авіаційних ударів,здійснив 97 обстрілів з реактивних систем залпового вогню. Для ракетних ударівворог використав ракети різних типів, більшу їх частину було знищено нашимизахисниками, та, на жаль, маємо і влучання. Зокрема, 5 ракет С-300 по містахКуп’янськ, Слов’янськ, Краматорськ і Костянтинівка.</text:p>
      <text:p text:style-name="P4">
Ймовірність подальших ракетних та авіаційних ударів по всій території Українизалишається високою, адже ворог продовжує тактику терору, —<text:a xlink:type="simple" xlink:href="https://www.facebook.com/GeneralStaff.ua/posts/pfbid02Nx6nbxVELpgWuEha8HQ4Gb9sYwjgbm2TGRfU134agkGrCcC3RYbfYcrEU9oNwZEXl" text:style-name="Internet_20_link" text:visited-style-name="Visited_20_Internet_20_Link">
повідомляє</text:a>
Генеральний штаб Збройних Сил України.</text:p>
      <text:p text:style-name="P4">
За інформацією Генштабу ЗСУ, противник зосереджує основні зусилля наЛиманському, Бахмутському, Авдіївському та Мар’їнському напрямках — здійснив46 атак. Найзапекліші бої тривають за міста Бахмут та Мар’їнка.</text:p>
      <text:p text:style-name="P4">
Source: <text:a xlink:type="simple" xlink:href="https://armyinform.com.ua/2023/05/10/mynuloyi-doby-vorog-zdijsnyv-97-obstriliv-z-reaktyvnyh-system-zalpovogo-vognyu/" text:style-name="Internet_20_link" text:visited-style-name="Visited_20_Internet_20_Link">
https://armyinform.com.ua/2023/05/10/mynuloyi-doby-vorog-zdijsnyv-97-obstriliv-z-reaktyvnyh-system-zalpovogo-vognyu/</text:a>
</text:p>
      <!--NEWS-->
      <text:h text:style-name="P10" text:outline-level="1">
<text:span text:style-name="T4">
Сили оборони за минулу добу ліквідували майже 700 окупантів, знищили 8 артсистем і 18 ББМ</text:span>
</text:h>
      <text:p text:style-name="P4">
Author: ['АРМІЯINFORM']</text:p>
      <text:p text:style-name="P4">
Time: 2023-05-10T47:00:00-04:00</text:p>
      <text:p text:style-name="P4">
Description: Загальні бойові втрати противника з 24.02.22 по 10.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6b17551-126b-450a-ba2d-3a5055b58095-scaled.jpg" text:style-name="Internet_20_link" text:visited-style-name="Visited_20_Internet_20_Link">
d6b17551-126b-450a-ba2d-3a5055b58095-scaled.jpg</text:a>
']</text:p>
      <text:p text:style-name="P4">
Tags: ['STOPRUSSIA', 'АГРЕСІЯ РФ', 'ВТОРГНЕННЯ РФ', 'ВТРАТИ ВОРОГА', 'ГШ ЗСУ']</text:p>
      <text:p text:style-name="P4">
Category: News</text:p>
      <!--METADATA-->
      <text:p text:style-name="P4">
<draw:frame draw:style-name="fr1" draw:name="Image38" text:anchor-type="as-char" svg:width="6.9236in" svg:height="6.975527in" draw:z-index="0">
<draw:image xlink:href="../Images/AРМІЯINFORM/2023-05-10T47-00-00-04-00/d6b17551-126b-450a-ba2d-3a5055b58095-scaled.jpg" xlink:type="simple" xlink:show="embed" xlink:actuate="onLoad" draw:mime-type="image/jpeg"/>
</draw:frame>
</text:p>
      <text:p text:style-name="P4">
Загальні бойові втрати противника з 24.02.22 по 10.05.23 орієнтовностановлять:</text:p>
      <ul>
        <li>
<text:span text:style-name="T4">
особового складу ‒</text:span>
 196310 (+690) осіб ліквідовано  * <text:span text:style-name="T4">
танків ‒</text:span>
 3736 (+2)  * <text:span text:style-name="T4">
бойових броньованих машин ‒</text:span>
 7275 (+18)  * <text:span text:style-name="T4">
артилерійських систем ‒</text:span>
 3039 (+8)  * <text:span text:style-name="T4">
РСЗВ ‒</text:span>
 555 (+1)  * <text:span text:style-name="T4">
засоби ППО ‒</text:span>
 308 (+1)  * <text:span text:style-name="T4">
літаків ‒</text:span>
 308 (0)  * <text:span text:style-name="T4">
гелікоптерів ‒</text:span>
 294 (0)  * <text:span text:style-name="T4">
БПЛА оперативно-тактичного рівня ‒</text:span>
 2624 (+6)  * <text:span text:style-name="T4">
крилаті ракети ‒</text:span>
 970 (+15)  * <text:span text:style-name="T4">
кораблі / катери ‒</text:span>
 18 (0)  * <text:span text:style-name="T4">
автомобільної техніки та автоцистерн ‒</text:span>
 5974 (+5)  * <text:span text:style-name="T4">
спеціальна техніка ‒</text:span>
 389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0.05.23.</text:p>
      <text:p text:style-name="P4">
Source: <text:a xlink:type="simple" xlink:href="https://armyinform.com.ua/2023/05/10/syly-oborony-za-mynulu-dobu-likviduvaly-majzhe-700-okupantiv-znyshhyly-8-artsystem-i-18-bbm/" text:style-name="Internet_20_link" text:visited-style-name="Visited_20_Internet_20_Link">
https://armyinform.com.ua/2023/05/10/syly-oborony-za-mynulu-dobu-likviduvaly-majzhe-700-okupantiv-znyshhyly-8-artsystem-i-18-bbm/</text:a>
</text:p>
      <!--NEWS-->
      <text:h text:style-name="P10" text:outline-level="1">
<text:span text:style-name="T4">
Підготовка сержантів ТрО ЗСУ відповідає стандартам НАТО практично на 80% — майстер-сержант Сергій Лєвий</text:span>
</text:h>
      <text:p text:style-name="P4">
Author: ['АРМІЯINFORM']</text:p>
      <text:p text:style-name="P4">
Time: 2023-05-10T48:00:00-04:00</text:p>
      <text:p text:style-name="P4">
Description: Начальник Центру підготовки сержантського складу Сил Територіальної оборони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0927883926621381_y.jpg" text:style-name="Internet_20_link" text:visited-style-name="Visited_20_Internet_20_Link">
photo_5390927883926621381_y.jpg</text:a>
']</text:p>
      <text:p text:style-name="P4">
Tags: ['ПІДГОТОВКА ВІЙСЬК', 'СЕРЖАНТИ ЗСУ', 'ТЕРОБОРОНА']</text:p>
      <text:p text:style-name="P4">
Category: News</text:p>
      <!--METADATA-->
      <text:p text:style-name="P4">
<draw:frame draw:style-name="fr1" draw:name="Image39" text:anchor-type="as-char" svg:width="6.9236in" svg:height="4.32725in" draw:z-index="0">
<draw:image xlink:href="../Images/AРМІЯINFORM/2023-05-10T48-00-00-04-00/photo_5390927883926621381_y.jpg" xlink:type="simple" xlink:show="embed" xlink:actuate="onLoad" draw:mime-type="image/jpeg"/>
</draw:frame>
</text:p>
      <text:p text:style-name="P4">
Начальник Центру підготовки сержантського складу Сил Територіальної оборониЗСУ майстер-сержант Сергій Лєвий зазначив, що програма підготовки сержантівТероборони ЗСУ є багаторівневою та відповідає стандартам НАТО практично на80%.</text:p>
      <text:p text:style-name="P4">
Про це <text:a xlink:type="simple" xlink:href="https://t.me/militarymediacenter/1897" text:style-name="Internet_20_link" text:visited-style-name="Visited_20_Internet_20_Link">
йдеться</text:a>
 на Military MediaCenter.</text:p>
      <text:p text:style-name="P4">
«Територіальна оборона — це один із найбільш численних родів військ у ЗСУ.Тому й виникла потреба створення Центру підготовки сержантського складу», —зазначив Сергій Лєвий.</text:p>
      <text:p text:style-name="P4">
За його словами, з початком широкомасштабного вторгнення центр вніс поправки внавчальні програми з урахуванням бойового досвіду.</text:p>
      <text:p text:style-name="P4">
«Наша навчальна програма додатково передбачає відпрацювання навичок в умовахбоїв у населених пунктах. Ми займаємося багаторівневою підготовкою воїнів, якамістить базове та середнє лідерство, а також навчання інструкторів», — йдетьсяу повідомленні.</text:p>
      <text:p text:style-name="P4">
Також в центрі, окрім згаданих напрямків, готують командирів стрілецькихвідділень. Зараз на черзі також навчання головних сержантів взводів. Програмавідповідає стандартам НАТО практично на 80%. Для цього свого часу булизалучені інструктори з Литви та Канади.</text:p>
      <text:p text:style-name="P4">
«Основна кількість курсантів, які зараз проходять службу — це дорослімотивовані воїни. Після нашого вишколу кожен курсант чітко зрозуміє свійрівень фізичної підготовки та психологічної стійкості. Таке навчання дає їмнеобхідні знання, досвід і, відповідно, нові можливості. У мене зараз син воюєна фронті. Виконує складні завдання на сході нашої країни. Тому я, як батько ікомандир, завжди даю головну настанову – потрібно виконати бойове завдання,але виконати його так, щоб максимальна кількість особового складу після цьогозалишилася живою та неушкодженою.</text:p>
      <text:p text:style-name="P4">
Це – найголовніше. Будь-який командир має про це знати. Сила в навчанні –перемога в бою!» — зауважив начальник Центру підготовки сержантського складу.</text:p>
      <text:p text:style-name="P4">
Source: <text:a xlink:type="simple" xlink:href="https://armyinform.com.ua/2023/05/10/pidgotovka-serzhantiv-tro-zsu-vidpovidaye-standartam-nato-praktychno-na-80-majster-serzhant-sergij-lyevyj/" text:style-name="Internet_20_link" text:visited-style-name="Visited_20_Internet_20_Link">
https://armyinform.com.ua/2023/05/10/pidgotovka-serzhantiv-tro-zsu-vidpovidaye-standartam-nato-praktychno-na-80-majster-serzhant-sergij-lyevyj/</text:a>
</text:p>
      <!--NEWS-->
      <text:h text:style-name="P10" text:outline-level="1">
<text:span text:style-name="T4">
У Литві розпочалися масштабні міжнародні військові навчання країн НАТО</text:span>
</text:h>
      <text:p text:style-name="P4">
Author: ['АРМІЯINFORM']</text:p>
      <text:p text:style-name="P4">
Time: 2023-05-10T49:00:00-04:00</text:p>
      <text:p text:style-name="P4">
Description: У Литві розпочалися міжнародні військові навчання Geležinis Vilkas 2023-1 («Заліз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liznyj_vovk-2.jpg" text:style-name="Internet_20_link" text:visited-style-name="Visited_20_Internet_20_Link">
zaliznyj_vovk-2.jpg</text:a>
']</text:p>
      <text:p text:style-name="P4">
Tags: ['GELEŽINIS VILKAS', 'ВІЙСЬКОВІ НАВЧАННЯ', 'ЛИТВА']</text:p>
      <text:p text:style-name="P4">
Category: News</text:p>
      <!--METADATA-->
      <text:p text:style-name="P4">
<draw:frame draw:style-name="fr1" draw:name="Image40" text:anchor-type="as-char" svg:width="6.9236in" svg:height="3.894525in" draw:z-index="0">
<draw:image xlink:href="../Images/AРМІЯINFORM/2023-05-10T49-00-00-04-00/zaliznyj_vovk-2.jpg" xlink:type="simple" xlink:show="embed" xlink:actuate="onLoad" draw:mime-type="image/jpeg"/>
</draw:frame>
</text:p>
      <text:p text:style-name="P4">
У Литві розпочалися міжнародні військові навчання Geležinis Vilkas 2023-1 («<text:span text:style-name="T5">
Залізний вовк-2023-1»</text:span>
 <text:span text:style-name="T5">
— ред.</text:span>
 ).</text:p>
      <text:p text:style-name="P4">
Про це йдеться у <text:a xlink:type="simple" xlink:href="https://kariuomene.lt/lietuvoje-prasides-tarptautines-karines-pratybos-gelezinis-vilkas-2023-1-numatomas-karines-technikos-judejimas-keliais/25293" text:style-name="Internet_20_link" text:visited-style-name="Visited_20_Internet_20_Link">
повідомленні</text:a>
 пресслужби Збройних сил Литви.</text:p>
      <text:p text:style-name="P4">
Близько 3500 солдатів і 600 одиниць військової техніки з Литви та інших країнНАТО — Бельгії, Чехії, Великої Британії, Сполучених Штатів Америки, Канади,Хорватії, Польщі, Люксембургу, Нідерландів, Норвегії, Португалії та Німеччини— беруть участь у двотижневому тренінгу.</text:p>
      <text:p text:style-name="P4">
Під час навчань дислокована в Литві бойова група передових сил НАТО і піхотнийбатальйон Vaidoto навчатиметься правильному веденню наступальних і обороннихоперацій методом «сила проти сили».</text:p>
      <text:p text:style-name="P4">
Ці навчання щорічно організовує піхотна бригада литовської армії GeležinisVilkas, вони мають на меті оцінити боєготовність підрозділів цієї бригади тасинхронізувати стандартні оперативні процедури.</text:p>
      <text:p text:style-name="P4">
Source: <text:a xlink:type="simple" xlink:href="https://armyinform.com.ua/2023/05/10/u-lytvi-rozpochalysya-masshtabni-mizhnarodni-vijskovi-navchannya-krayin-nato/" text:style-name="Internet_20_link" text:visited-style-name="Visited_20_Internet_20_Link">
https://armyinform.com.ua/2023/05/10/u-lytvi-rozpochalysya-masshtabni-mizhnarodni-vijskovi-navchannya-krayin-nato/</text:a>
</text:p>
      <!--NEWS-->
      <text:h text:style-name="P10" text:outline-level="1">
<text:span text:style-name="T4">
Підрозділам Північної операційної зони передали чергову партію мобільних вогневих груп</text:span>
</text:h>
      <text:p text:style-name="P4">
Author: ['Євген Проворний']</text:p>
      <text:p text:style-name="P4">
Time: 2023-05-10T76:00:00-04:00</text:p>
      <text:p text:style-name="P4">
Description: Для підсилення єдиної системи протиповітряної оборони підрозділам, які виконують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0.jpg" text:style-name="Internet_20_link" text:visited-style-name="Visited_20_Internet_20_Link">
golovna-40.jpg</text:a>
', '<text:a xlink:type="simple" xlink:href="https://armyinform.com.ua/wp-content/uploads/2023/05/nayev.jpg" text:style-name="Internet_20_link" text:visited-style-name="Visited_20_Internet_20_Link">
nayev.jpg</text:a>
', '<text:a xlink:type="simple" xlink:href="https://armyinform.com.ua/wp-content/uploads/2023/05/oleksandr.jpg" text:style-name="Internet_20_link" text:visited-style-name="Visited_20_Internet_20_Link">
oleksandr.jpg</text:a>
', '<text:a xlink:type="simple" xlink:href="https://armyinform.com.ua/wp-content/uploads/2023/05/1-49-150x150.jpg" text:style-name="Internet_20_link" text:visited-style-name="Visited_20_Internet_20_Link">
1-49-150x150.jpg</text:a>
', '<text:a xlink:type="simple" xlink:href="https://armyinform.com.ua/wp-content/uploads/2023/05/2-44-150x150.jpg" text:style-name="Internet_20_link" text:visited-style-name="Visited_20_Internet_20_Link">
2-44-150x150.jpg</text:a>
', '<text:a xlink:type="simple" xlink:href="https://armyinform.com.ua/wp-content/uploads/2023/05/3-43-150x150.jpg" text:style-name="Internet_20_link" text:visited-style-name="Visited_20_Internet_20_Link">
3-43-150x150.jpg</text:a>
', '<text:a xlink:type="simple" xlink:href="https://armyinform.com.ua/wp-content/uploads/2023/05/4-39-150x150.jpg" text:style-name="Internet_20_link" text:visited-style-name="Visited_20_Internet_20_Link">
4-39-150x150.jpg</text:a>
', '<text:a xlink:type="simple" xlink:href="https://armyinform.com.ua/wp-content/uploads/2023/05/5-29-150x150.jpg" text:style-name="Internet_20_link" text:visited-style-name="Visited_20_Internet_20_Link">
5-29-150x150.jpg</text:a>
', '<text:a xlink:type="simple" xlink:href="https://armyinform.com.ua/wp-content/uploads/2023/05/6-23-150x150.jpg" text:style-name="Internet_20_link" text:visited-style-name="Visited_20_Internet_20_Link">
6-23-150x150.jpg</text:a>
']</text:p>
      <text:p text:style-name="P4">
Tags: ['СЕРГІЙ НАЄВ']</text:p>
      <text:p text:style-name="P4">
Category: News</text:p>
      <!--METADATA-->
      <text:p text:style-name="P4">
<draw:frame draw:style-name="fr1" draw:name="Image41" text:anchor-type="as-char" svg:width="6.9236in" svg:height="4.615733in" draw:z-index="0">
<draw:image xlink:href="../Images/AРМІЯINFORM/2023-05-10T76-00-00-04-00/golovna-40.jpg" xlink:type="simple" xlink:show="embed" xlink:actuate="onLoad" draw:mime-type="image/jpeg"/>
</draw:frame>
</text:p>
      <text:p text:style-name="P4">
<text:span text:style-name="T5">
Для підсилення єдиної системи протиповітряної оборони підрозділам, яківиконують завдання у Північній операційні зоні, було передано чергову партіюмобільних вогневих груп.</text:span>
</text:p>
      <text:p text:style-name="P4">
<text:span text:style-name="T5">
Які задачі вони виконуватимуть? Наскільки надійною є протиповітряна оборонана Північному напрямку? Та хто допоміг Збройним Силам України отриматиавтомобілі для мобільних вогневих груп. Про це дізнавався кореспондентАрміяInform.</text:span>
</text:p>
      <text:h text:style-name="P12" text:outline-level="3">
<text:span text:style-name="T4">
<text:span text:style-name="T4">
У Північній операційній зоні діє багато мобільних вогневих груп</text:span>
</text:span>
</text:h>
      <text:p text:style-name="P4">
— Сьогодні ми передаємо нашим підрозділам, які виконують завдання на Сумськомуі Київському напрямках, мобільні вогневі групи, на озброєнні яких перебуваютьвеликокаліберні кулемети. Здебільшого ці мобільні вогневі групи матимутьможливість боротися з ударними, розвідувальними безпілотними літальнимиапаратами. Також найбільш підготовлені екіпажі зможуть боротися навіть зкрилатими ракетами. Це ми робимо для того, щоб максимально підвищити захисткожного українця, — зазначив командувач Об’єднаних Сил ЗСУ генерал-лейтенантСергій Наєв.</text:p>
      <text:p text:style-name="P4">
<draw:frame draw:style-name="fr1" draw:name="Image42" text:anchor-type="as-char" svg:width="6.9236in" svg:height="4.615733in" draw:z-index="0">
<draw:image xlink:href="../Images/AРМІЯINFORM/2023-05-10T76-00-00-04-00/nayev.jpg" xlink:type="simple" xlink:show="embed" xlink:actuate="onLoad" draw:mime-type="image/jpeg"/>
</draw:frame>
</text:p>
      <text:p text:style-name="P4">
За його словами, у Північній операційній зоні діє багато мобільних вогневихгруп:</text:p>
      <text:p text:style-name="P4">
— Вони здійснюють підсилення зенітно-ракетних комплексів, які стоять наозброєнні як Повітряних Сил, так і Сухопутних військ, Національної гвардії,Державної прикордонної служби України. Мобільні вогневі групи задіяні в єдинійсистемі протиповітряної оборони. І в кожного командира буде відповіднийпланшет, на який видаватимуться цілі для ураження. Коли триває процес відбиттяповітряного удару, всі сили і засоби задіяні для того, щоби максимальноперекрити можливі маршрути і напрямки прольоту засобів, якими противникнамагається уразити об’єкти в Україні.</text:p>
      <text:p text:style-name="P4">
Військовослужбовець Олександр розповів, що такі автомобілі допомагають бутимаксимально мобільними.</text:p>
      <text:p text:style-name="P4">
— До цієї машини ще буде додане обладнання… Нині покращилася ситуація, бо єтакі кулемети з турелями, є прожектори, є тепловізори. Командир нам даєнавігацію, і на комп’ютері все чітко видно: звідки летить ціль, як і куди.Головне в нашій роботі — маневровість. Є швидка подача команди від командира.І миттєво треба реагувати нам, — пояснив військовий.</text:p>
      <text:p text:style-name="P4">
<draw:frame draw:style-name="fr1" draw:name="Image43" text:anchor-type="as-char" svg:width="6.9236in" svg:height="4.615733in" draw:z-index="0">
<draw:image xlink:href="../Images/AРМІЯINFORM/2023-05-10T76-00-00-04-00/oleksandr.jpg" xlink:type="simple" xlink:show="embed" xlink:actuate="onLoad" draw:mime-type="image/jpeg"/>
</draw:frame>
</text:p>
      <text:p text:style-name="P4">
До лав ЗСУ Олександр прийшов 24 лютого 2022 року:</text:p>
      <text:p text:style-name="P4">
— У цивільному житті я був директором фірми. Займався гуртовою торгівлеюбудматеріалами. З моєї фірми частина хлопців теж пішла до армії.</text:p>
      <text:p text:style-name="P4">
Воїн зауважує, що для людини, яка в мобільній вогневій групі виконує завдання,бажано мати добре здоров`я:</text:p>
      <text:p text:style-name="P4">
— Бо тут усе швидко треба робити. Виїжджати треба і в дощ, і коли сніг падає.І головне, щоб у такої людини було бажання все це робити.</text:p>
      <text:p text:style-name="P4">
<text:a xlink:type="simple" xlink:href="https://armyinform.com.ua/wp-content/uploads/2023/05/1-49.jpg" text:style-name="Internet_20_link" text:visited-style-name="Visited_20_Internet_20_Link">
<draw:frame draw:style-name="fr1" draw:name="Image44" text:anchor-type="as-char" svg:width="6.9236in" svg:height="6.9236in" draw:z-index="0">
<draw:image xlink:href="../Images/AРМІЯINFORM/2023-05-10T76-00-00-04-00/1-49-150x150.jpg" xlink:type="simple" xlink:show="embed" xlink:actuate="onLoad" draw:mime-type="image/jpeg"/>
</draw:frame>
</text:a>
</text:p>
      <text:p text:style-name="P4">
<text:a xlink:type="simple" xlink:href="https://armyinform.com.ua/wp-content/uploads/2023/05/2-44.jpg" text:style-name="Internet_20_link" text:visited-style-name="Visited_20_Internet_20_Link">
<draw:frame draw:style-name="fr1" draw:name="Image45" text:anchor-type="as-char" svg:width="6.9236in" svg:height="6.9236in" draw:z-index="0">
<draw:image xlink:href="../Images/AРМІЯINFORM/2023-05-10T76-00-00-04-00/2-44-150x150.jpg" xlink:type="simple" xlink:show="embed" xlink:actuate="onLoad" draw:mime-type="image/jpeg"/>
</draw:frame>
</text:a>
</text:p>
      <text:p text:style-name="P4">
<text:a xlink:type="simple" xlink:href="https://armyinform.com.ua/wp-content/uploads/2023/05/3-43.jpg" text:style-name="Internet_20_link" text:visited-style-name="Visited_20_Internet_20_Link">
<draw:frame draw:style-name="fr1" draw:name="Image46" text:anchor-type="as-char" svg:width="6.9236in" svg:height="6.9236in" draw:z-index="0">
<draw:image xlink:href="../Images/AРМІЯINFORM/2023-05-10T76-00-00-04-00/3-43-150x150.jpg" xlink:type="simple" xlink:show="embed" xlink:actuate="onLoad" draw:mime-type="image/jpeg"/>
</draw:frame>
</text:a>
</text:p>
      <text:h text:style-name="P12" text:outline-level="3">
<text:span text:style-name="T4">
<text:span text:style-name="T4">
«З радістю передаємо ці машини нашим військовим, щоб вони захищали нашенебо»</text:span>
</text:span>
</text:h>
      <text:p text:style-name="P4">
Член Ради Київської області Асоціації міжнародних автомобільних перевізників(АсМАП) Анатолій Сачавський розповів, що АсМАП звернулась до перевізниківКиївщини з проханням зібрати кошти на придбання пікапів.</text:p>
      <text:p text:style-name="P4">
— І сьогодні ми з радістю передаємо ці машини нашим військовим, щоб вонизахищали наше небо і мали можливість зручніше переміщатись. Наша Асоціаціядопомагала і продовжує допомагати армії автомобілями. Наші перевізники такожпередавали військовим і свої вантажні автомобілі. Тому сьогоднішня подія непоодинока. Кожен з наших перевізників робить свій внесок у цю справу. Мизавжди готові відгукнутися, і хай військові до нас звертаються, ми будемораді. Аби скоріше була перемога, — наголосив Анатолій Сачавський.</text:p>
      <text:p text:style-name="P4">
<text:a xlink:type="simple" xlink:href="https://armyinform.com.ua/wp-content/uploads/2023/05/4-39.jpg" text:style-name="Internet_20_link" text:visited-style-name="Visited_20_Internet_20_Link">
<draw:frame draw:style-name="fr1" draw:name="Image47" text:anchor-type="as-char" svg:width="6.9236in" svg:height="6.9236in" draw:z-index="0">
<draw:image xlink:href="../Images/AРМІЯINFORM/2023-05-10T76-00-00-04-00/4-39-150x150.jpg" xlink:type="simple" xlink:show="embed" xlink:actuate="onLoad" draw:mime-type="image/jpeg"/>
</draw:frame>
</text:a>
</text:p>
      <text:p text:style-name="P4">
<text:a xlink:type="simple" xlink:href="https://armyinform.com.ua/wp-content/uploads/2023/05/5-29.jpg" text:style-name="Internet_20_link" text:visited-style-name="Visited_20_Internet_20_Link">
<draw:frame draw:style-name="fr1" draw:name="Image48" text:anchor-type="as-char" svg:width="6.9236in" svg:height="6.9236in" draw:z-index="0">
<draw:image xlink:href="../Images/AРМІЯINFORM/2023-05-10T76-00-00-04-00/5-29-150x150.jpg" xlink:type="simple" xlink:show="embed" xlink:actuate="onLoad" draw:mime-type="image/jpeg"/>
</draw:frame>
</text:a>
</text:p>
      <text:p text:style-name="P4">
<text:a xlink:type="simple" xlink:href="https://armyinform.com.ua/wp-content/uploads/2023/05/6-23.jpg" text:style-name="Internet_20_link" text:visited-style-name="Visited_20_Internet_20_Link">
<draw:frame draw:style-name="fr1" draw:name="Image49" text:anchor-type="as-char" svg:width="6.9236in" svg:height="6.9236in" draw:z-index="0">
<draw:image xlink:href="../Images/AРМІЯINFORM/2023-05-10T76-00-00-04-00/6-23-150x150.jpg" xlink:type="simple" xlink:show="embed" xlink:actuate="onLoad" draw:mime-type="image/jpeg"/>
</draw:frame>
</text:a>
</text:p>
      <text:p text:style-name="P4">
За словами командувача Об’єднаних Сил ЗСУ генерал-лейтенанта Сергія Наєва,світ ще не стикався з такою кількістю повітряних та ракетних ударів:</text:p>
      <text:p text:style-name="P4">
— Але ми намагаємося винайти такий метод, який унеможливить ефективністьударів ворога по наших об’єктах. Українська система протиповітряної оборонищодня стоїть на захисті наших співвітчизників та об’єктів критичноїінфраструктури. Ми зі свого боку будемо робити все для того, щоб залучатимодернізовані зразки вітчизняних зенітно-ракетних комплексів та тої допомоги,яку ми отримуємо від іноземних партнерів для покращення системипротиповітряної оборони.</text:p>
      <text:p text:style-name="P4">
Генерал-лейтенант Сергій Наєв додав, що у Північній операційній зоні задіянобагато зразків засобів повітряної оборони.</text:p>
      <text:p text:style-name="P4">
<text:span text:style-name="T5">
Фото автора</text:span>
</text:p>
      <text:p text:style-name="P4">
Source: <text:a xlink:type="simple" xlink:href="https://armyinform.com.ua/2023/05/10/pidrozdilam-pivnichnoyi-operaczijnoyi-zony-peredaly-chergovu-partiyu-mobilnyh-vognevyh-grup/" text:style-name="Internet_20_link" text:visited-style-name="Visited_20_Internet_20_Link">
https://armyinform.com.ua/2023/05/10/pidrozdilam-pivnichnoyi-operaczijnoyi-zony-peredaly-chergovu-partiyu-mobilnyh-vognevyh-grup/</text:a>
</text:p>
      <!--NEWS-->
      <text:h text:style-name="P10" text:outline-level="1">
<text:span text:style-name="T4">
«Підтримка фізичного та психічного здоров’я захисників — це наша пріоритетна задача» — Ганна Маляр</text:span>
</text:h>
      <text:p text:style-name="P4">
Author: ['АРМІЯINFORM']</text:p>
      <text:p text:style-name="P4">
Time: 2023-05-10T92:00:00-04:00</text:p>
      <text:p text:style-name="P4">
Description: Про це на своїй сторінці у Facebook написала заступник Міністра оборони України Ган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3328478587307776_y.jpg" text:style-name="Internet_20_link" text:visited-style-name="Visited_20_Internet_20_Link">
photo_5393328478587307776_y.jpg</text:a>
']</text:p>
      <text:p text:style-name="P4">
Tags: ['ВІЙСЬКОВІ ПСИХОЛОГИ', 'ВІКНУ', 'МАЛЯР']</text:p>
      <text:p text:style-name="P4">
Category: News</text:p>
      <!--METADATA-->
      <text:p text:style-name="P4">
<draw:frame draw:style-name="fr1" draw:name="Image50" text:anchor-type="as-char" svg:width="6.9236in" svg:height="3.881002in" draw:z-index="0">
<draw:image xlink:href="../Images/AРМІЯINFORM/2023-05-10T92-00-00-04-00/photo_5393328478587307776_y.jpg" xlink:type="simple" xlink:show="embed" xlink:actuate="onLoad" draw:mime-type="image/jpeg"/>
</draw:frame>
</text:p>
      <text:p text:style-name="P4">
Про це на своїй сторінці у Facebook<text:a xlink:type="simple" xlink:href="https://www.facebook.com/ganna.maliar/posts/pfbid0xupELVnZrDcqoiuN1hpAmTcBJmuwByU7BQHQE1ayEt4DrmVzQBt3zmPqAVfayHZLl" text:style-name="Internet_20_link" text:visited-style-name="Visited_20_Internet_20_Link">
написала</text:a>
заступник Міністра оборони України Ганна Маляр. Сьогодні вона<text:a xlink:type="simple" xlink:href="https://www.facebook.com/VIKNUKIEV/posts/pfbid0wLjYWhydRtPe1JKEdS74Ftb2UomfKMcViE3YCW13UeG1oLmEEtg4CzefWwreYDHyl" text:style-name="Internet_20_link" text:visited-style-name="Visited_20_Internet_20_Link">
відвідала</text:a>
курсантів Військового інституту КНУ імені Тараса Шевченка, які опановуютьпрофесію військових психологів.</text:p>
      <text:p text:style-name="P4">
"Наші майбутні військові психологи. Такому фаху навчають лише у Військовийінститут КНУ імені Тараса Шевченка.</text:p>
      <text:p text:style-name="P4">
Фронт — це випробовування на межі можливостей людського організму — і фізично,і психологічно.</text:p>
      <text:p text:style-name="P4">
Наші воїни і їх людські можливості у прямому сенсі забезпечуютьобороноздатність держави. Підтримка фізичного та психічного здоров‘я бійців —це наша пріоритетна задача.</text:p>
      <text:p text:style-name="P4">
Сотні тисяч мобілізованих непросто забезпечити військовими психологами, бо їхніколи не навчали на таку кількість військовослужбовців.</text:p>
      <text:p text:style-name="P4">
Тому, Міноборони та Збройні Сили пішли одразу декількома шляхами длярозв'язання цього питання.</text:p>
      <text:p text:style-name="P4">
І в нас є результати:</text:p>
      <ul>
        <li>
Сьогодні за стандартами НАТО у військах створені групи психологів для роботи з бойовим стресом.  * Також сьогодні на базі Військового інституту ВІКНУ проводиться підготовка мобілізованих цивільних психологів за інтенсивною програмою.  * Ми вже запустили і протестували пілотний проєкт декомпресії бійців, які знаходяться на передньому краї. Тепер працюємо над його масштабуванням.  * І, звісно, ми готуємо наших студентів майбутніх військових психологів.</li>
      </ul>
      <text:p text:style-name="P4">
Неодноразово інформувала вас про нашу роботу у цьому напрямку, викладала фотоз робочих поїздок, далі буде більше», — написала Ганна Маляр.</text:p>
      <text:p text:style-name="P4">
Source: <text:a xlink:type="simple" xlink:href="https://armyinform.com.ua/2023/05/10/pidtrymka-fizychnogo-ta-psyhichnogo-zdorovya-zahysnykiv-cze-nasha-pryoritetna-zadacha-ganna-malyar/" text:style-name="Internet_20_link" text:visited-style-name="Visited_20_Internet_20_Link">
https://armyinform.com.ua/2023/05/10/pidtrymka-fizychnogo-ta-psyhichnogo-zdorovya-zahysnykiv-cze-nasha-pryoritetna-zadacha-ganna-malyar/</text:a>
</text:p>
      <!--NEWS-->
      <text:h text:style-name="P10" text:outline-level="1">
<text:span text:style-name="T4">
Проєкти Всеукраїнської програми ментального здоров’я розглянули на засіданні Міжвідомчої координаційної ради</text:span>
</text:h>
      <text:p text:style-name="P4">
Author: ['АРМІЯINFORM']</text:p>
      <text:p text:style-name="P4">
Time: 2023-05-10T95:00:00-04:00</text:p>
      <text:p text:style-name="P4">
Description: У рамках Всеукраїнської програми ментального здоров'я «Ти як?» відбулося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1.jpg" text:style-name="Internet_20_link" text:visited-style-name="Visited_20_Internet_20_Link">
1-51.jpg</text:a>
', '<text:a xlink:type="simple" xlink:href="https://armyinform.com.ua/wp-content/uploads/2023/05/2-46.jpg" text:style-name="Internet_20_link" text:visited-style-name="Visited_20_Internet_20_Link">
2-46.jpg</text:a>
', '<text:a xlink:type="simple" xlink:href="https://armyinform.com.ua/wp-content/uploads/2023/05/3-45.jpg" text:style-name="Internet_20_link" text:visited-style-name="Visited_20_Internet_20_Link">
3-45.jpg</text:a>
', '<text:a xlink:type="simple" xlink:href="https://armyinform.com.ua/wp-content/uploads/2023/05/6-24-150x150.jpg" text:style-name="Internet_20_link" text:visited-style-name="Visited_20_Internet_20_Link">
6-24-150x150.jpg</text:a>
', '<text:a xlink:type="simple" xlink:href="https://armyinform.com.ua/wp-content/uploads/2023/05/4-40-150x150.jpg" text:style-name="Internet_20_link" text:visited-style-name="Visited_20_Internet_20_Link">
4-40-150x150.jpg</text:a>
', '<text:a xlink:type="simple" xlink:href="https://armyinform.com.ua/wp-content/uploads/2023/05/5-30-150x150.jpg" text:style-name="Internet_20_link" text:visited-style-name="Visited_20_Internet_20_Link">
5-30-150x150.jpg</text:a>
']</text:p>
      <text:p text:style-name="P4">
Tags: ['ВЛАДИСЛАВ КЛОЧКОВ', 'МІЖВІДОМЧА КООРДИНАЦІЙНА РАДА', 'ОЛЕКСІЙ РЕЗНІКОВ', 'ОФІЦІЙНО', 'ПСИХОЛОГІЧНА ДОПОМОГА']</text:p>
      <text:p text:style-name="P4">
Category: News</text:p>
      <!--METADATA-->
      <text:p text:style-name="P4">
<draw:frame draw:style-name="fr1" draw:name="Image51" text:anchor-type="as-char" svg:width="6.9236in" svg:height="4.619339in" draw:z-index="0">
<draw:image xlink:href="../Images/AРМІЯINFORM/2023-05-10T95-00-00-04-00/1-51.jpg" xlink:type="simple" xlink:show="embed" xlink:actuate="onLoad" draw:mime-type="image/jpeg"/>
</draw:frame>
</text:p>
      <text:p text:style-name="P4">
У рамках Всеукраїнської програми ментального здоров'я «<text:a xlink:type="simple" xlink:href="https://armyinform.com.ua/2023/04/18/vseukrayinska-programa-mentalnogo-zdorovya-ty-yak-vijskovyj-aspekt/" text:style-name="Internet_20_link" text:visited-style-name="Visited_20_Internet_20_Link">
Тияк?</text:a>
» відбулося засідання Міжвідомчоїкоординаційної ради з питань охорони психічного здоров’я та наданняпсихологічної допомоги особам, які постраждали внаслідок збройної агресії рфпроти України.</text:p>
      <text:p text:style-name="P4">
Про це <text:a xlink:type="simple" xlink:href="https://www.mil.gov.ua/news/2023/05/10/programi-mentalnogo-zdorovya-rozglyanuli-na-zasidanni-mizhvidomchoi-koordinaczijnoi-radi/" text:style-name="Internet_20_link" text:visited-style-name="Visited_20_Internet_20_Link">
повідомляє</text:a>
 пресслужба МОУ.</text:p>
      <text:p text:style-name="P4">
У ньому взяли участь Премʼєр-міністр України Денис Шмигаль разом з Першою ледіУкраїни Оленою Зеленською, а також члени Уряду України, представники ОфісуПрезидента України, народні депутати, представники Координаційного центру зпсихічного здоров’я КМУ. У форматі онлайн були долучені голови обласнихвійськових адміністрацій та представники українських Бюро ООН, USAID, ВООЗ,ЮНІСЕФ.</text:p>
      <text:p text:style-name="P4">
Учасниками заходу було розглянуто проєкт постанови Кабінету Міністрів України«Про утворення центрів підтримки цивільного населення в умовах збройногоконфлікту». Також Міністерства представили сім пріоритетних проєктівВсеукраїнської програми ментального здоров’я. Зокрема, Міністерство охорониздоровʼя — «Охорона психічного здоров'я у структурі медичної допомоги»,Мінветеранів — «Перехід від військової служби до цивільного життя в частиніпсихологічної допомоги», Мінсоцполітики — «Створення центрів життєстійкості вУкраїні», Міносвіти — «Психосоціальна підтримка та психологічна допомога навсіх рівнях освіти», Міністерство внутрішніх справ — «Алгоритм наданняпсихологічної допомоги та супроводу у кризових та екстрених ситуаціях»,Мінмолодьспорт — «Молодіжні центри та активні парки — частина екосистемипсихічного здоров’я».</text:p>
      <text:p text:style-name="P4">
<draw:frame draw:style-name="fr1" draw:name="Image52" text:anchor-type="as-char" svg:width="6.9236in" svg:height="4.619339in" draw:z-index="0">
<draw:image xlink:href="../Images/AРМІЯINFORM/2023-05-10T95-00-00-04-00/2-46.jpg" xlink:type="simple" xlink:show="embed" xlink:actuate="onLoad" draw:mime-type="image/jpeg"/>
</draw:frame>
</text:p>
      <text:p text:style-name="P4">
У рамках засідання Міністерство оборони України та Генеральний штаб ЗСУпрезентували проєкт «Створення системи психологічного відновлення особовогоскладу Збройних Сил України "RECOVERY"».</text:p>
      <text:p text:style-name="P4">
Війна, умови переднього краю, активні бої створюють надлюдські навантаження напсихіку людини. Тому Міністерство оборони України та Генеральний штаб ЗСУ врамках пілотного проєкту створили та запустили систему психологічноговідновлення захисників і захисниць, які воюють прямо зараз на передньому краї.</text:p>
      <text:p text:style-name="P4">
<draw:frame draw:style-name="fr1" draw:name="Image53" text:anchor-type="as-char" svg:width="6.9236in" svg:height="4.619339in" draw:z-index="0">
<draw:image xlink:href="../Images/AРМІЯINFORM/2023-05-10T95-00-00-04-00/3-45.jpg" xlink:type="simple" xlink:show="embed" xlink:actuate="onLoad" draw:mime-type="image/jpeg"/>
</draw:frame>
</text:p>
      <text:p text:style-name="P4">
— Як показують результати, навіть тиждень такого відновлення позитивно впливаєна стан воїнів, посилює їхню спроможність боронити державу, збільшуємотивацію. Нашим захисникам та захисницям, які проходять справжнє пекло,необхідно повертатись у стрій здоровими, як фізично, так і психічно. Саме наце і зорієнтована презентована нами комплексна система "RECOVERY", — наголосивОлексій Резніков.</text:p>
      <text:p text:style-name="P4">
<text:a xlink:type="simple" xlink:href="https://armyinform.com.ua/wp-content/uploads/2023/05/6-24.jpg" text:style-name="Internet_20_link" text:visited-style-name="Visited_20_Internet_20_Link">
<draw:frame draw:style-name="fr1" draw:name="Image54" text:anchor-type="as-char" svg:width="6.9236in" svg:height="6.9236in" draw:z-index="0">
<draw:image xlink:href="../Images/AРМІЯINFORM/2023-05-10T95-00-00-04-00/6-24-150x150.jpg" xlink:type="simple" xlink:show="embed" xlink:actuate="onLoad" draw:mime-type="image/jpeg"/>
</draw:frame>
</text:a>
</text:p>
      <text:p text:style-name="P4">
<text:a xlink:type="simple" xlink:href="https://armyinform.com.ua/wp-content/uploads/2023/05/4-40.jpg" text:style-name="Internet_20_link" text:visited-style-name="Visited_20_Internet_20_Link">
<draw:frame draw:style-name="fr1" draw:name="Image55" text:anchor-type="as-char" svg:width="6.9236in" svg:height="6.9236in" draw:z-index="0">
<draw:image xlink:href="../Images/AРМІЯINFORM/2023-05-10T95-00-00-04-00/4-40-150x150.jpg" xlink:type="simple" xlink:show="embed" xlink:actuate="onLoad" draw:mime-type="image/jpeg"/>
</draw:frame>
</text:a>
</text:p>
      <text:p text:style-name="P4">
<text:a xlink:type="simple" xlink:href="https://armyinform.com.ua/wp-content/uploads/2023/05/5-30.jpg" text:style-name="Internet_20_link" text:visited-style-name="Visited_20_Internet_20_Link">
<draw:frame draw:style-name="fr1" draw:name="Image56" text:anchor-type="as-char" svg:width="6.9236in" svg:height="6.9236in" draw:z-index="0">
<draw:image xlink:href="../Images/AРМІЯINFORM/2023-05-10T95-00-00-04-00/5-30-150x150.jpg" xlink:type="simple" xlink:show="embed" xlink:actuate="onLoad" draw:mime-type="image/jpeg"/>
</draw:frame>
</text:a>
</text:p>
      <text:p text:style-name="P4">
За його словами, психологічне відновлення сприятиме збереженню людськогоресурсу, забезпечить повний цикл контролю бойового стресу і зменшитьнавантаження на медичну сферу. "RECOVERY" уже успішно працює, діють центривідновлення ментального здоров’я. Такі центри також мають на меті забезпечитиефективні взаємодію та координацію з органами виконавчої влади,правоохоронними та іншими державними структурами, місцевим самоврядуванням,громадськими організаціями і розбудувати дієвий механізм адмініструванняпотреб, ресурсів та послуг.</text:p>
      <text:p text:style-name="P4">
«Наступним етапом для Міноборони та Генерального штабу ЗСУ стане масштабуванняцього проєкту», — зазначив Олексій Резніков.</text:p>
      <text:p text:style-name="P4">
Source: <text:a xlink:type="simple" xlink:href="https://armyinform.com.ua/2023/05/10/sim-priorytetnyh-proyektiv-vseukrayinskoyi-programy-mentalnogo-zdorovya-rozglyanuly-na-zasidanni-mizhvidomchoyi-koordynaczijnoyi-rady/" text:style-name="Internet_20_link" text:visited-style-name="Visited_20_Internet_20_Link">
https://armyinform.com.ua/2023/05/10/sim-priorytetnyh-proyektiv-vseukrayinskoyi-programy-mentalnogo-zdorovya-rozglyanuly-na-zasidanni-mizhvidomchoyi-koordynaczijnoyi-rady/</text:a>
</text:p>
      <!--NEWS-->
      <text:h text:style-name="P10" text:outline-level="1">
<text:span text:style-name="T4">
Мігранти й облаштування кордонів: Клименко зустрівся з Єврокомісаром Йоганссон</text:span>
</text:h>
      <text:p text:style-name="P4">
Authors: Ukrinform (Person)</text:p>
      <text:p text:style-name="P4">
Publisher: Укринформ (Organization)</text:p>
      <text:p text:style-name="P4">
Published Time: 2023-05-11T-125:41:00+03:00</text:p>
      <text:p text:style-name="P4">
Modified Time: 2023-05-11T17:41:00+03:00</text:p>
      <text:p text:style-name="P4">
Description: Міністр внутрішніх справ Ігор Клименко і Єврокомісар з внутрішніх справ Ілва Йоганссон під час зустрічі обговорили питання міграції та подальшу допомогу Європейського Союзу в облаштуванні українських кордонів. — Укрінформ.</text:p>
      <text:p text:style-name="P4">
Images: ["<text:a xlink:type="simple" xlink:href="https://static.ukrinform.com/photos/2023_05/thumb_files/630_360_1683816244-397.jpg" text:style-name="Internet_20_link" text:visited-style-name="Visited_20_Internet_20_Link">
630_360_16838...</text:a>
", "<text:a xlink:type="simple" xlink:href="https://static.ukrinform.com/photos/2023_05/1683816245-151.jpg" text:style-name="Internet_20_link" text:visited-style-name="Visited_20_Internet_20_Link">
1683816245-15...</text:a>
", "<text:a xlink:type="simple" xlink:href="https://static.ukrinform.com/photos/2023_05/1683816245-548.jpg" text:style-name="Internet_20_link" text:visited-style-name="Visited_20_Internet_20_Link">
1683816245-54...</text:a>
", "<text:a xlink:type="simple" xlink:href="https://static.ukrinform.com/photos/2023_05/1683816246-268.jpg" text:style-name="Internet_20_link" text:visited-style-name="Visited_20_Internet_20_Link">
1683816246-26...</text:a>
"]</text:p>
      <text:p text:style-name="P4">
Tags: ['Клименко', 'Мігранти', 'Війна з росією', 'Ілва Йоганссон']</text:p>
      <text:p text:style-name="P4">
Type: Article</text:p>
      <!--METADATA-->
      <text:p text:style-name="P4">
<draw:frame draw:style-name="fr1" draw:name="Image57" text:anchor-type="as-char" svg:width="6.9236in" svg:height="3.956343in" draw:z-index="0">
<draw:image xlink:href="../Images/yкринформ/2023-05-11T-125-41-00-03-00/630_360_1683816244-397.jpg" xlink:type="simple" xlink:show="embed" xlink:actuate="onLoad" draw:mime-type="image/jpeg"/>
</draw:frame>
 Міністрвнутрішніх справ Ігор Клименко і Єврокомісар з внутрішніх справ Ілва Йоганссонпід час зустрічі обговорили питання міграції та подальшу допомогуЄвропейського Союзу в облаштуванні українських кордонів.</text:p>
      <text:p text:style-name="P4">
Як передає Укрінформ, про це повідомляє <text:a xlink:type="simple" xlink:href="https://mvs.gov.ua/uk/news/bezpeka-ukrayini-ce-bezpeka-jevropeiskogo-soiuzu-igor-klimenko-zustrivsia-z-jevrokomisarkoiu-z-vnutrisnix-sprav-ilvoiu-iogansson" text:style-name="Internet_20_link" text:visited-style-name="Visited_20_Internet_20_Link">
</text:a>
</text:p>
      <text:p text:style-name="P4">
Клименко зазначив, що ця зустріч є продовженням постійного діалогу МВС зЄврокомісією та стосується формування єдиного безпекового простору України таЄвропейського Союзу.</text:p>
      <text:p text:style-name="P4">
За його словами, “тільки за неповний рік ми дуже швидко просунулися вреалізації наших спільних програм, які дозволяють Україні в першу чергуінтегруватися в європейський простір".</text:p>
      <text:p text:style-name="P4">
<draw:frame draw:style-name="fr1" draw:name="Image58" text:anchor-type="as-char" svg:width="6.9236in" svg:height="4.615733in" draw:z-index="0">
<draw:image xlink:href="../Images/yкринформ/2023-05-11T-125-41-00-03-00/1683816245-151.jpg" xlink:type="simple" xlink:show="embed" xlink:actuate="onLoad" draw:mime-type="image/jpeg"/>
</draw:frame>
</text:p>
      <text:p text:style-name="P4">
"Більш того, завдяки цій співпраці, отримуємо від Європейського Союзу всюнеобхідну допомогу - не тільки матеріально-технічну, а й професійну і фаховущодо формування безпекового середовища в Україні - як під час широкомасштабноївійни, так і плануємо спільні дії після закінчення бойових дій", - підкресливміністр.</text:p>
      <text:p text:style-name="P4">
За його словами, мова йде про участь України у європейській міграційніймережі, у мережі протидії злочинності, європейській мережі вибухотехнічнихпідрозділів.</text:p>
      <text:p text:style-name="P4">
<draw:frame draw:style-name="fr1" draw:name="Image59" text:anchor-type="as-char" svg:width="6.9236in" svg:height="4.615733in" draw:z-index="0">
<draw:image xlink:href="../Images/yкринформ/2023-05-11T-125-41-00-03-00/1683816245-548.jpg" xlink:type="simple" xlink:show="embed" xlink:actuate="onLoad" draw:mime-type="image/jpeg"/>
</draw:frame>
</text:p>
      <text:p text:style-name="P4">
Також він зазначив, що Українська держава приєдналася до механізму цивільногозахисту ЄС, який залучає Україну до загальноєвропейської сім'ї, зокреманадання допомоги у кризових ситуаціях.</text:p>
      <text:p text:style-name="P4">
Крім того, Національна поліція України приєдналася до міжнародної мережі зпротидії ОЗГ та кримінальним структурам.</text:p>
      <text:p text:style-name="P4">
<text:span text:style-name="T4">
Читайте також:</text:span>
 <text:a xlink:type="simple" xlink:href="https://www.ukrinform.ua/rubric-polytics/3707747-do-kieva-pribula-evrokomisar-iz-vnutrisnih-sprav-ilva-jogansson.html" text:style-name="Internet_20_link" text:visited-style-name="Visited_20_Internet_20_Link">
 </text:a>
</text:p>
      <text:p text:style-name="P4">
Сторони обговорили низку питань, які цікавлять Україну і Європейський Союз.</text:p>
      <text:p text:style-name="P4">
Це питання міграції, зокрема питання міграційного контролю, питанняоблаштування українських кордонів з країнами Європейського Союзу, а такожподальша допомога ЄС в облаштуванні кордонів по всій території України.</text:p>
      <text:p text:style-name="P4">
Крім того, було розглянуте питання щодо розслідування та документуваннявоєнних злочинів російської федерації на території України.</text:p>
      <text:p text:style-name="P4">
“На сьогодні Національною поліцією було задокументовано понад 75 тисячзлочинів, які здійснила російська федерація на території України”, - повідомиввін.</text:p>
      <text:p text:style-name="P4">
Клименко поінформував про те, що МВС планує запустити державний реєстр зброївже 23 червня цього року.</text:p>
      <text:p text:style-name="P4">
Він додав, що вся зброя, яка була видана у перші дні повномасштабної війни, -зареєстрована і облікована Нацполіцією.</text:p>
      <text:p text:style-name="P4">
Також глава відомства повідомив, що органи системи МВС працюють надрозмінуванням української території, адже 30% України заміновано.</text:p>
      <text:p text:style-name="P4">
<text:span text:style-name="T4">
Читайте також:</text:span>
 <text:a xlink:type="simple" xlink:href="https://www.ukrinform.ua/rubric-society/3679236-mvs-trimae-pid-kontrolem-budaki-vipadki-nezakonnogo-vikoristanna-zbroi-klimenko.html" text:style-name="Internet_20_link" text:visited-style-name="Visited_20_Internet_20_Link">
 </text:a>
</text:p>
      <text:p text:style-name="P4">
Було створено “Центр гуманітарного розмінування”, який оптимізує всі заходищодо гуманітарного розмінування: планування, виконання та фінансування.</text:p>
      <text:p text:style-name="P4">
Водночас міністр приділив увагу основним потребам підрозділів МВС під часвійни та формуванню “Гвардії наступу”.</text:p>
      <text:p text:style-name="P4">
“Я пишаюся кожним працівником. Дякую за високу оцінку нашої роботи. Ми вжеплануємо мирне життя спільно з країнами Європейського союзу”, - сказавочільник МВС.</text:p>
      <text:p text:style-name="P4">
<draw:frame draw:style-name="fr1" draw:name="Image60" text:anchor-type="as-char" svg:width="6.9236in" svg:height="4.615733in" draw:z-index="0">
<draw:image xlink:href="../Images/yкринформ/2023-05-11T-125-41-00-03-00/1683816246-268.jpg" xlink:type="simple" xlink:show="embed" xlink:actuate="onLoad" draw:mime-type="image/jpeg"/>
</draw:frame>
</text:p>
      <text:p text:style-name="P4">
Своєю чергою Єврокомісар зазначила: “Люди на лінії фронту захищають Україну,захищають європейські ідеї та цінності. І ми, Європейський Союз, беззаперечнопродовжуємо надавати вам нашу підтримку”.</text:p>
      <text:p text:style-name="P4">
Йоганссон підкреслила те, що безпека України - це безпека Європейського Союзу.</text:p>
      <text:p text:style-name="P4">
“Ми визначили 7 кроків, які Україна має виконати, перш ніж перейти допереговорів про вступ до ЄС, і мушу визнати, що я вражена вашими успіхами уцій сфері, беручи до уваги те, що паралельно з усіма процесами ви боретеся уцій війні”, - додала вона.</text:p>
      <text:p text:style-name="P4">
<text:a xlink:type="simple" xlink:href="https://www.ukrinform.ua/tag-klimenko" text:style-name="Internet_20_link" text:visited-style-name="Visited_20_Internet_20_Link">
 </text:a>
 подякував країнам ЄС і Єврокомісіїза допомогу з перших днів початку повномасштабної війни.</text:p>
      <text:p text:style-name="P4">
<text:span text:style-name="T4">
Читайте також:</text:span>
 <text:a xlink:type="simple" xlink:href="https://www.ukrinform.ua/rubric-polytics/3704425-klimenko-zustrivsa-z-poslom-britanii-govorili-pro-rozminuvanna-ukraini.html" text:style-name="Internet_20_link" text:visited-style-name="Visited_20_Internet_20_Link">
 <text:span text:style-name="T4">
Клименко</text:span>
 </text:a>
</text:p>
      <text:p text:style-name="P4">
“Допомога, яка була направлена на підготовку наших спеціалістів, а потім і натехнічну допомогу нашим слідчим та криміналістичним підрозділам, а такожвзаємодія з Офісом генерального прокурора та з усіма іншим правоохороннимиструктурами дасть можливість довести розслідування цих злочинів до міжнароднихсудів. Винні у злочинах, які були скоєні на території нашої держави, постанутьперед справедливим судом і понесуть відповідне покарання”, - підсумувавочільник МВС.</text:p>
      <text:p text:style-name="P4">
Як повідомляв Укрінформ, 11 травня Єврокомісар з внутрішніх справ ІлваЙоганссон прибула з візитом до Києва.</text:p>
      <text:p text:style-name="P4">
<text:span text:style-name="T5">
Фото: МВС</text:span>
</text:p>
      <text:p text:style-name="P4">
Source: <text:a xlink:type="simple" xlink:href="https://www.ukrinform.ua/rubric-polytics/3707890-migranti-j-oblastuvanna-kordoniv-klimenko-zustrivsa-z-evrokomisarom-jogansson.html" text:style-name="Internet_20_link" text:visited-style-name="Visited_20_Internet_20_Link">
https://www.ukrinform.ua/rubric-polytics/3707890-migranti-j-oblastuvanna-kordoniv-klimenko-zustrivsa-z-evrokomisarom-jogansson.html</text:a>
</text:p>
      <!--NEWS-->
      <text:h text:style-name="P10" text:outline-level="1">
<text:span text:style-name="T4">
At Sivershchyna and Slobozhanschyna directions Russian army shelled Bleshnya, Leonivka, Krasn...</text:span>
</text:h>
      <text:p text:style-name="P4">
Authors: liveuamap (Language: en)</text:p>
      <text:p text:style-name="P4">
Time: 2023-05-11T-19:20:00</text:p>
      <text:p text:style-name="P4">
Location: Vovchansk (Latitude:50.38849 Longtitude:37.41892)</text:p>
      <text:p text:style-name="P4">
Videos: []</text:p>
      <text:p text:style-name="P4">
Images: []</text:p>
      <text:p text:style-name="P4">
Tags: ["Russia"]</text:p>
      <text:p text:style-name="P4">
ID: 22562048</text:p>
      <!--METADATA-->
      <text:p text:style-name="P4">
At Sivershchyna and Slobozhanschyna directions Russian army shelled Bleshnya,Leonivka, Krasnyy Khutir of Chernihiv region; Bachivsk, Khodyne, Boyaro-Lezhachi, Volfyne, Bilovody, Popivka, Pavlivka and Basivka of Sumy region,also Veterynarne, Zelene, Hatysche, Zybyne and Budarky of Kharkiv region, -General Staff of Armed Forces of Ukraine says in the morning report</text:p>
      <text:p text:style-name="P4">
News Collection Link: <text:a xlink:type="simple" xlink:href="https://liveuamap.com/en/2023/11-may-at-sivershchyna-and-slobozhanschyna-directions-russian" text:style-name="Internet_20_link" text:visited-style-name="Visited_20_Internet_20_Link">
https://liveuamap.com/en/2023/11-may-at-sivershchyna-and-slobozhanschyna-directions-russian</text:a>
</text:p>
      <text:p text:style-name="P4">
Source: <text:a xlink:type="simple" xlink:href="https://t.me/lumsrc/4748" text:style-name="Internet_20_link" text:visited-style-name="Visited_20_Internet_20_Link">
https://t.me/lumsrc/4748</text:a>
</text:p>
      <!--NEWS-->
      <text:h text:style-name="P10" text:outline-level="1">
<text:span text:style-name="T4">
Резніков розповів про новий проєкт із навчання українських офіцерів у Латвії</text:span>
</text:h>
      <text:p text:style-name="P4">
Authors: Ukrinform (Person)</text:p>
      <text:p text:style-name="P4">
Publisher: Укринформ (Organization)</text:p>
      <text:p text:style-name="P4">
Published Time: 2023-05-11T-20:55:00+03:00</text:p>
      <text:p text:style-name="P4">
Modified Time: 2023-05-11T23:55:00+03:00</text:p>
      <text:p text:style-name="P4">
Description: Міністр оборони України Олексій Резніков повідомив у четвер про новий проєкт навчання українських молодших офіцерів у Латвії канадськими та латвійськими інструкторами. — Укрінформ.</text:p>
      <text:p text:style-name="P4">
Images: ["<text:a xlink:type="simple" xlink:href="https://static.ukrinform.com/photos/2023_03/thumb_files/630_360_1678277232-607.jpg" text:style-name="Internet_20_link" text:visited-style-name="Visited_20_Internet_20_Link">
630_360_16782...</text:a>
"]</text:p>
      <text:p text:style-name="P4">
Tags: ['Канада', 'Латвія', 'Військові навчання', 'Резніков']</text:p>
      <text:p text:style-name="P4">
Type: Article</text:p>
      <!--METADATA-->
      <text:p text:style-name="P4">
<draw:frame draw:style-name="fr1" draw:name="Image61" text:anchor-type="as-char" svg:width="6.9236in" svg:height="3.956343in" draw:z-index="0">
<draw:image xlink:href="../Images/yкринформ/2023-05-11T-20-55-00-03-00/630_360_1678277232-607.jpg" xlink:type="simple" xlink:show="embed" xlink:actuate="onLoad" draw:mime-type="image/jpeg"/>
</draw:frame>
 Міністроборони України Олексій Резніков повідомив у четвер про новий проєкт навчанняукраїнських молодших офіцерів у Латвії канадськими та латвійськимиінструкторами.</text:p>
      <text:p text:style-name="P4">
Про це він написав у своєму <text:a xlink:type="simple" xlink:href="https://twitter.com/oleksiireznikov/status/1656661075864227845" text:style-name="Internet_20_link" text:visited-style-name="Visited_20_Internet_20_Link">
</text:a>
 , передаєУкрінформ.</text:p>
      <text:p text:style-name="P4">
«Вірю, що канадські та латвійські інструктори зроблять усе можливе, щобдопомогти нашим воїнам навчитися воювати та перемагати. Освіта – запорукауспіху», – написав міністр.</text:p>
      <text:p text:style-name="P4">
Він повідомив, що його колеги, міністр оборони Канади Аніта Ананд та міністроборони Латвії Інара Мурнієце, запустили новий амбітний проєкт із навчанняукраїнських молодших офіцерів у <text:span text:style-name="T4">
<text:a xlink:type="simple" xlink:href="https://www.ukrinform.ua/tag-latvia" text:style-name="Internet_20_link" text:visited-style-name="Visited_20_Internet_20_Link">
 </text:a>
 </text:span>
.</text:p>
      <text:p text:style-name="P4">
За словами Резнікова, військові з України опановуватимуть процес планування такомандування, координацію маневрів та ведення розвідки.</text:p>
      <text:p text:style-name="P4">
Наприкінці допису український міністр оборони подякував канадському талатвійському народам за підтримку України.</text:p>
      <text:p text:style-name="P4">
«Ми будемо святкувати перемогу разом», – зазначив Резніков.</text:p>
      <text:p text:style-name="Quotations">

<text:p text:style-name="P4">
My and colleagues <text:a xlink:type="simple" xlink:href="https://twitter.com/AnitaAnandMP" text:style-name="Internet_20_link" text:visited-style-name="Visited_20_Internet_20_Link">
 </text:a>
&gt;
 and <text:a xlink:type="simple" xlink:href="https://twitter.com/IMurniece" text:style-name="Internet_20_link" text:visited-style-name="Visited_20_Internet_20_Link">
 </text:a>
 launched a new&gt;
 ambitious project for training brave Ukrainian junior officers in Latvia.  &gt;
  They will master the process of planning and orders, maneuver coordination,&gt;
 intelligence reconnaissance, etc.  &gt;
  I believe that Canadian and…&gt;
&gt;
 — Oleksii Reznikov (@oleksiireznikov) <text:a xlink:type="simple" xlink:href="https://twitter.com/oleksiireznikov/status/1656661075864227845" text:style-name="Internet_20_link" text:visited-style-name="Visited_20_Internet_20_Link">
&gt;
 </text:a>
</text:p>

</text:p>
      <text:p text:style-name="P4">
<text:span text:style-name="T4">
Читайте також:</text:span>
 <text:span text:style-name="T4">
<text:a xlink:type="simple" xlink:href="https://www.ukrinform.ua/rubric-ato/3703662-instruktori-z-novoi-zelandii-vcat-ukrainskih-novobranciv-boam-na-peredovij.html" text:style-name="Internet_20_link" text:visited-style-name="Visited_20_Internet_20_Link">
 </text:a>
 </text:span>
</text:p>
      <text:p text:style-name="P4">
“Канада та Латвія спільно навчатимуть українських військових на територіїЛатвії, починаючи вже з 15 травня. У партнерстві між Збройними силами Канадита Латвії ми проводитимемо навчання із розвитку лідерських навичоквійськовослужбовців ЗСУ”, - сказала міністр оборони Канади Ананд у четвер, 11травня.</text:p>
      <text:p text:style-name="P4">
За її словами, у рамках цієї нової програми українські молодші офіцеринавчатимуться “відповідальності на полі бою, процесу планування та наданнянаказів, координації маневрів, збору розвідувальних даних, планування тавиконання”.</text:p>
      <text:p text:style-name="P4">
Як повідомляв Укрінформ, _<text:span text:style-name="T4">
<text:a xlink:type="simple" xlink:href="https://www.ukrinform.ua/rubric-ato/3707512-kanada-ta-latvia-navcatimut-ukrainskih-oficeriv-liderskih-navicok.html" text:style-name="Internet_20_link" text:visited-style-name="Visited_20_Internet_20_Link">
 </text:a>
 </text:span>
 _ , що зосередиться на розвитку їх лідерських навичок.</text:p>
      <text:p text:style-name="P4">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At Kupiansk direction Russian army shelled Mykolayivka, Krasne Pershe, Fyholivka, Novomlynsk,...</text:span>
</text:h>
      <text:p text:style-name="P4">
Authors: liveuamap (Language: en)</text:p>
      <text:p text:style-name="P4">
Time: 2023-05-11T-21:20:00</text:p>
      <text:p text:style-name="P4">
Location: Kramatorsk (Latitude:49.81019 Longtitude:37.68868)</text:p>
      <text:p text:style-name="P4">
Videos: []</text:p>
      <text:p text:style-name="P4">
Images: []</text:p>
      <text:p text:style-name="P4">
Tags: ["Russia"]</text:p>
      <text:p text:style-name="P4">
ID: 22562047</text:p>
      <!--METADATA-->
      <text:p text:style-name="P4">
At Kupiansk direction Russian army shelled Mykolayivka, Krasne Pershe,Fyholivka, Novomlynsk, Dvorichna, Masutivka, Lyman Pershyy, Kyslivka ofKharkiv region and Stelmakhivka of Luhansk region. Russian aviation conductedairstrikes at Masutivka, Pershotravneve and Terny, - General Staff of ArmedForces of Ukraine says in the morning report</text:p>
      <text:p text:style-name="P4">
News Collection Link: <text:a xlink:type="simple" xlink:href="https://liveuamap.com/en/2023/11-may-at-kupiansk-direction-russian-army-shelled-mykolayivka" text:style-name="Internet_20_link" text:visited-style-name="Visited_20_Internet_20_Link">
https://liveuamap.com/en/2023/11-may-at-kupiansk-direction-russian-army-shelled-mykolayivka</text:a>
</text:p>
      <text:p text:style-name="P4">
Source: <text:a xlink:type="simple" xlink:href="https://t.me/lumsrc/4749" text:style-name="Internet_20_link" text:visited-style-name="Visited_20_Internet_20_Link">
https://t.me/lumsrc/4749</text:a>
</text:p>
      <!--NEWS-->
      <text:h text:style-name="P10" text:outline-level="1">
<text:span text:style-name="T4">
Потрібна така система правопорядку, яка відповідатиме меті швидкого вступу у ЄС - Зеленський</text:span>
</text:h>
      <text:p text:style-name="P4">
Authors: Ukrinform (Person)</text:p>
      <text:p text:style-name="P4">
Publisher: Укринформ (Organization)</text:p>
      <text:p text:style-name="P4">
Published Time: 2023-05-11T-22:44:00+03:00</text:p>
      <text:p text:style-name="P4">
Modified Time: 2023-05-11T23:44:00+03:00</text:p>
      <text:p text:style-name="P4">
Description: Україні потрібна така система правопорядку, яка відповідатиме меті швидкого вступу у ЄС.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Прокуратура', 'Зеленський', 'Документи']</text:p>
      <text:p text:style-name="P4">
Type: Article</text:p>
      <!--METADATA-->
      <text:p text:style-name="P4">
<draw:frame draw:style-name="fr1" draw:name="Image62" text:anchor-type="as-char" svg:width="6.9236in" svg:height="3.956343in" draw:z-index="0">
<draw:image xlink:href="../Images/yкринформ/2023-05-11T-22-44-00-03-00/630_360_1679682020-565.jpeg" xlink:type="simple" xlink:show="embed" xlink:actuate="onLoad" draw:mime-type="image/jpeg"/>
</draw:frame>
 Україніпотрібна така система правопорядку, яка відповідатиме меті швидкого вступу уЄС.</text:p>
      <text:p text:style-name="P4">
Про це Президент Володимир Зеленський сказав під час <text:a xlink:type="simple" xlink:href="https://www.youtube.com/watch" text:style-name="Internet_20_link" text:visited-style-name="Visited_20_Internet_20_Link">
</text:a>
 ,передає Укрінформ.</text:p>
      <text:p text:style-name="P4">
"Сьогодні схвалив комплексний стратегічний план реформування нашої системиправопорядку – усіх правоохоронних органів та прокуратури. Це детальнийдокумент, який розраховано на час до 27-го року. Якщо говорити просто, мимаємо забезпечити таку систему гарантування справедливості та правопорядку длянашої країни, яка відповідатиме й нашій меті швидкого вступу України у ЄС", -сказав Зеленський.</text:p>
      <text:p text:style-name="P4">
<text:span text:style-name="T4">
Читайте також:</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Президент відзначив, що органи правопорядку, як елемент державної системи,мають працювати так, щоб безпека, захищеність, справедливість, якігарантуються на рівні інституцій, відчувалися на рівні повсякденної роботитих, по кому люди судять про державу.</text:p>
      <text:p text:style-name="P4">
"Довіра в державі, довіра до держави формуються з довіри до тих, хто діє відімені держави. Правоохоронці, система прокуратури – ключові в цьому. Звичайно,разом з усіма іншими, хто працює в державному апараті", - сказав Зеленський.</text:p>
      <text:p text:style-name="P4">
<text:span text:style-name="T4">
Читайте також:</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За його словами, забезпечення в Україні максимальних безпеки, свободи, повагидо закону, до людини і є відповіддю на питання, яку Україну після війни мибудуємо.</text:p>
      <text:p text:style-name="P4">
Як повідомляв Укрінформ, раніше Сполучені Штати заявили, що _<text:span text:style-name="T4">
<text:a xlink:type="simple" xlink:href="https://www.ukrinform.ua/rubric-polytics/3708010-ssa-vistupaut-na-pidtrimku-pravosudda-ta-vidpovidalnosti-za-voenni-zlocini-derzdep.html" text:style-name="Internet_20_link" text:visited-style-name="Visited_20_Internet_20_Link">
</text:a>
 </text:span>
 _ тапритягнення до відповідальності за воєнні злочини в Україні.</text:p>
      <text:p text:style-name="P4">
<text:span text:style-name="T5">
Фото: ОП</text:span>
</text:p>
      <text:p text:style-name="P4">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At Lyman direction Russian army shelled Makiyivka, Bilohorivka and Vesele of Luhansk region a...</text:span>
</text:h>
      <text:p text:style-name="P4">
Authors: liveuamap (Language: en)</text:p>
      <text:p text:style-name="P4">
Time: 2023-05-11T-23:20:00</text:p>
      <text:p text:style-name="P4">
Location: Bilohorivka (Latitude:48.91844 Longtitude:38.24203)</text:p>
      <text:p text:style-name="P4">
Videos: []</text:p>
      <text:p text:style-name="P4">
Images: []</text:p>
      <text:p text:style-name="P4">
Tags: ["Russia"]</text:p>
      <text:p text:style-name="P4">
ID: 22562046</text:p>
      <!--METADATA-->
      <text:p text:style-name="P4">
At Lyman direction Russian army shelled Makiyivka, Bilohorivka and Vesele ofLuhansk region and Yampolivka, Spirne and Berestove of Donetsk region. Russianaviation conducted airstrikes at Bilohorivka, Verkhnokamyanske and Spirne, -General Staff of Armed Forces of Ukraine says in the morning report</text:p>
      <text:p text:style-name="P4">
News Collection Link: <text:a xlink:type="simple" xlink:href="https://liveuamap.com/en/2023/11-may-at-lyman-direction-russian-army-shelled-makiyivka" text:style-name="Internet_20_link" text:visited-style-name="Visited_20_Internet_20_Link">
https://liveuamap.com/en/2023/11-may-at-lyman-direction-russian-army-shelled-makiyivka</text:a>
</text:p>
      <text:p text:style-name="P4">
Source: <text:a xlink:type="simple" xlink:href="https://t.me/lumsrc/4750" text:style-name="Internet_20_link" text:visited-style-name="Visited_20_Internet_20_Link">
https://t.me/lumsrc/4750</text:a>
</text:p>
      <!--NEWS-->
      <text:h text:style-name="P10" text:outline-level="1">
<text:span text:style-name="T4">
Через ворожий обстріл у Херсоні майже знищена гімназія</text:span>
</text:h>
      <text:p text:style-name="P4">
Authors: Ukrinform (Person)</text:p>
      <text:p text:style-name="P4">
Publisher: Укринформ (Organization)</text:p>
      <text:p text:style-name="P4">
Published Time: 2023-05-11T-24:36:00+03:00</text:p>
      <text:p text:style-name="P4">
Modified Time: 2023-05-11T23:36:00+03:00</text:p>
      <text:p text:style-name="P4">
Description: Через ворожий обстріл у Херсоні майже знищена гімназія №20. — Укрінформ.</text:p>
      <text:p text:style-name="P4">
Images: ["<text:a xlink:type="simple" xlink:href="https://static.ukrinform.com/photos/2023_05/thumb_files/630_360_1683831164-698.jpg" text:style-name="Internet_20_link" text:visited-style-name="Visited_20_Internet_20_Link">
630_360_16838...</text:a>
"]</text:p>
      <text:p text:style-name="P4">
Tags: ['Херсон', 'Обстріл', 'Війна з росією']</text:p>
      <text:p text:style-name="P4">
Type: Article</text:p>
      <!--METADATA-->
      <text:p text:style-name="P4">
<draw:frame draw:style-name="fr1" draw:name="Image63" text:anchor-type="as-char" svg:width="6.9236in" svg:height="3.956343in" draw:z-index="0">
<draw:image xlink:href="../Images/yкринформ/2023-05-11T-24-36-00-03-00/630_360_1683831164-698.jpg" xlink:type="simple" xlink:show="embed" xlink:actuate="onLoad" draw:mime-type="image/jpeg"/>
</draw:frame>
 Черезворожий обстріл у Херсоні майже знищена гімназія №20.</text:p>
      <text:p text:style-name="P4">
Про це начальник Херсонської міської військової адміністрації Роман Мрочкоповідомив у <text:a xlink:type="simple" xlink:href="https://t.me/roman_mrochko/274" text:style-name="Internet_20_link" text:visited-style-name="Visited_20_Internet_20_Link">
 </text:a>
 , передає Укрінформ</text:p>
      <text:p text:style-name="P4">
«Херсон: гімназія 20 майже знищена!», - йдеться у повідомленні.</text:p>
      <text:p text:style-name="P4">
<text:span text:style-name="T4">
Читайте також:</text:span>
 _<text:span text:style-name="T4">
<text:a xlink:type="simple" xlink:href="https://www.ukrinform.ua/rubric-ato/3707972-u-hersoni-rosiani-obstrilali-teritoriu-komunalnogo-pidpriemstva.html" text:style-name="Internet_20_link" text:visited-style-name="Visited_20_Internet_20_Link">
 </text:a>
 </text:span>
 _</text:p>
      <text:p text:style-name="P4">
Як інформують в МВА, охорона залишилася живою.</text:p>
      <text:p text:style-name="P4">
Як повідомляв Укрінформ, _<text:span text:style-name="T4">
<text:a xlink:type="simple" xlink:href="https://www.ukrinform.ua/rubric-ato/3707907-vorog-obstrilav-iz-artilerii-osvitnij-zaklad-u-hersoni.html" text:style-name="Internet_20_link" text:visited-style-name="Visited_20_Internet_20_Link">
 </text:a>
 </text:span>
 _Херсона.</text:p>
      <text:p text:style-name="P4">
<text:span text:style-name="T5">
Фото: Роман Мрочко, Телеграм</text:span>
</text:p>
      <text:p text:style-name="P4">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At Bakhmut direction Russian army shelled Orikhovo-Vasylivka, Bohdanivka, Bakhmut, Ivanivske,...</text:span>
</text:h>
      <text:p text:style-name="P4">
Authors: liveuamap (Language: en)</text:p>
      <text:p text:style-name="P4">
Time: 2023-05-11T-25:20:00</text:p>
      <text:p text:style-name="P4">
Location: Bakhmut (Latitude:48.48396 Longtitude:37.8606)</text:p>
      <text:p text:style-name="P4">
Videos: []</text:p>
      <text:p text:style-name="P4">
Images: []</text:p>
      <text:p text:style-name="P4">
Tags: ["Russia"]</text:p>
      <text:p text:style-name="P4">
ID: 22562045</text:p>
      <!--METADATA-->
      <text:p text:style-name="P4">
At Bakhmut direction Russian army shelled Orikhovo-Vasylivka, Bohdanivka,Bakhmut, Ivanivske, Chasiv Yar, Stupochky, Zalizne and New York of Donetskregion. Russian aviation conducted airstrikes at Torske, Bakhmut,Klischiyivka, Kurdumivka and Bila Hora, - General Staff of Armed Forces ofUkraine says in the morning report</text:p>
      <text:p text:style-name="P4">
News Collection Link: <text:a xlink:type="simple" xlink:href="https://liveuamap.com/en/2023/11-may-at-bakhmut-direction-russian-army-shelled-orikhovovasylivka" text:style-name="Internet_20_link" text:visited-style-name="Visited_20_Internet_20_Link">
https://liveuamap.com/en/2023/11-may-at-bakhmut-direction-russian-army-shelled-orikhovovasylivka</text:a>
</text:p>
      <text:p text:style-name="P4">
Source: <text:a xlink:type="simple" xlink:href="https://t.me/lumsrc/4751" text:style-name="Internet_20_link" text:visited-style-name="Visited_20_Internet_20_Link">
https://t.me/lumsrc/4751</text:a>
</text:p>
      <!--NEWS-->
      <text:h text:style-name="P10" text:outline-level="1">
<text:span text:style-name="T4">
Президент відзначив державними нагородами 134 десантників</text:span>
</text:h>
      <text:p text:style-name="P4">
Authors: Ukrinform (Person)</text:p>
      <text:p text:style-name="P4">
Publisher: Укринформ (Organization)</text:p>
      <text:p text:style-name="P4">
Published Time: 2023-05-11T-26:23:00+03:00</text:p>
      <text:p text:style-name="P4">
Modified Time: 2023-05-11T23:23:00+03:00</text:p>
      <text:p text:style-name="P4">
Description: Президент України Володимир Зеленський відзначив державними нагородами 134 десантників.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ЗСУ', 'Зеленський', 'Війна з росією']</text:p>
      <text:p text:style-name="P4">
Type: Article</text:p>
      <!--METADATA-->
      <text:p text:style-name="P4">
<draw:frame draw:style-name="fr1" draw:name="Image64" text:anchor-type="as-char" svg:width="6.9236in" svg:height="3.956343in" draw:z-index="0">
<draw:image xlink:href="../Images/yкринформ/2023-05-11T-26-23-00-03-00/630_360_1664353648-814.jpeg" xlink:type="simple" xlink:show="embed" xlink:actuate="onLoad" draw:mime-type="image/jpeg"/>
</draw:frame>
Президент України Володимир Зеленський відзначив державними нагородами 134десантників.</text:p>
      <text:p text:style-name="P4">
Про це він сказав під час <text:a xlink:type="simple" xlink:href="https://t.me/V_Zelenskiy_official/6195" text:style-name="Internet_20_link" text:visited-style-name="Visited_20_Internet_20_Link">
</text:a>
, передає Укрінформ.</text:p>
      <text:p text:style-name="P4">
"Підписав сьогодні й новий указ про відзначення наших воїнів державниминагородами. Це взірцево відважні військовослужбовці наших Десантно-штурмовихвійськ. 134 воїни... 25-та окрема повітряно-десантна Січеславська бригада,46-та окрема аеромобільна бригада, 95-та окрема десантно-штурмова бригада,132-й окремий розвідувальний батальйон, 148-й окремий артилерійський дивізіонта 199-й навчальний центр ДШВ... Кожне з усіх цих найменувань, кожен з усіхцих підрозділів – це честь, це гордість України, це героїзм наших людей.Героїзм, який назавжди робить Україну вільною", - сказав Президент.</text:p>
      <text:p text:style-name="P4">
<text:span text:style-name="T4">
Читайте також:</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Глава держави наголосив, що вистоявши зараз проти ворога, кожен захисник тазахисниця України дають свободу й усім новим поколінням нашого народу.</text:p>
      <text:p text:style-name="P4">
"Ніколи на нашій землі не пануватимуть чужі прапори й ніколи наших людей небуде віддано на поневолення. Стійкість у боях зараз, потужність у нашихактивних діях, відвага та влучність наших воїнів щодня й щоночі – ценезалежність України, яка буде завжди. Яку ми посилюємо й будемо посилювати",- сказав Володимир Зеленський.</text:p>
      <text:p text:style-name="P4">
Як повідомляв Укрінформ, _<text:span text:style-name="T4">
<text:a xlink:type="simple" xlink:href="https://www.ukrinform.ua/rubric-ato/3707954-zsu-vrazili-visim-vorozih-punktiv-upravlinna-zasib-ppo-ta-dvi-vazlivi-cili-voroga.html" text:style-name="Internet_20_link" text:visited-style-name="Visited_20_Internet_20_Link">
 </text:a>
 </text:span>
 _ , а також знищили 8 ворожих пунктів управління,засіб ППО та 2 «важливі цілі» ворога.</text:p>
      <text:p text:style-name="P4">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At Avdiyivka direction Russian army shelled Berdychi, Avdiyivka, Pervomayske and Nevelske of ...</text:span>
</text:h>
      <text:p text:style-name="P4">
Authors: liveuamap (Language: en)</text:p>
      <text:p text:style-name="P4">
Time: 2023-05-11T-27:20:00</text:p>
      <text:p text:style-name="P4">
Location: Avdiyivka (Latitude:48.24571 Longtitude:37.69444)</text:p>
      <text:p text:style-name="P4">
Videos: []</text:p>
      <text:p text:style-name="P4">
Images: []</text:p>
      <text:p text:style-name="P4">
Tags: ["Russia"]</text:p>
      <text:p text:style-name="P4">
ID: 22562044</text:p>
      <!--METADATA-->
      <text:p text:style-name="P4">
At Avdiyivka direction Russian army shelled Berdychi, Avdiyivka, Pervomayskeand Nevelske of Donetsk region. Russian aviation conducted airstrikes atAvdiyivka and Novokalynove, - General Staff of Armed Forces of Ukraine says inthe morning report</text:p>
      <text:p text:style-name="P4">
News Collection Link: <text:a xlink:type="simple" xlink:href="https://liveuamap.com/en/2023/11-may-at-avdiyivka-direction-russian-army-shelled-berdychi" text:style-name="Internet_20_link" text:visited-style-name="Visited_20_Internet_20_Link">
https://liveuamap.com/en/2023/11-may-at-avdiyivka-direction-russian-army-shelled-berdychi</text:a>
</text:p>
      <text:p text:style-name="P4">
Source: <text:a xlink:type="simple" xlink:href="https://t.me/lumsrc/4752" text:style-name="Internet_20_link" text:visited-style-name="Visited_20_Internet_20_Link">
https://t.me/lumsrc/4752</text:a>
</text:p>
      <!--NEWS-->
      <text:h text:style-name="P10" text:outline-level="1">
<text:span text:style-name="T4">
Енергоатом готується швидко змінити персонал ЗАЕС після деокупації</text:span>
</text:h>
      <text:p text:style-name="P4">
Authors: Ukrinform (Person)</text:p>
      <text:p text:style-name="P4">
Publisher: Укринформ (Organization)</text:p>
      <text:p text:style-name="P4">
Published Time: 2023-05-11T-28:15:00+03:00</text:p>
      <text:p text:style-name="P4">
Modified Time: 2023-05-11T23:15:00+03:00</text:p>
      <text:p text:style-name="P4">
Description: НАЕК «Енергоатом» проводить підготовку персоналу, який повинен зайти на Запорізьку АЕС одразу після деокупації і почати працювати. — Укрінформ.</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 'Єдині новини']</text:p>
      <text:p text:style-name="P4">
Type: Article</text:p>
      <!--METADATA-->
      <text:p text:style-name="P4">
<draw:frame draw:style-name="fr1" draw:name="Image65" text:anchor-type="as-char" svg:width="6.9236in" svg:height="3.956343in" draw:z-index="0">
<draw:image xlink:href="../Images/yкринформ/2023-05-11T-28-15-00-03-00/630_360_1589906243-565.jpg" xlink:type="simple" xlink:show="embed" xlink:actuate="onLoad" draw:mime-type="image/jpeg"/>
</draw:frame>
 НАЕК«Енергоатом» проводить підготовку персоналу, який повинен зайти на ЗапорізькуАЕС одразу після деокупації і почати працювати.</text:p>
      <text:p text:style-name="P4">
Як передає Укрінформ, про це повідомив президент НАЕК «Енергоатом» Петро Котінв ефірі телемарафону «Єдині новини».</text:p>
      <text:p text:style-name="P4">
«Ми готуємось зараз на (підконтрольній - ред.) території України. У насперебуває персонал, який виїхав з Енергодара. Він працює на наших іншихвідокремлених підрозділах, в тому числі на атомних станціях, але мипідтримуємо його готовність виїхати на Запорізьку АЕС за першим викликом», -сказав Котін.</text:p>
      <text:p text:style-name="P4">
<text:span text:style-name="T4">
Читайте також:</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За його словами, Енергоатом також готує вахти на атомних станціях, повні зміниперсоналу, які потрібні будуть у випадку нестачі персоналу на Запорізькій АЕСпісля деокупації.</text:p>
      <text:p text:style-name="P4">
Котін нагадав, що є ознаки підготовки окупантів до «евакуації». Зокрема,проводилося спеціальне тренування персоналу «росатома» і військових дляшвидкого виїзду зі станції.</text:p>
      <text:p text:style-name="P4">
Як повідомлялося, загарбники ведуть підготовку до «евакуації» з <text:span text:style-name="T4">
<text:a xlink:type="simple" xlink:href="https://www.ukrinform.ua/tag-energodar" text:style-name="Internet_20_link" text:visited-style-name="Visited_20_Internet_20_Link">
</text:a>
 </text:span>
 близько 2,7 тис. працівниківЗапорізької АЕС і їхніх сімей.</text:p>
      <text:p text:style-name="P4">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At Maryinka direction Russian army shelled Heorhiyivka and Pobyeda of Donetsk region, - Gener...</text:span>
</text:h>
      <text:p text:style-name="P4">
Authors: liveuamap (Language: en)</text:p>
      <text:p text:style-name="P4">
Time: 2023-05-11T-29:20:00</text:p>
      <text:p text:style-name="P4">
Location: Donetsk Oblast (Latitude:47.91623 Longtitude:37.46235)</text:p>
      <text:p text:style-name="P4">
Videos: []</text:p>
      <text:p text:style-name="P4">
Images: []</text:p>
      <text:p text:style-name="P4">
Tags: ["Russia"]</text:p>
      <text:p text:style-name="P4">
ID: 22562043</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11-may-at-maryinka-direction-russian-army-shelled-heorhiyivka" text:style-name="Internet_20_link" text:visited-style-name="Visited_20_Internet_20_Link">
https://liveuamap.com/en/2023/11-may-at-maryinka-direction-russian-army-shelled-heorhiyivka</text:a>
</text:p>
      <text:p text:style-name="P4">
Source: <text:a xlink:type="simple" xlink:href="https://t.me/lumsrc/4753" text:style-name="Internet_20_link" text:visited-style-name="Visited_20_Internet_20_Link">
https://t.me/lumsrc/4753</text:a>
</text:p>
      <!--NEWS-->
      <text:h text:style-name="P10" text:outline-level="1">
<text:span text:style-name="T4">
Зеленський подякував захисникам за результативну роботу на фронті</text:span>
</text:h>
      <text:p text:style-name="P4">
Authors: Ukrinform (Person)</text:p>
      <text:p text:style-name="P4">
Publisher: Укринформ (Organization)</text:p>
      <text:p text:style-name="P4">
Published Time: 2023-05-11T-30:06:00+03:00</text:p>
      <text:p text:style-name="P4">
Modified Time: 2023-05-11T23:06:00+03:00</text:p>
      <text:p text:style-name="P4">
Description: Президент України Володимир Зеленський подякував українським захисникам за результативну роботу зі знищення окупантів.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66" text:anchor-type="as-char" svg:width="6.9236in" svg:height="3.956343in" draw:z-index="0">
<draw:image xlink:href="../Images/yкринформ/2023-05-11T-30-06-00-03-00/630_360_1682862659-378.jpeg" xlink:type="simple" xlink:show="embed" xlink:actuate="onLoad" draw:mime-type="image/jpeg"/>
</draw:frame>
Президент України Володимир Зеленський подякував українським захисникам зарезультативну роботу зі знищення окупантів.</text:p>
      <text:p text:style-name="P4">
Про це він сказав у традиційному <text:a xlink:type="simple" xlink:href="https://www.youtube.com/watch" text:style-name="Internet_20_link" text:visited-style-name="Visited_20_Internet_20_Link">
</text:a>
 ,передає Укрінформ.</text:p>
      <text:p text:style-name="P4">
_Відео:<text:a xlink:type="simple" xlink:href="https://t.me/OP_UA/9472" text:style-name="Internet_20_link" text:visited-style-name="Visited_20_Internet_20_Link">
 </text:a>
 _</text:p>
      <text:p text:style-name="P4">
"Сьогодні у мене почесне і дуже приємне завдання для цього звернення – маючесть подякувати нашим воїнам і підрозділам, які особливо відзначились узахисті держави від початку цього тижня. ОСУВ «Хортиця» – 3-тя і 5-та окреміштурмові бригади та 28-ма окрема механізована бригада імені Лицарів ЗимовогоПоходу… Дякую всім вам, хлопці, – кожному солдату, сержанту й офіцеру – занадзвичайно успішні дії зі знищення окупантів. Дуже добрий результат!", -сказав Президент.</text:p>
      <text:p text:style-name="P4">
<text:span text:style-name="T4">
Читайте також:</text:span>
 <text:a xlink:type="simple" xlink:href="https://www.ukrinform.ua/rubric-ato/3707893-zelenskij-vidznaciv-nagorodami-134-zahisnikiv-122-iz-nih-posmertno.html" text:style-name="Internet_20_link" text:visited-style-name="Visited_20_Internet_20_Link">
 <text:span text:style-name="T4">
Зеленський</text:span>
 </text:a>
</text:p>
      <text:p text:style-name="P4">
Глава держави відзначив ОСУВ «Таврія» – воїнів 44-ї окремої артилерійськоїбригади імені гетьмана Данила Апостола, 55-ї окремої артилерійської бригади«Запорізька Січ», 59-ї окремої мотопіхотної бригади імені Якова Гандзюка та79-ї окремої бригади ДШВ…</text:p>
      <text:p text:style-name="P4">
"Дякую всім вам за міцність на позиціях і силу в боях, за натхнення доперемоги, яке ви даєте всій Україні своєю влучністю та відвагою", - сказавВолодимир Зеленський.</text:p>
      <text:p text:style-name="P4">
Також президент згадав ОСУВ «Одеса» та подякував їм бійцям 406-ї окремоїартилерійської бригади імені генерал-хорунжого Олексія Алмазова за чудовірезультати у знищенні місць зосередження ворога.</text:p>
      <text:p text:style-name="P4">
<text:span text:style-name="T4">
Читайте також:</text:span>
 <text:a xlink:type="simple" xlink:href="https://www.ukrinform.ua/rubric-ato/3707865-na-pivdni-vorog-u-panici-rozporosue-zusilla-na-kilka-napramkiv-gumenuk.html" text:style-name="Internet_20_link" text:visited-style-name="Visited_20_Internet_20_Link">
 </text:a>
</text:p>
      <text:p text:style-name="P4">
Також Володимир Зеленський відзначив вміння мінусувати ворожу техніку бійцівартилерійських розрахунків 63-ї окремої механізованої бригади.</text:p>
      <text:p text:style-name="P4">
"Кожен ваш влучний удар, наші герої, – це збережені життя українців. Дякуювам!", - сказав глава держави.</text:p>
      <text:p text:style-name="P4">
Також цього тижня, за його словами, відзначилися і підрозділи Національноїгвардії. Зокрема, воїни 1-ї та 14-ї бригад оперативного призначенняНацгвардії, які разом із усіма силами оборони та безпеки України захищаютьнашу державу на Донеччині та Луганщині.</text:p>
      <text:p text:style-name="P4">
<text:span text:style-name="T4">
Читайте також:</text:span>
 <text:a xlink:type="simple" xlink:href="https://www.ukrinform.ua/rubric-ato/3707724-ne-mozna-dopustiti-zamorozenna-vijni-ci-povtorenna-minskih-ugod-zelenskij.html" text:style-name="Internet_20_link" text:visited-style-name="Visited_20_Internet_20_Link">
 <text:span text:style-name="T4">
Зеленський</text:span>
 </text:a>
</text:p>
      <text:p text:style-name="P4">
Президент подякував нацгвардійцям, за стійкість, і за уміння силами своєїрозвідки і артилерії посувати колишню «другу армію світу» нижче і нижче впереліку військових сил.</text:p>
      <text:p text:style-name="P4">
Як повідомляв Укрінформ, <text:a xlink:type="simple" xlink:href="https://www.ukrinform.ua/rubric-ato/3707954-zsu-vrazili-visim-vorozih-punktiv-upravlinna-zasib-ppo-ta-dvi-vazlivi-cili-voroga.html" text:style-name="Internet_20_link" text:visited-style-name="Visited_20_Internet_20_Link">
 </text:a>
 російських загарбників, а також знищили 8 ворожих пунктівуправління, засіб ППО та 2 «важливі цілі» ворога.</text:p>
      <text:p text:style-name="P4">
Фото: ОП</text:p>
      <text:p text:style-name="P4">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At Shakhtarske direction Russian army shelled Novomykhaylivka, Vuhledar, Prechystivka and Nov...</text:span>
</text:h>
      <text:p text:style-name="P4">
Authors: liveuamap (Language: en)</text:p>
      <text:p text:style-name="P4">
Time: 2023-05-11T-31:20:00</text:p>
      <text:p text:style-name="P4">
Location: Zaporizhzhia (Latitude:47.7826 Longtitude:37.06203)</text:p>
      <text:p text:style-name="P4">
Videos: []</text:p>
      <text:p text:style-name="P4">
Images: []</text:p>
      <text:p text:style-name="P4">
Tags: ["Russia"]</text:p>
      <text:p text:style-name="P4">
ID: 22562042</text:p>
      <!--METADATA-->
      <text:p text:style-name="P4">
At Shakhtarske direction Russian army shelled Novomykhaylivka, Vuhledar,Prechystivka and Novoukrayinka. Russian aviation conducted airstrikes atPrechystivka and Novosilka, - General Staff of Armed Forces of Ukraine says inthe morning report</text:p>
      <text:p text:style-name="P4">
News Collection Link: <text:a xlink:type="simple" xlink:href="https://liveuamap.com/en/2023/11-may-at-shakhtarske-direction-russian-army-shelled-novomykhaylivka" text:style-name="Internet_20_link" text:visited-style-name="Visited_20_Internet_20_Link">
https://liveuamap.com/en/2023/11-may-at-shakhtarske-direction-russian-army-shelled-novomykhaylivka</text:a>
</text:p>
      <text:p text:style-name="P4">
Source: <text:a xlink:type="simple" xlink:href="https://t.me/lumsrc/4754" text:style-name="Internet_20_link" text:visited-style-name="Visited_20_Internet_20_Link">
https://t.me/lumsrc/4754</text:a>
</text:p>
      <!--NEWS-->
      <text:h text:style-name="P10" text:outline-level="1">
<text:span text:style-name="T4">
У ПАР відреагували на звинувачення Штатів щодо постачання зброї до рф</text:span>
</text:h>
      <text:p text:style-name="P4">
Authors: Ukrinform (Person)</text:p>
      <text:p text:style-name="P4">
Publisher: Укринформ (Organization)</text:p>
      <text:p text:style-name="P4">
Published Time: 2023-05-11T-33:54:00+03:00</text:p>
      <text:p text:style-name="P4">
Modified Time: 2023-05-11T22:54:00+03:00</text:p>
      <text:p text:style-name="P4">
Description: У ПАР відреагували на звинувачення США у постачанні зброї росії, висловивши «розчарування тим, що посол США зайняв контрпродуктивну публічну позицію». — Укрінформ.</text:p>
      <text:p text:style-name="P4">
Images: ["<text:a xlink:type="simple" xlink:href="https://static.ukrinform.com/photos/2023_05/thumb_files/630_360_1683834760-394.jpg" text:style-name="Internet_20_link" text:visited-style-name="Visited_20_Internet_20_Link">
630_360_16838...</text:a>
"]</text:p>
      <text:p text:style-name="P4">
Tags: ['ПАР', 'США', 'Зброя', 'росія', 'Війна з росією']</text:p>
      <text:p text:style-name="P4">
Type: Article</text:p>
      <!--METADATA-->
      <text:p text:style-name="P4">
<draw:frame draw:style-name="fr1" draw:name="Image67" text:anchor-type="as-char" svg:width="6.9236in" svg:height="3.956343in" draw:z-index="0">
<draw:image xlink:href="../Images/yкринформ/2023-05-11T-33-54-00-03-00/630_360_1683834760-394.jpg" xlink:type="simple" xlink:show="embed" xlink:actuate="onLoad" draw:mime-type="image/jpeg"/>
</draw:frame>
 У ПАРвідреагували на звинувачення США у постачанні зброї росії, висловивши«розчарування тим, що посол США зайняв контрпродуктивну публічну позицію».</text:p>
      <text:p text:style-name="P4">
Про це передає Укрінформ із посиланням на <text:a xlink:type="simple" xlink:href="https://www.radiosvoboda.org/a/news-par-ssha-zvynuvachennya/32407640.html" text:style-name="Internet_20_link" text:visited-style-name="Visited_20_Internet_20_Link">
</text:a>
 .</text:p>
      <text:p text:style-name="P4">
«Загальновідомо, що російське судно під назвою Lady R причалило до ПівденноїАфрики. Відтоді почалися звинувачення щодо мети подорожі. Хоча на сьогоднішнійдень не було надано жодних доказів на підтримку цих звинувачень. Урядзобов’язався розпочати незалежне розслідування», – йдеться у заяві офісупрезидента країни.</text:p>
      <text:p text:style-name="P4">
<text:span text:style-name="T4">
Читайте також:</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У заяві також зауважується, що під час нещодавніх зустрічей міжпівденноафриканською делегацією та офіційними особами США обговорювалосяпитання цього російського судна – сторони досягли домовленості про те, щорозслідування продовжать, а розвідувальні служби США нададуть будь-які докази,якими вони володіють.</text:p>
      <text:p text:style-name="P4">
«Тому викликає розчарування те, що посол США зайняв контрпродуктивну публічнупозицію, яка підриває досягнуте розуміння з цього питання», – додалипредставники ПАР.</text:p>
      <text:p text:style-name="P4">
Раніше США звинуватили <text:span text:style-name="T4">
<text:a xlink:type="simple" xlink:href="http://www.ukrinform.ua/tag-par" text:style-name="Internet_20_link" text:visited-style-name="Visited_20_Internet_20_Link">
 </text:a>
 </text:span>
 в постачаннібоєприпасів росії через російський корабель, який пришвартувався на військово-морській базі Саймонс-Таун у Кейптауні в грудні минулого року. За даними ЗМІ,ці звинувачення прозвучали від посла США в Південній Африці Рубена Бріджіті.Як сказав посол, він упевнений, що до трюм судна завантажили зброю на йогозворотному шляху до рф.</text:p>
      <text:p text:style-name="P4">
Сполучені Штати упродовж кількох місяців не раз критично висловлювалися щодозбереження владою ПАР «зручних» відносин з росією.</text:p>
      <text:p text:style-name="P4">
<text:span text:style-name="T4">
Читайте також:</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Під час голосувань ООН представники Південно-Африканської республікиутримувалися від засудження війни Росії проти України. Крім того, Преторія неприєдналася до санкцій США та європейських країн проти Москви за агресію щодоУкраїни.</text:p>
      <text:p text:style-name="P4">
Вашингтон також висловлював стурбованість і щодо участі ПАР у _<text:span text:style-name="T4">
<text:a xlink:type="simple" xlink:href="https://www.ukrinform.ua/rubric-world/3657952-par-provede-vijskovi-navcanna-razom-iz-kitaem-ta-rf.html" text:style-name="Internet_20_link" text:visited-style-name="Visited_20_Internet_20_Link">
</text:a>
 </text:span>
 _</text:p>
      <text:p text:style-name="P4">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Президент схвалив комплексний стратегічний план реформування системи правопорядку</text:span>
</text:h>
      <text:p text:style-name="P4">
Authors: Ukrinform (Person)</text:p>
      <text:p text:style-name="P4">
Publisher: Укринформ (Organization)</text:p>
      <text:p text:style-name="P4">
Published Time: 2023-05-11T-35:46:00+03:00</text:p>
      <text:p text:style-name="P4">
Modified Time: 2023-05-11T22:46:00+03:00</text:p>
      <text:p text:style-name="P4">
Description: Президент Володимир Зеленський схвалив комплексний стратегічний план реформування усіх правоохоронних органів та прокуратури України – детальний документ, який розраховано 2027-го року. — Укрінформ.</text:p>
      <text:p text:style-name="P4">
Images: ["<text:a xlink:type="simple" xlink:href="https://static.ukrinform.com/photos/2023_05/thumb_files/630_360_1683114944-177.jpeg" text:style-name="Internet_20_link" text:visited-style-name="Visited_20_Internet_20_Link">
630_360_16831...</text:a>
"]</text:p>
      <text:p text:style-name="P4">
Tags: ['Поліція', 'Прокуратура', 'Реформа', 'Звернення', 'Зеленський', 'Війна з росією']</text:p>
      <text:p text:style-name="P4">
Type: Article</text:p>
      <!--METADATA-->
      <text:p text:style-name="P4">
<draw:frame draw:style-name="fr1" draw:name="Image68" text:anchor-type="as-char" svg:width="6.9236in" svg:height="3.956343in" draw:z-index="0">
<draw:image xlink:href="../Images/yкринформ/2023-05-11T-35-46-00-03-00/630_360_1683114944-177.jpeg" xlink:type="simple" xlink:show="embed" xlink:actuate="onLoad" draw:mime-type="image/jpeg"/>
</draw:frame>
Президент Володимир Зеленський схвалив комплексний стратегічний планреформування усіх правоохоронних органів та прокуратури України – детальнийдокумент, який розраховано 2027-го року.</text:p>
      <text:p text:style-name="P4">
Про це Глава держави сказав під час <text:a xlink:type="simple" xlink:href="https://www.youtube.com/watch" text:style-name="Internet_20_link" text:visited-style-name="Visited_20_Internet_20_Link">
</text:a>
 наприкінці 442-го дня війни,передає Укрінформ.</text:p>
      <text:p text:style-name="P4">
_Відео:<text:a xlink:type="simple" xlink:href="https://t.me/OP_UA/9472" text:style-name="Internet_20_link" text:visited-style-name="Visited_20_Internet_20_Link">
 </text:a>
 _</text:p>
      <text:p text:style-name="P4">
<text:span text:style-name="T4">
<text:span text:style-name="T5">
Бажаю здоровʼя, шановні українці!</text:span>
 </text:span>
</text:p>
      <text:p text:style-name="P4">
Сьогодні в мене почесне й дуже приємне завдання для цього звернення – маючесть подякувати нашим воїнам і підрозділам, які особливо відзначились узахисті держави від початку цього тижня.</text:p>
      <text:p text:style-name="P4">
ОСУВ «Хортиця» – 3-тя і 5-та окремі штурмові бригади та 28-ма окремамеханізована бригада імені Лицарів Зимового Походу... Я дякую всім вам,хлопці, – кожному солдату дякую, сержанту й офіцеру за надзвичайно успішні діїзі знищення окупантів. Дуже добрий результат!</text:p>
      <text:p text:style-name="P4">
ОСУВ «Таврія» – воїни 44-ї окремої артилерійської бригади імені ГетьманаДанила Апостола, 55-ї окремої артилерійської бригади «Запорізька Січ», нашоїславетної «Пʼятдесятдевʼятки» – 59-ї окремої мотопіхотної бригади імені ЯковаГандзюка та 79-ї окремої бригади ДШВ – я дякую всім вам за міцність напозиціях, за силу в боях, за натхнення до перемоги, яке ви даєте всій Українісвоєю влучністю та відвагою.</text:p>
      <text:p text:style-name="P4">
ОСУВ «Одеса» – дякую бійцям 406-ї окремої артилерійської бригади іменігенерал-хорунжого Олексія Алмазова за чудові результати у знищенні місцьзосередження ворога!</text:p>
      <text:p text:style-name="P4">
Відзначу сьогодні також артилерійські розрахунки 63-ї окремої механізованоїбригади – уміють хлопці «мінусувати» ворожу техніку на полі бою. Кожен вашвлучний удар, наші герої, – це збережені життя українців. Дякую вам!</text:p>
      <text:p text:style-name="P4">
Є за що відзначити цього тижня й підрозділи нашої Національної гвардії.Зокрема, воїнів 1-ї та 14-ї бригад оперативного призначення Нацгвардії, якіразом з усіма силами оборони й безпеки України захищають нашу державу наДонеччині, на Луганщині. Дякую вам, нацгвардійці, і за вашу стійкість, і заваше вміння силами своєї розвідки, артилерії посувати колишню «другу арміюсвіту» нижче й нижче в переліку військових сил.</text:p>
      <text:p text:style-name="P4">
Підписав сьогодні й новий указ про відзначення наших воїнів державниминагородами.</text:p>
      <text:p text:style-name="P4">
Це взірцево відважні військовослужбовці наших Десантно-штурмових військ. 134воїни… 25-та окрема повітряно-десантна Січеславська бригада, 46-та окремааеромобільна бригада, 95-та окрема десантно-штурмова бригада, 132-й окремийрозвідувальний батальйон, 148-й окремий артилерійський дивізіон та 199-йнавчальний центр ДШВ...</text:p>
      <text:p text:style-name="P4">
Кожне з усіх цих найменувань, кожен з усіх цих підрозділів – це честь, цегордість України, це героїзм наших людей. Героїзм, який назавжди робитьУкраїну вільною. Вистоявши зараз, звільняючи нашу землю зараз, даючи Україніперемоги зараз, кожен і кожна, хто бʼється заради України, дає свободу й усімновим поколінням нашого народу.</text:p>
      <text:p text:style-name="P4">
Ніколи на нашій землі не пануватимуть чужі прапори й ніколи наших людей небуде віддано на поневолення. Стійкість у боях зараз, потужність у нашихактивних діях, відвага та влучність наших воїнів щодня й щоночі – ценезалежність України, яка буде завжди. Яку ми посилюємо й будемо посилювати.</text:p>
      <text:p text:style-name="P4">
Сьогодні, як і завжди, був на звʼязку з командувачами та розвідкою.</text:p>
      <text:p text:style-name="P4">
Провів кілька нарад щодо наших міжнародних зусиль. Скоро зможу оголосити дужеважливі новини для нашої оборони, для наших відносин із партнерами.</text:p>
      <text:p text:style-name="P4">
Зустрівся зі спеціальним радником Президента Бразилії з міжнародних питань.Обговорили можливість проведення саміту у форматі Україна – Латинська Америка.Ще раз підкреслив своє запрошення для Президента Бразилії відвідати нашукраїну та побачити героїзм українців на власні очі, нашу реальнуналаштованість на мир для всієї української землі, для всіх наших міст ігромад, які зараз зазнають ударів російських терористів.</text:p>
      <text:p text:style-name="P4">
Наша формула миру, яку Україна запропонувала світу ще торік, зараз стала лишеактуальнішою. Це єдиний комплексний і єдиний реалістичний план поверненняспокою не лише нашому народу, а й усім народам планети, які прагнуть життя безагресій.</text:p>
      <text:p text:style-name="P4">
І ще одне.</text:p>
      <text:p text:style-name="P4">
Сьогодні схвалив комплексний стратегічний план реформування нашої системиправопорядку – усіх правоохоронних органів та прокуратури. Це детальнийдокумент, який розраховано на час до 27-го року.</text:p>
      <text:p text:style-name="P4">
Якщо говорити просто, ми маємо забезпечити таку систему гарантуваннясправедливості та правопорядку для нашої країни, яка відповідатиме й нашійметі швидкого вступу України у ЄС, – додаємо нашої готовності реалізувати цюмету, і, що не менш важливо, – гарантуємо ті основи нового суспільногодоговору, які очевидно окреслюються зараз при захисті нашої держави.</text:p>
      <text:p text:style-name="P4">
Кожен елемент державної системи – органи правопорядку передусім – маютьпрацювати так, щоб люди реально відчували безпеку й захищеність, щоб людиреально відчували справедливість, щоб гарантувалося на рівні інституцій, нарівні повсякденної роботи тих, по кому люди судять про державу. Довіра вдержаві, довіра до держави формуються з довіри до тих, хто діє від іменідержави. Правоохоронці, система прокуратури – ключові в цьому. Звичайно, разомз усіма іншими, хто працює в державному апараті.</text:p>
      <text:p text:style-name="P4">
Україна має стати і вже стала місцем сили Європи та всього вільного світу.Маємо забезпечити в Україні максимум безпеки, максимум свободи, максимумповаги до закону, до людини.</text:p>
      <text:p text:style-name="P4">
І це відповідь на питання, яку Україну після війни ми будуємо. Державу, якаповажає своїх людей та яку поважають у світі. Державу, чий приклад життяшанують усі. Шлях до цього починається зараз. Починається в діях, особистихрішеннях кожного й кожної, хто воює, працює заради України та заради всіхукраїнців.</text:p>
      <text:p text:style-name="P4">
Слава всім нашим воїнам, які зараз у бою! Слава нашому прекрасному народу!</text:p>
      <text:p text:style-name="P4">
Дякую всім у світі, хто допомагає нам, українцям!</text:p>
      <text:p text:style-name="P4">
<text:span text:style-name="T4">
<text:span text:style-name="T5">
Слава Україні!</text:span>
 </text:span>
</text:p>
      <text:p text:style-name="P4">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Калініна зіграє з чемпіонкою Australian Open на турнірі WTA в Римі</text:span>
</text:h>
      <text:p text:style-name="P4">
Authors: Ukrinform (Person)</text:p>
      <text:p text:style-name="P4">
Publisher: Укринформ (Organization)</text:p>
      <text:p text:style-name="P4">
Published Time: 2023-05-11T-37:35:00+03:00</text:p>
      <text:p text:style-name="P4">
Modified Time: 2023-05-11T22:35:00+03:00</text:p>
      <text:p text:style-name="P4">
Description: Американка Софія Кенін стане суперницею другої «ракетки» України Ангеліни Калініної у третьому колі престижного грунтового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3833601-320.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69" text:anchor-type="as-char" svg:width="6.9236in" svg:height="3.956343in" draw:z-index="0">
<draw:image xlink:href="../Images/yкринформ/2023-05-11T-37-35-00-03-00/630_360_1683833601-320.jpg" xlink:type="simple" xlink:show="embed" xlink:actuate="onLoad" draw:mime-type="image/jpeg"/>
</draw:frame>
Американка Софія Кенін стане суперницею другої «ракетки» України АнгеліниКалініної у третьому колі престижного грунтового турніру Жіночої тенісноїасоціації (WTA) - Internazionali BNL d’Italia - у Римі (Італія) з призовимфондом $3,5 млн.</text:p>
      <text:p text:style-name="P4">
У другому раунді змагань Кенін (№134 WTA) перемогла посіяну під 2-м номеромбілоруску Аріну Соболенко - 7:6 (7:4), 6:2, передає Укрінформ.</text:p>
      <text:p text:style-name="P4">
Як повідомлялося, Калініна у свою чергу упевнено обіграла росіянку АннуБлінкову (6:2, 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text:p>
      <text:p text:style-name="P4">
Турнір в італійській столиці триватиме до 21 травня.</text:p>
      <text:p text:style-name="P4">
Зазначимо, що Кенін 2020 року виграла Australian Open та стала фіналісткоюРолан Гаррос.</text:p>
      <text:p text:style-name="P4">
На фото: Ангеліна Калініна (Getty Images).</text:p>
      <text:p text:style-name="P4">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Надвечір ворог чотири рази обстріляв прикордоння Сумщини та Чернігівщини</text:span>
</text:h>
      <text:p text:style-name="P4">
Authors: Ukrinform (Person)</text:p>
      <text:p text:style-name="P4">
Publisher: Укринформ (Organization)</text:p>
      <text:p text:style-name="P4">
Published Time: 2023-05-11T-39:29:00+03:00</text:p>
      <text:p text:style-name="P4">
Modified Time: 2023-05-11T22:29:00+03:00</text:p>
      <text:p text:style-name="P4">
Description: Увечері четверга ворог чотири рази обстріляв прикордоння Сумщини та Чернігівщини.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Чернігівщина', 'Війна з росією']</text:p>
      <text:p text:style-name="P4">
Type: Article</text:p>
      <!--METADATA-->
      <text:p text:style-name="P4">
<draw:frame draw:style-name="fr1" draw:name="Image70" text:anchor-type="as-char" svg:width="6.9236in" svg:height="3.956343in" draw:z-index="0">
<draw:image xlink:href="../Images/yкринформ/2023-05-11T-39-29-00-03-00/630_360_1675418382-232.jpg" xlink:type="simple" xlink:show="embed" xlink:actuate="onLoad" draw:mime-type="image/jpeg"/>
</draw:frame>
 Увечерічетверга ворог чотири рази обстріляв прикордоння Сумщини та Чернігівщини.</text:p>
      <text:p text:style-name="P4">
Про це повідомляє <text:a xlink:type="simple" xlink:href="https://t.me/ok_pivnich1/2541" text:style-name="Internet_20_link" text:visited-style-name="Visited_20_Internet_20_Link">
 </text:a>
 , передає Укрінформ.</text:p>
      <text:p text:style-name="P4">
"Станом на 21:00 11 травня російські війська ще 4 рази обстріляли прикордонняЧернігівської та Сумської областей", - йдеться у повідомленні.</text:p>
      <text:p text:style-name="P4">
<text:span text:style-name="T4">
Читайте також:</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Так, з 17:15 до 17:20 зафіксовано два приходи, ймовірно, з міномета 120 мм, врайоні н.п. Леонівка. Про втрати серед місцевого населення чи пошкодженняцивільної інфраструктури інформація не надходила.</text:p>
      <text:p text:style-name="P4">
З 17:20 до 17:25 зафіксовано три приходи, ймовірно, зі ствольної артилерії, врайоні н.п. Червоне. Про втрати серед місцевого населення та пошкодженняцивільної інфраструктури інформація уточнюється.</text:p>
      <text:p text:style-name="P4">
З 18:15 до 18:50 зафіксовано 16 приходів, ймовірно, з міномета 120 мм, врайоні н.п. Зноб-Новгородське. Про втрати серед місцевого населення тапошкодження цивільної інфраструктури інформація уточнюється.</text:p>
      <text:p text:style-name="P4">
<text:span text:style-name="T4">
Читайте також:</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З 19:00 до 20:00 зафіксовано 15 приходів, ймовірно, зі ствольної артилерії, врайоні н.п. Мурав'ї. Про втрати серед місцевого населення та пошкодженняцивільної інфраструктури інформація уточнюється.</text:p>
      <text:p text:style-name="P4">
Як повідомлялося, російські війська у четвер, 11 травня, здійснили 17обстрілів прикордонних громад Сумської області.</text:p>
      <text:p text:style-name="P4">
<text:span text:style-name="T5">
Фото ілюстративне</text:span>
</text:p>
      <text:p text:style-name="P4">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Норвегія перейняла у рф головування в Арктичній раді</text:span>
</text:h>
      <text:p text:style-name="P4">
Authors: Ukrinform (Person)</text:p>
      <text:p text:style-name="P4">
Publisher: Укринформ (Organization)</text:p>
      <text:p text:style-name="P4">
Published Time: 2023-05-11T-41:17:00+03:00</text:p>
      <text:p text:style-name="P4">
Modified Time: 2023-05-11T22:17:00+03:00</text:p>
      <text:p text:style-name="P4">
Description: На 13-му засіданні Арктичної ради, яке відбулося в російському Салехарді у четвер в онлайн-режимі, Норвегія прийняла ротаційне головування в Арктичній раді від рф. — Укрінформ.</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Арктична рада']</text:p>
      <text:p text:style-name="P4">
Type: Article</text:p>
      <!--METADATA-->
      <text:p text:style-name="P4">
<draw:frame draw:style-name="fr1" draw:name="Image71" text:anchor-type="as-char" svg:width="6.9236in" svg:height="3.956343in" draw:z-index="0">
<draw:image xlink:href="../Images/yкринформ/2023-05-11T-41-17-00-03-00/630_360_1675168275-915.jpg" xlink:type="simple" xlink:show="embed" xlink:actuate="onLoad" draw:mime-type="image/jpeg"/>
</draw:frame>
 На 13-музасіданні Арктичної ради, яке відбулося в російському Салехарді у четвер вонлайн-режимі, Норвегія прийняла ротаційне головування в Арктичній раді відрф.</text:p>
      <text:p text:style-name="P4">
Як передає Укрінформ, про це повідомляє <text:a xlink:type="simple" xlink:href="https://apnews.com/article/norway-russia-arctic-council-ukraine-84c595b4a0afef03ab2d053bf8b659b6" text:style-name="Internet_20_link" text:visited-style-name="Visited_20_Internet_20_Link">
 </text:a>
</text:p>
      <text:p text:style-name="P4">
У березні 2022 року сім країн-членів Арктичної ради призупинили свою участь уміжурядовому органі у відповідь на вторгнення росії в Україні у лютому.</text:p>
      <text:p text:style-name="P4">
Країни, серед яких Канада, Данія, Фінляндія, Ісландія, Норвегія Швеція та США,заявили, що не надсилатимуть своїх представників на засідання ради у росію.</text:p>
      <text:p text:style-name="P4">
<text:span text:style-name="T4">
Читайте також:</text:span>
 <text:span text:style-name="T4">
<text:a xlink:type="simple" xlink:href="https://www.ukrinform.ua/rubric-world/3502629-kraini-arkticnoi-radi-vidnovluut-robotu-bez-rosii.html" text:style-name="Internet_20_link" text:visited-style-name="Visited_20_Internet_20_Link">
 </text:a>
 </text:span>
</text:p>
      <text:p text:style-name="P4">
Дослідження за участі росії, починаючи від кліматичних робіт і закінчуючикартографуванням білих ведмедів, було призупинено, а вчені втратили доступ доважливих об’єктів у російській Арктиці.</text:p>
      <text:p text:style-name="P4">
«Для Норвегії це величезний виклик. Вони повинні ізолювати росію і водночасвони повинні переконатися, що не спровокують росію на розпуск ради», – сказавРасмус Г’єдссо Бертельсен з Арктичного університету Норвегії.</text:p>
      <text:p text:style-name="P4">
<text:span text:style-name="T4">
Читайте також:</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Декілька країн, серед яких Франція, Німеччина, Китай, Японія, Індія та Корея,беруть участь у засіданнях Арктичної ради у якості спостерігачів, а цеозначає, що міжнародна політика є ще одним викликом для головування Норвегії,сказав Бертельсен.</text:p>
      <text:p text:style-name="P4">
Під час дворічного головування росії <text:span text:style-name="T4">
<text:a xlink:type="simple" xlink:href="https://www.ukrinform.ua/tag-arkticna-rada" text:style-name="Internet_20_link" text:visited-style-name="Visited_20_Internet_20_Link">
 </text:a>
 </text:span>
 зіткнулася із найбільшою загрозою своєму існуванню з моментустворення у 1996 році. 3 березня минулого року всі країни-засновники, окрімрф, вийшли з роботи Ради у відповідь на "кричущі порушення країною принципівсуверенітету та територіальної цілісності, заснованих на міжнародному праві".</text:p>
      <text:p text:style-name="P4">
Як повідомляв Укрінформ, головування у Раді Безпеки ООН з 1 травня перейшловід росії до Швейцарії.</text:p>
      <text:p text:style-name="P4">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П’ять країн ЄС знову звернулися до Єврокомісії у справі української агропродукції</text:span>
</text:h>
      <text:p text:style-name="P4">
Authors: Ukrinform (Person)</text:p>
      <text:p text:style-name="P4">
Publisher: Укринформ (Organization)</text:p>
      <text:p text:style-name="P4">
Published Time: 2023-05-11T-43:09:00+03:00</text:p>
      <text:p text:style-name="P4">
Modified Time: 2023-05-11T22:09:00+03:00</text:p>
      <text:p text:style-name="P4">
Description: П’ять країн ЄС - Польща, Словаччина, Угорщина, Румунія, Болгарія – у четвер звернулися до Єврокомісії із закликом запропонувати відповідні механізми захисту для аграріїв цих країн від збільшеного напливу української агропродукції. — Укрінформ.</text:p>
      <text:p text:style-name="P4">
Images: ["<text:a xlink:type="simple" xlink:href="https://static.ukrinform.com/photos/2023_05/thumb_files/630_360_1683202063-248.jpg" text:style-name="Internet_20_link" text:visited-style-name="Visited_20_Internet_20_Link">
630_360_16832...</text:a>
"]</text:p>
      <text:p text:style-name="P4">
Tags: ['Болгарія', 'Економіка', 'Євросоюз', 'Імпорт', 'Польща', 'Румунія', 'Угорщина', 'Україна', 'Словаччина', 'Агропродукція']</text:p>
      <text:p text:style-name="P4">
Type: Article</text:p>
      <!--METADATA-->
      <text:p text:style-name="P4">
<draw:frame draw:style-name="fr1" draw:name="Image72" text:anchor-type="as-char" svg:width="6.9236in" svg:height="3.956343in" draw:z-index="0">
<draw:image xlink:href="../Images/yкринформ/2023-05-11T-43-09-00-03-00/630_360_1683202063-248.jpg" xlink:type="simple" xlink:show="embed" xlink:actuate="onLoad" draw:mime-type="image/jpeg"/>
</draw:frame>
 П’ятькраїн ЄС - Польща, Словаччина, Угорщина, Румунія, Болгарія – у четверзвернулися до Єврокомісії із закликом запропонувати відповідні механізмизахисту для аграріїв цих країн від збільшеного напливу українськоїагропродукції.</text:p>
      <text:p text:style-name="P4">
Про це йдеться в <text:a xlink:type="simple" xlink:href="https://www.gov.pl/web/rolnictwo/ministrowie-ds-rolnictwa-panstw-przyfrontowych-po-raz-kolejny-apeluja-do-komisji-europejskiej" text:style-name="Internet_20_link" text:visited-style-name="Visited_20_Internet_20_Link">
 </text:a>
 міністерства сільського господарства і розвитку села РП, передаєУкрінформ.</text:p>
      <text:p text:style-name="P4">
Як зазначається, у четвер з ініціативи Польщі відповідний спільний листміністрів сільського господарства п’яти країн ЄС надіслано до віцепрезидентЄврокомісії, єврокомісара з питань торгівлі Валдіса Домбровскіса таЄврокомісара з питань сільського господарства Януша Войцєховського.</text:p>
      <text:p text:style-name="P4">
Лист стосується виняткових і тимчасових превентивних заходів щодо імпортуобмеженої кількості товарів з України.</text:p>
      <text:p text:style-name="P4">
<text:span text:style-name="T4">
Читайте також:</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У ньому підкреслюється, що рішення Єврокомісії від 2 травня про заборонуввезення (до 5 червня, з можливістю продовження) на внутрішній ринок цих п’ятикраїн ЄС пшениці, кукурудзи, ріпаку і соняшнику з України може виявитися“неефективним і недостатнім”. Міністри звернули увагу, що запровадженазаборона на імпорт не стосується продуктів з України, на які до 2 травня діялинаціональні заборони цих країн ЄС.</text:p>
      <text:p text:style-name="P4">
Відтак, для врегулювання ситуації ці країни пропонують відповідні, на їхнюдумку, механізми. Зокрема, вони запропонували підтвердити продовження до кінцяроку рішення Єврокомісії від 2 травня щодо заборони на імпорт до п’яти країнЄС пшениці, кукурудзи, ріпаку і соняшнику з України. Вони також пропонуютьзапровадити постійний моніторинг імпорту інших чутливих <text:span text:style-name="T4">
<text:a xlink:type="simple" xlink:href="https://www.ukrinform.ua/tag-agroprodukcia" text:style-name="Internet_20_link" text:visited-style-name="Visited_20_Internet_20_Link">
</text:a>
 </text:span>
 з України та, занеобхідності, передбачити оперативне запровадження превентивних заходів. Крімтого, пропонується адаптувати рівень підтримки аграріїв до фактичних втрат, атакож виділити додаткові кошти на допомогу фермерам, оскільки бюджет спільноїаграрної політики і національних бюджетів є недостатніми.</text:p>
      <text:p text:style-name="P4">
<text:span text:style-name="T4">
Читайте також:</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Як повідомлялося, уряд Польщі з 15 квітня в односторонньому порядку запровадивзаборону на ввезення до Польщі з України широкого переліку агропродукції.Схожі заходи, після консультацій з Варшавою, запровадили також Словаччина,Угорщина, Румунія та Болгарія. Під тиском цих п’яти країн ЄС Єврокомісіяухвалила рішення про заборону ввезення (до 5 червня, з можливістю продовження)на внутрішній ринок цих п’яти країн ЄС пшениці, кукурудзи, ріпаку і соняшнику.Водночас ці країни, після рішення Єврокомісії, скасували національні заборонина ввезення української агропродукції.</text:p>
      <text:p text:style-name="P4">
Між тим територією Польщі продовжує здійснюватися транзитне перевезенняукраїнського збіжжя до європейських портів для подальшого експорту до третіхкраїн.</text:p>
      <text:p text:style-name="P4">
<text:span text:style-name="T4">
Читайте також:</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Як повідомлялося, під час пресконференції 9 травня з президентом ЄврокомісіїУрсулою фон дер Ляєн Зеленський підкреслив, що будь-які обмеження українськогоекспорту зараз є абсолютно неприйнятними, тому що вони не зміцнюють Україну йусіх в Європі, а зміцнюють можливості агресора.</text:p>
      <text:p text:style-name="P4">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У Ліверпулі стартував другий півфінал Євробачення-2023</text:span>
</text:h>
      <text:p text:style-name="P4">
Authors: Ukrinform (Person)</text:p>
      <text:p text:style-name="P4">
Publisher: Укринформ (Organization)</text:p>
      <text:p text:style-name="P4">
Published Time: 2023-05-11T-45:00:00+03:00</text:p>
      <text:p text:style-name="P4">
Modified Time: 2023-05-11T22:00:00+03:00</text:p>
      <text:p text:style-name="P4">
Description: У британському Ліверпулі щойно стартував другий півфінал 67-го міжнародного пісенного конкурсу Євробачення 2023. — Укрінформ.</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73" text:anchor-type="as-char" svg:width="6.9236in" svg:height="3.956343in" draw:z-index="0">
<draw:image xlink:href="../Images/yкринформ/2023-05-11T-45-00-00-03-00/630_360_1683829607-260.jpg" xlink:type="simple" xlink:show="embed" xlink:actuate="onLoad" draw:mime-type="image/jpeg"/>
</draw:frame>
 Убританському Ліверпулі щойно стартував другий півфінал 67-го міжнародногопісенного конкурсу Євробачення 2023.</text:p>
      <text:p text:style-name="P4">
Шоу відбувається на сцені Liverpool Arena, де сьогодні за вихід у фіналконкурсу змагатимуться 16 виконавців, повідомляє Укрінформ із посиланням на <text:a xlink:type="simple" xlink:href="https://eurovisionworld.com/esc/tonight-eurovision-2023-semi-final-2" text:style-name="Internet_20_link" text:visited-style-name="Visited_20_Internet_20_Link">
</text:a>
</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text:span text:style-name="T4">
Читайте також:</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Порядок виступів:</text:p>
      <ul>
        <li>
Данія: Рейлі – Breaking My Heart   * Вірменія: Brunette – Future Lover   * Румунія: Теодор Андрей – D.G.T. (Off and on)   * Естонія: Аліка – Bridges   * Бельгія: Густаф – Because of You   * Кіпр: Ендрю Ламбру - Break a Broken Heart   * Ісландія: Diljá – Power   * Греція: Віктор Вернікос – What They Say   * Польща: Бланка – Solo   * Словенія: Joker Out – Carpe diem   * Грузія: Іру – Echo   * Сан-Марино: Piqued Jacks – Like an Animal   * Австрія: Тея і Саліна – Who the Hell is Edgar?   * Албанія: Albina &amp; Familja Kelmendi – Duje   * Литва: Моніка Лінкіте – Stay   * Австралія: Voyager – Promise</li>
      </ul>
      <text:p text:style-name="P4">
Україна отримала право голосувати у другому півфіналі.</text:p>
      <text:p text:style-name="P4">
Як повідомляв Укрінформ, 9 травня стартував 67-й пісенний конкурс “ <text:span text:style-name="T4">
<text:a xlink:type="simple" xlink:href="https://www.ukrinform.ua/tag-evrobacenna" text:style-name="Internet_20_link" text:visited-style-name="Visited_20_Internet_20_Link">
</text:a>
 </text:span>
 ”. У перший півфінал конкурсувийшли представники таких країн: Хорватія, Молдова, Швейцарія, Фінляндія,Чехія, Ізраїль, Португалія, Швеція, Сербія та Норвегія.</text:p>
      <text:p text:style-name="P4">
За правилами, у півфіналах не беруть участі країна-переможець минулого року ітак звана "велика п’ятірка" — засновники конкурсу. Саме тому щороку задопомогою жеребкування визначають, глядачі з яких трьох країн голосуватимуть упершому півфіналі, а з яких трьох інших країн — у другому півфіналі. Українамає змогу голосувати саме у другому півфіналі, 11 травня.</text:p>
      <text:p text:style-name="P4">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США виступають на підтримку правосуддя та відповідальності за воєнні злочини – Держдеп</text:span>
</text:h>
      <text:p text:style-name="P4">
Authors: Ukrinform (Person)</text:p>
      <text:p text:style-name="P4">
Publisher: Укринформ (Organization)</text:p>
      <text:p text:style-name="P4">
Published Time: 2023-05-11T-48:57:00+03:00</text:p>
      <text:p text:style-name="P4">
Modified Time: 2023-05-11T21:57:00+03:00</text:p>
      <text:p text:style-name="P4">
Description: Сполучені Штати продовжують рішуче підтримувати механізми, які працюють для встановлення правосуддя та притягнення до відповідальності за воєнні злочини в Україні.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ашингтон']</text:p>
      <text:p text:style-name="P4">
Type: Article</text:p>
      <!--METADATA-->
      <text:p text:style-name="P4">
<draw:frame draw:style-name="fr1" draw:name="Image74" text:anchor-type="as-char" svg:width="6.9236in" svg:height="3.956343in" draw:z-index="0">
<draw:image xlink:href="../Images/yкринформ/2023-05-11T-48-57-00-03-00/630_360_1666031974-150.jpg" xlink:type="simple" xlink:show="embed" xlink:actuate="onLoad" draw:mime-type="image/jpeg"/>
</draw:frame>
 СполученіШтати продовжують рішуче підтримувати механізми, які працюють для встановленняправосуддя та притягнення до відповідальності за воєнні злочини в Україні.</text:p>
      <text:p text:style-name="P4">
Про це заявив у четвер під час пресбрифінгу в Вашингтоні заступник речникаДерждепартаменту США Ведант Пател, передає власний кореспондент Укрінформу.</text:p>
      <text:p text:style-name="P4">
«США, звісно, рішуче підтримують шляхи зі встановлення правосуддя тавідповідальності за міжнародні злочини, скоєні в Україні. І ми підтримуємонизку міжнародних розслідувань, а також розслідувань воєнних злочинів іпроявів жорстокості в Україні»,- підкреслив представник адміністрації США.</text:p>
      <text:p text:style-name="P4">
<text:span text:style-name="T4">
Читайте також:</text:span>
 <text:a xlink:type="simple" xlink:href="https://www.ukrinform.ua/rubric-ato/3706519-derzdep-zreaguvav-na-ostanni-povitrani-ataki-rosian-na-ukrainski-mista.html" text:style-name="Internet_20_link" text:visited-style-name="Visited_20_Internet_20_Link">
 </text:a>
</text:p>
      <text:p text:style-name="P4">
Він зазначив, що до цього переліку входять, у тому числі справи, які ведутьсяпрокурором МКС, а також Незалежною міжнародною слідчою комісією щодо України,створеної Радою ООН з прав людини. Крім того, Сполучені Штати підтримують діюМосковського механізму ОБСЄ, ініційованого в березні 2022 року післяповномасштабного вторгнення рф в Україну.</text:p>
      <text:p text:style-name="P4">
«Міжнародні суди, такі як МКС, можуть відігравати важливу роль в контекстіміжнародних зусиль із забезпечення відповідальності за звірства. І СШАпродовжать вживати заходів, щоби надати організаціям можливість збирати,зберігати, аналізувати та поширювати інформацію з відкритих джерел та вичерпнуінформацію», - зауважив представник Держдепу.</text:p>
      <text:p text:style-name="P4">
<text:span text:style-name="T4">
Читайте також:</text:span>
 <text:a xlink:type="simple" xlink:href="https://www.ukrinform.ua/rubric-ato/3705109-u-persi-dni-travna-rosia-sogodini-zavdavala-aviaudaru-po-ukraini-derzdep-ssa.html" text:style-name="Internet_20_link" text:visited-style-name="Visited_20_Internet_20_Link">
 </text:a>
</text:p>
      <text:p text:style-name="P4">
Як повідомляв Укрінформ, українська сторона ініціювала та добиваєтьсястворення Спеціального трибуналу щодо злочину агресії проти України. 9 травняВолодимир Зеленський провів саміт основної групи, що працює над цим. Насьогодні ця група налічує 37 учасників.</text:p>
      <text:p text:style-name="P4">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Впродовж дня росіяни здійснили 17 обстрілів прикордонних громад Сумщини – ОВА</text:span>
</text:h>
      <text:p text:style-name="P4">
Authors: Ukrinform (Person)</text:p>
      <text:p text:style-name="P4">
Publisher: Укринформ (Organization)</text:p>
      <text:p text:style-name="P4">
Published Time: 2023-05-11T-50:53:00+03:00</text:p>
      <text:p text:style-name="P4">
Modified Time: 2023-05-11T21:53:00+03:00</text:p>
      <text:p text:style-name="P4">
Description: російські війська у четвер, 11 травня, здійснили 17 обстрілів прикордонних громад Сумської області.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75" text:anchor-type="as-char" svg:width="6.9236in" svg:height="3.956343in" draw:z-index="0">
<draw:image xlink:href="../Images/yкринформ/2023-05-11T-50-53-00-03-00/630_360_1674980674-403.jpeg" xlink:type="simple" xlink:show="embed" xlink:actuate="onLoad" draw:mime-type="image/jpeg"/>
</draw:frame>
російські війська у четвер, 11 травня, здійснили 17 обстрілів прикордоннихгромад Сумської області.</text:p>
      <text:p text:style-name="P4">
Як передає Укрінформ, про це Сумська обласна військова адміністраціяповідомляє у <text:a xlink:type="simple" xlink:href="https://t.me/Sumy_news_ODA/16116" text:style-name="Internet_20_link" text:visited-style-name="Visited_20_Internet_20_Link">
 </text:a>
 .</text:p>
      <text:p text:style-name="P4">
«Протягом дня росіяни здійснили 17 обстрілів прикордоння. Зафіксовано понад 80вибухів. Обстрілів зазнали населені пункти Зноб-Новгородської, Есманської,Юнаківської, Білопільської, Миколаївської, Великописарівської громад», -ідеться в повідомленні.</text:p>
      <text:p text:style-name="P4">
<text:span text:style-name="T4">
Читайте також:</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По Миколаївській сільській громаді був артилерійський обстріл (3 вибухи).</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 вибухів) та обстріл з гранатомета - 2 вибухи.</text:p>
      <text:p text:style-name="P4">
<text:span text:style-name="T4">
Читайте також:</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Також росіяни скинули одну міну на територію Есманської громади.</text:p>
      <text:p text:style-name="P4">
По Великописарівській громаді зафіксовано артилерійський <text:span text:style-name="T4">
<text:a xlink:type="simple" xlink:href="https://www.ukrinform.ua/tag-obstril" text:style-name="Internet_20_link" text:visited-style-name="Visited_20_Internet_20_Link">
</text:a>
 </text:span>
 (8 вибухів) та обстріл з міномета -6 вибухів.</text:p>
      <text:p text:style-name="P4">
По Юнаківській громаді був обстріл з РСЗВ (11 вибухів).</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Як повідомляв Укрінформ, російські загарбники за добу вчинили обстріли дев'ятиобластей України.</text:p>
      <text:p text:style-name="P4">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На заводі Mercedes у Німеччині сталася стрілянина, є жертви – ЗМІ</text:span>
</text:h>
      <text:p text:style-name="P4">
Authors: Ukrinform (Person)</text:p>
      <text:p text:style-name="P4">
Publisher: Укринформ (Organization)</text:p>
      <text:p text:style-name="P4">
Published Time: 2023-05-11T-52:47:00+03:00</text:p>
      <text:p text:style-name="P4">
Modified Time: 2023-05-11T21:47:00+03:00</text:p>
      <text:p text:style-name="P4">
Description: На південному заході Німеччині на заводі автовиробника Mercedes чоловік відкрив стрілянину, унаслідок чого загинули двоє людей. — Укрінформ.</text:p>
      <text:p text:style-name="P4">
Images: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Tags: ['Німеччина', 'Стрілянина', 'Mercedes']</text:p>
      <text:p text:style-name="P4">
Type: Article</text:p>
      <!--METADATA-->
      <text:p text:style-name="P4">
<draw:frame draw:style-name="fr1" draw:name="Image76" text:anchor-type="as-char" svg:width="6.9236in" svg:height="3.956343in" draw:z-index="0">
<draw:image xlink:href="../Images/yкринформ/2023-05-11T-52-47-00-03-00/630_360_1683830465-636.jpg" xlink:type="simple" xlink:show="embed" xlink:actuate="onLoad" draw:mime-type="image/jpeg"/>
</draw:frame>
 Напівденному заході Німеччині на заводі автовиробника Mercedes чоловік відкривстрілянину, унаслідок чого загинули двоє людей.</text:p>
      <text:p text:style-name="P4">
Як передає Укрінформ, про це повідомляє <text:a xlink:type="simple" xlink:href="https://apnews.com/article/germany-mercedes-benz-factory-shooting-5758c4d45cd96a0b6b4dd111eb954d9b" text:style-name="Internet_20_link" text:visited-style-name="Visited_20_Internet_20_Link">
</text:a>
 із посиланням на німецькеінформагентство dpa.</text:p>
      <text:p text:style-name="P4">
Інцидент стався у німецькому місті Зіндельфінген, неподалік міста Штутгарт. Заінформацією речника прокуратури Штутгарта, підозрюваного, 53-річного чоловіка,взяли під варту.</text:p>
      <text:p text:style-name="P4">
<draw:frame draw:style-name="fr1" draw:name="Image77" text:anchor-type="as-char" svg:width="6.9236in" svg:height="4.618041in" draw:z-index="0">
<draw:image xlink:href="../Images/yкринформ/2023-05-11T-52-47-00-03-00/1683830465-416.jpg" xlink:type="simple" xlink:show="embed" xlink:actuate="onLoad" draw:mime-type="image/jpeg"/>
</draw:frame>
</text:p>
      <text:p text:style-name="P4">
Поліція отримала перші виклики екстреної допомоги близько 07:45 за місцевимчасом у четвер, повідомила речниця поліції агентству dpa.</text:p>
      <text:p text:style-name="P4">
<text:span text:style-name="T4">
Читайте також:</text:span>
 <text:a xlink:type="simple" xlink:href="https://www.ukrinform.ua/rubric-world/3707537-kilkist-zertv-strilanini-poblizu-sinagogi-u-tunisi-zrosla-do-sesti.html" text:style-name="Internet_20_link" text:visited-style-name="Visited_20_Internet_20_Link">
 <text:span text:style-name="T4">
стрілянин</text:span>
 </text:a>
</text:p>
      <text:p text:style-name="P4">
За даними поліції, обом жертвам було по 44 роки. Жодних подробиць щодозагиблих або мотиви нападника надано не було.</text:p>
      <text:p text:style-name="P4">
<draw:frame draw:style-name="fr1" draw:name="Image78" text:anchor-type="as-char" svg:width="6.9236in" svg:height="5.144235in" draw:z-index="0">
<draw:image xlink:href="../Images/yкринформ/2023-05-11T-52-47-00-03-00/1683830465-501.jpg" xlink:type="simple" xlink:show="embed" xlink:actuate="onLoad" draw:mime-type="image/jpeg"/>
</draw:frame>
</text:p>
      <text:p text:style-name="P4">
Усі учасники інциденту працювали на логістичну компанію Rhenus.</text:p>
      <text:p text:style-name="P4">
Mercedes-Benz у заяві зазначила, що двоє людей загинули на заводі уЗіндельфінгені, і що компанія «глибоко шокована та засмучена трагічноюновиною».</text:p>
      <text:p text:style-name="P4">
<text:span text:style-name="T4">
Читайте також:</text:span>
 <text:a xlink:type="simple" xlink:href="https://www.ukrinform.ua/rubric-world/3705903-unaslidok-strilanini-v-torgovelnomu-centri-tehasa-zaginuli-devatero-ludej.html" text:style-name="Internet_20_link" text:visited-style-name="Visited_20_Internet_20_Link">
 <text:span text:style-name="T4">
стрілянин</text:span>
 </text:a>
</text:p>
      <text:p text:style-name="P4">
На розгалуженій фабриці німецького автовиробника у Зіндельфінгені працюєблизько 35 000 працівників, які виробляють люксові седани Е- та S-класу, атакож купе CLS і GLC, повідомляється на сайті Mercedes-Benz. Тут такожрозташовані відділи планування, закупівель, розробки та дизайну.</text:p>
      <text:p text:style-name="P4">
<draw:frame draw:style-name="fr1" draw:name="Image79" text:anchor-type="as-char" svg:width="6.9236in" svg:height="4.618041in" draw:z-index="0">
<draw:image xlink:href="../Images/yкринформ/2023-05-11T-52-47-00-03-00/1683830464-830.jpg" xlink:type="simple" xlink:show="embed" xlink:actuate="onLoad" draw:mime-type="image/jpeg"/>
</draw:frame>
</text:p>
      <text:p text:style-name="P4">
Як повідомляв Укрінформ, кілька людей були обстріляні в суботу в торговельномуцентрі Аллен, що в передмісті Далласа, штат Техас.</text:p>
      <text:p text:style-name="P4">
Фото: Julian Rettig/dpa</text:p>
      <text:p text:style-name="P4">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The New York Times назвала путіна «найнебезпечнішим дурнем у світі»</text:span>
</text:h>
      <text:p text:style-name="P4">
Authors: Ukrinform (Person)</text:p>
      <text:p text:style-name="P4">
Publisher: Укринформ (Organization)</text:p>
      <text:p text:style-name="P4">
Published Time: 2023-05-11T-54:42:00+03:00</text:p>
      <text:p text:style-name="P4">
Modified Time: 2023-05-11T21:42:00+03:00</text:p>
      <text:p text:style-name="P4">
Description: Спрямування війни, яку розв‘язала рф проти України, знає лише президент росії путін, пише американський журналіст Томас Фрідман. — Укрінформ.</text:p>
      <text:p text:style-name="P4">
Images: ["<text:a xlink:type="simple" xlink:href="https://static.ukrinform.com/photos/2022_10/thumb_files/630_360_1666286812-185.jpg" text:style-name="Internet_20_link" text:visited-style-name="Visited_20_Internet_20_Link">
630_360_16662...</text:a>
"]</text:p>
      <text:p text:style-name="P4">
Tags: ['путін', 'Агресія РФ', 'Війна', 'The New York Times']</text:p>
      <text:p text:style-name="P4">
Type: Article</text:p>
      <!--METADATA-->
      <text:p text:style-name="P4">
<draw:frame draw:style-name="fr1" draw:name="Image80" text:anchor-type="as-char" svg:width="6.9236in" svg:height="3.95476in" draw:z-index="0">
<draw:image xlink:href="../Images/yкринформ/2023-05-11T-54-42-00-03-00/630_360_1666286812-185.jpg" xlink:type="simple" xlink:show="embed" xlink:actuate="onLoad" draw:mime-type="image/jpeg"/>
</draw:frame>
Спрямування війни, яку розв‘язала рф проти України, знає лише президент росіїпутін, пише американський журналіст Томас Фрідман.</text:p>
      <text:p text:style-name="P4">
Його колонку під заголовком «володимир путін - найнебезпечніший дурень усвіті» оприлюднено у газеті <text:a xlink:type="simple" xlink:href="https://www.nytimes.com/2023/05/09/opinion/putin-ukraine-war.html" text:style-name="Internet_20_link" text:visited-style-name="Visited_20_Internet_20_Link">
</text:a>
 , передаєУкрінформ.</text:p>
      <text:p text:style-name="P4">
«Від початку цієї війни було лише одне місце, де можна зрозуміти її хід інапрямок, — у голові володимира путіна. На жаль, путін не видає віз до свогомозку», — зазначив колумніст.</text:p>
      <text:p text:style-name="P4">
<text:span text:style-name="T4">
Читайте також:</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На його переконання, російський очільник розпочав війну «майже без участі йогокабінету чи військового командування, і, звичайно, без масових закликів з бокуросійського народу».</text:p>
      <text:p text:style-name="P4">
У путіна ніколи не було плану Б, оскільки він гадав, що захопить Київ затиждень і далі загрожуватиме всій Європі, вважає Фрідман.</text:p>
      <text:p text:style-name="P4">
« <text:span text:style-name="T4">
<text:a xlink:type="simple" xlink:href="https://www.ukrinform.ua/tag-putin" text:style-name="Internet_20_link" text:visited-style-name="Visited_20_Internet_20_Link">
 </text:a>
 </text:span>
 поставив себе в ситуацію, уякій він не може виграти, не може програти і не може зупинитися, — зазначаєжурналіст. — Він більше не може захопити контроль над усією Україною. Алеводночас не може дозволити собі зазнати поразки, після того, як витративстільки російських життів і коштів. Тому він не може зупинитися».</text:p>
      <text:p text:style-name="P4">
<text:span text:style-name="T4">
Читайте також:</text:span>
 <text:span text:style-name="T4">
<text:a xlink:type="simple" xlink:href="https://www.ukrinform.ua/rubric-world/3707989-putin-kadirov-kamuflaz-konfliktu.html" text:style-name="Internet_20_link" text:visited-style-name="Visited_20_Internet_20_Link">
 </text:a>
 </text:span>
</text:p>
      <text:p text:style-name="P4">
Відтак путін вдався до обстрілів українських міст і цивільної інфраструктури —війни на виснаження, сподіваючись, «що йому вдасться якось вицідити достатньокрові з українців і виснажити західних союзників Києва настільки, що вонивіддадуть йому достатньо великий шматок російськомовної східної України, якийвін зможе продати російському народу як велику перемогу».</text:p>
      <text:p text:style-name="P4">
План Б путіна полягає в тому, щоб замаскувати те, що план А провалився,доходить висновку колумніст NYT.</text:p>
      <text:p text:style-name="P4">
«Якби ця воєнна операція мала чесну назву, то називалася б операція «Збережимоє обличчя», — вважає він.</text:p>
      <text:p text:style-name="P4">
<text:span text:style-name="T4">
Читайте також:</text:span>
 <text:span text:style-name="T4">
<text:a xlink:type="simple" xlink:href="https://www.ukrinform.ua/rubric-ato/3707389-putin-nakazav-prizvati-zapasnikiv-na-vijskovi-zbori.html" text:style-name="Internet_20_link" text:visited-style-name="Visited_20_Internet_20_Link">
 </text:a>
 </text:span>
</text:p>
      <text:p text:style-name="P4">
Цю війну журналіст характеризує як «одну з найпотворніших і найбезглуздішихвоєн сучасності» коли «лідер руйнує цивільну інфраструктуру іншої країни, покивона не дасть йому достатнього прикриття, аби приховати той факт, що вінповівся як цілковитий дурень».</text:p>
      <text:p text:style-name="P4">
Автор зауважує, що через страх перед власним народом путін «хапається за будь-яку причину, щоб виправдати війну, яку він розпочав через свою особистуфантазію про те, що Україна не є справжньою країною, а лише частиною росії».</text:p>
      <text:p text:style-name="P4">
Зокрема, його лякає, що після закінчення війни йому пригадають кількість жертвз боку рф.</text:p>
      <text:p text:style-name="P4">
<text:span text:style-name="T4">
Читайте також:</text:span>
 <text:span text:style-name="T4">
<text:a xlink:type="simple" xlink:href="https://www.ukrinform.ua/rubric-polytics/3707518-tramp-vidmovivsa-nazivati-putina-voennim-zlocincem.html" text:style-name="Internet_20_link" text:visited-style-name="Visited_20_Internet_20_Link">
 </text:a>
 </text:span>
</text:p>
      <text:p text:style-name="P4">
путін також знає, що переможені лідери не йдуть мирно у відставку йнамагатиметься розробити план Б, аби виправдати жахливі втрати, додаєжурналіст.</text:p>
      <text:p text:style-name="P4">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Китай вже втратив можливість бути посередником у розв’язаній росією війні - Боррель</text:span>
</text:h>
      <text:p text:style-name="P4">
Authors: Ukrinform (Person)</text:p>
      <text:p text:style-name="P4">
Publisher: Укринформ (Organization)</text:p>
      <text:p text:style-name="P4">
Published Time: 2023-05-11T-56:36:21+03:00</text:p>
      <text:p text:style-name="P4">
Modified Time: 2023-05-11T21:36:21+03:00</text:p>
      <text:p text:style-name="P4">
Description: Китай є важливим партнером для ЄС, проте вже втратив можливість бути посередником у розв’язаній росією війні. — Укрінформ.</text:p>
      <text:p text:style-name="P4">
Images: ["<text:a xlink:type="simple" xlink:href="https://static.ukrinform.com/photos/2022_05/thumb_files/630_360_1652440568-512.jpg" text:style-name="Internet_20_link" text:visited-style-name="Visited_20_Internet_20_Link">
630_360_16524...</text:a>
"]</text:p>
      <text:p text:style-name="P4">
Tags: ['Китай', 'Боррель', 'Війна з росією']</text:p>
      <text:p text:style-name="P4">
Type: Article</text:p>
      <!--METADATA-->
      <text:p text:style-name="P4">
<draw:frame draw:style-name="fr1" draw:name="Image81" text:anchor-type="as-char" svg:width="6.9236in" svg:height="3.956343in" draw:z-index="0">
<draw:image xlink:href="../Images/yкринформ/2023-05-11T-56-36-21-03-00/630_360_1652440568-512.jpg" xlink:type="simple" xlink:show="embed" xlink:actuate="onLoad" draw:mime-type="image/jpeg"/>
</draw:frame>
 Китай єважливим партнером для ЄС, проте вже втратив можливість бути посередником урозв’язаній росією війні.</text:p>
      <text:p text:style-name="P4">
Про це сьогодні у Брюсселі під час дискусії в рамках Європейського саміту збезпеки й оборони заявив Високий представник ЄС Жозеп Боррель, повідомляєкореспондент Укрінформу.</text:p>
      <text:p text:style-name="P4">
«Ми маємо діяти дуже обережно й дипломатично, щоб не підштовхнути росію в рукиКитаю, та просити Китай скористатися своїм впливом, щоб зупинити війну. Цедобре, що президент Сі подзвонив Президенту Зеленському. Коли ми будемоуточнювати нашу стратегію (ЄС - ред.) щодо Китаю, ми маємо бути дужевимогливими до того, щоб Китай діяв відповідно до власної відповідальності, -ця країна є постійним членом Ради безпеки ООН», - сказав Жозеп Боррель.</text:p>
      <text:p text:style-name="P4">
<text:span text:style-name="T4">
Читайте також:</text:span>
 <text:a xlink:type="simple" xlink:href="https://www.ukrinform.ua/rubric-polytics/3707966-borrel-zaversenna-agresii-rf-e-odnim-z-klucovih-moih-zavdan-u-najblizci-18-misaciv.html" text:style-name="Internet_20_link" text:visited-style-name="Visited_20_Internet_20_Link">
 <text:span text:style-name="T4">
Боррель</text:span>
 </text:a>
</text:p>
      <text:p text:style-name="P4">
Він зауважив, що Китай має великий вплив на росію та може допомогти, щобзупинити агресію. При цьому Пекін вже втратив можливість відігравати рольпосередника, оскільки його «нейтральність» у цій війні росії проти Українимала, скоріше, проросійську спрямованість. Між тим, за словами Високогопредставника ЄС, необмежена дружба між росією і Китаєм має свої межі.</text:p>
      <text:p text:style-name="P4">
«Це така собі обмежена необмежена дружба. Ця пара є доволі розбалансованою:росія має усього 1 відсоток від світового ВВП, - економічно це можнапорівняти, наприклад, з Італією або з Іспанією. На Китай припадає 20 відсотківвід світового ВВП. Так, Китай підтримує росію, але поки що він не надававросії військової допомоги. Ми маємо бути пильними, щоб не штовхнути росію вруки Китаю. Але я не думаю, що Китай почувається дуже комфортно від того, щотам (в росії) відбувається», - зазначив Боррель.</text:p>
      <text:p text:style-name="P4">
<text:span text:style-name="T4">
Читайте також:</text:span>
 <text:a xlink:type="simple" xlink:href="https://www.ukrinform.ua/rubric-ato/3707940-es-vid-lutogo-peredav-ukraini-ponad-tisacu-raket-borrel.html" text:style-name="Internet_20_link" text:visited-style-name="Visited_20_Internet_20_Link">
 <text:span text:style-name="T4">
Боррель</text:span>
 </text:a>
</text:p>
      <text:p text:style-name="P4">
За його словами, Китай залишається для ЄС важливим партнером, торговельнийобіг з яким у товарах та послугах складає близько 2,7 мільярда доларів надень. При цьому Китай залишається для ЄС конкурентом в економіці тапротивником у цінностях.</text:p>
      <text:p text:style-name="P4">
«Ми живемо у світі конкуренції. Китай перетворюється на світову потужність,внаслідок власного розміру й потенціалу. Питання не в тому, щоб зупинити Китайу цьому перетворенні, але в тому, як переконати Китай конструктивновикористовувати свою потужність, у відповідності з міжнародним правом», -додав Боррель.</text:p>
      <text:p text:style-name="P4">
Як повідомлялося, Президент України Володимир Зеленський 26 квітня провівгодинну телефонну розмову з Головою КНР Сі Цзіньпіном.</text:p>
      <text:p text:style-name="P4">
Фото: picdrop.com</text:p>
      <text:p text:style-name="P4">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Зінченко вибув до кінця сезону через травму - ЗМІ</text:span>
</text:h>
      <text:p text:style-name="P4">
Authors: Ukrinform (Person)</text:p>
      <text:p text:style-name="P4">
Publisher: Укринформ (Organization)</text:p>
      <text:p text:style-name="P4">
Published Time: 2023-05-11T-58:34:21+03:00</text:p>
      <text:p text:style-name="P4">
Modified Time: 2023-05-11T21:34:21+03:00</text:p>
      <text:p text:style-name="P4">
Description: Український захисник лондонського «Арсенала» Олександр Зінченко через травму вибув до кінця сезону Англійської футбольної прем'єр-ліги (АПЛ). — Укрінформ.</text:p>
      <text:p text:style-name="P4">
Images: ["<text:a xlink:type="simple" xlink:href="https://static.ukrinform.com/photos/2023_05/thumb_files/630_360_1683829951-412.jpg" text:style-name="Internet_20_link" text:visited-style-name="Visited_20_Internet_20_Link">
630_360_16838...</text:a>
"]</text:p>
      <text:p text:style-name="P4">
Tags: ['Арсенал', 'Футбол', 'Зінченко', 'АПЛ']</text:p>
      <text:p text:style-name="P4">
Type: Article</text:p>
      <!--METADATA-->
      <text:p text:style-name="P4">
<draw:frame draw:style-name="fr1" draw:name="Image82" text:anchor-type="as-char" svg:width="6.9236in" svg:height="3.956343in" draw:z-index="0">
<draw:image xlink:href="../Images/yкринформ/2023-05-11T-58-34-21-03-00/630_360_1683829951-412.jpg" xlink:type="simple" xlink:show="embed" xlink:actuate="onLoad" draw:mime-type="image/jpeg"/>
</draw:frame>
Український захисник лондонського «Арсенала» Олександр Зінченко через травмувибув до кінця сезону Англійської футбольної прем'єр-ліги (АПЛ).</text:p>
      <text:p text:style-name="P4">
Як повідомляє <text:a xlink:type="simple" xlink:href="https://theathletic.com/4423917/2023/05/11/william-saliba-zinchenko-arsenal-injury/" text:style-name="Internet_20_link" text:visited-style-name="Visited_20_Internet_20_Link">
 </text:a>
 The Athletic, Зінченко провів на полі годину упопередньому матчі проти «Ньюкасла» (2:0), після чого його замінив захисникКіран Тірні, передає Укрінформ.</text:p>
      <text:p text:style-name="P4">
За інформацією The Athletic, Зінченко у матчі проти «Ньюкасла» зазнав травмигомілки, заміна була вимушеною. Через це український футболіст вибув до кінцясезону.</text:p>
      <text:p text:style-name="P4">
Водночас, як повідомляє джерело, рішення тренерського штабу «Арсенала» єпревентивним. Таким чином «каноніри» хочуть уникнути потреби у хірургічномувтручанні.</text:p>
      <text:p text:style-name="P4">
Травма Зінченка позбавить захисника можливості зіграти у вирішальних матчах«Арсенала» у чемпіонаті Англії. Команда українця продовжує боротьбу за титул з«Манчестер Сіті», відстаючи від «містян» на одне очко (81 проти 82), маючи наодин поєдинок більше.</text:p>
      <text:p text:style-name="P4">
<text:span text:style-name="T4">
Читайте також:</text:span>
 <text:a xlink:type="simple" xlink:href="https://www.ukrinform.ua/rubric-sports/3706048-apl-arsenal-iz-zincenkom-peremig-nukasl.html" text:style-name="Internet_20_link" text:visited-style-name="Visited_20_Internet_20_Link">
 <text:span text:style-name="T4">
Зінченко</text:span>
 </text:a>
</text:p>
      <text:p text:style-name="P4">
Також невідомо, чи візьме Зінченко участь у найближчих матчах відбору начемпіонат Європи-2024, які збірна України проведе у червні.</text:p>
      <text:p text:style-name="P4">
Фото: Getty Images.</text:p>
      <text:p text:style-name="P4">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ВООЗ заявила, що спалах віспи більше не є глобальною надзвичайною ситуацією</text:span>
</text:h>
      <text:p text:style-name="P4">
Authors: Ukrinform (Person)</text:p>
      <text:p text:style-name="P4">
Publisher: Укринформ (Organization)</text:p>
      <text:p text:style-name="P4">
Published Time: 2023-05-11T-60:30:00+03:00</text:p>
      <text:p text:style-name="P4">
Modified Time: 2023-05-11T21:30:00+03:00</text:p>
      <text:p text:style-name="P4">
Description: Всесвітня організація охорони здоров’я (ВООЗ) заявила у четвер, що глобальний спалах віспи більше не є міжнародною надзвичайною ситуацією після різкого зниження кількості випадків за останні місяці. — Укрінформ.</text:p>
      <text:p text:style-name="P4">
Images: ["<text:a xlink:type="simple" xlink:href="https://static.ukrinform.com/photos/2022_05/thumb_files/630_360_1653415716-874.jpg" text:style-name="Internet_20_link" text:visited-style-name="Visited_20_Internet_20_Link">
630_360_16534...</text:a>
"]</text:p>
      <text:p text:style-name="P4">
Tags: ['Надзвичайна ситуація', 'ВООЗ', 'Мавпяча віспа']</text:p>
      <text:p text:style-name="P4">
Type: Article</text:p>
      <!--METADATA-->
      <text:p text:style-name="P4">
<draw:frame draw:style-name="fr1" draw:name="Image83" text:anchor-type="as-char" svg:width="6.9236in" svg:height="3.956343in" draw:z-index="0">
<draw:image xlink:href="../Images/yкринформ/2023-05-11T-60-30-00-03-00/630_360_1653415716-874.jpg" xlink:type="simple" xlink:show="embed" xlink:actuate="onLoad" draw:mime-type="image/jpeg"/>
</draw:frame>
 Всесвітняорганізація охорони здоров’я (ВООЗ) заявила у четвер, що глобальний спалахвіспи більше не є міжнародною надзвичайною ситуацією після різкого зниженнякількості випадків за останні місяці.</text:p>
      <text:p text:style-name="P4">
Як передає Укрінформ, про це повідомляє <text:a xlink:type="simple" xlink:href="https://apnews.com/article/who-mpox-monkeypox-global-outbreak-emergency-a0d6935e99a0117ed921c10059a074ae" text:style-name="Internet_20_link" text:visited-style-name="Visited_20_Internet_20_Link">
 </text:a>
 .</text:p>
      <text:p text:style-name="P4">
Генеральний директор ВООЗ Тедрос Аданом Гебреєсус повідомив у четвер, що йогоекспертний комітет дійшов висновку, що нещодавнє різке зниження кількостівипадків (приблизно на 90%) більше не викликає гострого занепокоєння.</text:p>
      <text:p text:style-name="P4">
Станом на сьогодні, у всьому світі зареєстровано понад 87 000 випадківзараження віспою і 140 смертей, свідчать дані ВООЗ.</text:p>
      <text:p text:style-name="P4">
<text:span text:style-name="T4">
Читайте також:</text:span>
 <text:span text:style-name="T4">
<text:a xlink:type="simple" xlink:href="https://www.ukrinform.ua/rubric-society/3705279-vooz-skasuvala-status-pandemii-covid19.html" text:style-name="Internet_20_link" text:visited-style-name="Visited_20_Internet_20_Link">
 </text:a>
 </text:span>
</text:p>
      <text:p text:style-name="P4">
Минулого року Гебреєсус оголосив спалах віспи, яка також відома як мавпячавіспа, «надзвичайною» ситуацією.</text:p>
      <text:p text:style-name="P4">
Майже усі випадки зараження були виявлені у чоловіків нетрадиційноїсексуальної орієнтації, бісексуалів та тих, хто вступав у інтимні стосунки зіншими чоловіками.</text:p>
      <text:p text:style-name="P4">
Минулого року захворювання охопило понад 100 країн. Це був найбільший спалахвіспи в історії.</text:p>
      <text:p text:style-name="P4">
<text:span text:style-name="T4">
Читайте також:</text:span>
 <text:span text:style-name="T4">
<text:a xlink:type="simple" xlink:href="https://www.ukrinform.ua/rubric-world/3623576-vooz-perejmenuvala-hvorobu-vispi-mavp-na-mpox.html" text:style-name="Internet_20_link" text:visited-style-name="Visited_20_Internet_20_Link">
 </text:a>
 </text:span>
</text:p>
      <text:p text:style-name="P4">
Мавпяча віспа найчастіше викликає висип, лихоманку, головний біль, біль ум’язах і збільшення лімфатичних вузлів. Ураження шкіри може тривати до місяця.Хвороба поширюється через тісний фізичний контакт з інфікованою особою абочерез її одяг чи постільну білизну. Більшість людей не потребують лікування,щоб одужати.</text:p>
      <text:p text:style-name="P4">
Як повідомляв Укрінформ, <text:span text:style-name="T4">
<text:a xlink:type="simple" xlink:href="https://www.ukrinform.ua/tag-vooz" text:style-name="Internet_20_link" text:visited-style-name="Visited_20_Internet_20_Link">
 </text:a>
 </text:span>
оголосила, що COVID-19 більше не вважається глобальною надзвичайною ситуацієюу сфері охорони здоров’я.</text:p>
      <text:p text:style-name="P4">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Резніков про передачу Storm Shadow: Циклон рухається з Британії, приносячи з собою шторми</text:span>
</text:h>
      <text:p text:style-name="P4">
Authors: Ukrinform (Person)</text:p>
      <text:p text:style-name="P4">
Publisher: Укринформ (Organization)</text:p>
      <text:p text:style-name="P4">
Published Time: 2023-05-11T-62:23:00+03:00</text:p>
      <text:p text:style-name="P4">
Modified Time: 2023-05-11T21:23:00+03:00</text:p>
      <text:p text:style-name="P4">
Description: Міністр оборони України Олексій Рєзніков прокоментував передачу Британією Україні далекобійних ракет Storm Shadow.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text:p>
      <text:p text:style-name="P4">
Type: Article</text:p>
      <!--METADATA-->
      <text:p text:style-name="P4">
<draw:frame draw:style-name="fr1" draw:name="Image84" text:anchor-type="as-char" svg:width="6.9236in" svg:height="3.956343in" draw:z-index="0">
<draw:image xlink:href="../Images/yкринформ/2023-05-11T-62-23-00-03-00/630_360_1678276922-524.jpg" xlink:type="simple" xlink:show="embed" xlink:actuate="onLoad" draw:mime-type="image/jpeg"/>
</draw:frame>
 Міністроборони України Олексій Рєзніков прокоментував передачу Британією Українідалекобійних ракет Storm Shadow.</text:p>
      <text:p text:style-name="P4">
Про це він написав у <text:a xlink:type="simple" xlink:href="https://twitter.com/oleksiireznikov/status/1656689517703712769" text:style-name="Internet_20_link" text:visited-style-name="Visited_20_Internet_20_Link">
</text:a>
 , передаєУкрінформ.</text:p>
      <text:p text:style-name="P4">
"Синоптики прогнозують, що циклон рухається з Великобританії на Україну,приносячи з собою шторми. Саме крізь Тінь Бурі (Storm Shadow) проб'єтьсясонячне світло нашої свободи і проллє світло на нашу Перемогу.", - написавРезніков.</text:p>
      <text:p text:style-name="P4">
<text:span text:style-name="T4">
Читайте також:</text:span>
 <text:a xlink:type="simple" xlink:href="https://www.ukrinform.ua/rubric-ato/3707816-raketa-storm-shadow-dla-ukraini-u-comu-suttevij-proriv.html" text:style-name="Internet_20_link" text:visited-style-name="Visited_20_Internet_20_Link">
 <text:span text:style-name="T4">
Storm</text:span>
 </text:a>
</text:p>
      <text:p text:style-name="P4">
Як повідомлялося, <text:a xlink:type="simple" xlink:href="https://www.ukrinform.ua/rubric-ato/3707788-ministr-oboroni-britanii-pidtverdiv-peredacu-ukraini-raket-storm-shadow.html" text:style-name="Internet_20_link" text:visited-style-name="Visited_20_Internet_20_Link">
 </text:a>
дальністю до 250 км.</text:p>
      <text:p text:style-name="P4">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Польща розслідує можливу участь Шредера у підготовці російської агресії - ЗМІ</text:span>
</text:h>
      <text:p text:style-name="P4">
Authors: Ukrinform (Person)</text:p>
      <text:p text:style-name="P4">
Publisher: Укринформ (Organization)</text:p>
      <text:p text:style-name="P4">
Published Time: 2023-05-11T-64:13:00+03:00</text:p>
      <text:p text:style-name="P4">
Modified Time: 2023-05-11T21:13:00+03:00</text:p>
      <text:p text:style-name="P4">
Description: Національна прокуратура Польщі розслідує можливу участь колишнього німецького канцлера Герхарда Шредера у підготовці росією повномасштабного вторгнення в Україну. — Укрінформ.</text:p>
      <text:p text:style-name="P4">
Images: ["<text:a xlink:type="simple" xlink:href="https://static.ukrinform.com/photos/2018_11/thumb_files/630_360_1542350301-354.jpg" text:style-name="Internet_20_link" text:visited-style-name="Visited_20_Internet_20_Link">
630_360_15423...</text:a>
"]</text:p>
      <text:p text:style-name="P4">
Tags: ['Польща', 'Агресія РФ', 'росія', 'Шредер', 'Розслідування']</text:p>
      <text:p text:style-name="P4">
Type: Article</text:p>
      <!--METADATA-->
      <text:p text:style-name="P4">
<draw:frame draw:style-name="fr1" draw:name="Image85" text:anchor-type="as-char" svg:width="6.9236in" svg:height="3.956343in" draw:z-index="0">
<draw:image xlink:href="../Images/yкринформ/2023-05-11T-64-13-00-03-00/630_360_1542350301-354.jpg" xlink:type="simple" xlink:show="embed" xlink:actuate="onLoad" draw:mime-type="image/jpeg"/>
</draw:frame>
Національна прокуратура Польщі розслідує можливу участь колишнього німецькогоканцлера Герхарда Шредера у підготовці росією повномасштабного вторгнення вУкраїну.</text:p>
      <text:p text:style-name="P4">
Про це з посиланням на свої джерела інформує <text:a xlink:type="simple" xlink:href="https://www.rmf24.pl/raporty/raport-wojna-z-rosja/news-gerhard-schroeder-pod-lupa-polskich-sledczych-chodzi-o-wojne,nId,6771210#crp_state=1" text:style-name="Internet_20_link" text:visited-style-name="Visited_20_Internet_20_Link">
</text:a>
 , передаєУкрінформ.</text:p>
      <text:p text:style-name="P4">
Як зазначається, Національна прокуратура РП отримала повідомлення про ймовірнескоєння Шредером злочину, яке включено до розслідування щодо російськоїагресії, що веде Мазовецький відділ з питань організованої злочинності такорупції у Варшаві.</text:p>
      <text:p text:style-name="P4">
Згідно з отриманими документами, колишній німецький політик міг використатисвою позицію в російському енергетичному секторі для здійснення подальшоготиску на країни ЄС та Україну. Як зазначається, слідчі також оцінюють, якуроль Шредер міг відіграти у підготовці до агресії рф проти України.</text:p>
      <text:p text:style-name="P4">
<text:span text:style-name="T4">
Читайте також:</text:span>
 <text:span text:style-name="T4">
<text:a xlink:type="simple" xlink:href="https://www.ukrinform.ua/rubric-world/3704904-sreder-prograv-sud-sodo-ofisiv-u-bundestazi.html" text:style-name="Internet_20_link" text:visited-style-name="Visited_20_Internet_20_Link">
 </text:a>
 </text:span>
</text:p>
      <text:p text:style-name="P4">
Як підкреслюється у заяві до прокуратури, після початку повномасштабноговторгнення рф в Україну <text:span text:style-name="T4">
<text:a xlink:type="simple" xlink:href="https://www.ukrinform.ua/tag-sreder" text:style-name="Internet_20_link" text:visited-style-name="Visited_20_Internet_20_Link">
 </text:a>
 </text:span>
 невідмежувався від кремля і продовжував обіймати посади в російськихенергетичних компаніях. А декілька днів тому він був на заході в посольстві рфз нагоди дня перемоги СРСР у війні з Німеччиною в 1945 році.</text:p>
      <text:p text:style-name="P4">
Зазначається, що польські слідчі здійснюють провадження у справі російськоїагресії за погодженням з українською стороною. Вони вже опитали майже 2 тис.свідків. Польські прокурори документували в Україні зруйновані будівлі,зокрема із застосуванням 3D-сканерів.</text:p>
      <text:p text:style-name="P4">
<text:span text:style-name="T4">
Читайте також:</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Нагадаємо: Герхард Шредер був канцлером ФРН з 1998 по 2005 роки. Післязавершення політичної кар’єри 79-річний нині Шредер працював на російськіенергетичні концерни та вважається близьким до путіна.</text:p>
      <text:p text:style-name="P4">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В Україні перевиконали план посадки дерев за програмою «Зелена країна»</text:span>
</text:h>
      <text:p text:style-name="P4">
Authors: Ukrinform (Person)</text:p>
      <text:p text:style-name="P4">
Publisher: Укринформ (Organization)</text:p>
      <text:p text:style-name="P4">
Published Time: 2023-05-11T-66:05:22+03:00</text:p>
      <text:p text:style-name="P4">
Modified Time: 2023-05-11T21:05:22+03:00</text:p>
      <text:p text:style-name="P4">
Description: Філії державного підприємства «Ліси України» завершили весняну посадку дерев за програмою «Зелена країна», перевиконавши план. — Укрінформ.</text:p>
      <text:p text:style-name="P4">
Images: ["<text:a xlink:type="simple" xlink:href="https://static.ukrinform.com/photos/2023_05/thumb_files/630_360_1683828255-726.jpg" text:style-name="Internet_20_link" text:visited-style-name="Visited_20_Internet_20_Link">
630_360_16838...</text:a>
"]</text:p>
      <text:p text:style-name="P4">
Tags: ['Зелена країна', 'Юрій Болоховець']</text:p>
      <text:p text:style-name="P4">
Type: Article</text:p>
      <!--METADATA-->
      <text:p text:style-name="P4">
<draw:frame draw:style-name="fr1" draw:name="Image86" text:anchor-type="as-char" svg:width="6.9236in" svg:height="3.956343in" draw:z-index="0">
<draw:image xlink:href="../Images/yкринформ/2023-05-11T-66-05-22-03-00/630_360_1683828255-726.jpg" xlink:type="simple" xlink:show="embed" xlink:actuate="onLoad" draw:mime-type="image/jpeg"/>
</draw:frame>
 Філіїдержавного підприємства «Ліси України» завершили весняну посадку дерев запрограмою «Зелена країна», перевиконавши план.</text:p>
      <text:p text:style-name="P4">
Про це повідомив в. о. голови ДП «Ліси України» Юрій Болоховець під часзасідання робочої групи з реформування лісової промисловості, передаєУкрінформ.</text:p>
      <text:p text:style-name="P4">
«Головним завданням ДП «Ліси України» залишається збереження та примноженнялісового фонду країни. Щойно завершена весняна посадкова компанія. Планпосадки перевиконаний – реалізація програми президента «Зелена країна» успішнопродовжується. Також активно триває програма по збереженню самосійних лісів наземлях лісогосподарського призначення», - зазначив очільник підприємства.</text:p>
      <text:p text:style-name="P4">
Він наголосив, що нині також робиться все можливе, щоб забезпечити доступпереробної галузі до якісної сировини, зокрема, створені прозорі умовиреалізації продукту. Необроблена деревина і пиломатеріали стовідсотковореалізуються на е-аукціонах.</text:p>
      <text:p text:style-name="P4">
<text:span text:style-name="T4">
Читайте також:</text:span>
 <text:a xlink:type="simple" xlink:href="https://www.ukrinform.ua/rubric-economy/3666519-lisi-ukraini-perehodit-na-zakupivli-cerez-emajdancik.html" text:style-name="Internet_20_link" text:visited-style-name="Visited_20_Internet_20_Link">
 </text:a>
</text:p>
      <text:p text:style-name="P4">
Крім того, підприємство активно працює над зниженням собівартості продукції,що дає можливість гарантувати ринку доступність сировини і одночаснозабезпечувати високий рівень надходжень до бюджетів всіх рівнів.</text:p>
      <text:p text:style-name="P4">
«Закупівлі ДП централізовані, закуповується лише те, що підвищує ефективністьвиробництва та забезпечує зростання економічних показників. Крім того,закупівлі переведені на один із майданчиків <text:a xlink:type="simple" xlink:href="https://www.ukrinform.ua/tag-prozorro" text:style-name="Internet_20_link" text:visited-style-name="Visited_20_Internet_20_Link">
 </text:a>
 , що дає можливість закуповувати значно дешевше», - додавБолоховець.</text:p>
      <text:p text:style-name="P4">
Як повідомлялось, в рамках екологічної програми «Зелена країна» плануєтьсявисадити 1 млрд дерев. Міністерство захисту довкілля та природних ресурсівпланувало навесні 2023 року посадити не менш як 200 млн сіянців дерев.</text:p>
      <text:p text:style-name="P4">
<text:span text:style-name="T5">
Фото: rv.gov.ua</text:span>
</text:p>
      <text:p text:style-name="P4">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ЗСУ знищили на Бахмутському напрямку російський Панцир С1</text:span>
</text:h>
      <text:p text:style-name="P4">
Authors: Ukrinform (Person)</text:p>
      <text:p text:style-name="P4">
Publisher: Укринформ (Organization)</text:p>
      <text:p text:style-name="P4">
Published Time: 2023-05-11T-68:01:00+03:00</text:p>
      <text:p text:style-name="P4">
Modified Time: 2023-05-11T21:01:00+03:00</text:p>
      <text:p text:style-name="P4">
Description: На Бахмутському напрямку бійці ЗСУ знищили російський ЗРК Панцир С1. — Укрінформ.</text:p>
      <text:p text:style-name="P4">
Images: ["<text:a xlink:type="simple" xlink:href="https://static.ukrinform.com/photos/2023_05/thumb_files/630_360_1683827831-947.jpg" text:style-name="Internet_20_link" text:visited-style-name="Visited_20_Internet_20_Link">
630_360_16838...</text:a>
"]</text:p>
      <text:p text:style-name="P4">
Tags: ['Бахмут', 'ЗСУ', 'Війна з росією']</text:p>
      <text:p text:style-name="P4">
Type: Article</text:p>
      <!--METADATA-->
      <text:p text:style-name="P4">
<draw:frame draw:style-name="fr1" draw:name="Image87" text:anchor-type="as-char" svg:width="6.9236in" svg:height="3.956343in" draw:z-index="0">
<draw:image xlink:href="../Images/yкринформ/2023-05-11T-68-01-00-03-00/630_360_1683827831-947.jpg" xlink:type="simple" xlink:show="embed" xlink:actuate="onLoad" draw:mime-type="image/jpeg"/>
</draw:frame>
 НаБахмутському напрямку бійці ЗСУ знищили російський ЗРК Панцир С1.</text:p>
      <text:p text:style-name="P4">
Про це повідомила 45 окрема артилерійська бригада Збройних Сил України у <text:a xlink:type="simple" xlink:href="https://www.facebook.com/watch/" text:style-name="Internet_20_link" text:visited-style-name="Visited_20_Internet_20_Link">
</text:a>
 , передає Укрінформ.</text:p>
      <text:p text:style-name="P4">
"Мінус Панцир С1. Бахмутський напрямок. Аеророзвідка 45 ОАБр виявила ПанцирС1, у співпраці із ракетним підрозділом та аеророзвідкою 132 ОРБ комплексперетворено на металолом", - йдеться у повідомленні.</text:p>
      <text:p text:style-name="P4">
<text:span text:style-name="T4">
Читайте також:</text:span>
 <text:a xlink:type="simple" xlink:href="https://www.ukrinform.ua/rubric-ato/3707954-zsu-vrazili-visim-vorozih-punktiv-upravlinna-zasib-ppo-ta-dvi-vazlivi-cili-voroga.html" text:style-name="Internet_20_link" text:visited-style-name="Visited_20_Internet_20_Link">
 </text:a>
</text:p>
      <text:p text:style-name="P4">
Як повідомляв Укрінформ, на Херсонщині, силами та засобами протиповітряноїоборони повітряного командування "Південь" <text:a xlink:type="simple" xlink:href="https://www.ukrinform.ua/rubric-ato/3707915-sili-ppo-znisili-na-hersonsini-rosijskij-bezpilotnik-orlan10.html" text:style-name="Internet_20_link" text:visited-style-name="Visited_20_Internet_20_Link">
</text:a>
 .</text:p>
      <text:p text:style-name="P4">
Фото ілюстративне, Wikipedia</text:p>
      <text:p text:style-name="P4">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Чехія передала 75 генераторів Дніпропетровській області</text:span>
</text:h>
      <text:p text:style-name="P4">
Authors: Ukrinform (Person)</text:p>
      <text:p text:style-name="P4">
Publisher: Укринформ (Organization)</text:p>
      <text:p text:style-name="P4">
Published Time: 2023-05-11T-98:45:00+03:00</text:p>
      <text:p text:style-name="P4">
Modified Time: 2023-05-11T18:45:00+03:00</text:p>
      <text:p text:style-name="P4">
Description: Чехія передала 75 генераторів для підприємств критичної інфраструктури та військових у Дніпропетровській області.  — Укрінформ.</text:p>
      <text:p text:style-name="P4">
Images: ["<text:a xlink:type="simple" xlink:href="https://static.ukrinform.com/photos/2023_05/thumb_files/630_360_1683819834-171.jpeg" text:style-name="Internet_20_link" text:visited-style-name="Visited_20_Internet_20_Link">
630_360_16838...</text:a>
", "<text:a xlink:type="simple" xlink:href="https://static.ukrinform.com/photos/2023_05/1683819855-111.jpeg" text:style-name="Internet_20_link" text:visited-style-name="Visited_20_Internet_20_Link">
1683819855-11...</text:a>
", "<text:a xlink:type="simple" xlink:href="https://static.ukrinform.com/photos/2023_05/1683819841-490.jpeg" text:style-name="Internet_20_link" text:visited-style-name="Visited_20_Internet_20_Link">
1683819841-49...</text:a>
"]</text:p>
      <text:p text:style-name="P4">
Tags: ['Чехія', 'Дніпропетровщина', 'генератор']</text:p>
      <text:p text:style-name="P4">
Type: Article</text:p>
      <!--METADATA-->
      <text:p text:style-name="P4">
<draw:frame draw:style-name="fr1" draw:name="Image88" text:anchor-type="as-char" svg:width="6.9236in" svg:height="3.956343in" draw:z-index="0">
<draw:image xlink:href="../Images/yкринформ/2023-05-11T-98-45-00-03-00/630_360_1683819834-171.jpeg" xlink:type="simple" xlink:show="embed" xlink:actuate="onLoad" draw:mime-type="image/jpeg"/>
</draw:frame>
 Чехіяпередала 75 генераторів для підприємств критичної інфраструктури та військовиху Дніпропетровській області.</text:p>
      <text:p text:style-name="P4">
Про це у <text:a xlink:type="simple" xlink:href="https://t.me/mykola_lukashuk/4506" text:style-name="Internet_20_link" text:visited-style-name="Visited_20_Internet_20_Link">
 </text:a>
 повідомляє головаДніпропетровської обласної ради Микола Лукашук, передає Укрінформ.</text:p>
      <text:p text:style-name="P4">
"Передав генератори очільникам територіальних громад <text:a xlink:type="simple" xlink:href="https://www.ukrinform.ua/tag-dnipropetrovsina" text:style-name="Internet_20_link" text:visited-style-name="Visited_20_Internet_20_Link">
</text:a>
 . Це прилади, які ранішенадав Південно-Моравський край, що у Чехії. Допомога надійшла завдяки спільнимзусиллям Дніпропетровської обласної ради та Дніпропетровської торгово-промислової палати", - написав він.</text:p>
      <text:p text:style-name="P4">
<draw:frame draw:style-name="fr1" draw:name="Image89" text:anchor-type="as-char" svg:width="6.9236in" svg:height="4.615733in" draw:z-index="0">
<draw:image xlink:href="../Images/yкринформ/2023-05-11T-98-45-00-03-00/1683819855-111.jpeg" xlink:type="simple" xlink:show="embed" xlink:actuate="onLoad" draw:mime-type="image/jpeg"/>
</draw:frame>
</text:p>
      <text:p text:style-name="P4">
Загалом було передано 75 одиниць. Як пояснив Лукашук, частину вантажу передаливійськовим, частину розподілили між підприємствами критичної інфраструктури.</text:p>
      <text:p text:style-name="P4">
<text:span text:style-name="T4">
Читайте також:</text:span>
 <text:a xlink:type="simple" xlink:href="https://www.ukrinform.ua/rubric-society/3707729-usaid-peredalo-665-generatoriv-dla-potreb-teplokomunenergo-i-socialnoi-sferi.html" text:style-name="Internet_20_link" text:visited-style-name="Visited_20_Internet_20_Link">
 </text:a>
</text:p>
      <text:p text:style-name="P4">
<draw:frame draw:style-name="fr1" draw:name="Image90" text:anchor-type="as-char" svg:width="6.9236in" svg:height="4.615733in" draw:z-index="0">
<draw:image xlink:href="../Images/yкринформ/2023-05-11T-98-45-00-03-00/1683819841-490.jpeg" xlink:type="simple" xlink:show="embed" xlink:actuate="onLoad" draw:mime-type="image/jpeg"/>
</draw:frame>
</text:p>
      <text:p text:style-name="P4">
"Сьогодні частину отримала 31 громада з усіх семи районів Дніпропетровщини.Зараз працюємо над тим, щоб забезпечити приладами решту територій області", -йдеться у дописі.</text:p>
      <text:p text:style-name="P4">
Як повідомлялося, Президент Чехії Петр Павел під час візиту до Українинаприкінці квітня <text:a xlink:type="simple" xlink:href="https://www.ukrinform.ua/rubric-vidbudova/3702465-prezident-cehii-obgovorue-na-dnipropetrovsini-pitanna-vidbudovi.html" text:style-name="Internet_20_link" text:visited-style-name="Visited_20_Internet_20_Link">
 </text:a>
</text:p>
      <text:p text:style-name="P4">
<text:span text:style-name="T5">
Фото: Микола Лукашук - голова ДОР</text:span>
</text:p>
      <text:p text:style-name="P4">
Source: <text:a xlink:type="simple" xlink:href="https://www.ukrinform.ua/rubric-regions/3707927-cehia-peredala-75-generatoriv-dnipropetrovskij-oblasti.html" text:style-name="Internet_20_link" text:visited-style-name="Visited_20_Internet_20_Link">
https://www.ukrinform.ua/rubric-regions/3707927-cehia-peredala-75-generatoriv-dnipropetrovskij-oblasti.html</text:a>
</text:p>
      <!--NEWS-->
      <text:h text:style-name="P10" text:outline-level="1">
<text:span text:style-name="T4">
Kherson, Khersonska Oblast, Poltavska Oblast, Zaporizka Oblast(08:16). Red Alert: aerial thre...</text:span>
</text:h>
      <text:p text:style-name="P4">
Authors: liveuamap (Language: en)</text:p>
      <text:p text:style-name="P4">
Time: 2023-05-11T02:17:00</text:p>
      <text:p text:style-name="P4">
Location: Kherson (Latitude:46.65508 Longtitude:32.61706)</text:p>
      <text:p text:style-name="P4">
Videos: []</text:p>
      <text:p text:style-name="P4">
Images: []</text:p>
      <text:p text:style-name="P4">
Tags: ["Europe", "Central and Eastern Europe"]</text:p>
      <text:p text:style-name="P4">
ID: 22562009</text:p>
      <!--METADATA-->
      <text:p text:style-name="P4">
Kherson, Khersonska Oblast, Poltavska Oblast, Zaporizka Oblast(08:16). RedAlert: aerial threat. Sirens sounding. Take cover now!</text:p>
      <text:p text:style-name="P4">
News Collection Link: <text:a xlink:type="simple" xlink:href="https://liveuamap.com/en/2023/11-may-kherson-khersonska-oblast-poltavska-obg" text:style-name="Internet_20_link" text:visited-style-name="Visited_20_Internet_20_Link">
https://liveuamap.com/en/2023/11-may-kherson-khersonska-oblast-poltavska-obg</text:a>
</text:p>
      <text:p text:style-name="P4">
Source: <text:a xlink:type="simple" xlink:href="https://t.me/air_alert_ua/45000" text:style-name="Internet_20_link" text:visited-style-name="Visited_20_Internet_20_Link">
https://t.me/air_alert_ua/45000</text:a>
</text:p>
      <!--NEWS-->
      <text:h text:style-name="P10" text:outline-level="1">
<text:span text:style-name="T4">
Sumska Oblast, Dnipro, Dnipropetrovska Oblast, Donetsk Oblast, Kirovohradska Oblast, Kharkiv,...</text:span>
</text:h>
      <text:p text:style-name="P4">
Authors: liveuamap (Language: en)</text:p>
      <text:p text:style-name="P4">
Time: 2023-05-11T02:19:00</text:p>
      <text:p text:style-name="P4">
Location: Sumska Oblast (Latitude:50.99897 Longtitude:33.99886)</text:p>
      <text:p text:style-name="P4">
Videos: []</text:p>
      <text:p text:style-name="P4">
Images: []</text:p>
      <text:p text:style-name="P4">
Tags: ["Europe", "Central and Eastern Europe"]</text:p>
      <text:p text:style-name="P4">
ID: 22562014</text:p>
      <!--METADATA-->
      <text:p text:style-name="P4">
Sumska Oblast, Dnipro, Dnipropetrovska Oblast, Donetsk Oblast, KirovohradskaOblast, Kharkiv, Kharkivska Oblast(08:18). Red Alert: aerial threat. Sirenssounding. Take cover now!</text:p>
      <text:p text:style-name="P4">
News Collection Link: <text:a xlink:type="simple" xlink:href="https://liveuamap.com/en/2023/11-may-sumska-oblast-dnipro-dnipropetrovska-og" text:style-name="Internet_20_link" text:visited-style-name="Visited_20_Internet_20_Link">
https://liveuamap.com/en/2023/11-may-sumska-oblast-dnipro-dnipropetrovska-og</text:a>
</text:p>
      <text:p text:style-name="P4">
Source: <text:a xlink:type="simple" xlink:href="https://t.me/air_alert_ua/45005" text:style-name="Internet_20_link" text:visited-style-name="Visited_20_Internet_20_Link">
https://t.me/air_alert_ua/45005</text:a>
</text:p>
      <!--NEWS-->
      <text:h text:style-name="P10" text:outline-level="1">
<text:span text:style-name="T4">
Chernihivska Oblast(08:46). Red Alert: aerial threat. Sirens sounding. Take cover now!</text:span>
</text:h>
      <text:p text:style-name="P4">
Authors: liveuamap (Language: en)</text:p>
      <text:p text:style-name="P4">
Time: 2023-05-11T02:47:00</text:p>
      <text:p text:style-name="P4">
Location: Chernihivska Oblast (Latitude:51.33269 Longtitude:31.9988)</text:p>
      <text:p text:style-name="P4">
Videos: []</text:p>
      <text:p text:style-name="P4">
Images: []</text:p>
      <text:p text:style-name="P4">
Tags: ["Europe", "Central and Eastern Europe"]</text:p>
      <text:p text:style-name="P4">
ID: 22562019</text:p>
      <!--METADATA-->
      <text:p text:style-name="P4">
Chernihivska Oblast(08:46). Red Alert: aerial threat. Sirens sounding. Takecover now!</text:p>
      <text:p text:style-name="P4">
News Collection Link: <text:a xlink:type="simple" xlink:href="https://liveuamap.com/en/2023/11-may-chernihivska-oblast0846-red-alert-aerig" text:style-name="Internet_20_link" text:visited-style-name="Visited_20_Internet_20_Link">
https://liveuamap.com/en/2023/11-may-chernihivska-oblast0846-red-alert-aerig</text:a>
</text:p>
      <text:p text:style-name="P4">
Source: <text:a xlink:type="simple" xlink:href="https://t.me/air_alert_ua/45006" text:style-name="Internet_20_link" text:visited-style-name="Visited_20_Internet_20_Link">
https://t.me/air_alert_ua/45006</text:a>
</text:p>
      <!--NEWS-->
      <text:h text:style-name="P10" text:outline-level="1">
<text:span text:style-name="T4">
8 person wounded as result of Russian shelling in Malokaterynivka village of Zaporizhzhia region</text:span>
</text:h>
      <text:p text:style-name="P4">
Authors: liveuamap (Language: en)</text:p>
      <text:p text:style-name="P4">
Time: 2023-05-11T03:02:37</text:p>
      <text:p text:style-name="P4">
Location: Zaporizhzhia (Latitude:47.65343 Longtitude:35.25822)</text:p>
      <text:p text:style-name="P4">
Videos: []</text:p>
      <text:p text:style-name="P4">
Images: ["<text:a xlink:type="simple" xlink:href="https://liveuamap.com/pics/2023/05/11/22562020_1.jpg" text:style-name="Internet_20_link" text:visited-style-name="Visited_20_Internet_20_Link">
22562020_1.jpg</text:a>
"]</text:p>
      <text:p text:style-name="P4">
Tags: []</text:p>
      <text:p text:style-name="P4">
ID: 22562020</text:p>
      <!--METADATA-->
      <text:p text:style-name="P4">
8 person wounded as result of Russian shelling in Malokaterynivka village ofZaporizhzhia region</text:p>
      <text:p text:style-name="P4">
<draw:frame draw:style-name="fr1" draw:name="Image91" text:anchor-type="as-char" svg:width="6.9236in" svg:height="5.1927in" draw:z-index="0">
<draw:image xlink:href="../Images/liveuamap/2023-05-11T03-02-37/22562020_1.jpg" xlink:type="simple" xlink:show="embed" xlink:actuate="onLoad" draw:mime-type="image/jpeg"/>
</draw:frame>
</text:p>
      <text:p text:style-name="P4">
News Collection Link: <text:a xlink:type="simple" xlink:href="https://liveuamap.com/en/2023/11-may-8-person-wounded-as-result-of-russian-shelling-in" text:style-name="Internet_20_link" text:visited-style-name="Visited_20_Internet_20_Link">
https://liveuamap.com/en/2023/11-may-8-person-wounded-as-result-of-russian-shelling-in</text:a>
</text:p>
      <text:p text:style-name="P4">
Source: <text:a xlink:type="simple" xlink:href="https://t.me/dnepr_operativ/41602" text:style-name="Internet_20_link" text:visited-style-name="Visited_20_Internet_20_Link">
https://t.me/dnepr_operativ/41602</text:a>
</text:p>
      <!--NEWS-->
      <text:h text:style-name="P10" text:outline-level="1">
<text:span text:style-name="T4">
Donetsk Oblast(09:09). Red Alert: aerial threat. Sirens sounding. Take cover now!</text:span>
</text:h>
      <text:p text:style-name="P4">
Authors: liveuamap (Language: en)</text:p>
      <text:p text:style-name="P4">
Time: 2023-05-11T03:11:00</text:p>
      <text:p text:style-name="P4">
Location: Donetsk Oblast (Latitude:48.72748 Longtitude:37.57736)</text:p>
      <text:p text:style-name="P4">
Videos: []</text:p>
      <text:p text:style-name="P4">
Images: []</text:p>
      <text:p text:style-name="P4">
Tags: ["Europe", "Central and Eastern Europe"]</text:p>
      <text:p text:style-name="P4">
ID: 22562025</text:p>
      <!--METADATA-->
      <text:p text:style-name="P4">
Donetsk Oblast(09:09). Red Alert: aerial threat. Sirens sounding. Take covernow!</text:p>
      <text:p text:style-name="P4">
News Collection Link: <text:a xlink:type="simple" xlink:href="https://liveuamap.com/en/2023/11-may-donetsk-oblast0909-red-alert-aerial-thg" text:style-name="Internet_20_link" text:visited-style-name="Visited_20_Internet_20_Link">
https://liveuamap.com/en/2023/11-may-donetsk-oblast0909-red-alert-aerial-thg</text:a>
</text:p>
      <text:p text:style-name="P4">
Source: <text:a xlink:type="simple" xlink:href="https://t.me/air_alert_ua/45014" text:style-name="Internet_20_link" text:visited-style-name="Visited_20_Internet_20_Link">
https://t.me/air_alert_ua/45014</text:a>
</text:p>
      <!--NEWS-->
      <text:h text:style-name="P10" text:outline-level="1">
<text:span text:style-name="T4">
Kharkiv, Kharkivska Oblast(09:43). Red Alert: aerial threat. Sirens sounding. Take cover now!</text:span>
</text:h>
      <text:p text:style-name="P4">
Authors: liveuamap (Language: en)</text:p>
      <text:p text:style-name="P4">
Time: 2023-05-11T03:44:00</text:p>
      <text:p text:style-name="P4">
Location: Kharkiv (Latitude:49.98043 Longtitude:36.25298)</text:p>
      <text:p text:style-name="P4">
Videos: []</text:p>
      <text:p text:style-name="P4">
Images: []</text:p>
      <text:p text:style-name="P4">
Tags: ["Europe", "Central and Eastern Europe"]</text:p>
      <text:p text:style-name="P4">
ID: 22562027</text:p>
      <!--METADATA-->
      <text:p text:style-name="P4">
Kharkiv, Kharkivska Oblast(09:43). Red Alert: aerial threat. Sirens sounding.Take cover now!</text:p>
      <text:p text:style-name="P4">
News Collection Link: <text:a xlink:type="simple" xlink:href="https://liveuamap.com/en/2023/11-may-kharkiv-kharkivska-oblast0943-red-alerg" text:style-name="Internet_20_link" text:visited-style-name="Visited_20_Internet_20_Link">
https://liveuamap.com/en/2023/11-may-kharkiv-kharkivska-oblast0943-red-alerg</text:a>
</text:p>
      <text:p text:style-name="P4">
Source: <text:a xlink:type="simple" xlink:href="https://t.me/air_alert_ua/45016" text:style-name="Internet_20_link" text:visited-style-name="Visited_20_Internet_20_Link">
https://t.me/air_alert_ua/45016</text:a>
</text:p>
      <!--NEWS-->
      <text:h text:style-name="P10" text:outline-level="1">
<text:span text:style-name="T4">
Zaporizka Oblast(09:55). Red Alert: aerial threat. Sirens sounding. Take cover now!</text:span>
</text:h>
      <text:p text:style-name="P4">
Authors: liveuamap (Language: en)</text:p>
      <text:p text:style-name="P4">
Time: 2023-05-11T03:55:00</text:p>
      <text:p text:style-name="P4">
Location: Zaporizka Oblast (Latitude:47.612021 Longtitude:35.765261)</text:p>
      <text:p text:style-name="P4">
Videos: []</text:p>
      <text:p text:style-name="P4">
Images: []</text:p>
      <text:p text:style-name="P4">
Tags: ["Europe", "Central and Eastern Europe"]</text:p>
      <text:p text:style-name="P4">
ID: 22562030</text:p>
      <!--METADATA-->
      <text:p text:style-name="P4">
Zaporizka Oblast(09:55). Red Alert: aerial threat. Sirens sounding. Take covernow!</text:p>
      <text:p text:style-name="P4">
News Collection Link: <text:a xlink:type="simple" xlink:href="https://liveuamap.com/en/2023/11-may-zaporizka-oblast0955-red-alert-aerial-g" text:style-name="Internet_20_link" text:visited-style-name="Visited_20_Internet_20_Link">
https://liveuamap.com/en/2023/11-may-zaporizka-oblast0955-red-alert-aerial-g</text:a>
</text:p>
      <text:p text:style-name="P4">
Source: <text:a xlink:type="simple" xlink:href="https://t.me/suspilnezaporizhzhya/12769" text:style-name="Internet_20_link" text:visited-style-name="Visited_20_Internet_20_Link">
https://t.me/suspilnezaporizhzhya/12769</text:a>
</text:p>
      <!--NEWS-->
      <text:h text:style-name="P10" text:outline-level="1">
<text:span text:style-name="T4">
Suspected drone dropped an explosive device at Rosneft Briansknefteprodukt oil depot in Klintsy</text:span>
</text:h>
      <text:p text:style-name="P4">
Authors: liveuamap (Language: en)</text:p>
      <text:p text:style-name="P4">
Time: 2023-05-11T04:02:38</text:p>
      <text:p text:style-name="P4">
Location: Bryansk (Latitude:52.73669 Longtitude:32.23761)</text:p>
      <text:p text:style-name="P4">
Videos: []</text:p>
      <text:p text:style-name="P4">
Images: []</text:p>
      <text:p text:style-name="P4">
Tags: ["Russia"]</text:p>
      <text:p text:style-name="P4">
ID: 22562031</text:p>
      <!--METADATA-->
      <text:p text:style-name="P4">
Suspected drone dropped an explosive device at Rosneft Briansknefteprodukt oildepot in Klintsy</text:p>
      <text:p text:style-name="P4">
News Collection Link: <text:a xlink:type="simple" xlink:href="https://liveuamap.com/en/2023/11-may-suspected-drone-dropped-an-explosive-device-at-rosneft" text:style-name="Internet_20_link" text:visited-style-name="Visited_20_Internet_20_Link">
https://liveuamap.com/en/2023/11-may-suspected-drone-dropped-an-explosive-device-at-rosneft</text:a>
</text:p>
      <text:p text:style-name="P4">
Source: <text:a xlink:type="simple" xlink:href="https://t.me/bryansk_off/9401" text:style-name="Internet_20_link" text:visited-style-name="Visited_20_Internet_20_Link">
https://t.me/bryansk_off/9401</text:a>
</text:p>
      <!--NEWS-->
      <text:h text:style-name="P10" text:outline-level="1">
<text:span text:style-name="T4">
Kherson, Khersonska Oblast(10:15). Red Alert: aerial threat. Sirens sounding. Take cover now!</text:span>
</text:h>
      <text:p text:style-name="P4">
Authors: liveuamap (Language: en)</text:p>
      <text:p text:style-name="P4">
Time: 2023-05-11T04:17:00</text:p>
      <text:p text:style-name="P4">
Location: Kherson (Latitude:46.65581000 Longtitude:32.61780000)</text:p>
      <text:p text:style-name="P4">
Videos: []</text:p>
      <text:p text:style-name="P4">
Images: []</text:p>
      <text:p text:style-name="P4">
Tags: ["Europe", "Central and Eastern Europe"]</text:p>
      <text:p text:style-name="P4">
ID: 22562039</text:p>
      <!--METADATA-->
      <text:p text:style-name="P4">
Kherson, Khersonska Oblast(10:15). Red Alert: aerial threat. Sirens sounding.Take cover now!</text:p>
      <text:p text:style-name="P4">
News Collection Link: <text:a xlink:type="simple" xlink:href="https://liveuamap.com/en/2023/11-may-kherson-khersonska-oblast1015-red-alerg" text:style-name="Internet_20_link" text:visited-style-name="Visited_20_Internet_20_Link">
https://liveuamap.com/en/2023/11-may-kherson-khersonska-oblast1015-red-alerg</text:a>
</text:p>
      <text:p text:style-name="P4">
Source: <text:a xlink:type="simple" xlink:href="https://t.me/air_alert_ua/45020" text:style-name="Internet_20_link" text:visited-style-name="Visited_20_Internet_20_Link">
https://t.me/air_alert_ua/45020</text:a>
</text:p>
      <!--NEWS-->
      <text:h text:style-name="P10" text:outline-level="1">
<text:span text:style-name="T4">
Russian army conducted 1 missile strike, 45 airstrikes and over 53 shelling with MLRS, - Gene...</text:span>
</text:h>
      <text:p text:style-name="P4">
Authors: liveuamap (Language: en)</text:p>
      <text:p text:style-name="P4">
Time: 2023-05-11T04:20:00</text:p>
      <text:p text:style-name="P4">
Location: Kostyantynivka (Latitude:48.52115 Longtitude:37.71881)</text:p>
      <text:p text:style-name="P4">
Videos: []</text:p>
      <text:p text:style-name="P4">
Images: []</text:p>
      <text:p text:style-name="P4">
Tags: ["Russia"]</text:p>
      <text:p text:style-name="P4">
ID: 22562050</text:p>
      <!--METADATA-->
      <text:p text:style-name="P4">
Russian army conducted 1 missile strike, 45 airstrikes and over 53 shellingwith MLRS, - General Staff of Armed Forces of Ukraine says in the morningreport</text:p>
      <text:p text:style-name="P4">
News Collection Link: <text:a xlink:type="simple" xlink:href="https://liveuamap.com/en/2023/11-may-russian-army-conducted-1-missile-strike-45-airstrikes" text:style-name="Internet_20_link" text:visited-style-name="Visited_20_Internet_20_Link">
https://liveuamap.com/en/2023/11-may-russian-army-conducted-1-missile-strike-45-airstrikes</text:a>
</text:p>
      <text:p text:style-name="P4">
Source: <text:a xlink:type="simple" xlink:href="https://t.me/lumsrc/4747" text:style-name="Internet_20_link" text:visited-style-name="Visited_20_Internet_20_Link">
https://t.me/lumsrc/474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1T04:22:34</text:p>
      <text:p text:style-name="P4">
Location: Donetsk (Latitude:47.84992 Longtitude:37.50698)</text:p>
      <text:p text:style-name="P4">
Videos: []</text:p>
      <text:p text:style-name="P4">
Images: []</text:p>
      <text:p text:style-name="P4">
Tags: ["Russia"]</text:p>
      <text:p text:style-name="P4">
ID: 22562040</text:p>
      <!--METADATA-->
      <text:p text:style-name="P4">
Russian forces conducting offensive actions at Lyman, Bakhmut, Avdiivka andMaryinka directions. Ukrainian military repelled over 39 Russian attacks.Russian forces attempting to advance near Serebryanske forestry, Bakhmut,Avdiyivka, Maryinka, Novomykhaylivka, - General Staff of Armed Forces ofUkraine says in the morning report</text:p>
      <text:p text:style-name="P4">
News Collection Link: <text:a xlink:type="simple" xlink:href="https://liveuamap.com/en/2023/11-may-russian-forces-conducting-offensive-actions-at-lyman" text:style-name="Internet_20_link" text:visited-style-name="Visited_20_Internet_20_Link">
https://liveuamap.com/en/2023/11-may-russian-forces-conducting-offensive-actions-at-lyman</text:a>
</text:p>
      <text:p text:style-name="P4">
Source: <text:a xlink:type="simple" xlink:href="https://t.me/lumsrc/4756" text:style-name="Internet_20_link" text:visited-style-name="Visited_20_Internet_20_Link">
https://t.me/lumsrc/4756</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11T04:26:12</text:p>
      <text:p text:style-name="P4">
Location: Zaporizhiye (Latitude:47.66585 Longtitude:36.26965)</text:p>
      <text:p text:style-name="P4">
Videos: []</text:p>
      <text:p text:style-name="P4">
Images: []</text:p>
      <text:p text:style-name="P4">
Tags: ["Russia"]</text:p>
      <text:p text:style-name="P4">
ID: 22562041</text:p>
      <!--METADATA-->
      <text:p text:style-name="P4">
At Zaporizhzhia and Kherson directions Russian army shelled Vremivka, Novopilof Donetsk region; Malynivka, Huliaipole, Mykilske, Mala Tokmachka, Orikhiv,Kamyanske of Zaporizhzhia region; Marhanets and Nikopol of Dnipropetrovskregion; Dudchany, Beryslav, Vesele, Antonivka, Dniprovske, Berehove,Bilozerka, Kizomys, Shyroka Balka, Stanislav of Kherson region and Khersoncity. Russian aviation conducted airstrikes at Huliaipole, Mala Tokmachka,Stepnohirsk, Kizomys and Stanislav, - General Staff of Armed Forces of Ukrainesays in the morning report</text:p>
      <text:p text:style-name="P4">
News Collection Link: <text:a xlink:type="simple" xlink:href="https://liveuamap.com/en/2023/11-may-at-zaporizhzhia-and-kherson-directions-russian-army" text:style-name="Internet_20_link" text:visited-style-name="Visited_20_Internet_20_Link">
https://liveuamap.com/en/2023/11-may-at-zaporizhzhia-and-kherson-directions-russian-army</text:a>
</text:p>
      <text:p text:style-name="P4">
Source: <text:a xlink:type="simple" xlink:href="https://t.me/lumsrc/4755" text:style-name="Internet_20_link" text:visited-style-name="Visited_20_Internet_20_Link">
https://t.me/lumsrc/4755</text:a>
</text:p>
      <!--NEWS-->
      <text:h text:style-name="P10" text:outline-level="1">
<text:span text:style-name="T4">
Donetsk Oblast(10:37). Red Alert: aerial threat. Sirens sounding. Take cover now!</text:span>
</text:h>
      <text:p text:style-name="P4">
Authors: liveuamap (Language: en)</text:p>
      <text:p text:style-name="P4">
Time: 2023-05-11T04:39:00</text:p>
      <text:p text:style-name="P4">
Location: Donetsk Oblast (Latitude:48.72654 Longtitude:37.57894)</text:p>
      <text:p text:style-name="P4">
Videos: []</text:p>
      <text:p text:style-name="P4">
Images: []</text:p>
      <text:p text:style-name="P4">
Tags: ["Europe", "Central and Eastern Europe"]</text:p>
      <text:p text:style-name="P4">
ID: 22562049</text:p>
      <!--METADATA-->
      <text:p text:style-name="P4">
Donetsk Oblast(10:37). Red Alert: aerial threat. Sirens sounding. Take covernow!</text:p>
      <text:p text:style-name="P4">
News Collection Link: <text:a xlink:type="simple" xlink:href="https://liveuamap.com/en/2023/11-may-donetsk-oblast1037-red-alert-aerial-thg" text:style-name="Internet_20_link" text:visited-style-name="Visited_20_Internet_20_Link">
https://liveuamap.com/en/2023/11-may-donetsk-oblast1037-red-alert-aerial-thg</text:a>
</text:p>
      <text:p text:style-name="P4">
Source: <text:a xlink:type="simple" xlink:href="https://t.me/air_alert_ua/45024" text:style-name="Internet_20_link" text:visited-style-name="Visited_20_Internet_20_Link">
https://t.me/air_alert_ua/45024</text:a>
</text:p>
      <!--NEWS-->
      <text:h text:style-name="P10" text:outline-level="1">
<text:span text:style-name="T4">
Kharkiv, Kharkivska Oblast(11:10). Red Alert: aerial threat. Sirens sounding. Take cover now!</text:span>
</text:h>
      <text:p text:style-name="P4">
Authors: liveuamap (Language: en)</text:p>
      <text:p text:style-name="P4">
Time: 2023-05-11T05:10:00</text:p>
      <text:p text:style-name="P4">
Location: Kharkiv (Latitude:49.98 Longtitude:36.25238)</text:p>
      <text:p text:style-name="P4">
Videos: []</text:p>
      <text:p text:style-name="P4">
Images: []</text:p>
      <text:p text:style-name="P4">
Tags: ["Europe", "Central and Eastern Europe"]</text:p>
      <text:p text:style-name="P4">
ID: 22562052</text:p>
      <!--METADATA-->
      <text:p text:style-name="P4">
Kharkiv, Kharkivska Oblast(11:10). Red Alert: aerial threat. Sirens sounding.Take cover now!</text:p>
      <text:p text:style-name="P4">
News Collection Link: <text:a xlink:type="simple" xlink:href="https://liveuamap.com/en/2023/11-may-kharkiv-kharkivska-oblast1110-red-alerg" text:style-name="Internet_20_link" text:visited-style-name="Visited_20_Internet_20_Link">
https://liveuamap.com/en/2023/11-may-kharkiv-kharkivska-oblast1110-red-alerg</text:a>
</text:p>
      <text:p text:style-name="P4">
Source: <text:a xlink:type="simple" xlink:href="https://t.me/suspilnekharkiv/24723" text:style-name="Internet_20_link" text:visited-style-name="Visited_20_Internet_20_Link">
https://t.me/suspilnekharkiv/24723</text:a>
</text:p>
      <!--NEWS-->
      <text:h text:style-name="P10" text:outline-level="1">
<text:span text:style-name="T4">
Russian army conducted missile strike with S-300 at Sloviansk</text:span>
</text:h>
      <text:p text:style-name="P4">
Authors: liveuamap (Language: en)</text:p>
      <text:p text:style-name="P4">
Time: 2023-05-11T05:15:00</text:p>
      <text:p text:style-name="P4">
Location: Sloviansk (Latitude:48.84551 Longtitude:37.62131)</text:p>
      <text:p text:style-name="P4">
Videos: []</text:p>
      <text:p text:style-name="P4">
Images: []</text:p>
      <text:p text:style-name="P4">
Tags: ["Europe", "Central and Eastern Europe"]</text:p>
      <text:p text:style-name="P4">
ID: 22562071</text:p>
      <!--METADATA-->
      <text:p text:style-name="P4">
Russian army conducted missile strike with S-300 at Sloviansk</text:p>
      <text:p text:style-name="P4">
News Collection Link: <text:a xlink:type="simple" xlink:href="https://liveuamap.com/en/2023/11-may-russian-army-conducted-missile-strike-with-s300-at" text:style-name="Internet_20_link" text:visited-style-name="Visited_20_Internet_20_Link">
https://liveuamap.com/en/2023/11-may-russian-army-conducted-missile-strike-with-s300-at</text:a>
</text:p>
      <text:p text:style-name="P4">
Source: <text:a xlink:type="simple" xlink:href="https://twitter.com/olehbatkovych/status/1656573810231984133" text:style-name="Internet_20_link" text:visited-style-name="Visited_20_Internet_20_Link">
https://twitter.com/olehbatkovych/status/1656573810231984133</text:a>
</text:p>
      <!--NEWS-->
      <text:h text:style-name="P10" text:outline-level="1">
<text:span text:style-name="T4">
Zaporizka Oblast(11:32). Red Alert: aerial threat. Sirens sounding. Take cover now!</text:span>
</text:h>
      <text:p text:style-name="P4">
Authors: liveuamap (Language: en)</text:p>
      <text:p text:style-name="P4">
Time: 2023-05-11T05:34:00</text:p>
      <text:p text:style-name="P4">
Location: Zaporizka Oblast (Latitude:47.610891 Longtitude:35.766451)</text:p>
      <text:p text:style-name="P4">
Videos: []</text:p>
      <text:p text:style-name="P4">
Images: []</text:p>
      <text:p text:style-name="P4">
Tags: ["Europe", "Central and Eastern Europe"]</text:p>
      <text:p text:style-name="P4">
ID: 22562055</text:p>
      <!--METADATA-->
      <text:p text:style-name="P4">
Zaporizka Oblast(11:32). Red Alert: aerial threat. Sirens sounding. Take covernow!</text:p>
      <text:p text:style-name="P4">
News Collection Link: <text:a xlink:type="simple" xlink:href="https://liveuamap.com/en/2023/11-may-zaporizka-oblast1132-red-alert-aerial-g" text:style-name="Internet_20_link" text:visited-style-name="Visited_20_Internet_20_Link">
https://liveuamap.com/en/2023/11-may-zaporizka-oblast1132-red-alert-aerial-g</text:a>
</text:p>
      <text:p text:style-name="P4">
Source: <text:a xlink:type="simple" xlink:href="https://t.me/air_alert_ua/45027" text:style-name="Internet_20_link" text:visited-style-name="Visited_20_Internet_20_Link">
https://t.me/air_alert_ua/45027</text:a>
</text:p>
      <!--NEWS-->
      <text:h text:style-name="P10" text:outline-level="1">
<text:span text:style-name="T4">
Dnipro, Dnipropetrovska Oblast(11:33). Red Alert: aerial threat. Sirens sounding. Take cover ...</text:span>
</text:h>
      <text:p text:style-name="P4">
Authors: liveuamap (Language: en)</text:p>
      <text:p text:style-name="P4">
Time: 2023-05-11T05:36:00</text:p>
      <text:p text:style-name="P4">
Location: Dnipro (Latitude:48.45930000 Longtitude:35.03865000)</text:p>
      <text:p text:style-name="P4">
Videos: []</text:p>
      <text:p text:style-name="P4">
Images: []</text:p>
      <text:p text:style-name="P4">
Tags: ["Europe", "Central and Eastern Europe"]</text:p>
      <text:p text:style-name="P4">
ID: 22562057</text:p>
      <!--METADATA-->
      <text:p text:style-name="P4">
Dnipro, Dnipropetrovska Oblast(11:33). Red Alert: aerial threat. Sirenssounding. Take cover now!</text:p>
      <text:p text:style-name="P4">
News Collection Link: <text:a xlink:type="simple" xlink:href="https://liveuamap.com/en/2023/11-may-dnipro-dnipropetrovska-oblast1133-red-g" text:style-name="Internet_20_link" text:visited-style-name="Visited_20_Internet_20_Link">
https://liveuamap.com/en/2023/11-may-dnipro-dnipropetrovska-oblast1133-red-g</text:a>
</text:p>
      <text:p text:style-name="P4">
Source: <text:a xlink:type="simple" xlink:href="https://t.me/air_alert_ua/45028" text:style-name="Internet_20_link" text:visited-style-name="Visited_20_Internet_20_Link">
https://t.me/air_alert_ua/45028</text:a>
</text:p>
      <!--NEWS-->
      <text:h text:style-name="P10" text:outline-level="1">
<text:span text:style-name="T4">
Reconnaissance drone was shot down near Dnipro city with small arms</text:span>
</text:h>
      <text:p text:style-name="P4">
Authors: liveuamap (Language: en)</text:p>
      <text:p text:style-name="P4">
Time: 2023-05-11T05:50:00</text:p>
      <text:p text:style-name="P4">
Location: Illarionove (Latitude:48.34312 Longtitude:35.22932)</text:p>
      <text:p text:style-name="P4">
Videos: []</text:p>
      <text:p text:style-name="P4">
Images: ["<text:a xlink:type="simple" xlink:href="https://liveuamap.com/pics/2023/05/11/22562073_0.jpg" text:style-name="Internet_20_link" text:visited-style-name="Visited_20_Internet_20_Link">
22562073_0.jpg</text:a>
", "<text:a xlink:type="simple" xlink:href="https://liveuamap.com/pics/2023/05/11/22562073_1.jpg" text:style-name="Internet_20_link" text:visited-style-name="Visited_20_Internet_20_Link">
22562073_1.jpg</text:a>
"]</text:p>
      <text:p text:style-name="P4">
Tags: ["Europe", "Central and Eastern Europe"]</text:p>
      <text:p text:style-name="P4">
ID: 22562073</text:p>
      <!--METADATA-->
      <text:p text:style-name="P4">
Reconnaissance drone was shot down near Dnipro city with small arms</text:p>
      <text:p text:style-name="P4">
<draw:frame draw:style-name="fr1" draw:name="Image92" text:anchor-type="as-char" svg:width="6.9236in" svg:height="3.894525in" draw:z-index="0">
<draw:image xlink:href="../Images/liveuamap/2023-05-11T05-50-00/22562073_0.jpg" xlink:type="simple" xlink:show="embed" xlink:actuate="onLoad" draw:mime-type="image/jpeg"/>
</draw:frame>
<draw:frame draw:style-name="fr1" draw:name="Image93" text:anchor-type="as-char" svg:width="6.9236in" svg:height="9.231467in" draw:z-index="0">
<draw:image xlink:href="../Images/liveuamap/2023-05-11T05-50-00/22562073_1.jpg" xlink:type="simple" xlink:show="embed" xlink:actuate="onLoad" draw:mime-type="image/jpeg"/>
</draw:frame>
</text:p>
      <text:p text:style-name="P4">
News Collection Link: <text:a xlink:type="simple" xlink:href="https://liveuamap.com/en/2023/11-may-reconnaissance-drone-was-shot-down-near-dnipro-city" text:style-name="Internet_20_link" text:visited-style-name="Visited_20_Internet_20_Link">
https://liveuamap.com/en/2023/11-may-reconnaissance-drone-was-shot-down-near-dnipro-city</text:a>
</text:p>
      <text:p text:style-name="P4">
Source: <text:a xlink:type="simple" xlink:href="https://t.me/dnepr_operativ/41615" text:style-name="Internet_20_link" text:visited-style-name="Visited_20_Internet_20_Link">
https://t.me/dnepr_operativ/41615</text:a>
</text:p>
      <!--NEWS-->
      <text:h text:style-name="P10" text:outline-level="1">
<text:span text:style-name="T4">
CNN reporting western officials told them, the UK has supplied Ukraine with multiple Storm Sh...</text:span>
</text:h>
      <text:p text:style-name="P4">
Authors: liveuamap (Language: en)</text:p>
      <text:p text:style-name="P4">
Time: 2023-05-11T06:49:00</text:p>
      <text:p text:style-name="P4">
Location: Kryvyy Rih (Latitude:47.52881 Longtitude:33.62854)</text:p>
      <text:p text:style-name="P4">
Videos: []</text:p>
      <text:p text:style-name="P4">
Images: ["<text:a xlink:type="simple" xlink:href="https://liveuamap.com/pics/2023/05/11/22562075_0.jpg" text:style-name="Internet_20_link" text:visited-style-name="Visited_20_Internet_20_Link">
22562075_0.jpg</text:a>
"]</text:p>
      <text:p text:style-name="P4">
Tags: ["UK", "Weapons"]</text:p>
      <text:p text:style-name="P4">
ID: 22562075</text:p>
      <!--METADATA-->
      <text:p text:style-name="P4">
CNN reporting western officials told them, the UK has supplied Ukraine withmultiple Storm Shadow cruise missiles. These are usually air launched &amp;importantly have a firing range in excess of 250km, or 155 miles</text:p>
      <text:p text:style-name="P4">
<draw:frame draw:style-name="fr1" draw:name="Image94" text:anchor-type="as-char" svg:width="6.9236in" svg:height="2.665586in" draw:z-index="0">
<draw:image xlink:href="../Images/liveuamap/2023-05-11T06-49-00/22562075_0.jpg" xlink:type="simple" xlink:show="embed" xlink:actuate="onLoad" draw:mime-type="image/jpeg"/>
</draw:frame>
</text:p>
      <text:p text:style-name="P4">
News Collection Link: <text:a xlink:type="simple" xlink:href="https://liveuamap.com/en/2023/11-may-cnn-reporting-western-officials-told-them-the-uk-has" text:style-name="Internet_20_link" text:visited-style-name="Visited_20_Internet_20_Link">
https://liveuamap.com/en/2023/11-may-cnn-reporting-western-officials-told-them-the-uk-has</text:a>
</text:p>
      <text:p text:style-name="P4">
Source: <text:a xlink:type="simple" xlink:href="https://twitter.com/GlasnostGone/status/1656597466077179904" text:style-name="Internet_20_link" text:visited-style-name="Visited_20_Internet_20_Link">
https://twitter.com/GlasnostGone/status/1656597466077179904</text:a>
</text:p>
      <!--NEWS-->
      <text:h text:style-name="P10" text:outline-level="1">
<text:span text:style-name="T4">
Donetsk Oblast(13:18). Red Alert: aerial threat. Sirens sounding. Take cover now!</text:span>
</text:h>
      <text:p text:style-name="P4">
Authors: liveuamap (Language: en)</text:p>
      <text:p text:style-name="P4">
Time: 2023-05-11T07:19:00</text:p>
      <text:p text:style-name="P4">
Location: Donetsk Oblast (Latitude:48.72744 Longtitude:37.5781)</text:p>
      <text:p text:style-name="P4">
Videos: []</text:p>
      <text:p text:style-name="P4">
Images: []</text:p>
      <text:p text:style-name="P4">
Tags: ["Europe", "Central and Eastern Europe"]</text:p>
      <text:p text:style-name="P4">
ID: 22562076</text:p>
      <!--METADATA-->
      <text:p text:style-name="P4">
Donetsk Oblast(13:18). Red Alert: aerial threat. Sirens sounding. Take covernow!</text:p>
      <text:p text:style-name="P4">
News Collection Link: <text:a xlink:type="simple" xlink:href="https://liveuamap.com/en/2023/11-may-donetsk-oblast1318-red-alert-aerial-thg" text:style-name="Internet_20_link" text:visited-style-name="Visited_20_Internet_20_Link">
https://liveuamap.com/en/2023/11-may-donetsk-oblast1318-red-alert-aerial-thg</text:a>
</text:p>
      <text:p text:style-name="P4">
Source: <text:a xlink:type="simple" xlink:href="https://t.me/air_alert_ua/45034" text:style-name="Internet_20_link" text:visited-style-name="Visited_20_Internet_20_Link">
https://t.me/air_alert_ua/45034</text:a>
</text:p>
      <!--NEWS-->
      <text:h text:style-name="P10" text:outline-level="1">
<text:span text:style-name="T4">
2 person wounded as result of shelling in Velykyi Burluk town of Kharkiv region</text:span>
</text:h>
      <text:p text:style-name="P4">
Authors: liveuamap (Language: en)</text:p>
      <text:p text:style-name="P4">
Time: 2023-05-11T07:34:44</text:p>
      <text:p text:style-name="P4">
Location: Kharkiv (Latitude:50.05846 Longtitude:37.38562)</text:p>
      <text:p text:style-name="P4">
Videos: []</text:p>
      <text:p text:style-name="P4">
Images: []</text:p>
      <text:p text:style-name="P4">
Tags: ["Europe", "Central and Eastern Europe"]</text:p>
      <text:p text:style-name="P4">
ID: 22562082</text:p>
      <!--METADATA-->
      <text:p text:style-name="P4">
2 person wounded as result of shelling in Velykyi Burluk town of Kharkivregion</text:p>
      <text:p text:style-name="P4">
News Collection Link: <text:a xlink:type="simple" xlink:href="https://liveuamap.com/en/2023/11-may-2-person-wounded-as-result-of-shelling-in-velykyi" text:style-name="Internet_20_link" text:visited-style-name="Visited_20_Internet_20_Link">
https://liveuamap.com/en/2023/11-may-2-person-wounded-as-result-of-shelling-in-velykyi</text:a>
</text:p>
      <text:p text:style-name="P4">
Source: <text:a xlink:type="simple" xlink:href="https://t.me/babel/32170" text:style-name="Internet_20_link" text:visited-style-name="Visited_20_Internet_20_Link">
https://t.me/babel/32170</text:a>
</text:p>
      <!--NEWS-->
      <text:h text:style-name="P10" text:outline-level="1">
<text:span text:style-name="T4">
Britain has supplied Storm Shadow cruise missiles to Ukraine, Ben Wallace announces. Defence ...</text:span>
</text:h>
      <text:p text:style-name="P4">
Authors: liveuamap (Language: en)</text:p>
      <text:p text:style-name="P4">
Time: 2023-05-11T07:52:51</text:p>
      <text:p text:style-name="P4">
Location: London, England (Latitude:51.50351 Longtitude:-0.12411)</text:p>
      <text:p text:style-name="P4">
Videos: []</text:p>
      <text:p text:style-name="P4">
Images: []</text:p>
      <text:p text:style-name="P4">
Tags: ["UK", "Russia"]</text:p>
      <text:p text:style-name="P4">
ID: 22562083</text:p>
      <!--METADATA-->
      <text:p text:style-name="P4">
Britain has supplied Storm Shadow cruise missiles to Ukraine, Ben Wallaceannounces. Defence Sec tells MPs the donation gives Ukraine the "best chanceto defend themselves against Russia's continued brutality", especially thetargeting of civilian infrastructure against international law</text:p>
      <text:p text:style-name="P4">
News Collection Link: <text:a xlink:type="simple" xlink:href="https://liveuamap.com/en/2023/11-may-britain-has-supplied-storm-shadow-cruise-missiles" text:style-name="Internet_20_link" text:visited-style-name="Visited_20_Internet_20_Link">
https://liveuamap.com/en/2023/11-may-britain-has-supplied-storm-shadow-cruise-missiles</text:a>
</text:p>
      <text:p text:style-name="P4">
Source: <text:a xlink:type="simple" xlink:href="https://twitter.com/LOS_Fisher/status/1656626430262796291" text:style-name="Internet_20_link" text:visited-style-name="Visited_20_Internet_20_Link">
https://twitter.com/LOS_Fisher/status/1656626430262796291</text:a>
</text:p>
      <!--NEWS-->
      <text:h text:style-name="P10" text:outline-level="1">
<text:span text:style-name="T4">
The Kremlin: Britain's supply of long-range missiles to Ukraine requires a response from the ...</text:span>
</text:h>
      <text:p text:style-name="P4">
Authors: liveuamap (Language: en)</text:p>
      <text:p text:style-name="P4">
Time: 2023-05-11T08:13:07</text:p>
      <text:p text:style-name="P4">
Location: Moskva, Moscow (Latitude:55.75214 Longtitude:37.62234)</text:p>
      <text:p text:style-name="P4">
Videos: []</text:p>
      <text:p text:style-name="P4">
Images: []</text:p>
      <text:p text:style-name="P4">
Tags: []</text:p>
      <text:p text:style-name="P4">
ID: 22562086</text:p>
      <!--METADATA-->
      <text:p text:style-name="P4">
None</text:p>
      <text:p text:style-name="P4">
News Collection Link: <text:a xlink:type="simple" xlink:href="https://liveuamap.com/en/2023/11-may-the-kremlin-britains-supply-of-longrange-missiles" text:style-name="Internet_20_link" text:visited-style-name="Visited_20_Internet_20_Link">
https://liveuamap.com/en/2023/11-may-the-kremlin-britains-supply-of-longrange-missiles</text:a>
</text:p>
      <text:p text:style-name="P4">
Source: <text:a xlink:type="simple" xlink:href="https://liveuamap.com/en/2023/11-may-the-kremlin-britains-supply-of-longrange-missiles" text:style-name="Internet_20_link" text:visited-style-name="Visited_20_Internet_20_Link">
https://liveuamap.com/en/2023/11-may-the-kremlin-britains-supply-of-longrange-missiles</text:a>
</text:p>
      <!--NEWS-->
      <text:h text:style-name="P10" text:outline-level="1">
<text:span text:style-name="T4">
Sumska Oblast(15:37). Red Alert: aerial threat. Sirens sounding. Take cover now!</text:span>
</text:h>
      <text:p text:style-name="P4">
Authors: liveuamap (Language: en)</text:p>
      <text:p text:style-name="P4">
Time: 2023-05-11T09:39:00</text:p>
      <text:p text:style-name="P4">
Location: Sumska Oblast (Latitude:50.99947 Longtitude:33.99992)</text:p>
      <text:p text:style-name="P4">
Videos: []</text:p>
      <text:p text:style-name="P4">
Images: []</text:p>
      <text:p text:style-name="P4">
Tags: ["Europe", "Central and Eastern Europe"]</text:p>
      <text:p text:style-name="P4">
ID: 22562090</text:p>
      <!--METADATA-->
      <text:p text:style-name="P4">
Sumska Oblast(15:37). Red Alert: aerial threat. Sirens sounding. Take covernow!</text:p>
      <text:p text:style-name="P4">
News Collection Link: <text:a xlink:type="simple" xlink:href="https://liveuamap.com/en/2023/11-may-sumska-oblast1537-red-alert-aerial-thrg" text:style-name="Internet_20_link" text:visited-style-name="Visited_20_Internet_20_Link">
https://liveuamap.com/en/2023/11-may-sumska-oblast1537-red-alert-aerial-thrg</text:a>
</text:p>
      <text:p text:style-name="P4">
Source: <text:a xlink:type="simple" xlink:href="https://t.me/air_alert_ua/45036" text:style-name="Internet_20_link" text:visited-style-name="Visited_20_Internet_20_Link">
https://t.me/air_alert_ua/45036</text:a>
</text:p>
      <!--NEWS-->
      <text:h text:style-name="P10" text:outline-level="1">
<text:span text:style-name="T4">
Chernihivska Oblast(20:22). Red Alert: aerial threat. Sirens sounding. Take cover now!</text:span>
</text:h>
      <text:p text:style-name="P4">
Authors: liveuamap (Language: en)</text:p>
      <text:p text:style-name="P4">
Time: 2023-05-11T11:24:00</text:p>
      <text:p text:style-name="P4">
Location: Chernihivska Oblast (Latitude:51.33333000 Longtitude:32.00000000)</text:p>
      <text:p text:style-name="P4">
Videos: []</text:p>
      <text:p text:style-name="P4">
Images: []</text:p>
      <text:p text:style-name="P4">
Tags: ["Europe", "Central and Eastern Europe"]</text:p>
      <text:p text:style-name="P4">
ID: 22562151</text:p>
      <!--METADATA-->
      <text:p text:style-name="P4">
Chernihivska Oblast(20:22). Red Alert: aerial threat. Sirens sounding. Takecover now!</text:p>
      <text:p text:style-name="P4">
News Collection Link: <text:a xlink:type="simple" xlink:href="https://liveuamap.com/en/2023/11-may-chernihivska-oblast2022-red-alert-aerig" text:style-name="Internet_20_link" text:visited-style-name="Visited_20_Internet_20_Link">
https://liveuamap.com/en/2023/11-may-chernihivska-oblast2022-red-alert-aerig</text:a>
</text:p>
      <text:p text:style-name="P4">
Source: <text:a xlink:type="simple" xlink:href="https://t.me/suspilnechernihiv/18479" text:style-name="Internet_20_link" text:visited-style-name="Visited_20_Internet_20_Link">
https://t.me/suspilnechernihiv/18479</text:a>
</text:p>
      <!--NEWS-->
      <text:h text:style-name="P10" text:outline-level="1">
<text:span text:style-name="T4">
Russian Deputy Foreign Minister: In the event that it is impossible to reach a consensus that...</text:span>
</text:h>
      <text:p text:style-name="P4">
Authors: liveuamap (Language: en)</text:p>
      <text:p text:style-name="P4">
Time: 2023-05-11T11:30:00</text:p>
      <text:p text:style-name="P4">
Location: Moskva, Moscow (Latitude:55.74576 Longtitude:37.58492)</text:p>
      <text:p text:style-name="P4">
Videos: []</text:p>
      <text:p text:style-name="P4">
Images: []</text:p>
      <text:p text:style-name="P4">
Tags: ["Russia", "Central and Eastern Europe"]</text:p>
      <text:p text:style-name="P4">
ID: 22562179</text:p>
      <!--METADATA-->
      <text:p text:style-name="P4">
Russian Deputy Foreign Minister: In the event that it is impossible to reach aconsensus that takes into account the Russian demands by May 18, this will bethe end of the grain agreement</text:p>
      <text:p text:style-name="P4">
News Collection Link: <text:a xlink:type="simple" xlink:href="https://liveuamap.com/en/2023/11-may-russian-deputy-foreign-minister-in-the-event-that" text:style-name="Internet_20_link" text:visited-style-name="Visited_20_Internet_20_Link">
https://liveuamap.com/en/2023/11-may-russian-deputy-foreign-minister-in-the-event-that</text:a>
</text:p>
      <text:p text:style-name="P4">
Source: <text:a xlink:type="simple" xlink:href="https://twitter.com/SkyNewsArabia_B/status/1656668113830834177" text:style-name="Internet_20_link" text:visited-style-name="Visited_20_Internet_20_Link">
https://twitter.com/SkyNewsArabia_B/status/1656668113830834177</text:a>
</text:p>
      <!--NEWS-->
      <text:h text:style-name="P10" text:outline-level="1">
<text:span text:style-name="T4">
Mykolaiv, Mykolayivska Oblast(19:01). Red Alert: aerial threat. Sirens sounding. Take cover now!</text:span>
</text:h>
      <text:p text:style-name="P4">
Authors: liveuamap (Language: en)</text:p>
      <text:p text:style-name="P4">
Time: 2023-05-11T13:01:00</text:p>
      <text:p text:style-name="P4">
Location: Mykolaiv (Latitude:46.94866 Longtitude:32.00639)</text:p>
      <text:p text:style-name="P4">
Videos: []</text:p>
      <text:p text:style-name="P4">
Images: []</text:p>
      <text:p text:style-name="P4">
Tags: ["Europe", "Central and Eastern Europe"]</text:p>
      <text:p text:style-name="P4">
ID: 22562140</text:p>
      <!--METADATA-->
      <text:p text:style-name="P4">
Mykolaiv, Mykolayivska Oblast(19:01). Red Alert: aerial threat. Sirenssounding. Take cover now!</text:p>
      <text:p text:style-name="P4">
News Collection Link: <text:a xlink:type="simple" xlink:href="https://liveuamap.com/en/2023/11-may-mykolaiv-mykolayivska-oblast1901-red-ag" text:style-name="Internet_20_link" text:visited-style-name="Visited_20_Internet_20_Link">
https://liveuamap.com/en/2023/11-may-mykolaiv-mykolayivska-oblast1901-red-ag</text:a>
</text:p>
      <text:p text:style-name="P4">
Source: <text:a xlink:type="simple" xlink:href="https://t.me/suspilnemykolaiv/25214" text:style-name="Internet_20_link" text:visited-style-name="Visited_20_Internet_20_Link">
https://t.me/suspilnemykolaiv/25214</text:a>
</text:p>
      <!--NEWS-->
      <text:h text:style-name="P10" text:outline-level="1">
<text:span text:style-name="T4">
Poltavska Oblast(19:01). Red Alert: aerial threat. Sirens sounding. Take cover now!</text:span>
</text:h>
      <text:p text:style-name="P4">
Authors: liveuamap (Language: en)</text:p>
      <text:p text:style-name="P4">
Time: 2023-05-11T13:02:00</text:p>
      <text:p text:style-name="P4">
Location: Poltavska Oblast (Latitude:49.47705000 Longtitude:33.81866000)</text:p>
      <text:p text:style-name="P4">
Videos: []</text:p>
      <text:p text:style-name="P4">
Images: []</text:p>
      <text:p text:style-name="P4">
Tags: ["Europe", "Central and Eastern Europe"]</text:p>
      <text:p text:style-name="P4">
ID: 22562141</text:p>
      <!--METADATA-->
      <text:p text:style-name="P4">
Poltavska Oblast(19:01). Red Alert: aerial threat. Sirens sounding. Take covernow!</text:p>
      <text:p text:style-name="P4">
News Collection Link: <text:a xlink:type="simple" xlink:href="https://liveuamap.com/en/2023/11-may-poltavska-oblast1901-red-alert-aerial-g" text:style-name="Internet_20_link" text:visited-style-name="Visited_20_Internet_20_Link">
https://liveuamap.com/en/2023/11-may-poltavska-oblast1901-red-alert-aerial-g</text:a>
</text:p>
      <text:p text:style-name="P4">
Source: <text:a xlink:type="simple" xlink:href="https://t.me/suspilnepoltava/11106" text:style-name="Internet_20_link" text:visited-style-name="Visited_20_Internet_20_Link">
https://t.me/suspilnepoltava/11106</text:a>
</text:p>
      <!--NEWS-->
      <text:h text:style-name="P10" text:outline-level="1">
<text:span text:style-name="T4">
Dnipro, Dnipropetrovska Oblast, Kharkiv, Kharkivska Oblast, Donetsk Oblast, Kherson, Khersons...</text:span>
</text:h>
      <text:p text:style-name="P4">
Authors: liveuamap (Language: en)</text:p>
      <text:p text:style-name="P4">
Time: 2023-05-11T13:03:00</text:p>
      <text:p text:style-name="P4">
Location: Dnipro (Latitude:48.45917 Longtitude:35.03925)</text:p>
      <text:p text:style-name="P4">
Videos: []</text:p>
      <text:p text:style-name="P4">
Images: []</text:p>
      <text:p text:style-name="P4">
Tags: ["Europe", "Central and Eastern Europe"]</text:p>
      <text:p text:style-name="P4">
ID: 22562142</text:p>
      <!--METADATA-->
      <text:p text:style-name="P4">
Dnipro, Dnipropetrovska Oblast, Kharkiv, Kharkivska Oblast, Donetsk Oblast,Kherson, Khersonska Oblast(19:02). Red Alert: aerial threat. Sirens sounding.Take cover now!</text:p>
      <text:p text:style-name="P4">
News Collection Link: <text:a xlink:type="simple" xlink:href="https://liveuamap.com/en/2023/11-may-dnipro-dnipropetrovska-oblast-kharkiv-g" text:style-name="Internet_20_link" text:visited-style-name="Visited_20_Internet_20_Link">
https://liveuamap.com/en/2023/11-may-dnipro-dnipropetrovska-oblast-kharkiv-g</text:a>
</text:p>
      <text:p text:style-name="P4">
Source: <text:a xlink:type="simple" xlink:href="https://t.me/air_alert_ua/45045" text:style-name="Internet_20_link" text:visited-style-name="Visited_20_Internet_20_Link">
https://t.me/air_alert_ua/45045</text:a>
</text:p>
      <!--NEWS-->
      <text:h text:style-name="P10" text:outline-level="1">
<text:span text:style-name="T4">
Sumska Oblast(20:23). Red Alert: aerial threat. Sirens sounding. Take cover now!</text:span>
</text:h>
      <text:p text:style-name="P4">
Authors: liveuamap (Language: en)</text:p>
      <text:p text:style-name="P4">
Time: 2023-05-11T14:24:00</text:p>
      <text:p text:style-name="P4">
Location: Sumska Oblast (Latitude:51.00014 Longtitude:34.00007)</text:p>
      <text:p text:style-name="P4">
Videos: []</text:p>
      <text:p text:style-name="P4">
Images: []</text:p>
      <text:p text:style-name="P4">
Tags: ["Europe", "Central and Eastern Europe"]</text:p>
      <text:p text:style-name="P4">
ID: 22562152</text:p>
      <!--METADATA-->
      <text:p text:style-name="P4">
Sumska Oblast(20:23). Red Alert: aerial threat. Sirens sounding. Take covernow!</text:p>
      <text:p text:style-name="P4">
News Collection Link: <text:a xlink:type="simple" xlink:href="https://liveuamap.com/en/2023/11-may-sumska-oblast2023-red-alert-aerial-thrg" text:style-name="Internet_20_link" text:visited-style-name="Visited_20_Internet_20_Link">
https://liveuamap.com/en/2023/11-may-sumska-oblast2023-red-alert-aerial-thrg</text:a>
</text:p>
      <text:p text:style-name="P4">
Source: <text:a xlink:type="simple" xlink:href="https://t.me/air_alert_ua/45054" text:style-name="Internet_20_link" text:visited-style-name="Visited_20_Internet_20_Link">
https://t.me/air_alert_ua/45054</text:a>
</text:p>
      <!--NEWS-->
      <text:h text:style-name="P10" text:outline-level="1">
<text:span text:style-name="T4">
Поранений під час наїзду на міну на Рівненщині тракторист – у тяжкому стані</text:span>
</text:h>
      <text:p text:style-name="P4">
Authors: Ukrinform (Person)</text:p>
      <text:p text:style-name="P4">
Publisher: Укринформ (Organization)</text:p>
      <text:p text:style-name="P4">
Published Time: 2023-05-11T16:10:00+03:00</text:p>
      <text:p text:style-name="P4">
Modified Time: 2023-05-11T16:10:00+03:00</text:p>
      <text:p text:style-name="P4">
Description: За життя тракториста, що підірвався 10 травня на протитанковій міні на Рівненщині, борються медики, він у тяжкому стані, чоловіка дістали з палаючого трактора військові та поліцейський. — Укрінформ.</text:p>
      <text:p text:style-name="P4">
Images: ["<text:a xlink:type="simple" xlink:href="https://static.ukrinform.com/photos/2023_05/thumb_files/630_360_1683810869-880.jpg" text:style-name="Internet_20_link" text:visited-style-name="Visited_20_Internet_20_Link">
630_360_16838...</text:a>
"]</text:p>
      <text:p text:style-name="P4">
Tags: ['Міна', 'Вибух', 'Травма', 'Лікарня']</text:p>
      <text:p text:style-name="P4">
Type: Article</text:p>
      <!--METADATA-->
      <text:p text:style-name="P4">
<draw:frame draw:style-name="fr1" draw:name="Image95" text:anchor-type="as-char" svg:width="6.9236in" svg:height="3.956343in" draw:z-index="0">
<draw:image xlink:href="../Images/yкринформ/2023-05-11T16-10-00-03-00/630_360_1683810869-880.jpg" xlink:type="simple" xlink:show="embed" xlink:actuate="onLoad" draw:mime-type="image/jpeg"/>
</draw:frame>
 За життятракториста, що підірвався 10 травня на протитанковій міні на Рівненщині,борються медики, він у тяжкому стані, чоловіка дістали з палаючого тракторавійськові та поліцейський.</text:p>
      <text:p text:style-name="P4">
Як передає Укрінформ, про це повідомляє <text:a xlink:type="simple" xlink:href="https://www.facebook.com/police.in.Rivne.region/posts/pfbid0f3rAVE1ZBFdMGgt8KW3gpND3qWbbWwo2Zatkm7GpkuPgUEKQ37YC8LMEsMcwsdZHl" text:style-name="Internet_20_link" text:visited-style-name="Visited_20_Internet_20_Link">
</text:a>
</text:p>
      <text:p text:style-name="P4">
«54-річний чоловік обробляв власну земельну ділянку зі своїм знайомим-трактористом. Утім, під час робіт вони проігнорували попереджувальну табличку,внаслідок чого трактор виїхав за безпечну межу, де <text:a xlink:type="simple" xlink:href="https://www.ukrinform.ua/tag-mina" text:style-name="Internet_20_link" text:visited-style-name="Visited_20_Internet_20_Link">
</text:a>
 », - йдеться у повідомленні.</text:p>
      <text:p text:style-name="P4">
Як зазначається, власник ділянки загинув на місці.</text:p>
      <text:p text:style-name="P4">
Водія, ровесника загиблого, із палаючого трактора дістали військові ізполіцейським офіцером Висоцької територіальної громади, який саме проїжджавнеподалік. Правоохоронець надав першу домедичну допомогу потерпілому. Потомуразом із військовими допоміг перенести до «швидкої», яка разом ізрятувальниками прибула на місце події.</text:p>
      <text:p text:style-name="P4">
Чоловіка з травмами різного ступеня госпіталізували до реанімації. Якповідомляють у поліції, за його життя борються медики, він у тяжкому стані.</text:p>
      <text:p text:style-name="P4">
За цим фактом внесені відомості до Єдиного реєстру досудових розслідувань запопередньою кваліфікацією частини 1 статті 115 КК України (з відміткоюнещасний випадок).</text:p>
      <text:p text:style-name="P4">
<text:span text:style-name="T4">
Читайте також:</text:span>
 <text:a xlink:type="simple" xlink:href="https://www.ukrinform.ua/rubric-regions/3707728-na-hersonsini-u-poli-pidirvavsa-na-mini-j-zaginuv-civilnij.html" text:style-name="Internet_20_link" text:visited-style-name="Visited_20_Internet_20_Link">
 <text:span text:style-name="T4">
підірвався</text:span>
 </text:a>
</text:p>
      <text:p text:style-name="P4">
Поліцейські закликають в умовах воєнного стану не ігнорувати заборони, про якіпопереджають відповідні знаки.</text:p>
      <text:p text:style-name="P4">
Як повідомляв Укрінформ, <text:a xlink:type="simple" xlink:href="https://www.ukrinform.ua/rubric-regions/3707332-na-rivnensini-na-mini-pidirvavsa-traktor-e-zagiblij-ta-poranenij.html" text:style-name="Internet_20_link" text:visited-style-name="Visited_20_Internet_20_Link">
 </text:a>
 , внаслідок чого одна людина загинула і ще одна зазналапоранень. Вибух стався в полі на території Дубровицької територіальноїгромади. Трактор заїхав на поле, проігнорувавши табличку маркувального знаката огородження про замінування території.</text:p>
      <text:p text:style-name="P4">
<text:span text:style-name="T5">
Фото: Поліція Рівненської області</text:span>
</text:p>
      <text:p text:style-name="P4">
Source: <text:a xlink:type="simple" xlink:href="https://www.ukrinform.ua/rubric-regions/3707837-poranenij-pid-cas-naizdu-na-minu-na-rivnensini-traktorist-u-tazkomu-stani.html" text:style-name="Internet_20_link" text:visited-style-name="Visited_20_Internet_20_Link">
https://www.ukrinform.ua/rubric-regions/3707837-poranenij-pid-cas-naizdu-na-minu-na-rivnensini-traktorist-u-tazkomu-stani.html</text:a>
</text:p>
      <!--NEWS-->
      <text:h text:style-name="P10" text:outline-level="1">
<text:span text:style-name="T4">
Нічна атака на Запоріжжі: є влучання в інфраструктурні об‘єкти</text:span>
</text:h>
      <text:p text:style-name="P4">
Authors: Ukrinform (Person)</text:p>
      <text:p text:style-name="P4">
Publisher: Укринформ (Organization)</text:p>
      <text:p text:style-name="P4">
Published Time: 2023-05-11T16:11:12+03:00</text:p>
      <text:p text:style-name="P4">
Modified Time: 2023-05-11T16:11:12+03:00</text:p>
      <text:p text:style-name="P4">
Description: Уночі під час повітряної тривоги ворожа армія випустила ракети по Запоріжжю. Є влучання в інфраструктурні об‘єкти. — Укрінформ.</text:p>
      <text:p text:style-name="P4">
Images: ["<text:a xlink:type="simple" xlink:href="https://static.ukrinform.com/photos/2022_04/thumb_files/630_360_1650977494-848.jpg" text:style-name="Internet_20_link" text:visited-style-name="Visited_20_Internet_20_Link">
630_360_16509...</text:a>
"]</text:p>
      <text:p text:style-name="P4">
Tags: ['Інфраструктура', 'Обстріл', 'Запоріжжя', 'Війна з росією']</text:p>
      <text:p text:style-name="P4">
Type: Article</text:p>
      <!--METADATA-->
      <text:p text:style-name="P4">
<draw:frame draw:style-name="fr1" draw:name="Image96" text:anchor-type="as-char" svg:width="6.9236in" svg:height="3.956343in" draw:z-index="0">
<draw:image xlink:href="../Images/yкринформ/2023-05-11T16-11-12-03-00/630_360_1650977494-848.jpg" xlink:type="simple" xlink:show="embed" xlink:actuate="onLoad" draw:mime-type="image/jpeg"/>
</draw:frame>
 Уночі підчас повітряної тривоги ворожа армія випустила ракети по Запоріжжю. Є влучанняв інфраструктурні об‘єкти.</text:p>
      <text:p text:style-name="P4">
Про це в <text:a xlink:type="simple" xlink:href="https://t.me/zap_gp_gov_ua/1279" text:style-name="Internet_20_link" text:visited-style-name="Visited_20_Internet_20_Link">
 </text:a>
 повідомляє Запорізька обласнапрокуратура, передає Укрінформ.</text:p>
      <text:p text:style-name="P4">
"11 травня о 1:30 окупанти завдали ракетних ударів по інфраструктурнихоб’єктах <text:a xlink:type="simple" xlink:href="https://www.ukrinform.ua/tag-zaporizza" text:style-name="Internet_20_link" text:visited-style-name="Visited_20_Internet_20_Link">
 </text:a>
 . Постраждалих немає", -йдеться у дописі.</text:p>
      <text:p text:style-name="P4">
Раніше повідомлялось, що 10 травня о 22:00 російські війська попередньо з РСЗВ«Град» <text:a xlink:type="simple" xlink:href="https://www.ukrinform.ua/rubric-ato/3707548-vorog-obstrilav-kasetnimi-ta-fosfornimi-snaradami-selo-poblizu-zaporizza-e-postrazdali.html" text:style-name="Internet_20_link" text:visited-style-name="Visited_20_Internet_20_Link">
 </text:a>
 .Травмовано шістьох місцевих мешканців. Під обстріл потрапили дві автівкишвидкої допомоги, внаслідок чого поранено трьох медпрацівників. Через атакуворога пошкоджено більше 50 приватних будинків та навчальний заклад.</text:p>
      <text:p text:style-name="P4">
<text:span text:style-name="T4">
Читайте також:</text:span>
 <text:a xlink:type="simple" xlink:href="https://www.ukrinform.ua/rubric-ato/3707745-vorog-zavdav-cotiri-aviaudari-po-gromadi-na-zaporizzi.html" text:style-name="Internet_20_link" text:visited-style-name="Visited_20_Internet_20_Link">
 <text:span text:style-name="T4">
Запоріжжі</text:span>
 </text:a>
</text:p>
      <text:p text:style-name="P4">
Досудове розслідування у кримінальних провадженнях здійснюють слідчіУправління СБУ в Запорізькій області.</text:p>
      <text:p text:style-name="P4">
Source: <text:a xlink:type="simple" xlink:href="https://www.ukrinform.ua/rubric-ato/3707827-nicna-ataka-na-zaporizzi-e-vlucanna-v-infrastrukturni-obekti.html" text:style-name="Internet_20_link" text:visited-style-name="Visited_20_Internet_20_Link">
https://www.ukrinform.ua/rubric-ato/3707827-nicna-ataka-na-zaporizzi-e-vlucanna-v-infrastrukturni-obekti.html</text:a>
</text:p>
      <!--NEWS-->
      <text:h text:style-name="P10" text:outline-level="1">
<text:span text:style-name="T4">
На Аскольдовій могилі відкрили меморіальну дошку загиблому військовому Денису Антіпову</text:span>
</text:h>
      <text:p text:style-name="P4">
Authors: Ukrinform (Person)</text:p>
      <text:p text:style-name="P4">
Publisher: Укринформ (Organization)</text:p>
      <text:p text:style-name="P4">
Published Time: 2023-05-11T16:13:00+03:00</text:p>
      <text:p text:style-name="P4">
Modified Time: 2023-05-11T16:13:00+03:00</text:p>
      <text:p text:style-name="P4">
Description: До роковин з дня смерті лейтенанта аеророзвідки 95-ої ОДШБр і ветерана 81 ОАеМБр Дениса Антіпова на військовій каплиці, що на Аскольдовій могилі у Києві, відкрили та освятили меморіальну дошку.  — Укрінформ.</text:p>
      <text:p text:style-name="P4">
Images: ["<text:a xlink:type="simple" xlink:href="https://static.ukrinform.com/photos/2023_05/thumb_files/630_360_1683808328-9718.jpeg" text:style-name="Internet_20_link" text:visited-style-name="Visited_20_Internet_20_Link">
630_360_16838...</text:a>
", "<text:a xlink:type="simple" xlink:href="https://static.ukrinform.com/photos/2023_05/thumb_files/630_360_1683808327-6410.jpeg" text:style-name="Internet_20_link" text:visited-style-name="Visited_20_Internet_20_Link">
630_360_16838...</text:a>
", "<text:a xlink:type="simple" xlink:href="https://static.ukrinform.com/photos/2023_05/thumb_files/630_360_1683808325-3903.jpeg" text:style-name="Internet_20_link" text:visited-style-name="Visited_20_Internet_20_Link">
630_360_16838...</text:a>
", "<text:a xlink:type="simple" xlink:href="https://static.ukrinform.com/photos/2023_05/thumb_files/630_360_1683808325-6258.jpeg" text:style-name="Internet_20_link" text:visited-style-name="Visited_20_Internet_20_Link">
630_360_16838...</text:a>
", "<text:a xlink:type="simple" xlink:href="https://static.ukrinform.com/photos/2023_05/thumb_files/630_360_1683808325-5911.jpeg" text:style-name="Internet_20_link" text:visited-style-name="Visited_20_Internet_20_Link">
630_360_16838...</text:a>
", "<text:a xlink:type="simple" xlink:href="https://static.ukrinform.com/photos/2023_05/thumb_files/630_360_1683808325-7015.jpeg" text:style-name="Internet_20_link" text:visited-style-name="Visited_20_Internet_20_Link">
630_360_16838...</text:a>
", "<text:a xlink:type="simple" xlink:href="https://static.ukrinform.com/photos/2023_05/thumb_files/630_360_1683808326-4800.jpeg" text:style-name="Internet_20_link" text:visited-style-name="Visited_20_Internet_20_Link">
630_360_16838...</text:a>
", "<text:a xlink:type="simple" xlink:href="https://static.ukrinform.com/photos/2023_05/thumb_files/630_360_1683808326-9864.jpeg" text:style-name="Internet_20_link" text:visited-style-name="Visited_20_Internet_20_Link">
630_360_16838...</text:a>
", "<text:a xlink:type="simple" xlink:href="https://static.ukrinform.com/photos/2023_05/thumb_files/630_360_1683808326-6114.jpeg" text:style-name="Internet_20_link" text:visited-style-name="Visited_20_Internet_20_Link">
630_360_16838...</text:a>
", "<text:a xlink:type="simple" xlink:href="https://static.ukrinform.com/photos/2023_05/thumb_files/630_360_1683808328-5718.jpeg" text:style-name="Internet_20_link" text:visited-style-name="Visited_20_Internet_20_Link">
630_360_16838...</text:a>
", "<text:a xlink:type="simple" xlink:href="https://static.ukrinform.com/photos/2023_05/thumb_files/630_360_1683808328-5718 (1).jpeg" text:style-name="Internet_20_link" text:visited-style-name="Visited_20_Internet_20_Link">
630_360_16838...</text:a>
", "<text:a xlink:type="simple" xlink:href="https://static.ukrinform.com/photos/2023_05/thumb_files/630_360_1683808328-7074.jpeg" text:style-name="Internet_20_link" text:visited-style-name="Visited_20_Internet_20_Link">
630_360_16838...</text:a>
", "<text:a xlink:type="simple" xlink:href="https://static.ukrinform.com/photos/2023_05/thumb_files/630_360_1683808328-9949.jpeg" text:style-name="Internet_20_link" text:visited-style-name="Visited_20_Internet_20_Link">
630_360_16838...</text:a>
"]</text:p>
      <text:p text:style-name="P4">
Tags: ['Київ', 'Війна з росією']</text:p>
      <text:p text:style-name="P4">
Type: Article</text:p>
      <!--METADATA-->
      <text:p text:style-name="P4">
<draw:frame draw:style-name="fr1" draw:name="Image97" text:anchor-type="as-char" svg:width="6.9236in" svg:height="3.956343in" draw:z-index="0">
<draw:image xlink:href="../Images/yкринформ/2023-05-11T16-13-00-03-00/630_360_1683808328-9718.jpeg" xlink:type="simple" xlink:show="embed" xlink:actuate="onLoad" draw:mime-type="image/jpeg"/>
</draw:frame>
 Дороковин з дня смерті лейтенанта аеророзвідки 95-ої ОДШБр і ветерана 81 ОАеМБрДениса Антіпова на військовій каплиці, що на Аскольдовій могилі у Києві,відкрили та освятили меморіальну дошку.</text:p>
      <text:p text:style-name="P4">
Про це повідомляє кореспондент Укрінформу.</text:p>
      <text:p text:style-name="P4">
"Пріоритетом для Дениса було збереження цілісності нашої держави. Він післяконтузії (яку отримав у березні 2022 року - ред.) переживав за тих людей, якізалишилися на фронті захищати нас із вами, тому сам вирушив воювати, хоч і недолікувався. Він підтримував національні цінності, завжди свідомо ходив намітинги. Ми з чоловіком пишаємося тим, що він допомагав, зберігав пам'ять пропобратимів, передавав її своїм студентам", - розповіла мати героя МаріяАнтіпова.</text:p>
      <text:p text:style-name="P4">
<text:span text:style-name="T4">
Читайте також:</text:span>
 <text:a xlink:type="simple" xlink:href="https://www.ukrinform.ua/rubric-kyiv/3706286-ada-rogovceva-iniciuvala-perejmenuvanna-vulici-u-kievi-na-cest-geroa-ukraini-da-vinci.html" text:style-name="Internet_20_link" text:visited-style-name="Visited_20_Internet_20_Link">
 </text:a>
</text:p>
      <text:p text:style-name="P4">
<draw:frame draw:style-name="fr1" draw:name="Image98" text:anchor-type="as-char" svg:width="6.9236in" svg:height="3.956343in" draw:z-index="0">
<draw:image xlink:href="../Images/yкринформ/2023-05-11T16-13-00-03-00/630_360_1683808327-6410.jpeg" xlink:type="simple" xlink:show="embed" xlink:actuate="onLoad" draw:mime-type="image/jpeg"/>
</draw:frame>
 НаАскольдовій могилі відкрили меморіальну дошку загиблому військовослужбовцюДенису Антіпову / Фото: Кирило Чуботін, Укрінформ  <text:a xlink:type="simple" xlink:href="https://static.ukrinform.com/photos/2023_05/1683808327-6410.jpeg" text:style-name="Internet_20_link" text:visited-style-name="Visited_20_Internet_20_Link">
<draw:frame draw:style-name="fr1" draw:name="Image99" text:anchor-type="as-char" svg:width="6.9236in" svg:height="3.956343in" draw:z-index="0">
<draw:image xlink:href="../Images/yкринформ/2023-05-11T16-13-00-03-00/630_360_1683808327-6410.jpeg" xlink:type="simple" xlink:show="embed" xlink:actuate="onLoad" draw:mime-type="image/jpeg"/>
</draw:frame>
</text:a>
 <text:a xlink:type="simple" xlink:href="https://static.ukrinform.com/photos/2023_05/1683808325-3903.jpeg" text:style-name="Internet_20_link" text:visited-style-name="Visited_20_Internet_20_Link">
<draw:frame draw:style-name="fr1" draw:name="Image100" text:anchor-type="as-char" svg:width="6.9236in" svg:height="3.956343in" draw:z-index="0">
<draw:image xlink:href="../Images/yкринформ/2023-05-11T16-13-00-03-00/630_360_1683808325-3903.jpeg" xlink:type="simple" xlink:show="embed" xlink:actuate="onLoad" draw:mime-type="image/jpeg"/>
</draw:frame>
</text:a>
 <text:a xlink:type="simple" xlink:href="https://static.ukrinform.com/photos/2023_05/1683808325-6258.jpeg" text:style-name="Internet_20_link" text:visited-style-name="Visited_20_Internet_20_Link">
<draw:frame draw:style-name="fr1" draw:name="Image101" text:anchor-type="as-char" svg:width="6.9236in" svg:height="3.956343in" draw:z-index="0">
<draw:image xlink:href="../Images/yкринформ/2023-05-11T16-13-00-03-00/630_360_1683808325-6258.jpeg" xlink:type="simple" xlink:show="embed" xlink:actuate="onLoad" draw:mime-type="image/jpeg"/>
</draw:frame>
</text:a>
 <text:a xlink:type="simple" xlink:href="https://static.ukrinform.com/photos/2023_05/1683808325-5911.jpeg" text:style-name="Internet_20_link" text:visited-style-name="Visited_20_Internet_20_Link">
<draw:frame draw:style-name="fr1" draw:name="Image102" text:anchor-type="as-char" svg:width="6.9236in" svg:height="3.956343in" draw:z-index="0">
<draw:image xlink:href="../Images/yкринформ/2023-05-11T16-13-00-03-00/630_360_1683808325-5911.jpeg" xlink:type="simple" xlink:show="embed" xlink:actuate="onLoad" draw:mime-type="image/jpeg"/>
</draw:frame>
</text:a>
 <text:a xlink:type="simple" xlink:href="https://static.ukrinform.com/photos/2023_05/1683808325-7015.jpeg" text:style-name="Internet_20_link" text:visited-style-name="Visited_20_Internet_20_Link">
<draw:frame draw:style-name="fr1" draw:name="Image103" text:anchor-type="as-char" svg:width="6.9236in" svg:height="3.956343in" draw:z-index="0">
<draw:image xlink:href="../Images/yкринформ/2023-05-11T16-13-00-03-00/630_360_1683808325-7015.jpeg" xlink:type="simple" xlink:show="embed" xlink:actuate="onLoad" draw:mime-type="image/jpeg"/>
</draw:frame>
</text:a>
 <text:a xlink:type="simple" xlink:href="https://static.ukrinform.com/photos/2023_05/1683808326-4800.jpeg" text:style-name="Internet_20_link" text:visited-style-name="Visited_20_Internet_20_Link">
<draw:frame draw:style-name="fr1" draw:name="Image104" text:anchor-type="as-char" svg:width="6.9236in" svg:height="3.956343in" draw:z-index="0">
<draw:image xlink:href="../Images/yкринформ/2023-05-11T16-13-00-03-00/630_360_1683808326-4800.jpeg" xlink:type="simple" xlink:show="embed" xlink:actuate="onLoad" draw:mime-type="image/jpeg"/>
</draw:frame>
</text:a>
 <text:a xlink:type="simple" xlink:href="https://static.ukrinform.com/photos/2023_05/1683808326-9864.jpeg" text:style-name="Internet_20_link" text:visited-style-name="Visited_20_Internet_20_Link">
<draw:frame draw:style-name="fr1" draw:name="Image105" text:anchor-type="as-char" svg:width="6.9236in" svg:height="3.956343in" draw:z-index="0">
<draw:image xlink:href="../Images/yкринформ/2023-05-11T16-13-00-03-00/630_360_1683808326-9864.jpeg" xlink:type="simple" xlink:show="embed" xlink:actuate="onLoad" draw:mime-type="image/jpeg"/>
</draw:frame>
</text:a>
 <text:a xlink:type="simple" xlink:href="https://static.ukrinform.com/photos/2023_05/1683808326-6114.jpeg" text:style-name="Internet_20_link" text:visited-style-name="Visited_20_Internet_20_Link">
<draw:frame draw:style-name="fr1" draw:name="Image106" text:anchor-type="as-char" svg:width="6.9236in" svg:height="3.956343in" draw:z-index="0">
<draw:image xlink:href="../Images/yкринформ/2023-05-11T16-13-00-03-00/630_360_1683808326-6114.jpeg" xlink:type="simple" xlink:show="embed" xlink:actuate="onLoad" draw:mime-type="image/jpeg"/>
</draw:frame>
</text:a>
 <text:a xlink:type="simple" xlink:href="https://static.ukrinform.com/photos/2023_05/1683808328-9718.jpeg" text:style-name="Internet_20_link" text:visited-style-name="Visited_20_Internet_20_Link">
<draw:frame draw:style-name="fr1" draw:name="Image107" text:anchor-type="as-char" svg:width="6.9236in" svg:height="3.956343in" draw:z-index="0">
<draw:image xlink:href="../Images/yкринформ/2023-05-11T16-13-00-03-00/630_360_1683808328-9718.jpeg" xlink:type="simple" xlink:show="embed" xlink:actuate="onLoad" draw:mime-type="image/jpeg"/>
</draw:frame>
</text:a>
 <text:a xlink:type="simple" xlink:href="https://static.ukrinform.com/photos/2023_05/1683808328-5718.jpeg" text:style-name="Internet_20_link" text:visited-style-name="Visited_20_Internet_20_Link">
<draw:frame draw:style-name="fr1" draw:name="Image108" text:anchor-type="as-char" svg:width="6.9236in" svg:height="3.956343in" draw:z-index="0">
<draw:image xlink:href="../Images/yкринформ/2023-05-11T16-13-00-03-00/630_360_1683808328-5718.jpeg" xlink:type="simple" xlink:show="embed" xlink:actuate="onLoad" draw:mime-type="image/jpeg"/>
</draw:frame>
</text:a>
 <text:a xlink:type="simple" xlink:href="https://static.ukrinform.com/photos/2023_05/1683808328-5718 (1).jpeg" text:style-name="Internet_20_link" text:visited-style-name="Visited_20_Internet_20_Link">
<draw:frame draw:style-name="fr1" draw:name="Image109" text:anchor-type="as-char" svg:width="6.9236in" svg:height="3.956343in" draw:z-index="0">
<draw:image xlink:href="../Images/yкринформ/2023-05-11T16-13-00-03-00/630_360_1683808328-5718 (1).jpeg" xlink:type="simple" xlink:show="embed" xlink:actuate="onLoad" draw:mime-type="image/jpeg"/>
</draw:frame>
</text:a>
 <text:a xlink:type="simple" xlink:href="https://static.ukrinform.com/photos/2023_05/1683808328-7074.jpeg" text:style-name="Internet_20_link" text:visited-style-name="Visited_20_Internet_20_Link">
<draw:frame draw:style-name="fr1" draw:name="Image110" text:anchor-type="as-char" svg:width="6.9236in" svg:height="3.956343in" draw:z-index="0">
<draw:image xlink:href="../Images/yкринформ/2023-05-11T16-13-00-03-00/630_360_1683808328-7074.jpeg" xlink:type="simple" xlink:show="embed" xlink:actuate="onLoad" draw:mime-type="image/jpeg"/>
</draw:frame>
</text:a>
 <text:a xlink:type="simple" xlink:href="https://static.ukrinform.com/photos/2023_05/1683808328-9949.jpeg" text:style-name="Internet_20_link" text:visited-style-name="Visited_20_Internet_20_Link">
<draw:frame draw:style-name="fr1" draw:name="Image111" text:anchor-type="as-char" svg:width="6.9236in" svg:height="3.956343in" draw:z-index="0">
<draw:image xlink:href="../Images/yкринформ/2023-05-11T16-13-00-03-00/630_360_1683808328-9949.jpeg" xlink:type="simple" xlink:show="embed" xlink:actuate="onLoad" draw:mime-type="image/jpeg"/>
</draw:frame>
</text:a>
</text:p>
      <text:p text:style-name="P4">
Антіпов загинув на Харківщині 11 травня 2022 року. Ушанувати пам'ять воїназібралися близько сотні людей, зокрема друзі, колеги, родичі й побратими. Підчас заходу на честь загиблого воїна відкрили та освятили меморіальну дошку.Також відбулася панахида.</text:p>
      <text:p text:style-name="P4">
Віддати шану воїнові, який у цивільному житті працював викладачем кафедри мові літератур Далекого Сходу та Південно-Східної Азії Навчально-науковогоінституту філології КНУ імені Шевченка, прийшов Надзвичайний і ПовноважнийПосол Республіки Корея в Україн Кім Хьонг Те. Він висловив співчуття батькамгероя, а також підкреслив, що Корея підтримуватиме Україну надалі.</text:p>
      <text:p text:style-name="P4">
<text:span text:style-name="T4">
Читайте також:</text:span>
 <text:a xlink:type="simple" xlink:href="https://www.ukrinform.ua/rubric-society/3686790-peticia-pro-stvorenna-panteonu-geroiv-na-askoldovij-mogili-nabrala-25-tisac-golosiv.html" text:style-name="Internet_20_link" text:visited-style-name="Visited_20_Internet_20_Link">
 <text:span text:style-name="T4">
Аскольд</text:span>
 </text:a>
</text:p>
      <text:p text:style-name="P4">
"Республіка Корея, яку Денис так любив, висловлює солідарність із Україною,рішуче засуджує збройну агресію росії проти України, вважаючи актом, щопорушує статут ООН. Також минулого року уряд Кореї передав Україні гуманітарнудопомогу на суму $100 млн, цього року планує надати допомогу у розмірі $130млн, наразі проходять двосторонні переговори про участь у повоєнній відбудовіУкраїни", - зазначив посол.</text:p>
      <text:p text:style-name="P4">
Своєю чергою, президент Київської школи економіки Тимофій Милованов, де у 2018році Антіпов навчався за програмою підприємницької діяльності для ветеранівАТО та ООС, закликав присутніх завжди пам'ятати про "людей, які готові платитиціну за свободу України".</text:p>
      <text:p text:style-name="P4">
"Денис привів до нас у школу вчитися таких людей, які, будучи вже ветеранами,у перші дні повномасштабного вторгнення пішли воювати знову. Багатьох із нихуже немає, із тих, кого він привів, кожний сьомий чи десятий вже загинув. Цета ціна, яку ми всі платимо за те, щоб ми існували. Найважливішим для нас єпам'ять. Я хочу, щоб ми завжди пам'ятали людей, які дали нам шанс бутивільними", - сказав Милованов.</text:p>
      <text:p text:style-name="P4">
Денис Антіпов - випускник КНУ імені Тараса Шевченка за спеціальністю корейськамова та література і переклад. Він неодноразово стажувався у Південній Кореї,а також працював викладачем кафедри мов і літератур Далекого Сходу таПівденно-Східної Азії Навчально-наукового інституту філології КНУ ім. ТарасаШевченка.</text:p>
      <text:p text:style-name="P4">
З 24 листопада 2013 року був активним учасником Революції Гідності. У лютому2015 року пішов добровольцем у 5-ту батальйонно-тактичну групу 81 ОАеМБр. У їїскладі брав участь у боях під Донецьким аеропортом, на промзоні Авдіївки, наСвітлодарській дузі. У 2016 році з війни повернувся командиром взводуаеророзвідки свого батальйону. З початком російського вторгнення в Українупроходив військову службу в складі 95 ОДШБр. На початку березня 2022 рокуотримав поранення в бою поблизу м. Ізюма на Харківщині. Вирішив повернутися нафронт попри те, що не відновився від наслідків отриманих травм.</text:p>
      <text:p text:style-name="P4">
Антіпов загинув 11 травня 2022 року поблизу села Довгеньке на Харківщині врезультаті артилерійського обстрілу. Посмертно отримав орден БогданаХмельницького III ступеня. На його честь назвали одну з вулиць у столиці.</text:p>
      <text:p text:style-name="P4">
Source: <text:a xlink:type="simple" xlink:href="https://www.ukrinform.ua/rubric-kyiv/3707830-na-askoldovij-mogili-vidkrili-memorialnu-dosku-zagiblomu-vijskovomu-denisu-antipovu.html" text:style-name="Internet_20_link" text:visited-style-name="Visited_20_Internet_20_Link">
https://www.ukrinform.ua/rubric-kyiv/3707830-na-askoldovij-mogili-vidkrili-memorialnu-dosku-zagiblomu-vijskovomu-denisu-antipovu.html</text:a>
</text:p>
      <!--NEWS-->
      <text:h text:style-name="P10" text:outline-level="1">
<text:span text:style-name="T4">
Робота на деокупованих територіях: Верещук анонсувала постанову уряду для кадрового резерву</text:span>
</text:h>
      <text:p text:style-name="P4">
Authors: Ukrinform (Person)</text:p>
      <text:p text:style-name="P4">
Publisher: Укринформ (Organization)</text:p>
      <text:p text:style-name="P4">
Published Time: 2023-05-11T16:16:03+03:00</text:p>
      <text:p text:style-name="P4">
Modified Time: 2023-05-11T16:16:03+03:00</text:p>
      <text:p text:style-name="P4">
Description: Уряд ухвалить постанову задля формування кадрового резерву для роботи на деокупованих триторіях. — Укрінформ.</text:p>
      <text:p text:style-name="P4">
Images: ["<text:a xlink:type="simple" xlink:href="https://static.ukrinform.com/photos/2023_05/thumb_files/630_360_1683807599-494.jpg" text:style-name="Internet_20_link" text:visited-style-name="Visited_20_Internet_20_Link">
630_360_16838...</text:a>
"]</text:p>
      <text:p text:style-name="P4">
Tags: ['Деокупація', 'Кабмін', 'Верещук', 'Кадровий резерв']</text:p>
      <text:p text:style-name="P4">
Type: Article</text:p>
      <!--METADATA-->
      <text:p text:style-name="P4">
<draw:frame draw:style-name="fr1" draw:name="Image112" text:anchor-type="as-char" svg:width="6.9236in" svg:height="3.956343in" draw:z-index="0">
<draw:image xlink:href="../Images/yкринформ/2023-05-11T16-16-03-03-00/630_360_1683807599-494.jpg" xlink:type="simple" xlink:show="embed" xlink:actuate="onLoad" draw:mime-type="image/jpeg"/>
</draw:frame>
 Урядухвалить постанову задля формування кадрового резерву для роботи надеокупованих триторіях.</text:p>
      <text:p text:style-name="P4">
Про це під час пресконфернції в Медіацентрі Україна - Укрінформ повідомилавіцепрем’єр-міністр - міністр з питань реінтеграції тимчасово окупованихтериторій Ірина Верещук.</text:p>
      <text:p text:style-name="P4">
“Ми разом із представництвом Президента в АР Крим, Національним агентствомУкраїни з питань державної служби, Київським національним університетом іменіТараса Шевченка пішли шляхом напрацювання окремої постанови щодо створеннярезерву працівників державних органів для роботи на докупованих територіях.Нам потрібні десятки тисяч вмотивованих, патріотичних спеціалістів. Державамає дати їм зрозумілу мотиваційну лінійку. Вони мають розуміти,.. що вониробитимуть, за які гроші, який безпековий компонент гарантує держава.Звичайно, йдеться також про їхній фаховий рівень”, - сказала урядовець.</text:p>
      <text:p text:style-name="P4">
<text:span text:style-name="T4">
Читайте також:</text:span>
 <text:a xlink:type="simple" xlink:href="https://www.ukrinform.ua/rubric-vidbudova/3698356-veresuk-mi-vze-gotuemosa-do-vizvolenna-nasih-teritorij-i-formuemo-plani-reintegracii.html" text:style-name="Internet_20_link" text:visited-style-name="Visited_20_Internet_20_Link">
 </text:a>
</text:p>
      <text:p text:style-name="P4">
За її словами, відповідна постанова невдовзі буде ухвалена.</text:p>
      <text:p text:style-name="P4">
Водночас Верещук зазначила, що формування кадрового резерву для деокупованихтериторій вже розпочинається.</text:p>
      <text:p text:style-name="P4">
“До нас публічно і непублічно звертаються десятки людей. По-перше, це ті, хтостав вимушеним переселенцем, залишив усе в рідному <text:a xlink:type="simple" xlink:href="https://www.ukrinform.ua/tag-krim" text:style-name="Internet_20_link" text:visited-style-name="Visited_20_Internet_20_Link">
</text:a>
 та виїхав. Також ветерани, представникикорінних народів. Хто, як не вони, мають право бути в пріоритеті для держави,щоб відновлювати Україну в Криму?” - зауважила урядовець.</text:p>
      <text:p text:style-name="P4">
Вона додала, що Стратегія деокупації та реінтеграції Криму, яку наразінапрацьовує РНБО, є важливим засадничим документом, що визначить політикудержави щодо Криму.</text:p>
      <text:p text:style-name="P4">
<text:span text:style-name="T4">
Читайте також:</text:span>
 <text:a xlink:type="simple" xlink:href="https://www.ukrinform.ua/rubric-crimea/3669570-dla-roboti-derzaparatu-v-krimu-pisla-deokupacii-dodatkovo-budut-potribni-50-tisac-osib-taseva.html" text:style-name="Internet_20_link" text:visited-style-name="Visited_20_Internet_20_Link">
 </text:a>
</text:p>
      <text:p text:style-name="P4">
“Ми як уряд готові долучитися і внести зміни чи прийняти новий план деокупаціїі реінтеграції Криму. Це важливо, аби органи виконавчої влади були в синергіїз тим, що напрацьовує РНБО, представництво Президента в Криму та інші органи”,- наголосила Верещук.</text:p>
      <text:p text:style-name="P4">
Як повідомлялося, секретар РНБО Олексій Данілов заявив, що Стратегіядеокупації та реінтграції тимчасово окупованого Криму потребує нової редакції.</text:p>
      <text:p text:style-name="P4">
Source: <text:a xlink:type="simple" xlink:href="https://www.ukrinform.ua/rubric-crimea/3707831-robota-na-deokupovanih-teritoriah-veresuk-anonsuvala-postanovu-uradu-dla-kadrovogo-rezervu.html" text:style-name="Internet_20_link" text:visited-style-name="Visited_20_Internet_20_Link">
https://www.ukrinform.ua/rubric-crimea/3707831-robota-na-deokupovanih-teritoriah-veresuk-anonsuvala-postanovu-uradu-dla-kadrovogo-rezervu.html</text:a>
</text:p>
      <!--NEWS-->
      <text:h text:style-name="P10" text:outline-level="1">
<text:span text:style-name="T4">
Ворог посилив обстріли півдня - за добу майже сто ударів</text:span>
</text:h>
      <text:p text:style-name="P4">
Authors: Ukrinform (Person)</text:p>
      <text:p text:style-name="P4">
Publisher: Укринформ (Organization)</text:p>
      <text:p text:style-name="P4">
Published Time: 2023-05-11T16:17:36+03:00</text:p>
      <text:p text:style-name="P4">
Modified Time: 2023-05-11T16:17:36+03:00</text:p>
      <text:p text:style-name="P4">
Description: російські окупаційні війська суттєво посилили обстріли в південній операційній зоні. Зокрема, там зафіксовано 98 обстрілів, у тому числі п'ять разів обстріляли акваторію Дніпро-Бузького лиману. — Укрінформ.</text:p>
      <text:p text:style-name="P4">
Images: ["<text:a xlink:type="simple" xlink:href="https://static.ukrinform.com/photos/2022_12/thumb_files/630_360_1671211666-272.jpg" text:style-name="Internet_20_link" text:visited-style-name="Visited_20_Internet_20_Link">
630_360_16712...</text:a>
"]</text:p>
      <text:p text:style-name="P4">
Tags: ['Обстріл', 'Російські військові', 'Війна з росією']</text:p>
      <text:p text:style-name="P4">
Type: Article</text:p>
      <!--METADATA-->
      <text:p text:style-name="P4">
<draw:frame draw:style-name="fr1" draw:name="Image113" text:anchor-type="as-char" svg:width="6.9236in" svg:height="3.956343in" draw:z-index="0">
<draw:image xlink:href="../Images/yкринформ/2023-05-11T16-17-36-03-00/630_360_1671211666-272.jpg" xlink:type="simple" xlink:show="embed" xlink:actuate="onLoad" draw:mime-type="image/jpeg"/>
</draw:frame>
 російськіокупаційні війська суттєво посилили обстріли в південній операційній зоні.Зокрема, там зафіксовано 98 обстрілів, у тому числі п'ять разів обстрілялиакваторію Дніпро-Бузького лиману.</text:p>
      <text:p text:style-name="P4">
Як передає Укрінформ, про це у <text:a xlink:type="simple" xlink:href="https://www.facebook.com/OperationalCommandSouth/posts/566692198924360" text:style-name="Internet_20_link" text:visited-style-name="Visited_20_Internet_20_Link">
</text:a>
повідомляє пресслужба ОК «Південь».</text:p>
      <text:p text:style-name="P4">
«За минулу добу ворог суттєво посилив інтенсивність <text:a xlink:type="simple" xlink:href="https://www.ukrinform.ua/tag-obstril" text:style-name="Internet_20_link" text:visited-style-name="Visited_20_Internet_20_Link">
</text:a>
 . У нашій зоні відповідальності їхзафіксовано 98, із використанням 488 снарядів. У тому числі п'ять разівобстріляно акваторію Дніпро-Бузького лиману, де ворог активізувався на тлізустрічі в Стамбулі учасників «зернової ініціативи»», - йдеться вповідомленні.</text:p>
      <text:p text:style-name="P4">
Як зазначається, двічі ворог авіацією атакував Кізомис та Станіслав іззалученням чотирьох Су-35 зі скиданням семи КАБів. Пошкоджено дев'ятьбудинків. Без людських втрат.</text:p>
      <text:p text:style-name="P4">
За інформацією пресслужби, ворог також 10 разів атакував Херсон, поціливши втериторію заводу. По інших населених пунктах правобережжя ще тричі ворог бивартилерією. Є влучання в житлові квартали, одна людина загинула, одна зазналапоранення. Ще одного місцевого мешканця деокупованих територій на Миколаївщиніпоранено під час польових робіт - трактор наїхав на міну.</text:p>
      <text:p text:style-name="P4">
В пресслужбі повідомили, що авіацією Сил оборони завдано два авіаційних ударипо розташуванню підрозділів противника в Каховському районі, а виконанняукраїнськими підрозділами вогневих завдань забезпечило підтверджені втративорога в кількості дев'ять осіб, один танк Т-62, три крупнокаліберні гарматитипу «Гіацинт» та «Мста-Б», одна зенітна установка 23-2, шість одиниць авто-бронетехніки та один ударний безпілотник типу «Ланцет».</text:p>
      <text:p text:style-name="P4">
<text:span text:style-name="T4">
Читайте також:</text:span>
 <text:a xlink:type="simple" xlink:href="https://www.ukrinform.ua/rubric-ato/3707623-zsu-vidbili-na-tavrijskomu-napramku-22-ataki-ta-znisili-ponad-rotu-zagarbnikiv.html" text:style-name="Internet_20_link" text:visited-style-name="Visited_20_Internet_20_Link">
 <text:span text:style-name="T4">
Таврі</text:span>
 </text:a>
</text:p>
      <text:p text:style-name="P4">
В ОК «Південь» також повідомили, що в Чорному морі наразі перебуває 10 ворожихбойових кораблів, у тому числі два надводні ракетоносії, спорядження яких можесягати 16 «Калібрів». Решта ракетоносіїв протягом 2-3 годин можуть повернутисяна чергування. Таким чином, рівень ракетної загрози залишається високим. Крімтого, фіксується активність безпілотних розвідників над територіальним морем,відзначили в командуванні.</text:p>
      <text:p text:style-name="P4">
Як повідомляв Укрінформ, Сили оборони України з 24 лютого 2022 року по 11травня 2023 року <text:a xlink:type="simple" xlink:href="https://www.ukrinform.ua/rubric-ato/3707542-sili-oboroni-znisili-vze-196-920-rosijskih-zagarbnikiv.html" text:style-name="Internet_20_link" text:visited-style-name="Visited_20_Internet_20_Link">
 </text:a>
 , при цьому за минулу добу -ще 610 осіб.</text:p>
      <text:p text:style-name="P4">
Source: <text:a xlink:type="simple" xlink:href="https://www.ukrinform.ua/rubric-ato/3707832-vorog-posiliv-obstrili-pivdna-za-dobu-majze-sto-udariv.html" text:style-name="Internet_20_link" text:visited-style-name="Visited_20_Internet_20_Link">
https://www.ukrinform.ua/rubric-ato/3707832-vorog-posiliv-obstrili-pivdna-za-dobu-majze-sto-udariv.html</text:a>
</text:p>
      <!--NEWS-->
      <text:h text:style-name="P10" text:outline-level="1">
<text:span text:style-name="T4">
У систему «Безпечна Київщина» вже інтегрували 1885 відеокамер – Нєбитов</text:span>
</text:h>
      <text:p text:style-name="P4">
Authors: Ukrinform (Person)</text:p>
      <text:p text:style-name="P4">
Publisher: Укринформ (Organization)</text:p>
      <text:p text:style-name="P4">
Published Time: 2023-05-11T16:18:08+03:00</text:p>
      <text:p text:style-name="P4">
Modified Time: 2023-05-11T16:18:08+03:00</text:p>
      <text:p text:style-name="P4">
Description: В інтелектуальну систему “Безпечна Київщина” вже інтегровано 1885 відеокамер. — Укрінформ.</text:p>
      <text:p text:style-name="P4">
Images: ["<text:a xlink:type="simple" xlink:href="https://static.ukrinform.com/photos/2023_05/thumb_files/630_360_1683790135-511.jpg" text:style-name="Internet_20_link" text:visited-style-name="Visited_20_Internet_20_Link">
630_360_16837...</text:a>
"]</text:p>
      <text:p text:style-name="P4">
Tags: ['Поліція', 'Київщина', 'Андрій Нєбитов']</text:p>
      <text:p text:style-name="P4">
Type: Article</text:p>
      <!--METADATA-->
      <text:p text:style-name="P4">
<draw:frame draw:style-name="fr1" draw:name="Image114" text:anchor-type="as-char" svg:width="6.9236in" svg:height="3.956343in" draw:z-index="0">
<draw:image xlink:href="../Images/yкринформ/2023-05-11T16-18-08-03-00/630_360_1683790135-511.jpg" xlink:type="simple" xlink:show="embed" xlink:actuate="onLoad" draw:mime-type="image/jpeg"/>
</draw:frame>
 Вінтелектуальну систему “Безпечна Київщина” вже інтегровано 1885 відеокамер.</text:p>
      <text:p text:style-name="P4">
Про це начальник Головного управління Національної поліції в Київській областіАндрій Нєбитов розповів у <text:a xlink:type="simple" xlink:href="https://www.ukrinform.ua/rubric-ato/3707597-andrij-nebitov-nacalnik-golovnogo-upravlinna-nacionalnoi-policii-v-kiivskij-oblasti.html" text:style-name="Internet_20_link" text:visited-style-name="Visited_20_Internet_20_Link">
 </text:a>
 .</text:p>
      <text:p text:style-name="P4">
"Інтелектуальна система “Безпечна Київщина” довела свою ефективність як підчас боротьби зі злочинністю і підтримання правопорядку, так і під часпроведення воєнних дій та їхнього планування для відповідних сил оборони", –зазначив він.</text:p>
      <text:p text:style-name="P4">
<text:span text:style-name="T4">
Читайте також:</text:span>
 <text:a xlink:type="simple" xlink:href="https://www.ukrinform.ua/rubric-regions/3707802-cistema-sustody-records-vze-zaprovadzena-u-pati-viddilah-policii-kiivsini-nebitov.html" text:style-name="Internet_20_link" text:visited-style-name="Visited_20_Internet_20_Link">
 <text:span text:style-name="T4">
Нєбитов</text:span>
 </text:a>
</text:p>
      <text:p text:style-name="P4">
Нєбитов повідомив, що під час повномасштабного вторгнення росіяни знищилимайже 30% камер відеоспостереження, інтегрованих у цю систему, але станом назараз втрачену кількість відновлено.</text:p>
      <text:p text:style-name="P4">
"Наразі у системі “Безпечна Київщина” 1885 камер. З них 480 камер – ізфункцією розпізнавання номерних знаків транспортних засобів, 500 камер – ізфункцією розпізнавання обличчя, 905 – це оглядові камери", – поінформувавочільник Головного управління Національної поліції в Київській області.</text:p>
      <text:p text:style-name="P4">
Нєбитов зауважив, що особливість оглядових камер полягає в тому, що вонизнімають широким колом і дозволяють разом із камерами з функцією розпізнаванняномерних знаків отримувати детальнішу інформацію.</text:p>
      <text:p text:style-name="P4">
<text:span text:style-name="T4">
Читайте також:</text:span>
 <text:a xlink:type="simple" xlink:href="https://www.ukrinform.ua/rubric-regions/3707768-nebitov-cetvero-policejskih-z-kiivsini-vvazautsa-zniklimi-bezvisti.html" text:style-name="Internet_20_link" text:visited-style-name="Visited_20_Internet_20_Link">
 <text:span text:style-name="T4">
Нєбитов</text:span>
 </text:a>
</text:p>
      <text:p text:style-name="P4">
«Наприклад, якщо ми бачимо автівку, номерний знак якої не вдалося зафіксуватиабо його було знято, ми обов’язково з оглядової камери її побачимо, навітьякщо вона зупиниться на іншій частині дороги. Це дасть можливість кримінальнійполіції або іншим силам безпеки аналізувати, хто і як використовує цейтранспорт», – пояснив він.</text:p>
      <text:p text:style-name="P4">
У контексті розмови правоохоронець розповів, що у Чорнобильській зонівстановлено понад 30 спецкамер відеоспостереження з різноманітними функціями,зокрема з можливістю роботи на дуже велику відстань, розпізнавання об’єктів унічний час.</text:p>
      <text:p text:style-name="P4">
"Це дуже серйозна система. Вона допомагає прикордонникам та іншим силамбезпеки отримувати інформацію з кордону із білоруссю, а потім проводитивідповідний аналіз", – додав Нєбитов.</text:p>
      <text:p text:style-name="P4">
<text:span text:style-name="T4">
Читайте також:</text:span>
 <text:a xlink:type="simple" xlink:href="https://www.ukrinform.ua/rubric-ato/3707696-policia-kiivsini-priznacila-do-gvardii-nastupu-vze-208-osib-nebitov.html" text:style-name="Internet_20_link" text:visited-style-name="Visited_20_Internet_20_Link">
 <text:span text:style-name="T4">
Нєбитов</text:span>
 </text:a>
</text:p>
      <text:p text:style-name="P4">
Як повідомлялося, одним з головних напрямків проєкту "Безпечна Київщина" –створення загальної системи відеоспостереження для ефективної боротьби зізлочинністю.</text:p>
      <text:p text:style-name="P4">
Під час окупації Київщини ця система давала можливість відстежуватипереміщення військових російської федерації, нині – допомагає в розкритті їхзлочинів.</text:p>
      <text:p text:style-name="P4">
Source: <text:a xlink:type="simple" xlink:href="https://www.ukrinform.ua/rubric-regions/3707833-u-sistemu-bezpecna-kiivsina-vze-integruvali-1885-videokamer-nebitov.html" text:style-name="Internet_20_link" text:visited-style-name="Visited_20_Internet_20_Link">
https://www.ukrinform.ua/rubric-regions/3707833-u-sistemu-bezpecna-kiivsina-vze-integruvali-1885-videokamer-nebitov.html</text:a>
</text:p>
      <!--NEWS-->
      <text:h text:style-name="P10" text:outline-level="1">
<text:span text:style-name="T4">
У Національній бібліотеці Молдови відкрилась програма заходів Року української культури</text:span>
</text:h>
      <text:p text:style-name="P4">
Authors: Ukrinform (Person)</text:p>
      <text:p text:style-name="P4">
Publisher: Укринформ (Organization)</text:p>
      <text:p text:style-name="P4">
Published Time: 2023-05-11T16:20:00+03:00</text:p>
      <text:p text:style-name="P4">
Modified Time: 2023-05-11T16:20:00+03:00</text:p>
      <text:p text:style-name="P4">
Description: У Національній бібліотеці Республіки Молдова відбулося відкриття тематичної програми заходів Року української культури. — Укрінформ.</text:p>
      <text:p text:style-name="P4">
Images: ["<text:a xlink:type="simple" xlink:href="https://static.ukrinform.com/photos/2023_05/thumb_files/630_360_1683811156-307.jpg" text:style-name="Internet_20_link" text:visited-style-name="Visited_20_Internet_20_Link">
630_360_16838...</text:a>
"]</text:p>
      <text:p text:style-name="P4">
Tags: ['Бібліотека', 'Молдова', 'Ткаченко']</text:p>
      <text:p text:style-name="P4">
Type: Article</text:p>
      <!--METADATA-->
      <text:p text:style-name="P4">
<draw:frame draw:style-name="fr1" draw:name="Image115" text:anchor-type="as-char" svg:width="6.9236in" svg:height="3.956343in" draw:z-index="0">
<draw:image xlink:href="../Images/yкринформ/2023-05-11T16-20-00-03-00/630_360_1683811156-307.jpg" xlink:type="simple" xlink:show="embed" xlink:actuate="onLoad" draw:mime-type="image/jpeg"/>
</draw:frame>
 УНаціональній бібліотеці Республіки Молдова відбулося відкриття тематичноїпрограми заходів Року української культури.</text:p>
      <text:p text:style-name="P4">
Як передає Укрінформ, про це міністр культури та інформаційної політикиОлександр Ткаченко повідомив у <text:a xlink:type="simple" xlink:href="https://t.me/otkachenkokyiv/3537" text:style-name="Internet_20_link" text:visited-style-name="Visited_20_Internet_20_Link">
 </text:a>
 .</text:p>
      <text:p text:style-name="P4">
“Рік великої війни став переломним і для відносин України та Молдови. Цейперіод випробувань значно зблизив наші країни. Сьогодні у Національнійбібліотеці Республіки Молдова відбулося відкриття тематичної програми заходівРоку української культури в Молдові, важливість і значущість яких важкопереоцінити”, - зазначив Ткаченко.</text:p>
      <text:p text:style-name="P4">
<text:span text:style-name="T4">
Читайте також:</text:span>
 <text:a xlink:type="simple" xlink:href="https://www.ukrinform.ua/rubric-other_news/3706204-tkacenko-pro-den-evropi-9-travna-ce-povernenna-do-evropejskih-tradicij.html" text:style-name="Internet_20_link" text:visited-style-name="Visited_20_Internet_20_Link">
 <text:span text:style-name="T4">
Ткаченк</text:span>
 </text:a>
</text:p>
      <text:p text:style-name="P4">
За його словами, в рамках Року української культури в Молдові вже відбуласянизка спільних заходів. Мова йде, зокрема про виставку “Культура під прицілом”у Національному художньому музеї Молдови та фестиваль Схід Опера Sound ofUkraine, у рамках якого команда Харківського національного академічного театруопери і балету імені Миколи Лисенка блискучо представила 7 вистав.</text:p>
      <text:p text:style-name="P4">
“Попереду ще багато спільних проєктів і ми вдячні за таку можливістьпривертати більше уваги до України, до нашої багатої культури й таким чином щебільше об’єднуватися заради нашої спільної перемоги над силами зла, що ниніуособлюють рашисти”, - наголосив Ткаченко.</text:p>
      <text:p text:style-name="P4">
<text:span text:style-name="T4">
Читайте також:</text:span>
 <text:a xlink:type="simple" xlink:href="https://www.ukrinform.ua/rubric-culture/3705915-v-ukraini-zapocatkuvali-proekt-kniga-na-front.html" text:style-name="Internet_20_link" text:visited-style-name="Visited_20_Internet_20_Link">
 </text:a>
</text:p>
      <text:p text:style-name="P4">
Як повідомляв Укрінформ, у французькому Реймсі, який став побратимомукраїнського Чернігова, 10 травня відкрили фотовиставку "Перехрестя,фотографії Реймса та Чернігова", де зображені понівечені під час воєн міста.</text:p>
      <text:p text:style-name="P4">
Source: <text:a xlink:type="simple" xlink:href="https://www.ukrinform.ua/rubric-culture/3707835-u-nacionalnij-biblioteci-moldovi-vidkrilas-programa-zahodiv-roku-ukrainskoi-kulturi.html" text:style-name="Internet_20_link" text:visited-style-name="Visited_20_Internet_20_Link">
https://www.ukrinform.ua/rubric-culture/3707835-u-nacionalnij-biblioteci-moldovi-vidkrilas-programa-zahodiv-roku-ukrainskoi-kulturi.html</text:a>
</text:p>
      <!--NEWS-->
      <text:h text:style-name="P10" text:outline-level="1">
<text:span text:style-name="T4">
росія включила Арестовича до списку «терористів і екстремістів»</text:span>
</text:h>
      <text:p text:style-name="P4">
Authors: Ukrinform (Person)</text:p>
      <text:p text:style-name="P4">
Publisher: Укринформ (Organization)</text:p>
      <text:p text:style-name="P4">
Published Time: 2023-05-11T16:22:56+03:00</text:p>
      <text:p text:style-name="P4">
Modified Time: 2023-05-11T16:22:56+03:00</text:p>
      <text:p text:style-name="P4">
Description: росфінмоніторинг вніс колишнього позаштатного радника Офісу Президента України, блогера Олексія Арестовича та російського актора Артура Смольянінова до списку «екстремістів і терористів». — Укрінформ.</text:p>
      <text:p text:style-name="P4">
Images: ["<text:a xlink:type="simple" xlink:href="https://static.ukrinform.com/photos/2020_12/thumb_files/630_360_1607679221-346.jpg" text:style-name="Internet_20_link" text:visited-style-name="Visited_20_Internet_20_Link">
630_360_16076...</text:a>
", "<text:a xlink:type="simple" xlink:href="https://static.ukrinform.com/photos/2023_05/1683811175-287.jpg" text:style-name="Internet_20_link" text:visited-style-name="Visited_20_Internet_20_Link">
1683811175-28...</text:a>
", "<text:a xlink:type="simple" xlink:href="https://static.ukrinform.com/photos/2023_05/1683811212-154.jpg" text:style-name="Internet_20_link" text:visited-style-name="Visited_20_Internet_20_Link">
1683811212-15...</text:a>
"]</text:p>
      <text:p text:style-name="P4">
Tags: ['росія', 'Арестович']</text:p>
      <text:p text:style-name="P4">
Type: Article</text:p>
      <!--METADATA-->
      <text:p text:style-name="P4">
<draw:frame draw:style-name="fr1" draw:name="Image116" text:anchor-type="as-char" svg:width="6.9236in" svg:height="3.956343in" draw:z-index="0">
<draw:image xlink:href="../Images/yкринформ/2023-05-11T16-22-56-03-00/630_360_1607679221-346.jpg" xlink:type="simple" xlink:show="embed" xlink:actuate="onLoad" draw:mime-type="image/jpeg"/>
</draw:frame>
росфінмоніторинг вніс колишнього позаштатного радника Офісу ПрезидентаУкраїни, блогера Олексія Арестовича та російського актора Артура Смольяніновадо списку «екстремістів і терористів».</text:p>
      <text:p text:style-name="P4">
Про це повідомляє Укрінформ із посиланням на <text:a xlink:type="simple" xlink:href="https://fedsfm.ru/documents/terrorists-catalog-portal-act" text:style-name="Internet_20_link" text:visited-style-name="Visited_20_Internet_20_Link">
</text:a>
 .</text:p>
      <text:p text:style-name="P4">
При цьому <text:a xlink:type="simple" xlink:href="https://www.ukrinform.ua/tag-arestovic" text:style-name="Internet_20_link" text:visited-style-name="Visited_20_Internet_20_Link">
 </text:a>
 внесено до реєстру зпозначкою у вигляді зірочки (*). <text:a xlink:type="simple" xlink:href="https://meduza.io/news/2023/05/11/artura-smolyaninova-i-alekseya-arestovicha-vklyuchili-v-rossiyskiy-spisok-terroristov-i-ekstremistov" text:style-name="Internet_20_link" text:visited-style-name="Visited_20_Internet_20_Link">
 </text:a>
 уточнює, що зірочками «відзначені організації тафізичні особи, щодо яких є відомості про їхню причетність до тероризму».</text:p>
      <text:p text:style-name="P4">
<draw:frame draw:style-name="fr1" draw:name="Image117" text:anchor-type="as-char" svg:width="6.9236in" svg:height="4.32725in" draw:z-index="0">
<draw:image xlink:href="../Images/yкринформ/2023-05-11T16-22-56-03-00/1683811175-287.jpg" xlink:type="simple" xlink:show="embed" xlink:actuate="onLoad" draw:mime-type="image/jpeg"/>
</draw:frame>
<draw:frame draw:style-name="fr1" draw:name="Image118" text:anchor-type="as-char" svg:width="6.9236in" svg:height="4.308018in" draw:z-index="0">
<draw:image xlink:href="../Images/yкринформ/2023-05-11T16-22-56-03-00/1683811212-154.jpg" xlink:type="simple" xlink:show="embed" xlink:actuate="onLoad" draw:mime-type="image/jpeg"/>
</draw:frame>
</text:p>
      <text:p text:style-name="P4">
Переслідування відомого російського актора Артура Смольянінова, який перебуваєв еміграції, почалося в росії після його інтерв'ю виданню «Нова газета.Європа» у січні 2023 року. В ньому актор, зокрема, заявив, що гіпотетично взявби участь у поточних бойових діях лише на боці України. Незабаром главаслідкому рф Олександр Бастрикін доручив порушити кримінальну справу протиактора. 13 січня мін'юст рф вніс Смольянінова до реєстру «іноагентів».</text:p>
      <text:p text:style-name="P4">
<text:span text:style-name="T4">
Читайте також:</text:span>
 <text:a xlink:type="simple" xlink:href="https://www.ukrinform.ua/rubric-world/3693106-zurnalista-arkadia-babcenko-viznali-u-rosii-inoagentom.html" text:style-name="Internet_20_link" text:visited-style-name="Visited_20_Internet_20_Link">
 </text:a>
</text:p>
      <text:p text:style-name="P4">
Наразі у переліку терористів і екстремістів росфінмоніторингу значиться 11 139осіб.</text:p>
      <text:p text:style-name="P4">
Source: <text:a xlink:type="simple" xlink:href="https://www.ukrinform.ua/rubric-world/3707838-rosia-vklucila-arestovica-do-spisku-teroristiv-i-ekstremistiv.html" text:style-name="Internet_20_link" text:visited-style-name="Visited_20_Internet_20_Link">
https://www.ukrinform.ua/rubric-world/3707838-rosia-vklucila-arestovica-do-spisku-teroristiv-i-ekstremistiv.html</text:a>
</text:p>
      <!--NEWS-->
      <text:h text:style-name="P10" text:outline-level="1">
<text:span text:style-name="T4">
«АрселорМіттал» у І кварталі отримав $1,1 мільярді чистого прибутку</text:span>
</text:h>
      <text:p text:style-name="P4">
Authors: Ukrinform (Person)</text:p>
      <text:p text:style-name="P4">
Publisher: Укринформ (Organization)</text:p>
      <text:p text:style-name="P4">
Published Time: 2023-05-11T16:24:55+03:00</text:p>
      <text:p text:style-name="P4">
Modified Time: 2023-05-11T16:24:55+03:00</text:p>
      <text:p text:style-name="P4">
Description: Група «АрселорМіттал» у січні-березні 2023 року отримала 1,1 млрд дол. США чистого прибутку. — Укрінформ.</text:p>
      <text:p text:style-name="P4">
Images: ["<text:a xlink:type="simple" xlink:href="https://static.ukrinform.com/photos/2023_05/thumb_files/630_360_1683809479-181.jpg" text:style-name="Internet_20_link" text:visited-style-name="Visited_20_Internet_20_Link">
630_360_16838...</text:a>
"]</text:p>
      <text:p text:style-name="P4">
Tags: ['АрселорМіттал', 'Гроші']</text:p>
      <text:p text:style-name="P4">
Type: Article</text:p>
      <!--METADATA-->
      <text:p text:style-name="P4">
<draw:frame draw:style-name="fr1" draw:name="Image119" text:anchor-type="as-char" svg:width="6.9236in" svg:height="3.956343in" draw:z-index="0">
<draw:image xlink:href="../Images/yкринформ/2023-05-11T16-24-55-03-00/630_360_1683809479-181.jpg" xlink:type="simple" xlink:show="embed" xlink:actuate="onLoad" draw:mime-type="image/jpeg"/>
</draw:frame>
 Група«АрселорМіттал» у січні-березні 2023 року отримала 1,1 млрд дол. США чистогоприбутку.</text:p>
      <text:p text:style-name="P4">
Як передає Укрінформ, про це повідомляє пресслужба <text:a xlink:type="simple" xlink:href="https://www.metalurg.online/ofitsiyno/rezultaty-roboty-kompanii-arcelormittal-za-1-y-kvartal-2023-roku" text:style-name="Internet_20_link" text:visited-style-name="Visited_20_Internet_20_Link">
</text:a>
 .</text:p>
      <text:p text:style-name="P4">
«Наш показник EBITDA склав 1,8 млрд доларів США у порівнянні з 1,3 млрддоларів США у четвертому кварталі минулого року. Чистий прибуток склав 1,1млрд доларів США в порівнянні з 0,3 млрд доларів США у четвертому кварталі», -йдеться в повідомленні.</text:p>
      <text:p text:style-name="P4">
Водночас в компанії повідомляють про збільшення чистої <text:a xlink:type="simple" xlink:href="https://www.ukrinform.ua/tag-borg" text:style-name="Internet_20_link" text:visited-style-name="Visited_20_Internet_20_Link">
</text:a>
 з $2,2 млрд на кінець 2022 року до $5,2млрд, що здебільшого пов’язано з витратами на процеси злиття та поглинання,зокрема, придбанням ArcelorMittal Pecem.</text:p>
      <text:p text:style-name="P4">
<text:span text:style-name="T4">
Читайте також:</text:span>
 <text:a xlink:type="simple" xlink:href="https://www.ukrinform.ua/rubric-economy/3659112-arselormittal-krivij-rig-vivodit-z-ekspluatacii-aglomeracijnu-fabriku.html" text:style-name="Internet_20_link" text:visited-style-name="Visited_20_Internet_20_Link">
 <text:span text:style-name="T4">
АрселорМіттал</text:span>
 </text:a>
</text:p>
      <text:p text:style-name="P4">
За словами генерального директора Адітьї Міттала, в компанії очікують наподальші поліпшення ринкових умов у другому кварталі і обіцяють продовжуватипідтримувати українських колег.</text:p>
      <text:p text:style-name="P4">
Як повідомлялося, у 2022 році ПАТ «АрселорМіттал Кривий Ріг» виготовило 1,2млн т сталі, що дорівнює лише 23,1% від запланованих обсягів (5,1 млн т), 1,1млн т прокату (22,8% від запланованих 4,8 млн т), 1,6 млн т чавуну (29% відзапланованих 5,6 мн т).</text:p>
      <text:p text:style-name="P4">
Source: <text:a xlink:type="simple" xlink:href="https://www.ukrinform.ua/rubric-economy/3707840-arselormittal-u-i-kvartali-otrimav-11-milardi-cistogo-pributku.html" text:style-name="Internet_20_link" text:visited-style-name="Visited_20_Internet_20_Link">
https://www.ukrinform.ua/rubric-economy/3707840-arselormittal-u-i-kvartali-otrimav-11-milardi-cistogo-pributku.html</text:a>
</text:p>
      <!--NEWS-->
      <text:h text:style-name="P10" text:outline-level="1">
<text:span text:style-name="T4">
У Бахрейні покажуть фільм «Мої думки тихі»</text:span>
</text:h>
      <text:p text:style-name="P4">
Authors: Ukrinform (Person)</text:p>
      <text:p text:style-name="P4">
Publisher: Укринформ (Organization)</text:p>
      <text:p text:style-name="P4">
Published Time: 2023-05-11T16:26:00+03:00</text:p>
      <text:p text:style-name="P4">
Modified Time: 2023-05-11T16:26:00+03:00</text:p>
      <text:p text:style-name="P4">
Description: У рамках Європейського фестивалю кіно в Бахрейні у неділю, 14 травня, відбудеться показ фільму "Мої думки тихі" українського режисера Антоніо Лукіча. — Укрінформ.</text:p>
      <text:p text:style-name="P4">
Images: ["<text:a xlink:type="simple" xlink:href="https://static.ukrinform.com/photos/2020_01/thumb_files/630_360_1580206382-514.jpg" text:style-name="Internet_20_link" text:visited-style-name="Visited_20_Internet_20_Link">
630_360_15802...</text:a>
"]</text:p>
      <text:p text:style-name="P4">
Tags: ['Бахрейн', 'фільм', 'Мої думки тихі']</text:p>
      <text:p text:style-name="P4">
Type: Article</text:p>
      <!--METADATA-->
      <text:p text:style-name="P4">
<draw:frame draw:style-name="fr1" draw:name="Image120" text:anchor-type="as-char" svg:width="6.9236in" svg:height="3.956343in" draw:z-index="0">
<draw:image xlink:href="../Images/yкринформ/2023-05-11T16-26-00-03-00/630_360_1580206382-514.jpg" xlink:type="simple" xlink:show="embed" xlink:actuate="onLoad" draw:mime-type="image/jpeg"/>
</draw:frame>
 У рамкахЄвропейського фестивалю кіно в Бахрейні у неділю, 14 травня, відбудеться показфільму "Мої думки тихі" українського режисера Антоніо Лукіча.</text:p>
      <text:p text:style-name="P4">
Про це повідомило у <text:a xlink:type="simple" xlink:href="https://www.facebook.com/EmbassyOfUkraineInTheUAE/posts/pfbid0tQ9a1NimA5nACCAufeMpi3qLTgefaTfqL5Vr3wL3asnJiv6AGtDbbKBbSpJGFDoYl" text:style-name="Internet_20_link" text:visited-style-name="Visited_20_Internet_20_Link">
</text:a>
посольство України в Об'єднаних Арабських Еміратах і за сумісництвом укоролівстві Бахрейн, передає Укрінформ.</text:p>
      <text:p text:style-name="P4">
«Запрошуємо українську громаду Бахрейну та всіх бажаючих відвідати показфільму "Мої думки тихі" українського режисера Антоніо Лукіча в рамкахЄвропейського фестивалю кіно в Бахрейні. Показ відбудеться у неділю, 14травня, о 19 год. у приміщенні <text:a xlink:type="simple" xlink:href="https://www.facebook.com/AllianceFrancaiseBahrain" text:style-name="Internet_20_link" text:visited-style-name="Visited_20_Internet_20_Link">
</text:a>
», - зазначається в дописі.</text:p>
      <text:p text:style-name="P4">
<text:span text:style-name="T4">
Читайте також:</text:span>
 <text:a xlink:type="simple" xlink:href="https://www.ukrinform.ua/rubric-culture/3699920-antonio-lukic-reziser.html" text:style-name="Internet_20_link" text:visited-style-name="Visited_20_Internet_20_Link">
 <text:span text:style-name="T4">
Лукіч</text:span>
 </text:a>
</text:p>
      <text:p text:style-name="P4">
У посольстві поінформували, що <text:a xlink:type="simple" xlink:href="https://www.ukrinform.ua/tag-film" text:style-name="Internet_20_link" text:visited-style-name="Visited_20_Internet_20_Link">
 </text:a>
демонструватиметься українською мовою з англійськими субтитрами. Вхідбезкоштовний.</text:p>
      <text:p text:style-name="P4">
«Мої думки тихі» — українська трагікомедія українського режисера АнтоніоЛукіча 2019 року; для якого вона стала дебютною повнометражною художньоюстрічкою.</text:p>
      <text:p text:style-name="P4">
Займає 20-ту позицію у списку 100 найкращих фільмів в історії українськогокіно.</text:p>
      <text:p text:style-name="P4">
<text:span text:style-name="T5">
Кадр із фільму «Мої думки тихі»</text:span>
</text:p>
      <text:p text:style-name="P4">
Source: <text:a xlink:type="simple" xlink:href="https://www.ukrinform.ua/rubric-culture/3707843-u-bahrejni-pokazut-film-moi-dumki-tihi.html" text:style-name="Internet_20_link" text:visited-style-name="Visited_20_Internet_20_Link">
https://www.ukrinform.ua/rubric-culture/3707843-u-bahrejni-pokazut-film-moi-dumki-tihi.html</text:a>
</text:p>
      <!--NEWS-->
      <text:h text:style-name="P10" text:outline-level="1">
<text:span text:style-name="T4">
Глава МЗС Франції зустрілась з китайським колегою – говорили про Україну</text:span>
</text:h>
      <text:p text:style-name="P4">
Authors: Ukrinform (Person)</text:p>
      <text:p text:style-name="P4">
Publisher: Укринформ (Organization)</text:p>
      <text:p text:style-name="P4">
Published Time: 2023-05-11T16:32:07+03:00</text:p>
      <text:p text:style-name="P4">
Modified Time: 2023-05-11T16:32:07+03:00</text:p>
      <text:p text:style-name="P4">
Description: Франція готова активізувати комунікацію з Китаєм у питанні врегулювання в Україні і шукати точки дотику для припинення російсько-української війни. — Укрінформ.</text:p>
      <text:p text:style-name="P4">
Images: ["<text:a xlink:type="simple" xlink:href="https://static.ukrinform.com/photos/2023_05/thumb_files/630_360_1683811832-262.jpeg" text:style-name="Internet_20_link" text:visited-style-name="Visited_20_Internet_20_Link">
630_360_16838...</text:a>
"]</text:p>
      <text:p text:style-name="P4">
Tags: ['Франція', 'Китай', 'МЗС']</text:p>
      <text:p text:style-name="P4">
Type: Article</text:p>
      <!--METADATA-->
      <text:p text:style-name="P4">
<draw:frame draw:style-name="fr1" draw:name="Image121" text:anchor-type="as-char" svg:width="6.9236in" svg:height="3.956343in" draw:z-index="0">
<draw:image xlink:href="../Images/yкринформ/2023-05-11T16-32-07-03-00/630_360_1683811832-262.jpeg" xlink:type="simple" xlink:show="embed" xlink:actuate="onLoad" draw:mime-type="image/jpeg"/>
</draw:frame>
 Франціяготова активізувати комунікацію з Китаєм у питанні врегулювання в Україні ішукати точки дотику для припинення російсько-української війни.</text:p>
      <text:p text:style-name="P4">
Про це, як повідомляє <text:a xlink:type="simple" xlink:href="https://news.cgtn.com/news/2023-05-11/Chinese-FM-calls-for-closer-exchanges-in-all-levels-with-France-1jI4lFWYuQg/index.html" text:style-name="Internet_20_link" text:visited-style-name="Visited_20_Internet_20_Link">
 </text:a>
 ,заявила міністр закордонних справ Франції Катрін Колонна під час зустрічі вПарижі з китайським колегою Цінь Ганом, передає кореспондент Укрінформу.</text:p>
      <text:p text:style-name="P4">
В ході переговорів міністри обмінялися думками щодо «кризи в Україні». Ціньпоінформував Колонну про позицію Китаю та роботу, яку він зробив для вирішення«української кризи», підкресливши, що Китай «прагне домагатись її політичноговрегулювання, підтримує зв’язок з усіма сторонами та продовжуватимевідігравати конструктивну роль у цьому відношенні».</text:p>
      <text:p text:style-name="P4">
<text:span text:style-name="T4">
Читайте також:</text:span>
 <text:a xlink:type="simple" xlink:href="https://www.ukrinform.ua/rubric-world/3707343-kitaj-mae-dati-rosii-zrozumiti-so-vona-zajsla-u-gluhij-kut-glava-mzs-francii.html" text:style-name="Internet_20_link" text:visited-style-name="Visited_20_Internet_20_Link">
 <text:span text:style-name="T4">
Китай</text:span>
 </text:a>
</text:p>
      <text:p text:style-name="P4">
Колонна, за повідомленням CGTN, заявила: «Франція готова активізуватикомунікацію з Китаєм і шукати більше точок дотику стосовно «кризи в Україні»,а також із основних міжнародних і регіональних питань».</text:p>
      <text:p text:style-name="P4">
Цінь назвав державний візит президента Франції Еммануеля Макрона до Китаю напочатку квітня «великим успіхом» і заявив, що Китай «завжди вважав Європувсебічним стратегічним партнером і завжди однозначно підтримував континент узміцненні його стратегічної автономії та зміцненні його ролі на міжнароднійарені».</text:p>
      <text:p text:style-name="P4">
Колонна, зі свого боку, зазначила, що Франція надає великого значення своїмекономічним відносинам із Китаєм і запропонувала обом сторонам повністювідновили механізми співпраці в різних сферах та зміцнити взаємодію в питанняхпротидії змінам клімату, збереженню біорізноманіття та переходу довідновлювальної енергетики.</text:p>
      <text:p text:style-name="P4">
<text:span text:style-name="T4">
Читайте також:</text:span>
 <text:a xlink:type="simple" xlink:href="https://www.ukrinform.ua/rubric-polytics/3706915-glava-mzs-kitau-mi-ne-budemo-pidlivati-masla-u-vogon-ukrainskoi-krizi.html" text:style-name="Internet_20_link" text:visited-style-name="Visited_20_Internet_20_Link">
 <text:span text:style-name="T4">
Китаю</text:span>
 </text:a>
</text:p>
      <text:p text:style-name="P4">
Як повідомляв Укрінформ, міністр закордонних справ Франції Катрін Колонна назасіданні уряду країни заявила, що Китай повинен закликати росію «повернутисядо миру» і дати москві зрозуміти, що вона «зайшла у глухий кут» в Україні.</text:p>
      <text:p text:style-name="P4">
Фото: Xinhua</text:p>
      <text:p text:style-name="P4">
Source: <text:a xlink:type="simple" xlink:href="https://www.ukrinform.ua/rubric-world/3707844-glava-mzs-francii-zustrilas-z-kitajskim-kolegou-govorili-pro-ukrainu.html" text:style-name="Internet_20_link" text:visited-style-name="Visited_20_Internet_20_Link">
https://www.ukrinform.ua/rubric-world/3707844-glava-mzs-francii-zustrilas-z-kitajskim-kolegou-govorili-pro-ukrainu.html</text:a>
</text:p>
      <!--NEWS-->
      <text:h text:style-name="P10" text:outline-level="1">
<text:span text:style-name="T4">
росіяни вдарили ракетами по Торецьку, постраждали шестеро цивільних</text:span>
</text:h>
      <text:p text:style-name="P4">
Authors: Ukrinform (Person)</text:p>
      <text:p text:style-name="P4">
Publisher: Укринформ (Organization)</text:p>
      <text:p text:style-name="P4">
Published Time: 2023-05-11T16:33:00+03:00</text:p>
      <text:p text:style-name="P4">
Modified Time: 2023-05-11T16:33:00+03:00</text:p>
      <text:p text:style-name="P4">
Description: Війська рф обстріляли Торецьк на Донеччині, постраждали шестеро людей. — Укрінформ.</text:p>
      <text:p text:style-name="P4">
Images: ["<text:a xlink:type="simple" xlink:href="https://static.ukrinform.com/photos/2023_05/thumb_files/630_360_1683811919-809.jpg" text:style-name="Internet_20_link" text:visited-style-name="Visited_20_Internet_20_Link">
630_360_16838...</text:a>
"]</text:p>
      <text:p text:style-name="P4">
Tags: ['Донеччина', 'Обстріл', 'Торецьк', 'Війна з росією']</text:p>
      <text:p text:style-name="P4">
Type: Article</text:p>
      <!--METADATA-->
      <text:p text:style-name="P4">
<draw:frame draw:style-name="fr1" draw:name="Image122" text:anchor-type="as-char" svg:width="6.9236in" svg:height="3.956343in" draw:z-index="0">
<draw:image xlink:href="../Images/yкринформ/2023-05-11T16-33-00-03-00/630_360_1683811919-809.jpg" xlink:type="simple" xlink:show="embed" xlink:actuate="onLoad" draw:mime-type="image/jpeg"/>
</draw:frame>
 Війська рфобстріляли Торецьк на Донеччині, постраждали шестеро людей.</text:p>
      <text:p text:style-name="P4">
Про це повідомив керівник Офісу Президента Андрій Єрмак у <text:a xlink:type="simple" xlink:href="https://t.me/ermaka2022/2629" text:style-name="Internet_20_link" text:visited-style-name="Visited_20_Internet_20_Link">
</text:a>
 передає Укрінформ.</text:p>
      <text:p text:style-name="P4">
«росіяни <text:a xlink:type="simple" xlink:href="https://www.ukrinform.ua/tag-obstril" text:style-name="Internet_20_link" text:visited-style-name="Visited_20_Internet_20_Link">
 </text:a>
 Торецьк. Внаслідокракетного удару у прибудинкову територію є постраждалі – відомо про 6 людей.Медики надають всю необхідну допомогу», – зазначив він.</text:p>
      <text:p text:style-name="P4">
Єрмак також опублікував фото наслідків ворожого обстрілу.</text:p>
      <text:p text:style-name="P4">
<text:span text:style-name="T4">
Читайте також:</text:span>
 <text:a xlink:type="simple" xlink:href="https://www.ukrinform.ua/rubric-ato/3707672-rosiani-vdarili-raketami-po-slovansku-zaginula-zinka.html" text:style-name="Internet_20_link" text:visited-style-name="Visited_20_Internet_20_Link">
 <text:span text:style-name="T4">
Слов</text:span>
 </text:a>
</text:p>
      <text:p text:style-name="P4">
Як повідомляв Укрінформ, за інформацією начальника Донецької обласноївійськової адміністрації Павла Кириленка, на Донеччині армія російськоїфедерації 10 травня <text:a xlink:type="simple" xlink:href="https://www.ukrinform.ua/rubric-regions/3707550-rosiani-za-dobu-vbili-na-doneccini-troh-civilnih.html" text:style-name="Internet_20_link" text:visited-style-name="Visited_20_Internet_20_Link">
 </text:a>
</text:p>
      <text:p text:style-name="P4">
Source: <text:a xlink:type="simple" xlink:href="https://www.ukrinform.ua/rubric-ato/3707845-rosiani-vdarili-raketami-po-torecku-postrazdali-sestero-civilnih.html" text:style-name="Internet_20_link" text:visited-style-name="Visited_20_Internet_20_Link">
https://www.ukrinform.ua/rubric-ato/3707845-rosiani-vdarili-raketami-po-torecku-postrazdali-sestero-civilnih.html</text:a>
</text:p>
      <!--NEWS-->
      <text:h text:style-name="P10" text:outline-level="1">
<text:span text:style-name="T4">
Американський нейрохірург українського походження провів у Львові 30 операцій</text:span>
</text:h>
      <text:p text:style-name="P4">
Authors: Ukrinform (Person)</text:p>
      <text:p text:style-name="P4">
Publisher: Укринформ (Organization)</text:p>
      <text:p text:style-name="P4">
Published Time: 2023-05-11T16:36:44+03:00</text:p>
      <text:p text:style-name="P4">
Modified Time: 2023-05-11T16:36:44+03:00</text:p>
      <text:p text:style-name="P4">
Description: Американський нейрохірург українського походження Максим Шапіро приїхав до Львова, аби допомогти рятувати пацієнтів із захворюваннями головного та спинного мозку.  — Укрінформ.</text:p>
      <text:p text:style-name="P4">
Images: ["<text:a xlink:type="simple" xlink:href="https://static.ukrinform.com/photos/2023_05/thumb_files/630_360_1683812067-6094.jpeg" text:style-name="Internet_20_link" text:visited-style-name="Visited_20_Internet_20_Link">
630_360_16838...</text:a>
", "<text:a xlink:type="simple" xlink:href="https://static.ukrinform.com/photos/2023_05/thumb_files/630_360_1683812067-2784.jpeg" text:style-name="Internet_20_link" text:visited-style-name="Visited_20_Internet_20_Link">
630_360_16838...</text:a>
", "<text:a xlink:type="simple" xlink:href="https://static.ukrinform.com/photos/2023_05/thumb_files/630_360_1683812067-1374.jpeg" text:style-name="Internet_20_link" text:visited-style-name="Visited_20_Internet_20_Link">
630_360_16838...</text:a>
", "<text:a xlink:type="simple" xlink:href="https://static.ukrinform.com/photos/2023_05/thumb_files/630_360_1683812067-8976.jpeg" text:style-name="Internet_20_link" text:visited-style-name="Visited_20_Internet_20_Link">
630_360_16838...</text:a>
", "<text:a xlink:type="simple" xlink:href="https://static.ukrinform.com/photos/2023_05/thumb_files/630_360_1683812067-6953.jpeg" text:style-name="Internet_20_link" text:visited-style-name="Visited_20_Internet_20_Link">
630_360_16838...</text:a>
", "<text:a xlink:type="simple" xlink:href="https://static.ukrinform.com/photos/2023_05/thumb_files/630_360_1683812067-6879.jpeg" text:style-name="Internet_20_link" text:visited-style-name="Visited_20_Internet_20_Link">
630_360_16838...</text:a>
"]</text:p>
      <text:p text:style-name="P4">
Tags: ['Львів', 'Операція', 'США']</text:p>
      <text:p text:style-name="P4">
Type: Article</text:p>
      <!--METADATA-->
      <text:p text:style-name="P4">
<draw:frame draw:style-name="fr1" draw:name="Image123" text:anchor-type="as-char" svg:width="6.9236in" svg:height="3.956343in" draw:z-index="0">
<draw:image xlink:href="../Images/yкринформ/2023-05-11T16-36-44-03-00/630_360_1683812067-6094.jpeg" xlink:type="simple" xlink:show="embed" xlink:actuate="onLoad" draw:mime-type="image/jpeg"/>
</draw:frame>
Американський нейрохірург українського походження Максим Шапіро приїхав доЛьвова, аби допомогти рятувати пацієнтів із захворюваннями головного таспинного мозку.</text:p>
      <text:p text:style-name="P4">
Про це у <text:a xlink:type="simple" xlink:href="https://www.facebook.com/1tmolviv/posts/pfbid02auatr8hDL2wCVahwunxJM6uJ6MPXPgySg5xRajSoZ4sRDtoGsyVQ2owGaxVVAyfZl" text:style-name="Internet_20_link" text:visited-style-name="Visited_20_Internet_20_Link">
</text:a>
повідомила пресслужба Першого медоб’єднання Львова, передає Укрінформ.</text:p>
      <text:p text:style-name="P4">
«Лікар приїхав не сам, а з командою з 12 спеціалістів: нейрохірурги,анестезіологи та лікарі-інтерни. У рамках українсько-американськоїнейрохірургічної місії закордонні лікарі провели у наших медзакладах 50консультацій. Оглядали пацієнтів першою чергою із судинними патологіями:аневризмами та артеріовенозними мальформаціями головного та спинного мозку», -йдеться у повідомлені.</text:p>
      <text:p text:style-name="P4">
<text:span text:style-name="T4">
Читайте також:</text:span>
 <text:a xlink:type="simple" xlink:href="https://www.ukrinform.ua/rubric-regions/3707366-divcini-zi-lvivsini-u-ssa-proveli-unikalnu-operaciu-kistku-nogi-implantuvali-v-selepu.html" text:style-name="Internet_20_link" text:visited-style-name="Visited_20_Internet_20_Link">
 <text:span text:style-name="T4">
операці</text:span>
 </text:a>
</text:p>
      <text:p text:style-name="P4">
Зазначається, що американські фахівці також консультували хворих з пухлинами,невралгіями трійчастого нерва та складними патологіями хребта, виконувалипланові та невідкладні операції. Найважчим пацієнтам спільно з львівськимилікарями провели 30 ендоваскулярних та відкритих хірургічних втручань.</text:p>
      <text:p text:style-name="P4">
<draw:frame draw:style-name="fr1" draw:name="Image124" text:anchor-type="as-char" svg:width="6.9236in" svg:height="3.956343in" draw:z-index="0">
<draw:image xlink:href="../Images/yкринформ/2023-05-11T16-36-44-03-00/630_360_1683812067-2784.jpeg" xlink:type="simple" xlink:show="embed" xlink:actuate="onLoad" draw:mime-type="image/jpeg"/>
</draw:frame>
Американський нейрохірург українського походження провів у Львові 30 операцій/ Фото: Перше медичне об'єднання Львова﻿  <text:a xlink:type="simple" xlink:href="https://static.ukrinform.com/photos/2023_05/1683812067-2784.jpeg" text:style-name="Internet_20_link" text:visited-style-name="Visited_20_Internet_20_Link">
<draw:frame draw:style-name="fr1" draw:name="Image125" text:anchor-type="as-char" svg:width="6.9236in" svg:height="3.956343in" draw:z-index="0">
<draw:image xlink:href="../Images/yкринформ/2023-05-11T16-36-44-03-00/630_360_1683812067-2784.jpeg" xlink:type="simple" xlink:show="embed" xlink:actuate="onLoad" draw:mime-type="image/jpeg"/>
</draw:frame>
</text:a>
 <text:a xlink:type="simple" xlink:href="https://static.ukrinform.com/photos/2023_05/1683812067-1374.jpeg" text:style-name="Internet_20_link" text:visited-style-name="Visited_20_Internet_20_Link">
<draw:frame draw:style-name="fr1" draw:name="Image126" text:anchor-type="as-char" svg:width="6.9236in" svg:height="3.956343in" draw:z-index="0">
<draw:image xlink:href="../Images/yкринформ/2023-05-11T16-36-44-03-00/630_360_1683812067-1374.jpeg" xlink:type="simple" xlink:show="embed" xlink:actuate="onLoad" draw:mime-type="image/jpeg"/>
</draw:frame>
</text:a>
 <text:a xlink:type="simple" xlink:href="https://static.ukrinform.com/photos/2023_05/1683812067-8976.jpeg" text:style-name="Internet_20_link" text:visited-style-name="Visited_20_Internet_20_Link">
<draw:frame draw:style-name="fr1" draw:name="Image127" text:anchor-type="as-char" svg:width="6.9236in" svg:height="3.956343in" draw:z-index="0">
<draw:image xlink:href="../Images/yкринформ/2023-05-11T16-36-44-03-00/630_360_1683812067-8976.jpeg" xlink:type="simple" xlink:show="embed" xlink:actuate="onLoad" draw:mime-type="image/jpeg"/>
</draw:frame>
</text:a>
 <text:a xlink:type="simple" xlink:href="https://static.ukrinform.com/photos/2023_05/1683812067-6953.jpeg" text:style-name="Internet_20_link" text:visited-style-name="Visited_20_Internet_20_Link">
<draw:frame draw:style-name="fr1" draw:name="Image128" text:anchor-type="as-char" svg:width="6.9236in" svg:height="3.956343in" draw:z-index="0">
<draw:image xlink:href="../Images/yкринформ/2023-05-11T16-36-44-03-00/630_360_1683812067-6953.jpeg" xlink:type="simple" xlink:show="embed" xlink:actuate="onLoad" draw:mime-type="image/jpeg"/>
</draw:frame>
</text:a>
 <text:a xlink:type="simple" xlink:href="https://static.ukrinform.com/photos/2023_05/1683812067-6879.jpeg" text:style-name="Internet_20_link" text:visited-style-name="Visited_20_Internet_20_Link">
<draw:frame draw:style-name="fr1" draw:name="Image129" text:anchor-type="as-char" svg:width="6.9236in" svg:height="3.956343in" draw:z-index="0">
<draw:image xlink:href="../Images/yкринформ/2023-05-11T16-36-44-03-00/630_360_1683812067-6879.jpeg" xlink:type="simple" xlink:show="embed" xlink:actuate="onLoad" draw:mime-type="image/jpeg"/>
</draw:frame>
</text:a>
 <text:a xlink:type="simple" xlink:href="https://static.ukrinform.com/photos/2023_05/1683812067-6094.jpeg" text:style-name="Internet_20_link" text:visited-style-name="Visited_20_Internet_20_Link">
<draw:frame draw:style-name="fr1" draw:name="Image130" text:anchor-type="as-char" svg:width="6.9236in" svg:height="3.956343in" draw:z-index="0">
<draw:image xlink:href="../Images/yкринформ/2023-05-11T16-36-44-03-00/630_360_1683812067-6094.jpeg" xlink:type="simple" xlink:show="embed" xlink:actuate="onLoad" draw:mime-type="image/jpeg"/>
</draw:frame>
</text:a>
</text:p>
      <text:p text:style-name="P4">
«Я дуже пишаюсь бути частиною цієї команди. Тутешні лікарі фантастичні, дужевіддані та турботливі. Вони працюють в складних умовах, але роблять це дужедобре. Я приїхав допомогти їм та підтримати українців у такий спосіб», - кажеШапіро.</text:p>
      <text:p text:style-name="P4">
У медзакладі зазначають, що лікар народився у селищі Стара Вижівка, що наВолині. Понад 20 років він оперує пацієнтів у США.</text:p>
      <text:p text:style-name="P4">
<text:span text:style-name="T4">
Читайте також:</text:span>
 <text:a xlink:type="simple" xlink:href="https://www.ukrinform.ua/rubric-regions/3706894-u-lvovi-hirurgi-vidalili-zinci-puhlinu-vagou-13-kilogramiv.html" text:style-name="Internet_20_link" text:visited-style-name="Visited_20_Internet_20_Link">
 <text:span text:style-name="T4">
хірург</text:span>
 </text:a>
</text:p>
      <text:p text:style-name="P4">
Візит нейрохірургічної команди зі США до українських лікарень відбувся урамках доброчинної місії UANF2023, яку організував фонд Razom for Ukraine.Завдяки цій ініціативі наші лікарі мали змогу ознайомитись з новітнімитехнологіями проведення мікронейрохірургічних і ендоваскулярних операцій.</text:p>
      <text:p text:style-name="P4">
Як повідомляв Укрінформ, у Львові 5 травня нейрохірурги лікарні СвятогоПантелеймона вперше виконали операцію на мозку з пробудженням пацієнта під часвтручання.</text:p>
      <text:p text:style-name="P4">
Source: <text:a xlink:type="simple" xlink:href="https://www.ukrinform.ua/rubric-regions/3707847-amerikanskij-nejrohirurg-ukrainskogo-pohodzenna-proviv-u-lvovi-30-operacij.html" text:style-name="Internet_20_link" text:visited-style-name="Visited_20_Internet_20_Link">
https://www.ukrinform.ua/rubric-regions/3707847-amerikanskij-nejrohirurg-ukrainskogo-pohodzenna-proviv-u-lvovi-30-operacij.html</text:a>
</text:p>
      <!--NEWS-->
      <text:h text:style-name="P10" text:outline-level="1">
<text:span text:style-name="T4">
Громада церкви у Шполі на Черкащині перейшла з московського патріархату до ПЦУ</text:span>
</text:h>
      <text:p text:style-name="P4">
Authors: Ukrinform (Person)</text:p>
      <text:p text:style-name="P4">
Publisher: Укринформ (Organization)</text:p>
      <text:p text:style-name="P4">
Published Time: 2023-05-11T16:43:00+03:00</text:p>
      <text:p text:style-name="P4">
Modified Time: 2023-05-11T16:43:00+03:00</text:p>
      <text:p text:style-name="P4">
Description: У Шполі Черкаської області громада Миколаївської церкви ухвалила одноголосне рішення про перехід від УПЦ московського патріархату до лав Православної церкви України. — Укрінформ.</text:p>
      <text:p text:style-name="P4">
Images: ["<text:a xlink:type="simple" xlink:href="https://static.ukrinform.com/photos/2023_05/thumb_files/630_360_1683812559-792.jpg" text:style-name="Internet_20_link" text:visited-style-name="Visited_20_Internet_20_Link">
630_360_16838...</text:a>
"]</text:p>
      <text:p text:style-name="P4">
Tags: ['Черкащина', 'УПЦ МП', 'Православна церква України']</text:p>
      <text:p text:style-name="P4">
Type: Article</text:p>
      <!--METADATA-->
      <text:p text:style-name="P4">
<draw:frame draw:style-name="fr1" draw:name="Image131" text:anchor-type="as-char" svg:width="6.9236in" svg:height="3.956343in" draw:z-index="0">
<draw:image xlink:href="../Images/yкринформ/2023-05-11T16-43-00-03-00/630_360_1683812559-792.jpg" xlink:type="simple" xlink:show="embed" xlink:actuate="onLoad" draw:mime-type="image/jpeg"/>
</draw:frame>
 У ШполіЧеркаської області громада Миколаївської церкви ухвалила одноголосне рішенняпро перехід від УПЦ московського патріархату до лав Православної церквиУкраїни.</text:p>
      <text:p text:style-name="P4">
Про це повідомляє кореспондент Укрінформу.</text:p>
      <text:p text:style-name="P4">
"Сьогодні були збори громади й ухвалили рішення про перехід від московськоїцеркви до лав <text:a xlink:type="simple" xlink:href="https://www.ukrinform.ua/tag-pravoslavna-cerkva-ukraini" text:style-name="Internet_20_link" text:visited-style-name="Visited_20_Internet_20_Link">
 </text:a>
 .Це була остання московська церква в місті. На території громади залишається щекілька парафій. Найбільша - в Лебедині. Там є церква й монастир. Однак обидвігромади теж збираються приєднатися до лав Православної церкви Українинайближчим часом", - сказав кореспонденту Укрінформу голова Шполянськоїгромади Олег Кошовий.</text:p>
      <text:p text:style-name="P4">
За словами Кошового на сьогодні 14 релігійних громад Шполянщини вжепредставляють ПЦУ.</text:p>
      <text:p text:style-name="P4">
<text:span text:style-name="T4">
Читайте також:</text:span>
 <text:a xlink:type="simple" xlink:href="https://www.ukrinform.ua/rubric-regions/3706608-na-zitomirsini-se-odna-parafia-moskovskogo-patriarhatu-priednalasa-do-pcu.html" text:style-name="Internet_20_link" text:visited-style-name="Visited_20_Internet_20_Link">
 </text:a>
</text:p>
      <text:p text:style-name="P4">
Як повідомляв Укрінформ, напередодні депутати Шполянської міської радизвернулися до Верховної Ради з проханням пришвидшити розгляд законопроекту №8371 «Про внесення змін до деяких законів України щодо діяльності в Українірелігійних організацій», що дасть можливість збудувати єдину православнунезалежну українську церкву.</text:p>
      <text:p text:style-name="P4">
<text:span text:style-name="T5">
Фото: Суспільне Черкаси</text:span>
</text:p>
      <text:p text:style-name="P4">
Source: <text:a xlink:type="simple" xlink:href="https://www.ukrinform.ua/rubric-regions/3707849-gromada-cerkvi-u-spoli-na-cerkasini-perejsla-z-moskovskogo-patriarhatu-do-pcu.html" text:style-name="Internet_20_link" text:visited-style-name="Visited_20_Internet_20_Link">
https://www.ukrinform.ua/rubric-regions/3707849-gromada-cerkvi-u-spoli-na-cerkasini-perejsla-z-moskovskogo-patriarhatu-do-pcu.html</text:a>
</text:p>
      <!--NEWS-->
      <text:h text:style-name="P10" text:outline-level="1">
<text:span text:style-name="T4">
Ваншельбойм вийшов до чвертьфіналу 25-тисячника у Швеції</text:span>
</text:h>
      <text:p text:style-name="P4">
Authors: Ukrinform (Person)</text:p>
      <text:p text:style-name="P4">
Publisher: Укринформ (Organization)</text:p>
      <text:p text:style-name="P4">
Published Time: 2023-05-11T16:43:01+03:00</text:p>
      <text:p text:style-name="P4">
Modified Time: 2023-05-11T16:43:01+03:00</text:p>
      <text:p text:style-name="P4">
Description: Українець обіграв господаря змагань Джонатана Мрідху. — Укрінформ.</text:p>
      <text:p text:style-name="P4">
Images: ["<text:a xlink:type="simple" xlink:href="https://static.ukrinform.com/photos/2023_05/thumb_files/630_360_1683812541-765.jpg" text:style-name="Internet_20_link" text:visited-style-name="Visited_20_Internet_20_Link">
630_360_16838...</text:a>
"]</text:p>
      <text:p text:style-name="P4">
Tags: ['Теніс']</text:p>
      <text:p text:style-name="P4">
Type: Article</text:p>
      <!--METADATA-->
      <text:p text:style-name="P4">
<draw:frame draw:style-name="fr1" draw:name="Image132" text:anchor-type="as-char" svg:width="6.9236in" svg:height="3.956343in" draw:z-index="0">
<draw:image xlink:href="../Images/yкринформ/2023-05-11T16-43-01-03-00/630_360_1683812541-765.jpg" xlink:type="simple" xlink:show="embed" xlink:actuate="onLoad" draw:mime-type="image/jpeg"/>
</draw:frame>
 Українецьобіграв господаря змагань Джонатана Мрідху.</text:p>
      <text:p text:style-name="P4">
Український тенісист Ерік Ваншельбойм (АТР 453) вийшов до чвертьфіналуґрунтового турніру серії ITF M25 у Варнамо (Швеція), передає Укрінформ.</text:p>
      <text:p text:style-name="P4">
У 1/8 фіналу змагань українець у двох сетах обіграв Джонатана Мрідху (Швеція,ATP 796) – 6:2, 6:4.</text:p>
      <text:p text:style-name="P4">
Українець є сьомим сіяним на цьому 25-тисячнику.</text:p>
      <text:p text:style-name="P4">
У чвертьфіналі шведських змагань Ваншельбойм зіграє з Андреа Гола з Італії.</text:p>
      <text:p text:style-name="P4">
<text:span text:style-name="T4">
Читайте також:</text:span>
 <text:a xlink:type="simple" xlink:href="https://www.ukrinform.ua/rubric-sports/3706959-kalinina-rozpocne-turnir-wta-v-italii-protistoannam-iz-rosiankou.html" text:style-name="Internet_20_link" text:visited-style-name="Visited_20_Internet_20_Link">
 <text:span text:style-name="T4">
Калініна</text:span>
 </text:a>
</text:p>
      <text:p text:style-name="P4">
Як повідомляв Укрінформ, українська тенісистка Калініна грає з росіянкоюБлінковою у другому колі турніру WTA 1000 в Римі, триває перший сет.</text:p>
      <text:p text:style-name="P4">
Фото: btu.org.ua</text:p>
      <text:p text:style-name="P4">
Source: <text:a xlink:type="simple" xlink:href="https://www.ukrinform.ua/rubric-sports/3707850-vanselbojm-vijsov-do-cvertfinalu-25tisacnika-u-svecii.html" text:style-name="Internet_20_link" text:visited-style-name="Visited_20_Internet_20_Link">
https://www.ukrinform.ua/rubric-sports/3707850-vanselbojm-vijsov-do-cvertfinalu-25tisacnika-u-svecii.html</text:a>
</text:p>
      <!--NEWS-->
      <text:h text:style-name="P10" text:outline-level="1">
<text:span text:style-name="T4">
На Херсонщині встановили 65 вуличних укриттів, ще понад 50 облаштують до кінця червня</text:span>
</text:h>
      <text:p text:style-name="P4">
Authors: Ukrinform (Person)</text:p>
      <text:p text:style-name="P4">
Publisher: Укринформ (Organization)</text:p>
      <text:p text:style-name="P4">
Published Time: 2023-05-11T16:45:36+03:00</text:p>
      <text:p text:style-name="P4">
Modified Time: 2023-05-11T16:45:36+03:00</text:p>
      <text:p text:style-name="P4">
Description: На звільненій території Херсонщини встановили 65 вуличних укриттів, ще 51 планують облаштувати до кінця червня.  — Укрінформ.</text:p>
      <text:p text:style-name="P4">
Images: ["<text:a xlink:type="simple" xlink:href="https://static.ukrinform.com/photos/2022_06/thumb_files/630_360_1655545558-391.jpg" text:style-name="Internet_20_link" text:visited-style-name="Visited_20_Internet_20_Link">
630_360_16555...</text:a>
"]</text:p>
      <text:p text:style-name="P4">
Tags: ['Херсонщина', 'Укриття', 'Війна з росією']</text:p>
      <text:p text:style-name="P4">
Type: Article</text:p>
      <!--METADATA-->
      <text:p text:style-name="P4">
<draw:frame draw:style-name="fr1" draw:name="Image133" text:anchor-type="as-char" svg:width="6.9236in" svg:height="3.956343in" draw:z-index="0">
<draw:image xlink:href="../Images/yкринформ/2023-05-11T16-45-36-03-00/630_360_1655545558-391.jpg" xlink:type="simple" xlink:show="embed" xlink:actuate="onLoad" draw:mime-type="image/jpeg"/>
</draw:frame>
 Назвільненій території Херсонщини встановили 65 вуличних укриттів, ще 51планують облаштувати до кінця червня.</text:p>
      <text:p text:style-name="P4">
Як передає Укрінформ, про це повідомляє <text:a xlink:type="simple" xlink:href="https://t.me/khersonskaODA/5766" text:style-name="Internet_20_link" text:visited-style-name="Visited_20_Internet_20_Link">
 </text:a>
 .</text:p>
      <text:p text:style-name="P4">
«У місцях масового скупчення людей встановлюють вуличні укриття. На сьогодніна Херсонщині є 65 таких укриттів, ще 51 – планується облаштувати до кінцячервня», - йдеться у повідомленні.</text:p>
      <text:p text:style-name="P4">
Як повідомляв Укрінформ, у Херсоні встановили ще п'ять вуличних протиуламковихукриттів, два з них отримали від благодійного фонду.</text:p>
      <text:p text:style-name="P4">
<text:span text:style-name="T4">
Читайте також:</text:span>
 <text:a xlink:type="simple" xlink:href="https://www.ukrinform.ua/rubric-regions/3707700-u-hersoni-vstanovili-se-pat-vulicnih-ukrittiv.html" text:style-name="Internet_20_link" text:visited-style-name="Visited_20_Internet_20_Link">
 <text:span text:style-name="T4">
укритт</text:span>
 </text:a>
</text:p>
      <text:p text:style-name="P4">
У центрі Берислава встановили мобільне бетонне укриття.</text:p>
      <text:p text:style-name="P4">
За інформацією ОВА, обласна влада разом з районними та міськимиадміністраціями визначили мінімальну потребу у вуличних укриттях, якастановить 158 одиниць. Як пояснили в ОВА, це першочергова потреба длянаселених пунктів уздовж Дніпра, в тому числі Херсона.</text:p>
      <text:p text:style-name="P4">
Source: <text:a xlink:type="simple" xlink:href="https://www.ukrinform.ua/rubric-regions/3707851-na-hersonsini-vstanovili-65-vulicnih-ukrittiv-se-ponad-50-oblastuut-do-kinca-cervna.html" text:style-name="Internet_20_link" text:visited-style-name="Visited_20_Internet_20_Link">
https://www.ukrinform.ua/rubric-regions/3707851-na-hersonsini-vstanovili-65-vulicnih-ukrittiv-se-ponad-50-oblastuut-do-kinca-cervna.html</text:a>
</text:p>
      <!--NEWS-->
      <text:h text:style-name="P10" text:outline-level="1">
<text:span text:style-name="T4">
У Києві відкриють українсько-білоруський хаб</text:span>
</text:h>
      <text:p text:style-name="P4">
Authors: Ukrinform (Person)</text:p>
      <text:p text:style-name="P4">
Publisher: Укринформ (Organization)</text:p>
      <text:p text:style-name="P4">
Published Time: 2023-05-11T16:46:41+03:00</text:p>
      <text:p text:style-name="P4">
Modified Time: 2023-05-11T16:46:41+03:00</text:p>
      <text:p text:style-name="P4">
Description: Громадська організація «Сустрэча. Воля до справедливості» відкриває у Києві українсько-білоруський хаб. — Укрінформ.</text:p>
      <text:p text:style-name="P4">
Images: ["<text:a xlink:type="simple" xlink:href="https://static.ukrinform.com/photos/2023_05/thumb_files/630_360_1683812668-103.jpg" text:style-name="Internet_20_link" text:visited-style-name="Visited_20_Internet_20_Link">
630_360_16838...</text:a>
", "<text:a xlink:type="simple" xlink:href="https://static.ukrinform.com/photos/2023_05/1683812667-360.jpg" text:style-name="Internet_20_link" text:visited-style-name="Visited_20_Internet_20_Link">
1683812667-36...</text:a>
", "<text:a xlink:type="simple" xlink:href="https://static.ukrinform.com/photos/2023_05/1683812725-305.jpg" text:style-name="Internet_20_link" text:visited-style-name="Visited_20_Internet_20_Link">
1683812725-30...</text:a>
"]</text:p>
      <text:p text:style-name="P4">
Tags: ['білорусь', 'Волонтери', 'ЗСУ']</text:p>
      <text:p text:style-name="P4">
Type: Article</text:p>
      <!--METADATA-->
      <text:p text:style-name="P4">
<draw:frame draw:style-name="fr1" draw:name="Image134" text:anchor-type="as-char" svg:width="6.9236in" svg:height="3.956343in" draw:z-index="0">
<draw:image xlink:href="../Images/yкринформ/2023-05-11T16-46-41-03-00/630_360_1683812668-103.jpg" xlink:type="simple" xlink:show="embed" xlink:actuate="onLoad" draw:mime-type="image/jpeg"/>
</draw:frame>
 Громадськаорганізація «Сустрэча. Воля до справедливості» відкриває у Києві українсько-білоруський хаб.</text:p>
      <text:p text:style-name="P4">
Про це заявив керівник ГО «Агенція розвитку демократії та інформаційнихсвобод», головний редактор сайту «Матриця свободи» Юрій Федоренко під часпресконференції в Укрінформі.</text:p>
      <text:p text:style-name="P4">
Метою хабу, який буде знаходитися на вул. Єреванській, 30 в Києві, єформування централізованої платформи для спільного діалогу, взаємодопомоги таволонтерського руху білорусів в Україні. Пріоритетним завданням хабу єдопомога ЗСУ та білоруським добровольцям на фронті.</text:p>
      <text:p text:style-name="P4">
<text:span text:style-name="T4">
Читайте також:</text:span>
 <text:a xlink:type="simple" xlink:href="https://www.ukrinform.ua/rubric-world/3706055-u-biloruskij-kolonii-pomer-bloger-zasudzenij-cerez-karikaturu-na-lukasenka.html" text:style-name="Internet_20_link" text:visited-style-name="Visited_20_Internet_20_Link">
 <text:span text:style-name="T4">
білорус</text:span>
 </text:a>
</text:p>
      <text:p text:style-name="P4">
«У нас синергія мала з’явитися не вчора, не позавчора. Їй, принаймні, вже рік.І лише зараз ми дійшли до формалізації наших взаємин і поєднання зусиль длябільш якісної взаємодії. У нашого хабу буде декілька ключових напрямківдіяльності», - сказав Федоренко.</text:p>
      <text:p text:style-name="P4">
<draw:frame draw:style-name="fr1" draw:name="Image135" text:anchor-type="as-char" svg:width="6.9236in" svg:height="4.615733in" draw:z-index="0">
<draw:image xlink:href="../Images/yкринформ/2023-05-11T16-46-41-03-00/1683812667-360.jpg" xlink:type="simple" xlink:show="embed" xlink:actuate="onLoad" draw:mime-type="image/jpeg"/>
</draw:frame>
</text:p>
      <text:p text:style-name="P4">
Він поінформував, що, крім того, хаб сфокусується на юридичній допомозі, тобтонапрацюванню дорожніх карт у розв'язанні ключових проблем білорусів в Україні,та на допомозі білоруським дітям із самоідентифікацією та тому, щоб їх почулив інформаційному просторі.</text:p>
      <text:p text:style-name="P4">
«Для чого ми ці певні зусилля робимо – для того, щоб, з одного боку,допомагати сімʼям наших воїнів, білоруських, дітям і так далі, щобволонтерський рух у тому числі популяризувався. З іншого боку, в нас існуєвеличезна проблема в комунікації між українцями і білорусами. Українці… проних мало чого знають», - відзначив зі свого боку радник Асоціації містУкраїни, радник Української асоціації районних та обласних рад Іван Фурсенко.</text:p>
      <text:p text:style-name="P4">
<draw:frame draw:style-name="fr1" draw:name="Image136" text:anchor-type="as-char" svg:width="6.9236in" svg:height="4.615733in" draw:z-index="0">
<draw:image xlink:href="../Images/yкринформ/2023-05-11T16-46-41-03-00/1683812725-305.jpg" xlink:type="simple" xlink:show="embed" xlink:actuate="onLoad" draw:mime-type="image/jpeg"/>
</draw:frame>
</text:p>
      <text:p text:style-name="P4">
Також хаб допомагатиме в екстрених ситуаціях, із реалізацією спільнихініціатив (взаємодія з органами державної влади, допомога в складаннігрантових заявок як реалізатора проєкту) та аналізу цінності проєктів дляотримання грантів.</text:p>
      <text:p text:style-name="P4">
Source: <text:a xlink:type="simple" xlink:href="https://www.ukrinform.ua/rubric-kyiv/3707852-u-kievi-vidkriut-ukrainskobiloruskij-hab.html" text:style-name="Internet_20_link" text:visited-style-name="Visited_20_Internet_20_Link">
https://www.ukrinform.ua/rubric-kyiv/3707852-u-kievi-vidkriut-ukrainskobiloruskij-hab.html</text:a>
</text:p>
      <!--NEWS-->
      <text:h text:style-name="P10" text:outline-level="1">
<text:span text:style-name="T4">
У Стамбулі не домовилися про продовження «зернової угоди», переговори триватимуть</text:span>
</text:h>
      <text:p text:style-name="P4">
Authors: Ukrinform (Person)</text:p>
      <text:p text:style-name="P4">
Publisher: Укринформ (Organization)</text:p>
      <text:p text:style-name="P4">
Published Time: 2023-05-11T16:48:00+03:00</text:p>
      <text:p text:style-name="P4">
Modified Time: 2023-05-11T16:48:00+03:00</text:p>
      <text:p text:style-name="P4">
Description: У Стамбулі завершилися дводенні переговори по Чорноморській зерновій ініціативі на рівні заступників міністрів оборони, було домовлено про продовження переговорів у цьому ж форматі найближчим часом, а також про повернення суден та екіпажів, які вимушено залишилися в Україні. — Укрінформ.</text:p>
      <text:p text:style-name="P4">
Images: ["<text:a xlink:type="simple" xlink:href="https://static.ukrinform.com/photos/2023_05/thumb_files/630_360_1683812884-521.jpg" text:style-name="Internet_20_link" text:visited-style-name="Visited_20_Internet_20_Link">
630_360_16838...</text:a>
"]</text:p>
      <text:p text:style-name="P4">
Tags: ['Переговори', 'Зерно', 'Туреччина']</text:p>
      <text:p text:style-name="P4">
Type: Article</text:p>
      <!--METADATA-->
      <text:p text:style-name="P4">
<draw:frame draw:style-name="fr1" draw:name="Image137" text:anchor-type="as-char" svg:width="6.9236in" svg:height="3.956343in" draw:z-index="0">
<draw:image xlink:href="../Images/yкринформ/2023-05-11T16-48-00-03-00/630_360_1683812884-521.jpg" xlink:type="simple" xlink:show="embed" xlink:actuate="onLoad" draw:mime-type="image/jpeg"/>
</draw:frame>
 У Стамбулізавершилися дводенні переговори по Чорноморській зерновій ініціативі на рівнізаступників міністрів оборони, було домовлено про продовження переговорів уцьому ж форматі найближчим часом, а також про повернення суден та екіпажів,які вимушено залишилися в Україні.</text:p>
      <text:p text:style-name="P4">
Про це повідомляє Укрінформ із посиланням на заяву <text:a xlink:type="simple" xlink:href="https://www.msb.gov.tr/SlaytHaber/9c28546eadad43eb9eb599aa031517fc" text:style-name="Internet_20_link" text:visited-style-name="Visited_20_Internet_20_Link">
</text:a>
</text:p>
      <text:p text:style-name="P4">
«Сторони домовилися продовжити на технічному рівні у чотиристоронньому форматізусилля, майданчик для яких надає <text:a xlink:type="simple" xlink:href="https://www.ukrinform.ua/tag-tureccina" text:style-name="Internet_20_link" text:visited-style-name="Visited_20_Internet_20_Link">
 </text:a>
, для забезпечення ефективної роботи Зернової ініціативи в найближчий період”,- повідомили в міністерстві.</text:p>
      <text:p text:style-name="P4">
Зазначається, що проведені протягом двох днів були корисними та відзначалисяконструктивними підходами сторін.</text:p>
      <text:p text:style-name="P4">
«Сторонами продемонстровано позитивний підхід щодо координації поверненнянаших торговельних суден та їхніх екіпажів, які залишилися в українськихпортах через конфліктні умови, до планування та проведення евакуації», -йдеться в заяві міністерства.</text:p>
      <text:p text:style-name="P4">
Також було домовлено, що ця операція стане зразком для евакуації суден іншихкраїн, які залишилися в українських портах, і будуть підтримані дії в цьомунапрямку, що проводитимуться найближчим часом.</text:p>
      <text:p text:style-name="P4">
<text:span text:style-name="T4">
Читайте також:</text:span>
 <text:a xlink:type="simple" xlink:href="https://www.ukrinform.ua/rubric-economy/3707476-derzdep-zaaviv-pro-terminovu-neobhidnist-prodovziti-cornomorsku-zernovu-ugodu.html" text:style-name="Internet_20_link" text:visited-style-name="Visited_20_Internet_20_Link">
 <text:span text:style-name="T4">
зерно</text:span>
 </text:a>
</text:p>
      <text:p text:style-name="P4">
У документі наголошується на значенні Чорноморської зернової ініціативи щодостабілізації цін на продовольство в усьому світі та її важливе значення зточки зору світової для продовольства та безпеки.</text:p>
      <text:p text:style-name="P4">
Віцепрем’єр-міністр з відновлення – міністр розвитку громад, територій таінфраструктури Олександр Кубраков у Фейсбуці <text:a xlink:type="simple" xlink:href="https://www.facebook.com/oleksandr.kubrakov/posts/pfbid02w9vQ9RMn66KMZEsFUqvfKeU1DpFvK21bX331yeCLkUhoqYapEZg4jNjtCEVcgvCAl" text:style-name="Internet_20_link" text:visited-style-name="Visited_20_Internet_20_Link">
</text:a>
, що українська делегація в чергове під час перемовин зазначила, що "зерноваініціатива" має бути продовжена на більший термін та розширена. Це дастьпрогнозованість та впевненість як світовому, так і українським ринкам.</text:p>
      <text:p text:style-name="P4">
«Але для цього потрібно відновити реєстрацію вхідного флоту та проведенняінспекцій без штучних затримок та відповідно до процедур Спільногокоординаційного центру (СКЦ)», - переконаний очільник Міністерствавідновлення.</text:p>
      <text:p text:style-name="P4">
Як повідомляв Укрінформ, 10-11 травня в Стамбулі <text:a xlink:type="simple" xlink:href="https://www.ukrinform.ua/rubric-economy/3707496-u-stambuli-zaversilasa-zustric-sodo-zernovoi-ugodi.html" text:style-name="Internet_20_link" text:visited-style-name="Visited_20_Internet_20_Link">
</text:a>
 <text:a xlink:type="simple" xlink:href="https://www.ukrinform.ua/rubric-economy/3707496-u-stambuli-zaversilasa-zustric-sodo-zernovoi-ugodi.html" text:style-name="Internet_20_link" text:visited-style-name="Visited_20_Internet_20_Link">
 </text:a>
 <text:a xlink:type="simple" xlink:href="https://www.ukrinform.ua/rubric-economy/3707496-u-stambuli-zaversilasa-zustric-sodo-zernovoi-ugodi.html" text:style-name="Internet_20_link" text:visited-style-name="Visited_20_Internet_20_Link">
</text:a>
 на рівні заступників міністрів оборониТуреччини, України, росії та представників ООН. Учора міністр закордоннихсправ Туреччини Мевлют Чавушоглу заявив про те, що дія угоди про “зерновийкоридор” у Чорному морі <text:a xlink:type="simple" xlink:href="https://www.ukrinform.ua/rubric-economy/3707506-cornomorska-zernova-ugoda-moze-buti-prodovzena-sonajmense-na-dva-misaci-cavusoglu.html" text:style-name="Internet_20_link" text:visited-style-name="Visited_20_Internet_20_Link">
 </text:a>
 <text:a xlink:type="simple" xlink:href="https://www.ukrinform.ua/rubric-economy/3707506-cornomorska-zernova-ugoda-moze-buti-prodovzena-sonajmense-na-dva-misaci-cavusoglu.html" text:style-name="Internet_20_link" text:visited-style-name="Visited_20_Internet_20_Link">
 </text:a>
 ще щонайменше на два місяці.</text:p>
      <text:p text:style-name="P4">
<text:span text:style-name="T5">
Фото: Міністерство національної оборони Туреччини</text:span>
</text:p>
      <text:p text:style-name="P4">
Source: <text:a xlink:type="simple" xlink:href="https://www.ukrinform.ua/rubric-economy/3707855-u-stambuli-zaversilisa-peregovori-sodo-zernovogo-koridoru.html" text:style-name="Internet_20_link" text:visited-style-name="Visited_20_Internet_20_Link">
https://www.ukrinform.ua/rubric-economy/3707855-u-stambuli-zaversilisa-peregovori-sodo-zernovogo-koridoru.html</text:a>
</text:p>
      <!--NEWS-->
      <text:h text:style-name="P10" text:outline-level="1">
<text:span text:style-name="T4">
Головний тренер польського «Ракува» Марек Папшун може стати новим головним тренером київського «Динамо» - ЗМІ</text:span>
</text:h>
      <text:p text:style-name="P4">
Authors: Ukrinform (Person)</text:p>
      <text:p text:style-name="P4">
Publisher: Укринформ (Organization)</text:p>
      <text:p text:style-name="P4">
Published Time: 2023-05-11T16:48:21+03:00</text:p>
      <text:p text:style-name="P4">
Modified Time: 2023-05-11T16:48:21+03:00</text:p>
      <text:p text:style-name="P4">
Description: Під його керівництвом «Ракув» вперше став чемпіоном Польщі. — Укрінформ.</text:p>
      <text:p text:style-name="P4">
Images: ["<text:a xlink:type="simple" xlink:href="https://static.ukrinform.com/photos/2023_05/thumb_files/630_360_1683812808-722.jpg" text:style-name="Internet_20_link" text:visited-style-name="Visited_20_Internet_20_Link">
630_360_16838...</text:a>
"]</text:p>
      <text:p text:style-name="P4">
Tags: ['Динамо', 'Футбол']</text:p>
      <text:p text:style-name="P4">
Type: Article</text:p>
      <!--METADATA-->
      <text:p text:style-name="P4">
<draw:frame draw:style-name="fr1" draw:name="Image138" text:anchor-type="as-char" svg:width="6.9236in" svg:height="3.956343in" draw:z-index="0">
<draw:image xlink:href="../Images/yкринформ/2023-05-11T16-48-21-03-00/630_360_1683812808-722.jpg" xlink:type="simple" xlink:show="embed" xlink:actuate="onLoad" draw:mime-type="image/jpeg"/>
</draw:frame>
 Під йогокерівництвом «Ракув» вперше став чемпіоном Польщі.</text:p>
      <text:p text:style-name="P4">
Марек Папшун потрапив до сфери інтересів київського «Динамо», <text:a xlink:type="simple" xlink:href="https://dynamo.kiev.ua/news/473207-glavnyij-trener-rakuva-popal-v-sferu-interesov-kievskogo-dinamo" text:style-name="Internet_20_link" text:visited-style-name="Visited_20_Internet_20_Link">
</text:a>
 Dynamo.kiev.ua, передає Укрінформ.</text:p>
      <text:p text:style-name="P4">
Поки не йдеться про переговори чи офіційні пропозиції. Відомо, що 48-річнийфахівець не має наміру продовжувати свій контракт із «Ракувом», який діє докінця нинішнього сезону.</text:p>
      <text:p text:style-name="P4">
Під керівництвом Папшуна «Ракув» достроково став чемпіоном Польщі всезоні-2022/23. Це дебютне чемпіонство для клубу із Ченстохови. В складі«Ракува» виступає український півзахисник Владислав Кочергін. На його рахунку— 42 матчі у всіх турнірах, у яких хавбек відзначився 10 голами та двомаасистами.</text:p>
      <text:p text:style-name="P4">
<text:span text:style-name="T4">
Читайте також:</text:span>
 <text:a xlink:type="simple" xlink:href="https://www.ukrinform.ua/rubric-sports/3703368-lucesku-pisla-perenesenoi-operacii-moze-zaversiti-kareru-trenera-zmi.html" text:style-name="Internet_20_link" text:visited-style-name="Visited_20_Internet_20_Link">
 <text:span text:style-name="T4">
Луческу</text:span>
 </text:a>
</text:p>
      <text:p text:style-name="P4">
Як повідомляв Укрінформ, головному тренеру Динамо Мірчі Луческу провелихірургічне втручання на лівому стегні. Луческу чекає тривалий процесреабілітації після операції. Виконувачем обов’язків головного тренера на часлікарняного Луческу став Олександр Шовковський.</text:p>
      <text:p text:style-name="P4">
Фото: Getty Image</text:p>
      <text:p text:style-name="P4">
Source: <text:a xlink:type="simple" xlink:href="https://www.ukrinform.ua/rubric-sports/3707854-golovnij-trener-polskogo-rakuva-marek-papsun-moze-stati-novim-golovnim-trenerom-kiivskogo-dinamo-zmi.html" text:style-name="Internet_20_link" text:visited-style-name="Visited_20_Internet_20_Link">
https://www.ukrinform.ua/rubric-sports/3707854-golovnij-trener-polskogo-rakuva-marek-papsun-moze-stati-novim-golovnim-trenerom-kiivskogo-dinamo-zmi.html</text:a>
</text:p>
      <!--NEWS-->
      <text:h text:style-name="P10" text:outline-level="1">
<text:span text:style-name="T4">
У Вінниці затвердили містобудівну документацію пам'ятника загиблим від ракетного удару рф</text:span>
</text:h>
      <text:p text:style-name="P4">
Authors: Ukrinform (Person)</text:p>
      <text:p text:style-name="P4">
Publisher: Укринформ (Organization)</text:p>
      <text:p text:style-name="P4">
Published Time: 2023-05-11T16:50:16+03:00</text:p>
      <text:p text:style-name="P4">
Modified Time: 2023-05-11T16:50:16+03:00</text:p>
      <text:p text:style-name="P4">
Description: У Вінниці затвердили містобудівну документацію щодо пам'ятного знаку загиблим унаслідок ракетного обстрілу 14 липня 2022 року. — Укрінформ.</text:p>
      <text:p text:style-name="P4">
Images: ["<text:a xlink:type="simple" xlink:href="https://static.ukrinform.com/photos/2023_05/thumb_files/630_360_1683812863-432.jpg" text:style-name="Internet_20_link" text:visited-style-name="Visited_20_Internet_20_Link">
630_360_16838...</text:a>
"]</text:p>
      <text:p text:style-name="P4">
Tags: ["Пам'ятник", 'Вінниця', 'Війна з росією']</text:p>
      <text:p text:style-name="P4">
Type: Article</text:p>
      <!--METADATA-->
      <text:p text:style-name="P4">
<draw:frame draw:style-name="fr1" draw:name="Image139" text:anchor-type="as-char" svg:width="6.9236in" svg:height="3.956343in" draw:z-index="0">
<draw:image xlink:href="../Images/yкринформ/2023-05-11T16-50-16-03-00/630_360_1683812863-432.jpg" xlink:type="simple" xlink:show="embed" xlink:actuate="onLoad" draw:mime-type="image/jpeg"/>
</draw:frame>
 У Вінницізатвердили містобудівну документацію щодо пам'ятного знаку загиблим унаслідокракетного обстрілу 14 липня 2022 року.</text:p>
      <text:p text:style-name="P4">
Про це у <text:a xlink:type="simple" xlink:href="https://t.me/morgunovofficial/3593" text:style-name="Internet_20_link" text:visited-style-name="Visited_20_Internet_20_Link">
 </text:a>
 повідомив міський головаВінниці Сергій Моргунов, передає Укрінформ.</text:p>
      <text:p text:style-name="P4">
«Сьогодні виконком міської ради затвердив містобудівну документацію, якадозволяє встановити на площі Перемоги пам’ятний знак загиблим в теракті 14липня 2022 року», - написав Моргунов.</text:p>
      <text:p text:style-name="P4">
<text:span text:style-name="T4">
Читайте також:</text:span>
 <text:a xlink:type="simple" xlink:href="https://www.ukrinform.ua/rubric-kyiv/3707323-busti-ukrainskih-diaciv-na-stancii-universitet-u-zastosunku-kiiv-cifrovij-pocali-opituvanna.html" text:style-name="Internet_20_link" text:visited-style-name="Visited_20_Internet_20_Link">
 </text:a>
</text:p>
      <text:p text:style-name="P4">
За його словами, йдеться про детальний план території, обмеженої вулицямиЗамостянська, Острозького, Володимира Винниченка, Івана Бевза, проспектомКоцюбинського в м. Вінниці, який підтримали вінничани на громадськихслуханнях.</text:p>
      <text:p text:style-name="P4">
Ескізний проєкт скверу у пам'ять про загиблих внаслідок російськихтерористичних ракетних ударів біля Будинку офіцерів, що на Площі Перемоги,містянам представили у березні. У ньому й планують розмістити пам'ятний знак.</text:p>
      <text:p text:style-name="P4">
<text:span text:style-name="T4">
Читайте також:</text:span>
 <text:a xlink:type="simple" xlink:href="https://www.ukrinform.ua/rubric-regions/3702104-na-prikarpatti-demontuvali-pamatnik-so-geroizuvav-cervonu-armiu.html" text:style-name="Internet_20_link" text:visited-style-name="Visited_20_Internet_20_Link">
 <text:span text:style-name="T4">
пам</text:span>
 <text:span text:style-name="T4">
ятник</text:span>
 </text:a>
</text:p>
      <text:p text:style-name="P4">
Як повідомлялось, 14 липня 2022 року ворог обстріляв місто ракетами «Калібр».Вони влучили у будівлю Будинку офіцерів, ущент її зруйнувавши. Серйознопостраждали довколишні будівлі - будинок побуту «Ювілейний», згоріла приватнаклініка, пошкоджено будівлю РАЦСу. Ушкоджень зазнали близько 50 житловихбудинків. Загинули 29 людей, у тому числі діти, ще понад 200 отрималипоранення.</text:p>
      <text:p text:style-name="P4">
Фото: Вінницька міська рада</text:p>
      <text:p text:style-name="P4">
Source: <text:a xlink:type="simple" xlink:href="https://www.ukrinform.ua/rubric-regions/3707858-u-vinnici-zatverdili-mistobudivnu-dokumentaciu-pamatnika-zagiblim-vid-raketnogo-udaru-rf.html" text:style-name="Internet_20_link" text:visited-style-name="Visited_20_Internet_20_Link">
https://www.ukrinform.ua/rubric-regions/3707858-u-vinnici-zatverdili-mistobudivnu-dokumentaciu-pamatnika-zagiblim-vid-raketnogo-udaru-rf.html</text:a>
</text:p>
      <!--NEWS-->
      <text:h text:style-name="P10" text:outline-level="1">
<text:span text:style-name="T4">
На Бахмутському напрямку за добу ліквідували 165 загарбників, поранили понад 200</text:span>
</text:h>
      <text:p text:style-name="P4">
Authors: Ukrinform (Person)</text:p>
      <text:p text:style-name="P4">
Publisher: Укринформ (Organization)</text:p>
      <text:p text:style-name="P4">
Published Time: 2023-05-11T16:57:00+03:00</text:p>
      <text:p text:style-name="P4">
Modified Time: 2023-05-11T16:57:00+03:00</text:p>
      <text:p text:style-name="P4">
Description: Упродовж минулої доби на Бахмутському напрямку відбулося 15 боєзіткнень з російськими військами, Сили оборони знищили 165 та поранили 216 загарбників. — Укрінформ.</text:p>
      <text:p text:style-name="P4">
Images: ["<text:a xlink:type="simple" xlink:href="https://static.ukrinform.com/photos/2023_04/thumb_files/630_360_1681489070-713.jpg" text:style-name="Internet_20_link" text:visited-style-name="Visited_20_Internet_20_Link">
630_360_16814...</text:a>
"]</text:p>
      <text:p text:style-name="P4">
Tags: ['Бахмут', 'Обстріл', 'ЗСУ', 'Війна з росією', 'Єдині новини']</text:p>
      <text:p text:style-name="P4">
Type: Article</text:p>
      <!--METADATA-->
      <text:p text:style-name="P4">
<draw:frame draw:style-name="fr1" draw:name="Image140" text:anchor-type="as-char" svg:width="6.9236in" svg:height="3.956343in" draw:z-index="0">
<draw:image xlink:href="../Images/yкринформ/2023-05-11T16-57-00-03-00/630_360_1681489070-713.jpg" xlink:type="simple" xlink:show="embed" xlink:actuate="onLoad" draw:mime-type="image/jpeg"/>
</draw:frame>
 Упродовжминулої доби на Бахмутському напрямку відбулося 15 боєзіткнень з російськимивійськами, Сили оборони знищили 165 та поранили 216 загарбників.</text:p>
      <text:p text:style-name="P4">
Про це в ефірі телемарафону «Єдині новини» повідомив речник Східногоугруповання військ ЗСУ Сергій Череватий, передає кореспондент Укрінформу.</text:p>
      <text:p text:style-name="P4">
«За останню добу ворог здійснив 390 <text:a xlink:type="simple" xlink:href="https://www.ukrinform.ua/tag-obstril" text:style-name="Internet_20_link" text:visited-style-name="Visited_20_Internet_20_Link">
 </text:a>
наших позицій на Бахмутському напрямку. Відбулося 15 боєзіткнень, 9авіаударів. В результаті боєзіткнень 165 окупантів було знищено, 216 поранено,один потрапив у полон», - зазначив речник.</text:p>
      <text:p text:style-name="P4">
За його словами, також знищено 2 російські танки Т-72, бойову машину десанту,2 бронеавтомобілі, пункт управління БпЛА та польовий склад із боєприпасами.</text:p>
      <text:p text:style-name="P4">
При цьому, за оцінкою речника, кількість авіанальотів та боєзіткненьзалишається практично незмінною, водночас ворог втрачає велику кількістьособового складу.</text:p>
      <text:p text:style-name="P4">
<text:span text:style-name="T4">
Читайте також:</text:span>
 <text:a xlink:type="simple" xlink:href="https://www.ukrinform.ua/rubric-other_news/3707661-maemo-castkovij-uspih-bahmut-zdavati-ne-zbiraemosa-danilov.html" text:style-name="Internet_20_link" text:visited-style-name="Visited_20_Internet_20_Link">
 <text:span text:style-name="T4">
Бахмут</text:span>
 </text:a>
</text:p>
      <text:p text:style-name="P4">
Череватий також повідомив, що на Лимансько-Куп'янському напрямку відбулося 470обстрілів, 1 боєзіткнення та 11 авіанальотів. Сили оборони знищили 38окупантів, іще 65 загарбників зазнали поранень. Крім того, знищено 4 БМП,станцію радіоелектронної боротьби «Стриж», 4 російські польові склади збоєприпасами.</text:p>
      <text:p text:style-name="P4">
Як повідомляв Укрінформ, Сили оборони України з 24 лютого 2022 року по 11травня 2023 року <text:a xlink:type="simple" xlink:href="https://www.ukrinform.ua/rubric-ato/3707542-sili-oboroni-znisili-vze-196-920-rosijskih-zagarbnikiv.html" text:style-name="Internet_20_link" text:visited-style-name="Visited_20_Internet_20_Link">
 </text:a>
 .</text:p>
      <text:p text:style-name="P4">
Source: <text:a xlink:type="simple" xlink:href="https://www.ukrinform.ua/rubric-ato/3707859-na-bahmutskomu-napramku-za-dobu-likviduvali-165-zagarbnikiv-poranili-ponad-200-cerevatij.html" text:style-name="Internet_20_link" text:visited-style-name="Visited_20_Internet_20_Link">
https://www.ukrinform.ua/rubric-ato/3707859-na-bahmutskomu-napramku-za-dobu-likviduvali-165-zagarbnikiv-poranili-ponad-200-cerevatij.html</text:a>
</text:p>
      <!--NEWS-->
      <text:h text:style-name="P10" text:outline-level="1">
<text:span text:style-name="T4">
Поліція Київщини проходить тренування щодо відбиття імовірного повторного наступу рф на регіон</text:span>
</text:h>
      <text:p text:style-name="P4">
Authors: Ukrinform (Person)</text:p>
      <text:p text:style-name="P4">
Publisher: Укринформ (Organization)</text:p>
      <text:p text:style-name="P4">
Published Time: 2023-05-11T16:58:32+03:00</text:p>
      <text:p text:style-name="P4">
Modified Time: 2023-05-11T16:58:32+03:00</text:p>
      <text:p text:style-name="P4">
Description: Поліцейські Київської області на систематичній основі проходять тренування із представниками Збройних Сил України та Служби безпеки України щодо відбиття імовірного повторного наступу російської федерації на центральний регіон.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Київщина', 'Війна з росією', 'Андрій Нєбитов']</text:p>
      <text:p text:style-name="P4">
Type: Article</text:p>
      <!--METADATA-->
      <text:p text:style-name="P4">
<draw:frame draw:style-name="fr1" draw:name="Image141" text:anchor-type="as-char" svg:width="6.9236in" svg:height="3.956343in" draw:z-index="0">
<draw:image xlink:href="../Images/yкринформ/2023-05-11T16-58-32-03-00/630_360_1507654552-5163.jpeg" xlink:type="simple" xlink:show="embed" xlink:actuate="onLoad" draw:mime-type="image/jpeg"/>
</draw:frame>
Поліцейські Київської області на систематичній основі проходять тренування ізпредставниками Збройних Сил України та Служби безпеки України щодо відбиттяімовірного повторного наступу російської федерації на центральний регіон.</text:p>
      <text:p text:style-name="P4">
Про це начальник Головного управління Національної поліції в Київській областіАндрій Нєбитов розповів у <text:a xlink:type="simple" xlink:href="https://www.ukrinform.ua/rubric-ato/3707597-andrij-nebitov-nacalnik-golovnogo-upravlinna-nacionalnoi-policii-v-kiivskij-oblasti.html" text:style-name="Internet_20_link" text:visited-style-name="Visited_20_Internet_20_Link">
 </text:a>
 .</text:p>
      <text:p text:style-name="P4">
«На цей час поліцейські центрального регіону несуть службу в Чорнобильськійзоні. Там проведені відповідні фортифікаційні роботи, туди заведені військовіпідрозділи, які у співпраці з поліцією забезпечують охорону державногокордону», – зазначив він.</text:p>
      <text:p text:style-name="P4">
<text:span text:style-name="T4">
Читайте також:</text:span>
 <text:a xlink:type="simple" xlink:href="https://www.ukrinform.ua/rubric-regions/3707833-u-sistemu-bezpecna-kiivsina-vze-integruvali-1885-videokamer-nebitov.html" text:style-name="Internet_20_link" text:visited-style-name="Visited_20_Internet_20_Link">
 <text:span text:style-name="T4">
Нєбитов</text:span>
 </text:a>
</text:p>
      <text:p text:style-name="P4">
Нєбитов підкреслив, що правоохоронці систематично проходять тренування щодовідбиття потенційної повторної наземної атаки з боку росії, які можна поділитиза двома напрямами.</text:p>
      <text:p text:style-name="P4">
«Перший – наш внутрішній. Ми переглянули систему підготовки особового складу.Серед обов’язкових навичок – володіння автоматичною зброєю, ручнимигранатометами, мінно-вибуховою справою, домедичною підготовкою», – уточнивкерівник Головного управління Нацполіції Київщини.</text:p>
      <text:p text:style-name="P4">
Він акцентував, що наразі вся діяльність тренінгового центру, управліннякадрового забезпечення спрямована на те, щоб кожен працівник поліції володівцими навичками.</text:p>
      <text:p text:style-name="P4">
<text:span text:style-name="T4">
Читайте також:</text:span>
 <text:a xlink:type="simple" xlink:href="https://www.ukrinform.ua/rubric-ato/3707696-policia-kiivsini-priznacila-do-gvardii-nastupu-vze-208-osib-nebitov.html" text:style-name="Internet_20_link" text:visited-style-name="Visited_20_Internet_20_Link">
 <text:span text:style-name="T4">
Нєбитов</text:span>
 </text:a>
</text:p>
      <text:p text:style-name="P4">
Другий, за його словами, – тренування у взаємодії із ЗСУ та СБУ.</text:p>
      <text:p text:style-name="P4">
«Зі Службою безпеки України здійснюємо заходи щодо виявлення ДРГ,відпрацювання оперативної інформації про можливі колабораційні та інші дії,спрямовані на підривну діяльність у контексті безпеки країни, деяких осіб», –уточнив Нєбитов.</text:p>
      <text:p text:style-name="P4">
Водночас він додав, що зі Збройними Силами України правоохоронцівідпрацьовують тактику дій поліцейських у разі повторного наступу. Здебільшогойдеться про створення блокпостів, фільтрацію, «зарежимлення» певної території,евакуацію населення.</text:p>
      <text:p text:style-name="P4">
<text:span text:style-name="T4">
Читайте також:</text:span>
 <text:a xlink:type="simple" xlink:href="https://www.ukrinform.ua/rubric-ato/3707656-policia-kiivsini-vidkrila-majze-115-tisaci-sprav-proti-rosijskih-zlocinciv-nebitov.html" text:style-name="Internet_20_link" text:visited-style-name="Visited_20_Internet_20_Link">
 <text:span text:style-name="T4">
Нєбитов</text:span>
 </text:a>
</text:p>
      <text:p text:style-name="P4">
«Ці заняття проходять не тільки теоретично, а ще й постійно відпрацьовуютьсяпрактично. По черзі відпрацьовуються один за іншим райони Київщини. Це даєзмогу підготувати до необхідних дій якомога більше особового складу», –підсумував начальник Головного управління Національної поліції в Київськійобласті.</text:p>
      <text:p text:style-name="P4">
Як повідомляв Укрінформ, Національна поліція встановила 1885 відеокамер,зокрема понад 30 спецкамер відеоспостереження з різноманітними функціями уЧорнобильській зоні, з можливістю зйомки на дуже велику відстань,розпізнавання об’єктів у нічний час.</text:p>
      <text:p text:style-name="P4">
Source: <text:a xlink:type="simple" xlink:href="https://www.ukrinform.ua/rubric-regions/3707860-policia-kiivsini-prohodit-trenuvanna-sodo-vidbitta-imovirnogo-povtornogo-nastupu-rf-na-region.html" text:style-name="Internet_20_link" text:visited-style-name="Visited_20_Internet_20_Link">
https://www.ukrinform.ua/rubric-regions/3707860-policia-kiivsini-prohodit-trenuvanna-sodo-vidbitta-imovirnogo-povtornogo-nastupu-rf-na-region.html</text:a>
</text:p>
      <!--NEWS-->
      <text:h text:style-name="P10" text:outline-level="1">
<text:span text:style-name="T4">
Ліні Костенко пропонують надати звання «Почесний громадянин міста Києва»</text:span>
</text:h>
      <text:p text:style-name="P4">
Authors: Ukrinform (Person)</text:p>
      <text:p text:style-name="P4">
Publisher: Укринформ (Organization)</text:p>
      <text:p text:style-name="P4">
Published Time: 2023-05-11T17:07:39+03:00</text:p>
      <text:p text:style-name="P4">
Modified Time: 2023-05-11T17:07:39+03:00</text:p>
      <text:p text:style-name="P4">
Description: Депутатка Київради Олеся Пинзеник та Герой України Ада Роговцева подали Київському міському голові Віталію Кличку клопотання про присвоєння звання "Почесний громадянин міста Києва" Ліні Костенко. — Укрінформ.</text:p>
      <text:p text:style-name="P4">
Images: ["<text:a xlink:type="simple" xlink:href="https://static.ukrinform.com/photos/2020_03/thumb_files/630_360_1584601556-892.jpg" text:style-name="Internet_20_link" text:visited-style-name="Visited_20_Internet_20_Link">
630_360_15846...</text:a>
", "<text:a xlink:type="simple" xlink:href="https://static.ukrinform.com/photos/2023_05/1683813861-544.jpg" text:style-name="Internet_20_link" text:visited-style-name="Visited_20_Internet_20_Link">
1683813861-54...</text:a>
"]</text:p>
      <text:p text:style-name="P4">
Tags: ['Депутат', 'Ліна Костенко', 'Київ']</text:p>
      <text:p text:style-name="P4">
Type: Article</text:p>
      <!--METADATA-->
      <text:p text:style-name="P4">
<draw:frame draw:style-name="fr1" draw:name="Image142" text:anchor-type="as-char" svg:width="6.9236in" svg:height="3.956343in" draw:z-index="0">
<draw:image xlink:href="../Images/yкринформ/2023-05-11T17-07-39-03-00/630_360_1584601556-892.jpg" xlink:type="simple" xlink:show="embed" xlink:actuate="onLoad" draw:mime-type="image/jpeg"/>
</draw:frame>
 ДепутаткаКиївради Олеся Пинзеник та Герой України Ада Роговцева подали Київськомуміському голові Віталію Кличку клопотання про присвоєння звання "Почеснийгромадянин міста Києва" Ліні Костенко.</text:p>
      <text:p text:style-name="P4">
Про це повідомила <text:a xlink:type="simple" xlink:href="https://kyivcity.gov.ua/news/vidatniy_ukranskiy_pismennitsi_ta_poetesi_lini_kostenko_planuyut_nadati_zvannya_pochesniy_gromadyanin_mista_kiyeva/" text:style-name="Internet_20_link" text:visited-style-name="Visited_20_Internet_20_Link">
</text:a>
, передає Укрінформ.</text:p>
      <text:p text:style-name="P4">
"Депутатка Київської міської ради Олеся Пинзеник спільно з українськоюакторкою театру та кіно, Героєм України Адою Роговцевою подали Київськомуміському голові Віталію Кличку клопотання про присвоєння звання "Почеснийгромадянин міста Києва" видатній українській письменниці та поетесі ЛініВасилівні Костенко", - йдеться в повідомленні.</text:p>
      <text:p text:style-name="P4">
<draw:frame draw:style-name="fr1" draw:name="Image143" text:anchor-type="as-char" svg:width="6.9236in" svg:height="5.41847in" draw:z-index="0">
<draw:image xlink:href="../Images/yкринформ/2023-05-11T17-07-39-03-00/1683813861-544.jpg" xlink:type="simple" xlink:show="embed" xlink:actuate="onLoad" draw:mime-type="image/jpeg"/>
</draw:frame>
</text:p>
      <text:p text:style-name="P4">
Як зазначила Пинзеник, Ліна Василівна була та продовжує бути творчим маякомдекількох поколінь українців.</text:p>
      <text:p text:style-name="P4">
"Ліна Костенко є однією з перших і найяскравіших у плеяді молодих українськихпоетів-шістдесятників. У 1960-х роках письменницю вже читали в Польщі таЧехії, її твори з’являлись друком у багатьох країнах заходу, але повністю таумисно її ігнорували видавництва радянської України за сміливу проукраїнськупозицію. Водночас Ліна Василівна не тільки відстоювала свої переконання, а йзахищала в судах права інших українських письменників", – розповіла депутатка.</text:p>
      <text:p text:style-name="P4">
<text:span text:style-name="T4">
Читайте також:</text:span>
 <text:a xlink:type="simple" xlink:href="https://www.ukrinform.ua/rubric-kyiv/3654984-klicko-vruciv-dzonsonu-vidznaku-pocesnij-gromadanin-kieva.html" text:style-name="Internet_20_link" text:visited-style-name="Visited_20_Internet_20_Link">
 <text:span text:style-name="T4">
Почесний</text:span>
 <text:span text:style-name="T4">
громадянин</text:span>
</text:a>
</text:p>
      <text:p text:style-name="P4">
Вона наголосила, що поетична та прозова творчість Ліни Костенко зміцниланаціональну свідомість багатьох поколінь киян та українців загалом, вонасягнула глибин української та європейської історії та перенизана почуттямсвободи та гідності.</text:p>
      <text:p text:style-name="P4">
"Ліна Костенко зробила великий внесок у розвиток української літератури,зміцнивши тим самим авторитет наших митців на світовій арені на роки вперед.Враховуючи її масштабну громадську та письменницьку діяльність, внесок укультуру України, світу та міста Києва зокрема, вважаю, що ця видатнаукраїнка, жінка-легенда, з якою нам пощастило жити в один час, гіднаприсвоєння звання "Почесний громадянин міста Києва", - підкреслила Пинзеник.</text:p>
      <text:p text:style-name="P4">
Вона зауважила, що найкращим стимулом довіри в український дух танепереможність нашої нації у час війни є визнання та можливість брати завзірець видатних людей, таких як Ліна Костенко.</text:p>
      <text:p text:style-name="P4">
<text:span text:style-name="T4">
Читайте також:</text:span>
 <text:a xlink:type="simple" xlink:href="https://www.ukrinform.ua/rubric-uarazom/3631077-benksi-stav-pocesnim-gromadaninom-irpena.html" text:style-name="Internet_20_link" text:visited-style-name="Visited_20_Internet_20_Link">
 <text:span text:style-name="T4">
почесним</text:span>
 <text:span text:style-name="T4">
громадянин</text:span>
</text:a>
</text:p>
      <text:p text:style-name="P4">
"Вона власним життям щодня доводить важливість неухильності проукраїнськихпереконань для спільної перемоги", – додала депутатка.</text:p>
      <text:p text:style-name="P4">
Як повідомлялося, звання "Почесний громадянин міста Києва" присвоюютьгромадянам, які зробили значний особистий внесок у соціально-економічний такультурний розвиток міста Києва, у справу збагачення національноїнематеріальної спадщини міста.</text:p>
      <text:p text:style-name="P4">
Source: <text:a xlink:type="simple" xlink:href="https://www.ukrinform.ua/rubric-kyiv/3707862-lini-kostenko-proponuut-nadati-zvanna-pocesnij-gromadanin-mista-kieva.html" text:style-name="Internet_20_link" text:visited-style-name="Visited_20_Internet_20_Link">
https://www.ukrinform.ua/rubric-kyiv/3707862-lini-kostenko-proponuut-nadati-zvanna-pocesnij-gromadanin-mista-kieva.html</text:a>
</text:p>
      <!--NEWS-->
      <text:h text:style-name="P10" text:outline-level="1">
<text:span text:style-name="T4">
росіяни вкотре обстріляли прикордоння Сумщини та Чернігівщини - 14 влучань</text:span>
</text:h>
      <text:p text:style-name="P4">
Authors: Ukrinform (Person)</text:p>
      <text:p text:style-name="P4">
Publisher: Укринформ (Organization)</text:p>
      <text:p text:style-name="P4">
Published Time: 2023-05-11T17:09:36+03:00</text:p>
      <text:p text:style-name="P4">
Modified Time: 2023-05-11T17:09:36+03:00</text:p>
      <text:p text:style-name="P4">
Description: російська армія в четвер, 11 травня, завдала чергових ударів по прикордонних територіях Чернігівської та Сумської областей, здійснивши загалом ще 14 влучань. — Укрінформ.</text:p>
      <text:p text:style-name="P4">
Images: ["<text:a xlink:type="simple" xlink:href="https://static.ukrinform.com/photos/2022_04/thumb_files/630_360_1651318370-894.jpg" text:style-name="Internet_20_link" text:visited-style-name="Visited_20_Internet_20_Link">
630_360_16513...</text:a>
"]</text:p>
      <text:p text:style-name="P4">
Tags: ['Обстріл', 'Сумщина', 'Чернігівщина', 'Війна з росією']</text:p>
      <text:p text:style-name="P4">
Type: Article</text:p>
      <!--METADATA-->
      <text:p text:style-name="P4">
<draw:frame draw:style-name="fr1" draw:name="Image144" text:anchor-type="as-char" svg:width="6.9236in" svg:height="3.956343in" draw:z-index="0">
<draw:image xlink:href="../Images/yкринформ/2023-05-11T17-09-36-03-00/630_360_1651318370-894.jpg" xlink:type="simple" xlink:show="embed" xlink:actuate="onLoad" draw:mime-type="image/jpeg"/>
</draw:frame>
 російськаармія в четвер, 11 травня, завдала чергових ударів по прикордонних територіяхЧернігівської та Сумської областей, здійснивши загалом ще 14 влучань.</text:p>
      <text:p text:style-name="P4">
Як передає Укрінформ, про це оперативне командування "Північ" повідомило в <text:a xlink:type="simple" xlink:href="https://t.me/ok_pivnich1/2531" text:style-name="Internet_20_link" text:visited-style-name="Visited_20_Internet_20_Link">
</text:a>
 .</text:p>
      <text:p text:style-name="P4">
Зокрема, з 11:30 до 12:00 в районі села Українське відбулися сім влучань,імовірно, з міномета 120-міліметрового калібру.</text:p>
      <text:p text:style-name="P4">
Близько 12:00 в районі села Галаганівка зафіксовані чотири влучання, імовірно,некерованих авіаційних ракет, випущених росіянами з гелікоптера.</text:p>
      <text:p text:style-name="P4">
З 15:35 до 15:50 в районі селища Зноб-Новгородське загарбники здійснили тривлучання, імовірно, з міномета 120-міліметрового калібру.</text:p>
      <text:p text:style-name="P4">
<text:span text:style-name="T4">
Читайте також:</text:span>
 <text:a xlink:type="simple" xlink:href="https://www.ukrinform.ua/rubric-ato/3707845-rosiani-vdarili-raketami-po-torecku-postrazdali-sestero-civilnih.html" text:style-name="Internet_20_link" text:visited-style-name="Visited_20_Internet_20_Link">
 </text:a>
</text:p>
      <text:p text:style-name="P4">
В усіх випадках інформація про втрати серед місцевого населення чи пошкодженняцивільної інфраструктури не надходила.</text:p>
      <text:p text:style-name="P4">
Як повідомляв Укрінформ, станом на 11:00 11 травня загарбники тричі <text:a xlink:type="simple" xlink:href="https://www.ukrinform.ua/rubric-ato/3707693-vijska-rf-trici-obstrilali-prikordonna-sumsini-ta-cernigivsini.html" text:style-name="Internet_20_link" text:visited-style-name="Visited_20_Internet_20_Link">
</text:a>
 Чернігівської та Сумської областей змінометів і авіації.</text:p>
      <text:p text:style-name="P4">
Source: <text:a xlink:type="simple" xlink:href="https://www.ukrinform.ua/rubric-ato/3707863-rosiani-vkotre-obstrilali-prikordonna-sumsini-ta-cernigivsini-14-vlucan.html" text:style-name="Internet_20_link" text:visited-style-name="Visited_20_Internet_20_Link">
https://www.ukrinform.ua/rubric-ato/3707863-rosiani-vkotre-obstrilali-prikordonna-sumsini-ta-cernigivsini-14-vlucan.html</text:a>
</text:p>
      <!--NEWS-->
      <text:h text:style-name="P10" text:outline-level="1">
<text:span text:style-name="T4">
Загарбники обстріляли з РСЗВ «Торнадо» селище на Харківщині, є поранені</text:span>
</text:h>
      <text:p text:style-name="P4">
Authors: Ukrinform (Person)</text:p>
      <text:p text:style-name="P4">
Publisher: Укринформ (Organization)</text:p>
      <text:p text:style-name="P4">
Published Time: 2023-05-11T17:11:00+03:00</text:p>
      <text:p text:style-name="P4">
Modified Time: 2023-05-11T17:11:00+03:00</text:p>
      <text:p text:style-name="P4">
Description: Війська російської федерації у четвер, 11 травня, обстріляли селище Великий Бурлук Харківської області, поранивши двох мирних жительок. — Укрінформ.</text:p>
      <text:p text:style-name="P4">
Images: ["<text:a xlink:type="simple" xlink:href="https://static.ukrinform.com/photos/2023_05/thumb_files/630_360_1683814202-998.jpg" text:style-name="Internet_20_link" text:visited-style-name="Visited_20_Internet_20_Link">
630_360_16838...</text:a>
", "<text:a xlink:type="simple" xlink:href="https://static.ukrinform.com/photos/2023_05/1683814201-806.jpg" text:style-name="Internet_20_link" text:visited-style-name="Visited_20_Internet_20_Link">
1683814201-80...</text:a>
", "<text:a xlink:type="simple" xlink:href="https://static.ukrinform.com/photos/2023_05/1683814201-833.jpg" text:style-name="Internet_20_link" text:visited-style-name="Visited_20_Internet_20_Link">
1683814201-83...</text:a>
"]</text:p>
      <text:p text:style-name="P4">
Tags: None</text:p>
      <text:p text:style-name="P4">
Type: Article</text:p>
      <!--METADATA-->
      <text:p text:style-name="P4">
<draw:frame draw:style-name="fr1" draw:name="Image145" text:anchor-type="as-char" svg:width="6.9236in" svg:height="3.956343in" draw:z-index="0">
<draw:image xlink:href="../Images/yкринформ/2023-05-11T17-11-00-03-00/630_360_1683814202-998.jpg" xlink:type="simple" xlink:show="embed" xlink:actuate="onLoad" draw:mime-type="image/jpeg"/>
</draw:frame>
 Військаросійської федерації у четвер, 11 травня, обстріляли селище Великий БурлукХарківської області, поранивши двох мирних жительок.</text:p>
      <text:p text:style-name="P4">
Як передає Укрінформ, про це повідомив <text:a xlink:type="simple" xlink:href="https://www.gp.gov.ua/ua/posts/prokurori-ta-slidci-policiyi-pracyuyut-na-misci-vorozogo-obstrilu-smt-velikii-burluk-na-xarkivshhini" text:style-name="Internet_20_link" text:visited-style-name="Visited_20_Internet_20_Link">
</text:a>
</text:p>
      <text:p text:style-name="P4">
За даними слідства, 11 травня близько 11:40 російські військові <text:a xlink:type="simple" xlink:href="https://www.ukrinform.ua/tag-obstril" text:style-name="Internet_20_link" text:visited-style-name="Visited_20_Internet_20_Link">
</text:a>
 Великий Бурлук, попередньо, зреактивних систем залпового вогню "Торнадо".</text:p>
      <text:p text:style-name="P4">
Ворожим вогнем поранені жінка та 16-річна дівчина, пошкоджені приватні житловібудинки й автомобілі місцевих жителів.</text:p>
      <text:p text:style-name="P4">
<draw:frame draw:style-name="fr1" draw:name="Image146" text:anchor-type="as-char" svg:width="6.9236in" svg:height="9.498615in" draw:z-index="0">
<draw:image xlink:href="../Images/yкринформ/2023-05-11T17-11-00-03-00/1683814201-806.jpg" xlink:type="simple" xlink:show="embed" xlink:actuate="onLoad" draw:mime-type="image/jpeg"/>
</draw:frame>
</text:p>
      <text:p text:style-name="P4">
За фактом порушення законів і звичаїв війни (ч. 1 ст. 438 Кримінальногокодексу України) розпочате досудове розслідування.</text:p>
      <text:p text:style-name="P4">
<draw:frame draw:style-name="fr1" draw:name="Image147" text:anchor-type="as-char" svg:width="6.9236in" svg:height="5.199111in" draw:z-index="0">
<draw:image xlink:href="../Images/yкринформ/2023-05-11T17-11-00-03-00/1683814201-833.jpg" xlink:type="simple" xlink:show="embed" xlink:actuate="onLoad" draw:mime-type="image/jpeg"/>
</draw:frame>
</text:p>
      <text:p text:style-name="P4">
<text:span text:style-name="T4">
Читайте також:</text:span>
 <text:a xlink:type="simple" xlink:href="https://www.ukrinform.ua/rubric-ato/3707845-rosiani-vdarili-raketami-po-torecku-postrazdali-sestero-civilnih.html" text:style-name="Internet_20_link" text:visited-style-name="Visited_20_Internet_20_Link">
 <text:span text:style-name="T4">
Торец</text:span>
 </text:a>
</text:p>
      <text:p text:style-name="P4">
Як повідомляв Укрінформ, 10 травня <text:a xlink:type="simple" xlink:href="https://www.ukrinform.ua/rubric-ato/3707403-rosiani-za-sogodni-obstrilali-blizko-20-naselenih-punktiv-harkivsini.html" text:style-name="Internet_20_link" text:visited-style-name="Visited_20_Internet_20_Link">
 </text:a>
 <text:a xlink:type="simple" xlink:href="https://www.ukrinform.ua/rubric-ato/3707403-rosiani-za-sogodni-obstrilali-blizko-20-naselenih-punktiv-harkivsini.html" text:style-name="Internet_20_link" text:visited-style-name="Visited_20_Internet_20_Link">
 </text:a>
 перебувалиблизько 20 населених пунктів Харківської області, є загиблий серед мирногонаселення.</text:p>
      <text:p text:style-name="P4">
Source: <text:a xlink:type="simple" xlink:href="https://www.ukrinform.ua/rubric-ato/3707864-rosiani-obstrilali-z-rszv-tornado-selise-na-harkivsini-e-poraneni.html" text:style-name="Internet_20_link" text:visited-style-name="Visited_20_Internet_20_Link">
https://www.ukrinform.ua/rubric-ato/3707864-rosiani-obstrilali-z-rszv-tornado-selise-na-harkivsini-e-poraneni.html</text:a>
</text:p>
      <!--NEWS-->
      <text:h text:style-name="P10" text:outline-level="1">
<text:span text:style-name="T4">
Китай проти участі Тайваню в роботі ВООЗ, каже - «немає політичних підстав»</text:span>
</text:h>
      <text:p text:style-name="P4">
Authors: Ukrinform (Person)</text:p>
      <text:p text:style-name="P4">
Publisher: Укринформ (Organization)</text:p>
      <text:p text:style-name="P4">
Published Time: 2023-05-11T17:13:00+03:00</text:p>
      <text:p text:style-name="P4">
Modified Time: 2023-05-11T17:13:00+03:00</text:p>
      <text:p text:style-name="P4">
Description: У Пекіні вважають, що наразі не існує політичних підстав для участі Тайваню у будь-якому статусі в роботі Всесвітньої організації охорони здоров’я чи іншої міжнародної організації. — Укрінформ.</text:p>
      <text:p text:style-name="P4">
Images: ["<text:a xlink:type="simple" xlink:href="https://static.ukrinform.com/photos/2023_05/thumb_files/630_360_1683814858-971.jpg" text:style-name="Internet_20_link" text:visited-style-name="Visited_20_Internet_20_Link">
630_360_16838...</text:a>
"]</text:p>
      <text:p text:style-name="P4">
Tags: ['Китай', 'США', 'Тайвань', 'ВООЗ']</text:p>
      <text:p text:style-name="P4">
Type: Article</text:p>
      <!--METADATA-->
      <text:p text:style-name="P4">
<draw:frame draw:style-name="fr1" draw:name="Image148" text:anchor-type="as-char" svg:width="6.9236in" svg:height="3.956343in" draw:z-index="0">
<draw:image xlink:href="../Images/yкринформ/2023-05-11T17-13-00-03-00/630_360_1683814858-971.jpg" xlink:type="simple" xlink:show="embed" xlink:actuate="onLoad" draw:mime-type="image/jpeg"/>
</draw:frame>
 У Пекінівважають, що наразі не існує політичних підстав для участі Тайваню у будь-якому статусі в роботі Всесвітньої організації охорони здоров’я чи іншоїміжнародної організації.</text:p>
      <text:p text:style-name="P4">
Про це на брифінгу заявив речник МЗС КНР Ван Веньбінь, коментуючи закликдержсекретаря США Ентоні Блінкена до ВООЗ запросити Тайвань на щорічну зустрічу Женеві, передає власний кореспондент Укрінформу.</text:p>
      <text:p text:style-name="P4">
Дипломат наголосив, що у світі «існує лише один Китай, і Тайвань є невід’ємноючастиною території Китаю».</text:p>
      <text:p text:style-name="P4">
«Участь регіону Тайвань у діяльності міжнародних організацій, у тому числі <text:a xlink:type="simple" xlink:href="https://www.ukrinform.ua/tag-vooz" text:style-name="Internet_20_link" text:visited-style-name="Visited_20_Internet_20_Link">
</text:a>
 , має здійснюватися відповідно допринципу одного Китаю», - сказав Ван.</text:p>
      <text:p text:style-name="P4">
За його словами, цей важливий принцип підтверджений низкою міжнароднихдокументів, зокрема, резолюціями Генасамблеї ООН і самої ВООЗ.</text:p>
      <text:p text:style-name="P4">
«Оскільки нинішня влада (Тайваню – ред.) відмовляється визнати Консенсус 1992року, який втілює принцип одного Китаю, і продовжує виступати за незалежністьТайваню, … політичної основи для участі регіону Тайваню в ВООЗ більше неіснує», - сказав речник, додавши, що заява Сполучених Штатів є помилковою івводить в оману.</text:p>
      <text:p text:style-name="P4">
«Китай рішуче виступає проти заяви США. Питання Тайваню знаходиться в центріінтересів Китаю. Це червона лінія номер один, яку не можна перетинати», -заявив Ван.</text:p>
      <text:p text:style-name="P4">
<text:span text:style-name="T4">
Читайте також:</text:span>
 <text:a xlink:type="simple" xlink:href="https://www.ukrinform.ua/rubric-world/3705506-kitaj-risuce-vistupae-proti-prodazu-spolucenimi-statami-zbroi-tajvanu-mzs.html" text:style-name="Internet_20_link" text:visited-style-name="Visited_20_Internet_20_Link">
 <text:span text:style-name="T4">
Тайваню</text:span>
 </text:a>
</text:p>
      <text:p text:style-name="P4">
Тайвань із 2009 по 2016 рік брав участь в асамблеях ВООЗ як спостерігач. Післяприходу до влади на Тайвані політичної сили президента Цай Інвень і посиленнякурсу на незалежність, Китай заблокував продовження цього статусу. Низкакраїн, у тому числі США, виступають за відновлення участі Тайваню в засіданнівищого органу ВООЗ.</text:p>
      <text:p text:style-name="P4">
Як повідомляв Укрінформ, держсекретар США Ентоні Блінкен заявив, що СполученіШтати наполегливо <text:a xlink:type="simple" xlink:href="https://www.ukrinform.ua/rubric-world/3706999-ssa-zaklikaut-vooz-zaprositi-tajvan-na-travnevu-zustric-blinken.html" text:style-name="Internet_20_link" text:visited-style-name="Visited_20_Internet_20_Link">
 </text:a>
 взяти участьяк спостерігач у щорічній зустрічі в Женеві 21-30 травня.</text:p>
      <text:p text:style-name="P4">
<text:span text:style-name="T5">
Фото: ЕРА</text:span>
</text:p>
      <text:p text:style-name="P4">
Source: <text:a xlink:type="simple" xlink:href="https://www.ukrinform.ua/rubric-world/3707878-kitaj-proti-ucasti-tajvanu-v-roboti-vooz-kaze-nemae-politicnih-pidstav.html" text:style-name="Internet_20_link" text:visited-style-name="Visited_20_Internet_20_Link">
https://www.ukrinform.ua/rubric-world/3707878-kitaj-proti-ucasti-tajvanu-v-roboti-vooz-kaze-nemae-politicnih-pidstav.html</text:a>
</text:p>
      <!--NEWS-->
      <text:h text:style-name="P10" text:outline-level="1">
<text:span text:style-name="T4">
На півдні ворог у паніці розпорошує зусилля на кілька напрямків – Гуменюк</text:span>
</text:h>
      <text:p text:style-name="P4">
Authors: Ukrinform (Person)</text:p>
      <text:p text:style-name="P4">
Publisher: Укринформ (Organization)</text:p>
      <text:p text:style-name="P4">
Published Time: 2023-05-11T17:13:11+03:00</text:p>
      <text:p text:style-name="P4">
Modified Time: 2023-05-11T17:13:11+03:00</text:p>
      <text:p text:style-name="P4">
Description: Загарбники почуваються неспокійно перед українським контрнаступом і, не розуміючи, звідки очікувати основного удару, розпорошують зусилля на кілька напрямків.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Війна з росією', 'Єдині новини', 'Наталія Гуменюк']</text:p>
      <text:p text:style-name="P4">
Type: Article</text:p>
      <!--METADATA-->
      <text:p text:style-name="P4">
<draw:frame draw:style-name="fr1" draw:name="Image149" text:anchor-type="as-char" svg:width="6.9236in" svg:height="3.956343in" draw:z-index="0">
<draw:image xlink:href="../Images/yкринформ/2023-05-11T17-13-11-03-00/630_360_1683203408-838.jpg" xlink:type="simple" xlink:show="embed" xlink:actuate="onLoad" draw:mime-type="image/jpeg"/>
</draw:frame>
 Загарбникипочуваються неспокійно перед українським контрнаступом і, не розуміючи, звідкиочікувати основного удару, розпорошують зусилля на кілька напрямків.</text:p>
      <text:p text:style-name="P4">
Про це сказала в ефірі телемарафону «Єдині новини» керівник об’єднаногопресцентру оперативного командування «Південь» Наталія Гуменюк, передаєкореспондент Укрінформу.</text:p>
      <text:p text:style-name="P4">
"Їхня паніка проглядається і полягає в тому, що вони не знають з якогонапрямку очікувати максимальної сили удару, і саме тому розпорошують своїзусилля і на Запорізький напрямок, і на Херсонський", - наголосила Гуменюк.</text:p>
      <text:p text:style-name="P4">
<text:span text:style-name="T4">
Читайте також:</text:span>
 <text:a xlink:type="simple" xlink:href="https://www.ukrinform.ua/rubric-ato/3706678-rf-potuzno-obstrilue-hersonsinu-abi-zapobigti-kontrnastupu-gumenuk.html" text:style-name="Internet_20_link" text:visited-style-name="Visited_20_Internet_20_Link">
 <text:span text:style-name="T4">
Гуменюк</text:span>
 </text:a>
</text:p>
      <text:p text:style-name="P4">
За її словами, на Херсонщині ситуація досить напружена, ворог продовжуєобстріли, хоч і відчуває відтиснення з боку Сил оборони, і "намагаєтьсязаймати позиції дуже обережно, тому що почувається неспокійно в цій смузі, надякою ми працюємо".</text:p>
      <text:p text:style-name="P4">
"Дуже щільно проводить мінування від урізу води лівого берега вглиб,намагаючись забезпечити собі нездатність для Сил оборони подолати річковуперепону і подальший суходіл. Таким чином вони (загарбники - ред.) намагаютьсязахиститись", - зазначила речниця.</text:p>
      <text:p text:style-name="P4">
За її словами, евакуація загарбниками мирного населення на цих напрямках є"підтвердженням, що вони намагаються облаштувати той самий рубіж оборони, наякий мають певні сподівання".</text:p>
      <text:p text:style-name="P4">
<text:span text:style-name="T4">
Читайте також:</text:span>
 <text:a xlink:type="simple" xlink:href="https://www.ukrinform.ua/rubric-ato/3706658-vorog-trimae-u-cornomu-mori-pat-raketonosiiv-z-28-kalibrami-gumenuk.html" text:style-name="Internet_20_link" text:visited-style-name="Visited_20_Internet_20_Link">
 <text:span text:style-name="T4">
Гуменюк</text:span>
 </text:a>
</text:p>
      <text:p text:style-name="P4">
Як повідомляв Укрінформ, Президент Володимир Зеленський заявив, що <text:a xlink:type="simple" xlink:href="https://www.ukrinform.ua/rubric-ato/3707632-ukraini-potribno-bilse-casu-dla-kontrnastupu-zelenskij.html" text:style-name="Internet_20_link" text:visited-style-name="Visited_20_Internet_20_Link">
</text:a>
 .</text:p>
      <text:p text:style-name="P4">
Source: <text:a xlink:type="simple" xlink:href="https://www.ukrinform.ua/rubric-ato/3707865-na-pivdni-vorog-u-panici-rozporosue-zusilla-na-kilka-napramkiv-gumenuk.html" text:style-name="Internet_20_link" text:visited-style-name="Visited_20_Internet_20_Link">
https://www.ukrinform.ua/rubric-ato/3707865-na-pivdni-vorog-u-panici-rozporosue-zusilla-na-kilka-napramkiv-gumenuk.html</text:a>
</text:p>
      <!--NEWS-->
      <text:h text:style-name="P10" text:outline-level="1">
<text:span text:style-name="T4">
Імпорт російської нафти в Індію торік зріс майже удесятеро – BBC</text:span>
</text:h>
      <text:p text:style-name="P4">
Authors: Ukrinform (Person)</text:p>
      <text:p text:style-name="P4">
Publisher: Укринформ (Organization)</text:p>
      <text:p text:style-name="P4">
Published Time: 2023-05-11T17:14:06+03:00</text:p>
      <text:p text:style-name="P4">
Modified Time: 2023-05-11T17:14:06+03:00</text:p>
      <text:p text:style-name="P4">
Description: У 2022 році імпорт російської нафти в Індію зріс у десять разів, свідчать дані індійського державного кредитора Bank of Baroda. — Укрінформ.</text:p>
      <text:p text:style-name="P4">
Images: ["<text:a xlink:type="simple" xlink:href="https://static.ukrinform.com/photos/2020_04/thumb_files/630_360_1587540254-431.jpg" text:style-name="Internet_20_link" text:visited-style-name="Visited_20_Internet_20_Link">
630_360_15875...</text:a>
"]</text:p>
      <text:p text:style-name="P4">
Tags: ['Індія', 'нафта', 'росія']</text:p>
      <text:p text:style-name="P4">
Type: Article</text:p>
      <!--METADATA-->
      <text:p text:style-name="P4">
<draw:frame draw:style-name="fr1" draw:name="Image150" text:anchor-type="as-char" svg:width="6.9236in" svg:height="3.956343in" draw:z-index="0">
<draw:image xlink:href="../Images/yкринформ/2023-05-11T17-14-06-03-00/630_360_1587540254-431.jpg" xlink:type="simple" xlink:show="embed" xlink:actuate="onLoad" draw:mime-type="image/jpeg"/>
</draw:frame>
 У 2022році імпорт російської нафти в Індію зріс у десять разів, свідчать данііндійського державного кредитора Bank of Baroda.</text:p>
      <text:p text:style-name="P4">
Про це повідомляє <text:a xlink:type="simple" xlink:href="https://www.bbc.com/news/business-65553920" text:style-name="Internet_20_link" text:visited-style-name="Visited_20_Internet_20_Link">
 </text:a>
 , передаєУкрінформ.</text:p>
      <text:p text:style-name="P4">
Індії вдалося заощадити близько п’яти мільярдів доларів США за рахунокзбільшення закупівель сирої нафти із росії.</text:p>
      <text:p text:style-name="P4">
росія продавала енергію зі знижкою Китаю та Індії. У 2021 році російська нафтастановила лише 2% річного імпорту в Індію. Зараз ця цифра становить майже 20%,повідомляє Bank of Baroda.</text:p>
      <text:p text:style-name="P4">
<text:span text:style-name="T4">
Читайте також:</text:span>
 <text:a xlink:type="simple" xlink:href="https://www.ukrinform.ua/rubric-world/3705215-india-planue-viroblati-rosijsku-zbrou-na-vlasnij-teritorii-zmi.html" text:style-name="Internet_20_link" text:visited-style-name="Visited_20_Internet_20_Link">
 </text:a>
</text:p>
      <text:p text:style-name="P4">
Згідно із даними, закупівлі Індією нафти у росії протягом останньогофінансового року заощадили близько 89 доларів США на тонну сирої <text:a xlink:type="simple" xlink:href="https://www.ukrinform.ua/tag-nafta" text:style-name="Internet_20_link" text:visited-style-name="Visited_20_Internet_20_Link">
</text:a>
 .</text:p>
      <text:p text:style-name="P4">
Незважаючи на тиск з боку США та Європи, Індія відмовилася дотримуватисясанкцій Заходу щодо російського імпорту. Нью-Делі також прямо не засудивповномасштабне вторгнення росії в Україну.</text:p>
      <text:p text:style-name="P4">
<text:span text:style-name="T4">
Читайте також:</text:span>
 <text:a xlink:type="simple" xlink:href="https://www.ukrinform.ua/rubric-world/3704453-kitaj-u-berezni-pridbav-u-rosii-za-znizenou-cinou-rekordni-obsagi-nafti-kyodo.html" text:style-name="Internet_20_link" text:visited-style-name="Visited_20_Internet_20_Link">
 </text:a>
</text:p>
      <text:p text:style-name="P4">
Як повідомляв Укрінформ, імпорт російської нафти в Сінгапур у першому кварталі2023 року зріс майже утричі після того, як Європейський Союз заборонив імпортнафтопродуктів з рф.</text:p>
      <text:p text:style-name="P4">
Source: <text:a xlink:type="simple" xlink:href="https://www.ukrinform.ua/rubric-economy/3707866-import-rosijskoi-nafti-v-indiu-torik-zris-majze-udesatero-bbc.html" text:style-name="Internet_20_link" text:visited-style-name="Visited_20_Internet_20_Link">
https://www.ukrinform.ua/rubric-economy/3707866-import-rosijskoi-nafti-v-indiu-torik-zris-majze-udesatero-bbc.html</text:a>
</text:p>
      <!--NEWS-->
      <text:h text:style-name="P10" text:outline-level="1">
<text:span text:style-name="T4">
В ОП розповіли про першочергове завдання для відбудови населених пунктів</text:span>
</text:h>
      <text:p text:style-name="P4">
Authors: Ukrinform (Person)</text:p>
      <text:p text:style-name="P4">
Publisher: Укринформ (Organization)</text:p>
      <text:p text:style-name="P4">
Published Time: 2023-05-11T17:18:50+03:00</text:p>
      <text:p text:style-name="P4">
Modified Time: 2023-05-11T17:18:50+03:00</text:p>
      <text:p text:style-name="P4">
Description: Україна розпочне велику відбудову одразу після перемоги у розв’язаній росією війні, наразі намагається відновити, що можна швидко відремонтувати, та забезпечити людей максимальним пакетом державних послуг. — Укрінформ.</text:p>
      <text:p text:style-name="P4">
Images: ["<text:a xlink:type="simple" xlink:href="https://static.ukrinform.com/photos/2022_10/thumb_files/630_360_1665507187-911.jpg" text:style-name="Internet_20_link" text:visited-style-name="Visited_20_Internet_20_Link">
630_360_16655...</text:a>
"]</text:p>
      <text:p text:style-name="P4">
Tags: ['Офіс Президента', 'Війна з росією', 'Відбудова']</text:p>
      <text:p text:style-name="P4">
Type: Article</text:p>
      <!--METADATA-->
      <text:p text:style-name="P4">
<draw:frame draw:style-name="fr1" draw:name="Image151" text:anchor-type="as-char" svg:width="6.9236in" svg:height="3.956343in" draw:z-index="0">
<draw:image xlink:href="../Images/yкринформ/2023-05-11T17-18-50-03-00/630_360_1665507187-911.jpg" xlink:type="simple" xlink:show="embed" xlink:actuate="onLoad" draw:mime-type="image/jpeg"/>
</draw:frame>
 Українарозпочне велику відбудову одразу після перемоги у розв’язаній росією війні,наразі намагається відновити, що можна швидко відремонтувати, та забезпечитилюдей максимальним пакетом державних послуг.</text:p>
      <text:p text:style-name="P4">
Про це розповів заступник керівника Офісу Президента Олексій Кулеба в <text:a xlink:type="simple" xlink:href="https://www.youtube.com/watch" text:style-name="Internet_20_link" text:visited-style-name="Visited_20_Internet_20_Link">
</text:a>
, повідомляє Укрінформ.</text:p>
      <text:p text:style-name="P4">
«Ми відбудуємо кожний клаптик нашої землі одразу після нашої перемоги. Тому щонайскладніше завдання зараз – це перемога. Саме за це ми, на жаль, платимощодня», - зазначив Кулеба. Він підкреслив, що нині в населених пунктах, деточаться бойові дії або які наближені до зони бойових дій, питання відбудовидуже складне, зважаючи на небезпеку для людей через російські обстріли.</text:p>
      <text:p text:style-name="P4">
<text:span text:style-name="T4">
Читайте також:</text:span>
 <text:a xlink:type="simple" xlink:href="https://www.ukrinform.ua/rubric-vidbudova/3707762-agentstvo-vidnovlenna-ta-ova-vze-opracuvali-ponad-100-proektiv-iz-vidbudovi-u-desati-regionah.html" text:style-name="Internet_20_link" text:visited-style-name="Visited_20_Internet_20_Link">
 <text:span text:style-name="T4">
відбудов</text:span>
 </text:a>
</text:p>
      <text:p text:style-name="P4">
«Це уже сильно ускладнює не тільки процес відбудови, а і взагалі процесвідновлення життєдіяльності громад», - зауважив заступник очільника ОП.</text:p>
      <text:p text:style-name="P4">
За його словами, щоб почати відбудову, треба зробити величезний обсяг робіт –розмінувати територію, відновити мережі, відновити інститути влади.</text:p>
      <text:p text:style-name="P4">
Кулеба підкреслив, що наразі першочерговим завданням є забезпечення людеймаксимальним пакетом державних послуг, «щоб усі населені пункти щодня доводилисвою життєдіяльність».</text:p>
      <text:p text:style-name="P4">
<text:span text:style-name="T4">
Читайте також:</text:span>
 <text:a xlink:type="simple" xlink:href="https://www.ukrinform.ua/rubric-vidbudova/3707503-genprokuror-ssa-sankcionuvav-peredacu-konfiskovanih-aktiviv-rf-na-vidbudovu-ukraini.html" text:style-name="Internet_20_link" text:visited-style-name="Visited_20_Internet_20_Link">
 <text:span text:style-name="T4">
відбудову</text:span>
 </text:a>
</text:p>
      <text:p text:style-name="P4">
Також він нагадав, що Україна проводить максимально швидке відновлення,наприклад, будинків, які зазнали незначних пошкоджень, аби люди моглиповернутися у свої домівки.</text:p>
      <text:p text:style-name="P4">
Він пояснив, що для такої відбудови залучаються як бюджетні кошти, так і грошіміжнародних партнерів, фондів.</text:p>
      <text:p text:style-name="P4">
Як повідомлялося, в Україні внаслідок російської агресії близько 400 закладівосвіти повністю знищені, майже 3 тис. пошкоджені.</text:p>
      <text:p text:style-name="P4">
Фото: Фейсбук Олексія Кулеби</text:p>
      <text:p text:style-name="P4">
Source: <text:a xlink:type="simple" xlink:href="https://www.ukrinform.ua/rubric-vidbudova/3707868-v-op-rozpovili-pro-persocergove-zavdanna-dla-vidbudovi-naselenih-punktiv.html" text:style-name="Internet_20_link" text:visited-style-name="Visited_20_Internet_20_Link">
https://www.ukrinform.ua/rubric-vidbudova/3707868-v-op-rozpovili-pro-persocergove-zavdanna-dla-vidbudovi-naselenih-punktiv.html</text:a>
</text:p>
      <!--NEWS-->
      <text:h text:style-name="P10" text:outline-level="1">
<text:span text:style-name="T4">
Роздрібні мережі АЗС продовжують знижувати ціни</text:span>
</text:h>
      <text:p text:style-name="P4">
Authors: Ukrinform (Person)</text:p>
      <text:p text:style-name="P4">
Publisher: Укринформ (Organization)</text:p>
      <text:p text:style-name="P4">
Published Time: 2023-05-11T17:21:30+03:00</text:p>
      <text:p text:style-name="P4">
Modified Time: 2023-05-11T17:21:30+03:00</text:p>
      <text:p text:style-name="P4">
Description: На АЗС фіксується тенденція до зниження цін на пальне, зокрема середня ціна на бензин впала до 45,98 грн/л та до 44,91 грн/л на дизпальне. — Укрінформ.</text:p>
      <text:p text:style-name="P4">
Images: ["<text:a xlink:type="simple" xlink:href="https://static.ukrinform.com/photos/2012_04/thumb_files/630_360_1335347700.jpg" text:style-name="Internet_20_link" text:visited-style-name="Visited_20_Internet_20_Link">
630_360_13353...</text:a>
", "<text:a xlink:type="simple" xlink:href="https://static.ukrinform.com/photos/2023_05/1683814763-822.jpg" text:style-name="Internet_20_link" text:visited-style-name="Visited_20_Internet_20_Link">
1683814763-82...</text:a>
"]</text:p>
      <text:p text:style-name="P4">
Tags: ['АЗС', 'Бензин', 'Ціни', 'Пальне']</text:p>
      <text:p text:style-name="P4">
Type: Article</text:p>
      <!--METADATA-->
      <text:p text:style-name="P4">
<draw:frame draw:style-name="fr1" draw:name="Image152" text:anchor-type="as-char" svg:width="6.9236in" svg:height="3.956343in" draw:z-index="0">
<draw:image xlink:href="../Images/yкринформ/2023-05-11T17-21-30-03-00/630_360_1335347700.jpg" xlink:type="simple" xlink:show="embed" xlink:actuate="onLoad" draw:mime-type="image/jpeg"/>
</draw:frame>
 На АЗСфіксується тенденція до зниження цін на пальне, зокрема середня ціна на бензинвпала до 45,98 грн/л та до 44,91 грн/л на дизпальне.</text:p>
      <text:p text:style-name="P4">
Як передає Укрінформ, про це повідомляє <text:a xlink:type="simple" xlink:href="https://enkorr.ua/uk/news/rozdrbn_merezh_azs_prodovzhuyut_znizhuvati_cni/254686" text:style-name="Internet_20_link" text:visited-style-name="Visited_20_Internet_20_Link">
</text:a>
.</text:p>
      <text:p text:style-name="P4">
На всі види пального знизила ціну мережа <text:a xlink:type="simple" xlink:href="https://www.ukrinform.ua/tag-azs" text:style-name="Internet_20_link" text:visited-style-name="Visited_20_Internet_20_Link">
 </text:a>
Shell: на бензин А-95 – до 47,71 грн/л (-60 копійок на літрі), на А-95+ — до50,40 грн/л (-50 коп./л) і на ДП — до 46,80 грн/л (-1,09 грн/л).</text:p>
      <text:p text:style-name="P4">
У мережах Chipo й U.GO звичайна «п’ятірка» просіла на 58 і 33 копійки на літрі– до 42,68 грн/л і 44,91 грн/л відповідно. На станціях U.GO також здешевшала й«п’ятірка плюс» і дизпальне – до 46,75 (-20 коп./л) і 44 грн/л (-39 коп./л)відповідно.</text:p>
      <text:p text:style-name="P4">
<draw:frame draw:style-name="fr1" draw:name="Image153" text:anchor-type="as-char" svg:width="6.002345in" svg:height="10.0in" draw:z-index="0">
<draw:image xlink:href="../Images/yкринформ/2023-05-11T17-21-30-03-00/1683814763-822.jpg" xlink:type="simple" xlink:show="embed" xlink:actuate="onLoad" draw:mime-type="image/jpeg"/>
</draw:frame>
</text:p>
      <text:p text:style-name="P4">
Дизпальне упродовж доби дешевшало дещо активніше, ніж бензини: на АЗК мережUPG, BVS, Chipo та інших цей вид пального здешевшав на 0,11-1,50 грн/л.</text:p>
      <text:p text:style-name="P4">
<text:span text:style-name="T4">
Читайте також:</text:span>
 <text:a xlink:type="simple" xlink:href="https://www.ukrinform.ua/rubric-economy/3706969-kabmin-zaboroniv-import-palnogo-neviznacenogo-pohodzenna.html" text:style-name="Internet_20_link" text:visited-style-name="Visited_20_Internet_20_Link">
 </text:a>
</text:p>
      <text:p text:style-name="P4">
Загалом же бензини в середньому здешевшали до 45,98 грн/л (А-95, -7 коп./л) і47,90 грн/л (А-95+, -5 коп./л), дизпальне – до 44,91 грн/л (-13 копійок налітрі).</text:p>
      <text:p text:style-name="P4">
Source: <text:a xlink:type="simple" xlink:href="https://www.ukrinform.ua/rubric-economy/3707872-rozdribni-merezi-azs-prodovzuut-znizuvati-cini.html" text:style-name="Internet_20_link" text:visited-style-name="Visited_20_Internet_20_Link">
https://www.ukrinform.ua/rubric-economy/3707872-rozdribni-merezi-azs-prodovzuut-znizuvati-cini.html</text:a>
</text:p>
      <!--NEWS-->
      <text:h text:style-name="P10" text:outline-level="1">
<text:span text:style-name="T4">
Албанія попросила Польщу підтримати членство Косова в НАТО</text:span>
</text:h>
      <text:p text:style-name="P4">
Authors: Ukrinform (Person)</text:p>
      <text:p text:style-name="P4">
Publisher: Укринформ (Organization)</text:p>
      <text:p text:style-name="P4">
Published Time: 2023-05-11T17:27:22+03:00</text:p>
      <text:p text:style-name="P4">
Modified Time: 2023-05-11T17:27:22+03:00</text:p>
      <text:p text:style-name="P4">
Description: Тірана попросила Варшаву підтримати членство Косова в НАТО. — Укрінформ.</text:p>
      <text:p text:style-name="P4">
Images: ["<text:a xlink:type="simple" xlink:href="https://static.ukrinform.com/photos/2017_04/thumb_files/630_360_1493024357-5023.jpeg" text:style-name="Internet_20_link" text:visited-style-name="Visited_20_Internet_20_Link">
630_360_14930...</text:a>
"]</text:p>
      <text:p text:style-name="P4">
Tags: ['Албанія', 'Косово', 'НАТО', 'Польща']</text:p>
      <text:p text:style-name="P4">
Type: Article</text:p>
      <!--METADATA-->
      <text:p text:style-name="P4">
<draw:frame draw:style-name="fr1" draw:name="Image154" text:anchor-type="as-char" svg:width="6.9236in" svg:height="3.951035in" draw:z-index="0">
<draw:image xlink:href="../Images/yкринформ/2023-05-11T17-27-22-03-00/630_360_1493024357-5023.jpeg" xlink:type="simple" xlink:show="embed" xlink:actuate="onLoad" draw:mime-type="image/jpeg"/>
</draw:frame>
 Тіранапопросила Варшаву підтримати членство Косова в НАТО.</text:p>
      <text:p text:style-name="P4">
Про це під час спільної пресконференції в четвер у Тірані з президентом ПольщіАнджеєм Дудою заявив президент Албанії Байрам Бегай, передає власнийкореспондент Укрінформу.</text:p>
      <text:p text:style-name="P4">
“Я попросив про підтримку Польщі щодо можливості членства Косова в НАТО”,-заявив Байрам.</text:p>
      <text:p text:style-name="P4">
Він зазначив, що саміт <text:a xlink:type="simple" xlink:href="https://www.ukrinform.ua/tag-nato" text:style-name="Internet_20_link" text:visited-style-name="Visited_20_Internet_20_Link">
 </text:a>
 , якийвідбудеться в липні у Вільнюсі, "буде хорошою нагодою для підтримки цихпрагнень Косова".</text:p>
      <text:p text:style-name="P4">
Президент Албанії зазначив, що російська агресія загрожує не лише сусіднімкраїнам, але і балканському регіону. Бегай зазначив, що Албанія однозначнопідтримує незалежність і територіальну цілісність України. Він подякувавВаршаві за можливість передачі через польський хаб допомоги Україні.</text:p>
      <text:p text:style-name="P4">
<text:span text:style-name="T4">
Читайте також:</text:span>
 <text:a xlink:type="simple" xlink:href="https://www.ukrinform.ua/rubric-world/3703995-kosovo-ta-serbia-ne-zmogli-domovitis-pro-normalizaciu-vidnosin.html" text:style-name="Internet_20_link" text:visited-style-name="Visited_20_Internet_20_Link">
 <text:span text:style-name="T4">
Косово</text:span>
 </text:a>
</text:p>
      <text:p text:style-name="P4">
Як відомо, прем’єр-міністр Косова Альбін Курті під час засіданняПівнічноатлантичної Ради у травні 2022 року повідомив про бажання його країнивступити до НАТО та ЄС. Це бажання він мотивував російської агресією протиУкраїни.</text:p>
      <text:p text:style-name="P4">
Source: <text:a xlink:type="simple" xlink:href="https://www.ukrinform.ua/rubric-world/3707877-albania-poprosila-polsu-pidtrimati-clenstvo-kosova-v-nato.html" text:style-name="Internet_20_link" text:visited-style-name="Visited_20_Internet_20_Link">
https://www.ukrinform.ua/rubric-world/3707877-albania-poprosila-polsu-pidtrimati-clenstvo-kosova-v-nato.html</text:a>
</text:p>
      <!--NEWS-->
      <text:h text:style-name="P10" text:outline-level="1">
<text:span text:style-name="T4">
З початку року АРМА розшукало активів на понад ₴23 мільярди</text:span>
</text:h>
      <text:p text:style-name="P4">
Authors: Ukrinform (Person)</text:p>
      <text:p text:style-name="P4">
Publisher: Укринформ (Organization)</text:p>
      <text:p text:style-name="P4">
Published Time: 2023-05-11T17:30:45+03:00</text:p>
      <text:p text:style-name="P4">
Modified Time: 2023-05-11T17:30:45+03:00</text:p>
      <text:p text:style-name="P4">
Description: Упродовж січня – квітня 2023 року Нацагентство з питань виявлення, розшуку та управління активами, одержаними від корупційних та інших злочинів (АРМА) розшукало кошти і корпоративні права на суму понад 23 млрд грн.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Арешт', 'АРМА', 'Активи']</text:p>
      <text:p text:style-name="P4">
Type: Article</text:p>
      <!--METADATA-->
      <text:p text:style-name="P4">
<draw:frame draw:style-name="fr1" draw:name="Image155" text:anchor-type="as-char" svg:width="6.9236in" svg:height="3.956343in" draw:z-index="0">
<draw:image xlink:href="../Images/yкринформ/2023-05-11T17-30-45-03-00/630_360_1660553796-610.jpg" xlink:type="simple" xlink:show="embed" xlink:actuate="onLoad" draw:mime-type="image/jpeg"/>
</draw:frame>
 Упродовжсічня – квітня 2023 року Нацагентство з питань виявлення, розшуку тауправління активами, одержаними від корупційних та інших злочинів (АРМА)розшукало кошти і корпоративні права на суму понад 23 млрд грн.</text:p>
      <text:p text:style-name="P4">
Про це повідомляє пресслужба <text:a xlink:type="simple" xlink:href="https://arma.gov.ua/news/typical/z-pochatku-minulogo-roku-arma-rozshukalo-korprava-ta-koshti-na-sumu-ponad-80-mlrd-grn" text:style-name="Internet_20_link" text:visited-style-name="Visited_20_Internet_20_Link">
 </text:a>
 ,передає Укрінформ.</text:p>
      <text:p text:style-name="P4">
«У січні-квітні цього року за результатами опрацювання звернень правоохороннихорганів та запитів Міністерства юстиції України фахівцями АРМА розшуканогрошові кошти та корпоративні права (частки в статутних капіталах) на сумупонад 23 млрд грн», - йдеться в повідомленні.</text:p>
      <text:p text:style-name="P4">
Крім того, за вказаний період було виявлено 507 майнових прав інтелектуальноївласності, 3 475 об’єктів житлової та нежитлової нерухомості, 13 114 <text:a xlink:type="simple" xlink:href="https://www.ukrinform.ua/tag-zemla" text:style-name="Internet_20_link" text:visited-style-name="Visited_20_Internet_20_Link">
</text:a>
 ділянок, 4 287 одиниць транспорту, 912од. сільськогосподарської техніки з комплектуючими, 79 608 од. іншого майна(товарів).</text:p>
      <text:p text:style-name="P4">
<text:span text:style-name="T4">
Читайте також:</text:span>
 <text:a xlink:type="simple" xlink:href="https://www.ukrinform.ua/rubric-economy/3704604-arma-peredalo-upravitelam-aktivi-na-ponad-7-milardiv.html" text:style-name="Internet_20_link" text:visited-style-name="Visited_20_Internet_20_Link">
 <text:span text:style-name="T4">
АРМА</text:span>
 </text:a>
</text:p>
      <text:p text:style-name="P4">
У Нацагентстві наголошують, що з початку 2022 року розшукано частки устатутних капіталах та грошові кошти загальною вартістю понад 80 млрд угривневому еквіваленті.</text:p>
      <text:p text:style-name="P4">
Як повідомлялося, з початку 2023 року Національне агентство з питаньвиявлення, розшуку та управління активами, одержаними від корупційних та іншихзлочинів (АРМА) опрацювало 5 981 звернення щодо розшуку активів.</text:p>
      <text:p text:style-name="P4">
<text:span text:style-name="T5">
Фото: 24TV.UA</text:span>
</text:p>
      <text:p text:style-name="P4">
Source: <text:a xlink:type="simple" xlink:href="https://www.ukrinform.ua/rubric-economy/3707879-z-pocatku-roku-arma-rozsukalo-aktiviv-na-ponad-23-milardi.html" text:style-name="Internet_20_link" text:visited-style-name="Visited_20_Internet_20_Link">
https://www.ukrinform.ua/rubric-economy/3707879-z-pocatku-roku-arma-rozsukalo-aktiviv-na-ponad-23-milardi.html</text:a>
</text:p>
      <!--NEWS-->
      <text:h text:style-name="P10" text:outline-level="1">
<text:span text:style-name="T4">
У Страсбурзі показали сценічну версію п’єси, присвяченої Василю Сліпаку</text:span>
</text:h>
      <text:p text:style-name="P4">
Authors: Ukrinform (Person)</text:p>
      <text:p text:style-name="P4">
Publisher: Укринформ (Organization)</text:p>
      <text:p text:style-name="P4">
Published Time: 2023-05-11T17:33:00+03:00</text:p>
      <text:p text:style-name="P4">
Modified Time: 2023-05-11T17:33:00+03:00</text:p>
      <text:p text:style-name="P4">
Description: У Національному театрі Страсбурга в рамках фестивалю Арсмондо, організованому Національною оперою дю Рен, відбулася перша сценічна версія п'єси Оtvetka@ua/Riposte, присвяченої вбитому росіянами оперному виконавцю, Герою України Василю Сліпаку. — Укрінформ.</text:p>
      <text:p text:style-name="P4">
Images: ["<text:a xlink:type="simple" xlink:href="https://static.ukrinform.com/photos/2023_05/thumb_files/630_360_1683815369-122.jpg" text:style-name="Internet_20_link" text:visited-style-name="Visited_20_Internet_20_Link">
630_360_16838...</text:a>
", "<text:a xlink:type="simple" xlink:href="https://static.ukrinform.com/photos/2023_05/1683815425-360.jpg" text:style-name="Internet_20_link" text:visited-style-name="Visited_20_Internet_20_Link">
1683815425-36...</text:a>
"]</text:p>
      <text:p text:style-name="P4">
Tags: ['Франція', 'Культура', 'Страсбург', 'Вистава']</text:p>
      <text:p text:style-name="P4">
Type: Article</text:p>
      <!--METADATA-->
      <text:p text:style-name="P4">
<draw:frame draw:style-name="fr1" draw:name="Image156" text:anchor-type="as-char" svg:width="6.9236in" svg:height="3.956343in" draw:z-index="0">
<draw:image xlink:href="../Images/yкринформ/2023-05-11T17-33-00-03-00/630_360_1683815369-122.jpg" xlink:type="simple" xlink:show="embed" xlink:actuate="onLoad" draw:mime-type="image/jpeg"/>
</draw:frame>
 УНаціональному театрі Страсбурга в рамках фестивалю Арсмондо, організованомуНаціональною оперою дю Рен, відбулася перша сценічна версія п'єсиОtvetka@ua/Riposte, присвяченої вбитому росіянами оперному виконавцю, ГероюУкраїни Василю Сліпаку.</text:p>
      <text:p text:style-name="P4">
Як передає Укрінформ, про це у <text:a xlink:type="simple" xlink:href="https://www.facebook.com/100000924970902/posts/984870132681232/" text:style-name="Internet_20_link" text:visited-style-name="Visited_20_Internet_20_Link">
</text:a>
 повідомила авторка п'єси Неда Неждана.</text:p>
      <text:p text:style-name="P4">
<draw:frame draw:style-name="fr1" draw:name="Image157" text:anchor-type="as-char" svg:width="6.9236in" svg:height="9.231467in" draw:z-index="0">
<draw:image xlink:href="../Images/yкринформ/2023-05-11T17-33-00-03-00/1683815425-360.jpg" xlink:type="simple" xlink:show="embed" xlink:actuate="onLoad" draw:mime-type="image/jpeg"/>
</draw:frame>
 Фото: Неда Неждана/ Фейсбук</text:p>
      <text:p text:style-name="P4">
П'єса була представлена у французькому перекладі Віктуар Фейбуа і КатериниТарасюк та виконанні Лори Веркман.</text:p>
      <text:p text:style-name="P4">
«Це було зворушливо, тонко, експресивно, глибоко, у ламаному ритмі. Потім буладискусія спільно з франко-німецькою авторкою Мариною Скаловою (п'єса «Падіннякомет і космонавтів») і модератором зустрічі професором літературиСтрасбурзького університету Паскалем Майаром», – написала пані Неждана.</text:p>
      <text:p text:style-name="P4">
Вона висловила подяку перекладачам, організаторам, театрам і всім причетним.</text:p>
      <text:p text:style-name="P4">
Нагадаємо, у лютому за ініціативи Культурного центру України у Франції таФранко-української асоціації «Ідеї без Кордонів» прем’єра моновистави«Отвєтка.ua» <text:a xlink:type="simple" xlink:href="https://www.ukrinform.ua/rubric-diaspora/3669499-u-parizi-vidbulasa-premera-monovistavi-prisvacenoi-vasilu-slipaku.html" text:style-name="Internet_20_link" text:visited-style-name="Visited_20_Internet_20_Link">
 </text:a>
 в Парижі.</text:p>
      <text:p text:style-name="P4">
Source: <text:a xlink:type="simple" xlink:href="https://www.ukrinform.ua/rubric-diaspora/3707883-u-strasburzi-pokazali-scenicnu-versiu-pesi-prisvacenoi-vasilu-slipaku.html" text:style-name="Internet_20_link" text:visited-style-name="Visited_20_Internet_20_Link">
https://www.ukrinform.ua/rubric-diaspora/3707883-u-strasburzi-pokazali-scenicnu-versiu-pesi-prisvacenoi-vasilu-slipaku.html</text:a>
</text:p>
      <!--NEWS-->
      <text:h text:style-name="P10" text:outline-level="1">
<text:span text:style-name="T4">
В ОП провели безпековий брифінг для бразильської делегації</text:span>
</text:h>
      <text:p text:style-name="P4">
Authors: Ukrinform (Person)</text:p>
      <text:p text:style-name="P4">
Publisher: Укринформ (Organization)</text:p>
      <text:p text:style-name="P4">
Published Time: 2023-05-11T17:33:16+03:00</text:p>
      <text:p text:style-name="P4">
Modified Time: 2023-05-11T17:33:16+03:00</text:p>
      <text:p text:style-name="P4">
Description: В Офісі Президента відбувся брифінг з питань безпеки для бразильської делегації на чолі з головним радником Президента Федеративної Республіки Бразилія Селсо Аморімом. — Укрінформ.</text:p>
      <text:p text:style-name="P4">
Images: ["<text:a xlink:type="simple" xlink:href="https://static.ukrinform.com/photos/2023_05/thumb_files/630_360_1683815496-188.jpeg" text:style-name="Internet_20_link" text:visited-style-name="Visited_20_Internet_20_Link">
630_360_16838...</text:a>
", "<text:a xlink:type="simple" xlink:href="https://static.ukrinform.com/photos/2023_05/1683815495-351.jpeg" text:style-name="Internet_20_link" text:visited-style-name="Visited_20_Internet_20_Link">
1683815495-35...</text:a>
", "<text:a xlink:type="simple" xlink:href="https://static.ukrinform.com/photos/2023_05/1683815495-286.jpeg" text:style-name="Internet_20_link" text:visited-style-name="Visited_20_Internet_20_Link">
1683815495-28...</text:a>
"]</text:p>
      <text:p text:style-name="P4">
Tags: ['Бразилія', 'Брифінг', 'Формула миру']</text:p>
      <text:p text:style-name="P4">
Type: Article</text:p>
      <!--METADATA-->
      <text:p text:style-name="P4">
<draw:frame draw:style-name="fr1" draw:name="Image158" text:anchor-type="as-char" svg:width="6.9236in" svg:height="3.956343in" draw:z-index="0">
<draw:image xlink:href="../Images/yкринформ/2023-05-11T17-33-16-03-00/630_360_1683815496-188.jpeg" xlink:type="simple" xlink:show="embed" xlink:actuate="onLoad" draw:mime-type="image/jpeg"/>
</draw:frame>
 В ОфісіПрезидента відбувся брифінг з питань безпеки для бразильської делегації начолі з головним радником Президента Федеративної Республіки Бразилія СелсоАморімом.</text:p>
      <text:p text:style-name="P4">
У зустрічі взяли участь керівник ОП Андрій Єрмак та його заступники ІгорЖовква і Роман Машовець, радник – уповноважена Президента з прав дитини тадитячої реабілітації Дар’я Герасимчук, міністр захисту довкілля та природнихресурсів Руслан Стрілець, повідомляє Укрінформ із посиланням на <text:a xlink:type="simple" xlink:href="https://www.president.gov.ua/news/v-ofisi-prezidenta-vidbuvsya-brifing-z-pitan-bezpeki-dlya-br-82813" text:style-name="Internet_20_link" text:visited-style-name="Visited_20_Internet_20_Link">
</text:a>
 .</text:p>
      <text:p text:style-name="P4">
Зазначається, що під час брифінгу бразильців було поінформовано про виклики,які постали перед Україною через вторгнення рф.</text:p>
      <text:p text:style-name="P4">
Ігор Жовква, зокрема, розповів про українську <text:a xlink:type="simple" xlink:href="https://www.ukrinform.ua/tag-formula-miru" text:style-name="Internet_20_link" text:visited-style-name="Visited_20_Internet_20_Link">
</text:a>
 , спрямовану на припинення війний подолання наслідків, які спровокувала російська агресія.</text:p>
      <text:p text:style-name="P4">
Представники України детально поінформували бразильську делегацію проактуальну ситуацію на фронті, дії російських окупантів, зокрема нещодавніракетні атаки росії на цивільну інфраструктуру та українських громадян.</text:p>
      <text:p text:style-name="P4">
<draw:frame draw:style-name="fr1" draw:name="Image159" text:anchor-type="as-char" svg:width="6.9236in" svg:height="4.613521in" draw:z-index="0">
<draw:image xlink:href="../Images/yкринформ/2023-05-11T17-33-16-03-00/1683815495-351.jpeg" xlink:type="simple" xlink:show="embed" xlink:actuate="onLoad" draw:mime-type="image/jpeg"/>
</draw:frame>
</text:p>
      <text:p text:style-name="P4">
У свою чергу Роман Машовець наголосив, що під час повномасштабного вторгненняросія постійно здійснює удари ракетами й дронами саме по цивільнійінфраструктурі, що є цивільним терором.</text:p>
      <text:p text:style-name="P4">
Радник - уповноважена Президента з прав дитини та дитячої реабілітації Дар’яГерасимчук поінформувала делегацію Бразилії щодо ситуації з депортацієюукраїнських дітей на тимчасово окуповані території та до Росії. Наразі майже20 тисяч дітей незаконно й під примусом вивезені до Росії, зазначила вона.</text:p>
      <text:p text:style-name="P4">
Міністр захисту довкілля та природних ресурсів Руслан Стрілець розповів прошкоду навколишньому середовищу України, якої завдає агресія рф.</text:p>
      <text:p text:style-name="P4">
<text:span text:style-name="T4">
Читайте також:</text:span>
 <text:a xlink:type="simple" xlink:href="https://www.ukrinform.ua/rubric-polytics/3707823-zelenskij-obgovoriv-z-radnikom-prezidenta-brazilii-mozlivist-samitu-ukrainalatinska-amerika.html" text:style-name="Internet_20_link" text:visited-style-name="Visited_20_Internet_20_Link">
 <text:span text:style-name="T4">
Бразил</text:span>
 </text:a>
</text:p>
      <text:p text:style-name="P4">
«Єдиний план, здатний припинити російську агресію в Україні, – це українськаформула миру», – сказав Єрмак.</text:p>
      <text:p text:style-name="P4">
Керівник Офісу глави держави висловив сподівання на подальшу виважену позиціюБразилії й особисто Президента Лули да Сілви щодо російської збройної агресіїрф проти України.</text:p>
      <text:p text:style-name="P4">
<draw:frame draw:style-name="fr1" draw:name="Image160" text:anchor-type="as-char" svg:width="6.9236in" svg:height="4.613521in" draw:z-index="0">
<draw:image xlink:href="../Images/yкринформ/2023-05-11T17-33-16-03-00/1683815495-286.jpeg" xlink:type="simple" xlink:show="embed" xlink:actuate="onLoad" draw:mime-type="image/jpeg"/>
</draw:frame>
</text:p>
      <text:p text:style-name="P4">
Єрмак також висловив сподівання на те, що Бразилія сприятиме запрошенню нашоїдержави до участі в цьогорічному саміті Співтовариства держав ЛатинськоїАмерики та Карибського басейну (CELAC) і ЄС, який відбудеться в липні вБрюсселі.</text:p>
      <text:p text:style-name="P4">
«Були б вдячні бразильській стороні й особисто Президенту Лулі да Сілві задопомогу в залученні України до цього саміту», - зауважив він.</text:p>
      <text:p text:style-name="P4">
Від імені Володимира Зеленського делегації було передано запрошення ПрезидентуБразилії здійснити візит в Україну в зручний час.</text:p>
      <text:p text:style-name="P4">
<text:span text:style-name="T5">
Фото: ОП</text:span>
</text:p>
      <text:p text:style-name="P4">
Source: <text:a xlink:type="simple" xlink:href="https://www.ukrinform.ua/rubric-polytics/3707880-v-op-proveli-bezpekovij-brifing-dla-brazilskoi-delegacii.html" text:style-name="Internet_20_link" text:visited-style-name="Visited_20_Internet_20_Link">
https://www.ukrinform.ua/rubric-polytics/3707880-v-op-proveli-bezpekovij-brifing-dla-brazilskoi-delegacii.html</text:a>
</text:p>
      <!--NEWS-->
      <text:h text:style-name="P10" text:outline-level="1">
<text:span text:style-name="T4">
«Мавка. Лісова пісня» вже зібрала понад €1 мільйон в італійському прокаті</text:span>
</text:h>
      <text:p text:style-name="P4">
Authors: Ukrinform (Person)</text:p>
      <text:p text:style-name="P4">
Publisher: Укринформ (Organization)</text:p>
      <text:p text:style-name="P4">
Published Time: 2023-05-11T17:33:33+03:00</text:p>
      <text:p text:style-name="P4">
Modified Time: 2023-05-11T17:33:33+03:00</text:p>
      <text:p text:style-name="P4">
Description: Анімаційна стрічка «Мавка. Лісова пісня» за третій тиждень кінопрокату в Італії зібрала понад мільйон євро. — Укрінформ.</text:p>
      <text:p text:style-name="P4">
Images: ["<text:a xlink:type="simple" xlink:href="https://static.ukrinform.com/photos/2023_02/thumb_files/630_360_1675255427-859.jpg" text:style-name="Internet_20_link" text:visited-style-name="Visited_20_Internet_20_Link">
630_360_16752...</text:a>
"]</text:p>
      <text:p text:style-name="P4">
Tags: ['Італія', 'Мультфільм', 'Мультфільм «Мавка»']</text:p>
      <text:p text:style-name="P4">
Type: Article</text:p>
      <!--METADATA-->
      <text:p text:style-name="P4">
<draw:frame draw:style-name="fr1" draw:name="Image161" text:anchor-type="as-char" svg:width="6.9236in" svg:height="3.956343in" draw:z-index="0">
<draw:image xlink:href="../Images/yкринформ/2023-05-11T17-33-33-03-00/630_360_1675255427-859.jpg" xlink:type="simple" xlink:show="embed" xlink:actuate="onLoad" draw:mime-type="image/jpeg"/>
</draw:frame>
 Анімаційнастрічка «Мавка. Лісова пісня» за третій тиждень кінопрокату в Італії зібралапонад мільйон євро.</text:p>
      <text:p text:style-name="P4">
Як передає Укрінформ, про це Державне агентство України з питань кіноповідомило у <text:a xlink:type="simple" xlink:href="https://www.facebook.com/ukrainefilmagency/posts/pfbid0ZxsYy47PVGgSMVfYrNk2yXip25YUAR7QcEMJBvp2rp2BQXnXcpmrWL4qJ7oDLXM8l" text:style-name="Internet_20_link" text:visited-style-name="Visited_20_Internet_20_Link">
</text:a>
.</text:p>
      <text:p text:style-name="P4">
Так, за даними Держкіно, після третього тижня касові збори мультфільму сягнули1 055 490 євро. Кількість проданих квитків становить 159 202.</text:p>
      <text:p text:style-name="P4">
Прокат в Італії триває.</text:p>
      <text:p text:style-name="P4">
<text:span text:style-name="T4">
Читайте також:</text:span>
 <text:a xlink:type="simple" xlink:href="https://www.ukrinform.ua/rubric-culture/3707755-mavka-lisova-pisna-stala-odnim-iz-najkrasih-filmiv-tizna-u-rumunskomu-prokati-derzkino.html" text:style-name="Internet_20_link" text:visited-style-name="Visited_20_Internet_20_Link">
 <text:span text:style-name="T4">
Мавка</text:span>
 </text:a>
</text:p>
      <text:p text:style-name="P4">
Як повідомлялося, анімаційний фільм «Мавка. Лісова пісня» створений запідтримки Держкіно та Агентства США з міжнародного розвитку (USAID).Кінотеатральну дистрибуцію в Україні здійснює FILM.UA Distribution таKinomania Film Distribution.</text:p>
      <text:p text:style-name="P4">
У кінотеатральному прокаті в Румунії «Мавка. Лісова пісня» стала одним ізнайкращих фільмів тижня.</text:p>
      <text:p text:style-name="P4">
У Франції мультфільм <text:a xlink:type="simple" xlink:href="https://www.ukrinform.ua/rubric-culture/3706342-multfilm-mavka-lisova-pisna-zibrav-u-francii-ponad-35-miljona.html" text:style-name="Internet_20_link" text:visited-style-name="Visited_20_Internet_20_Link">
 </text:a>
 .</text:p>
      <text:p text:style-name="P4">
За перший тиждень кінопрокату в Іспанії «Мавка» <text:a xlink:type="simple" xlink:href="https://www.ukrinform.ua/rubric-culture/3703846-v-ispanii-multfilm-mavka-lisova-pisna-za-persij-tizden-prokatu-zibrav-ponad-3215-tisaci.html" text:style-name="Internet_20_link" text:visited-style-name="Visited_20_Internet_20_Link">
</text:a>
 . Стрічкаввійшла до п’ятірки найуспішніших фільмів за вікенд.</text:p>
      <text:p text:style-name="P4">
Source: <text:a xlink:type="simple" xlink:href="https://www.ukrinform.ua/rubric-culture/3707882-mavka-lisova-pisna-vze-zibrala-ponad-1-miljon-v-italijskomu-prokati.html" text:style-name="Internet_20_link" text:visited-style-name="Visited_20_Internet_20_Link">
https://www.ukrinform.ua/rubric-culture/3707882-mavka-lisova-pisna-vze-zibrala-ponad-1-miljon-v-italijskomu-prokati.html</text:a>
</text:p>
      <!--NEWS-->
      <text:h text:style-name="P10" text:outline-level="1">
<text:span text:style-name="T4">
Один із кандидатів на посаду президента Туреччини залишив перегони за три дні до голосування</text:span>
</text:h>
      <text:p text:style-name="P4">
Authors: Ukrinform (Person)</text:p>
      <text:p text:style-name="P4">
Publisher: Укринформ (Organization)</text:p>
      <text:p text:style-name="P4">
Published Time: 2023-05-11T17:36:00+03:00</text:p>
      <text:p text:style-name="P4">
Modified Time: 2023-05-11T17:36:00+03:00</text:p>
      <text:p text:style-name="P4">
Description: Один із кандидатів на посаду президента Туреччини, лідер партії «Батьківщина» Мухаррем Індже зняв свою кандидатуру з виборчих перегонів за три дні до виборів. — Укрінформ.</text:p>
      <text:p text:style-name="P4">
Images: ["<text:a xlink:type="simple" xlink:href="https://static.ukrinform.com/photos/2022_07/thumb_files/630_360_1656891223-699.jpg" text:style-name="Internet_20_link" text:visited-style-name="Visited_20_Internet_20_Link">
630_360_16568...</text:a>
"]</text:p>
      <text:p text:style-name="P4">
Tags: ['Президент', 'Вибори Президента']</text:p>
      <text:p text:style-name="P4">
Type: Article</text:p>
      <!--METADATA-->
      <text:p text:style-name="P4">
<draw:frame draw:style-name="fr1" draw:name="Image162" text:anchor-type="as-char" svg:width="6.9236in" svg:height="3.956343in" draw:z-index="0">
<draw:image xlink:href="../Images/yкринформ/2023-05-11T17-36-00-03-00/630_360_1656891223-699.jpg" xlink:type="simple" xlink:show="embed" xlink:actuate="onLoad" draw:mime-type="image/jpeg"/>
</draw:frame>
 Один ізкандидатів на посаду президента Туреччини, лідер партії «Батьківщина» МухарремІндже зняв свою кандидатуру з виборчих перегонів за три дні до виборів.</text:p>
      <text:p text:style-name="P4">
Про це повідомляє Укрінформ із посиланням на <text:a xlink:type="simple" xlink:href="https://www.cnnturk.com/turkiye/secim-2023/son-dakika-muharrem-ince-adayliktan-cekilecegini-acikladi" text:style-name="Internet_20_link" text:visited-style-name="Visited_20_Internet_20_Link">
</text:a>
</text:p>
      <text:p text:style-name="P4">
“Я чинив опір 45 днів. Я знімаю свою кандидатуру на заключному етапі, я роблюце для своєї країни”, - повідомив Мухаррем Індже.</text:p>
      <text:p text:style-name="P4">
Кандидат на посаду президента поскаржився на те, що проти нього веласяцілеспрямована інформаційна кампанія з поширенням неправдивої інформації танаклепів, тоді як держава не змогла захистити його репутацію.</text:p>
      <text:p text:style-name="P4">
<text:span text:style-name="T4">
Читайте також:</text:span>
 <text:a xlink:type="simple" xlink:href="https://www.ukrinform.ua/rubric-world/3679073-turecka-opozicia-viznacilasa-iz-supernikom-erdogana-na-viborah.html" text:style-name="Internet_20_link" text:visited-style-name="Visited_20_Internet_20_Link">
 <text:span text:style-name="T4">
Турецька</text:span>
 <text:span text:style-name="T4">
опозиція</text:span>
 <text:span text:style-name="T4">
визначилася</text:span>
 <text:span text:style-name="T4">
суперником</text:span>
<text:span text:style-name="T4">
Ердогана</text:span>
 <text:span text:style-name="T4">
виборах</text:span>
 </text:a>
</text:p>
      <text:p text:style-name="P4">
“Турецька Республіка не змогла захистити мою репутацію. На державу покладенозавдання захистити репутацію громадянина, кандидата в президенти. За захистмоєї репутації відповідають прокуратура, ЗМІ, служби безпеки цієї країни”, -сказав він.</text:p>
      <text:p text:style-name="P4">
Мухаррем Індже наголосив на важливості своєї партії для майбутнього країни тазакликав за неї проголосувати.</text:p>
      <text:p text:style-name="P4">
<text:span text:style-name="T4">
Читайте також:</text:span>
 <text:a xlink:type="simple" xlink:href="https://www.ukrinform.ua/rubric-world/3706507-na-tureckij-viborcij-dilnici-v-amsterdami-stalasa-bijka-za-ucasti-300-ludej.html" text:style-name="Internet_20_link" text:visited-style-name="Visited_20_Internet_20_Link">
 </text:a>
</text:p>
      <text:p text:style-name="P4">
Як повідомляє <text:a xlink:type="simple" xlink:href="https://www.trthaber.com/haber/turkiye/cumhurbaskani-erdogandan-muharrem-ince-yorumu-cekilmesine-uzuldum-766670.html" text:style-name="Internet_20_link" text:visited-style-name="Visited_20_Internet_20_Link">
 </text:a>
 , на зняттякандидатури Індже вже відреагував Реджеп Тайїп Ердоган.“Мені шкода, якщочесно, я би хотів, щоб ця гонка тривала так до кінця”, - заявив він.</text:p>
      <text:p text:style-name="P4">
Знімаючи свою кандидатуру, Мухаррем Індже не вказав, чи робить це на користьодного з кандидатів.</text:p>
      <text:p text:style-name="P4">
Таким чином у <text:a xlink:type="simple" xlink:href="https://www.ukrinform.ua/tag-vibori" text:style-name="Internet_20_link" text:visited-style-name="Visited_20_Internet_20_Link">
 </text:a>
 зараз беруть участь трикандидати - нинішній глава держави та лідер правлячої Партії справедливості тарозвитку Реджеп Тайїп Ердоган, його головний опонент - лідер опозиційноїРеспубліканської народної партії Туреччини Кемаль Кілічдароглу та кандидат відправого Альянсу предків Сінан Оган.</text:p>
      <text:p text:style-name="P4">
Source: <text:a xlink:type="simple" xlink:href="https://www.ukrinform.ua/rubric-world/3707886-odin-iz-kandidativ-na-posadu-prezidenta-tureccini-zalisiv-peregoni-za-tri-dni-do-golosuvanna.html" text:style-name="Internet_20_link" text:visited-style-name="Visited_20_Internet_20_Link">
https://www.ukrinform.ua/rubric-world/3707886-odin-iz-kandidativ-na-posadu-prezidenta-tureccini-zalisiv-peregoni-za-tri-dni-do-golosuvanna.html</text:a>
</text:p>
      <!--NEWS-->
      <text:h text:style-name="P10" text:outline-level="1">
<text:span text:style-name="T4">
Перед контрнаступом ЗСУ росіяни масово депортують дітей - Save Ukraine</text:span>
</text:h>
      <text:p text:style-name="P4">
Authors: Ukrinform (Person)</text:p>
      <text:p text:style-name="P4">
Publisher: Укринформ (Organization)</text:p>
      <text:p text:style-name="P4">
Published Time: 2023-05-11T17:36:49+03:00</text:p>
      <text:p text:style-name="P4">
Modified Time: 2023-05-11T17:36:49+03:00</text:p>
      <text:p text:style-name="P4">
Description: Перед українським контрнаступом з прилеглих до лінії розмежування населених пунктів на територію тимчасово окупованого Криму і в росію масово вивозять українських дітей. — Укрінформ.</text:p>
      <text:p text:style-name="P4">
Images: ["<text:a xlink:type="simple" xlink:href="https://static.ukrinform.com/photos/2023_05/thumb_files/630_360_1683815696-103.jpg" text:style-name="Internet_20_link" text:visited-style-name="Visited_20_Internet_20_Link">
630_360_16838...</text:a>
"]</text:p>
      <text:p text:style-name="P4">
Tags: ['Депортація', 'Діти', 'Війна з росією', 'Save Ukraine']</text:p>
      <text:p text:style-name="P4">
Type: Article</text:p>
      <!--METADATA-->
      <text:p text:style-name="P4">
<draw:frame draw:style-name="fr1" draw:name="Image163" text:anchor-type="as-char" svg:width="6.9236in" svg:height="3.956343in" draw:z-index="0">
<draw:image xlink:href="../Images/yкринформ/2023-05-11T17-36-49-03-00/630_360_1683815696-103.jpg" xlink:type="simple" xlink:show="embed" xlink:actuate="onLoad" draw:mime-type="image/jpeg"/>
</draw:frame>
 Передукраїнським контрнаступом з прилеглих до лінії розмежування населених пунктівна територію тимчасово окупованого Криму і в росію масово вивозять українськихдітей.</text:p>
      <text:p text:style-name="P4">
Про це зазначив виконавчий директор БО «Save Ukraine», уповноваженийПрезидента України з прав дитини (2014 -2021 рр.) Микола Кулеба післяпресконференції у Медіацентрі Україна — Укрінформ у коментарі кореспондентуагентства.</text:p>
      <text:p text:style-name="P4">
За його словами, декілька днів тому була оприлюднена інформація, що зтимчасово окупованого Бердянська так вивезли 660 українських дітей, яких передцим зібрали з прилеглих населених пунктів.</text:p>
      <text:p text:style-name="P4">
“Наразі нам поки що невідомі локації, де знаходяться ці діти, але ми знаємо,що перед загрозою контрнаступу українських збройних сил зараз на територіях,наближених до лінії розмежування, постійно відбуваються так звані евакуації, адля нас це - депортації, коли дітей звозять, садять в автобуси і вивозять уневідомому напрямку”, - розповів він.</text:p>
      <text:p text:style-name="P4">
<text:span text:style-name="T4">
Читайте також:</text:span>
 <text:a xlink:type="simple" xlink:href="https://www.ukrinform.ua/rubric-polytics/3705282-mzs-pro-deportaciu-ditej-zvit-obse-moze-buti-vikoristanij-dla-pritagnenna-rosii-do-vidpovidalnosti.html" text:style-name="Internet_20_link" text:visited-style-name="Visited_20_Internet_20_Link">
 <text:span text:style-name="T4">
депортацію</text:span>
 </text:a>
</text:p>
      <text:p text:style-name="P4">
“На момент п’ять днів тому було вивезено 660 дітей з Бердянська, а зараз миможемо говорити про тисячі дітей, які знову вивозяться на територію ворога. Щоце за діти, з яких вони сімей і чи взагалі у них є сім’ї, ми наразі незнаємо”, - додав Кулеба.</text:p>
      <text:p text:style-name="P4">
Як повідомлялося, 8 травня начальник Об’єднаного координаційного пресцентруСил оборони півдня України Наталія Гуменюк повідомила в ефірі національногомарафону "Єдині новини", що ворог вивозить до Бердянська мешканців тимчасовоокупованих територій Запорізької та <text:a xlink:type="simple" xlink:href="https://www.ukrinform.ua/tag-hersonsina" text:style-name="Internet_20_link" text:visited-style-name="Visited_20_Internet_20_Link">
 </text:a>
 з метою створити ілюзію турботи про цивільних та за рахунок нихубезпечити свої підрозділи, які вони розгортають на нових рубежах.</text:p>
      <text:p text:style-name="P4">
<text:span text:style-name="T4">
Читайте також:</text:span>
 <text:a xlink:type="simple" xlink:href="https://www.ukrinform.ua/rubric-polytics/3704681-deportacia-ukrainskih-ditej-moze-vvazatisa-voennim-zlocinom-misia-obse.html" text:style-name="Internet_20_link" text:visited-style-name="Visited_20_Internet_20_Link">
 <text:span text:style-name="T4">
Депортація</text:span>
 </text:a>
</text:p>
      <text:p text:style-name="P4">
За інформацією гауляйтера тимчасово окупованої частини Запорізької областіБалицького, станом на вечір 7 травня до Бердянська переміщено 1679 осіб, утому числі 660 дітей. Їх розміщують у "віджатих" закладах відпочинку вБердянську. Також вивезених людей повинні прийняти Приморськ та Кирилівка.Втім є інформація, що подальша евакуація буде до Ростовської області рф. чи щедалі.</text:p>
      <text:p text:style-name="P4">
Source: <text:a xlink:type="simple" xlink:href="https://www.ukrinform.ua/rubric-society/3707884-pered-kontrnastupom-zsu-rosiani-masovo-deportuut-ditej-save-ukraine.html" text:style-name="Internet_20_link" text:visited-style-name="Visited_20_Internet_20_Link">
https://www.ukrinform.ua/rubric-society/3707884-pered-kontrnastupom-zsu-rosiani-masovo-deportuut-ditej-save-ukraine.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11T17:39:00+03:00</text:p>
      <text:p text:style-name="P4">
Modified Time: 2023-05-11T17:39: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64" text:anchor-type="as-char" svg:width="6.9236in" svg:height="3.956343in" draw:z-index="0">
<draw:image xlink:href="../Images/yкринформ/2023-05-11T17-39-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65" text:anchor-type="as-char" svg:width="6.9236in" svg:height="6.9236in" draw:z-index="0">
<draw:image xlink:href="../Images/yкринформ/2023-05-11T17-39-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66" text:anchor-type="as-char" svg:width="6.9236in" svg:height="6.9236in" draw:z-index="0">
<draw:image xlink:href="../Images/yкринформ/2023-05-11T17-39-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67" text:anchor-type="as-char" svg:width="6.9236in" svg:height="6.9236in" draw:z-index="0">
<draw:image xlink:href="../Images/yкринформ/2023-05-11T17-39-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68" text:anchor-type="as-char" svg:width="6.9236in" svg:height="6.9236in" draw:z-index="0">
<draw:image xlink:href="../Images/yкринформ/2023-05-11T17-39-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69" text:anchor-type="as-char" svg:width="6.9236in" svg:height="6.9236in" draw:z-index="0">
<draw:image xlink:href="../Images/yкринформ/2023-05-11T17-39-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70" text:anchor-type="as-char" svg:width="6.9236in" svg:height="6.9236in" draw:z-index="0">
<draw:image xlink:href="../Images/yкринформ/2023-05-11T17-39-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71" text:anchor-type="as-char" svg:width="6.9236in" svg:height="6.9236in" draw:z-index="0">
<draw:image xlink:href="../Images/yкринформ/2023-05-11T17-39-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72" text:anchor-type="as-char" svg:width="6.9236in" svg:height="6.9236in" draw:z-index="0">
<draw:image xlink:href="../Images/yкринформ/2023-05-11T17-39-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73" text:anchor-type="as-char" svg:width="6.9236in" svg:height="6.9236in" draw:z-index="0">
<draw:image xlink:href="../Images/yкринформ/2023-05-11T17-39-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74" text:anchor-type="as-char" svg:width="6.9236in" svg:height="6.9236in" draw:z-index="0">
<draw:image xlink:href="../Images/yкринформ/2023-05-11T17-39-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Повертати дітей з росії стало набагато важче – Микола Кулеба</text:span>
</text:h>
      <text:p text:style-name="P4">
Authors: Ukrinform (Person)</text:p>
      <text:p text:style-name="P4">
Publisher: Укринформ (Organization)</text:p>
      <text:p text:style-name="P4">
Published Time: 2023-05-11T17:41:00+03:00</text:p>
      <text:p text:style-name="P4">
Modified Time: 2023-05-11T17:41:00+03:00</text:p>
      <text:p text:style-name="P4">
Description: Повертати викрадених росією дітей стало набагато важче. — Укрінформ.</text:p>
      <text:p text:style-name="P4">
Images: ["<text:a xlink:type="simple" xlink:href="https://static.ukrinform.com/photos/2023_05/thumb_files/630_360_1683815136-379.jpg" text:style-name="Internet_20_link" text:visited-style-name="Visited_20_Internet_20_Link">
630_360_16838...</text:a>
"]</text:p>
      <text:p text:style-name="P4">
Tags: ['Діти', 'Викрадення людей', 'Війна з росією']</text:p>
      <text:p text:style-name="P4">
Type: Article</text:p>
      <!--METADATA-->
      <text:p text:style-name="P4">
<draw:frame draw:style-name="fr1" draw:name="Image175" text:anchor-type="as-char" svg:width="6.9236in" svg:height="3.956343in" draw:z-index="0">
<draw:image xlink:href="../Images/yкринформ/2023-05-11T17-41-00-03-00/630_360_1683815136-379.jpg" xlink:type="simple" xlink:show="embed" xlink:actuate="onLoad" draw:mime-type="image/jpeg"/>
</draw:frame>
 Повертативикрадених росією дітей стало набагато важче.</text:p>
      <text:p text:style-name="P4">
Про це сказав виконавчий директор БО Save Ukraine, уповноважений ПрезидентаУкраїни з прав дитини у 2014 -2021 рр. Микола Кулеба під час пресконференції уМедіацентрі Україна — Укрінформ.</text:p>
      <text:p text:style-name="P4">
“Попри те, що російські офіційні особи повідомляють, що вони ігнорують церішення МКС і воно нікчемне, ми можемо засвідчити, що сьогодні вони бояться іперешкоджають поверненню дітей. Повертати дітей стало набагато важче, бо кожнаповернута дитина в Україну — це свідок злочину”, - сказав він.</text:p>
      <text:p text:style-name="P4">
<text:span text:style-name="T4">
Читайте також:</text:span>
 <text:a xlink:type="simple" xlink:href="https://www.ukrinform.ua/rubric-society/3707884-pered-kontrnastupom-zsu-rosiani-masovo-deportuut-ditej-save-ukraine.html" text:style-name="Internet_20_link" text:visited-style-name="Visited_20_Internet_20_Link">
 </text:a>
</text:p>
      <text:p text:style-name="P4">
За словами Кулеби, викрадені діти є свідками злочину геноциду щодоукраїнського народу, який розслідує Міжнародний кримінальний суд, і можутьнадати свідчення, які допоможуть притягнути до відповідальності посадовців,причетних до незаконної депортації в росію українських дітей.</text:p>
      <text:p text:style-name="P4">
“Вони (росія - ред.) бояться цього, тому що це нам допомагає формувати кейсидля майбутніх вироків не тільки путіну і марії львовій-бєловій, а й іншимпосадовим особам, які приймали і виконували відповідні рішення”, - додавКулеба.</text:p>
      <text:p text:style-name="P4">
Як повідомляв Укрінформ, уповноважений Верховної Ради із прав людини ДмитроЛубінець заявив, що росія не надає жодних даних щодо українських дітей, якітам перебувають, зокрема про їхнє місцеперебування.</text:p>
      <text:p text:style-name="P4">
<text:span text:style-name="T4">
Читайте також:</text:span>
 <text:a xlink:type="simple" xlink:href="https://www.ukrinform.ua/rubric-polytics/3704893-kuleba-privitav-zvit-obse-sodo-vikradenna-rosieu-ukrainskih-ditej.html" text:style-name="Internet_20_link" text:visited-style-name="Visited_20_Internet_20_Link">
 </text:a>
</text:p>
      <text:p text:style-name="P4">
У березні Міжнародний кримінальний суд видав ордери на арешт президента росіїволодимира путіна та дитячого омбудсмена марії львової-бєлової. Їх підозрюютьу воєнних злочинах у вигляді незаконних депортації та переміщення населення,зокрема дітей, з окупованої території України.</text:p>
      <text:p text:style-name="P4">
Source: <text:a xlink:type="simple" xlink:href="https://www.ukrinform.ua/rubric-society/3707887-povertati-ditej-z-rosii-stalo-nabagato-vazce-mikola-kuleba.html" text:style-name="Internet_20_link" text:visited-style-name="Visited_20_Internet_20_Link">
https://www.ukrinform.ua/rubric-society/3707887-povertati-ditej-z-rosii-stalo-nabagato-vazce-mikola-kuleba.html</text:a>
</text:p>
      <!--NEWS-->
      <text:h text:style-name="P10" text:outline-level="1">
<text:span text:style-name="T4">
Прикордонники збили чотири російських безпілотники у Бахмуті</text:span>
</text:h>
      <text:p text:style-name="P4">
Authors: Ukrinform (Person)</text:p>
      <text:p text:style-name="P4">
Publisher: Укринформ (Organization)</text:p>
      <text:p text:style-name="P4">
Published Time: 2023-05-11T17:49:00+03:00</text:p>
      <text:p text:style-name="P4">
Modified Time: 2023-05-11T17:49:00+03:00</text:p>
      <text:p text:style-name="P4">
Description: У Бахмуті Донецької області бійці Державної прикордонної служби України відбили чергову хвилю ворожих атак та збили за допомогою антидронових рушниць чотири російські безпілотники. — Укрінформ.</text:p>
      <text:p text:style-name="P4">
Images: ["<text:a xlink:type="simple" xlink:href="https://static.ukrinform.com/photos/2023_05/thumb_files/630_360_1683816487-299.jpg" text:style-name="Internet_20_link" text:visited-style-name="Visited_20_Internet_20_Link">
630_360_16838...</text:a>
"]</text:p>
      <text:p text:style-name="P4">
Tags: ['Бахмут', 'Безпілотник', 'Дрон', 'Війна з росією']</text:p>
      <text:p text:style-name="P4">
Type: Article</text:p>
      <!--METADATA-->
      <text:p text:style-name="P4">
<draw:frame draw:style-name="fr1" draw:name="Image176" text:anchor-type="as-char" svg:width="6.9236in" svg:height="3.956343in" draw:z-index="0">
<draw:image xlink:href="../Images/yкринформ/2023-05-11T17-49-00-03-00/630_360_1683816487-299.jpg" xlink:type="simple" xlink:show="embed" xlink:actuate="onLoad" draw:mime-type="image/jpeg"/>
</draw:frame>
 У БахмутіДонецької області бійці Державної прикордонної служби України відбили черговухвилю ворожих атак та збили за допомогою антидронових рушниць чотири російськібезпілотники.</text:p>
      <text:p text:style-name="P4">
Як передає Укрінформ, про це ДПСУ повідомила в <text:a xlink:type="simple" xlink:href="https://t.me/DPSUkr/11170" text:style-name="Internet_20_link" text:visited-style-name="Visited_20_Internet_20_Link">
 </text:a>
</text:p>
      <text:p text:style-name="P4">
Атаки російських військ відбиті мінометними розрахунками прикордонниківспільно з аеророзвідкою. За даними ДПСУ, загарбники відійшли із втратами.</text:p>
      <text:p text:style-name="P4">
На іншій позиції українські захисники виявили два російські <text:a xlink:type="simple" xlink:href="https://www.ukrinform.ua/tag-bezpilotnik" text:style-name="Internet_20_link" text:visited-style-name="Visited_20_Internet_20_Link">
</text:a>
 . Обидва були виведені з ладу задопомогою антидронових рушниць.</text:p>
      <text:p text:style-name="P4">
"Така ж доля спіткала ще одну ворожу безпілотну "парочку", яка спробувалапідлетіти вночі", — зазначили у службі.</text:p>
      <text:p text:style-name="P4">
<text:span text:style-name="T4">
Читайте також:</text:span>
 <text:a xlink:type="simple" xlink:href="https://www.ukrinform.ua/rubric-ato/3707650-maemo-castkovij-uspih-bahmut-zdavati-ne-zbiraemosa-danilov.html" text:style-name="Internet_20_link" text:visited-style-name="Visited_20_Internet_20_Link">
 <text:span text:style-name="T4">
Бахмут</text:span>
 </text:a>
</text:p>
      <text:p text:style-name="P4">
Як повідомляв Укрінформ, за добу <text:a xlink:type="simple" xlink:href="https://www.ukrinform.ua/rubric-ato/3707859-na-bahmutskomu-napramku-za-dobu-likviduvali-165-zagarbnikiv-poranili-ponad-200-cerevatij.html" text:style-name="Internet_20_link" text:visited-style-name="Visited_20_Internet_20_Link">
 </text:a>
 відбулося 15 боєзіткнень із російськимивійськами. Силами оборони знищені 165 загарбників, ще 216 — поранені.</text:p>
      <text:p text:style-name="P4">
<text:span text:style-name="T5">
Фото: ДПСУ</text:span>
</text:p>
      <text:p text:style-name="P4">
Source: <text:a xlink:type="simple" xlink:href="https://www.ukrinform.ua/rubric-ato/3707889-prikordonniki-zbili-cotiri-rosijskih-bezpilotniki-u-bahmuti.html" text:style-name="Internet_20_link" text:visited-style-name="Visited_20_Internet_20_Link">
https://www.ukrinform.ua/rubric-ato/3707889-prikordonniki-zbili-cotiri-rosijskih-bezpilotniki-u-bahmuti.html</text:a>
</text:p>
      <!--NEWS-->
      <text:h text:style-name="P10" text:outline-level="1">
<text:span text:style-name="T4">
Калініна здобула перемогу у другому колі турніру у Римі</text:span>
</text:h>
      <text:p text:style-name="P4">
Authors: Ukrinform (Person)</text:p>
      <text:p text:style-name="P4">
Publisher: Укринформ (Organization)</text:p>
      <text:p text:style-name="P4">
Published Time: 2023-05-11T17:50:00+03:00</text:p>
      <text:p text:style-name="P4">
Modified Time: 2023-05-11T17:50:00+03:00</text:p>
      <text:p text:style-name="P4">
Description: Українка обіграла російську тенісистку. — Укрінформ.</text:p>
      <text:p text:style-name="P4">
Images: ["<text:a xlink:type="simple" xlink:href="https://static.ukrinform.com/photos/2023_05/thumb_files/630_360_1683815688-272.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177" text:anchor-type="as-char" svg:width="6.9236in" svg:height="3.956343in" draw:z-index="0">
<draw:image xlink:href="../Images/yкринформ/2023-05-11T17-50-00-03-00/630_360_1683815688-272.jpg" xlink:type="simple" xlink:show="embed" xlink:actuate="onLoad" draw:mime-type="image/jpeg"/>
</draw:frame>
 Українкаобіграла російську тенісистку.</text:p>
      <text:p text:style-name="P4">
Ангеліна Калініна перемогла росіянку Анну Блінкову на грунтовому турніріЖіночої тенісної асоціації (WTA) - Internazionali BNL d’Italia - у Римі(Італія), передає Укрінформ.</text:p>
      <text:p text:style-name="P4">
Українка віддала суперниці лише чотири гейми за всю гру. Відтак, - 6:2, 6:2перемога Калініної.</text:p>
      <text:p text:style-name="P4">
Матч тривав 1 годину 26 хвилин.</text:p>
      <text:p text:style-name="P4">
У третьому колі змагань Калініна зіграє проти переможниці матчу міжамериканкою Софією Кенін та білорускою Аріною Соболенко.</text:p>
      <text:p text:style-name="P4">
<text:span text:style-name="T4">
Читайте також:</text:span>
 <text:a xlink:type="simple" xlink:href="https://www.ukrinform.ua/rubric-sports/3707397-curenko-obigrala-svitolinu-na-turniri-u-rimi.html" text:style-name="Internet_20_link" text:visited-style-name="Visited_20_Internet_20_Link">
 <text:span text:style-name="T4">
Цуренко</text:span>
 </text:a>
</text:p>
      <text:p text:style-name="P4">
Як повідомляв Укрінформ, у другому раунді турніру в Римі зіграють також ЛесяЦуренко та Марта Костюк.</text:p>
      <text:p text:style-name="P4">
Фото: btu.org.ua</text:p>
      <text:p text:style-name="P4">
Source: <text:a xlink:type="simple" xlink:href="https://www.ukrinform.ua/rubric-sports/3707892-kalinina-zdobula-peremogu-u-drugomu-koli-turniru-u-rimi.html" text:style-name="Internet_20_link" text:visited-style-name="Visited_20_Internet_20_Link">
https://www.ukrinform.ua/rubric-sports/3707892-kalinina-zdobula-peremogu-u-drugomu-koli-turniru-u-rimi.html</text:a>
</text:p>
      <!--NEWS-->
      <text:h text:style-name="P10" text:outline-level="1">
<text:span text:style-name="T4">
Білгород-Дністровський порт втретє виставили на аукціон</text:span>
</text:h>
      <text:p text:style-name="P4">
Authors: Ukrinform (Person)</text:p>
      <text:p text:style-name="P4">
Publisher: Укринформ (Organization)</text:p>
      <text:p text:style-name="P4">
Published Time: 2023-05-11T17:50:24+03:00</text:p>
      <text:p text:style-name="P4">
Modified Time: 2023-05-11T17:50:24+03:00</text:p>
      <text:p text:style-name="P4">
Description: Фонд державного майна 6 червня знову виставляє на приватизацію «Білгород-Дністровський морський торговельний порт» через несплату покупцем коштів за об’єкт. — Укрінформ.</text:p>
      <text:p text:style-name="P4">
Images: ["<text:a xlink:type="simple" xlink:href="https://static.ukrinform.com/photos/2019_03/thumb_files/630_360_1553081163-640.jpg" text:style-name="Internet_20_link" text:visited-style-name="Visited_20_Internet_20_Link">
630_360_15530...</text:a>
"]</text:p>
      <text:p text:style-name="P4">
Tags: ['Аукціон', 'ФДМУ', 'Приватизація', 'Білгород-Дністровський порт']</text:p>
      <text:p text:style-name="P4">
Type: Article</text:p>
      <!--METADATA-->
      <text:p text:style-name="P4">
<draw:frame draw:style-name="fr1" draw:name="Image178" text:anchor-type="as-char" svg:width="6.9236in" svg:height="3.956343in" draw:z-index="0">
<draw:image xlink:href="../Images/yкринформ/2023-05-11T17-50-24-03-00/630_360_1553081163-640.jpg" xlink:type="simple" xlink:show="embed" xlink:actuate="onLoad" draw:mime-type="image/jpeg"/>
</draw:frame>
 Фонддержавного майна 6 червня знову виставляє на приватизацію «Білгород-Дністровський морський торговельний порт» через несплату покупцем коштів заоб’єкт.</text:p>
      <text:p text:style-name="P4">
Про це повідомляє Укрінформ з посиланням на пресслужбу <text:a xlink:type="simple" xlink:href="https://www.spfu.gov.ua/ua/news/9675.html" text:style-name="Internet_20_link" text:visited-style-name="Visited_20_Internet_20_Link">
</text:a>
 .</text:p>
      <text:p text:style-name="P4">
«ФДМУ проведе 6 червня приватизаційний аукціон з продажу «Білгород-Дністровського морського торговельного порту». Торги відбудуться наProzorro.Продажі. Стартова ціна 184,9 млн грн. Гарантійний внесок для участі уторгах — 37 млн грн (без ПДВ). Станом на 31 березня порт має простроченукредиторську заборгованість на суму 118,7 млн грн», - йдеться в повідомленні.</text:p>
      <text:p text:style-name="P4">
Порт розташований на західному березі Дністровського лиману. До його складувходить 59 га основної території порту та понад 5 га портопункту Бугаз вселищі Затока. Також – дев’ять суден, чотири тепловози, 18 портальних кранів,47 транспортних засобів.</text:p>
      <text:p text:style-name="P4">
<text:span text:style-name="T4">
Читайте також:</text:span>
 <text:a xlink:type="simple" xlink:href="https://www.ukrinform.ua/rubric-economy/3704388-fond-derzmajna-znovu-vistavit-na-torgi-elektronmas.html" text:style-name="Internet_20_link" text:visited-style-name="Visited_20_Internet_20_Link">
 </text:a>
</text:p>
      <text:p text:style-name="P4">
Як повідомлялось, у березні Фонд держмайна з другої спроби продав на аукціоніБілгород-Дністровський морський торговельний порт за понад 220 мільйонівгривень. Але попередній переможець не сплатив кошти за об’єкт. Тому йоговиставлять на черговий аукціон.</text:p>
      <text:p text:style-name="P4">
Покупець зобов’язаний протягом 6 місяців погасити борги із заробітної плати таперед <text:a xlink:type="simple" xlink:href="https://www.ukrinform.ua/tag-budzet" text:style-name="Internet_20_link" text:visited-style-name="Visited_20_Internet_20_Link">
 </text:a>
 . Також він не зможе звільнятиробітників за власною ініціативою протягом цього періоду.</text:p>
      <text:p text:style-name="P4">
Фото: АМПУ</text:p>
      <text:p text:style-name="P4">
Source: <text:a xlink:type="simple" xlink:href="https://www.ukrinform.ua/rubric-economy/3707891-bilgoroddnistrovskij-port-vtrete-vistavili-na-aukcion.html" text:style-name="Internet_20_link" text:visited-style-name="Visited_20_Internet_20_Link">
https://www.ukrinform.ua/rubric-economy/3707891-bilgoroddnistrovskij-port-vtrete-vistavili-na-aukcion.html</text:a>
</text:p>
      <!--NEWS-->
      <text:h text:style-name="P10" text:outline-level="1">
<text:span text:style-name="T4">
До «Армії відновлення» залучили вже понад 21 тисячу українців</text:span>
</text:h>
      <text:p text:style-name="P4">
Authors: Ukrinform (Person)</text:p>
      <text:p text:style-name="P4">
Publisher: Укринформ (Organization)</text:p>
      <text:p text:style-name="P4">
Published Time: 2023-05-11T17:51:00+03:00</text:p>
      <text:p text:style-name="P4">
Modified Time: 2023-05-11T17:51:00+03:00</text:p>
      <text:p text:style-name="P4">
Description: Служба зайнятості видала вже понад 21,1 тис. направлень на виконання суспільно корисних робіт за проєктом «Армія відновлення». — Укрінформ.</text:p>
      <text:p text:style-name="P4">
Images: ["<text:a xlink:type="simple" xlink:href="https://static.ukrinform.com/photos/2022_11/thumb_files/630_360_1669423661-654.jpg" text:style-name="Internet_20_link" text:visited-style-name="Visited_20_Internet_20_Link">
630_360_16694...</text:a>
", "<text:a xlink:type="simple" xlink:href="https://static.ukrinform.com/photos/2023_05/1683817063-945.jpeg" text:style-name="Internet_20_link" text:visited-style-name="Visited_20_Internet_20_Link">
1683817063-94...</text:a>
"]</text:p>
      <text:p text:style-name="P4">
Tags: ['Відбудова', 'Відновлення України', 'Армія відновлення']</text:p>
      <text:p text:style-name="P4">
Type: Article</text:p>
      <!--METADATA-->
      <text:p text:style-name="P4">
<draw:frame draw:style-name="fr1" draw:name="Image179" text:anchor-type="as-char" svg:width="6.9236in" svg:height="3.956343in" draw:z-index="0">
<draw:image xlink:href="../Images/yкринформ/2023-05-11T17-51-00-03-00/630_360_1669423661-654.jpg" xlink:type="simple" xlink:show="embed" xlink:actuate="onLoad" draw:mime-type="image/jpeg"/>
</draw:frame>
 Службазайнятості видала вже понад 21,1 тис. направлень на виконання суспільнокорисних робіт за проєктом «Армія відновлення».</text:p>
      <text:p text:style-name="P4">
Як передає Укрінформ, про це повідомляє Державна служба зайнятості у <text:a xlink:type="simple" xlink:href="https://t.me/SESofUkraine/1155" text:style-name="Internet_20_link" text:visited-style-name="Visited_20_Internet_20_Link">
</text:a>
</text:p>
      <text:p text:style-name="P4">
Зазначається, що станом на 11 травня у суспільно корисних роботах від Службизайнятості беруть участь 21 115 безробітних із 18 регіонів.</text:p>
      <text:p text:style-name="P4">
<draw:frame draw:style-name="fr1" draw:name="Image180" text:anchor-type="as-char" svg:width="6.9236in" svg:height="8.217923in" draw:z-index="0">
<draw:image xlink:href="../Images/yкринформ/2023-05-11T17-51-00-03-00/1683817063-945.jpeg" xlink:type="simple" xlink:show="embed" xlink:actuate="onLoad" draw:mime-type="image/jpeg"/>
</draw:frame>
</text:p>
      <text:p text:style-name="P4">
На оплату послуг за виконання суспільно корисних робіт держава спрямувала 123млн грн.</text:p>
      <text:p text:style-name="P4">
У відомстві додали, що найбільшу кількість направлень на роботу за проєктом <text:a xlink:type="simple" xlink:href="https://www.ukrinform.ua/tag-armia-vidnovlenna" text:style-name="Internet_20_link" text:visited-style-name="Visited_20_Internet_20_Link">
</text:a>
 видано в Полтавській області– 4 322. На другому місці Харківщина – 3 334 направлення, на третьому –Київська область, де роботу надано 2 479 безробітним.</text:p>
      <text:p text:style-name="P4">
<text:span text:style-name="T4">
Читайте також:</text:span>
 <text:a xlink:type="simple" xlink:href="https://www.ukrinform.ua/rubric-vidbudova/3695784-u-minekonomiki-skazali-skilki-platat-v-armii-vidnovlenna.html" text:style-name="Internet_20_link" text:visited-style-name="Visited_20_Internet_20_Link">
 </text:a>
</text:p>
      <text:p text:style-name="P4">
Як повідомлялося, проєкт "Армія відновлення" був запроваджений урядом восени2022 року з метою залучення людей, які тимчасово втратили роботу, до відбудовикраїни через виконання ними суспільно корисних робіт.</text:p>
      <text:p text:style-name="P4">
Source: <text:a xlink:type="simple" xlink:href="https://www.ukrinform.ua/rubric-vidbudova/3707896-do-armii-vidnovlenna-zalucili-vze-ponad-21-tisacu-ukrainciv.html" text:style-name="Internet_20_link" text:visited-style-name="Visited_20_Internet_20_Link">
https://www.ukrinform.ua/rubric-vidbudova/3707896-do-armii-vidnovlenna-zalucili-vze-ponad-21-tisacu-ukrainciv.html</text:a>
</text:p>
      <!--NEWS-->
      <text:h text:style-name="P10" text:outline-level="1">
<text:span text:style-name="T4">
Зеленський відзначив нагородами 134 захисників, 122 із них – посмертно</text:span>
</text:h>
      <text:p text:style-name="P4">
Authors: Ukrinform (Person)</text:p>
      <text:p text:style-name="P4">
Publisher: Укринформ (Organization)</text:p>
      <text:p text:style-name="P4">
Published Time: 2023-05-11T17:54:38+03:00</text:p>
      <text:p text:style-name="P4">
Modified Time: 2023-05-11T17:54:38+03:00</text:p>
      <text:p text:style-name="P4">
Description: Президент Володимир Зеленський відзначив державними нагородами 134 військовослужбовців, серед них 122 – посмертно.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Нагорода', 'Військові', 'Зеленський', 'Орден', 'Війна з росією']</text:p>
      <text:p text:style-name="P4">
Type: Article</text:p>
      <!--METADATA-->
      <text:p text:style-name="P4">
<draw:frame draw:style-name="fr1" draw:name="Image181" text:anchor-type="as-char" svg:width="6.9236in" svg:height="3.956343in" draw:z-index="0">
<draw:image xlink:href="../Images/yкринформ/2023-05-11T17-54-38-03-00/630_360_1679682020-565.jpeg" xlink:type="simple" xlink:show="embed" xlink:actuate="onLoad" draw:mime-type="image/jpeg"/>
</draw:frame>
 ПрезидентВолодимир Зеленський відзначив державними нагородами 134 військовослужбовців,серед них 122 – посмертно.</text:p>
      <text:p text:style-name="P4">
Відповідний <text:a xlink:type="simple" xlink:href="https://www.president.gov.ua/documents/2722023-46725" text:style-name="Internet_20_link" text:visited-style-name="Visited_20_Internet_20_Link">
 </text:a>
опублікований на сайті глави держави, повідомляє Укрінформ.</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Читайте також:</text:span>
 <text:a xlink:type="simple" xlink:href="https://www.ukrinform.ua/rubric-ato/3707498-same-v-ukraini-svit-bacitime-na-so-zdatna-evropa-prezident.html" text:style-name="Internet_20_link" text:visited-style-name="Visited_20_Internet_20_Link">
 </text:a>
</text:p>
      <text:p text:style-name="P4">
Президент відзначив захисників орденами Богдана Хмельницького, «За мужність»,а також медалями “За військову службу Україні”, “Захиснику Вітчизни” та “Заврятоване життя”.</text:p>
      <text:p text:style-name="P4">
Source: <text:a xlink:type="simple" xlink:href="https://www.ukrinform.ua/rubric-ato/3707893-zelenskij-vidznaciv-nagorodami-134-zahisnikiv-122-iz-nih-posmertno.html" text:style-name="Internet_20_link" text:visited-style-name="Visited_20_Internet_20_Link">
https://www.ukrinform.ua/rubric-ato/3707893-zelenskij-vidznaciv-nagorodami-134-zahisnikiv-122-iz-nih-posmertno.html</text:a>
</text:p>
      <!--NEWS-->
      <text:h text:style-name="P10" text:outline-level="1">
<text:span text:style-name="T4">
У Мелітополі до списку зрадників та колаборантів входить близько 1000 осіб - мер</text:span>
</text:h>
      <text:p text:style-name="P4">
Authors: Ukrinform (Person)</text:p>
      <text:p text:style-name="P4">
Publisher: Укринформ (Organization)</text:p>
      <text:p text:style-name="P4">
Published Time: 2023-05-11T17:59:00+03:00</text:p>
      <text:p text:style-name="P4">
Modified Time: 2023-05-11T17:59:00+03:00</text:p>
      <text:p text:style-name="P4">
Description: У Мелітополі та частково Мелітопольському районі нарахували близько тисячі зрадників та колаборантів. Усіх їх внесли до спеціальної бази даних. — Укрінформ.</text:p>
      <text:p text:style-name="P4">
Images: ["<text:a xlink:type="simple" xlink:href="https://static.ukrinform.com/photos/2023_04/thumb_files/630_360_1681996461-700.jpg" text:style-name="Internet_20_link" text:visited-style-name="Visited_20_Internet_20_Link">
630_360_16819...</text:a>
"]</text:p>
      <text:p text:style-name="P4">
Tags: ['Мелітополь', 'Федоров', 'Єдині новини']</text:p>
      <text:p text:style-name="P4">
Type: Article</text:p>
      <!--METADATA-->
      <text:p text:style-name="P4">
<draw:frame draw:style-name="fr1" draw:name="Image182" text:anchor-type="as-char" svg:width="6.9236in" svg:height="3.956343in" draw:z-index="0">
<draw:image xlink:href="../Images/yкринформ/2023-05-11T17-59-00-03-00/630_360_1681996461-700.jpg" xlink:type="simple" xlink:show="embed" xlink:actuate="onLoad" draw:mime-type="image/jpeg"/>
</draw:frame>
 УМелітополі та частково Мелітопольському районі нарахували близько тисячізрадників та колаборантів. Усіх їх внесли до спеціальної бази даних.</text:p>
      <text:p text:style-name="P4">
Про це в ефірі національного телемарафону "Єдині новини" сказав міський головаМелітополя Іван Федоров, передає Укрінформ.</text:p>
      <text:p text:style-name="P4">
"Наша команда склала перелік колаборантів та зрадників, які погодилисьспівпрацювати з ворогом. В нашому переліку налічується близько 1000 людей, алеце лише місто Мелітополь і частково Мелітопольський район", - сказав він.</text:p>
      <text:p text:style-name="P4">
<text:span text:style-name="T4">
Читайте також:</text:span>
 <text:a xlink:type="simple" xlink:href="https://www.ukrinform.ua/rubric-regions/3706003-u-melitopoli-ta-berdansku-zakrilis-supermarketi-vlasnik-vtik.html" text:style-name="Internet_20_link" text:visited-style-name="Visited_20_Internet_20_Link">
 <text:span text:style-name="T4">
Мелітопол</text:span>
 </text:a>
</text:p>
      <text:p text:style-name="P4">
За словами Федорова, всі ці бази даних синхронізовані з базами данихукраїнських спецслужб.</text:p>
      <text:p text:style-name="P4">
Також він зазначив, що повідомити про колаборантів з Мелітопольщини можна наелектронну пошту zradnyk@mlt.gov.ua.</text:p>
      <text:p text:style-name="P4">
Як повідомляв Укрінформ, у тимчасово захоплених Мелітополі та БердянськуЗапорізької області закрилися супермаркети - власник втік.</text:p>
      <text:p text:style-name="P4">
Source: <text:a xlink:type="simple" xlink:href="https://www.ukrinform.ua/rubric-regions/3707897-u-melitopoli-do-spisku-zradnikiv-ta-kolaborantiv-vhodit-blizko-1000-osib-mer.html" text:style-name="Internet_20_link" text:visited-style-name="Visited_20_Internet_20_Link">
https://www.ukrinform.ua/rubric-regions/3707897-u-melitopoli-do-spisku-zradnikiv-ta-kolaborantiv-vhodit-blizko-1000-osib-mer.html</text:a>
</text:p>
      <!--NEWS-->
      <text:h text:style-name="P10" text:outline-level="1">
<text:span text:style-name="T4">
МВФ планує провести перший перегляд програми для України вже у травні</text:span>
</text:h>
      <text:p text:style-name="P4">
Authors: Ukrinform (Person)</text:p>
      <text:p text:style-name="P4">
Publisher: Укринформ (Organization)</text:p>
      <text:p text:style-name="P4">
Published Time: 2023-05-11T18:00:00+03:00</text:p>
      <text:p text:style-name="P4">
Modified Time: 2023-05-11T18:00:00+03:00</text:p>
      <text:p text:style-name="P4">
Description: </text:p>
      <text:p text:style-name="P4">
Міжнародний валютний фонд планує провести перший перегляд програми розширеного фінансування EFF для України в другій половині травня. — Укрінформ.</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183" text:anchor-type="as-char" svg:width="6.9236in" svg:height="3.956343in" draw:z-index="0">
<draw:image xlink:href="../Images/yкринформ/2023-05-11T18-00-00-03-00/630_360_1680538218-164.jpg" xlink:type="simple" xlink:show="embed" xlink:actuate="onLoad" draw:mime-type="image/jpeg"/>
</draw:frame>
Міжнародний валютний фонд планує провести перший перегляд програми розширеногофінансування EFF для України в другій половині травня.</text:p>
      <text:p text:style-name="P4">
Про це повідомила в четвер у відповідь на запитання власного кореспондентаУкрінформу директорка Департаменту з питань комунікацій МВФ Джулія Козак.</text:p>
      <text:p text:style-name="P4">
«Ми очікуємо, що перша місія з перегляду відбудеться пізніше в травні», -зазначила представниця Фонду.</text:p>
      <text:p text:style-name="P4">
Вона також уточнила, шо робота представників Фонду зосереджуватиметься навиконанні політичних зобов’язань України і умов за програмою EFF. Головнимчином, це стосуватиметься сфер фіскальної політики, державного управління таполітики обмінного курсу.</text:p>
      <text:p text:style-name="P4">
<text:span text:style-name="T4">
Читайте також:</text:span>
 <text:a xlink:type="simple" xlink:href="https://www.ukrinform.ua/rubric-economy/3703321-mvf-dvici-na-rik-peregladatime-programu-rozsirenogo-finansuvanna-ukraini.html" text:style-name="Internet_20_link" text:visited-style-name="Visited_20_Internet_20_Link">
 <text:span text:style-name="T4">
МВФ</text:span>
 <text:span text:style-name="T4">
двічі</text:span>
 <text:span text:style-name="T4">
рік</text:span>
 <text:span text:style-name="T4">
переглядатиме</text:span>
 <text:span text:style-name="T4">
програму</text:span>
<text:span text:style-name="T4">
розширеного</text:span>
 <text:span text:style-name="T4">
фінансування</text:span>
 <text:span text:style-name="T4">
України</text:span>
</text:a>
</text:p>
      <text:p text:style-name="P4">
«Звісно, перегляд враховуватиме останній розвиток у економічній та фінансовійсферах, а також оновить перспективи та ризики для (української - ред.)економіки», - зазначила Козак.</text:p>
      <text:p text:style-name="P4">
Вона нагадала, що <text:a xlink:type="simple" xlink:href="https://www.ukrinform.ua/tag-mvf" text:style-name="Internet_20_link" text:visited-style-name="Visited_20_Internet_20_Link">
 </text:a>
 має так званий«базовий сценарій» розвитку подій в Україні, а також негативний – з огляду наневизначеність, пов’язану з російською агресією.</text:p>
      <text:p text:style-name="P4">
<text:span text:style-name="T4">
Читайте також:</text:span>
 <text:a xlink:type="simple" xlink:href="https://www.ukrinform.ua/rubric-economy/3686552-ukraina-vikonala-vrazaucu-robotu-sodo-upravlinna-ekonomikou-v-umovah-vijni-mvf.html" text:style-name="Internet_20_link" text:visited-style-name="Visited_20_Internet_20_Link">
 </text:a>
</text:p>
      <text:p text:style-name="P4">
Як повідомляв Укрінформ, виконавча рада МВФ 31 березня <text:a xlink:type="simple" xlink:href="https://www.ukrinform.ua/rubric-economy/3690077-mvf-shvaliv-programu-finansuvanna-dla-ukraini-na-156-milarda.html" text:style-name="Internet_20_link" text:visited-style-name="Visited_20_Internet_20_Link">
</text:a>
 , розраховану на 48 місяців. Напершому етапі МВФ запланував часті перегляди її виконання, зокрема цього рокупередбачається два таких перегляди.</text:p>
      <text:p text:style-name="P4">
Source: <text:a xlink:type="simple" xlink:href="https://www.ukrinform.ua/rubric-economy/3707894-mvf-planue-provesti-persij-pereglad-programi-dla-ukraini-vze-u-travni.html" text:style-name="Internet_20_link" text:visited-style-name="Visited_20_Internet_20_Link">
https://www.ukrinform.ua/rubric-economy/3707894-mvf-planue-provesti-persij-pereglad-programi-dla-ukraini-vze-u-travni.html</text:a>
</text:p>
      <!--NEWS-->
      <text:h text:style-name="P10" text:outline-level="1">
<text:span text:style-name="T4">
Українське Дунайське пароплавство розпочало відновлення флоту типу «ріка – море»</text:span>
</text:h>
      <text:p text:style-name="P4">
Authors: Ukrinform (Person)</text:p>
      <text:p text:style-name="P4">
Publisher: Укринформ (Organization)</text:p>
      <text:p text:style-name="P4">
Published Time: 2023-05-11T18:06:30+03:00</text:p>
      <text:p text:style-name="P4">
Modified Time: 2023-05-11T18:06:30+03:00</text:p>
      <text:p text:style-name="P4">
Description: Українське Дунайське пароплавство розпочало відновлення флоту типу «ріка – море» з ремонту суховантажного судна. — Укрінформ.</text:p>
      <text:p text:style-name="P4">
Images: ["<text:a xlink:type="simple" xlink:href="https://static.ukrinform.com/photos/2023_05/thumb_files/630_360_1683817204-545.jpg" text:style-name="Internet_20_link" text:visited-style-name="Visited_20_Internet_20_Link">
630_360_16838...</text:a>
", "<text:a xlink:type="simple" xlink:href="https://static.ukrinform.com/photos/2023_05/1683817443-435.jpg" text:style-name="Internet_20_link" text:visited-style-name="Visited_20_Internet_20_Link">
1683817443-43...</text:a>
", "<text:a xlink:type="simple" xlink:href="https://static.ukrinform.com/photos/2023_05/1683817442-609.jpg" text:style-name="Internet_20_link" text:visited-style-name="Visited_20_Internet_20_Link">
1683817442-60...</text:a>
", "<text:a xlink:type="simple" xlink:href="https://static.ukrinform.com/photos/2023_05/1683817442-616.jpg" text:style-name="Internet_20_link" text:visited-style-name="Visited_20_Internet_20_Link">
1683817442-61...</text:a>
"]</text:p>
      <text:p text:style-name="P4">
Tags: ['Корабель', 'Ремонт', 'Українське Дунайське пароплавство']</text:p>
      <text:p text:style-name="P4">
Type: Article</text:p>
      <!--METADATA-->
      <text:p text:style-name="P4">
<draw:frame draw:style-name="fr1" draw:name="Image184" text:anchor-type="as-char" svg:width="6.9236in" svg:height="3.956343in" draw:z-index="0">
<draw:image xlink:href="../Images/yкринформ/2023-05-11T18-06-30-03-00/630_360_1683817204-545.jpg" xlink:type="simple" xlink:show="embed" xlink:actuate="onLoad" draw:mime-type="image/jpeg"/>
</draw:frame>
 УкраїнськеДунайське пароплавство розпочало відновлення флоту типу «ріка – море» зремонту суховантажного судна.</text:p>
      <text:p text:style-name="P4">
Як передає Укрінформ, про це повідомив у <text:a xlink:type="simple" xlink:href="https://www.facebook.com/permalink.php" text:style-name="Internet_20_link" text:visited-style-name="Visited_20_Internet_20_Link">
</text:a>
генеральний директор компанії Дмитро Москаленко.</text:p>
      <text:p text:style-name="P4">
«Починаємо програму розвитку та відновлення морських перевезень! Відновлюємонаш суховантажний флот типу «ріка – море». Це найбільш затребуваний сьогоднівид суден на Дунаї, який активно задіяний в експорті української агарноїпродукції», - йдеться в повідомленні.</text:p>
      <text:p text:style-name="P4">
<draw:frame draw:style-name="fr1" draw:name="Image185" text:anchor-type="as-char" svg:width="6.9236in" svg:height="6.100412in" draw:z-index="0">
<draw:image xlink:href="../Images/yкринформ/2023-05-11T18-06-30-03-00/1683817443-435.jpg" xlink:type="simple" xlink:show="embed" xlink:actuate="onLoad" draw:mime-type="image/jpeg"/>
</draw:frame>
</text:p>
      <text:p text:style-name="P4">
Наразі на ремонт стають перші повернуті з фрахту судна пароплавства. Зокрема,розпочинається доковий ремонт суховантажного <text:a xlink:type="simple" xlink:href="https://www.ukrinform.ua/tag-korabel" text:style-name="Internet_20_link" text:visited-style-name="Visited_20_Internet_20_Link">
 </text:a>
 «Вилково», яке перебувало у чартері з березня 2017 року.</text:p>
      <text:p text:style-name="P4">
<draw:frame draw:style-name="fr1" draw:name="Image186" text:anchor-type="as-char" svg:width="6.9236in" svg:height="6.220365in" draw:z-index="0">
<draw:image xlink:href="../Images/yкринформ/2023-05-11T18-06-30-03-00/1683817442-609.jpg" xlink:type="simple" xlink:show="embed" xlink:actuate="onLoad" draw:mime-type="image/jpeg"/>
</draw:frame>
</text:p>
      <text:p text:style-name="P4">
За словами очільника УДП, на судні буде проведено оновлення системи очищеннябаластних вод відповідно до міжнародних вимог та великий обсяг інших робіт.Відновлене та модернізоване судно почне працювати вже цього літа.</text:p>
      <text:p text:style-name="P4">
<draw:frame draw:style-name="fr1" draw:name="Image187" text:anchor-type="as-char" svg:width="6.9236in" svg:height="4.833699in" draw:z-index="0">
<draw:image xlink:href="../Images/yкринформ/2023-05-11T18-06-30-03-00/1683817442-616.jpg" xlink:type="simple" xlink:show="embed" xlink:actuate="onLoad" draw:mime-type="image/jpeg"/>
</draw:frame>
</text:p>
      <text:p text:style-name="P4">
Теплохід «Вилково» – універсальне суховантажне судно, призначене дляперевезення генеральних, навалочних вантажів різної номенклатури, зерна,контейнерів. У грудні 2008 року судно було заарештоване у порту Псахна(Греція) за багаторічні борги перед місцевими компаніями. Звільнене у березні2010 року.</text:p>
      <text:p text:style-name="P4">
<text:span text:style-name="T4">
Читайте також:</text:span>
 <text:a xlink:type="simple" xlink:href="https://www.ukrinform.ua/rubric-economy/3703188-dla-ukrainskogo-dunajskogo-paroplavstva-kapitalno-vidremontuvali-sim-barz.html" text:style-name="Internet_20_link" text:visited-style-name="Visited_20_Internet_20_Link">
 </text:a>
</text:p>
      <text:p text:style-name="P4">
Як повідомлялося, ПрАТ «Українське Дунайське пароплавство» <text:a xlink:type="simple" xlink:href="https://www.ukrinform.ua/rubric-economy/3707288-dunajske-paroplavstvo-gotue-do-spusku-na-vodu-buksir-odesa.html" text:style-name="Internet_20_link" text:visited-style-name="Visited_20_Internet_20_Link">
</text:a>
 . Це другий буксир-тритисячник у складіфлоту пароплавства, який працює з караванами з 9 барж.</text:p>
      <text:p text:style-name="P4">
<text:span text:style-name="T5">
Фото: Дмитро Москаленко, Фейсбук</text:span>
</text:p>
      <text:p text:style-name="P4">
Source: <text:a xlink:type="simple" xlink:href="https://www.ukrinform.ua/rubric-economy/3707900-ukrainske-dunajske-paroplavstvo-rozpocalo-vidnovlenna-flotu-tipu-rika-more.html" text:style-name="Internet_20_link" text:visited-style-name="Visited_20_Internet_20_Link">
https://www.ukrinform.ua/rubric-economy/3707900-ukrainske-dunajske-paroplavstvo-rozpocalo-vidnovlenna-flotu-tipu-rika-more.html</text:a>
</text:p>
      <!--NEWS-->
      <text:h text:style-name="P10" text:outline-level="1">
<text:span text:style-name="T4">
На заході Німеччини стався вибух у квартирі, постраждали 12 людей</text:span>
</text:h>
      <text:p text:style-name="P4">
Authors: Ukrinform (Person)</text:p>
      <text:p text:style-name="P4">
Publisher: Укринформ (Organization)</text:p>
      <text:p text:style-name="P4">
Published Time: 2023-05-11T18:10:59+03:00</text:p>
      <text:p text:style-name="P4">
Modified Time: 2023-05-11T18:10:59+03:00</text:p>
      <text:p text:style-name="P4">
Description: У німецькому місті Ратінгені стався вибух у багатоквартирному будинку, внаслідок якого постраждали 12 людей. — Укрінформ.</text:p>
      <text:p text:style-name="P4">
Images: ["<text:a xlink:type="simple" xlink:href="https://static.ukrinform.com/photos/2023_05/thumb_files/630_360_1683817834-236.jpg" text:style-name="Internet_20_link" text:visited-style-name="Visited_20_Internet_20_Link">
630_360_16838...</text:a>
"]</text:p>
      <text:p text:style-name="P4">
Tags: ['Німеччина', 'Вибух']</text:p>
      <text:p text:style-name="P4">
Type: Article</text:p>
      <!--METADATA-->
      <text:p text:style-name="P4">
<draw:frame draw:style-name="fr1" draw:name="Image188" text:anchor-type="as-char" svg:width="6.9236in" svg:height="3.956343in" draw:z-index="0">
<draw:image xlink:href="../Images/yкринформ/2023-05-11T18-10-59-03-00/630_360_1683817834-236.jpg" xlink:type="simple" xlink:show="embed" xlink:actuate="onLoad" draw:mime-type="image/jpeg"/>
</draw:frame>
 Унімецькому місті Ратінгені стався вибух у багатоквартирному будинку, внаслідокякого постраждали 12 людей.</text:p>
      <text:p text:style-name="P4">
Про це повідомляє <text:a xlink:type="simple" xlink:href="https://www.bild.de/regional/duesseldorf/duesseldorf-aktuell/polizisten-verletzt-explosion-in-ratingen-nrw-83885420.bild.html" text:style-name="Internet_20_link" text:visited-style-name="Visited_20_Internet_20_Link">
 </text:a>
 ,передає кореспондент Укрінформу.</text:p>
      <text:p text:style-name="P4">
За інформацією видання, <text:a xlink:type="simple" xlink:href="https://www.ukrinform.ua/tag-vibuh" text:style-name="Internet_20_link" text:visited-style-name="Visited_20_Internet_20_Link">
 </text:a>
 , імовірно,був навмисним.</text:p>
      <text:p text:style-name="P4">
Поліцію та пожежників викликали мешканці будинку, оскільки одна поштоваскринька була переповнена, і сусіди запідозрили недобре. Коли правоохоронцінамагалися відчинити двері у квартиру, пролунав вибух.</text:p>
      <text:p text:style-name="P4">
Міністр внутрішніх справ землі Північний Рейн-Вестфалія Герберт Реульповідомив, що виникла підозра стосовно перебування в квартирі людини вбезпорадному стані. "Коли поліцейські приїхали, вони відчинили двері квартири.В охопленому вогнем приміщенні були син і мати; чоловік влаштував підривневідомим предметом", - заявив він.</text:p>
      <text:p text:style-name="P4">
<text:span text:style-name="T4">
Читайте також:</text:span>
 <text:a xlink:type="simple" xlink:href="https://www.ukrinform.ua/rubric-world/3707739-u-nimeccini-profspilka-zupinit-potagi-na-50-godin.html" text:style-name="Internet_20_link" text:visited-style-name="Visited_20_Internet_20_Link">
 <text:span text:style-name="T4">
Німечч</text:span>
 </text:a>
</text:p>
      <text:p text:style-name="P4">
За попередніми даними, десятеро пожежників і двоє поліцейських дісталипоранення, у декого травми дуже серйозні.</text:p>
      <text:p text:style-name="P4">
Зазначається, що у квартирі виявлено труп.</text:p>
      <text:p text:style-name="P4">
На місці працюють бійці загону спецпризначення і снайпери, задіяні йгелікоптери.</text:p>
      <text:p text:style-name="P4">
<text:span text:style-name="T5">
Фото: DPA</text:span>
</text:p>
      <text:p text:style-name="P4">
Source: <text:a xlink:type="simple" xlink:href="https://www.ukrinform.ua/rubric-world/3707901-na-zahodi-nimeccini-stavsa-vibuh-u-kvartiri-postrazdali-12-ludej.html" text:style-name="Internet_20_link" text:visited-style-name="Visited_20_Internet_20_Link">
https://www.ukrinform.ua/rubric-world/3707901-na-zahodi-nimeccini-stavsa-vibuh-u-kvartiri-postrazdali-12-ludej.html</text:a>
</text:p>
      <!--NEWS-->
      <text:h text:style-name="P10" text:outline-level="1">
<text:span text:style-name="T4">
Спецпосланник Франції мобілізує в Японії підтримку України</text:span>
</text:h>
      <text:p text:style-name="P4">
Authors: Ukrinform (Person)</text:p>
      <text:p text:style-name="P4">
Publisher: Укринформ (Organization)</text:p>
      <text:p text:style-name="P4">
Published Time: 2023-05-11T18:14:31+03:00</text:p>
      <text:p text:style-name="P4">
Modified Time: 2023-05-11T18:14:31+03:00</text:p>
      <text:p text:style-name="P4">
Description: Спеціальний посланник Франції з питань допомоги та відновлення України П’єр Ельбронн під час візиту до Японії обговорює конкрентну підтримку України. — Укрінформ.</text:p>
      <text:p text:style-name="P4">
Images: ["<text:a xlink:type="simple" xlink:href="https://static.ukrinform.com/photos/2023_05/thumb_files/630_360_1683818051-722.jpeg" text:style-name="Internet_20_link" text:visited-style-name="Visited_20_Internet_20_Link">
630_360_16838...</text:a>
"]</text:p>
      <text:p text:style-name="P4">
Tags: ['Японія', 'Франція', 'допомога', 'Війна з росією']</text:p>
      <text:p text:style-name="P4">
Type: Article</text:p>
      <!--METADATA-->
      <text:p text:style-name="P4">
<draw:frame draw:style-name="fr1" draw:name="Image189" text:anchor-type="as-char" svg:width="6.9236in" svg:height="3.956343in" draw:z-index="0">
<draw:image xlink:href="../Images/yкринформ/2023-05-11T18-14-31-03-00/630_360_1683818051-722.jpeg" xlink:type="simple" xlink:show="embed" xlink:actuate="onLoad" draw:mime-type="image/jpeg"/>
</draw:frame>
Спеціальний посланник Франції з питань допомоги та відновлення України П’єрЕльбронн під час візиту до Японії обговорює конкрентну підтримку України.</text:p>
      <text:p text:style-name="P4">
Про це повідомило у <text:a xlink:type="simple" xlink:href="https://twitter.com/FranceenUkraine/status/1656655217193287682" text:style-name="Internet_20_link" text:visited-style-name="Visited_20_Internet_20_Link">
</text:a>
 посольствоФранції в Україні, передає Укрінформ.</text:p>
      <text:p text:style-name="P4">
"П’єр Ельбронн, спеціальний посланник <text:a xlink:type="simple" xlink:href="https://www.ukrinform.ua/tag-francia" text:style-name="Internet_20_link" text:visited-style-name="Visited_20_Internet_20_Link">
 </text:a>
 з питань допомоги та відновлення України, перебуває в Японії з 9 по12 травня. У співпраці зі своїми близькими партнерами Франція мобілізує свійдосвід для надання конкретної підтримки Україні", - йдеться у дописі.</text:p>
      <text:p text:style-name="P4">
Як повідомлялося, у квітні спеціальний посланник Франції з питань допомоги тавідбудови України <text:a xlink:type="simple" xlink:href="https://www.ukrinform.ua/rubric-vidbudova/3699351-smigal-pro-vidnovlenna-ukraini-francia-mae-konkretni-proekti-u-sferi-logistiki-ta-transportu.html" text:style-name="Internet_20_link" text:visited-style-name="Visited_20_Internet_20_Link">
 </text:a>
 для обговорення міжнародноїстратегії відновлення.</text:p>
      <text:p text:style-name="P4">
<text:span text:style-name="T4">
Читайте також:</text:span>
 <text:a xlink:type="simple" xlink:href="https://www.ukrinform.ua/rubric-society/3707267-francia-peredala-ukraini-avarijnoratuvalne-obladnanna.html" text:style-name="Internet_20_link" text:visited-style-name="Visited_20_Internet_20_Link">
 <text:span text:style-name="T4">
Франці</text:span>
 </text:a>
</text:p>
      <text:p text:style-name="P4">
У березні президент Франції Еммануель Макрон призначив колишньоговіцепрезидента ЄБРР з політики і партнерств П'єра Ельбронна спецпосланником зпитань допомоги та відбудови України.</text:p>
      <text:p text:style-name="P4">
Фото: Твіттер Pierre Heilbronn</text:p>
      <text:p text:style-name="P4">
Source: <text:a xlink:type="simple" xlink:href="https://www.ukrinform.ua/rubric-polytics/3707904-specposlannik-francii-mobilizue-v-aponii-pidtrimku-ukraini.html" text:style-name="Internet_20_link" text:visited-style-name="Visited_20_Internet_20_Link">
https://www.ukrinform.ua/rubric-polytics/3707904-specposlannik-francii-mobilizue-v-aponii-pidtrimku-ukraini.html</text:a>
</text:p>
      <!--NEWS-->
      <text:h text:style-name="P10" text:outline-level="1">
<text:span text:style-name="T4">
Марченко взяв участь у зустрічі фінансового блоку G7 та МВФ</text:span>
</text:h>
      <text:p text:style-name="P4">
Authors: Ukrinform (Person)</text:p>
      <text:p text:style-name="P4">
Publisher: Укринформ (Organization)</text:p>
      <text:p text:style-name="P4">
Published Time: 2023-05-11T18:17:51+03:00</text:p>
      <text:p text:style-name="P4">
Modified Time: 2023-05-11T18:17:51+03:00</text:p>
      <text:p text:style-name="P4">
Description: Міністр фінансів України Сергій Марченко обговорив з міжнародними партнерами поточну економічну ситуацію в Україні та посилення санкційного тиску на рф. — Укрінформ.</text:p>
      <text:p text:style-name="P4">
Images: ["<text:a xlink:type="simple" xlink:href="https://static.ukrinform.com/photos/2023_05/thumb_files/630_360_1683818192-913.jpg" text:style-name="Internet_20_link" text:visited-style-name="Visited_20_Internet_20_Link">
630_360_16838...</text:a>
"]</text:p>
      <text:p text:style-name="P4">
Tags: ['Мінфін', 'МВФ', 'Сергій Марченко']</text:p>
      <text:p text:style-name="P4">
Type: Article</text:p>
      <!--METADATA-->
      <text:p text:style-name="P4">
<draw:frame draw:style-name="fr1" draw:name="Image190" text:anchor-type="as-char" svg:width="6.9236in" svg:height="3.956343in" draw:z-index="0">
<draw:image xlink:href="../Images/yкринформ/2023-05-11T18-17-51-03-00/630_360_1683818192-913.jpg" xlink:type="simple" xlink:show="embed" xlink:actuate="onLoad" draw:mime-type="image/jpeg"/>
</draw:frame>
 Міністрфінансів України Сергій Марченко обговорив з міжнародними партнерами поточнуекономічну ситуацію в Україні та посилення санкційного тиску на рф.</text:p>
      <text:p text:style-name="P4">
Як передає Укрінформ, про це повідомляє Міністерство фінансів України вТелеграмі.</text:p>
      <text:p text:style-name="P4">
“У 2023 році Україна отримала вже 16,7 млрд доларів США бюджетної допомоги відіноземних донорів. Ми також маємо запевнення від партнерів щодо подальшоїпідтримки у фінансуванні дефіциту держбюджету 2023 року. Зокрема, черезмасштабну макрофінансову програму ЄС, повноцінну фінансову програму МВФ,передбачене грантове фінансування від США, пільгове від Японії та внески іншихкраїн. Вдячний донорам за безпрецендентні зусилля у мобілізації коштів длянагальних потреб України”, — зазначив Марченко під час зустрічі міністрівфінансів та керівників центробанків країн G7, керівництва МВФ, Світового банкута ОЕСР.</text:p>
      <text:p text:style-name="P4">
<text:span text:style-name="T4">
Читайте також:</text:span>
 <text:a xlink:type="simple" xlink:href="https://www.ukrinform.ua/rubric-economy/3706723-ministri-finansiv-g7-zaprosat-marcenka-na-zasidanna-sesii.html" text:style-name="Internet_20_link" text:visited-style-name="Visited_20_Internet_20_Link">
 <text:span text:style-name="T4">
Марченка</text:span>
 </text:a>
</text:p>
      <text:p text:style-name="P4">
Крім того, міністр фінансів подякував партнерам за всебічну підтримку України,а також окремо Японії - за збереження постійного фокуса на питаннях України врамках їх цьогорічного лідерства в G7.</text:p>
      <text:p text:style-name="P4">
Також він наголосив, що синхронізація зусиль партнерів для підтримки Українипротягом більше ніж року повномасштабної війни допомагає зберігатистабільність та успішно протистояти агресору.</text:p>
      <text:p text:style-name="P4">
Своєю чергою міністри фінансів та керівники центробанків, МВФ, Світового банкута ОЕСР відзначили зусилля уряду України, а також запевнили у збереженністалої підтримки і надалі.</text:p>
      <text:p text:style-name="P4">
<text:span text:style-name="T4">
Читайте також:</text:span>
 <text:a xlink:type="simple" xlink:href="https://www.ukrinform.ua/rubric-society/3704071-dla-finansuvanna-doplat-vijskovim-treba-vnositi-zmini-v-budzet-marcenko.html" text:style-name="Internet_20_link" text:visited-style-name="Visited_20_Internet_20_Link">
 <text:span text:style-name="T4">
Марченко</text:span>
 </text:a>
</text:p>
      <text:p text:style-name="P4">
Як повідомлялося, міністри фінансів та керівники центральних банків країн«Групи семи» (G7) на зустрічі в Японії обговорять посилення санкційного тискуна росію за розв’язану нею війну проти України, а також заходи для усуненнялазівок, за допомогою яких москва обходить запроваджені обмеження.</text:p>
      <text:p text:style-name="P4">
Фото: Мінфін, Телеграм</text:p>
      <text:p text:style-name="P4">
Source: <text:a xlink:type="simple" xlink:href="https://www.ukrinform.ua/rubric-economy/3707905-marcenko-vzav-ucast-u-zustrici-finansovogo-bloku-g7-ta-mvf.html" text:style-name="Internet_20_link" text:visited-style-name="Visited_20_Internet_20_Link">
https://www.ukrinform.ua/rubric-economy/3707905-marcenko-vzav-ucast-u-zustrici-finansovogo-bloku-g7-ta-mvf.html</text:a>
</text:p>
      <!--NEWS-->
      <text:h text:style-name="P10" text:outline-level="1">
<text:span text:style-name="T4">
Загарбники під приводом «евакуації» вивозять з Енергодара документацію і обладнання - глава ОВА</text:span>
</text:h>
      <text:p text:style-name="P4">
Authors: Ukrinform (Person)</text:p>
      <text:p text:style-name="P4">
Publisher: Укринформ (Organization)</text:p>
      <text:p text:style-name="P4">
Published Time: 2023-05-11T18:19:58+03:00</text:p>
      <text:p text:style-name="P4">
Modified Time: 2023-05-11T18:19:58+03:00</text:p>
      <text:p text:style-name="P4">
Description: Загарбники під прикриттям так званої евакуації населення з Енергодара вивозить документацію і обладнання. — Укрінформ.</text:p>
      <text:p text:style-name="P4">
Images: ["<text:a xlink:type="simple" xlink:href="https://static.ukrinform.com/photos/2023_05/thumb_files/630_360_1683818217-937.jpg" text:style-name="Internet_20_link" text:visited-style-name="Visited_20_Internet_20_Link">
630_360_16838...</text:a>
"]</text:p>
      <text:p text:style-name="P4">
Tags: ['Евакуація', 'Війна з росією', 'Енергодар', 'Єдині новини']</text:p>
      <text:p text:style-name="P4">
Type: Article</text:p>
      <!--METADATA-->
      <text:p text:style-name="P4">
<draw:frame draw:style-name="fr1" draw:name="Image191" text:anchor-type="as-char" svg:width="6.9236in" svg:height="3.956343in" draw:z-index="0">
<draw:image xlink:href="../Images/yкринформ/2023-05-11T18-19-58-03-00/630_360_1683818217-937.jpg" xlink:type="simple" xlink:show="embed" xlink:actuate="onLoad" draw:mime-type="image/jpeg"/>
</draw:frame>
 Загарбникипід прикриттям так званої евакуації населення з Енергодара вивозитьдокументацію і обладнання.</text:p>
      <text:p text:style-name="P4">
Про це в <text:a xlink:type="simple" xlink:href="https://t.me/zoda_gov_ua/18686" text:style-name="Internet_20_link" text:visited-style-name="Visited_20_Internet_20_Link">
 </text:a>
 національного телемарафону "Єдиніновини" сказав начальник Запорізької ОВА Юрій Малашко, передає кореспондентУкрінформу.</text:p>
      <text:p text:style-name="P4">
"Окупанти намагаються вивезти працівників ЗАЕС, говорять про трьох тисячпрацівників, але такої цифри немає. Проте під прикриттям <text:a xlink:type="simple" xlink:href="https://www.ukrinform.ua/tag-evakuacia" text:style-name="Internet_20_link" text:visited-style-name="Visited_20_Internet_20_Link">
</text:a>
 вивозиться важлива документація таобладнання", - сказав Малашко.</text:p>
      <text:p text:style-name="P4">
За його словами, разом із цивільними переміщують і бійців росгвардії. На думкуглави ОВА, це свідчить про те, що ворог готується до деокупації цих територій.</text:p>
      <text:p text:style-name="P4">
<text:span text:style-name="T4">
Читайте також:</text:span>
 <text:a xlink:type="simple" xlink:href="https://www.ukrinform.ua/rubric-ato/3707651-zagarbniki-rozgrabuvali-usi-medicni-ustanovi-energodara-ta-pidpriemstva-navkolo-zaes-vijskovi.html" text:style-name="Internet_20_link" text:visited-style-name="Visited_20_Internet_20_Link">
 <text:span text:style-name="T4">
Енергодара</text:span>
 </text:a>
</text:p>
      <text:p text:style-name="P4">
Як повідомлялося, на Запоріжжі російські війська вивезли до Бердянська близько300 осіб, зокрема дітей. Окупанти продовжують вивозити награбоване майно зприфронтових населених пунктів, розкрадають лікарні та підприємства.</text:p>
      <text:p text:style-name="P4">
<text:span text:style-name="T5">
Фото: zoda.gov.ua</text:span>
</text:p>
      <text:p text:style-name="P4">
Source: <text:a xlink:type="simple" xlink:href="https://www.ukrinform.ua/rubric-regions/3707906-zagarbniki-pid-privodom-evakuacii-vivozat-z-energodara-dokumentaciu-i-obladnanna-glava-ova.html" text:style-name="Internet_20_link" text:visited-style-name="Visited_20_Internet_20_Link">
https://www.ukrinform.ua/rubric-regions/3707906-zagarbniki-pid-privodom-evakuacii-vivozat-z-energodara-dokumentaciu-i-obladnanna-glava-ova.html</text:a>
</text:p>
      <!--NEWS-->
      <text:h text:style-name="P10" text:outline-level="1">
<text:span text:style-name="T4">
Ворог обстріляв із артилерії освітній заклад у Херсоні</text:span>
</text:h>
      <text:p text:style-name="P4">
Authors: Ukrinform (Person)</text:p>
      <text:p text:style-name="P4">
Publisher: Укринформ (Organization)</text:p>
      <text:p text:style-name="P4">
Published Time: 2023-05-11T18:20:00+03:00</text:p>
      <text:p text:style-name="P4">
Modified Time: 2023-05-11T18:20:00+03:00</text:p>
      <text:p text:style-name="P4">
Description: російська артилерія вдарила по одному з освітніх закладів Херсона.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Херсон', 'Обстріл', 'Освіта', 'Війна з росією']</text:p>
      <text:p text:style-name="P4">
Type: Article</text:p>
      <!--METADATA-->
      <text:p text:style-name="P4">
<draw:frame draw:style-name="fr1" draw:name="Image192" text:anchor-type="as-char" svg:width="6.9236in" svg:height="3.956343in" draw:z-index="0">
<draw:image xlink:href="../Images/yкринформ/2023-05-11T18-20-00-03-00/630_360_1656480323-642.jpg" xlink:type="simple" xlink:show="embed" xlink:actuate="onLoad" draw:mime-type="image/jpeg"/>
</draw:frame>
 російськаартилерія вдарила по одному з освітніх закладів Херсона.</text:p>
      <text:p text:style-name="P4">
Як передає Укрінформ, про це повідомляє <text:a xlink:type="simple" xlink:href="https://t.me/khersonskaODA/5769" text:style-name="Internet_20_link" text:visited-style-name="Visited_20_Internet_20_Link">
 </text:a>
</text:p>
      <text:p text:style-name="P4">
«російська артилерія вдарила по одному з освітніх закладів <text:a xlink:type="simple" xlink:href="https://www.ukrinform.ua/tag-herson" text:style-name="Internet_20_link" text:visited-style-name="Visited_20_Internet_20_Link">
</text:a>
 », - йдеться у повідомленні.</text:p>
      <text:p text:style-name="P4">
Як зазначається, через влучання ворожого снаряду сталася пожежа, якуліквідували рятувальники. В ОВА повідомляють, що мирні люди не постраждали.</text:p>
      <text:p text:style-name="P4">
<text:span text:style-name="T4">
Читайте також:</text:span>
 <text:a xlink:type="simple" xlink:href="https://www.ukrinform.ua/rubric-ato/3707864-rosiani-obstrilali-z-rszv-tornado-selise-na-harkivsini-e-poraneni.html" text:style-name="Internet_20_link" text:visited-style-name="Visited_20_Internet_20_Link">
 <text:span text:style-name="T4">
обстріл</text:span>
 </text:a>
</text:p>
      <text:p text:style-name="P4">
Як повідомляв Укрінформ, <text:a xlink:type="simple" xlink:href="https://www.ukrinform.ua/rubric-regions/3707613-na-hersonsini-cerez-aviaudari-rf-poskodzeni-primisenna-apteki-ta-selisnoi-radi.html" text:style-name="Internet_20_link" text:visited-style-name="Visited_20_Internet_20_Link">
 </text:a>
</text:p>
      <text:p text:style-name="P4">
Source: <text:a xlink:type="simple" xlink:href="https://www.ukrinform.ua/rubric-ato/3707907-vorog-obstrilav-iz-artilerii-osvitnij-zaklad-u-hersoni.html" text:style-name="Internet_20_link" text:visited-style-name="Visited_20_Internet_20_Link">
https://www.ukrinform.ua/rubric-ato/3707907-vorog-obstrilav-iz-artilerii-osvitnij-zaklad-u-hersoni.html</text:a>
</text:p>
      <!--NEWS-->
      <text:h text:style-name="P10" text:outline-level="1">
<text:span text:style-name="T4">
Екскерівника банку судитимуть за розтрату ₴477 мільйона</text:span>
</text:h>
      <text:p text:style-name="P4">
Authors: Ukrinform (Person)</text:p>
      <text:p text:style-name="P4">
Publisher: Укринформ (Organization)</text:p>
      <text:p text:style-name="P4">
Published Time: 2023-05-11T18:25:49+03:00</text:p>
      <text:p text:style-name="P4">
Modified Time: 2023-05-11T18:25:49+03:00</text:p>
      <text:p text:style-name="P4">
Description: Колишній голова правління банку постане перед судом за розтрату 477 мільйонів гривень.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Банк', 'Махінації', 'Суд', 'Гроші']</text:p>
      <text:p text:style-name="P4">
Type: Article</text:p>
      <!--METADATA-->
      <text:p text:style-name="P4">
<draw:frame draw:style-name="fr1" draw:name="Image193" text:anchor-type="as-char" svg:width="6.9236in" svg:height="3.956343in" draw:z-index="0">
<draw:image xlink:href="../Images/yкринформ/2023-05-11T18-25-49-03-00/630_360_1540839872-223.jpg" xlink:type="simple" xlink:show="embed" xlink:actuate="onLoad" draw:mime-type="image/jpeg"/>
</draw:frame>
 Колишнійголова правління банку постане перед судом за розтрату 477 мільйонів гривень.</text:p>
      <text:p text:style-name="P4">
Як передає Укрінформ, про це повідомляє <text:a xlink:type="simple" xlink:href="https://www.gp.gov.ua/ua/posts/kolisnyogo-golovu-pravlinnya-banku-suditimut-za-roztratu-477-mln-grn" text:style-name="Internet_20_link" text:visited-style-name="Visited_20_Internet_20_Link">
</text:a>
 .</text:p>
      <text:p text:style-name="P4">
До суду скерований обвинувальний акт за фактом пособництва в розтраті коштів(ч. 5 ст. 27 ч. 5 ст. 191 Кримінального кодексу України).</text:p>
      <text:p text:style-name="P4">
Встановлено, що спільно з головою спостережної ради та його заступникомобвинувачений протягом 2014 року сприяв розтраті майна банку в особливовеликих розмірах.</text:p>
      <text:p text:style-name="P4">
За даними слідства, фігуранти оформили та видали на підставних юридичних осіб<text:a xlink:type="simple" xlink:href="https://www.ukrinform.ua/tag-kredit" text:style-name="Internet_20_link" text:visited-style-name="Visited_20_Internet_20_Link">
 </text:a>
 загальною сумою 477 млн гривень, щоне були повернені.</text:p>
      <text:p text:style-name="P4">
Обвинувальні акти стосовно голови спостережної ради та його заступника вжеперебувають на розгляді в суді.</text:p>
      <text:p text:style-name="P4">
<text:span text:style-name="T4">
Читайте також:</text:span>
 <text:a xlink:type="simple" xlink:href="https://www.ukrinform.ua/rubric-economy/3694377-do-sudu-peredali-spravu-eksvlasnika-delta-banku.html" text:style-name="Internet_20_link" text:visited-style-name="Visited_20_Internet_20_Link">
 <text:span text:style-name="T4">
суду</text:span>
 <text:span text:style-name="T4">
передали</text:span>
 <text:span text:style-name="T4">
справу</text:span>
 <text:span text:style-name="T4">
ексвласника</text:span>
<text:span text:style-name="T4">
Дельта</text:span>
 <text:span text:style-name="T4">
Банку</text:span>
 </text:a>
</text:p>
      <text:p text:style-name="P4">
Офіс генерального прокурора не називає ані назву банку, ані іменіпідозрюваного, проте обставини справи вказують на банк «Стандарт», якийзакрили на початку 2015 року, пише <text:a xlink:type="simple" xlink:href="https://finance.liga.net/ua/bank/novosti/v-kieve-budut-sudit-eks-glavu-obankrotivshegosya-banka-inkriminiruyut-rastratu-477-mln-grn" text:style-name="Internet_20_link" text:visited-style-name="Visited_20_Internet_20_Link">
</text:a>
 .</text:p>
      <text:p text:style-name="P4">
21 липня 2022 року Головне слідче управління Національної поліції <text:a xlink:type="simple" xlink:href="https://reyestr.court.gov.ua/Review/105596142" text:style-name="Internet_20_link" text:visited-style-name="Visited_20_Internet_20_Link">
</text:a>
 колишньому голові правліннябанку "Стандарт" про пособництво у розтраті 476,76 млн грн.</text:p>
      <text:p text:style-name="P4">
Як повідомлялося, Державна фіскальна служба викрила службових осіб банку,зокрема колишнього керівника установи, які протягом 2014 року за попередньоюзмовою розтратили 476,7 млн грн коштів шляхом кредитування підконтрольнихфіктивних суб'єктів господарювання.</text:p>
      <text:p text:style-name="P4">
Source: <text:a xlink:type="simple" xlink:href="https://www.ukrinform.ua/rubric-economy/3707911-ekskerivnika-banku-suditimut-za-roztratu-477-miljona.html" text:style-name="Internet_20_link" text:visited-style-name="Visited_20_Internet_20_Link">
https://www.ukrinform.ua/rubric-economy/3707911-ekskerivnika-banku-suditimut-za-roztratu-477-miljona.html</text:a>
</text:p>
      <!--NEWS-->
      <text:h text:style-name="P10" text:outline-level="1">
<text:span text:style-name="T4">
За I квартал року в Україні через ДТП загинули 26 дітей</text:span>
</text:h>
      <text:p text:style-name="P4">
Authors: Ukrinform (Person)</text:p>
      <text:p text:style-name="P4">
Publisher: Укринформ (Organization)</text:p>
      <text:p text:style-name="P4">
Published Time: 2023-05-11T18:26:27+03:00</text:p>
      <text:p text:style-name="P4">
Modified Time: 2023-05-11T18:26:27+03:00</text:p>
      <text:p text:style-name="P4">
Description: За перший квартал 2023 року в Україні в дорожньо-транспортних пригодах загинуло 26 дітей, постраждала 571 дитина. — Укрінформ.</text:p>
      <text:p text:style-name="P4">
Images: ["<text:a xlink:type="simple" xlink:href="https://static.ukrinform.com/photos/2023_05/thumb_files/630_360_1683796887-821.jpg" text:style-name="Internet_20_link" text:visited-style-name="Visited_20_Internet_20_Link">
630_360_16837...</text:a>
"]</text:p>
      <text:p text:style-name="P4">
Tags: ['Діти', 'ДТП', 'Поліція']</text:p>
      <text:p text:style-name="P4">
Type: Article</text:p>
      <!--METADATA-->
      <text:p text:style-name="P4">
<draw:frame draw:style-name="fr1" draw:name="Image194" text:anchor-type="as-char" svg:width="6.9236in" svg:height="3.956343in" draw:z-index="0">
<draw:image xlink:href="../Images/yкринформ/2023-05-11T18-26-27-03-00/630_360_1683796887-821.jpg" xlink:type="simple" xlink:show="embed" xlink:actuate="onLoad" draw:mime-type="image/jpeg"/>
</draw:frame>
 За першийквартал 2023 року в Україні в дорожньо-транспортних пригодах загинуло 26дітей, постраждала 571 дитина.</text:p>
      <text:p text:style-name="P4">
Про це на презентації концепції нового стандарту облаштування класів безпеки ушколах сказав начальник відділу зв’язків з громадськістю департаментуПатрульної поліції України Олександр Коцар, передає Укрінформ.</text:p>
      <text:p text:style-name="P4">
“За перший квартал 2023 року, тобто за січень-березень, зафіксовано 518 ДТП, вяких 26 дітей загинуло та/або 571 дитина травмована. Основними причинами ДТП єперевищення безпечної та встановленої швидкості, порушення правил проїздупішохідних переходів”, - сказав Коцар.</text:p>
      <text:p text:style-name="P4">
<text:span text:style-name="T4">
Читайте також:</text:span>
 <text:a xlink:type="simple" xlink:href="https://www.ukrinform.ua/rubric-regions/3707681-u-dtp-na-lvivsini-zaginula-zinka-ta-dvoe-ii-ditej.html" text:style-name="Internet_20_link" text:visited-style-name="Visited_20_Internet_20_Link">
 <text:span text:style-name="T4">
ДТП</text:span>
 </text:a>
</text:p>
      <text:p text:style-name="P4">
За його словами, у 2022 році, згідно з даними системи інформаційного порталуНаціональної поліції, в Україні зареєстровано 2625 дорожньо-транспортнихпригод із загиблими та/або травмованими дітьми, в них 125 дітей загинуло, 2978 дітей травмовано.</text:p>
      <text:p text:style-name="P4">
Коцар додав, що поліція щороку впроваджує нові підходи для запобігання такимвипадкам — автофіксація порушень правил дорожнього руху, наближення екіпажівпатрульної поліції в певний час до закладів освіти, тобто коли діти йдуть внавчальні заклади та коли йдуть з них, проведення комплексів профілактичнихзаходів, робота з громадськими організаціями стосовно безпекових проєктів.</text:p>
      <text:p text:style-name="P4">
<text:span text:style-name="T4">
Читайте також:</text:span>
 <text:a xlink:type="simple" xlink:href="https://www.ukrinform.ua/rubric-world/3705794-motorosna-dtp-u-tureccini-vantazivka-vrizalasa-v-natovp-vbivsi-12-osib.html" text:style-name="Internet_20_link" text:visited-style-name="Visited_20_Internet_20_Link">
 <text:span text:style-name="T4">
ДТП</text:span>
 </text:a>
</text:p>
      <text:p text:style-name="P4">
Як повідомлялося, через повномасштабне російське вторгнення в Україну, заданими Офісу генерального прокурора, з 24 лютого 2022 року загинуло 480 дітей,967 дітей було поранено.</text:p>
      <text:p text:style-name="P4">
Source: <text:a xlink:type="simple" xlink:href="https://www.ukrinform.ua/rubric-society/3707912-za-i-kvartal-roku-v-ukraini-cerez-dtp-zaginuli-26-ditej.html" text:style-name="Internet_20_link" text:visited-style-name="Visited_20_Internet_20_Link">
https://www.ukrinform.ua/rubric-society/3707912-za-i-kvartal-roku-v-ukraini-cerez-dtp-zaginuli-26-ditej.html</text:a>
</text:p>
      <!--NEWS-->
      <text:h text:style-name="P10" text:outline-level="1">
<text:span text:style-name="T4">
Стипендії імені Левка Лук’яненка у травні отримали дев'ять політв’язнів</text:span>
</text:h>
      <text:p text:style-name="P4">
Authors: Ukrinform (Person)</text:p>
      <text:p text:style-name="P4">
Publisher: Укринформ (Organization)</text:p>
      <text:p text:style-name="P4">
Published Time: 2023-05-11T18:29:07+03:00</text:p>
      <text:p text:style-name="P4">
Modified Time: 2023-05-11T18:29:07+03:00</text:p>
      <text:p text:style-name="P4">
Description: Міністерство з питань реінтеграції тимчасово окупованих територій у травні виплатило державні стипендії імені Левка Лук’яненка дев'ятьом українським громадянам. — Укрінформ.</text:p>
      <text:p text:style-name="P4">
Images: ["<text:a xlink:type="simple" xlink:href="https://static.ukrinform.com/photos/2023_05/thumb_files/630_360_1683818917-750.jpg" text:style-name="Internet_20_link" text:visited-style-name="Visited_20_Internet_20_Link">
630_360_16838...</text:a>
"]</text:p>
      <text:p text:style-name="P4">
Tags: ["Політв'язні Кремля", 'Стипендія', "Левко Лук'яненко"]</text:p>
      <text:p text:style-name="P4">
Type: Article</text:p>
      <!--METADATA-->
      <text:p text:style-name="P4">
<draw:frame draw:style-name="fr1" draw:name="Image195" text:anchor-type="as-char" svg:width="6.9236in" svg:height="3.948443in" draw:z-index="0">
<draw:image xlink:href="../Images/yкринформ/2023-05-11T18-29-07-03-00/630_360_1683818917-750.jpg" xlink:type="simple" xlink:show="embed" xlink:actuate="onLoad" draw:mime-type="image/jpeg"/>
</draw:frame>
Міністерство з питань реінтеграції тимчасово окупованих територій у травнівиплатило державні стипендії імені Левка Лук’яненка дев'ятьом українськимгромадянам.</text:p>
      <text:p text:style-name="P4">
Про це повідомляє Укрінформ із посиланням на <text:a xlink:type="simple" xlink:href="https://minre.gov.ua/2023/05/11/stypendiyi-imeni-levka-lukyanenka-za-traven-otrymaly-9-politvyazniv/" text:style-name="Internet_20_link" text:visited-style-name="Visited_20_Internet_20_Link">
</text:a>
 відомства.</text:p>
      <text:p text:style-name="P4">
«Ця стипендія надається громадянам України, незаконно затриманим, утримуванимросійською федерацією чи окупаційною адміністрацією рф у зв’язку з їхгромадською або політичною діяльністю», - зазначили у Мінреінтеграції.</text:p>
      <text:p text:style-name="P4">
Державна <text:a xlink:type="simple" xlink:href="https://www.ukrinform.ua/tag-stipendia" text:style-name="Internet_20_link" text:visited-style-name="Visited_20_Internet_20_Link">
 </text:a>
 імені Левка Лук’яненкапризначається відповідним указом Президента. Виплати здійснюються у періоднезаконного затримання, утримання та протягом одного року після звільнення.</text:p>
      <text:p text:style-name="P4">
<text:span text:style-name="T4">
Читайте також:</text:span>
 <text:a xlink:type="simple" xlink:href="https://www.ukrinform.ua/rubric-crimea/3631091-zelenskij-priznaciv-eksbrancu-kremla-bekirovu-stipendiu-imeni-lukanenka.html" text:style-name="Internet_20_link" text:visited-style-name="Visited_20_Internet_20_Link">
 </text:a>
</text:p>
      <text:p text:style-name="P4">
Як повідомляв Укрінформ, у січні, лютому, березні та квітні стипендії імені <text:a xlink:type="simple" xlink:href="https://www.ukrinform.ua/rubric-society/3698012-stipendii-imeni-levka-lukanenka-za-kviten-otrimali-devat-politvazniv-kremla.html" text:style-name="Internet_20_link" text:visited-style-name="Visited_20_Internet_20_Link">
</text:a>
 отримали такождев'ять українців.</text:p>
      <text:p text:style-name="P4">
Протягом 2022 року Мінреінтеграції щомісячно виплачувало ці державністипендії. За цей час 18 людей їх отримали на загальну суму 1,6 млн гривень.</text:p>
      <text:p text:style-name="P4">
Source: <text:a xlink:type="simple" xlink:href="https://www.ukrinform.ua/rubric-society/3707913-stipendii-imeni-levka-lukanenka-u-travni-otrimali-devat-politvazniv.html" text:style-name="Internet_20_link" text:visited-style-name="Visited_20_Internet_20_Link">
https://www.ukrinform.ua/rubric-society/3707913-stipendii-imeni-levka-lukanenka-u-travni-otrimali-devat-politvazniv.html</text:a>
</text:p>
      <!--NEWS-->
      <text:h text:style-name="P10" text:outline-level="1">
<text:span text:style-name="T4">
Сили ППО знищили на Херсонщині російський безпілотник «Орлан-10»</text:span>
</text:h>
      <text:p text:style-name="P4">
Authors: Ukrinform (Person)</text:p>
      <text:p text:style-name="P4">
Publisher: Укринформ (Organization)</text:p>
      <text:p text:style-name="P4">
Published Time: 2023-05-11T18:31:39+03:00</text:p>
      <text:p text:style-name="P4">
Modified Time: 2023-05-11T18:31:39+03:00</text:p>
      <text:p text:style-name="P4">
Description: Сили ППО на Херсонщині збили російський розвідувальний безпілотник «Орлан-10». — Укрінформ.</text:p>
      <text:p text:style-name="P4">
Images: ["<text:a xlink:type="simple" xlink:href="https://static.ukrinform.com/photos/2019_06/thumb_files/630_360_1560689258-427.jpg" text:style-name="Internet_20_link" text:visited-style-name="Visited_20_Internet_20_Link">
630_360_15606...</text:a>
", "<text:a xlink:type="simple" xlink:href="https://static.ukrinform.com/photos/2023_05/1683818980-757.jpg" text:style-name="Internet_20_link" text:visited-style-name="Visited_20_Internet_20_Link">
1683818980-75...</text:a>
"]</text:p>
      <text:p text:style-name="P4">
Tags: ['Безпілотник', 'Війна з росією', 'ППО']</text:p>
      <text:p text:style-name="P4">
Type: Article</text:p>
      <!--METADATA-->
      <text:p text:style-name="P4">
<draw:frame draw:style-name="fr1" draw:name="Image196" text:anchor-type="as-char" svg:width="6.9236in" svg:height="3.956343in" draw:z-index="0">
<draw:image xlink:href="../Images/yкринформ/2023-05-11T18-31-39-03-00/630_360_1560689258-427.jpg" xlink:type="simple" xlink:show="embed" xlink:actuate="onLoad" draw:mime-type="image/jpeg"/>
</draw:frame>
 Сили ППОна Херсонщині збили російський розвідувальний безпілотник «Орлан-10».</text:p>
      <text:p text:style-name="P4">
Про це повідомляє Повітряне командування "Південь" у <text:a xlink:type="simple" xlink:href="https://www.facebook.com/PvKPivden/posts/pfbid0KGGXybFmsJeX27du9TFmeCkgMNorijrb4RgkfjKS934LY6mXZZrgFYmhvjeCwRRzl" text:style-name="Internet_20_link" text:visited-style-name="Visited_20_Internet_20_Link">
</text:a>
, передає Укрінформ.</text:p>
      <text:p text:style-name="P4">
"11 травня на Херсонщині силами та засобами протиповітряної оборониПовітряного командування "Південь" знищено російський розвідувальний БпЛА«Орлан-10»", - йдеться у дописі.</text:p>
      <text:p text:style-name="P4">
<text:span text:style-name="T4">
Читайте також:</text:span>
 <text:a xlink:type="simple" xlink:href="https://www.ukrinform.ua/rubric-ato/3707541-ppo-zbila-rosijskij-dron-u-nebi-nad-dnipropetrovsinou.html" text:style-name="Internet_20_link" text:visited-style-name="Visited_20_Internet_20_Link">
 <text:span text:style-name="T4">
ППО</text:span>
 </text:a>
</text:p>
      <text:p text:style-name="P4">
<draw:frame draw:style-name="fr1" draw:name="Image197" text:anchor-type="as-char" svg:width="6.9236in" svg:height="6.9236in" draw:z-index="0">
<draw:image xlink:href="../Images/yкринформ/2023-05-11T18-31-39-03-00/1683818980-757.jpg" xlink:type="simple" xlink:show="embed" xlink:actuate="onLoad" draw:mime-type="image/jpeg"/>
</draw:frame>
</text:p>
      <text:p text:style-name="P4">
Як повідомлялося, 9 травня на Миколаївщині сили й засоби протиповітряноїоборони Повітряного командування "Південь" збили російський розвідувальнийБпЛА "Орлан-10". За різними даними, вартість такого безпілотника варіюєтьсявід $87 до $120 тис.</text:p>
      <text:p text:style-name="P4">
Фото ілюстративне</text:p>
      <text:p text:style-name="P4">
Source: <text:a xlink:type="simple" xlink:href="https://www.ukrinform.ua/rubric-ato/3707915-sili-ppo-znisili-na-hersonsini-rosijskij-bezpilotnik-orlan10.html" text:style-name="Internet_20_link" text:visited-style-name="Visited_20_Internet_20_Link">
https://www.ukrinform.ua/rubric-ato/3707915-sili-ppo-znisili-na-hersonsini-rosijskij-bezpilotnik-orlan10.html</text:a>
</text:p>
      <!--NEWS-->
      <text:h text:style-name="P10" text:outline-level="1">
<text:span text:style-name="T4">
МКІП позбавило охоронного статусу два пам’ятники Пушкіну у Києві</text:span>
</text:h>
      <text:p text:style-name="P4">
Authors: Ukrinform (Person)</text:p>
      <text:p text:style-name="P4">
Publisher: Укринформ (Organization)</text:p>
      <text:p text:style-name="P4">
Published Time: 2023-05-11T18:32:00+03:00</text:p>
      <text:p text:style-name="P4">
Modified Time: 2023-05-11T18:32:00+03:00</text:p>
      <text:p text:style-name="P4">
Description: Міністерство культури та інформаційної політики визнало такими, що не підлягають занесенню до Державного реєстру нерухомих пам’яток України, об’єктів культурної спадщини два пам’ятники російському поету Олександру Пушкіну у Києві. — Укрінформ.</text:p>
      <text:p text:style-name="P4">
Images: ["<text:a xlink:type="simple" xlink:href="https://static.ukrinform.com/photos/2023_05/thumb_files/630_360_1683819105-819.jpg" text:style-name="Internet_20_link" text:visited-style-name="Visited_20_Internet_20_Link">
630_360_16838...</text:a>
"]</text:p>
      <text:p text:style-name="P4">
Tags: ['Культурна спадщина', "Пам'ятка", 'МКІП ', 'Пушкін']</text:p>
      <text:p text:style-name="P4">
Type: Article</text:p>
      <!--METADATA-->
      <text:p text:style-name="P4">
<draw:frame draw:style-name="fr1" draw:name="Image198" text:anchor-type="as-char" svg:width="6.9236in" svg:height="3.956343in" draw:z-index="0">
<draw:image xlink:href="../Images/yкринформ/2023-05-11T18-32-00-03-00/630_360_1683819105-819.jpg" xlink:type="simple" xlink:show="embed" xlink:actuate="onLoad" draw:mime-type="image/jpeg"/>
</draw:frame>
Міністерство культури та інформаційної політики визнало такими, що непідлягають занесенню до Державного реєстру нерухомих пам’яток України,об’єктів культурної спадщини два пам’ятники російському поету ОлександруПушкіну у Києві.</text:p>
      <text:p text:style-name="P4">
Як передає Укрінформ, відповідний наказ підписав міністр культури таінформаційної політики Олександр Ткаченко, передає <text:a xlink:type="simple" xlink:href="https://mkip.gov.ua/news/9128.html" text:style-name="Internet_20_link" text:visited-style-name="Visited_20_Internet_20_Link">
</text:a>
</text:p>
      <text:p text:style-name="P4">
“Визнати таким, що не підлягає занесенню до Державного реєстру нерухомихпам’яток України, об’єкт культурної спадщини за видом історія “Пам’ятник бюстО.С. Пушкіну”, розташований за адресою: вул. Михайла Омеляновича-Павленка, 1 уКиєві, у зв’язку з невідповідністю критеріям, визначеним абзацами третім ічетвертим ст. 1 та ст. 2 Закону України “Про охорону культурної спадщини”, таознакам, визначеним Порядком визначення категорій пам’яток, затвердженимпостановою Кабінету Міністрів України від 22 травня 2019 р. № 452”, - ідетьсяу документі.</text:p>
      <text:p text:style-name="P4">
<text:span text:style-name="T4">
Читайте також:</text:span>
 <text:a xlink:type="simple" xlink:href="https://www.ukrinform.ua/rubric-society/3704200-rada-uhvalila-zakon-akij-sprosue-ocisenna-publicnogo-prostoru-vid-markeriv-rf.html" text:style-name="Internet_20_link" text:visited-style-name="Visited_20_Internet_20_Link">
 </text:a>
</text:p>
      <text:p text:style-name="P4">
Крім того, таким, що не підлягає занесенню до Державного реєстру нерухомихпам’яток України визнано об’єкт культурної спадщини за видами історія,монументальне мистецтво “Погруддя О.С. Пушкіна”, розташований на вулиціВ’ячеслава Чорновола, 37-А у Києві.</text:p>
      <text:p text:style-name="P4">
Зазначається, що рішення ухвалено відповідно до ст. 5 та 14 Закону України“Про охорону культурної спадщини”, Порядку обліку об’єктів культурноїспадщини, затвердженого наказом Міністерства культури від 11 березня 2013 року№ 158, враховуючи рішення Експертної комісії з питань обліку об’єктівкультурної спадщини МКІП, на підставі подання Департаменту охорони культурноїспадщини Київської міської державної адміністрації від 31 січня 2022 року талиста КМДА від 11 листопада 2022 року.</text:p>
      <text:p text:style-name="P4">
Як повідомляв Укрінформ, при Міністерстві культури та інформаційної політикита Українському інституті національної пам'яті створили <text:a xlink:type="simple" xlink:href="https://www.ukrinform.ua/rubric-culture/3501741-pri-mkip-stvorili-radu-z-pitan-derusifikacii.html" text:style-name="Internet_20_link" text:visited-style-name="Visited_20_Internet_20_Link">
</text:a>
</text:p>
      <text:p text:style-name="P4">
<text:span text:style-name="T5">
Фото: Prymasal, Вікіпедія</text:span>
</text:p>
      <text:p text:style-name="P4">
Source: <text:a xlink:type="simple" xlink:href="https://www.ukrinform.ua/rubric-kyiv/3707918-mkip-pozbavilo-ohoronnogo-statusu-dva-pamatniki-puskinu-u-kievi.html" text:style-name="Internet_20_link" text:visited-style-name="Visited_20_Internet_20_Link">
https://www.ukrinform.ua/rubric-kyiv/3707918-mkip-pozbavilo-ohoronnogo-statusu-dva-pamatniki-puskinu-u-kievi.html</text:a>
</text:p>
      <!--NEWS-->
      <text:h text:style-name="P10" text:outline-level="1">
<text:span text:style-name="T4">
Жіноча команда «Барселони» перервала історичну серію перемог у національних чемпіонатах</text:span>
</text:h>
      <text:p text:style-name="P4">
Authors: Ukrinform (Person)</text:p>
      <text:p text:style-name="P4">
Publisher: Укринформ (Organization)</text:p>
      <text:p text:style-name="P4">
Published Time: 2023-05-11T18:32:39+03:00</text:p>
      <text:p text:style-name="P4">
Modified Time: 2023-05-11T18:32:39+03:00</text:p>
      <text:p text:style-name="P4">
Description: В іспанській лізі каталонки не втрачали очок з 2021 року. — Укрінформ.</text:p>
      <text:p text:style-name="P4">
Images: ["<text:a xlink:type="simple" xlink:href="https://static.ukrinform.com/photos/2023_05/thumb_files/630_360_1683819100-511.jpg" text:style-name="Internet_20_link" text:visited-style-name="Visited_20_Internet_20_Link">
630_360_16838...</text:a>
"]</text:p>
      <text:p text:style-name="P4">
Tags: ['Барселона', 'Футбол']</text:p>
      <text:p text:style-name="P4">
Type: Article</text:p>
      <!--METADATA-->
      <text:p text:style-name="P4">
<draw:frame draw:style-name="fr1" draw:name="Image199" text:anchor-type="as-char" svg:width="6.9236in" svg:height="3.956343in" draw:z-index="0">
<draw:image xlink:href="../Images/yкринформ/2023-05-11T18-32-39-03-00/630_360_1683819100-511.jpg" xlink:type="simple" xlink:show="embed" xlink:actuate="onLoad" draw:mime-type="image/jpeg"/>
</draw:frame>
 Віспанській лізі каталонки не втрачали очок з 2021 року.</text:p>
      <text:p text:style-name="P4">
«Барселона» вперше за 63 матчі втратила очки у чемпіонаті Іспанії з футболусеред жіночих команд, каталонки зіграли внічию із «Севільєю» в місцевій Лізі Ф— 1:1, передає Укрінформ.</text:p>
      <text:p text:style-name="P4">
Цього сезону «блаугранас» достроково гарантували собі четвертий титулчемпіонок Іспанії поспіль. До матчу із «Севільєю» вони здобули 27 перемогпоспіль і наразі утримують 11-очковий відрив від найближчих переслідувачок з«Реала».</text:p>
      <text:p text:style-name="P4">
Востаннє «Барселона» втрачала очки в чемпіонаті влітку 2021 року, колипоступилася «Атлетіко» (3:4). Та відтоді встановила світовий рекорд, здобувшиу лізі 62 перемоги поспіль — лише каталонкам підкорювалася серія з 50 вигранихматчів у професійних чемпіонатах.</text:p>
      <text:p text:style-name="P4">
<text:span text:style-name="T4">
Читайте також:</text:span>
 <text:a xlink:type="simple" xlink:href="https://www.ukrinform.ua/rubric-sports/3703374-u-finali-zinocoi-ligi-cempioniv-uefa-zigraut-volfsburg-ta-barselona.html" text:style-name="Internet_20_link" text:visited-style-name="Visited_20_Internet_20_Link">
 <text:span text:style-name="T4">
Барселона</text:span>
 </text:a>
</text:p>
      <text:p text:style-name="P4">
Як повідомляв Укрінформ, 3 червня «Барселона» втретє поспіль зіграє у фіналіжіночої Ліги чемпіонів, суперницями іспанок стане німецький «Вольфсбург».</text:p>
      <text:p text:style-name="P4">
Фото: Getty Images</text:p>
      <text:p text:style-name="P4">
Source: <text:a xlink:type="simple" xlink:href="https://www.ukrinform.ua/rubric-sports/3707917-zinoca-komanda-barseloni-perervala-istoricnu-seriu-peremog-u-nacionalnih-cempionatah.html" text:style-name="Internet_20_link" text:visited-style-name="Visited_20_Internet_20_Link">
https://www.ukrinform.ua/rubric-sports/3707917-zinoca-komanda-barseloni-perervala-istoricnu-seriu-peremog-u-nacionalnih-cempionatah.html</text:a>
</text:p>
      <!--NEWS-->
      <text:h text:style-name="P10" text:outline-level="1">
<text:span text:style-name="T4">
Напад на Гандзюк: прокуратура просить 10 років ув’язнення для обвинувачених</text:span>
</text:h>
      <text:p text:style-name="P4">
Authors: Ukrinform (Person)</text:p>
      <text:p text:style-name="P4">
Publisher: Укринформ (Organization)</text:p>
      <text:p text:style-name="P4">
Published Time: 2023-05-11T18:36:00+03:00</text:p>
      <text:p text:style-name="P4">
Modified Time: 2023-05-11T18:36:00+03:00</text:p>
      <text:p text:style-name="P4">
Description: Під час судових дебатів у справі щодо вбивства Катерини Гандзюк прокуратура попросила призначити покарання у вигляді 10 років в'язниці для обвинувачених. — Укрінформ.</text:p>
      <text:p text:style-name="P4">
Images: ["<text:a xlink:type="simple" xlink:href="https://static.ukrinform.com/photos/2023_05/thumb_files/630_360_1683819569-220.jpg" text:style-name="Internet_20_link" text:visited-style-name="Visited_20_Internet_20_Link">
630_360_16838...</text:a>
", "<text:a xlink:type="simple" xlink:href="https://static.ukrinform.com/photos/2023_05/1683820947-345.jpg" text:style-name="Internet_20_link" text:visited-style-name="Visited_20_Internet_20_Link">
1683820947-34...</text:a>
"]</text:p>
      <text:p text:style-name="P4">
Tags: ['Прокуратура', 'Вбивство', 'Гандзюк']</text:p>
      <text:p text:style-name="P4">
Type: Article</text:p>
      <!--METADATA-->
      <text:p text:style-name="P4">
<draw:frame draw:style-name="fr1" draw:name="Image200" text:anchor-type="as-char" svg:width="6.9236in" svg:height="3.956343in" draw:z-index="0">
<draw:image xlink:href="../Images/yкринформ/2023-05-11T18-36-00-03-00/630_360_1683819569-220.jpg" xlink:type="simple" xlink:show="embed" xlink:actuate="onLoad" draw:mime-type="image/jpeg"/>
</draw:frame>
 Під чассудових дебатів у справі щодо вбивства Катерини Гандзюк прокуратура попросилапризначити покарання у вигляді 10 років в'язниці для обвинувачених.</text:p>
      <text:p text:style-name="P4">
Про це повідомив у коментарі Укрінформу прокурор Андрій Синюк, який підтримуєдержавне обвинувачення у цій справі, що слухається у Дніпровському райсудіКиєва.</text:p>
      <text:p text:style-name="P4">
“Під час судових дебатів я попросив суд визнати Мангера і Левіна винними увчиненні організації нападу на Катерину Гандзюк та призначити їм покарання увигляді десяти років позбавлення волі”, - сказав він.</text:p>
      <text:p text:style-name="P4">
Як зазначається на сторінці у <text:a xlink:type="simple" xlink:href="https://www.facebook.com/gandziukgate/posts/pfbid0RhSUTLpmwnHZ8vckRujL5r4KsadEq9mDBJ5oh96YrHi7cJjcmxP3YXtMCxxv3zuhl" text:style-name="Internet_20_link" text:visited-style-name="Visited_20_Internet_20_Link">
</text:a>
спільноти «Хто замовив Катю Гандзюк?», це максимум, який може бути за тієюкваліфікацією злочину, за яким обвинувачують підозрюванрих.</text:p>
      <text:p text:style-name="P4">
<text:span text:style-name="T4">
Читайте також:</text:span>
 <text:a xlink:type="simple" xlink:href="https://www.ukrinform.ua/rubric-regions/3707416-u-spravi-vbivstva-gandzuk-11-travna-vidbudutsa-debati.html" text:style-name="Internet_20_link" text:visited-style-name="Visited_20_Internet_20_Link">
 <text:span text:style-name="T4">
Гандзюк</text:span>
 </text:a>
</text:p>
      <text:p text:style-name="P4">
За словами Синюка, він висловив клопотання про продовження обом обвинуваченимзапобіжних заходів у вигляді тримання під вартою без альтернативи внесеннязастави до набрання вироком законної сили.</text:p>
      <text:p text:style-name="P4">
Крім того, прокурор підтримав цивільний позов потерпілих до обвинувачених урозмірі 15 млн грн.</text:p>
      <text:p text:style-name="P4">
Наступне судове засідання у справі призначене на 14 год. 15 травня. З останнімсловом виступлять обвинувачені Мангер і Левін, після цього суд піде донарадчої кімнати для ухвалення рішення.</text:p>
      <text:p text:style-name="P4">
<draw:frame draw:style-name="fr1" draw:name="Image201" text:anchor-type="as-char" svg:width="6.9236in" svg:height="3.89773in" draw:z-index="0">
<draw:image xlink:href="../Images/yкринформ/2023-05-11T18-36-00-03-00/1683820947-345.jpg" xlink:type="simple" xlink:show="embed" xlink:actuate="onLoad" draw:mime-type="image/jpeg"/>
</draw:frame>
</text:p>
      <text:p text:style-name="P4">
<text:span text:style-name="T5">
Фото: Колян Пастико, Громадське</text:span>
</text:p>
      <text:p text:style-name="P4">
<text:span text:style-name="T4">
Читайте також:</text:span>
 <text:a xlink:type="simple" xlink:href="https://www.ukrinform.ua/rubric-society/3647048-sprava-gandzuk-obvinuvacenih-v-organizacii-napadu-zalisili-pid-vartou.html" text:style-name="Internet_20_link" text:visited-style-name="Visited_20_Internet_20_Link">
 <text:span text:style-name="T4">
Гандзюк</text:span>
 </text:a>
</text:p>
      <text:p text:style-name="P4">
Як повідомляв Укрінформ, громадську активістку, в.о. керівника справамивиконавчого комітету Херсонської міськради Катерину Гандзюк 31 липня 2018 рокуоблили сірчаною кислотою біля під'їзду її будинку в Херсоні. Опіками булоуражено 40% тіла жінки. Вона перенесла кілька операцій, але 4 листопада того жроку померла.</text:p>
      <text:p text:style-name="P4">
Безпосередні виконавці замаху засуджені до ув'язнення на строк від 3 до 6,5року.</text:p>
      <text:p text:style-name="P4">
Ексголова Херсонської обласної ради Владислав Мангер і помічник депутатаоблради Олексій Левін, підозрювані в організації замаху на Гандзюк,перебувають під вартою.</text:p>
      <text:p text:style-name="P4">
Фото: Стас Юрченко, Ґрати</text:p>
      <text:p text:style-name="P4">
Source: <text:a xlink:type="simple" xlink:href="https://www.ukrinform.ua/rubric-society/3707923-napad-na-gandzuk-prokuratura-prosit-10-rokiv-uvaznenna-dla-obvinuvacenih.html" text:style-name="Internet_20_link" text:visited-style-name="Visited_20_Internet_20_Link">
https://www.ukrinform.ua/rubric-society/3707923-napad-na-gandzuk-prokuratura-prosit-10-rokiv-uvaznenna-dla-obvinuvacenih.html</text:a>
</text:p>
      <!--NEWS-->
      <text:h text:style-name="P10" text:outline-level="1">
<text:span text:style-name="T4">
Стефанішина прибула у Польщу на зустріч міністрів країн Веймарського трикутника</text:span>
</text:h>
      <text:p text:style-name="P4">
Authors: Ukrinform (Person)</text:p>
      <text:p text:style-name="P4">
Publisher: Укринформ (Organization)</text:p>
      <text:p text:style-name="P4">
Published Time: 2023-05-11T18:36:35+03:00</text:p>
      <text:p text:style-name="P4">
Modified Time: 2023-05-11T18:36:35+03:00</text:p>
      <text:p text:style-name="P4">
Description: Віцепрем’єр-міністр з питань європейської та євроатлантичної інтеграції Ольга Стефанішина перебуває з робочим візитом у Польщі. — Укрінформ.</text:p>
      <text:p text:style-name="P4">
Images: ["<text:a xlink:type="simple" xlink:href="https://static.ukrinform.com/photos/2023_05/thumb_files/630_360_1683819250-646.jpg" text:style-name="Internet_20_link" text:visited-style-name="Visited_20_Internet_20_Link">
630_360_16838...</text:a>
", "<text:a xlink:type="simple" xlink:href="https://static.ukrinform.com/photos/2023_05/1683819314-417.jpg" text:style-name="Internet_20_link" text:visited-style-name="Visited_20_Internet_20_Link">
1683819314-41...</text:a>
"]</text:p>
      <text:p text:style-name="P4">
Tags: ['Польща', 'Візит', 'Стефанішина', 'Веймарський трикутник']</text:p>
      <text:p text:style-name="P4">
Type: Article</text:p>
      <!--METADATA-->
      <text:p text:style-name="P4">
<draw:frame draw:style-name="fr1" draw:name="Image202" text:anchor-type="as-char" svg:width="6.9236in" svg:height="3.956343in" draw:z-index="0">
<draw:image xlink:href="../Images/yкринформ/2023-05-11T18-36-35-03-00/630_360_1683819250-646.jpg" xlink:type="simple" xlink:show="embed" xlink:actuate="onLoad" draw:mime-type="image/jpeg"/>
</draw:frame>
Віцепрем’єр-міністр з питань європейської та євроатлантичної інтеграції ОльгаСтефанішина перебуває з робочим візитом у Польщі.</text:p>
      <text:p text:style-name="P4">
Про це повідомив Офіс віцепрем'єр-міністра у <text:a xlink:type="simple" xlink:href="https://www.facebook.com/UA.EU.NATO/posts/pfbid0YQZBPSwmj6jUHrbVRiJhSdevj9H5zW9VDzBFWMciSYx7e6trMum2FefcxFyFa6Mvl" text:style-name="Internet_20_link" text:visited-style-name="Visited_20_Internet_20_Link">
</text:a>
, передає Укрінформ.</text:p>
      <text:p text:style-name="P4">
«На запрошення польської сторони віцепрем’єр візьме участь у зустрічіміністрів у справах Європейського Союзу країн Веймарського трикутника, якавідбудеться 12 травня в місті Познань, Республіка Польща», - йдеться у дописі.</text:p>
      <text:p text:style-name="P4">
<draw:frame draw:style-name="fr1" draw:name="Image203" text:anchor-type="as-char" svg:width="6.9236in" svg:height="6.492632in" draw:z-index="0">
<draw:image xlink:href="../Images/yкринформ/2023-05-11T18-36-35-03-00/1683819314-417.jpg" xlink:type="simple" xlink:show="embed" xlink:actuate="onLoad" draw:mime-type="image/jpeg"/>
</draw:frame>
</text:p>
      <text:p text:style-name="P4">
Як зазначається, разом із міністром з питань ЄС Польщі Шимоном Шинковськимвель Сенком, державним секретарем Франції з питань Європи Лоранс Бун таміністром з європейських питань і клімату Німеччини Анною Люрманн Стефанішинаобговорить питання наслідків війни росії, розширення Європейського Союзу таінституційні реформи у ЄС у цьому контексті.</text:p>
      <text:p text:style-name="P4">
<text:span text:style-name="T4">
Читайте також:</text:span>
 <text:a xlink:type="simple" xlink:href="https://www.ukrinform.ua/rubric-ato/3674870-kraini-vejmarskogo-trikutnika-prodovzat-pidtrimku-ukraini.html" text:style-name="Internet_20_link" text:visited-style-name="Visited_20_Internet_20_Link">
 <text:span text:style-name="T4">
Веймарського</text:span>
 <text:span text:style-name="T4">
трикутника</text:span>
</text:a>
</text:p>
      <text:p text:style-name="P4">
Окремо учасники зустрічі планують обговорити інтеграцію України до ЄС тапроцес реформ.</text:p>
      <text:p text:style-name="P4">
Веймарський трикутник - неформальне міжнародне об'єднання <text:a xlink:type="simple" xlink:href="https://www.ukrinform.ua/tag-polsa" text:style-name="Internet_20_link" text:visited-style-name="Visited_20_Internet_20_Link">
</text:a>
 , Франції, Німеччини, яке засновано в1991 році.</text:p>
      <text:p text:style-name="P4">
<text:span text:style-name="T5">
Фото Віт Шиманек / ЧТК</text:span>
</text:p>
      <text:p text:style-name="P4">
Source: <text:a xlink:type="simple" xlink:href="https://www.ukrinform.ua/rubric-polytics/3707920-stefanisina-pribula-u-polsu-na-zustric-ministriv-krain-vejmarskogo-trikutnika.html" text:style-name="Internet_20_link" text:visited-style-name="Visited_20_Internet_20_Link">
https://www.ukrinform.ua/rubric-polytics/3707920-stefanisina-pribula-u-polsu-na-zustric-ministriv-krain-vejmarskogo-trikutnika.html</text:a>
</text:p>
      <!--NEWS-->
      <text:h text:style-name="P10" text:outline-level="1">
<text:span text:style-name="T4">
Дуда: Багато вказує на те, що біля Бидгоща могла впасти ракета</text:span>
</text:h>
      <text:p text:style-name="P4">
Authors: Ukrinform (Person)</text:p>
      <text:p text:style-name="P4">
Publisher: Укринформ (Organization)</text:p>
      <text:p text:style-name="P4">
Published Time: 2023-05-11T18:41:00+03:00</text:p>
      <text:p text:style-name="P4">
Modified Time: 2023-05-11T18:41:00+03:00</text:p>
      <text:p text:style-name="P4">
Description: Військовий об’єкт, виявлений у лісі неподалік польського міста Бидгощ, імовірно, є ракетою. — Укрінформ.</text:p>
      <text:p text:style-name="P4">
Images: ["<text:a xlink:type="simple" xlink:href="https://static.ukrinform.com/photos/2023_01/thumb_files/630_360_1673446462-648.jpg" text:style-name="Internet_20_link" text:visited-style-name="Visited_20_Internet_20_Link">
630_360_16734...</text:a>
"]</text:p>
      <text:p text:style-name="P4">
Tags: ['Дуда', 'Польща', 'Ракета', 'Війна з росією']</text:p>
      <text:p text:style-name="P4">
Type: Article</text:p>
      <!--METADATA-->
      <text:p text:style-name="P4">
<draw:frame draw:style-name="fr1" draw:name="Image204" text:anchor-type="as-char" svg:width="6.9236in" svg:height="3.956343in" draw:z-index="0">
<draw:image xlink:href="../Images/yкринформ/2023-05-11T18-41-00-03-00/630_360_1673446462-648.jpg" xlink:type="simple" xlink:show="embed" xlink:actuate="onLoad" draw:mime-type="image/jpeg"/>
</draw:frame>
 Військовийоб’єкт, виявлений у лісі неподалік польського міста Бидгощ, імовірно, єракетою.</text:p>
      <text:p text:style-name="P4">
Про це заявив президент Польщі Анджей Дуда на пресконференції під час візитудо Албанії, передає кореспондент Укрінформу.</text:p>
      <text:p text:style-name="P4">
За словами польського лідера, на цей час немає остаточних результатівслідства, яке веде польська прокуратура.</text:p>
      <text:p text:style-name="P4">
“Я очікую на офіційні результати у цій справі. Багато вказує на те, що цемогло бути падіння <text:a xlink:type="simple" xlink:href="https://www.ukrinform.ua/tag-raketa" text:style-name="Internet_20_link" text:visited-style-name="Visited_20_Internet_20_Link">
 </text:a>
 ”, - підкресливДуда.</text:p>
      <text:p text:style-name="P4">
Він наголосив, що на місці надзвичайної ситуації “не було жодного вибуху,жодної вибухівки і це не створило загрози для безпеки Польщі”. За йогословами, це “найважливіше”.</text:p>
      <text:p text:style-name="P4">
<text:span text:style-name="T4">
Читайте також:</text:span>
 <text:a xlink:type="simple" xlink:href="https://www.ukrinform.ua/rubric-world/3701496-u-polsi-pripuskaut-so-v-lisi-mogli-znajti-ulamki-raketi-z-ihnogo-mig29.html" text:style-name="Internet_20_link" text:visited-style-name="Visited_20_Internet_20_Link">
 </text:a>
</text:p>
      <text:p text:style-name="P4">
Як повідомлялося, за інформацією RMF.FM, <text:a xlink:type="simple" xlink:href="undefined" text:style-name="Internet_20_link" text:visited-style-name="Visited_20_Internet_20_Link">
 </text:a>
 , що у лісі поблизуміста Бидгощ на півночі Польщі наприкінці квітня виявлено російську ракетуX-55.</text:p>
      <text:p text:style-name="P4">
Командувач Оперативного командування видів збройних сил Польщі генерал ТомашПьотровський наприкінці квітня під час пресконференції заявив, що виявленийоб’єкт можна пов’язати з тим, “що відбувалося у повітряному просторі 16грудня”, коли росія здійснювала черговий масований обстріл України, випустивши76 ракет.</text:p>
      <text:p text:style-name="P4">
За інформацією видання <text:a xlink:type="simple" xlink:href="https://www.onet.pl/informacje/onetwiadomosci/co-uderzylo-pod-bydgoszcza-sledczy-badaja-rosyjski-slad/6xyv7rb,79cfc278" text:style-name="Internet_20_link" text:visited-style-name="Visited_20_Internet_20_Link">
 </text:a>
 однієюз головних версій слідства є падіння ракети X-55, випущеної з російськоголітака, який перебував у повітряному просторі білорусі.</text:p>
      <text:p text:style-name="P4">
За інформацією ЗМІ, тоді польські сили ППО відстежували об'єкт, який порушивповітряний простір країни, але він зник з радарів.</text:p>
      <text:p text:style-name="P4">
Source: <text:a xlink:type="simple" xlink:href="https://www.ukrinform.ua/rubric-world/3707929-duda-bagato-vkazue-na-te-so-bila-bidgosa-mogla-vpasti-raketa.html" text:style-name="Internet_20_link" text:visited-style-name="Visited_20_Internet_20_Link">
https://www.ukrinform.ua/rubric-world/3707929-duda-bagato-vkazue-na-te-so-bila-bidgosa-mogla-vpasti-raketa.html</text:a>
</text:p>
      <!--NEWS-->
      <text:h text:style-name="P10" text:outline-level="1">
<text:span text:style-name="T4">
МВФ закликав вжити всіх заходів для продовження «зернової угоди»</text:span>
</text:h>
      <text:p text:style-name="P4">
Authors: Ukrinform (Person)</text:p>
      <text:p text:style-name="P4">
Publisher: Укринформ (Organization)</text:p>
      <text:p text:style-name="P4">
Published Time: 2023-05-11T18:43:00+03:00</text:p>
      <text:p text:style-name="P4">
Modified Time: 2023-05-11T18:43:00+03:00</text:p>
      <text:p text:style-name="P4">
Description: Міжнародний валютний фонд вважає дуже важливим у глобальному контексті продовжувати Чорноморську зернову угоду, яку рф намагається зірвати та використати поставки продовольства в якості зброї. — Укрінформ.</text:p>
      <text:p text:style-name="P4">
Images: ["<text:a xlink:type="simple" xlink:href="https://static.ukrinform.com/photos/2023_05/thumb_files/630_360_1683819939-412.jpg" text:style-name="Internet_20_link" text:visited-style-name="Visited_20_Internet_20_Link">
630_360_16838...</text:a>
"]</text:p>
      <text:p text:style-name="P4">
Tags: ['МВФ', 'зерновий коридор']</text:p>
      <text:p text:style-name="P4">
Type: Article</text:p>
      <!--METADATA-->
      <text:p text:style-name="P4">
<draw:frame draw:style-name="fr1" draw:name="Image205" text:anchor-type="as-char" svg:width="6.9236in" svg:height="3.956343in" draw:z-index="0">
<draw:image xlink:href="../Images/yкринформ/2023-05-11T18-43-00-03-00/630_360_1683819939-412.jpg" xlink:type="simple" xlink:show="embed" xlink:actuate="onLoad" draw:mime-type="image/jpeg"/>
</draw:frame>
Міжнародний валютний фонд вважає дуже важливим у глобальному контекстіпродовжувати Чорноморську зернову угоду, яку рф намагається зірвати тавикористати поставки продовольства в якості зброї.</text:p>
      <text:p text:style-name="P4">
З відповідною заявою виступила в четвер під час брифінгу в Вашингтонідиректорка Департаменту комунікацій МВФ Джулія Козак, передає власнийкореспондент Укрінформу.</text:p>
      <text:p text:style-name="P4">
«З нашої точки зору, дуже важливо реалізувати всі заходи, які можуть бутивжиті, що допомогло би зменшити брак продовольчої безпеки та реальнопідтримати найбільш уразливих членів нашої глобальної спільноти у подоланіцієї дуже складної проблеми», - зауважила представниця Фонду у відповідь назапитання щодо Чорноморської зернової ініціативи.</text:p>
      <text:p text:style-name="P4">
<text:span text:style-name="T4">
Читайте також:</text:span>
 <text:a xlink:type="simple" xlink:href="https://www.ukrinform.ua/rubric-economy/3707476-derzdep-zaaviv-pro-terminovu-neobhidnist-prodovziti-cornomorsku-zernovu-ugodu.html" text:style-name="Internet_20_link" text:visited-style-name="Visited_20_Internet_20_Link">
 </text:a>
</text:p>
      <text:p text:style-name="P4">
У цьому зв’язку вона підкреслила, що зараз багато країн в усьому світівідчувають проблеми, пов’язані з продовольчою безпекою.</text:p>
      <text:p text:style-name="P4">
Як повідомляв Укрінформ, у середу в Стамбулі розпочалися переговори щодопродовження Чорноморської зернової угоди на рівні заступників міністрівоборони Туреччини, України, росії, а також офіційних представників ООН. Однаку четвер, після завершення дводенної зустрічі, стало зрозумілим, що <text:a xlink:type="simple" xlink:href="https://www.ukrinform.ua/rubric-economy/3707855-u-stambuli-zaversilisa-peregovori-sodo-zernovogo-koridoru.html" text:style-name="Internet_20_link" text:visited-style-name="Visited_20_Internet_20_Link">
</text:a>
 . Учасники переговорів домовилисяпродовжити зусилля на технічному рівні в чотиристоронньому форматі, майданчикдля яких забезпечує <text:a xlink:type="simple" xlink:href="https://www.ukrinform.ua/tag-tureccina" text:style-name="Internet_20_link" text:visited-style-name="Visited_20_Internet_20_Link">
 </text:a>
 .</text:p>
      <text:p text:style-name="P4">
Source: <text:a xlink:type="simple" xlink:href="https://www.ukrinform.ua/rubric-economy/3707926-mvf-zaklikav-vziti-vsih-zahodiv-dla-prodovzenna-zernovoi-ugodi.html" text:style-name="Internet_20_link" text:visited-style-name="Visited_20_Internet_20_Link">
https://www.ukrinform.ua/rubric-economy/3707926-mvf-zaklikav-vziti-vsih-zahodiv-dla-prodovzenna-zernovoi-ugodi.html</text:a>
</text:p>
      <!--NEWS-->
      <text:h text:style-name="P10" text:outline-level="1">
<text:span text:style-name="T4">
ЗСУ пострілом із гаубиці знешкодили під Бахмутом групу російських військових</text:span>
</text:h>
      <text:p text:style-name="P4">
Authors: Ukrinform (Person)</text:p>
      <text:p text:style-name="P4">
Publisher: Укринформ (Organization)</text:p>
      <text:p text:style-name="P4">
Published Time: 2023-05-11T18:45:00+03:00</text:p>
      <text:p text:style-name="P4">
Modified Time: 2023-05-11T18:45:00+03:00</text:p>
      <text:p text:style-name="P4">
Description: Артилеристи третьої окремої штурмової бригади Збройних сил України із застосуванням гаубиці Д-30 здійснили удар по особовому складу російських військ під містом Бахмут Донецької області, завдавши ворогу втрат. — Укрінформ.</text:p>
      <text:p text:style-name="P4">
Images: ["<text:a xlink:type="simple" xlink:href="https://static.ukrinform.com/photos/2023_04/thumb_files/630_360_1681573947-281.jpg" text:style-name="Internet_20_link" text:visited-style-name="Visited_20_Internet_20_Link">
630_360_16815...</text:a>
"]</text:p>
      <text:p text:style-name="P4">
Tags: ['Бахмут', 'ЗСУ', 'Війна з росією']</text:p>
      <text:p text:style-name="P4">
Type: Article</text:p>
      <!--METADATA-->
      <text:p text:style-name="P4">
<draw:frame draw:style-name="fr1" draw:name="Image206" text:anchor-type="as-char" svg:width="6.9236in" svg:height="3.956343in" draw:z-index="0">
<draw:image xlink:href="../Images/yкринформ/2023-05-11T18-45-00-03-00/630_360_1681573947-281.jpg" xlink:type="simple" xlink:show="embed" xlink:actuate="onLoad" draw:mime-type="image/jpeg"/>
</draw:frame>
Артилеристи третьої окремої штурмової бригади Збройних сил України іззастосуванням гаубиці Д-30 здійснили удар по особовому складу російськихвійськ під містом Бахмут Донецької області, завдавши ворогу втрат.</text:p>
      <text:p text:style-name="P4">
Як передає Укрінформ, про це пресслужба бригади повідомила в <text:a xlink:type="simple" xlink:href="https://t.me/ab3army/2527" text:style-name="Internet_20_link" text:visited-style-name="Visited_20_Internet_20_Link">
</text:a>
 оприлюднивши відповідне відео.</text:p>
      <text:p text:style-name="P4">
"Прямим влучанням шестеро з них стали "трьохсотими". Ще один — стовідсотковий"двісті", — зазначили в ЗСУ.</text:p>
      <text:p text:style-name="P4">
<text:span text:style-name="T4">
Читайте також:</text:span>
 <text:a xlink:type="simple" xlink:href="https://www.ukrinform.ua/rubric-ato/3707721-rozvidniki-pokazali-ak-znisuut-tehniku-rosian-na-doneccini.html" text:style-name="Internet_20_link" text:visited-style-name="Visited_20_Internet_20_Link">
 <text:span text:style-name="T4">
знищ</text:span>
 </text:a>
</text:p>
      <text:p text:style-name="P4">
Як повідомляв Укрінформ, прикордонники в Бахмуті за допомогою антидроновихрушниць збили чотири <text:a xlink:type="simple" xlink:href="https://www.ukrinform.ua/rubric-ato/3707889-prikordonniki-zbili-cotiri-rosijskih-bezpilotniki-u-bahmuti.html" text:style-name="Internet_20_link" text:visited-style-name="Visited_20_Internet_20_Link">
 </text:a>
</text:p>
      <text:p text:style-name="P4">
<text:span text:style-name="T5">
Фото ілюстративне</text:span>
</text:p>
      <text:p text:style-name="P4">
Source: <text:a xlink:type="simple" xlink:href="https://www.ukrinform.ua/rubric-ato/3707914-zsu-postrilom-iz-gaubici-zneskodili-pid-bahmutom-grupu-rosijskih-vijskovih.html" text:style-name="Internet_20_link" text:visited-style-name="Visited_20_Internet_20_Link">
https://www.ukrinform.ua/rubric-ato/3707914-zsu-postrilom-iz-gaubici-zneskodili-pid-bahmutom-grupu-rosijskih-vijskovih.html</text:a>
</text:p>
      <!--NEWS-->
      <text:h text:style-name="P10" text:outline-level="1">
<text:span text:style-name="T4">
Польща закликає Албанію підтримати посилення східного флангу НАТО</text:span>
</text:h>
      <text:p text:style-name="P4">
Authors: Ukrinform (Person)</text:p>
      <text:p text:style-name="P4">
Publisher: Укринформ (Organization)</text:p>
      <text:p text:style-name="P4">
Published Time: 2023-05-11T18:48:00+03:00</text:p>
      <text:p text:style-name="P4">
Modified Time: 2023-05-11T18:48:00+03:00</text:p>
      <text:p text:style-name="P4">
Description: Польща підтримує членство Албанії в ЄС, та водночас закликає Тірану підтримати посилення східного флангу НАТО. — Укрінформ.</text:p>
      <text:p text:style-name="P4">
Images: ["<text:a xlink:type="simple" xlink:href="https://static.ukrinform.com/photos/2023_05/thumb_files/630_360_1683820454-552.jpg" text:style-name="Internet_20_link" text:visited-style-name="Visited_20_Internet_20_Link">
630_360_16838...</text:a>
"]</text:p>
      <text:p text:style-name="P4">
Tags: ['Албанія', 'Дуда', 'НАТО', 'Польща']</text:p>
      <text:p text:style-name="P4">
Type: Article</text:p>
      <!--METADATA-->
      <text:p text:style-name="P4">
<draw:frame draw:style-name="fr1" draw:name="Image207" text:anchor-type="as-char" svg:width="6.9236in" svg:height="3.956343in" draw:z-index="0">
<draw:image xlink:href="../Images/yкринформ/2023-05-11T18-48-00-03-00/630_360_1683820454-552.jpg" xlink:type="simple" xlink:show="embed" xlink:actuate="onLoad" draw:mime-type="image/jpeg"/>
</draw:frame>
 Польщапідтримує членство Албанії в ЄС, та водночас закликає Тірану підтриматипосилення східного флангу НАТО.</text:p>
      <text:p text:style-name="P4">
Про це заявив президент РП Анджей Дуда під час спільної пресконференції зпрезидентом Албанії Байрамом Бегаєм у Тірані, передає кореспондент Укрінформу.</text:p>
      <text:p text:style-name="P4">
За словами польського лідера, він попросив албанського колегу підтримати підчас липневого саміту НАТО у Вільнюсі намагання Польщі щодо посиленняприсутності Північноатлантичного альянсу на східному фланзі.</text:p>
      <text:p text:style-name="P4">
“Зараз це найбільш уразливий і небезпечний район світу, де весь час можливапотенційна агресія, особливо в контексті того, що зараз відбувається вУкраїні, і позиції росії”, - підкреслив Дуда.</text:p>
      <text:p text:style-name="P4">
Він закликав албанського колегу підтримати колективні рішення щодо зміцненнясхідного флангу <text:a xlink:type="simple" xlink:href="https://www.ukrinform.ua/tag-nato" text:style-name="Internet_20_link" text:visited-style-name="Visited_20_Internet_20_Link">
 </text:a>
 , про що зараздискутують у штаб-квартирі НАТО, а також країни-члени Альянсу надвосторонньому і багатосторонньому рівнях.</text:p>
      <text:p text:style-name="P4">
<text:span text:style-name="T4">
Читайте також:</text:span>
 <text:a xlink:type="simple" xlink:href="https://www.ukrinform.ua/rubric-polytics/3703489-v-interesah-polsi-sob-ukraina-dala-vidsic-rosijskomu-agresoru-duda.html" text:style-name="Internet_20_link" text:visited-style-name="Visited_20_Internet_20_Link">
 <text:span text:style-name="T4">
Дуда</text:span>
 </text:a>
</text:p>
      <text:p text:style-name="P4">
“Я вкотре чітко і виразно задекларував також польську підтримку щодо намаганьАлбанії стати членом ЄС”, - підкреслив Дуда.</text:p>
      <text:p text:style-name="P4">
Президент РП нагадав, що другим після зміцнення євроатлантичних зв’язків міжЄС та США пріоритетом Польського головування в ЄС у першій половині 2025 рокубуде членство в ЄС України, Молдови і країн Західних Балкан, серед якихАлбанія “в абсолютному авангарді”, якщо йдеться про країни, які відповідаютьумовам членства в ЄС.</text:p>
      <text:p text:style-name="P4">
Албанія є членом НАТО з 2009 року. У 2014 році країна отримала статускандидата на членство в Євросоюзі.</text:p>
      <text:p text:style-name="P4">
Як повідомлялося, <text:a xlink:type="simple" xlink:href="https://www.ukrinform.ua/rubric-world/3707877-albania-poprosila-polsu-pidtrimati-clenstvo-kosova-v-nato.html" text:style-name="Internet_20_link" text:visited-style-name="Visited_20_Internet_20_Link">
 </text:a>
</text:p>
      <text:p text:style-name="P4">
<text:span text:style-name="T5">
Фото: PAP/Radek Pietruszka</text:span>
</text:p>
      <text:p text:style-name="P4">
Source: <text:a xlink:type="simple" xlink:href="https://www.ukrinform.ua/rubric-world/3707930-polsa-zaklikae-albaniu-pidtrimati-posilenna-shidnogo-flangu-nato.html" text:style-name="Internet_20_link" text:visited-style-name="Visited_20_Internet_20_Link">
https://www.ukrinform.ua/rubric-world/3707930-polsa-zaklikae-albaniu-pidtrimati-posilenna-shidnogo-flangu-nato.html</text:a>
</text:p>
      <!--NEWS-->
      <text:h text:style-name="P10" text:outline-level="1">
<text:span text:style-name="T4">
Університет Шевченка готуватиме фахівців для деокупованих територій за двома програмами – ректор</text:span>
</text:h>
      <text:p text:style-name="P4">
Authors: Ukrinform (Person)</text:p>
      <text:p text:style-name="P4">
Publisher: Укринформ (Organization)</text:p>
      <text:p text:style-name="P4">
Published Time: 2023-05-11T19:05:00+03:00</text:p>
      <text:p text:style-name="P4">
Modified Time: 2023-05-11T19:05:00+03:00</text:p>
      <text:p text:style-name="P4">
Description: Фахівців для роботи на деокупованих територіях готуватимуть за двома освітніми програмами - "Постконфліктне врядування" та "Урядування на повоєнних територіях". — Укрінформ.</text:p>
      <text:p text:style-name="P4">
Images: ["<text:a xlink:type="simple" xlink:href="https://static.ukrinform.com/photos/2023_05/thumb_files/630_360_1683821664-828.jpg" text:style-name="Internet_20_link" text:visited-style-name="Visited_20_Internet_20_Link">
630_360_16838...</text:a>
", "<text:a xlink:type="simple" xlink:href="https://static.ukrinform.com/photos/2023_05/1683821213-767.jpg" text:style-name="Internet_20_link" text:visited-style-name="Visited_20_Internet_20_Link">
1683821213-76...</text:a>
"]</text:p>
      <text:p text:style-name="P4">
Tags: ['Деокупація', 'Освіта', 'КНУ імені Шевченка']</text:p>
      <text:p text:style-name="P4">
Type: Article</text:p>
      <!--METADATA-->
      <text:p text:style-name="P4">
<draw:frame draw:style-name="fr1" draw:name="Image208" text:anchor-type="as-char" svg:width="6.9236in" svg:height="3.956343in" draw:z-index="0">
<draw:image xlink:href="../Images/yкринформ/2023-05-11T19-05-00-03-00/630_360_1683821664-828.jpg" xlink:type="simple" xlink:show="embed" xlink:actuate="onLoad" draw:mime-type="image/jpeg"/>
</draw:frame>
 Фахівцівдля роботи на деокупованих територіях готуватимуть за двома освітнімипрограмами - "Постконфліктне врядування" та "Урядування на повоєннихтериторіях".</text:p>
      <text:p text:style-name="P4">
Про це під час пресконференції в Медіацентрі Україна-Укрінформ повідомивректор Київського національного університету імені Тараса Шевченка ВолодимирБугров.</text:p>
      <text:p text:style-name="P4">
“Програми "Постконфліктне врядування" та "Урядування на повоєнних територіях"оголошені в набір, вони є в правилах прийому до Київського національного <text:a xlink:type="simple" xlink:href="https://www.ukrinform.ua/tag-knu-imeni-sevcenka" text:style-name="Internet_20_link" text:visited-style-name="Visited_20_Internet_20_Link">
</text:a>
 Вступ на заочну формунавчання відбувається через Національне агентство з питань державної служби.Вступ на денну форму навчання - на загальних правилах, які затверджуєМіносвіти. Приймальна комісія Навчально-наукового інституту публічногоуправління та державної служби готова”, - сказав ректор.</text:p>
      <text:p text:style-name="P4">
<draw:frame draw:style-name="fr1" draw:name="Image209" text:anchor-type="as-char" svg:width="6.9236in" svg:height="4.615733in" draw:z-index="0">
<draw:image xlink:href="../Images/yкринформ/2023-05-11T19-05-00-03-00/1683821213-767.jpg" xlink:type="simple" xlink:show="embed" xlink:actuate="onLoad" draw:mime-type="image/jpeg"/>
</draw:frame>
</text:p>
      <text:p text:style-name="P4">
<text:span text:style-name="T4">
Читайте також:</text:span>
 <text:a xlink:type="simple" xlink:href="https://www.ukrinform.ua/rubric-culture/3697599-ulia-zdanovska-ocistila-alma-mater-vid-tazkoi-istoricnoi-karmi.html" text:style-name="Internet_20_link" text:visited-style-name="Visited_20_Internet_20_Link">
 <text:span text:style-name="T4">
Здановська</text:span>
 </text:a>
</text:p>
      <text:p text:style-name="P4">
За його словами, здобувачам освіти за цими програмами видаватимуть дипломимагістрів, аби вони могли працювати в органах державної влади, місцевогосамоврядування на деокупованих територіях.</text:p>
      <text:p text:style-name="P4">
Ректор пояснив, що студенти набуватимуть знань у сферах управління, економіки,безпеки, культурній сфері. Зокрема, їх навчатимуть вирішувати проблемипублічного управління, пов'язані з особливостями постконфліктного врядуваннята розвитку громад на деокупованих територіях; розробляти та реалізуватимісцеву економічну політику і створювати безпекове середовище з урахуваннямнаціональних інтересів України; створювати спільний гуманітарний простір, щобазується на культурно-етнічному розмаїтті території.</text:p>
      <text:p text:style-name="P4">
Ці навчальні програми, зазначив ректор, стануть певним стартом для підготовкифахівців, які зможуть обіймати посади на деокупованих територіях.</text:p>
      <text:p text:style-name="P4">
<text:span text:style-name="T4">
Читайте також:</text:span>
 <text:a xlink:type="simple" xlink:href="https://www.ukrinform.ua/rubric-society/3657203-ukrainska-osvita-u-pislavoennij-period-mae-buti-konkurentospromoznou-zelenskij.html" text:style-name="Internet_20_link" text:visited-style-name="Visited_20_Internet_20_Link">
 <text:span text:style-name="T4">
Українська</text:span>
 <text:span text:style-name="T4">
освіта</text:span>
 <text:span text:style-name="T4">
післявоєнний</text:span>
 <text:span text:style-name="T4">
період</text:span>
<text:span text:style-name="T4">
має</text:span>
 <text:span text:style-name="T4">
бути</text:span>
 <text:span text:style-name="T4">
конкурентоспроможною</text:span>
 <text:span text:style-name="T4">
Зеленський</text:span>
</text:a>
</text:p>
      <text:p text:style-name="P4">
“Ми повинні мати якнайбільше людей, серед яких Мінреінтеграції, ОфісПрезидента зможуть обирати фахівців. Нам потрібно підготувати якнайбільшелюдей, тому що там буде багато роботи”, - зауважив ректор.</text:p>
      <text:p text:style-name="P4">
Як повідомлялося, віцепрем’єр-міністр - міністр з питань реінтеграціїтимчасово окупованих територій Ірина Верещук повідомила, що <text:a xlink:type="simple" xlink:href="https://www.ukrinform.ua/rubric-crimea/3707831-robota-na-deokupovanih-teritoriah-veresuk-anonsuvala-postanovu-uradu-dla-kadrovogo-rezervu.html" text:style-name="Internet_20_link" text:visited-style-name="Visited_20_Internet_20_Link">
</text:a>
</text:p>
      <text:p text:style-name="P4">
Source: <text:a xlink:type="simple" xlink:href="https://www.ukrinform.ua/rubric-society/3707938-universitet-sevcenka-gotuvatime-fahivciv-dla-deokupovanih-teritorij-za-dvoma-programami-rektor.html" text:style-name="Internet_20_link" text:visited-style-name="Visited_20_Internet_20_Link">
https://www.ukrinform.ua/rubric-society/3707938-universitet-sevcenka-gotuvatime-fahivciv-dla-deokupovanih-teritorij-za-dvoma-programami-rektor.html</text:a>
</text:p>
      <!--NEWS-->
      <text:h text:style-name="P10" text:outline-level="1">
<text:span text:style-name="T4">
ЄС від лютого передав Україні понад тисячу ракет – Боррель</text:span>
</text:h>
      <text:p text:style-name="P4">
Authors: Ukrinform (Person)</text:p>
      <text:p text:style-name="P4">
Publisher: Укринформ (Organization)</text:p>
      <text:p text:style-name="P4">
Published Time: 2023-05-11T19:07:00+03:00</text:p>
      <text:p text:style-name="P4">
Modified Time: 2023-05-11T19:07:00+03:00</text:p>
      <text:p text:style-name="P4">
Description: Євросоюз починаючи з лютого вже передав Україні понад тисячу ракет і має продовжувати підтримку, аби допомогти Києву підготуватися до контрнаступу. — Укрінформ.</text:p>
      <text:p text:style-name="P4">
Images: ["<text:a xlink:type="simple" xlink:href="https://static.ukrinform.com/photos/2023_02/thumb_files/630_360_1675345931-700.jpeg" text:style-name="Internet_20_link" text:visited-style-name="Visited_20_Internet_20_Link">
630_360_16753...</text:a>
"]</text:p>
      <text:p text:style-name="P4">
Tags: ['Ракета', 'Боррель', 'Війна з росією']</text:p>
      <text:p text:style-name="P4">
Type: Article</text:p>
      <!--METADATA-->
      <text:p text:style-name="P4">
<draw:frame draw:style-name="fr1" draw:name="Image210" text:anchor-type="as-char" svg:width="6.9236in" svg:height="3.956343in" draw:z-index="0">
<draw:image xlink:href="../Images/yкринформ/2023-05-11T19-07-00-03-00/630_360_1675345931-700.jpeg" xlink:type="simple" xlink:show="embed" xlink:actuate="onLoad" draw:mime-type="image/jpeg"/>
</draw:frame>
 Євросоюзпочинаючи з лютого вже передав Україні понад тисячу ракет і має продовжуватипідтримку, аби допомогти Києву підготуватися до контрнаступу.</text:p>
      <text:p text:style-name="P4">
Про це заявив високий представник ЄС Жозеп Боррель під час дискусії в межахЄвропейського саміту з безпеки й оборони заявив, передає кореспондентУкрінформу.</text:p>
      <text:p text:style-name="P4">
«Ми надаємо Україні боєприпаси... З 9 лютого, коли ми затвердили три треки зпостачання боєприпасів, ми передали Україні понад 1000 ракет. Я знаю, що цьогонедостатньо. Ми маємо поставити більше. Президент Зеленський сказав, що вінмає затримати початок контрнаступу. Очевидно, вони потребують більшоїпідготовки, більше зброї, сконцентрувати більше спроможностей. Саме ми маємонадати їм все це», - наголосив Боррель.</text:p>
      <text:p text:style-name="P4">
<text:span text:style-name="T4">
Читайте також:</text:span>
 <text:a xlink:type="simple" xlink:href="https://www.ukrinform.ua/rubric-ato/3707816-raketa-storm-shadow-dla-ukraini-u-comu-suttevij-proriv.html" text:style-name="Internet_20_link" text:visited-style-name="Visited_20_Internet_20_Link">
 <text:span text:style-name="T4">
Ракет</text:span>
 </text:a>
</text:p>
      <text:p text:style-name="P4">
Він нагадав, що від початку повномасштабної війни ЄС надав Україні близько 400тисяч артилерійських боєприпасів, але зараз потреба у них різко зростає. ЄСвизначив за мету поставити Україні 1 мільйонів снарядів калібру 155 ммпротягом наступних 12 місяців. Ці поставки мають бути здійснені негайно.</text:p>
      <text:p text:style-name="P4">
За словами Борреля, станом на сьогодні розмір військової допомоги, наданоїЄвросоюзом Україні, наближається до 6 мільярдів євро. Якщо враховуватиспільний внесок від ЄС та країн-членів, від початку війни Україна отримала відЄС допомогу та військове обладнання на суму близько 16 мільярдів євро.</text:p>
      <text:p text:style-name="P4">
«Це значна сума, але це ще не кінець. Я ... хотів би, щоб війна швидкозавершилася. Але подивіться, що відбувається: росія продовжує систематичнібомбардування мирного населення, хоча її армія вже зазнала поразки. Вонинамагалися взяти Київ протягом кількох тижнів, зазнали невдачі та буливідкинуті назад. Вони були неспроможні захопити Бахмут. Це кривава війна, алеросія її вже програла. Україна ще не виграла, але росія вже зазнала очевидноївійськової поразки», - наголосив високий представник ЄС.</text:p>
      <text:p text:style-name="P4">
<text:span text:style-name="T4">
Читайте також:</text:span>
 <text:a xlink:type="simple" xlink:href="https://www.ukrinform.ua/rubric-ato/3707788-ministr-oboroni-britanii-pidtverdiv-peredacu-ukraini-raket-storm-shadow.html" text:style-name="Internet_20_link" text:visited-style-name="Visited_20_Internet_20_Link">
 <text:span text:style-name="T4">
ракет</text:span>
 </text:a>
</text:p>
      <text:p text:style-name="P4">
Він зауважив, що російська агресія проти України примусила підвищити увагукраїн ЄС до оборони й безпеки. Протягом наступних трьох років країни-члени ЄСмають намір інвестувати близько 70 мільярдів євро у збільшення своїх обороннихспроможностей.</text:p>
      <text:p text:style-name="P4">
«Зрозуміло, що ми всі хотіли б бачити масло замість гармат. Але інколи, якщо увас немає гармат, у вас не буде й масла», - додав Боррель.</text:p>
      <text:p text:style-name="P4">
Як повідомлялося, 20 березня Європейська рада ухвалила рішення щодоприскорення поставок боєприпасів для України та про нарощування спроможностейєвропейської оборонної промисловості. Це рішення передбачає, що країни ЄСпоставлять Україні 1 мільйон артилерійських боєприпасів, у тому числі снарядівкалібру 155 мм, протягом наступних 12 місяців.</text:p>
      <text:p text:style-name="P4">
5 травня Рада ЄС остаточно схвалила виділення 1 млрд євро в межахЄвропейського фонду миру на закупівлю боєприпасів і ракет для України.</text:p>
      <text:p text:style-name="P4">
Source: <text:a xlink:type="simple" xlink:href="https://www.ukrinform.ua/rubric-ato/3707940-es-vid-lutogo-peredav-ukraini-ponad-tisacu-raket-borrel.html" text:style-name="Internet_20_link" text:visited-style-name="Visited_20_Internet_20_Link">
https://www.ukrinform.ua/rubric-ato/3707940-es-vid-lutogo-peredav-ukraini-ponad-tisacu-raket-borrel.html</text:a>
</text:p>
      <!--NEWS-->
      <text:h text:style-name="P10" text:outline-level="1">
<text:span text:style-name="T4">
Стефанчук обговорив із Єврокомісаром Йоганссон створення спецтрибуналу для рф</text:span>
</text:h>
      <text:p text:style-name="P4">
Authors: Ukrinform (Person)</text:p>
      <text:p text:style-name="P4">
Publisher: Укринформ (Organization)</text:p>
      <text:p text:style-name="P4">
Published Time: 2023-05-11T19:21:00+03:00</text:p>
      <text:p text:style-name="P4">
Modified Time: 2023-05-11T19:21:00+03:00</text:p>
      <text:p text:style-name="P4">
Description: Голова Верховної Ради Руслан Стефанчук та Єврокомісар з внутрішніх справ Ілва Йоганссон під час зустрічі у Києві обговорили низку важливих питань, серед яких - євроінтеграція України та створення спеціального трибуналу для росії. — Укрінформ.</text:p>
      <text:p text:style-name="P4">
Images: ["<text:a xlink:type="simple" xlink:href="https://static.ukrinform.com/photos/2023_05/thumb_files/630_360_1683822001-513.jpg" text:style-name="Internet_20_link" text:visited-style-name="Visited_20_Internet_20_Link">
630_360_16838...</text:a>
", "<text:a xlink:type="simple" xlink:href="https://static.ukrinform.com/photos/2023_05/1683821999-181.jpg" text:style-name="Internet_20_link" text:visited-style-name="Visited_20_Internet_20_Link">
1683821999-18...</text:a>
", "<text:a xlink:type="simple" xlink:href="https://static.ukrinform.com/photos/2023_05/1683822000-428.jpg" text:style-name="Internet_20_link" text:visited-style-name="Visited_20_Internet_20_Link">
1683822000-42...</text:a>
", "<text:a xlink:type="simple" xlink:href="https://static.ukrinform.com/photos/2023_05/1683822000-264.jpg" text:style-name="Internet_20_link" text:visited-style-name="Visited_20_Internet_20_Link">
1683822000-26...</text:a>
"]</text:p>
      <text:p text:style-name="P4">
Tags: ['Трибунал', 'росія', 'Стефанчук', 'Війна з росією', 'Ілва Йоганссон']</text:p>
      <text:p text:style-name="P4">
Type: Article</text:p>
      <!--METADATA-->
      <text:p text:style-name="P4">
<draw:frame draw:style-name="fr1" draw:name="Image211" text:anchor-type="as-char" svg:width="6.9236in" svg:height="3.956343in" draw:z-index="0">
<draw:image xlink:href="../Images/yкринформ/2023-05-11T19-21-00-03-00/630_360_1683822001-513.jpg" xlink:type="simple" xlink:show="embed" xlink:actuate="onLoad" draw:mime-type="image/jpeg"/>
</draw:frame>
 ГоловаВерховної Ради Руслан Стефанчук та Єврокомісар з внутрішніх справ ІлваЙоганссон під час зустрічі у Києві обговорили низку важливих питань, середяких - євроінтеграція України та створення спеціального трибуналу для росії.</text:p>
      <text:p text:style-name="P4">
Про це Стефанчук написав у <text:a xlink:type="simple" xlink:href="https://www.facebook.com/stefanchuk.official/posts/pfbid0Zqmq5t439Hi7iMu19H6JV5TyJXkAVuiorwQsWrZUXDMtSdybKRrr7G5e9F7fs5dpl" text:style-name="Internet_20_link" text:visited-style-name="Visited_20_Internet_20_Link">
</text:a>
, передає Укрінформ.</text:p>
      <text:p text:style-name="P4">
«Під час зустрічі з Європейським комісаром із питань внутрішніх справ ІльвоюЙоганссон обговорили ряд важливих питань. Головне — це статус країни-кандидатана вступ до ЄС і підготовка до переговорного процесу», - зазначив Стефанчук.</text:p>
      <text:p text:style-name="P4">
<draw:frame draw:style-name="fr1" draw:name="Image212" text:anchor-type="as-char" svg:width="6.9236in" svg:height="5.301683in" draw:z-index="0">
<draw:image xlink:href="../Images/yкринформ/2023-05-11T19-21-00-03-00/1683821999-181.jpg" xlink:type="simple" xlink:show="embed" xlink:actuate="onLoad" draw:mime-type="image/jpeg"/>
</draw:frame>
</text:p>
      <text:p text:style-name="P4">
Він підкреслив, що Україна виконала великий обсяг роботи щодо семирекомендацій Європейської Комісії та докладе всіх зусиль, аби добитисямаксимальних результатів до проміжної оцінки Єврокомісії у червні. «Ірезультатом, сподіваюся, стане старт переговорів про вступ (України - ред.) вЄС вже цього року», - додав <text:a xlink:type="simple" xlink:href="https://www.ukrinform.ua/tag-stefancuk" text:style-name="Internet_20_link" text:visited-style-name="Visited_20_Internet_20_Link">
 </text:a>
</text:p>
      <text:p text:style-name="P4">
<draw:frame draw:style-name="fr1" draw:name="Image213" text:anchor-type="as-char" svg:width="6.9236in" svg:height="4.615733in" draw:z-index="0">
<draw:image xlink:href="../Images/yкринформ/2023-05-11T19-21-00-03-00/1683822000-428.jpg" xlink:type="simple" xlink:show="embed" xlink:actuate="onLoad" draw:mime-type="image/jpeg"/>
</draw:frame>
</text:p>
      <text:p text:style-name="P4">
За словами очільника українського парламенту, друге питання — справедливість,адже на кожен злочин, скоєний росією, має бути юридична відповідь, вирок суду.«Україна неодноразово заявляла, що створення спеціального трибуналу єпріоритетом. І, що важливо, ми прагнемо працювати без жодних гібриднихформатів», - підкреслив Стефанчук.</text:p>
      <text:p text:style-name="P4">
<text:span text:style-name="T4">
Читайте також:</text:span>
 <text:a xlink:type="simple" xlink:href="https://www.ukrinform.ua/rubric-polytics/3707747-do-kieva-pribula-evrokomisar-iz-vnutrisnih-sprav-ilva-jogansson.html" text:style-name="Internet_20_link" text:visited-style-name="Visited_20_Internet_20_Link">
 <text:span text:style-name="T4">
Йоганссон</text:span>
 </text:a>
</text:p>
      <text:p text:style-name="P4">
<draw:frame draw:style-name="fr1" draw:name="Image214" text:anchor-type="as-char" svg:width="6.9236in" svg:height="4.615733in" draw:z-index="0">
<draw:image xlink:href="../Images/yкринформ/2023-05-11T19-21-00-03-00/1683822000-264.jpg" xlink:type="simple" xlink:show="embed" xlink:actuate="onLoad" draw:mime-type="image/jpeg"/>
</draw:frame>
</text:p>
      <text:p text:style-name="P4">
Голова Верховної Ради також наголосив на тому, що Україна надзвичайно цінуєвисокий рівень діалогу з Європейським Союзом, зокрема, Єврокомісією.</text:p>
      <text:p text:style-name="P4">
Європейський комісар з питань внутрішніх справ Ільва Йоганнсон <text:a xlink:type="simple" xlink:href="https://www.rada.gov.ua/news/Top-novyna/236379.html" text:style-name="Internet_20_link" text:visited-style-name="Visited_20_Internet_20_Link">
</text:a>
 , що ЄС робить всеможливе задля підтримки України. «путін не має перемогти. Євросоюз має спільноз вами на цьому шляху боротися», — заявила вона.</text:p>
      <text:p text:style-name="P4">
Єврокомісар акцентувала, що Європейський Союз повністю підтримує створенняспеціального трибуналу та допомагає Україні у цьому питанні, збираючи доказискоєння росією воєнних злочинів.</text:p>
      <text:p text:style-name="P4">
Вона також висловила вдячність, що Європейське поліцейське управління(Європол) має змогу доєднатися до роботи спільної слідчої групи щодорозслідування злочинів росії.</text:p>
      <text:p text:style-name="P4">
Як повідомляв Укрінформ, 11 травня Єврокомісар з внутрішніх справ ІлваЙоганссон прибула з візитом до Києва. Міністр внутрішніх справ <text:a xlink:type="simple" xlink:href="https://www.ukrinform.ua/rubric-polytics/3707890-migranti-j-oblastuvanna-kordoniv-klimenko-zustrivsa-z-evrokomisarom-jogansson.html" text:style-name="Internet_20_link" text:visited-style-name="Visited_20_Internet_20_Link">
</text:a>
 в облаштуванніукраїнських кордонів.</text:p>
      <text:p text:style-name="P4">
<text:span text:style-name="T5">
Фото: Ruslan Stefanchuk</text:span>
</text:p>
      <text:p text:style-name="P4">
Source: <text:a xlink:type="simple" xlink:href="https://www.ukrinform.ua/rubric-polytics/3707945-stefancuk-obgovoriv-iz-evrokomisarom-stvorenna-spectribunalu-dla-rf.html" text:style-name="Internet_20_link" text:visited-style-name="Visited_20_Internet_20_Link">
https://www.ukrinform.ua/rubric-polytics/3707945-stefancuk-obgovoriv-iz-evrokomisarom-stvorenna-spectribunalu-dla-rf.html</text:a>
</text:p>
      <!--NEWS-->
      <text:h text:style-name="P10" text:outline-level="1">
<text:span text:style-name="T4">
МВФ очікує від України ухвалення важливих законодавчих змін</text:span>
</text:h>
      <text:p text:style-name="P4">
Authors: Ukrinform (Person)</text:p>
      <text:p text:style-name="P4">
Publisher: Укринформ (Organization)</text:p>
      <text:p text:style-name="P4">
Published Time: 2023-05-11T19:22:00+03:00</text:p>
      <text:p text:style-name="P4">
Modified Time: 2023-05-11T19:22:00+03:00</text:p>
      <text:p text:style-name="P4">
Description: Директор Департаменту з питань комунікації МВФ Джулія Козак підтвердила очікування Фонду щодо ухвалення в Україні у найближчі місяці важливих законодавчих змін у сфері реформування та боротьби з корупцією. — Укрінформ.</text:p>
      <text:p text:style-name="P4">
Images: ["<text:a xlink:type="simple" xlink:href="https://static.ukrinform.com/photos/2023_05/thumb_files/630_360_1683819930-225.jpg" text:style-name="Internet_20_link" text:visited-style-name="Visited_20_Internet_20_Link">
630_360_16838...</text:a>
"]</text:p>
      <text:p text:style-name="P4">
Tags: ['Е-декларації', 'МВФ', 'Відмивання коштів', 'Корупція']</text:p>
      <text:p text:style-name="P4">
Type: Article</text:p>
      <!--METADATA-->
      <text:p text:style-name="P4">
<draw:frame draw:style-name="fr1" draw:name="Image215" text:anchor-type="as-char" svg:width="6.9236in" svg:height="3.956343in" draw:z-index="0">
<draw:image xlink:href="../Images/yкринформ/2023-05-11T19-22-00-03-00/630_360_1683819930-225.jpg" xlink:type="simple" xlink:show="embed" xlink:actuate="onLoad" draw:mime-type="image/jpeg"/>
</draw:frame>
 ДиректорДепартаменту з питань комунікації МВФ Джулія Козак підтвердила очікуванняФонду щодо ухвалення в Україні у найближчі місяці важливих законодавчих змін усфері реформування та боротьби з корупцією.</text:p>
      <text:p text:style-name="P4">
Про це вона заявила на пресбрифінгу у Вашингтоні, відповідаючи на запитаннякореспондента Укрінформу.</text:p>
      <text:p text:style-name="P4">
«Влада (в Україні – ред.) взяла на себе дуже серйозні зобов’язання тависловила чіткі графіки щодо просування важливих законодавчих змін», -зауважила представниця <text:a xlink:type="simple" xlink:href="https://www.ukrinform.ua/tag-mvf" text:style-name="Internet_20_link" text:visited-style-name="Visited_20_Internet_20_Link">
 </text:a>
 .</text:p>
      <text:p text:style-name="P4">
Вона уточнила, що йдеться, зокрема, про відновлення обов’язку для державнихпосадовців декларувати свої активи, що, за програмою EFF передбачається докінця липня.</text:p>
      <text:p text:style-name="P4">
<text:span text:style-name="T4">
Читайте також:</text:span>
 <text:a xlink:type="simple" xlink:href="https://www.ukrinform.ua/rubric-economy/3707894-mvf-planue-provesti-persij-pereglad-programi-dla-ukraini-vze-u-travni.html" text:style-name="Internet_20_link" text:visited-style-name="Visited_20_Internet_20_Link">
 <text:span text:style-name="T4">
МВФ</text:span>
 </text:a>
</text:p>
      <text:p text:style-name="P4">
Крім того, у МВФ очікують внесення до кінця вересня законодавчих змін задляпосилення боротьби з відмиванням грошей, а також ухвалення до груднязаконодавства щодо посилення інституційної автономії Спеціалізованоїантикорупційної прокуратури.</text:p>
      <text:p text:style-name="P4">
Як повідомляв Укрінформ, наприкінці березня МВФ <text:a xlink:type="simple" xlink:href="https://www.ukrinform.ua/rubric-economy/3690077-mvf-shvaliv-programu-finansuvanna-dla-ukraini-na-156-milarda.html" text:style-name="Internet_20_link" text:visited-style-name="Visited_20_Internet_20_Link">
</text:a>
 , розраховану на 48 місяців.Програма передбачає, зокрема, виконання українською владою зобов’язань щодовтілення реформ з метою зміцнення врядування, а також посилення боротьби зкорупцією на всіх рівнях.</text:p>
      <text:p text:style-name="P4">
Source: <text:a xlink:type="simple" xlink:href="https://www.ukrinform.ua/rubric-economy/3707924-mvf-ocikue-vid-ukraini-uhvalenna-vazlivih-zakonodavcih-zmin.html" text:style-name="Internet_20_link" text:visited-style-name="Visited_20_Internet_20_Link">
https://www.ukrinform.ua/rubric-economy/3707924-mvf-ocikue-vid-ukraini-uhvalenna-vazlivih-zakonodavcih-zmin.html</text:a>
</text:p>
      <!--NEWS-->
      <text:h text:style-name="P10" text:outline-level="1">
<text:span text:style-name="T4">
У Лейпцигу відкрилася виставка про Київ</text:span>
</text:h>
      <text:p text:style-name="P4">
Authors: Ukrinform (Person)</text:p>
      <text:p text:style-name="P4">
Publisher: Укринформ (Organization)</text:p>
      <text:p text:style-name="P4">
Published Time: 2023-05-11T19:28:00+03:00</text:p>
      <text:p text:style-name="P4">
Modified Time: 2023-05-11T19:28:00+03:00</text:p>
      <text:p text:style-name="P4">
Description: У німецькому Лейпцигу відкрилася виставка «Київ – незламне серце Європи». — Укрінформ.</text:p>
      <text:p text:style-name="P4">
Images: ["<text:a xlink:type="simple" xlink:href="https://static.ukrinform.com/photos/2023_05/thumb_files/630_360_1683822715-505.jpg" text:style-name="Internet_20_link" text:visited-style-name="Visited_20_Internet_20_Link">
630_360_16838...</text:a>
", "<text:a xlink:type="simple" xlink:href="https://static.ukrinform.com/photos/2023_05/1683822715-876.jpg" text:style-name="Internet_20_link" text:visited-style-name="Visited_20_Internet_20_Link">
1683822715-87...</text:a>
", "<text:a xlink:type="simple" xlink:href="https://static.ukrinform.com/photos/2023_05/1683822716-920.jpg" text:style-name="Internet_20_link" text:visited-style-name="Visited_20_Internet_20_Link">
1683822716-92...</text:a>
", "<text:a xlink:type="simple" xlink:href="https://static.ukrinform.com/photos/2023_05/1683822716-477.jpg" text:style-name="Internet_20_link" text:visited-style-name="Visited_20_Internet_20_Link">
1683822716-47...</text:a>
", "<text:a xlink:type="simple" xlink:href="https://static.ukrinform.com/photos/2023_05/1683822715-595.jpg" text:style-name="Internet_20_link" text:visited-style-name="Visited_20_Internet_20_Link">
1683822715-59...</text:a>
"]</text:p>
      <text:p text:style-name="P4">
Tags: ['Німеччина', 'Виставка', 'Фотовиставка', 'Київ', 'Війна з росією']</text:p>
      <text:p text:style-name="P4">
Type: Article</text:p>
      <!--METADATA-->
      <text:p text:style-name="P4">
<draw:frame draw:style-name="fr1" draw:name="Image216" text:anchor-type="as-char" svg:width="6.9236in" svg:height="3.956343in" draw:z-index="0">
<draw:image xlink:href="../Images/yкринформ/2023-05-11T19-28-00-03-00/630_360_1683822715-505.jpg" xlink:type="simple" xlink:show="embed" xlink:actuate="onLoad" draw:mime-type="image/jpeg"/>
</draw:frame>
 Унімецькому Лейпцигу відкрилася виставка «Київ – незламне серце Європи».</text:p>
      <text:p text:style-name="P4">
Про це повідомляє <text:a xlink:type="simple" xlink:href="https://kyivcity.gov.ua/news/u_nimetskomu_misti_leyptsigu_vidkrili_fotovistavku_kiv__nezlamne_sertse_yevropi/" text:style-name="Internet_20_link" text:visited-style-name="Visited_20_Internet_20_Link">
</text:a>
, передає Укрінформ.</text:p>
      <text:p text:style-name="P4">
"Лейпциг став п’ятим німецьким містом, де відкрилася виставка «Київ – незламнесерце Європи», яку підготував Департамент суспільних комунікацій КМДА. Нафотографіях зображено життя мешканців столиці та приміських містечок в умовахросійської агресії. Основна увага приділяється не руйнуванням Києва таобласті, а продовженню життя в цих регіонах попри руйнування", - йдеться уповідомленні.</text:p>
      <text:p text:style-name="P4">
<draw:frame draw:style-name="fr1" draw:name="Image217" text:anchor-type="as-char" svg:width="6.9236in" svg:height="9.231467in" draw:z-index="0">
<draw:image xlink:href="../Images/yкринформ/2023-05-11T19-28-00-03-00/1683822715-876.jpg" xlink:type="simple" xlink:show="embed" xlink:actuate="onLoad" draw:mime-type="image/jpeg"/>
</draw:frame>
<draw:frame draw:style-name="fr1" draw:name="Image218" text:anchor-type="as-char" svg:width="6.9236in" svg:height="4.615733in" draw:z-index="0">
<draw:image xlink:href="../Images/yкринформ/2023-05-11T19-28-00-03-00/1683822716-920.jpg" xlink:type="simple" xlink:show="embed" xlink:actuate="onLoad" draw:mime-type="image/jpeg"/>
</draw:frame>
</text:p>
      <text:p text:style-name="P4">
Експозиція розміщена у Stadtbüro (відкритий громадський простір) міста.</text:p>
      <text:p text:style-name="P4">
<text:a xlink:type="simple" xlink:href="https://www.ukrinform.ua/tag-vistavka" text:style-name="Internet_20_link" text:visited-style-name="Visited_20_Internet_20_Link">
 </text:a>
 організована за сприяннямуніципалітету Лейпцига та Німецького товариства міжнародного співробітництва(GIZ).</text:p>
      <text:p text:style-name="P4">
«Сьогодні дуже важливо вести боротьбу з агресором і на інформаційному фронті,демонструвати правду про злочини проти людяності, які коїть росія на територіїУкраїни. Наша мета – показати за допомогою цієї виставки Київ як уособленняголовного форпосту боротьби за незалежність у війні з рф. Показати, що війнапросто зараз триває у самому серці Європи, тому маємо разом докладати зусильдля нашої спільної перемоги», – наголосив директор Департаменту суспільнихкомунікацій КМДА Роман Лелюк.</text:p>
      <text:p text:style-name="P4">
<text:span text:style-name="T4">
Читайте також:</text:span>
 <text:a xlink:type="simple" xlink:href="https://www.ukrinform.ua/rubric-culture/3707630-u-francii-vidkrilasa-fotovistavka-pro-cernigiv.html" text:style-name="Internet_20_link" text:visited-style-name="Visited_20_Internet_20_Link">
 </text:a>
</text:p>
      <text:p text:style-name="P4">
<draw:frame draw:style-name="fr1" draw:name="Image219" text:anchor-type="as-char" svg:width="6.9236in" svg:height="4.615733in" draw:z-index="0">
<draw:image xlink:href="../Images/yкринформ/2023-05-11T19-28-00-03-00/1683822716-477.jpg" xlink:type="simple" xlink:show="embed" xlink:actuate="onLoad" draw:mime-type="image/jpeg"/>
</draw:frame>
<draw:frame draw:style-name="fr1" draw:name="Image220" text:anchor-type="as-char" svg:width="6.9236in" svg:height="4.615733in" draw:z-index="0">
<draw:image xlink:href="../Images/yкринформ/2023-05-11T19-28-00-03-00/1683822715-595.jpg" xlink:type="simple" xlink:show="embed" xlink:actuate="onLoad" draw:mime-type="image/jpeg"/>
</draw:frame>
</text:p>
      <text:p text:style-name="P4">
Ця виставка вже експонувалася у багатьох країнах, зокрема у Чехії, Словенії,Мексиці, Німеччині, Польщі, Канаді, Угорщині. В Україна вона була розміщена назалізничних вокзалах Києва та Львова. Також у травні експозицію презентують устолиці Франції.</text:p>
      <text:p text:style-name="P4">
У виставці використано роботи Дениса Копилова, Олексія Самсонова, МиколиТимченка, Миколи Синельникова, Бориса Корпусенка, Павла Петрова, АндріяСкакодуба та пресслужби ДСНС.</text:p>
      <text:p text:style-name="P4">
Як повідомлялося, у литовській столиці місті Вільнюс <text:a xlink:type="simple" xlink:href="https://www.ukrinform.ua/rubric-culture/3706698-u-litvi-vidkrietsa-fotovistavka-istorii-z-okupovanogo-krimu.html" text:style-name="Internet_20_link" text:visited-style-name="Visited_20_Internet_20_Link">
</text:a>
</text:p>
      <text:p text:style-name="P4">
<text:span text:style-name="T5">
Фото: КМДА</text:span>
</text:p>
      <text:p text:style-name="P4">
Source: <text:a xlink:type="simple" xlink:href="https://www.ukrinform.ua/rubric-kyiv/3707950-u-lejpcigu-vidkrilasa-vistavka-pro-kiiv.html" text:style-name="Internet_20_link" text:visited-style-name="Visited_20_Internet_20_Link">
https://www.ukrinform.ua/rubric-kyiv/3707950-u-lejpcigu-vidkrilasa-vistavka-pro-kiiv.html</text:a>
</text:p>
      <!--NEWS-->
      <text:h text:style-name="P10" text:outline-level="1">
<text:span text:style-name="T4">
У МОЗ планують залучити близько 500 цивільних медзакладів для проходження ВЛК</text:span>
</text:h>
      <text:p text:style-name="P4">
Authors: Ukrinform (Person)</text:p>
      <text:p text:style-name="P4">
Publisher: Укринформ (Organization)</text:p>
      <text:p text:style-name="P4">
Published Time: 2023-05-11T19:31:12+03:00</text:p>
      <text:p text:style-name="P4">
Modified Time: 2023-05-11T19:31:12+03:00</text:p>
      <text:p text:style-name="P4">
Description: У межах нового пакета послуг у Програмі медгарантій «Медичний огляд осіб, який організовується територіальними центрами комплектування та соціальної підтримки» планується законтрактувати близько 500 медзакладів. — Укрінформ.</text:p>
      <text:p text:style-name="P4">
Images: ["<text:a xlink:type="simple" xlink:href="https://static.ukrinform.com/photos/2023_01/thumb_files/630_360_1675107920-435.jpg" text:style-name="Internet_20_link" text:visited-style-name="Visited_20_Internet_20_Link">
630_360_16751...</text:a>
"]</text:p>
      <text:p text:style-name="P4">
Tags: ['Міноборони', 'Медична допомога', 'ВЛК']</text:p>
      <text:p text:style-name="P4">
Type: Article</text:p>
      <!--METADATA-->
      <text:p text:style-name="P4">
<draw:frame draw:style-name="fr1" draw:name="Image221" text:anchor-type="as-char" svg:width="6.9236in" svg:height="3.956343in" draw:z-index="0">
<draw:image xlink:href="../Images/yкринформ/2023-05-11T19-31-12-03-00/630_360_1675107920-435.jpg" xlink:type="simple" xlink:show="embed" xlink:actuate="onLoad" draw:mime-type="image/jpeg"/>
</draw:frame>
 У межахнового пакета послуг у Програмі медгарантій «Медичний огляд осіб, якийорганізовується територіальними центрами комплектування та соціальноїпідтримки» планується законтрактувати близько 500 медзакладів.</text:p>
      <text:p text:style-name="P4">
Про це повідомляє <text:a xlink:type="simple" xlink:href="https://moz.gov.ua/article/news/scho-vzhe-zrobleno-dlja-vdoskonalennja-vlk" text:style-name="Internet_20_link" text:visited-style-name="Visited_20_Internet_20_Link">
 </text:a>
 , передає Укрінформ.</text:p>
      <text:p text:style-name="P4">
"Цей пакет має на меті забезпечити оплату медоглядів командами лікарів уцивільних медзакладах для оцінювання придатності до військової служби.Кількість та перелік цивільних медзакладів, на базі яких функціонуватимутьпозаштатні ВЛК при центрах комплектування та соціальної підтримки, визначаєкерівництво військових адміністрацій з урахуванням поточного навантаження.Своєю чергою, Національна служба здоровʼя укладає договори з цими закладами тазабезпечує оплату наданих послуг. Загалом очікується, що в межах пакета будезаконтрактовано близько 500 медзакладів", - зазначають у МОЗ.</text:p>
      <text:p text:style-name="P4">
<text:span text:style-name="T4">
Читайте також:</text:span>
 <text:a xlink:type="simple" xlink:href="https://www.ukrinform.ua/rubric-society/3707265-u-medsilah-zsu-rozpovili-aki-zmini-planuut-u-roboti-vijskovolikarskih-komisij.html" text:style-name="Internet_20_link" text:visited-style-name="Visited_20_Internet_20_Link">
 </text:a>
</text:p>
      <text:p text:style-name="P4">
Як наголошується, всі послуги, які входять до пакета, безкоштовні длявійськовозобов'язаних, які проходять ВЛК.</text:p>
      <text:p text:style-name="P4">
Окрім того, цивільні медзаклади залучаються, аби розвантажити мережугарнізонних та госпітальних військово-лікарських комісій. Ідеться пропроходження ВЛК захисниками після поранень, травм чи захворювань, абопродовження лікування (надання відпустки).</text:p>
      <text:p text:style-name="P4">
Триває впровадження електронного документообігу між закладами охорониздоров’я, військовими частинами та територіальними центрами соціальноїпідтримки. Це дасть змогу не лише спростити процедуру проходження ВЛК, а йскоротити час.</text:p>
      <text:p text:style-name="P4">
<text:span text:style-name="T4">
Читайте також:</text:span>
 <text:a xlink:type="simple" xlink:href="https://www.ukrinform.ua/rubric-society/3707425-u-minoboroni-proponuut-monitoringovi-viziti-u-likarni-ta-vijskovi-castini.html" text:style-name="Internet_20_link" text:visited-style-name="Visited_20_Internet_20_Link">
 </text:a>
</text:p>
      <text:p text:style-name="P4">
Також впроваджується електронна черга на ВЛК. Онлайн-запис до спеціалістів підчас проходження військово-лікарських комісій уже працює у тестовому режимі втих містах, де її проходять найбільше людей. Йдеться про Львів, Київ, Харків,Вінницю та Одесу. Надалі планується перевести на електронну чергу усі комісії.</text:p>
      <text:p text:style-name="P4">
Окрім того, медзаклади системи Міноборони будуть долучені до роботи зелектронною системою охорони здоров’я, що надасть їм доступ до анамнезупоранених бійців, які проходять ВЛК. Ведеться робота і з забезпечення їхкомп'ютерною технікою.</text:p>
      <text:p text:style-name="P4">
В усіх медзакладах, на базі яких працюватимуть ВЛК, мають бути зручні меблі;санітарно-гігієнічні кімнати; засоби для інформування та навігації.</text:p>
      <text:p text:style-name="P4">
<text:span text:style-name="T4">
Читайте також:</text:span>
 <text:a xlink:type="simple" xlink:href="https://www.ukrinform.ua/rubric-society/3697552-meddopomoga-vijskovim-ak-virisiti-mizvidomci-problemi.html" text:style-name="Internet_20_link" text:visited-style-name="Visited_20_Internet_20_Link">
 </text:a>
</text:p>
      <text:p text:style-name="P4">
Як повідомлялося, ухвалено зміни до законів України «Основи законодавстваУкраїни про охорону здоров’я» та «Статут внутрішньої Служби Збройних СилУкраїни», які передбачають спрощення процедури відправлення пораненоговійськовослужбовця на лікування та оформлення відповідних документів.</text:p>
      <text:p text:style-name="P4">
Source: <text:a xlink:type="simple" xlink:href="https://www.ukrinform.ua/rubric-society/3707948-u-moz-planuut-zaluciti-blizko-500-civilnih-medzakladiv-dla-prohodzenna-vlk.html" text:style-name="Internet_20_link" text:visited-style-name="Visited_20_Internet_20_Link">
https://www.ukrinform.ua/rubric-society/3707948-u-moz-planuut-zaluciti-blizko-500-civilnih-medzakladiv-dla-prohodzenna-vlk.html</text:a>
</text:p>
      <!--NEWS-->
      <text:h text:style-name="P10" text:outline-level="1">
<text:span text:style-name="T4">
ЗСУ вразили 8 ворожих пунктів управління, засіб ППО та дві «важливі цілі» ворога</text:span>
</text:h>
      <text:p text:style-name="P4">
Authors: Ukrinform (Person)</text:p>
      <text:p text:style-name="P4">
Publisher: Укринформ (Organization)</text:p>
      <text:p text:style-name="P4">
Published Time: 2023-05-11T19:39:00+03:00</text:p>
      <text:p text:style-name="P4">
Modified Time: 2023-05-11T19:39:00+03:00</text:p>
      <text:p text:style-name="P4">
Description: Збройні сили України за добу здійснили 13 ударів по районах зосередження особового складу та військової техніки російських загарбників, а також знищили 8 ворожих пунктів управління, засіб ППО та 2 «важливі цілі» ворога. — Укрінформ.</text:p>
      <text:p text:style-name="P4">
Images: ["<text:a xlink:type="simple" xlink:href="https://static.ukrinform.com/photos/2023_04/thumb_files/630_360_1681751257-743.jpg" text:style-name="Internet_20_link" text:visited-style-name="Visited_20_Internet_20_Link">
630_360_16817...</text:a>
"]</text:p>
      <text:p text:style-name="P4">
Tags: ['Генштаб', 'ЗСУ', 'Війна з росією']</text:p>
      <text:p text:style-name="P4">
Type: Article</text:p>
      <!--METADATA-->
      <text:p text:style-name="P4">
<draw:frame draw:style-name="fr1" draw:name="Image222" text:anchor-type="as-char" svg:width="6.9236in" svg:height="3.956343in" draw:z-index="0">
<draw:image xlink:href="../Images/yкринформ/2023-05-11T19-39-00-03-00/630_360_1681751257-743.jpg" xlink:type="simple" xlink:show="embed" xlink:actuate="onLoad" draw:mime-type="image/jpeg"/>
</draw:frame>
 Збройнісили України за добу здійснили 13 ударів по районах зосередження особовогоскладу та військової техніки російських загарбників, а також знищили 8 ворожихпунктів управління, засіб ППО та 2 «важливі цілі» ворога.</text:p>
      <text:p text:style-name="P4">
Як передає Укрінформ, про це Генеральний штаб Збройних сил України повідомив у<text:a xlink:type="simple" xlink:href="https://www.facebook.com/GeneralStaff.ua/posts/pfbid02iKeyCi7tvsLGCUdMAVnHcZgMGPaFfLnB5zdCEQzYUcsEgLJTGzoi3BGYdL3Ak8Hql" text:style-name="Internet_20_link" text:visited-style-name="Visited_20_Internet_20_Link">
</text:a>
, оприлюднивши оперативну інформацію станом на 18:00 11 травня.</text:p>
      <text:p text:style-name="P4">
Підрозділи ракетних військ й артилерії ЗСУ зі свого боку уразили вісім пунктівуправління, 13 районів зосередження живої сили, склад боєприпасів, складпаливно-мастильних матеріалів, п'ять артилерійських підрозділів на вогневихпозиціях, один засіб протиповітряної оборони та ще дві важливі цілі ворога.</text:p>
      <text:p text:style-name="P4">
<text:span text:style-name="T4">
Читайте також:</text:span>
 <text:a xlink:type="simple" xlink:href="https://www.ukrinform.ua/rubric-ato/3707915-sili-ppo-znisili-na-hersonsini-rosijskij-bezpilotnik-orlan10.html" text:style-name="Internet_20_link" text:visited-style-name="Visited_20_Internet_20_Link">
 <text:span text:style-name="T4">
знищил</text:span>
 </text:a>
</text:p>
      <text:p text:style-name="P4">
Також українські захисники протягом поточної доби знищили сім російськихбезпілотників різних типів.</text:p>
      <text:p text:style-name="P4">
За даними Генштабу, війська російської федерації продовжують зосереджуватиосновні зусилля на Лиманському, Бахмутському, Авдіївському та Мар’їнськомунапрямках, здійснивши протягом доби понад 30 атак. Найзапекліші бої триваютьза міста Бахмут і Мар’їнка Донецької області.</text:p>
      <text:p text:style-name="P4">
Загалом протягом поточної доби російська армія здійснила шість ракетних і 46авіаційних ударів, а також 69 обстрілів із реактивних систем залпового вогнюпо позиціях Сил оборони та населених пунктах. Ракетами загарбники вдарили,зокрема, по Слов'янську, Костянтинівці та Запоріжжю.</text:p>
      <text:p text:style-name="P4">
<text:span text:style-name="T4">
Читайте також:</text:span>
 <text:a xlink:type="simple" xlink:href="https://www.ukrinform.ua/rubric-ato/3707889-prikordonniki-zbili-cotiri-rosijskih-bezpilotniki-u-bahmuti.html" text:style-name="Internet_20_link" text:visited-style-name="Visited_20_Internet_20_Link">
 </text:a>
</text:p>
      <text:p text:style-name="P4">
Унаслідок ворожих атак є загиблі та поранені серед мирного населення,пошкоджені приватні житлові будинки, а також інша цивільна й адміністративнаінфраструктура.</text:p>
      <text:p text:style-name="P4">
У Генштабі застерігають: імовірність здійснення росіянами ракетних йавіаційних ударів по всій території України залишається високою.</text:p>
      <text:p text:style-name="P4">
_<text:span text:style-name="T4">
На Волинському та Поліському напрямках</text:span>
 _ ознаки формування наступальнихугруповань ворога не виявлені. Водночас росія продовжує використовуватитериторію та матеріально-технічну базу республіки білорусь для проведенняпідготовки та бойового злагодження підрозділів своїх збройних сил, сформованихза мобілізацією, з метою подальшого їх залучення до ведення бойових дій натериторії України.</text:p>
      <text:p text:style-name="P4">
<text:span text:style-name="T4">
Читайте також:</text:span>
 <text:a xlink:type="simple" xlink:href="https://www.ukrinform.ua/rubric-ato/3707859-na-bahmutskomu-napramku-za-dobu-likviduvali-165-zagarbnikiv-poranili-ponad-200-cerevatij.html" text:style-name="Internet_20_link" text:visited-style-name="Visited_20_Internet_20_Link">
 </text:a>
</text:p>
      <text:p text:style-name="P4">
_<text:span text:style-name="T4">
На Сіверському та Слобожанському напрямках</text:span>
 _ рф продовжує зберігативійськову присутність у прикордонних з Україною районах.</text:p>
      <text:p text:style-name="P4">
Ударів ворожої авіації протягом доби зазнали райони Красного ХутораЧернігівської області, Кренидівки, Зноб-Новгородського й Уралового Сумськоїобласті.</text:p>
      <text:p text:style-name="P4">
З артилерії і мінометів загарбники били по Нововасилівці, Українському,Іскрисківщині, Білопіллю, Яструбиному, Кіндратівці та Басівці Сумськоїобласті, а також по Гур'їву, Глибокому, Стариці, Бугруватці, Огірцевому,Гатищу, Вовчанську, Тихому, Синельникову, Зибиному, Бочковому, Бударках іВеликому Бурлуку Харківської області.</text:p>
      <text:p text:style-name="P4">
<text:span text:style-name="T4">
Читайте також:</text:span>
 <text:a xlink:type="simple" xlink:href="https://www.ukrinform.ua/rubric-ato/3707682-sili-specoperacij-znisili-patrul-u-tilu-rosian.html" text:style-name="Internet_20_link" text:visited-style-name="Visited_20_Internet_20_Link">
 <text:span text:style-name="T4">
знищил</text:span>
 </text:a>
</text:p>
      <text:p text:style-name="P4">
_<text:span text:style-name="T4">
На Куп’янському напрямку</text:span>
 _ протягом доби наступальних дій росіяни непроводили, натомість завдавали артилерійських і мінометних ударів поОдрадному, Дворічанському, Кам'янці, Тополях, Красному Першому, Фиголівці,Новомлинську, Дворічній і Табаївці Харківської області та по СтельмахівціЛуганської області.</text:p>
      <text:p text:style-name="P4">
_<text:span text:style-name="T4">
На Лиманському напрямку</text:span>
 _ протягом доби російська армія вела наступальнідії в районі Серебрянського лісництва, однак успіху не мала. З авіаціїзагарбники вдарили по Спірному.</text:p>
      <text:p text:style-name="P4">
Артилерійських обстрілів від ворога зазнали Макіївка та Невське Луганськоїобласті, Білогорівка, Торське, Серебрянка, Верхньокам'янське, Спірне,Берестове і Веселе Донецької області.</text:p>
      <text:p text:style-name="P4">
<text:span text:style-name="T4">
Читайте також:</text:span>
 <text:a xlink:type="simple" xlink:href="https://www.ukrinform.ua/rubric-ato/3707623-zsu-vidbili-na-tavrijskomu-napramku-22-ataki-ta-znisili-ponad-rotu-zagarbnikiv.html" text:style-name="Internet_20_link" text:visited-style-name="Visited_20_Internet_20_Link">
 <text:span text:style-name="T4">
знищил</text:span>
 </text:a>
</text:p>
      <text:p text:style-name="P4">
_<text:span text:style-name="T4">
На Бахмутському напрямку</text:span>
 _ війська рф продовжують вести наступ, бої вмісті Бахмут тривають. Протягом доби росіяни вели безуспішні наступальні дії внапрямку Ступочків.</text:p>
      <text:p text:style-name="P4">
Авіаційних ударів загарбники завдали по районах Бахмута, Курдюмівки та Нью-Йорка. Від ворожих обстрілів постраждали Васюківка, Оріхово-Василівка,Новомаркове, Маркове, Бахмут, Іванівське, Часів Яр, Костянтинівка, Олександро-Шультине, Південне, Торецьк, Північне та Нью-Йорк Донецької області.</text:p>
      <text:p text:style-name="P4">
<text:span text:style-name="T4">
Читайте також:</text:span>
 <text:a xlink:type="simple" xlink:href="https://www.ukrinform.ua/rubric-ato/3707721-rozvidniki-pokazali-ak-znisuut-tehniku-rosian-na-doneccini.html" text:style-name="Internet_20_link" text:visited-style-name="Visited_20_Internet_20_Link">
 </text:a>
</text:p>
      <text:p text:style-name="P4">
_<text:span text:style-name="T4">
На Авдіївському напрямку</text:span>
 _ російська армія вела безуспішні наступальнідії в районі Авдіївки, обстрілювала Новокалинове, Бердичі, Степове, Авдіївку,Сєверне і Первомайське Донецької області.</text:p>
      <text:p text:style-name="P4">
_<text:span text:style-name="T4">
На Мар’їнському напрямку</text:span>
 _ підрозділи Сил оборони відбили численні атакиросіян у районі міста Мар’їнка. Ворожих обстрілів зазнали Гостре, Георгіївка,Мар’їнка та Побєда Донецької області.</text:p>
      <text:p text:style-name="P4">
_<text:span text:style-name="T4">
На Шахтарському напрямку</text:span>
 _ протягом доби загарбники вели наступальні діїв районі Новомихайлівки, однак успіху не мали. Біля Вугледара та Пречистівкиворог завдав авіаційних ударів. Під російськими обстрілами перебувалиПарасковіївка, Костянтинівка, Новомихайлівка, Вугледар, Новоукраїнка таПречистівка.</text:p>
      <text:p text:style-name="P4">
<text:span text:style-name="T4">
Читайте також:</text:span>
 <text:a xlink:type="simple" xlink:href="https://www.ukrinform.ua/rubric-ato/3707859-na-bahmutskomu-napramku-za-dobu-likviduvali-165-zagarbnikiv-poranili-ponad-200-cerevatij.html" text:style-name="Internet_20_link" text:visited-style-name="Visited_20_Internet_20_Link">
 <text:span text:style-name="T4">
ліквідува</text:span>
 </text:a>
</text:p>
      <text:p text:style-name="P4">
_<text:span text:style-name="T4">
На Запорізькому та Херсонському напрямках</text:span>
 _ російські війська продовжуютьвести оборонні дії. З авіації росіяни били по районах Малої Токмачки,Омельника та Кізомиса.</text:p>
      <text:p text:style-name="P4">
Водночас загарбники продовжують обстрілювати населені пункти, розташовані білялінії бойового зіткнення. Від ворожих ударів потерпали, зокрема, Времівка таНовопіль Донецької області, Ольгівське, Гуляйполе, Залізничне, Гуляйпільське,Білогір'я, Мала Токмачка і Кам’янське Запорізької області, НікопольДніпропетровської області, а також Херсон, Золота Балка, Веселе, Львове,Іванівка, Антонівка, Дніпровське й Кізомис Херсонської області.</text:p>
      <text:p text:style-name="P4">
Як повідомляв Укрінформ, у розв'язаній проти України повномасштабній війні <text:a xlink:type="simple" xlink:href="https://www.ukrinform.ua/rubric-ato/3707542-sili-oboroni-znisili-vze-196-920-rosijskih-zagarbnikiv.html" text:style-name="Internet_20_link" text:visited-style-name="Visited_20_Internet_20_Link">
</text:a>
 і тисячі одиниць військової техніки.</text:p>
      <text:p text:style-name="P4">
Фото: Фейсбук Міноборони</text:p>
      <text:p text:style-name="P4">
Source: <text:a xlink:type="simple" xlink:href="https://www.ukrinform.ua/rubric-ato/3707954-zsu-vrazili-visim-vorozih-punktiv-upravlinna-zasib-ppo-ta-dvi-vazlivi-cili-voroga.html" text:style-name="Internet_20_link" text:visited-style-name="Visited_20_Internet_20_Link">
https://www.ukrinform.ua/rubric-ato/3707954-zsu-vrazili-visim-vorozih-punktiv-upravlinna-zasib-ppo-ta-dvi-vazlivi-cili-voroga.html</text:a>
</text:p>
      <!--NEWS-->
      <text:h text:style-name="P10" text:outline-level="1">
<text:span text:style-name="T4">
Завацька зіграє з чешкою Гавличковою у чвертьфіналі турніру ITF у Трнаві</text:span>
</text:h>
      <text:p text:style-name="P4">
Authors: Ukrinform (Person)</text:p>
      <text:p text:style-name="P4">
Publisher: Укринформ (Organization)</text:p>
      <text:p text:style-name="P4">
Published Time: 2023-05-11T19:40:00+03:00</text:p>
      <text:p text:style-name="P4">
Modified Time: 2023-05-11T19:40:00+03:00</text:p>
      <text:p text:style-name="P4">
Description: Визначилася суперниця українки Катаріни Завацької в 1/4 фіналу турніру Міжнародної федерації тенісу (ITF) у Трнаві (Чехія) із призовим фондом $100 тис. — Укрінформ.</text:p>
      <text:p text:style-name="P4">
Images: ["<text:a xlink:type="simple" xlink:href="https://static.ukrinform.com/photos/2023_05/thumb_files/630_360_1683823186-253.jpg" text:style-name="Internet_20_link" text:visited-style-name="Visited_20_Internet_20_Link">
630_360_16838...</text:a>
"]</text:p>
      <text:p text:style-name="P4">
Tags: ['Теніс']</text:p>
      <text:p text:style-name="P4">
Type: Article</text:p>
      <!--METADATA-->
      <text:p text:style-name="P4">
<draw:frame draw:style-name="fr1" draw:name="Image223" text:anchor-type="as-char" svg:width="6.9236in" svg:height="3.956343in" draw:z-index="0">
<draw:image xlink:href="../Images/yкринформ/2023-05-11T19-40-00-03-00/630_360_1683823186-253.jpg" xlink:type="simple" xlink:show="embed" xlink:actuate="onLoad" draw:mime-type="image/jpeg"/>
</draw:frame>
Визначилася суперниця українки Катаріни Завацької в 1/4 фіналу турніруМіжнародної федерації тенісу (ITF) у Трнаві (Чехія) із призовим фондом $100тис.</text:p>
      <text:p text:style-name="P4">
Як повідомляв Укрінформ, 23-річна уродженка Луцька (№248 світового рейтингу) удругому колі за 1 годину 20 хвилин перемогла посіяну під 5-м номером японкуМай Хонтаму (№183) - 6:2, 6:2</text:p>
      <text:p text:style-name="P4">
Путівку до півфіналу змагань Завацька розіграє з чешкою Луцією Гавличковою(№270), яка взяла гору над лідеркою «посіву» словачкою Анною Шмідловою (№97) -7:5, 6:2.</text:p>
      <text:p text:style-name="P4">
<text:span text:style-name="T4">
Читайте також:</text:span>
 <text:a xlink:type="simple" xlink:href="https://www.ukrinform.ua/rubric-sports/3707497-astremska-zacohlila-raketku-u-persomu-koli-turniru-wta-v-rimi.html" text:style-name="Internet_20_link" text:visited-style-name="Visited_20_Internet_20_Link">
 </text:a>
</text:p>
      <text:p text:style-name="P4">
Турнір у Трнаві триватиме до 14 травня.</text:p>
      <text:p text:style-name="P4">
Фото: Raquetc / Flickr.</text:p>
      <text:p text:style-name="P4">
Source: <text:a xlink:type="simple" xlink:href="https://www.ukrinform.ua/rubric-sports/3707952-zavacka-zigrae-z-ceskou-gavlickovou-u-cvertfinali-turniru-itf-u-trnavi.html" text:style-name="Internet_20_link" text:visited-style-name="Visited_20_Internet_20_Link">
https://www.ukrinform.ua/rubric-sports/3707952-zavacka-zigrae-z-ceskou-gavlickovou-u-cvertfinali-turniru-itf-u-trnavi.html</text:a>
</text:p>
      <!--NEWS-->
      <text:h text:style-name="P10" text:outline-level="1">
<text:span text:style-name="T4">
В ОБСЄ знайшли «креативні рішення», щоб обходити вето росії</text:span>
</text:h>
      <text:p text:style-name="P4">
Authors: Ukrinform (Person)</text:p>
      <text:p text:style-name="P4">
Publisher: Укринформ (Organization)</text:p>
      <text:p text:style-name="P4">
Published Time: 2023-05-11T19:47:00+03:00</text:p>
      <text:p text:style-name="P4">
Modified Time: 2023-05-11T19:47:00+03:00</text:p>
      <text:p text:style-name="P4">
Description: Відмова росії співпрацювати у рамках ОБСЄ змушує її адаптувати свій спосіб роботи. Члени Організації знайшли креативні рішення, щоб обходити вето рф. — Укрінформ.</text:p>
      <text:p text:style-name="P4">
Images: ["<text:a xlink:type="simple" xlink:href="https://static.ukrinform.com/photos/2021_08/thumb_files/630_360_1630178216-740.jpg" text:style-name="Internet_20_link" text:visited-style-name="Visited_20_Internet_20_Link">
630_360_16301...</text:a>
"]</text:p>
      <text:p text:style-name="P4">
Tags: ['ОБСЄ', 'Вето', 'росія']</text:p>
      <text:p text:style-name="P4">
Type: Article</text:p>
      <!--METADATA-->
      <text:p text:style-name="P4">
<draw:frame draw:style-name="fr1" draw:name="Image224" text:anchor-type="as-char" svg:width="6.9236in" svg:height="3.956343in" draw:z-index="0">
<draw:image xlink:href="../Images/yкринформ/2023-05-11T19-47-00-03-00/630_360_1630178216-740.jpg" xlink:type="simple" xlink:show="embed" xlink:actuate="onLoad" draw:mime-type="image/jpeg"/>
</draw:frame>
 Відмоваросії співпрацювати у рамках ОБСЄ змушує її адаптувати свій спосіб роботи.Члени Організації знайшли креативні рішення, щоб обходити вето рф.</text:p>
      <text:p text:style-name="P4">
Як передає Укрінформ, про це повідомляє <text:a xlink:type="simple" xlink:href="https://www.euractiv.com/section/global-europe/news/osce-ponders-ways-to-circumvent-russian-vetoes/" text:style-name="Internet_20_link" text:visited-style-name="Visited_20_Internet_20_Link">
</text:a>
</text:p>
      <text:p text:style-name="P4">
«Щоб обійти вето росії, члени ОБСЄ винайшли креативні рішення, щоб уникнутинеобхідності працювати із російськими колегами», – йдеться у повідомленні.</text:p>
      <text:p text:style-name="P4">
Протягом останніх місяців росія перешкоджала затвердженню бюджету організації,що ставило під загрозу діяльність органу безпеки, до якого входять 57 країн-членів. Усі рішення мають прийматися консенсусом, що дозволяє росії блокуватиті з них, що суперечать її інтересам.</text:p>
      <text:p text:style-name="P4">
«Наразі зрозуміло, що росія не зацікавлена в дотриманні не лише правилпроцедури, але й фундаментальних принципів, за якими ми працюємо, і тому мизбираємося їх обійти», - заявив посол США в ОБСЄ Майкл Карпентер.</text:p>
      <text:p text:style-name="P4">
<text:span text:style-name="T4">
Читайте також:</text:span>
 <text:a xlink:type="simple" xlink:href="https://www.ukrinform.ua/rubric-polytics/3704432-ukraina-v-obse-metou-rosii-zalisaetsa-znisenna-nasoi-derzavnosti.html" text:style-name="Internet_20_link" text:visited-style-name="Visited_20_Internet_20_Link">
 <text:span text:style-name="T4">
ОБСЄ</text:span>
 </text:a>
</text:p>
      <text:p text:style-name="P4">
Карпентер також додав, що з початку повномасштабного вторгнення рф в Українуорганізації вдалося подолати «обструкціонізм росії».</text:p>
      <text:p text:style-name="P4">
Посол США в ОБСЄ згадав про Програму підтримки України, яку було створенопісля накладання росією вето на розширення польових місій ОБСЄ в Україні, якііснували до війни. Ця програма фінансується за рахунок добровільних внесків, іросія не може накласти на неї вето.</text:p>
      <text:p text:style-name="P4">
<text:span text:style-name="T4">
Читайте також:</text:span>
 <text:a xlink:type="simple" xlink:href="https://www.ukrinform.ua/rubric-ato/3707474-rosia-mae-usvidomiti-so-ij-ne-peremogti-v-ukraini-britania-v-obse.html" text:style-name="Internet_20_link" text:visited-style-name="Visited_20_Internet_20_Link">
 <text:span text:style-name="T4">
ОБСЄ</text:span>
 </text:a>
</text:p>
      <text:p text:style-name="P4">
<text:a xlink:type="simple" xlink:href="https://www.ukrinform.ua/tag-obse" text:style-name="Internet_20_link" text:visited-style-name="Visited_20_Internet_20_Link">
 </text:a>
 – єдина європейська безпековаплатформа, яка об’єднує Європу, росію, США та Україну, і головним чиномзаймається запобіганням конфліктам, моніторингом миру та спостереженням завиборами.</text:p>
      <text:p text:style-name="P4">
Як повідомляв Укрінформ, постійний представник України при ООН Сергій Кислицяпояснив, <text:a xlink:type="simple" xlink:href="https://www.ukrinform.ua/rubric-polytics/3703190-kislica-poasniv-comu-radbez-oon-ne-zablokuvav-rosijske-golovuvanna.html" text:style-name="Internet_20_link" text:visited-style-name="Visited_20_Internet_20_Link">
 </text:a>
</text:p>
      <text:p text:style-name="P4">
Source: <text:a xlink:type="simple" xlink:href="https://www.ukrinform.ua/rubric-world/3707958-v-obse-znajsli-kreativni-risenna-sob-obhoditi-veto-rosii.html" text:style-name="Internet_20_link" text:visited-style-name="Visited_20_Internet_20_Link">
https://www.ukrinform.ua/rubric-world/3707958-v-obse-znajsli-kreativni-risenna-sob-obhoditi-veto-rosii.html</text:a>
</text:p>
      <!--NEWS-->
      <text:h text:style-name="P10" text:outline-level="1">
<text:span text:style-name="T4">
12 травня УПЛ назве найкращих гравця та тренера квітня</text:span>
</text:h>
      <text:p text:style-name="P4">
Authors: Ukrinform (Person)</text:p>
      <text:p text:style-name="P4">
Publisher: Укринформ (Organization)</text:p>
      <text:p text:style-name="P4">
Published Time: 2023-05-11T20:03:00+03:00</text:p>
      <text:p text:style-name="P4">
Modified Time: 2023-05-11T20:03:00+03:00</text:p>
      <text:p text:style-name="P4">
Description: Українська Прем’єр-ліга (УПЛ) завершує голосування, за підсумком яких визначаються найкращий футболіст і тренер чемпіонату України за підсумком другого весняного місяця. — Укрінформ.</text:p>
      <text:p text:style-name="P4">
Images: ["<text:a xlink:type="simple" xlink:href="https://static.ukrinform.com/photos/2019_09/thumb_files/630_360_1569402287-491.jpg" text:style-name="Internet_20_link" text:visited-style-name="Visited_20_Internet_20_Link">
630_360_15694...</text:a>
"]</text:p>
      <text:p text:style-name="P4">
Tags: ['Футбол', "Прем'єр-ліга"]</text:p>
      <text:p text:style-name="P4">
Type: Article</text:p>
      <!--METADATA-->
      <text:p text:style-name="P4">
<draw:frame draw:style-name="fr1" draw:name="Image225" text:anchor-type="as-char" svg:width="6.9236in" svg:height="3.956343in" draw:z-index="0">
<draw:image xlink:href="../Images/yкринформ/2023-05-11T20-03-00-03-00/630_360_1569402287-491.jpg" xlink:type="simple" xlink:show="embed" xlink:actuate="onLoad" draw:mime-type="image/jpeg"/>
</draw:frame>
 УкраїнськаПрем’єр-ліга (УПЛ) завершує голосування, за підсумком яких визначаютьсянайкращий футболіст і тренер чемпіонату України за підсумком другого весняногомісяця.</text:p>
      <text:p text:style-name="P4">
Як повідомляє офіційний <text:a xlink:type="simple" xlink:href="https://upl.ua/ua/news/view/7229" text:style-name="Internet_20_link" text:visited-style-name="Visited_20_Internet_20_Link">
 </text:a>
 організації, напершому етапі були визначені четвірки найкращих футболістів і тренерів УПЛ заквітень 2023 року, передає Укрінформ.</text:p>
      <text:p text:style-name="P4">
За підсумком опитування спортивних сайтів - у голосуванні за топ-футболістаберуть участь Артем Довбик («Дніпро-1»), Артем Бондаренко («Шахтар»), ЕдуардоГерреро («Зоря») та Данило Алефіренко («Чорноморець»).</text:p>
      <text:p text:style-name="P4">
Серед претендентів на топ-наставника - Олександр Кучер («Дніпро-1»), РоманГригорчук («Чорноморець»), Патрік ван Леувен («Зоря») та Ігор Йовичевич(«Шахтар»).</text:p>
      <text:p text:style-name="P4">
<text:span text:style-name="T4">
Читайте також:</text:span>
 <text:a xlink:type="simple" xlink:href="https://www.ukrinform.ua/rubric-sports/3706511-upl-klimcuk-ta-ponomarov-najkrasi-u-25mu-turi.html" text:style-name="Internet_20_link" text:visited-style-name="Visited_20_Internet_20_Link">
 <text:span text:style-name="T4">
УПЛ</text:span>
 </text:a>
</text:p>
      <text:p text:style-name="P4">
Голосування на офіційному сайті УПЛ триватиме до 13.00 п'ятниці, 12 травня.</text:p>
      <text:p text:style-name="P4">
Source: <text:a xlink:type="simple" xlink:href="https://www.ukrinform.ua/rubric-sports/3707962-12-travna-upl-nazve-najkrasih-gravca-ta-trenera-u-kvitni.html" text:style-name="Internet_20_link" text:visited-style-name="Visited_20_Internet_20_Link">
https://www.ukrinform.ua/rubric-sports/3707962-12-travna-upl-nazve-najkrasih-gravca-ta-trenera-u-kvitni.html</text:a>
</text:p>
      <!--NEWS-->
      <text:h text:style-name="P10" text:outline-level="1">
<text:span text:style-name="T4">
Україна 16 грудня інформувала, що у напрямку Польщі ймовірно летить ракета – Блащак</text:span>
</text:h>
      <text:p text:style-name="P4">
Authors: Ukrinform (Person)</text:p>
      <text:p text:style-name="P4">
Publisher: Укринформ (Organization)</text:p>
      <text:p text:style-name="P4">
Published Time: 2023-05-11T20:03:33+03:00</text:p>
      <text:p text:style-name="P4">
Modified Time: 2023-05-11T20:03:33+03:00</text:p>
      <text:p text:style-name="P4">
Description: Польська сторона 16 грудня минулого року отримала повідомлення від української про виявлення у повітряному просторі об’єкта, ймовірно ракети, яка рухається в бік Польщі. — Укрінформ.</text:p>
      <text:p text:style-name="P4">
Images: ["<text:a xlink:type="simple" xlink:href="https://static.ukrinform.com/photos/2023_04/thumb_files/630_360_1682098204-661.jpg" text:style-name="Internet_20_link" text:visited-style-name="Visited_20_Internet_20_Link">
630_360_16820...</text:a>
"]</text:p>
      <text:p text:style-name="P4">
Tags: ['Польща', 'Ракета', 'росія']</text:p>
      <text:p text:style-name="P4">
Type: Article</text:p>
      <!--METADATA-->
      <text:p text:style-name="P4">
<draw:frame draw:style-name="fr1" draw:name="Image226" text:anchor-type="as-char" svg:width="6.9236in" svg:height="3.956343in" draw:z-index="0">
<draw:image xlink:href="../Images/yкринформ/2023-05-11T20-03-33-03-00/630_360_1682098204-661.jpg" xlink:type="simple" xlink:show="embed" xlink:actuate="onLoad" draw:mime-type="image/jpeg"/>
</draw:frame>
 Польськасторона 16 грудня минулого року отримала повідомлення від української провиявлення у повітряному просторі об’єкта, ймовірно ракети, яка рухається в бікПольщі.</text:p>
      <text:p text:style-name="P4">
Про це повідомив на пресконференції віцепрем’єр-міністр - міністр національноїоборони РП Маріуш Блащак, передає кореспондент Укрінформу.</text:p>
      <text:p text:style-name="P4">
За словами Блащака, він отримав результати перевірки щодо виявленогонаприкінці квітня у лісі під Бидгощем “військового об’єкта”.</text:p>
      <text:p text:style-name="P4">
<text:span text:style-name="T4">
Читайте також:</text:span>
 <text:a xlink:type="simple" xlink:href="https://www.ukrinform.ua/rubric-world/3707929-duda-bagato-vkazue-na-te-so-bila-bidgosa-mogla-vpasti-raketa.html" text:style-name="Internet_20_link" text:visited-style-name="Visited_20_Internet_20_Link">
 </text:a>
</text:p>
      <text:p text:style-name="P4">
“Встановлено, що 16 грудня до Центру повітряних операцій, підпорядкованогооперативному командувачу, надійшла інформація від української сторони пронаближення до польського простору об’єкта, який може бути ракетою. Булоналагоджено співпрацю з українською та американською сторонами”, - заявивпольський урядовець.</text:p>
      <text:p text:style-name="P4">
Після цього, за його словами, були запущені відповідні процедури НАТО, зокремапідвищено бойову готовність чергових сил, у повітря піднято польські таамериканські літаки. Він підкреслив, що об'єкт зафіксували також польськіназемні радіолокаційні станції.</text:p>
      <text:p text:style-name="P4">
Блащак зазначив, що результати перевірки засвідчують правильність дій Центруповітряних операцій. Водночас із ЦПО інформацію про невстановлений військовийоб’єкт було передано командувачу Оперативного командування видів Збройних силПольщі, який не повідомив про це міністра оборони.</text:p>
      <text:p text:style-name="P4">
<text:span text:style-name="T4">
Читайте також:</text:span>
 <text:a xlink:type="simple" xlink:href="https://www.ukrinform.ua/rubric-world/3707243-u-polsi-tehnicna-ekspertiza-pidtverdila-padinna-rosijskoi-raketi-x55-zmi.html" text:style-name="Internet_20_link" text:visited-style-name="Visited_20_Internet_20_Link">
 <text:span text:style-name="T4">
Польщ</text:span>
 </text:a>
</text:p>
      <text:p text:style-name="P4">
“Згідно з висновками перевірки, командувач Оперативного командуванняпроігнорував свої посадові обов’язки, не повідомивши про об’єкт, який з’явивсяв повітряному просторі Польщі, ані мене, ані Урядовий центр безпеки та іншіслужби, що передбачено процедурами”, - підкреслив міністр.</text:p>
      <text:p text:style-name="P4">
За його словами, найбільше недоліків виявлено у питаннях інформування таорганізації пошукових заходів об’єкта.</text:p>
      <text:p text:style-name="P4">
Водночас міністр заперечив, що він знав про інцидент і відмовився віддатинаказ про пошуки об’єкта. “Я рішуче заперечую інформацію, яка з’явилася в ЗМІпро те, що я відмовився віддати наказ про пошуки об’єкта та направлення намісце додаткових підрозділів військ територіальної оборони. Такого прохання яніколи не отримував”, - наголосив Блащак.</text:p>
      <text:p text:style-name="P4">
<text:span text:style-name="T4">
Читайте також:</text:span>
 <text:a xlink:type="simple" xlink:href="https://www.ukrinform.ua/rubric-ato/3698460-polsa-budue-svou-ppopro-z-ogladu-na-dosvid-ukraini-blasak.html" text:style-name="Internet_20_link" text:visited-style-name="Visited_20_Internet_20_Link">
 <text:span text:style-name="T4">
Блащак</text:span>
 </text:a>
</text:p>
      <text:p text:style-name="P4">
Він додав, що командувач Оперативного командування видів збройних сил Польщітакож міг самостійно прийняти рішення про пошуки об’єкта.</text:p>
      <text:p text:style-name="P4">
При цьому початкову пошукову операцію віцепрем'єр-міністр назвавнезадовільною, оскільки її проводив лише патруль поліції, без залученнявійськових підрозділів, та ще й упродовж тільки одного дня, 19 грудня.</text:p>
      <text:p text:style-name="P4">
Блащак повідомив, що про результати перевірки він негайно повідомитьпрезидента і прем’єр-міністра. Можливі персональні і дисциплінарні рішеннябудуть прийняті після консультації з главою держави, додав віцепрем'єр-міністр.</text:p>
      <text:p text:style-name="P4">
<text:span text:style-name="T4">
Читайте також:</text:span>
 <text:a xlink:type="simple" xlink:href="https://www.ukrinform.ua/rubric-world/3695055-polsa-za-dva-roki-matime-najsilnisi-suhoputni-vijska-v-evropi-blasak.html" text:style-name="Internet_20_link" text:visited-style-name="Visited_20_Internet_20_Link">
 <text:span text:style-name="T4">
Блащак</text:span>
 </text:a>
</text:p>
      <text:p text:style-name="P4">
Як повідомлялося, президент Польщі Анджей Дуда під час візиту до Албаніїзаявив, що військовий об’єкт, виявлений у лісі неподалік міста Бидгощ,імовірно, є ракетою. Він очікує на офіційні результати слідства для прийняттяподальших рішень.</text:p>
      <text:p text:style-name="P4">
За інформацією RMF.FM, експерти технічного інституту Повітряних сил Польщіпопередньо підтвердили, що у лісі поблизу міста Бидгощ наприкінці квітнявиявлено російську ракету X-55.</text:p>
      <text:p text:style-name="P4">
Командувач Оперативного командування видів збройних сил Польщі генерал ТомашПйотровський наприкінці квітня заявив, що виявлений об’єкт можна пов’язати зтим, “що відбувалося у повітряному просторі 16 грудня”, коли росія здійснювалачерговий масований обстріл України, випустивши 76 ракет.</text:p>
      <text:p text:style-name="P4">
За інформацією видання <text:a xlink:type="simple" xlink:href="https://www.onet.pl/informacje/onetwiadomosci/co-uderzylo-pod-bydgoszcza-sledczy-badaja-rosyjski-slad/6xyv7rb,79cfc278" text:style-name="Internet_20_link" text:visited-style-name="Visited_20_Internet_20_Link">
 </text:a>
 ,однією з головних версій слідства є падіння ракети X-55, випущеної зросійського літака, який перебував у повітряному просторі білорусі.</text:p>
      <text:p text:style-name="P4">
За інформацією ЗМІ, тоді польські сили ППО відстежували об'єкт, який порушивповітряний простір країни, але він зник з радарів.</text:p>
      <text:p text:style-name="P4">
Фото: PAP</text:p>
      <text:p text:style-name="P4">
Source: <text:a xlink:type="simple" xlink:href="https://www.ukrinform.ua/rubric-world/3707961-ukraina-16-grudna-informuvala-so-u-napramku-polsi-jmovirno-letit-raketa-blasak.html" text:style-name="Internet_20_link" text:visited-style-name="Visited_20_Internet_20_Link">
https://www.ukrinform.ua/rubric-world/3707961-ukraina-16-grudna-informuvala-so-u-napramku-polsi-jmovirno-letit-raketa-blasak.html</text:a>
</text:p>
      <!--NEWS-->
      <text:h text:style-name="P10" text:outline-level="1">
<text:span text:style-name="T4">
Артилерія і атака з безпілотника: ворог п'ять разів за день обстріляв Нікопольщину</text:span>
</text:h>
      <text:p text:style-name="P4">
Authors: Ukrinform (Person)</text:p>
      <text:p text:style-name="P4">
Publisher: Укринформ (Organization)</text:p>
      <text:p text:style-name="P4">
Published Time: 2023-05-11T20:09:47+03:00</text:p>
      <text:p text:style-name="P4">
Modified Time: 2023-05-11T20:09:47+03:00</text:p>
      <text:p text:style-name="P4">
Description: Упродовж дня ворог п'ять разів атакував Нікопольщину на Дніпропетровщині. Обійшлось без постраждалих. — Укрінформ.</text:p>
      <text:p text:style-name="P4">
Images: ["<text:a xlink:type="simple" xlink:href="https://static.ukrinform.com/photos/2022_07/thumb_files/630_360_1657197743-186.jpg" text:style-name="Internet_20_link" text:visited-style-name="Visited_20_Internet_20_Link">
630_360_16571...</text:a>
"]</text:p>
      <text:p text:style-name="P4">
Tags: ['Дніпропетровщина', 'Обстріл', 'Війна з росією']</text:p>
      <text:p text:style-name="P4">
Type: Article</text:p>
      <!--METADATA-->
      <text:p text:style-name="P4">
<draw:frame draw:style-name="fr1" draw:name="Image227" text:anchor-type="as-char" svg:width="6.9236in" svg:height="3.956343in" draw:z-index="0">
<draw:image xlink:href="../Images/yкринформ/2023-05-11T20-09-47-03-00/630_360_1657197743-186.jpg" xlink:type="simple" xlink:show="embed" xlink:actuate="onLoad" draw:mime-type="image/jpeg"/>
</draw:frame>
 Упродовждня ворог п'ять разів атакував Нікопольщину на Дніпропетровщині. Обійшлось безпостраждалих.</text:p>
      <text:p text:style-name="P4">
Про це в <text:a xlink:type="simple" xlink:href="https://t.me/mykola_lukashuk/4518" text:style-name="Internet_20_link" text:visited-style-name="Visited_20_Internet_20_Link">
 </text:a>
 повідомляє головаДніпропетровської обласної ради Микола Лукашук, передає Укрінформ.</text:p>
      <text:p text:style-name="P4">
"Сьогодні маємо 5 обстрілів Нікопольського району. Вдень під ворожий вогоньпотрапив Нікополь та Марганецька громада. Знову важка артилерія і атака збезпілотника. На щастя, без постраждалих", - написав він.</text:p>
      <text:p text:style-name="P4">
Надвечір загарбники вдарили по Мирівській громаді з важкої артилерії. Деталіуточнюються.</text:p>
      <text:p text:style-name="P4">
<text:span text:style-name="T4">
Читайте також:</text:span>
 <text:a xlink:type="simple" xlink:href="https://www.ukrinform.ua/rubric-ato/3707907-vorog-obstrilav-iz-artilerii-osvitnij-zaklad-u-hersoni.html" text:style-name="Internet_20_link" text:visited-style-name="Visited_20_Internet_20_Link">
 </text:a>
</text:p>
      <text:p text:style-name="P4">
Наразі території обстрілів обстежуються.</text:p>
      <text:p text:style-name="P4">
Щодо інших районів області, там обійшлося без обстрілів.</text:p>
      <text:p text:style-name="P4">
Раніше повідомлялось, що ворог обстрілює Нікопольський район <text:a xlink:type="simple" xlink:href="https://www.ukrinform.ua/tag-dnipropetrovsina" text:style-name="Internet_20_link" text:visited-style-name="Visited_20_Internet_20_Link">
</text:a>
 з тимчасово окупованоїтериторії Запорізької області, зокрема Василівського району.</text:p>
      <text:p text:style-name="P4">
Source: <text:a xlink:type="simple" xlink:href="https://www.ukrinform.ua/rubric-ato/3707963-artileria-i-ataka-z-bezpilotnika-vorog-pat-raziv-za-den-obstrilav-nikopolsinu.html" text:style-name="Internet_20_link" text:visited-style-name="Visited_20_Internet_20_Link">
https://www.ukrinform.ua/rubric-ato/3707963-artileria-i-ataka-z-bezpilotnika-vorog-pat-raziv-za-den-obstrilav-nikopolsinu.html</text:a>
</text:p>
      <!--NEWS-->
      <text:h text:style-name="P10" text:outline-level="1">
<text:span text:style-name="T4">
Microsoft заморозить зарплати працівників</text:span>
</text:h>
      <text:p text:style-name="P4">
Authors: Ukrinform (Person)</text:p>
      <text:p text:style-name="P4">
Publisher: Укринформ (Organization)</text:p>
      <text:p text:style-name="P4">
Published Time: 2023-05-11T20:13:00+03:00</text:p>
      <text:p text:style-name="P4">
Modified Time: 2023-05-11T20:13:00+03:00</text:p>
      <text:p text:style-name="P4">
Description: Корпорація Microsoft вирішила цьогоріч заморозити зарплати працівникам, які задіяні повний робочий день, щоб допомогти компанії впоратися з макроекономічними коливаннями. — Укрінформ.</text:p>
      <text:p text:style-name="P4">
Images: ["<text:a xlink:type="simple" xlink:href="https://static.ukrinform.com/photos/2020_08/thumb_files/630_360_1598441683-340.jpg" text:style-name="Internet_20_link" text:visited-style-name="Visited_20_Internet_20_Link">
630_360_15984...</text:a>
"]</text:p>
      <text:p text:style-name="P4">
Tags: ['Microsoft', 'Зарплата']</text:p>
      <text:p text:style-name="P4">
Type: Article</text:p>
      <!--METADATA-->
      <text:p text:style-name="P4">
<draw:frame draw:style-name="fr1" draw:name="Image228" text:anchor-type="as-char" svg:width="6.9236in" svg:height="3.956343in" draw:z-index="0">
<draw:image xlink:href="../Images/yкринформ/2023-05-11T20-13-00-03-00/630_360_1598441683-340.jpg" xlink:type="simple" xlink:show="embed" xlink:actuate="onLoad" draw:mime-type="image/jpeg"/>
</draw:frame>
 КорпораціяMicrosoft вирішила цьогоріч заморозити зарплати працівникам, які задіяніповний робочий день, щоб допомогти компанії впоратися з макроекономічнимиколиваннями.</text:p>
      <text:p text:style-name="P4">
Як передає Укрінформ, про це повідомляє <text:a xlink:type="simple" xlink:href="https://www.bloomberg.com/news/articles/2023-05-11/microsoft-freezes-salaries-to-navigate-economic-uncertainty" text:style-name="Internet_20_link" text:visited-style-name="Visited_20_Internet_20_Link">
</text:a>
</text:p>
      <text:p text:style-name="P4">
Такий крок необхідний для отримання «достатнього прибутку» для інвестування восновний перехід платформи у бік штучного інтелекту, пояснила головнийвиконавчий директор компанії Сатья Наделла у внутрішній записці.</text:p>
      <text:p text:style-name="P4">
Вона додала, що <text:a xlink:type="simple" xlink:href="https://www.ukrinform.ua/tag-microsoft" text:style-name="Internet_20_link" text:visited-style-name="Visited_20_Internet_20_Link">
 </text:a>
 вже підвищувалакомпенсацію у 2022 році, і що компанія розгляне можливість підвищення ставокдля погодинних працівників, зберігаючи програму бонусів і винагород за акціїбез «перефінансування».</text:p>
      <text:p text:style-name="P4">
Минулого місяця компанія повідомила про квартальний прибуток і продажі, якіперевищили прогнози, і про те, що вона робить ставки на ШІ. Вони включаютьнові інвестиції у розмірі 10 мільярдів доларів США в OpenAI і чат-бот дляінтернет-пошуку Bing – стратегії, спрямовану на збільшення майбутніх продажівхмарних сервісів Azure, пошукових оголошень і програм для підвищенняпродуктивності офісу.</text:p>
      <text:p text:style-name="P4">
<text:span text:style-name="T4">
Читайте також:</text:span>
 <text:a xlink:type="simple" xlink:href="https://www.ukrinform.ua/rubric-technology/3693879-microsoft-pripinila-garantijne-obslugovuvanna-pristavok-xbox-u-rosii.html" text:style-name="Internet_20_link" text:visited-style-name="Visited_20_Internet_20_Link">
 <text:span text:style-name="T4">
Microsoft</text:span>
 <text:span text:style-name="T4">
припинила</text:span>
 <text:span text:style-name="T4">
гарантійне</text:span>
<text:span text:style-name="T4">
обслуговування</text:span>
 <text:span text:style-name="T4">
приставок</text:span>
 <text:span text:style-name="T4">
Xbox</text:span>
 <text:span text:style-name="T4">
росії</text:span>
</text:a>
</text:p>
      <text:p text:style-name="P4">
Як повідомляв Укрінформ, соціальна мережа професійних контактів <text:a xlink:type="simple" xlink:href="https://www.ukrinform.ua/rubric-technology/3706737-linkedin-skorocue-ponad-700-robocih-misc-ta-pripinae-robotu-odnogo-z-dodatkiv.html" text:style-name="Internet_20_link" text:visited-style-name="Visited_20_Internet_20_Link">
</text:a>
 черезколивання попиту та закрити додаток, орієнтований на Китай.</text:p>
      <text:p text:style-name="P4">
Source: <text:a xlink:type="simple" xlink:href="https://www.ukrinform.ua/rubric-technology/3707935-microsoft-zamorozit-zarplati-pracivnikiv.html" text:style-name="Internet_20_link" text:visited-style-name="Visited_20_Internet_20_Link">
https://www.ukrinform.ua/rubric-technology/3707935-microsoft-zamorozit-zarplati-pracivnikiv.html</text:a>
</text:p>
      <!--NEWS-->
      <text:h text:style-name="P10" text:outline-level="1">
<text:span text:style-name="T4">
Єврокомісар з питань внутрішніх справ відвідала Ірпінь</text:span>
</text:h>
      <text:p text:style-name="P4">
Authors: Ukrinform (Person)</text:p>
      <text:p text:style-name="P4">
Publisher: Укринформ (Organization)</text:p>
      <text:p text:style-name="P4">
Published Time: 2023-05-11T20:15:00+03:00</text:p>
      <text:p text:style-name="P4">
Modified Time: 2023-05-11T20:15:00+03:00</text:p>
      <text:p text:style-name="P4">
Description: Єврокомісар з внутрішніх справ Ілва Йоганссон у складі іноземної делегації відвідала в Ірпені місця воєнних злочинів російський загарбників. — Укрінформ.</text:p>
      <text:p text:style-name="P4">
Images: ["<text:a xlink:type="simple" xlink:href="https://static.ukrinform.com/photos/2023_05/thumb_files/630_360_1683825286-7011.jpeg" text:style-name="Internet_20_link" text:visited-style-name="Visited_20_Internet_20_Link">
630_360_16838...</text:a>
", "<text:a xlink:type="simple" xlink:href="https://static.ukrinform.com/photos/2023_05/1683825281-4618.jpeg" text:style-name="Internet_20_link" text:visited-style-name="Visited_20_Internet_20_Link">
1683825281-46...</text:a>
", "<text:a xlink:type="simple" xlink:href="https://static.ukrinform.com/photos/2023_05/thumb_files/630_360_1683825280-7492.jpeg" text:style-name="Internet_20_link" text:visited-style-name="Visited_20_Internet_20_Link">
630_360_16838...</text:a>
", "<text:a xlink:type="simple" xlink:href="https://static.ukrinform.com/photos/2023_05/thumb_files/630_360_1683825280-4515.jpeg" text:style-name="Internet_20_link" text:visited-style-name="Visited_20_Internet_20_Link">
630_360_16838...</text:a>
", "<text:a xlink:type="simple" xlink:href="https://static.ukrinform.com/photos/2023_05/thumb_files/630_360_1683825280-5839.jpeg" text:style-name="Internet_20_link" text:visited-style-name="Visited_20_Internet_20_Link">
630_360_16838...</text:a>
", "<text:a xlink:type="simple" xlink:href="https://static.ukrinform.com/photos/2023_05/thumb_files/630_360_1683825280-2223.jpeg" text:style-name="Internet_20_link" text:visited-style-name="Visited_20_Internet_20_Link">
630_360_16838...</text:a>
", "<text:a xlink:type="simple" xlink:href="https://static.ukrinform.com/photos/2023_05/thumb_files/630_360_1683825280-7991.jpeg" text:style-name="Internet_20_link" text:visited-style-name="Visited_20_Internet_20_Link">
630_360_16838...</text:a>
", "<text:a xlink:type="simple" xlink:href="https://static.ukrinform.com/photos/2023_05/thumb_files/630_360_1683825281-4618.jpeg" text:style-name="Internet_20_link" text:visited-style-name="Visited_20_Internet_20_Link">
630_360_16838...</text:a>
", "<text:a xlink:type="simple" xlink:href="https://static.ukrinform.com/photos/2023_05/thumb_files/630_360_1683825283-3252.jpeg" text:style-name="Internet_20_link" text:visited-style-name="Visited_20_Internet_20_Link">
630_360_16838...</text:a>
", "<text:a xlink:type="simple" xlink:href="https://static.ukrinform.com/photos/2023_05/thumb_files/630_360_1683825283-5443.jpeg" text:style-name="Internet_20_link" text:visited-style-name="Visited_20_Internet_20_Link">
630_360_16838...</text:a>
", "<text:a xlink:type="simple" xlink:href="https://static.ukrinform.com/photos/2023_05/thumb_files/630_360_1683825283-9838.jpeg" text:style-name="Internet_20_link" text:visited-style-name="Visited_20_Internet_20_Link">
630_360_16838...</text:a>
", "<text:a xlink:type="simple" xlink:href="https://static.ukrinform.com/photos/2023_05/thumb_files/630_360_1683825283-5358.jpeg" text:style-name="Internet_20_link" text:visited-style-name="Visited_20_Internet_20_Link">
630_360_16838...</text:a>
", "<text:a xlink:type="simple" xlink:href="https://static.ukrinform.com/photos/2023_05/thumb_files/630_360_1683825283-7136.jpeg" text:style-name="Internet_20_link" text:visited-style-name="Visited_20_Internet_20_Link">
630_360_16838...</text:a>
", "<text:a xlink:type="simple" xlink:href="https://static.ukrinform.com/photos/2023_05/thumb_files/630_360_1683825283-7605.jpeg" text:style-name="Internet_20_link" text:visited-style-name="Visited_20_Internet_20_Link">
630_360_16838...</text:a>
"]</text:p>
      <text:p text:style-name="P4">
Tags: ['Ірпінь', 'Воєнні злочини', 'Війна з росією', 'Єврокомісар ', 'Ілва Йоганссон']</text:p>
      <text:p text:style-name="P4">
Type: Article</text:p>
      <!--METADATA-->
      <text:p text:style-name="P4">
<draw:frame draw:style-name="fr1" draw:name="Image229" text:anchor-type="as-char" svg:width="6.9236in" svg:height="3.956343in" draw:z-index="0">
<draw:image xlink:href="../Images/yкринформ/2023-05-11T20-15-00-03-00/630_360_1683825286-7011.jpeg" xlink:type="simple" xlink:show="embed" xlink:actuate="onLoad" draw:mime-type="image/jpeg"/>
</draw:frame>
Єврокомісар з внутрішніх справ Ілва Йоганссон у складі іноземної делегаціївідвідала в Ірпені місця воєнних злочинів російський загарбників.</text:p>
      <text:p text:style-name="P4">
Про це повідомляє <text:a xlink:type="simple" xlink:href="https://www.npu.gov.ua/news/kerivnyk-natspolitsii-ivan-vyhivskyi-pokazav-ievrokomisaru-z-vnutrishnikh-sprav-ilvi-iohansson-mistsia-voiennykh-zlochyniv-rosiian-v-irpeni" text:style-name="Internet_20_link" text:visited-style-name="Visited_20_Internet_20_Link">
 </text:a>
 , передає Укрінформ.</text:p>
      <text:p text:style-name="P4">
Як зазначається, делегація, до складу якої входили також гендиректорГенерального директорату з питань міграції та внутрішніх справ Моніка Паріа тавиконавчий директор Європолу Катрін де Боллє, побувала у відбудованомурайонному відділі поліції, який під час російської окупації слугував укриттямдля цивільних, а також біля зруйнованого житлового комплексу.</text:p>
      <text:p text:style-name="P4">
Тимчасовий виконувач обов’язків голови Національної поліції Іван Вигівськийрозповів гостям про роботу поліції в умовах воєнного стану, а також прорезультати масованих обстрілів військовими рф Ірпеня.</text:p>
      <text:p text:style-name="P4">
<draw:frame draw:style-name="fr1" draw:name="Image230" text:anchor-type="as-char" svg:width="6.9236in" svg:height="4.572461in" draw:z-index="0">
<draw:image xlink:href="../Images/yкринформ/2023-05-11T20-15-00-03-00/1683825281-4618.jpeg" xlink:type="simple" xlink:show="embed" xlink:actuate="onLoad" draw:mime-type="image/jpeg"/>
</draw:frame>
</text:p>
      <text:p text:style-name="P4">
«російські військові обстрілювали місто, перетворюючи квітучий Ірпінь наруїни. Був розбитий і районний відділ <text:a xlink:type="simple" xlink:href="https://www.ukrinform.ua/tag-policia" text:style-name="Internet_20_link" text:visited-style-name="Visited_20_Internet_20_Link">
 </text:a>
 , тир якого став прихистком для місцевих жителів. Загалом в Ірпеніпід час окупації загинуло майже 300 цивільних», - зазначив керівник відомства.</text:p>
      <text:p text:style-name="P4">
Делегація відвідала житловий комплекс "Ірпінські липки", який зазнавмасштабних руйнувань. «Це був один із найбільших житлових комплексів міста.Його росіяни фактично знищили. 2 березня минулого року російські літакизавдали двох авіаційних ударів по житловому будинку. Пізніше, 16 березня, тутвнаслідок обстрілів почалася пожежа, яку через активні бойові дії вдалосяліквідувати лише наступного дня. На жаль, загинули цивільні люди», - зазначивВигівський.</text:p>
      <text:p text:style-name="P4">
<text:span text:style-name="T4">
Читайте також:</text:span>
 <text:a xlink:type="simple" xlink:href="https://www.ukrinform.ua/rubric-polytics/3707890-migranti-j-oblastuvanna-kordoniv-klimenko-zustrivsa-z-evrokomisarom-jogansson.html" text:style-name="Internet_20_link" text:visited-style-name="Visited_20_Internet_20_Link">
 <text:span text:style-name="T4">
Йоганссон</text:span>
 </text:a>
</text:p>
      <text:p text:style-name="P4">
Іноземні гості також ознайомилися з роботою поліцейських кінологів,криміналістів та вибухотехніків. Зокрема, керівники профільних служб розповілипро роботу мобільних ДНК-лабораторій, завдяки яким можна встановити ДНК-профіль загиблої людини за півтори години, про розмінування міста післядеокупації. За їхніми даними, впродовж трьох місяців щоденно звідси вивозилидо п’яти тонн вибухонебезпечних предметів.</text:p>
      <text:p text:style-name="P4">
<draw:frame draw:style-name="fr1" draw:name="Image231" text:anchor-type="as-char" svg:width="6.9236in" svg:height="3.956343in" draw:z-index="0">
<draw:image xlink:href="../Images/yкринформ/2023-05-11T20-15-00-03-00/630_360_1683825280-7492.jpeg" xlink:type="simple" xlink:show="embed" xlink:actuate="onLoad" draw:mime-type="image/jpeg"/>
</draw:frame>
Єврокомісар Йоганссон побувала на місцях воєнних злочинів в Ірпені / Фото:Нацполіція  <text:a xlink:type="simple" xlink:href="https://static.ukrinform.com/photos/2023_05/1683825280-7492.jpeg" text:style-name="Internet_20_link" text:visited-style-name="Visited_20_Internet_20_Link">
<draw:frame draw:style-name="fr1" draw:name="Image232" text:anchor-type="as-char" svg:width="6.9236in" svg:height="3.956343in" draw:z-index="0">
<draw:image xlink:href="../Images/yкринформ/2023-05-11T20-15-00-03-00/630_360_1683825280-7492.jpeg" xlink:type="simple" xlink:show="embed" xlink:actuate="onLoad" draw:mime-type="image/jpeg"/>
</draw:frame>
</text:a>
 <text:a xlink:type="simple" xlink:href="https://static.ukrinform.com/photos/2023_05/1683825280-4515.jpeg" text:style-name="Internet_20_link" text:visited-style-name="Visited_20_Internet_20_Link">
<draw:frame draw:style-name="fr1" draw:name="Image233" text:anchor-type="as-char" svg:width="6.9236in" svg:height="3.956343in" draw:z-index="0">
<draw:image xlink:href="../Images/yкринформ/2023-05-11T20-15-00-03-00/630_360_1683825280-4515.jpeg" xlink:type="simple" xlink:show="embed" xlink:actuate="onLoad" draw:mime-type="image/jpeg"/>
</draw:frame>
</text:a>
 <text:a xlink:type="simple" xlink:href="https://static.ukrinform.com/photos/2023_05/1683825280-5839.jpeg" text:style-name="Internet_20_link" text:visited-style-name="Visited_20_Internet_20_Link">
<draw:frame draw:style-name="fr1" draw:name="Image234" text:anchor-type="as-char" svg:width="6.9236in" svg:height="3.956343in" draw:z-index="0">
<draw:image xlink:href="../Images/yкринформ/2023-05-11T20-15-00-03-00/630_360_1683825280-5839.jpeg" xlink:type="simple" xlink:show="embed" xlink:actuate="onLoad" draw:mime-type="image/jpeg"/>
</draw:frame>
</text:a>
 <text:a xlink:type="simple" xlink:href="https://static.ukrinform.com/photos/2023_05/1683825280-2223.jpeg" text:style-name="Internet_20_link" text:visited-style-name="Visited_20_Internet_20_Link">
<draw:frame draw:style-name="fr1" draw:name="Image235" text:anchor-type="as-char" svg:width="6.9236in" svg:height="3.956343in" draw:z-index="0">
<draw:image xlink:href="../Images/yкринформ/2023-05-11T20-15-00-03-00/630_360_1683825280-2223.jpeg" xlink:type="simple" xlink:show="embed" xlink:actuate="onLoad" draw:mime-type="image/jpeg"/>
</draw:frame>
</text:a>
 <text:a xlink:type="simple" xlink:href="https://static.ukrinform.com/photos/2023_05/1683825280-7991.jpeg" text:style-name="Internet_20_link" text:visited-style-name="Visited_20_Internet_20_Link">
<draw:frame draw:style-name="fr1" draw:name="Image236" text:anchor-type="as-char" svg:width="6.9236in" svg:height="3.956343in" draw:z-index="0">
<draw:image xlink:href="../Images/yкринформ/2023-05-11T20-15-00-03-00/630_360_1683825280-7991.jpeg" xlink:type="simple" xlink:show="embed" xlink:actuate="onLoad" draw:mime-type="image/jpeg"/>
</draw:frame>
</text:a>
 <text:a xlink:type="simple" xlink:href="https://static.ukrinform.com/photos/2023_05/1683825281-4618.jpeg" text:style-name="Internet_20_link" text:visited-style-name="Visited_20_Internet_20_Link">
<draw:frame draw:style-name="fr1" draw:name="Image237" text:anchor-type="as-char" svg:width="6.9236in" svg:height="3.956343in" draw:z-index="0">
<draw:image xlink:href="../Images/yкринформ/2023-05-11T20-15-00-03-00/630_360_1683825281-4618.jpeg" xlink:type="simple" xlink:show="embed" xlink:actuate="onLoad" draw:mime-type="image/jpeg"/>
</draw:frame>
</text:a>
 <text:a xlink:type="simple" xlink:href="https://static.ukrinform.com/photos/2023_05/1683825283-3252.jpeg" text:style-name="Internet_20_link" text:visited-style-name="Visited_20_Internet_20_Link">
<draw:frame draw:style-name="fr1" draw:name="Image238" text:anchor-type="as-char" svg:width="6.9236in" svg:height="3.956343in" draw:z-index="0">
<draw:image xlink:href="../Images/yкринформ/2023-05-11T20-15-00-03-00/630_360_1683825283-3252.jpeg" xlink:type="simple" xlink:show="embed" xlink:actuate="onLoad" draw:mime-type="image/jpeg"/>
</draw:frame>
</text:a>
 <text:a xlink:type="simple" xlink:href="https://static.ukrinform.com/photos/2023_05/1683825283-5443.jpeg" text:style-name="Internet_20_link" text:visited-style-name="Visited_20_Internet_20_Link">
<draw:frame draw:style-name="fr1" draw:name="Image239" text:anchor-type="as-char" svg:width="6.9236in" svg:height="3.956343in" draw:z-index="0">
<draw:image xlink:href="../Images/yкринформ/2023-05-11T20-15-00-03-00/630_360_1683825283-5443.jpeg" xlink:type="simple" xlink:show="embed" xlink:actuate="onLoad" draw:mime-type="image/jpeg"/>
</draw:frame>
</text:a>
 <text:a xlink:type="simple" xlink:href="https://static.ukrinform.com/photos/2023_05/1683825283-9838.jpeg" text:style-name="Internet_20_link" text:visited-style-name="Visited_20_Internet_20_Link">
<draw:frame draw:style-name="fr1" draw:name="Image240" text:anchor-type="as-char" svg:width="6.9236in" svg:height="3.956343in" draw:z-index="0">
<draw:image xlink:href="../Images/yкринформ/2023-05-11T20-15-00-03-00/630_360_1683825283-9838.jpeg" xlink:type="simple" xlink:show="embed" xlink:actuate="onLoad" draw:mime-type="image/jpeg"/>
</draw:frame>
</text:a>
 <text:a xlink:type="simple" xlink:href="https://static.ukrinform.com/photos/2023_05/1683825283-5358.jpeg" text:style-name="Internet_20_link" text:visited-style-name="Visited_20_Internet_20_Link">
<draw:frame draw:style-name="fr1" draw:name="Image241" text:anchor-type="as-char" svg:width="6.9236in" svg:height="3.956343in" draw:z-index="0">
<draw:image xlink:href="../Images/yкринформ/2023-05-11T20-15-00-03-00/630_360_1683825283-5358.jpeg" xlink:type="simple" xlink:show="embed" xlink:actuate="onLoad" draw:mime-type="image/jpeg"/>
</draw:frame>
</text:a>
 <text:a xlink:type="simple" xlink:href="https://static.ukrinform.com/photos/2023_05/1683825283-7136.jpeg" text:style-name="Internet_20_link" text:visited-style-name="Visited_20_Internet_20_Link">
<draw:frame draw:style-name="fr1" draw:name="Image242" text:anchor-type="as-char" svg:width="6.9236in" svg:height="3.956343in" draw:z-index="0">
<draw:image xlink:href="../Images/yкринформ/2023-05-11T20-15-00-03-00/630_360_1683825283-7136.jpeg" xlink:type="simple" xlink:show="embed" xlink:actuate="onLoad" draw:mime-type="image/jpeg"/>
</draw:frame>
</text:a>
 <text:a xlink:type="simple" xlink:href="https://static.ukrinform.com/photos/2023_05/1683825283-7605.jpeg" text:style-name="Internet_20_link" text:visited-style-name="Visited_20_Internet_20_Link">
<draw:frame draw:style-name="fr1" draw:name="Image243" text:anchor-type="as-char" svg:width="6.9236in" svg:height="3.956343in" draw:z-index="0">
<draw:image xlink:href="../Images/yкринформ/2023-05-11T20-15-00-03-00/630_360_1683825283-7605.jpeg" xlink:type="simple" xlink:show="embed" xlink:actuate="onLoad" draw:mime-type="image/jpeg"/>
</draw:frame>
</text:a>
 <text:a xlink:type="simple" xlink:href="https://static.ukrinform.com/photos/2023_05/1683825286-7011.jpeg" text:style-name="Internet_20_link" text:visited-style-name="Visited_20_Internet_20_Link">
<draw:frame draw:style-name="fr1" draw:name="Image244" text:anchor-type="as-char" svg:width="6.9236in" svg:height="3.956343in" draw:z-index="0">
<draw:image xlink:href="../Images/yкринформ/2023-05-11T20-15-00-03-00/630_360_1683825286-7011.jpeg" xlink:type="simple" xlink:show="embed" xlink:actuate="onLoad" draw:mime-type="image/jpeg"/>
</draw:frame>
</text:a>
</text:p>
      <text:p text:style-name="P4">
Єврокомісар Йоганссон була вражена руйнівними результатами російськоговторгнення, а також стійкістю українців. «ЄС буде на вашому боці стільки,скільки це потрібно. Ми сподіваємося, що війна швидко закінчиться, алезапевняю: ми будемо допомагати вам відновлювати країну на вашому шляху доЄвропейського Союзу», - запевнила вона.</text:p>
      <text:p text:style-name="P4">
Як повідомляв Укрінформ, 11 травня <text:a xlink:type="simple" xlink:href="https://www.ukrinform.ua/rubric-polytics/3707747-do-kieva-pribula-evrokomisar-iz-vnutrisnih-sprav-ilva-jogansson.html" text:style-name="Internet_20_link" text:visited-style-name="Visited_20_Internet_20_Link">
 </text:a>
 .</text:p>
      <text:p text:style-name="P4">
Source: <text:a xlink:type="simple" xlink:href="https://www.ukrinform.ua/rubric-regions/3707968-evrokomisar-z-pitan-vnutrisnih-sprav-vidvidala-irpin.html" text:style-name="Internet_20_link" text:visited-style-name="Visited_20_Internet_20_Link">
https://www.ukrinform.ua/rubric-regions/3707968-evrokomisar-z-pitan-vnutrisnih-sprav-vidvidala-irpin.html</text:a>
</text:p>
      <!--NEWS-->
      <text:h text:style-name="P10" text:outline-level="1">
<text:span text:style-name="T4">
Боррель: Завершення агресії рф є одним з ключових моїх завдань у найближчі 18 місяців</text:span>
</text:h>
      <text:p text:style-name="P4">
Authors: Ukrinform (Person)</text:p>
      <text:p text:style-name="P4">
Publisher: Укринформ (Organization)</text:p>
      <text:p text:style-name="P4">
Published Time: 2023-05-11T20:17:00+03:00</text:p>
      <text:p text:style-name="P4">
Modified Time: 2023-05-11T20:17:00+03:00</text:p>
      <text:p text:style-name="P4">
Description: Завершення російської агресії проти України є одним із ключових завдань на найближчі 18 місяців.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Україна', 'Боррель', 'Війна з росією']</text:p>
      <text:p text:style-name="P4">
Type: Article</text:p>
      <!--METADATA-->
      <text:p text:style-name="P4">
<draw:frame draw:style-name="fr1" draw:name="Image245" text:anchor-type="as-char" svg:width="6.9236in" svg:height="3.956343in" draw:z-index="0">
<draw:image xlink:href="../Images/yкринформ/2023-05-11T20-17-00-03-00/630_360_1667561515-584.jpg" xlink:type="simple" xlink:show="embed" xlink:actuate="onLoad" draw:mime-type="image/jpeg"/>
</draw:frame>
 Завершенняросійської агресії проти України є одним із ключових завдань на найближчі 18місяців.</text:p>
      <text:p text:style-name="P4">
Про це сьогодні у Брюсселі під час дискусії в рамках Європейського саміту збезпеки й оборони заявив Високий представник ЄС Жозеп Боррель, повідомляєкореспондент Укрінформу.</text:p>
      <text:p text:style-name="P4">
«путін не може виграти цю війну. Це наше найбільш потужне зобов’язання - моєособисте, усього Європейського Союзу та вільного світу. Путін не може вигратицю війну, і світ має розуміти, що відбувається в Україні. Це ще одна,дипломатична битва, яка є не менш важливою, ніж битва на полі бою. Тому щобагато лідерів у світі перебувають у стані стратегічного «коливання». Я їхназиваю «Так, але…». Не існує жодного «але». Існує вторгнення. коли однакраїна вдерлася до іншої, без причини, без жодного виправдання. Сотні людейгинуть, сотні людей. Навколо цього жодних «але» не існує», - сказав ЖозепБоррель.</text:p>
      <text:p text:style-name="P4">
<text:span text:style-name="T4">
Читайте також:</text:span>
 <text:a xlink:type="simple" xlink:href="https://www.ukrinform.ua/rubric-ato/3707940-es-vid-lutogo-peredav-ukraini-ponad-tisacu-raket-borrel.html" text:style-name="Internet_20_link" text:visited-style-name="Visited_20_Internet_20_Link">
 <text:span text:style-name="T4">
Боррель</text:span>
 </text:a>
</text:p>
      <text:p text:style-name="P4">
Він зауважив, що до так званого «колективного Заходу» сьогодні належать всідержави, що підтримують Україну. Ця назва перестала бути географічнимвизначенням, віднині це – політична позиція. При цьому варто уникати новогоподілу між Заходом та рештою світу, - такий поділ був би дуже зручним дляросії. Більшість країн світу - 141 держава - проголосували в ООН протиросійської агресії. Вони й зараз не підтримують цю агресивну війну. Але єкраїни, які, за словами Борреля, не є достатньо рішучими у її засудженні.</text:p>
      <text:p text:style-name="P4">
«Я часто чую від них - ми хочемо миру. Так, я також хочу миру. І немає людей,хто хотів би миру більше, ніж українці, яких бомблять кожного дня. Я бачиввійськовий госпіталь в Іспанії, де лікуються багато українськихвійськовослужбовців після поранень та ампутацій. Зрозуміло, що українці хочутьмиру. Але не говоріть мені – я хочу миру. Кажіть, як його досягти, і якогороду мир має бути досягнутий…. Якщо Захід припинить підтримувати Україну, так,війна закінчиться. Але вона закінчиться разом з Україною», - зауважив Високийпредставник ЄС.</text:p>
      <text:p text:style-name="P4">
Він нагадав, що будь-хто із західних політиків, хто намагався говорити зпутіним про припинення війни, чули одне й те саме – він буде продовжувативійну, поки не досягне своїх військових цілей. Але зараз ці військові ціліросії полягають у систематичній руйнації України. Не йдеться навіть прозіткнення армій - натомість, щодня продовжуються бомбардування житловихрайонів, руйнація цивільної інфраструктури, російські війська вбивають мирнихлюдей та викрадають українських дітей. Саме такою є ця російська війна, і світмає бачити, якою вона є.</text:p>
      <text:p text:style-name="P4">
<text:span text:style-name="T4">
Читайте також:</text:span>
 <text:a xlink:type="simple" xlink:href="https://www.ukrinform.ua/rubric-polytics/3705973-vijna-rosii-proti-ukraini-obednala-transatlanticnij-alans-borrel.html" text:style-name="Internet_20_link" text:visited-style-name="Visited_20_Internet_20_Link">
 <text:span text:style-name="T4">
Боррель</text:span>
 </text:a>
</text:p>
      <text:p text:style-name="P4">
«Мені говорять – припиніть підтримувати Україну, тоді розпочнуться переговорий прийде мир. Але, якщо ми припинимо допомогу, росія буде продовжуватитиснути, щоб виграти війну, цю війну, щоб окупувати Київ, щоб перетворитиУкраїну на другу білорусь. Ми матимемо російські війська на польськомукордоні, небезпека різко зросте, але при цьому Україна вже не буде існувати,як мирна та незалежна держава. Саме це може відбутися», - підкреслив ЖозепБоррель.</text:p>
      <text:p text:style-name="P4">
Він наголосив, що завершення російської агресії проти України є одним ізголовних його завдань на наступні 18 місяців. При цьому Україна має перемогти,а путінська росія – отримати поразку.</text:p>
      <text:p text:style-name="P4">
Відповідаючи на запитання ведучої щодо заяв путіна про «екзистенційний»характер загроз, з якими стикається росія у цій війні, Високий представник ЄСзаперечив таке твердження.</text:p>
      <text:p text:style-name="P4">
<text:span text:style-name="T4">
Читайте також:</text:span>
 <text:a xlink:type="simple" xlink:href="https://www.ukrinform.ua/rubric-polytics/3706382-borrel-zaklikav-iran-pripiniti-pidtrimku-moskvi-v-ii-vijni-proti-ukraini.html" text:style-name="Internet_20_link" text:visited-style-name="Visited_20_Internet_20_Link">
 <text:span text:style-name="T4">
Боррель</text:span>
 </text:a>
</text:p>
      <text:p text:style-name="P4">
«Це екзистенційна загроза для нього, для володимира путіна, але не для росії.Ми не маємо нічого проти російського народу, який також страждає від цієївійни, від цієї безумної ідеї - вдертися в Україну. Це виключнавідповідальність особи, яка зветься володимир путін. Але не моя справа -припускати, як будуть розвиватися політичні процеси в росії. Моя справа –підтримати Україну», - додав Жозеп Боррель.</text:p>
      <text:p text:style-name="P4">
Як повідомлялося, від початку російської військової агресії у лютому 2022 рокуЄвропейський Союз та його країни-члени почали надавати Україні суттєвуполітичну, економічну, фінансову, гуманітарну та військову допомогу. Офіційніособи ЄС та країн-членів на всіх рівнях неодноразово заявляли, що будутьпродовжувати підтримувати Україну в її захисті від російської агресії такдовго, як це буде необхідним.</text:p>
      <text:p text:style-name="P4">
Source: <text:a xlink:type="simple" xlink:href="https://www.ukrinform.ua/rubric-polytics/3707966-borrel-zaversenna-agresii-rf-e-odnim-z-klucovih-moih-zavdan-u-najblizci-18-misaciv.html" text:style-name="Internet_20_link" text:visited-style-name="Visited_20_Internet_20_Link">
https://www.ukrinform.ua/rubric-polytics/3707966-borrel-zaversenna-agresii-rf-e-odnim-z-klucovih-moih-zavdan-u-najblizci-18-misaciv.html</text:a>
</text:p>
      <!--NEWS-->
      <text:h text:style-name="P10" text:outline-level="1">
<text:span text:style-name="T4">
Україна може замінити рф та білорусь на світовому ринку деревини - ОП</text:span>
</text:h>
      <text:p text:style-name="P4">
Authors: Ukrinform (Person)</text:p>
      <text:p text:style-name="P4">
Publisher: Укринформ (Organization)</text:p>
      <text:p text:style-name="P4">
Published Time: 2023-05-11T20:17:18+03:00</text:p>
      <text:p text:style-name="P4">
Modified Time: 2023-05-11T20:17:18+03:00</text:p>
      <text:p text:style-name="P4">
Description: Зі світових ринків витісняють представників росії та білорусі як постачальників деревини. В України є шанс зайняти їхнє місце, що дозволить створити індустрію з оборотом до 10 млрд доларів і десятками тисяч робочих місць. — Укрінформ.</text:p>
      <text:p text:style-name="P4">
Images: ["<text:a xlink:type="simple" xlink:href="https://static.ukrinform.com/photos/2023_04/thumb_files/630_360_1681889365-600.jpg" text:style-name="Internet_20_link" text:visited-style-name="Visited_20_Internet_20_Link">
630_360_16818...</text:a>
"]</text:p>
      <text:p text:style-name="P4">
Tags: ['білорусь', 'Україна', 'росія', 'Деревина', 'Офіс Президента', 'Ринок']</text:p>
      <text:p text:style-name="P4">
Type: Article</text:p>
      <!--METADATA-->
      <text:p text:style-name="P4">
<draw:frame draw:style-name="fr1" draw:name="Image246" text:anchor-type="as-char" svg:width="6.9236in" svg:height="3.956343in" draw:z-index="0">
<draw:image xlink:href="../Images/yкринформ/2023-05-11T20-17-18-03-00/630_360_1681889365-600.jpg" xlink:type="simple" xlink:show="embed" xlink:actuate="onLoad" draw:mime-type="image/jpeg"/>
</draw:frame>
 Зісвітових ринків витісняють представників росії та білорусі як постачальниківдеревини. В України є шанс зайняти їхнє місце, що дозволить створити індустріюз оборотом до 10 млрд доларів і десятками тисяч робочих місць.</text:p>
      <text:p text:style-name="P4">
На цьому наголосив заступник керівника Офісу Президента Ростислав Шурма підчас засідання робочої групи з реформування лісової промисловості, передаєУкрінформ.</text:p>
      <text:p text:style-name="P4">
«Ми хочемо створити велику ефективну індустрію продуктів із деревини. Йдетьсяпро кратне збільшення виробництва меблевих компонентів, МДФ, паркету, брусу,конструкційних матеріалів, целюлози, паперу, а також створення індустріїбіоенергетичних матеріалів», - зазначив Шурма.</text:p>
      <text:p text:style-name="P4">
Він уточнив, що кубометр необробленої деревини коштує 50-100 дол., а готовогопродукту – від 700 дол. до 3 тис. дол.</text:p>
      <text:p text:style-name="P4">
Заступник керівника ОП наголосив, що в Україні заготовлюється близько 13 млнкубометрів деревини на рік. Цей обсяг можна збільшити до 25 млн кубометрів,зокрема, за прикладом Скандинавії, де кожен вирубаний гектар лісу повиненвідразу ж заміщуватися шляхлм висаджування нового.</text:p>
      <text:p text:style-name="P4">
«Ще одна мета — це наведення ладу в лісовій галузі, а саме: механізаціязаготівлі, перехід із ручної заготівлі на механізовану, контроль за їїобсягами, підвищення продуктивності, зниження собівартості, уникненняпересортиці. Для цього «Ліси України» проводитимуть програму модернізації тазакупівлю нової техніки», - додав посадовець.</text:p>
      <text:p text:style-name="P4">
<text:span text:style-name="T4">
Читайте також:</text:span>
 <text:a xlink:type="simple" xlink:href="https://www.ukrinform.ua/rubric-economy/3703814-zaborona-na-ribu-i-derevinu-z-rosii-rada-zaklikae-svit-rozsiriti-sankcii.html" text:style-name="Internet_20_link" text:visited-style-name="Visited_20_Internet_20_Link">
 <text:span text:style-name="T4">
деревину</text:span>
 </text:a>
</text:p>
      <text:p text:style-name="P4">
Як повідомлялося, у вересні 2022 року в Україні створено єдине державнеспеціалізоване лісогосподарське підприємство «Ліси України». Воно єправонаступником майна, прав та обов’язків спеціалізованих державнихлісогосподарських підприємств.</text:p>
      <text:p text:style-name="P4">
На базі державних лісгоспів створено вже 145 філій ДП «Ліси України». Філіямзалишено всі необхідні функції для охорони, захисту, раціональноговикористання та відтворення <text:a xlink:type="simple" xlink:href="https://www.ukrinform.ua/tag-litak" text:style-name="Internet_20_link" text:visited-style-name="Visited_20_Internet_20_Link">
 </text:a>
 , а такожздійснення господарської діяльності. Також на рівні філій залишається завданняз реалізації деревини.</text:p>
      <text:p text:style-name="P4">
Держпідприємство «Ліси України» вже розпочало роботу над проєктом новоїсистеми моніторингу та контролю за обігом деревини.</text:p>
      <text:p text:style-name="P4">
Source: <text:a xlink:type="simple" xlink:href="https://www.ukrinform.ua/rubric-economy/3707965-ukraina-moze-zaminiti-rf-ta-bilorus-na-svitovomu-rinku-derevini-op.html" text:style-name="Internet_20_link" text:visited-style-name="Visited_20_Internet_20_Link">
https://www.ukrinform.ua/rubric-economy/3707965-ukraina-moze-zaminiti-rf-ta-bilorus-na-svitovomu-rinku-derevini-op.html</text:a>
</text:p>
      <!--NEWS-->
      <text:h text:style-name="P10" text:outline-level="1">
<text:span text:style-name="T4">
На Закарпатті цьогоріч ціни на ранню полуницю менші за торішні</text:span>
</text:h>
      <text:p text:style-name="P4">
Authors: Ukrinform (Person)</text:p>
      <text:p text:style-name="P4">
Publisher: Укринформ (Organization)</text:p>
      <text:p text:style-name="P4">
Published Time: 2023-05-11T20:21:10+03:00</text:p>
      <text:p text:style-name="P4">
Modified Time: 2023-05-11T20:21:10+03:00</text:p>
      <text:p text:style-name="P4">
Description: На Закарпатті цьогоріч ціни на ранню полуницю менші за торішні, купити ягоди з поля можна від 90 грн/кг, тепличні ягоди - від 150 грн за кілограм. — Укрінформ.</text:p>
      <text:p text:style-name="P4">
Images: ["<text:a xlink:type="simple" xlink:href="https://static.ukrinform.com/photos/2017_01/thumb_files/630_360_1485515062-1284-klubnika.jpg" text:style-name="Internet_20_link" text:visited-style-name="Visited_20_Internet_20_Link">
630_360_14855...</text:a>
"]</text:p>
      <text:p text:style-name="P4">
Tags: ['Ціни', 'Закарпаття', 'Ягоди']</text:p>
      <text:p text:style-name="P4">
Type: Article</text:p>
      <!--METADATA-->
      <text:p text:style-name="P4">
<draw:frame draw:style-name="fr1" draw:name="Image247" text:anchor-type="as-char" svg:width="6.9236in" svg:height="3.956343in" draw:z-index="0">
<draw:image xlink:href="../Images/yкринформ/2023-05-11T20-21-10-03-00/630_360_1485515062-1284-klubnika.jpg" xlink:type="simple" xlink:show="embed" xlink:actuate="onLoad" draw:mime-type="image/jpeg"/>
</draw:frame>
На Закарпатті цьогоріч ціни на ранню полуницю менші за торішні, купити ягоди зполя можна від 90 грн/кг, тепличні ягоди - від 150 грн за кілограм.</text:p>
      <text:p text:style-name="P4">
Як передає Укрінформ, про це повідомили у сюжеті місцевого закарпатськоготелеканалу <text:a xlink:type="simple" xlink:href="https://www.youtube.com/watch" text:style-name="Internet_20_link" text:visited-style-name="Visited_20_Internet_20_Link">
 </text:a>
.</text:p>
      <text:p text:style-name="P4">
"На ринках Закарпаття з'явилася перша полуниця з теплиць закарпатськоїобласті. Цьогорічна ціна на полуницю нижча, ніж 2022 року і становить всередньому 100 - 150 грн/кіло" - йдеться в повідомленні.</text:p>
      <text:p text:style-name="P4">
<text:span text:style-name="T4">
Читайте також:</text:span>
 <text:a xlink:type="simple" xlink:href="https://www.ukrinform.ua/rubric-economy/3706988-v-ukraini-cini-na-polunicu-sagnuli-rekordnogo-rivna-eastfruit.html" text:style-name="Internet_20_link" text:visited-style-name="Visited_20_Internet_20_Link">
 <text:span text:style-name="T4">
полуни</text:span>
 </text:a>
</text:p>
      <text:p text:style-name="P4">
Вартість ранньої ягоди залежить від розміру та сорту. Найдешевша полуниця зґрунту на ринках Закарпаття коштує 90 грн, найдорожча, теплична - 200 гривень.</text:p>
      <text:p text:style-name="P4">
Ціна не стабільна, коливається, за словами продавців, залежить від погоди - ухолодні дні полуниці на ринку менше і вона дорожча.</text:p>
      <text:p text:style-name="P4">
Зазвичай, сезон полуниці з полів на Закарпатті стартував в кінці травня.Цьогоріч він розпочався на два тижні раніше.</text:p>
      <text:p text:style-name="P4">
<text:span text:style-name="T4">
Читайте також:</text:span>
 <text:a xlink:type="simple" xlink:href="https://www.ukrinform.ua/rubric-economy/3707783-v-ukraini-znizuutsa-cini-na-ajca-ta-ovoci.html" text:style-name="Internet_20_link" text:visited-style-name="Visited_20_Internet_20_Link">
 </text:a>
</text:p>
      <text:p text:style-name="P4">
За словами продавців, за два тижні ціна на полуницю на Закарпатті впаде істановитиме в середньому 50 грн/кілограм.</text:p>
      <text:p text:style-name="P4">
Як повідомлялося, в Україні за останні два тижні середня оптова ціна суницісадової (полуниці) стрімко зросла до 190 грн за кілограм (вище 5,2 дол./кг).</text:p>
      <text:p text:style-name="P4">
Source: <text:a xlink:type="simple" xlink:href="https://www.ukrinform.ua/rubric-regions/3707969-na-zakarpatti-cogoric-cini-na-rannu-polunicu-mensi-za-torisni.html" text:style-name="Internet_20_link" text:visited-style-name="Visited_20_Internet_20_Link">
https://www.ukrinform.ua/rubric-regions/3707969-na-zakarpatti-cogoric-cini-na-rannu-polunicu-mensi-za-torisni.html</text:a>
</text:p>
      <!--NEWS-->
      <text:h text:style-name="P10" text:outline-level="1">
<text:span text:style-name="T4">
Польща передала Україні вже 14 літаків МіГ-29 і понад 300 танків</text:span>
</text:h>
      <text:p text:style-name="P4">
Authors: Ukrinform (Person)</text:p>
      <text:p text:style-name="P4">
Publisher: Укринформ (Organization)</text:p>
      <text:p text:style-name="P4">
Published Time: 2023-05-11T20:24:00+03:00</text:p>
      <text:p text:style-name="P4">
Modified Time: 2023-05-11T20:24:00+03:00</text:p>
      <text:p text:style-name="P4">
Description: Від початку повномасштабного вторгнення росії в Україну Варшава передала Києву 14 винищувачів МіГ-29 і 325 танків. — Укрінформ.</text:p>
      <text:p text:style-name="P4">
Images: ["<text:a xlink:type="simple" xlink:href="https://static.ukrinform.com/photos/2017_12/thumb_files/630_360_1513676906-8053.jpeg" text:style-name="Internet_20_link" text:visited-style-name="Visited_20_Internet_20_Link">
630_360_15136...</text:a>
"]</text:p>
      <text:p text:style-name="P4">
Tags: ['Літак', 'Польща', 'Танк']</text:p>
      <text:p text:style-name="P4">
Type: Article</text:p>
      <!--METADATA-->
      <text:p text:style-name="P4">
<draw:frame draw:style-name="fr1" draw:name="Image248" text:anchor-type="as-char" svg:width="6.9236in" svg:height="3.956343in" draw:z-index="0">
<draw:image xlink:href="../Images/yкринформ/2023-05-11T20-24-00-03-00/630_360_1513676906-8053.jpeg" xlink:type="simple" xlink:show="embed" xlink:actuate="onLoad" draw:mime-type="image/jpeg"/>
</draw:frame>
 Відпочатку повномасштабного вторгнення росії в Україну Варшава передала Києву 14винищувачів МіГ-29 і 325 танків.</text:p>
      <text:p text:style-name="P4">
Про це повідомило у <text:a xlink:type="simple" xlink:href="https://twitter.com/PLPermRepEU/status/1656562945936044032" text:style-name="Internet_20_link" text:visited-style-name="Visited_20_Internet_20_Link">
</text:a>
 представництвоПольщі в Єврокомісії, передає Укрінформ.</text:p>
      <text:p text:style-name="P4">
“Із 575 танків, які на цей час доправлено в Україну, 325 передала Польща, надругому місці Нідерланди (85), на третьому - Німеччина (80), на четвертому -США (76). Крім цього, з 28 літаків, переданих Києву, Польща відправила аж 14винищувачів МіГ-29”, - повідомило представництво РП в Єврокомісії.</text:p>
      <text:p text:style-name="Quotations">

<text:p text:style-name="P4">
Out of the 575 tanks delivered to Ukraine so far, as many as 325 have been&gt;
 given by 🇵🇱. 🇳🇱 is second (85), 🇩🇪 third (80), and 🇺🇸 fourth (76).  &gt;
  &gt;
  In addition, of the 28 planes transferred to <text:a xlink:type="simple" xlink:href="https://twitter.com/hashtag/Kyiv" text:style-name="Internet_20_link" text:visited-style-name="Visited_20_Internet_20_Link">
&gt;
 </text:a>
 so far,&gt;
 Poland has sent as many as 14 MiG-29 fighters. <text:a xlink:type="simple" xlink:href="https://t.co/MWQUSN1ewO" text:style-name="Internet_20_link" text:visited-style-name="Visited_20_Internet_20_Link">
 </text:a>
&gt;
&gt;
 — Poland in the EU (@PLPermRepEU) <text:a xlink:type="simple" xlink:href="https://twitter.com/PLPermRepEU/status/1656562945936044032" text:style-name="Internet_20_link" text:visited-style-name="Visited_20_Internet_20_Link">
&gt;
 </text:a>
</text:p>

</text:p>
      <text:p text:style-name="P4">
<text:span text:style-name="T4">
Читайте також:</text:span>
 <text:a xlink:type="simple" xlink:href="https://www.ukrinform.ua/rubric-ato/3706448-polsa-peredala-ukraini-desat-vinisuvaciv-mig29.html" text:style-name="Internet_20_link" text:visited-style-name="Visited_20_Internet_20_Link">
 <text:span text:style-name="T4">
МіГ</text:span>
 </text:a>
</text:p>
      <text:p text:style-name="P4">
Як повідомлялося, <text:a xlink:type="simple" xlink:href="https://www.ukrinform.ua/rubric-ato/3680191-blasak-ukraina-vze-otrimala-z-polsi-14-tankiv-leopard-2.html" text:style-name="Internet_20_link" text:visited-style-name="Visited_20_Internet_20_Link">
 </text:a>
 , а також модернізованітанки Т-72 і PT-91 Twardy.</text:p>
      <text:p text:style-name="P4">
Президент Анджей Дуда заявляв у квітні, що військова допомога Польщі дляУкраїни станом оцінюється у близько 3 млрд євро.</text:p>
      <text:p text:style-name="P4">
Фото: wartime.org.ua</text:p>
      <text:p text:style-name="P4">
Source: <text:a xlink:type="simple" xlink:href="https://www.ukrinform.ua/rubric-ato/3707970-polsa-peredala-ukraini-vze-14-litakiv-mig29-i-ponad-300-tankiv.html" text:style-name="Internet_20_link" text:visited-style-name="Visited_20_Internet_20_Link">
https://www.ukrinform.ua/rubric-ato/3707970-polsa-peredala-ukraini-vze-14-litakiv-mig29-i-ponad-300-tankiv.html</text:a>
</text:p>
      <!--NEWS-->
      <text:h text:style-name="P10" text:outline-level="1">
<text:span text:style-name="T4">
Суд узяв під варту одного з підозрюваних у привласненні ₴17 мільйонів підприємства НААН</text:span>
</text:h>
      <text:p text:style-name="P4">
Authors: Ukrinform (Person)</text:p>
      <text:p text:style-name="P4">
Publisher: Укринформ (Organization)</text:p>
      <text:p text:style-name="P4">
Published Time: 2023-05-11T20:31:29+03:00</text:p>
      <text:p text:style-name="P4">
Modified Time: 2023-05-11T20:31:29+03:00</text:p>
      <text:p text:style-name="P4">
Description: Вищий антикорупційний суд обрав запобіжний захід у вигляді тримання під вартою директору приватного товариства, підозрюваному у привласненні майже 17 млн гривень коштів одного з державних підприємств Інституту сільського господарства степу Нацакадемії аграрних наук.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Прокуратура', 'САП', 'Суд']</text:p>
      <text:p text:style-name="P4">
Type: Article</text:p>
      <!--METADATA-->
      <text:p text:style-name="P4">
<draw:frame draw:style-name="fr1" draw:name="Image249" text:anchor-type="as-char" svg:width="6.9236in" svg:height="3.956343in" draw:z-index="0">
<draw:image xlink:href="../Images/yкринформ/2023-05-11T20-31-29-03-00/630_360_1514464397-1884.jpg" xlink:type="simple" xlink:show="embed" xlink:actuate="onLoad" draw:mime-type="image/jpeg"/>
</draw:frame>
 Вищийантикорупційний суд обрав запобіжний захід у вигляді тримання під вартоюдиректору приватного товариства, підозрюваному у привласненні майже 17 млнгривень коштів одного з державних підприємств Інституту сільськогогосподарства степу Нацакадемії аграрних наук.</text:p>
      <text:p text:style-name="P4">
Як передає Укрінформ, про це Спеціалізована антикорупційна прокуратураповідомила в <text:a xlink:type="simple" xlink:href="https://t.me/sap_gov_ua/1367" text:style-name="Internet_20_link" text:visited-style-name="Visited_20_Internet_20_Link">
 </text:a>
 .</text:p>
      <text:p text:style-name="P4">
Так, ідеться про директора товариства, на рахунки якого була переведеначастина привласнених грошових коштів.</text:p>
      <text:p text:style-name="P4">
<text:span text:style-name="T4">
Читайте також:</text:span>
 <text:a xlink:type="simple" xlink:href="https://www.ukrinform.ua/rubric-economy/3707911-ekskerivnika-banku-suditimut-za-roztratu-477-miljona.html" text:style-name="Internet_20_link" text:visited-style-name="Visited_20_Internet_20_Link">
 <text:span text:style-name="T4">
судит</text:span>
 </text:a>
</text:p>
      <text:p text:style-name="P4">
Згідно із судовим рішенням, фігурант має перебувати під вартою до 7 липняпоточного року. Також йому визначений альтернативний запобіжний захід увигляді застави розміром 2,013 млн гривень.</text:p>
      <text:p text:style-name="P4">
У разі внесення застави на підозрюваного буде покладений обов’язок прибуватиза кожною вимогою до слідчого (детектива), прокурора і суду та повідомляти їмпро зміну свого місця проживання та місця роботи.</text:p>
      <text:p text:style-name="P4">
Також фігурант буде зобов’язаний носити електронний засіб контролю,утримуватися від спілкування з іншими підозрюваними та свідками й здати назберігання до Головного управління Державної міграційної служби в Полтавськійобласті свій паспорт (паспорти) для виїзду за кордон та інші документи, щодають право на виїзд/ вʼїзд в Україну.</text:p>
      <text:p text:style-name="P4">
<text:span text:style-name="T4">
Читайте також:</text:span>
 <text:a xlink:type="simple" xlink:href="https://www.ukrinform.ua/rubric-regions/3707677-na-vinniccini-u-rozporadzenna-minoboroni-povertaut-zemli-vartistu-233-miljoni.html" text:style-name="Internet_20_link" text:visited-style-name="Visited_20_Internet_20_Link">
 </text:a>
</text:p>
      <text:p text:style-name="P4">
Підозрюваному буде заборонено відлучатися з Полтави без дозволу слідчого(детектива), прокурора або суду.</text:p>
      <text:p text:style-name="P4">
Як повідомляв Укрінформ, днями колишній заступниці директора одного здержавних підприємств Інституту сільського господарства Степу НААН України тадвом її спільникам оголосили підозру у заволодінні майже 16,7 млн гривень.</text:p>
      <text:p text:style-name="P4">
Встановлено, що восени 2021 року експосадовиця привласнила коштидержпідприємства в особливо великих розмірах шляхом безпідставногоперерахування за фіктивними договорами про поставки органічної добавки та її"внесення" на поля.</text:p>
      <text:p text:style-name="P4">
Source: <text:a xlink:type="simple" xlink:href="https://www.ukrinform.ua/rubric-society/3707971-sud-uzav-pid-vartu-odnogo-z-pidozruvanih-u-privlasnenni-17-miljoniv-pidpriemstva-naan.html" text:style-name="Internet_20_link" text:visited-style-name="Visited_20_Internet_20_Link">
https://www.ukrinform.ua/rubric-society/3707971-sud-uzav-pid-vartu-odnogo-z-pidozruvanih-u-privlasnenni-17-miljoniv-pidpriemstva-naan.html</text:a>
</text:p>
      <!--NEWS-->
      <text:h text:style-name="P10" text:outline-level="1">
<text:span text:style-name="T4">
У Херсоні росіяни обстріляли територію комунального підприємства</text:span>
</text:h>
      <text:p text:style-name="P4">
Authors: Ukrinform (Person)</text:p>
      <text:p text:style-name="P4">
Publisher: Укринформ (Organization)</text:p>
      <text:p text:style-name="P4">
Published Time: 2023-05-11T20:34:59+03:00</text:p>
      <text:p text:style-name="P4">
Modified Time: 2023-05-11T20:34:59+03:00</text:p>
      <text:p text:style-name="P4">
Description: У Херсоні російські військові обстріляли територію комунального підприємств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250" text:anchor-type="as-char" svg:width="6.9236in" svg:height="3.948443in" draw:z-index="0">
<draw:image xlink:href="../Images/yкринформ/2023-05-11T20-34-59-03-00/630_360_1538997483-946.jpg" xlink:type="simple" xlink:show="embed" xlink:actuate="onLoad" draw:mime-type="image/jpeg"/>
</draw:frame>
 У Херсоніросійські військові обстріляли територію комунального підприємства.</text:p>
      <text:p text:style-name="P4">
Як передає Укрінформ, про це Херсонська обласна військова адміністраціяповідомляє у <text:a xlink:type="simple" xlink:href="https://t.me/khersonskaODA/5773" text:style-name="Internet_20_link" text:visited-style-name="Visited_20_Internet_20_Link">
 </text:a>
 .</text:p>
      <text:p text:style-name="P4">
«Окупанти знову вдарили по Херсону, - поцілили в територію комунальноготранспортного підприємства. Через ворожий обстріл пошкоджено дах будівлі татролейбус», - ідеться в повідомленні.</text:p>
      <text:p text:style-name="P4">
<text:span text:style-name="T4">
Читайте також:</text:span>
 <text:a xlink:type="simple" xlink:href="https://www.ukrinform.ua/rubric-ato/3707963-artileria-i-ataka-z-bezpilotnika-vorog-pat-raziv-za-den-obstrilav-nikopolsinu.html" text:style-name="Internet_20_link" text:visited-style-name="Visited_20_Internet_20_Link">
 <text:span text:style-name="T4">
обстріл</text:span>
 </text:a>
</text:p>
      <text:p text:style-name="P4">
За попередньою інформацією, люди не постраждали.</text:p>
      <text:p text:style-name="P4">
Як повідомляв Укрінформ, 11 травня <text:a xlink:type="simple" xlink:href="https://www.ukrinform.ua/rubric-ato/3707907-vorog-obstrilav-iz-artilerii-osvitnij-zaklad-u-hersoni.html" text:style-name="Internet_20_link" text:visited-style-name="Visited_20_Internet_20_Link">
 </text:a>
 .</text:p>
      <text:p text:style-name="P4">
Source: <text:a xlink:type="simple" xlink:href="https://www.ukrinform.ua/rubric-ato/3707972-u-hersoni-rosiani-obstrilali-teritoriu-komunalnogo-pidpriemstva.html" text:style-name="Internet_20_link" text:visited-style-name="Visited_20_Internet_20_Link">
https://www.ukrinform.ua/rubric-ato/3707972-u-hersoni-rosiani-obstrilali-teritoriu-komunalnogo-pidpriemstva.html</text:a>
</text:p>
      <!--NEWS-->
      <text:h text:style-name="P10" text:outline-level="1">
<text:span text:style-name="T4">
Нацбанк прокоментував різке сповільнення інфляції у квітні</text:span>
</text:h>
      <text:p text:style-name="P4">
Authors: Ukrinform (Person)</text:p>
      <text:p text:style-name="P4">
Publisher: Укринформ (Organization)</text:p>
      <text:p text:style-name="P4">
Published Time: 2023-05-11T20:36:59+03:00</text:p>
      <text:p text:style-name="P4">
Modified Time: 2023-05-11T20:36:59+03:00</text:p>
      <text:p text:style-name="P4">
Description: У квітні 2023 року споживча інфляція в річному вимірі сповільнилася до 17,9% з 21,3% у березні завдяки істотній пропозиції продовольства, достатнім запасам пального, а також поліпшенню інфляційних та курсових очікувань. — Укрінформ.</text:p>
      <text:p text:style-name="P4">
Images: ["<text:a xlink:type="simple" xlink:href="https://static.ukrinform.com/photos/2023_03/thumb_files/630_360_1679320501-539.png" text:style-name="Internet_20_link" text:visited-style-name="Visited_20_Internet_20_Link">
630_360_16793...</text:a>
"]</text:p>
      <text:p text:style-name="P4">
Tags: ['Ціни', 'Інфляція', 'Нацбанк']</text:p>
      <text:p text:style-name="P4">
Type: Article</text:p>
      <!--METADATA-->
      <text:p text:style-name="P4">
<draw:frame draw:style-name="fr1" draw:name="Image251" text:anchor-type="as-char" svg:width="6.9236in" svg:height="3.956343in" draw:z-index="0">
<draw:image xlink:href="../Images/yкринформ/2023-05-11T20-36-59-03-00/630_360_1679320501-539.png" xlink:type="simple" xlink:show="embed" xlink:actuate="onLoad" draw:mime-type="image/png"/>
</draw:frame>
 У квітні2023 року споживча інфляція в річному вимірі сповільнилася до 17,9% з 21,3% уберезні завдяки істотній пропозиції продовольства, достатнім запасам пального,а також поліпшенню інфляційних та курсових очікувань.</text:p>
      <text:p text:style-name="P4">
Про це йдеться у коментарі <text:a xlink:type="simple" xlink:href="https://bank.gov.ua/ua/news/all/komentar-natsionalnogo-banku-schodo-rivnya-inflyatsiyi-v-kvitni-2023-roku" text:style-name="Internet_20_link" text:visited-style-name="Visited_20_Internet_20_Link">
 </text:a>
 , передаєУкрінформ.</text:p>
      <text:p text:style-name="P4">
"Фактичні темпи зростання цін були дещо нижчими за траєкторію прогнозуНаціонального банку, опублікованого в Інфляційному звіті за квітень 2023 року,що зумовлене більшою за очікувану пропозицією продовольства та пального.Інфляцію стримувало зміцнення гривні на готівковому валютному ринку таполіпшення інфляційних очікувань", - йдеться у коментарі.</text:p>
      <text:p text:style-name="P4">
Крім того, сповільнення інфляції значною мірою пояснюється ефектом базипорівняння минулого року, коли з початку повномасштабного вторгнення споживчіціни почали стрімко збільшуватися.</text:p>
      <text:p text:style-name="P4">
У НБУ зазначили, що в квітні істотно сповільнилося (до 19,2% у річному вимірі)подорожчання оброблених продовольчих товарів. Як і в попередні місяці, цепояснюється зниженням темпів зростання витрат на сировину та пальне,відновленням виробничих та логістичних ланцюгів, зокрема, на тлі стабільноїситуації в енергетиці.</text:p>
      <text:p text:style-name="P4">
Так, тривало сповільнення зростання цін на хліб та борошняні вироби,кондитерські та ковбасні вироби, напої та консерви. Зниження світових цін натлі слабкого попиту, а також через невизначеність із транзитом продовольства зУкраїни зумовили сповільнення здорожчання молочних продуктів та соняшниковоїолії.</text:p>
      <text:p text:style-name="P4">
<text:span text:style-name="T4">
Читайте також:</text:span>
 <text:a xlink:type="simple" xlink:href="https://www.ukrinform.ua/rubric-economy/3696964-biznes-pomaksiv-negativni-ocikuvanna-ta-ocinku-inflacii-nacbank.html" text:style-name="Internet_20_link" text:visited-style-name="Visited_20_Internet_20_Link">
 <text:span text:style-name="T4">
Бізнес</text:span>
 <text:span text:style-name="T4">
пом</text:span>
 <text:span text:style-name="T4">
якшив</text:span>
</text:a>
</text:p>
      <text:p text:style-name="P4">
За оцінками НБУ, зниженню темпів зростання цін на імпортні продукти сприялополіпшення курсових очікувань на тлі зміцнення готівкового курсу гривні.</text:p>
      <text:p text:style-name="P4">
Зростання цін на непродовольчі товари у квітні також істотно сповільнилося -до 15,5% рік до року. Причинами цього регулятор називає як ефекти базипорівняння минулого року, так і поліпшення курсових очікувань.</text:p>
      <text:p text:style-name="P4">
Темпи зростання вартості послуг майже не змінилися (15,2% у річному вимірі).На тлі стабільної ситуації в енергетиці й, відповідно, витрат підприємцівпродовжувало сповільнюватися зростання цін на послуги закладів громадськогохарчування.</text:p>
      <text:p text:style-name="P4">
Крім того, через слабший попит повільніше зростала вартість оренди, послуг ізремонту та утримання житла, хімічного чищення, обслуговування автомобілів.Натомість швидше зростала вартість медичних, страхових, телекомунікаційнихпослуг і послуг салонів краси – зокрема, під впливом поступового відновленняпопиту.</text:p>
      <text:p text:style-name="P4">
Темпи зростання цін на сирі <text:a xlink:type="simple" xlink:href="https://www.ukrinform.ua/tag-produkti" text:style-name="Internet_20_link" text:visited-style-name="Visited_20_Internet_20_Link">
 </text:a>
харчування у квітні зменшилися до 26,2% у річному вимірі, зауважили в НБУ. Прицьому ціни на крупи та борошно знизилися, а на цукор - сповільнили зростання.</text:p>
      <text:p text:style-name="P4">
Пригальмувало зростання цін на тепличні та імпортні овочі, переважно зарахунок розширення пропозиції. Водночас у квітні вищими темпами дорожчалиовочі борщового набору.</text:p>
      <text:p text:style-name="P4">
Попри сезонне збільшення пропозиції яєць, зокрема від домогосподарств, йістотне здешевлення цієї продукції наприкінці квітня, річні темпи зростанняцін на яйця пришвидшилися. У НБУ це пояснили низькою базою порівняння минулогороку.</text:p>
      <text:p text:style-name="P4">
<text:span text:style-name="T4">
Читайте також:</text:span>
 <text:a xlink:type="simple" xlink:href="https://www.ukrinform.ua/rubric-economy/3707246-bankivska-sistema-ukraini-finansovij-uspih-na-tli-dodatkovih-viklikiv.html" text:style-name="Internet_20_link" text:visited-style-name="Visited_20_Internet_20_Link">
 </text:a>
</text:p>
      <text:p text:style-name="P4">
Вищі темпи здорожчання м'яса можуть пояснюватися обмеженими можливостямивиробництва та слабким імпортом.</text:p>
      <text:p text:style-name="P4">
Тютюнові вироби дорожчали повільніше, ймовірно під тиском з боку нелегальноїпродукції.</text:p>
      <text:p text:style-name="P4">
Зростання цін на транспортні послуги пригальмувало завдяки стабілізації цін напальне. Водночас мораторій на підвищення тарифів на житлово-комунальні послугидля населення надалі стримував адміністративну інфляцію.</text:p>
      <text:p text:style-name="P4">
Як повідомляв Укрінформ, за даними Держстату, у квітні 2023 року <text:a xlink:type="simple" xlink:href="https://www.ukrinform.ua/rubric-economy/3707371-inflacia-v-ukraini-u-kvitni-spovilnilasa-do-02.html" text:style-name="Internet_20_link" text:visited-style-name="Visited_20_Internet_20_Link">
</text:a>
 - з 1,5% у березні; з початку року ціни зросли на3,2%.</text:p>
      <text:p text:style-name="P4">
За травневим прогнозом НБУ, в Україні вже в першому півріччі 2023 рокуочікується стрімке зниження інфляції, а <text:a xlink:type="simple" xlink:href="https://www.ukrinform.ua/rubric-economy/3701516-nacbank-prognozue-so-cogoric-inflacia-spovilnitsa-do-148.html" text:style-name="Internet_20_link" text:visited-style-name="Visited_20_Internet_20_Link">
 </text:a>
.</text:p>
      <text:p text:style-name="P4">
<text:span text:style-name="T5">
Фото: НБУ</text:span>
</text:p>
      <text:p text:style-name="P4">
Source: <text:a xlink:type="simple" xlink:href="https://www.ukrinform.ua/rubric-economy/3707973-nacbank-prokomentuvav-rizke-spovilnenna-inflacii-u-kvitni.html" text:style-name="Internet_20_link" text:visited-style-name="Visited_20_Internet_20_Link">
https://www.ukrinform.ua/rubric-economy/3707973-nacbank-prokomentuvav-rizke-spovilnenna-inflacii-u-kvitni.html</text:a>
</text:p>
      <!--NEWS-->
      <text:h text:style-name="P10" text:outline-level="1">
<text:span text:style-name="T4">
В Україні завтра переважно без опадів, удень до +20°</text:span>
</text:h>
      <text:p text:style-name="P4">
Authors: Ukrinform (Person)</text:p>
      <text:p text:style-name="P4">
Publisher: Укринформ (Organization)</text:p>
      <text:p text:style-name="P4">
Published Time: 2023-05-11T20:39:00+03:00</text:p>
      <text:p text:style-name="P4">
Modified Time: 2023-05-11T20:39:00+03:00</text:p>
      <text:p text:style-name="P4">
Description: У п’ятницю, 12 травня, в Україні очікується мінлива хмарність, буде без опадів, лише на північному сході країни вдень пройде короткочасний дощ. Вітер переважно північно-східний, у західних областях південно-східний, 5-10 м/с. — Укрінформ.</text:p>
      <text:p text:style-name="P4">
Images: ["<text:a xlink:type="simple" xlink:href="https://static.ukrinform.com/photos/2023_05/thumb_files/630_360_1683815863-599.jpg" text:style-name="Internet_20_link" text:visited-style-name="Visited_20_Internet_20_Link">
630_360_16838...</text:a>
"]</text:p>
      <text:p text:style-name="P4">
Tags: ['Дощ', 'Погода', 'Прогноз', 'Хмарність']</text:p>
      <text:p text:style-name="P4">
Type: Article</text:p>
      <!--METADATA-->
      <text:p text:style-name="P4">
<draw:frame draw:style-name="fr1" draw:name="Image252" text:anchor-type="as-char" svg:width="6.9236in" svg:height="3.956343in" draw:z-index="0">
<draw:image xlink:href="../Images/yкринформ/2023-05-11T20-39-00-03-00/630_360_1683815863-599.jpg" xlink:type="simple" xlink:show="embed" xlink:actuate="onLoad" draw:mime-type="image/jpeg"/>
</draw:frame>
 Уп’ятницю, 12 травня, в Україні очікується мінлива хмарність, буде без опадів,лише на північному сході країни вдень пройде короткочасний дощ. Вітерпереважно північно-східний, у західних областях південно-східний, 5-10 м/с.</text:p>
      <text:p text:style-name="P4">
Як повідомили Укрінформу в Українському гідрометцентрі, температура вночістановитиме 2-7° тепла, на Закарпатті та узбережжі морів – до 10°, завтравдень повітря прогріється до 15-20° тепла; на високогір'ї <text:a xlink:type="simple" xlink:href="https://www.ukrinform.ua/tag-karpati" text:style-name="Internet_20_link" text:visited-style-name="Visited_20_Internet_20_Link">
</text:a>
 вночі 0-5° тепла, вдень 7-12°.</text:p>
      <text:p text:style-name="P4">
За даними синоптиків, у столичному регіоні завтра мінлива хмарність, безопадів. Вітер переважно північно-східний, 5-10 м/с. Температура по Києву вночі5-7° тепла, вдень 18-20°; по області вночі 2-7° тепла, вдень 15-20°.</text:p>
      <text:p text:style-name="P4">
На 13-14 травня синоптики прогнозують хмарну з проясненнями погоду, безістотних опадів, лише 13 травня на Закарпатті та в Карпатах місцями невеликийкороткочасний дощ, гроза.</text:p>
      <text:p text:style-name="P4">
Вітер переважно північно-східний, у західних областях південно-східний, 5-10м/с. Температура 13 травня вночі 4-9° тепла (на узбережжі морів 10-15°), вдень17-22°; 14 травня у західних областях вночі 2-7° тепла, вдень 17-22°, на рештітериторії вночі 7-12° (на узбережжі морів до 15°), вдень 20-25°; нависокогір'ї Карпат вночі 0-5° тепла, вдень 6-11°.</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и</text:span>
 </text:a>
</text:p>
      <text:p text:style-name="P4">
У Києві та по області 13-14 травня хмарно з проясненнями, без істотних опадів.Вітер переважно північно-східний, 5-10 м/с. Температура по Києву 13 травнявночі 7-9° тепла, вдень 20-22°; 14 травня вночі 10-12°, вдень 23-25°. Пообласті: 13 травня вночі 4-9° тепла, вдень 17-22°; 14 травня вночі 7-12°,вдень 20-25°.</text:p>
      <text:p text:style-name="P4">
За даними Укргідрометцентру, 15 травня в Україні буде без опадів, лише вдень усхідних, північно-східних областях місцями невеликий, в Карпатах і наЗакарпатті помірний короткочасний дощ, подекуди гроза. 16 травня наЗакарпатті, в Карпатах та на Прикарпатті помірні короткочасні дощі, окремігрози, на решті території вночі без опадів, вдень місцями невеликийкороткочасний дощ, гроза. Температура вночі 8-14°, у північно-східних областях6-11°, вдень 18-24°.</text:p>
      <text:p text:style-name="P4">
У столиці та на Київщині 15-16 травня без опадів, лише вдень 16 травня місцяминевеликий короткочасний дощ, гроза. Температура по Києву вночі 11-13°, вдень21-23°; по області вночі 8-13°, вдень 19-24°.</text:p>
      <text:p text:style-name="P4">
Source: <text:a xlink:type="simple" xlink:href="https://www.ukrinform.ua/rubric-regions/3707885-v-ukraini-zavtra-perevazno-bez-opadiv-uden-do-20.html" text:style-name="Internet_20_link" text:visited-style-name="Visited_20_Internet_20_Link">
https://www.ukrinform.ua/rubric-regions/3707885-v-ukraini-zavtra-perevazno-bez-opadiv-uden-do-20.html</text:a>
</text:p>
      <!--NEWS-->
      <text:h text:style-name="P10" text:outline-level="1">
<text:span text:style-name="T4">
У Києві презентували виставку про релігійні споруди, зруйновані російськими обстрілами</text:span>
</text:h>
      <text:p text:style-name="P4">
Authors: Ukrinform (Person)</text:p>
      <text:p text:style-name="P4">
Publisher: Укринформ (Organization)</text:p>
      <text:p text:style-name="P4">
Published Time: 2023-05-11T20:42:11+03:00</text:p>
      <text:p text:style-name="P4">
Modified Time: 2023-05-11T20:42:11+03:00</text:p>
      <text:p text:style-name="P4">
Description: У Трапезній палаті Національного заповідника "Києво-Печерська лавра" відкрилася фотовиставка "...Але будуть відроджені у славі і силі" про 30 релігійних споруд різних конфесій, зруйнованих внаслідок обстрілів рф. — Укрінформ.</text:p>
      <text:p text:style-name="P4">
Images: ["<text:a xlink:type="simple" xlink:href="https://static.ukrinform.com/photos/2023_05/thumb_files/630_360_1683826776-5426.jpeg" text:style-name="Internet_20_link" text:visited-style-name="Visited_20_Internet_20_Link">
630_360_16838...</text:a>
", "<text:a xlink:type="simple" xlink:href="https://static.ukrinform.com/photos/2023_05/thumb_files/630_360_1683826777-7584.jpeg" text:style-name="Internet_20_link" text:visited-style-name="Visited_20_Internet_20_Link">
630_360_16838...</text:a>
", "<text:a xlink:type="simple" xlink:href="https://static.ukrinform.com/photos/2023_05/thumb_files/630_360_1683826776-5026.jpeg" text:style-name="Internet_20_link" text:visited-style-name="Visited_20_Internet_20_Link">
630_360_16838...</text:a>
", "<text:a xlink:type="simple" xlink:href="https://static.ukrinform.com/photos/2023_05/thumb_files/630_360_1683826776-7987.jpeg" text:style-name="Internet_20_link" text:visited-style-name="Visited_20_Internet_20_Link">
630_360_16838...</text:a>
", "<text:a xlink:type="simple" xlink:href="https://static.ukrinform.com/photos/2023_05/thumb_files/630_360_1683826776-2514.jpeg" text:style-name="Internet_20_link" text:visited-style-name="Visited_20_Internet_20_Link">
630_360_16838...</text:a>
", "<text:a xlink:type="simple" xlink:href="https://static.ukrinform.com/photos/2023_05/thumb_files/630_360_1683826776-3270.jpeg" text:style-name="Internet_20_link" text:visited-style-name="Visited_20_Internet_20_Link">
630_360_16838...</text:a>
", "<text:a xlink:type="simple" xlink:href="https://static.ukrinform.com/photos/2023_05/thumb_files/630_360_1683826776-2483.jpeg" text:style-name="Internet_20_link" text:visited-style-name="Visited_20_Internet_20_Link">
630_360_16838...</text:a>
", "<text:a xlink:type="simple" xlink:href="https://static.ukrinform.com/photos/2023_05/thumb_files/630_360_1683826777-2824.jpeg" text:style-name="Internet_20_link" text:visited-style-name="Visited_20_Internet_20_Link">
630_360_16838...</text:a>
", "<text:a xlink:type="simple" xlink:href="https://static.ukrinform.com/photos/2023_05/thumb_files/630_360_1683826777-6362.jpeg" text:style-name="Internet_20_link" text:visited-style-name="Visited_20_Internet_20_Link">
630_360_16838...</text:a>
", "<text:a xlink:type="simple" xlink:href="https://static.ukrinform.com/photos/2023_05/thumb_files/630_360_1683826777-6167.jpeg" text:style-name="Internet_20_link" text:visited-style-name="Visited_20_Internet_20_Link">
630_360_16838...</text:a>
", "<text:a xlink:type="simple" xlink:href="https://static.ukrinform.com/photos/2023_05/thumb_files/630_360_1683826777-6289.jpeg" text:style-name="Internet_20_link" text:visited-style-name="Visited_20_Internet_20_Link">
630_360_16838...</text:a>
", "<text:a xlink:type="simple" xlink:href="https://static.ukrinform.com/photos/2023_05/thumb_files/630_360_1683826777-1499.jpeg" text:style-name="Internet_20_link" text:visited-style-name="Visited_20_Internet_20_Link">
630_360_16838...</text:a>
", "<text:a xlink:type="simple" xlink:href="https://static.ukrinform.com/photos/2023_05/thumb_files/630_360_1683826778-5648.jpeg" text:style-name="Internet_20_link" text:visited-style-name="Visited_20_Internet_20_Link">
630_360_16838...</text:a>
", "<text:a xlink:type="simple" xlink:href="https://static.ukrinform.com/photos/2023_05/thumb_files/630_360_1683826778-6927.jpeg" text:style-name="Internet_20_link" text:visited-style-name="Visited_20_Internet_20_Link">
630_360_16838...</text:a>
"]</text:p>
      <text:p text:style-name="P4">
Tags: ['Церква', 'Ткаченко', 'Фотовиставка', 'Київ']</text:p>
      <text:p text:style-name="P4">
Type: Article</text:p>
      <!--METADATA-->
      <text:p text:style-name="P4">
<draw:frame draw:style-name="fr1" draw:name="Image253" text:anchor-type="as-char" svg:width="6.9236in" svg:height="3.956343in" draw:z-index="0">
<draw:image xlink:href="../Images/yкринформ/2023-05-11T20-42-11-03-00/630_360_1683826776-5426.jpeg" xlink:type="simple" xlink:show="embed" xlink:actuate="onLoad" draw:mime-type="image/jpeg"/>
</draw:frame>
 УТрапезній палаті Національного заповідника "Києво-Печерська лавра" відкриласяфотовиставка "...Але будуть відроджені у славі і силі" про 30 релігійнихспоруд різних конфесій, зруйнованих внаслідок обстрілів рф.</text:p>
      <text:p text:style-name="P4">
Про це повідомляє кореспондент Укрінформу.</text:p>
      <text:p text:style-name="P4">
"За час війни в Україні було пошкоджено 415 релігійних споруд, сто з нихзруйновано повністю. Ворог, стріляючи в наші сакральні споруди, цілить в Бога,незалежно від віросповідання. Ми безперечно все відбудуємо, але нам важливозафіксувати те зло, яке творять з храмами в Україні російські агресори», -зауважив міністр культури та інформаційної політики Олександр Ткаченко.</text:p>
      <text:p text:style-name="P4">
<text:span text:style-name="T4">
Читайте також:</text:span>
 <text:a xlink:type="simple" xlink:href="https://www.ukrinform.ua/rubric-culture/3707630-u-francii-vidkrilasa-fotovistavka-pro-cernigiv.html" text:style-name="Internet_20_link" text:visited-style-name="Visited_20_Internet_20_Link">
 <text:span text:style-name="T4">
фотовиставк</text:span>
 </text:a>
</text:p>
      <text:p text:style-name="P4">
Фотовиставка складається із 40 світлин, на яких представлено руйнування 30сакральних споруд різних конфесій: деякі з них проілюстровані ззовні тазсередини. Більше світлин із понівеченими пам'ятками зібрано у відео, якедемонструють у суміжній залі. Лідирує за кількістю руйнувань наразі Донецькаобласть (120 споруд).</text:p>
      <text:p text:style-name="P4">
<draw:frame draw:style-name="fr1" draw:name="Image254" text:anchor-type="as-char" svg:width="6.9236in" svg:height="3.956343in" draw:z-index="0">
<draw:image xlink:href="../Images/yкринформ/2023-05-11T20-42-11-03-00/630_360_1683826777-7584.jpeg" xlink:type="simple" xlink:show="embed" xlink:actuate="onLoad" draw:mime-type="image/jpeg"/>
</draw:frame>
 У Києвіпрезентували фотовиставку про релігійні споруди, зруйновані російськимиобстрілами / Фото: Геннадій Мінченко, Укрінформ  <text:a xlink:type="simple" xlink:href="https://static.ukrinform.com/photos/2023_05/1683826777-7584.jpeg" text:style-name="Internet_20_link" text:visited-style-name="Visited_20_Internet_20_Link">
<draw:frame draw:style-name="fr1" draw:name="Image255" text:anchor-type="as-char" svg:width="6.9236in" svg:height="3.956343in" draw:z-index="0">
<draw:image xlink:href="../Images/yкринформ/2023-05-11T20-42-11-03-00/630_360_1683826777-7584.jpeg" xlink:type="simple" xlink:show="embed" xlink:actuate="onLoad" draw:mime-type="image/jpeg"/>
</draw:frame>
</text:a>
 <text:a xlink:type="simple" xlink:href="https://static.ukrinform.com/photos/2023_05/1683826776-5026.jpeg" text:style-name="Internet_20_link" text:visited-style-name="Visited_20_Internet_20_Link">
<draw:frame draw:style-name="fr1" draw:name="Image256" text:anchor-type="as-char" svg:width="6.9236in" svg:height="3.956343in" draw:z-index="0">
<draw:image xlink:href="../Images/yкринформ/2023-05-11T20-42-11-03-00/630_360_1683826776-5026.jpeg" xlink:type="simple" xlink:show="embed" xlink:actuate="onLoad" draw:mime-type="image/jpeg"/>
</draw:frame>
</text:a>
 <text:a xlink:type="simple" xlink:href="https://static.ukrinform.com/photos/2023_05/1683826776-7987.jpeg" text:style-name="Internet_20_link" text:visited-style-name="Visited_20_Internet_20_Link">
<draw:frame draw:style-name="fr1" draw:name="Image257" text:anchor-type="as-char" svg:width="6.9236in" svg:height="3.956343in" draw:z-index="0">
<draw:image xlink:href="../Images/yкринформ/2023-05-11T20-42-11-03-00/630_360_1683826776-7987.jpeg" xlink:type="simple" xlink:show="embed" xlink:actuate="onLoad" draw:mime-type="image/jpeg"/>
</draw:frame>
</text:a>
 <text:a xlink:type="simple" xlink:href="https://static.ukrinform.com/photos/2023_05/1683826776-2514.jpeg" text:style-name="Internet_20_link" text:visited-style-name="Visited_20_Internet_20_Link">
<draw:frame draw:style-name="fr1" draw:name="Image258" text:anchor-type="as-char" svg:width="6.9236in" svg:height="3.956343in" draw:z-index="0">
<draw:image xlink:href="../Images/yкринформ/2023-05-11T20-42-11-03-00/630_360_1683826776-2514.jpeg" xlink:type="simple" xlink:show="embed" xlink:actuate="onLoad" draw:mime-type="image/jpeg"/>
</draw:frame>
</text:a>
 <text:a xlink:type="simple" xlink:href="https://static.ukrinform.com/photos/2023_05/1683826776-3270.jpeg" text:style-name="Internet_20_link" text:visited-style-name="Visited_20_Internet_20_Link">
<draw:frame draw:style-name="fr1" draw:name="Image259" text:anchor-type="as-char" svg:width="6.9236in" svg:height="3.956343in" draw:z-index="0">
<draw:image xlink:href="../Images/yкринформ/2023-05-11T20-42-11-03-00/630_360_1683826776-3270.jpeg" xlink:type="simple" xlink:show="embed" xlink:actuate="onLoad" draw:mime-type="image/jpeg"/>
</draw:frame>
</text:a>
 <text:a xlink:type="simple" xlink:href="https://static.ukrinform.com/photos/2023_05/1683826776-2483.jpeg" text:style-name="Internet_20_link" text:visited-style-name="Visited_20_Internet_20_Link">
<draw:frame draw:style-name="fr1" draw:name="Image260" text:anchor-type="as-char" svg:width="6.9236in" svg:height="3.956343in" draw:z-index="0">
<draw:image xlink:href="../Images/yкринформ/2023-05-11T20-42-11-03-00/630_360_1683826776-2483.jpeg" xlink:type="simple" xlink:show="embed" xlink:actuate="onLoad" draw:mime-type="image/jpeg"/>
</draw:frame>
</text:a>
 <text:a xlink:type="simple" xlink:href="https://static.ukrinform.com/photos/2023_05/1683826776-5426.jpeg" text:style-name="Internet_20_link" text:visited-style-name="Visited_20_Internet_20_Link">
<draw:frame draw:style-name="fr1" draw:name="Image261" text:anchor-type="as-char" svg:width="6.9236in" svg:height="3.956343in" draw:z-index="0">
<draw:image xlink:href="../Images/yкринформ/2023-05-11T20-42-11-03-00/630_360_1683826776-5426.jpeg" xlink:type="simple" xlink:show="embed" xlink:actuate="onLoad" draw:mime-type="image/jpeg"/>
</draw:frame>
</text:a>
 <text:a xlink:type="simple" xlink:href="https://static.ukrinform.com/photos/2023_05/1683826777-2824.jpeg" text:style-name="Internet_20_link" text:visited-style-name="Visited_20_Internet_20_Link">
<draw:frame draw:style-name="fr1" draw:name="Image262" text:anchor-type="as-char" svg:width="6.9236in" svg:height="3.956343in" draw:z-index="0">
<draw:image xlink:href="../Images/yкринформ/2023-05-11T20-42-11-03-00/630_360_1683826777-2824.jpeg" xlink:type="simple" xlink:show="embed" xlink:actuate="onLoad" draw:mime-type="image/jpeg"/>
</draw:frame>
</text:a>
 <text:a xlink:type="simple" xlink:href="https://static.ukrinform.com/photos/2023_05/1683826777-6362.jpeg" text:style-name="Internet_20_link" text:visited-style-name="Visited_20_Internet_20_Link">
<draw:frame draw:style-name="fr1" draw:name="Image263" text:anchor-type="as-char" svg:width="6.9236in" svg:height="3.956343in" draw:z-index="0">
<draw:image xlink:href="../Images/yкринформ/2023-05-11T20-42-11-03-00/630_360_1683826777-6362.jpeg" xlink:type="simple" xlink:show="embed" xlink:actuate="onLoad" draw:mime-type="image/jpeg"/>
</draw:frame>
</text:a>
 <text:a xlink:type="simple" xlink:href="https://static.ukrinform.com/photos/2023_05/1683826777-6167.jpeg" text:style-name="Internet_20_link" text:visited-style-name="Visited_20_Internet_20_Link">
<draw:frame draw:style-name="fr1" draw:name="Image264" text:anchor-type="as-char" svg:width="6.9236in" svg:height="3.956343in" draw:z-index="0">
<draw:image xlink:href="../Images/yкринформ/2023-05-11T20-42-11-03-00/630_360_1683826777-6167.jpeg" xlink:type="simple" xlink:show="embed" xlink:actuate="onLoad" draw:mime-type="image/jpeg"/>
</draw:frame>
</text:a>
 <text:a xlink:type="simple" xlink:href="https://static.ukrinform.com/photos/2023_05/1683826777-6289.jpeg" text:style-name="Internet_20_link" text:visited-style-name="Visited_20_Internet_20_Link">
<draw:frame draw:style-name="fr1" draw:name="Image265" text:anchor-type="as-char" svg:width="6.9236in" svg:height="3.956343in" draw:z-index="0">
<draw:image xlink:href="../Images/yкринформ/2023-05-11T20-42-11-03-00/630_360_1683826777-6289.jpeg" xlink:type="simple" xlink:show="embed" xlink:actuate="onLoad" draw:mime-type="image/jpeg"/>
</draw:frame>
</text:a>
 <text:a xlink:type="simple" xlink:href="https://static.ukrinform.com/photos/2023_05/1683826777-1499.jpeg" text:style-name="Internet_20_link" text:visited-style-name="Visited_20_Internet_20_Link">
<draw:frame draw:style-name="fr1" draw:name="Image266" text:anchor-type="as-char" svg:width="6.9236in" svg:height="3.956343in" draw:z-index="0">
<draw:image xlink:href="../Images/yкринформ/2023-05-11T20-42-11-03-00/630_360_1683826777-1499.jpeg" xlink:type="simple" xlink:show="embed" xlink:actuate="onLoad" draw:mime-type="image/jpeg"/>
</draw:frame>
</text:a>
 <text:a xlink:type="simple" xlink:href="https://static.ukrinform.com/photos/2023_05/1683826778-5648.jpeg" text:style-name="Internet_20_link" text:visited-style-name="Visited_20_Internet_20_Link">
<draw:frame draw:style-name="fr1" draw:name="Image267" text:anchor-type="as-char" svg:width="6.9236in" svg:height="3.956343in" draw:z-index="0">
<draw:image xlink:href="../Images/yкринформ/2023-05-11T20-42-11-03-00/630_360_1683826778-5648.jpeg" xlink:type="simple" xlink:show="embed" xlink:actuate="onLoad" draw:mime-type="image/jpeg"/>
</draw:frame>
</text:a>
 <text:a xlink:type="simple" xlink:href="https://static.ukrinform.com/photos/2023_05/1683826778-6927.jpeg" text:style-name="Internet_20_link" text:visited-style-name="Visited_20_Internet_20_Link">
<draw:frame draw:style-name="fr1" draw:name="Image268" text:anchor-type="as-char" svg:width="6.9236in" svg:height="3.956343in" draw:z-index="0">
<draw:image xlink:href="../Images/yкринформ/2023-05-11T20-42-11-03-00/630_360_1683826778-6927.jpeg" xlink:type="simple" xlink:show="embed" xlink:actuate="onLoad" draw:mime-type="image/jpeg"/>
</draw:frame>
</text:a>
</text:p>
      <text:p text:style-name="P4">
"Ця виставка покликана засвідчити, що зло неодмінно буде покарано. Зло невластиве людській природі, але після гріхопадіння воно увійшло у світ. І мибачимо реальні його наслідки зараз. Ми боремося зі злом, і, я впевнений, щоспільними зусиллями ми його здолаємо - ми здолаємо агресора. Добро перемагаєзло... Після перемоги ми будемо відбудовувати те, що агресор зруйнував", -зазначив Митрополит Епіфаній.</text:p>
      <text:p text:style-name="P4">
Виставку доповнюють предмети музейних інституцій - залишки зруйнованих храмів.Зокрема, відвідувачі побачать обшивку купола храму із с. Долина, що наДонеччині.</text:p>
      <text:p text:style-name="P4">
<text:span text:style-name="T4">
Читайте також:</text:span>
 <text:a xlink:type="simple" xlink:href="https://www.ukrinform.ua/rubric-regions/3698172-u-lucku-vidkrili-fotovistavku-pro-voenni-zlocini-rosian.html" text:style-name="Internet_20_link" text:visited-style-name="Visited_20_Internet_20_Link">
 <text:span text:style-name="T4">
фотовиставк</text:span>
 </text:a>
</text:p>
      <text:p text:style-name="P4">
"Іронія полягає в тому, що це новий храм, побудований московськимпатріархатом. Приходячи на нашу землю, росіяни нищать все, не розбираючись,навіть споруди московського патріархату. Цей шматок обшивки є одним ізнебагатьох вцілілих предметів. Коли ми там були, ми побачили повалений храм ікупол, що лежав обабіч", - сказала експертка.</text:p>
      <text:p text:style-name="P4">
Із долинської церкви представлена ще фасадна ліпнина. Водночас з церкви у с.В’язівка на Житомирщині вціліли дерев’яні елементи оздоблення, які обрамлялиікони - вони також є на виставці.</text:p>
      <text:p text:style-name="P4">
За словами організаторів, історики музеєфікують такі предмети, абипроілюструвати біду, яку принесла війна.</text:p>
      <text:p text:style-name="P4">
<text:span text:style-name="T4">
Читайте також:</text:span>
 <text:a xlink:type="simple" xlink:href="https://www.ukrinform.ua/rubric-culture/3707835-u-nacionalnij-biblioteci-moldovi-vidkrilas-programa-zahodiv-roku-ukrainskoi-kulturi.html" text:style-name="Internet_20_link" text:visited-style-name="Visited_20_Internet_20_Link">
 </text:a>
</text:p>
      <text:p text:style-name="P4">
Зібрали експозицію Національний заповідник "Києва-Печерська лавра",Національний музей революції гідності, Національний музей історії України удругій світовій війні і Штаб порятунку спадщини. Вона демонструватиметься рік.</text:p>
      <text:p text:style-name="P4">
Як повідомляв Укрінформ, у французькому м. Реймсі, який став побратимомукраїнського Чернігова, 10 травня відкрили фотовиставку: "Перехрестя,фотографії Реймса та Чернігова", де зображені понівечені під час воєн міста.</text:p>
      <text:p text:style-name="P4">
Source: <text:a xlink:type="simple" xlink:href="https://www.ukrinform.ua/rubric-kyiv/3707976-u-kievi-prezentuvali-vistavku-pro-religijni-sporudi-zrujnovani-rosijskimi-obstrilami.html" text:style-name="Internet_20_link" text:visited-style-name="Visited_20_Internet_20_Link">
https://www.ukrinform.ua/rubric-kyiv/3707976-u-kievi-prezentuvali-vistavku-pro-religijni-sporudi-zrujnovani-rosijskimi-obstrilami.html</text:a>
</text:p>
      <!--NEWS-->
      <text:h text:style-name="P10" text:outline-level="1">
<text:span text:style-name="T4">
ЗСУ знищили на Бахмутському напрямку російський Панцир С1</text:span>
</text:h>
      <text:p text:style-name="P4">
Authors: Ukrinform (Person)</text:p>
      <text:p text:style-name="P4">
Publisher: Укринформ (Organization)</text:p>
      <text:p text:style-name="P4">
Published Time: 2023-05-11T21:01:00+03:00</text:p>
      <text:p text:style-name="P4">
Modified Time: 2023-05-11T21:01:00+03:00</text:p>
      <text:p text:style-name="P4">
Description: На Бахмутському напрямку бійці ЗСУ знищили російський ЗРК Панцир С1. — Укрінформ.</text:p>
      <text:p text:style-name="P4">
Images: ["<text:a xlink:type="simple" xlink:href="https://static.ukrinform.com/photos/2023_05/thumb_files/630_360_1683827831-947.jpg" text:style-name="Internet_20_link" text:visited-style-name="Visited_20_Internet_20_Link">
630_360_16838...</text:a>
"]</text:p>
      <text:p text:style-name="P4">
Tags: ['Бахмут', 'ЗСУ', 'Війна з росією']</text:p>
      <text:p text:style-name="P4">
Type: Article</text:p>
      <!--METADATA-->
      <text:p text:style-name="P4">
<draw:frame draw:style-name="fr1" draw:name="Image269" text:anchor-type="as-char" svg:width="6.9236in" svg:height="3.956343in" draw:z-index="0">
<draw:image xlink:href="../Images/yкринформ/2023-05-11T21-01-00-03-00/630_360_1683827831-947.jpg" xlink:type="simple" xlink:show="embed" xlink:actuate="onLoad" draw:mime-type="image/jpeg"/>
</draw:frame>
 НаБахмутському напрямку бійці ЗСУ знищили російський ЗРК Панцир С1.</text:p>
      <text:p text:style-name="P4">
Про це повідомила 45 окрема артилерійська бригада Збройних Сил України у <text:a xlink:type="simple" xlink:href="https://www.facebook.com/watch/" text:style-name="Internet_20_link" text:visited-style-name="Visited_20_Internet_20_Link">
</text:a>
 , передає Укрінформ.</text:p>
      <text:p text:style-name="P4">
"Мінус Панцир С1. Бахмутський напрямок. Аеророзвідка 45 ОАБр виявила ПанцирС1, у співпраці із ракетним підрозділом та аеророзвідкою 132 ОРБ комплексперетворено на металолом", - йдеться у повідомленні.</text:p>
      <text:p text:style-name="P4">
<text:span text:style-name="T4">
Читайте також:</text:span>
 <text:a xlink:type="simple" xlink:href="https://www.ukrinform.ua/rubric-ato/3707954-zsu-vrazili-visim-vorozih-punktiv-upravlinna-zasib-ppo-ta-dvi-vazlivi-cili-voroga.html" text:style-name="Internet_20_link" text:visited-style-name="Visited_20_Internet_20_Link">
 </text:a>
</text:p>
      <text:p text:style-name="P4">
Як повідомляв Укрінформ, на Херсонщині, силами та засобами протиповітряноїоборони повітряного командування "Південь" <text:a xlink:type="simple" xlink:href="https://www.ukrinform.ua/rubric-ato/3707915-sili-ppo-znisili-na-hersonsini-rosijskij-bezpilotnik-orlan10.html" text:style-name="Internet_20_link" text:visited-style-name="Visited_20_Internet_20_Link">
</text:a>
 .</text:p>
      <text:p text:style-name="P4">
Фото ілюстративне, Wikipedia</text:p>
      <text:p text:style-name="P4">
Source: <text:a xlink:type="simple" xlink:href="https://www.ukrinform.ua/rubric-ato/3707983-zsu-znisili-na-bahmutskomu-napramku-rosijskij-pancir-s1.html" text:style-name="Internet_20_link" text:visited-style-name="Visited_20_Internet_20_Link">
https://www.ukrinform.ua/rubric-ato/3707983-zsu-znisili-na-bahmutskomu-napramku-rosijskij-pancir-s1.html</text:a>
</text:p>
      <!--NEWS-->
      <text:h text:style-name="P10" text:outline-level="1">
<text:span text:style-name="T4">
В Україні перевиконали план посадки дерев за програмою «Зелена країна»</text:span>
</text:h>
      <text:p text:style-name="P4">
Authors: Ukrinform (Person)</text:p>
      <text:p text:style-name="P4">
Publisher: Укринформ (Organization)</text:p>
      <text:p text:style-name="P4">
Published Time: 2023-05-11T21:05:22+03:00</text:p>
      <text:p text:style-name="P4">
Modified Time: 2023-05-11T21:05:22+03:00</text:p>
      <text:p text:style-name="P4">
Description: Філії державного підприємства «Ліси України» завершили весняну посадку дерев за програмою «Зелена країна», перевиконавши план. — Укрінформ.</text:p>
      <text:p text:style-name="P4">
Images: ["<text:a xlink:type="simple" xlink:href="https://static.ukrinform.com/photos/2023_05/thumb_files/630_360_1683828255-726.jpg" text:style-name="Internet_20_link" text:visited-style-name="Visited_20_Internet_20_Link">
630_360_16838...</text:a>
"]</text:p>
      <text:p text:style-name="P4">
Tags: ['Зелена країна', 'Юрій Болоховець']</text:p>
      <text:p text:style-name="P4">
Type: Article</text:p>
      <!--METADATA-->
      <text:p text:style-name="P4">
<draw:frame draw:style-name="fr1" draw:name="Image270" text:anchor-type="as-char" svg:width="6.9236in" svg:height="3.956343in" draw:z-index="0">
<draw:image xlink:href="../Images/yкринформ/2023-05-11T21-05-22-03-00/630_360_1683828255-726.jpg" xlink:type="simple" xlink:show="embed" xlink:actuate="onLoad" draw:mime-type="image/jpeg"/>
</draw:frame>
 Філіїдержавного підприємства «Ліси України» завершили весняну посадку дерев запрограмою «Зелена країна», перевиконавши план.</text:p>
      <text:p text:style-name="P4">
Про це повідомив в. о. голови ДП «Ліси України» Юрій Болоховець під часзасідання робочої групи з реформування лісової промисловості, передаєУкрінформ.</text:p>
      <text:p text:style-name="P4">
«Головним завданням ДП «Ліси України» залишається збереження та примноженнялісового фонду країни. Щойно завершена весняна посадкова компанія. Планпосадки перевиконаний – реалізація програми президента «Зелена країна» успішнопродовжується. Також активно триває програма по збереженню самосійних лісів наземлях лісогосподарського призначення», - зазначив очільник підприємства.</text:p>
      <text:p text:style-name="P4">
Він наголосив, що нині також робиться все можливе, щоб забезпечити доступпереробної галузі до якісної сировини, зокрема, створені прозорі умовиреалізації продукту. Необроблена деревина і пиломатеріали стовідсотковореалізуються на е-аукціонах.</text:p>
      <text:p text:style-name="P4">
<text:span text:style-name="T4">
Читайте також:</text:span>
 <text:a xlink:type="simple" xlink:href="https://www.ukrinform.ua/rubric-economy/3666519-lisi-ukraini-perehodit-na-zakupivli-cerez-emajdancik.html" text:style-name="Internet_20_link" text:visited-style-name="Visited_20_Internet_20_Link">
 </text:a>
</text:p>
      <text:p text:style-name="P4">
Крім того, підприємство активно працює над зниженням собівартості продукції,що дає можливість гарантувати ринку доступність сировини і одночаснозабезпечувати високий рівень надходжень до бюджетів всіх рівнів.</text:p>
      <text:p text:style-name="P4">
«Закупівлі ДП централізовані, закуповується лише те, що підвищує ефективністьвиробництва та забезпечує зростання економічних показників. Крім того,закупівлі переведені на один із майданчиків <text:a xlink:type="simple" xlink:href="https://www.ukrinform.ua/tag-prozorro" text:style-name="Internet_20_link" text:visited-style-name="Visited_20_Internet_20_Link">
 </text:a>
 , що дає можливість закуповувати значно дешевше», - додавБолоховець.</text:p>
      <text:p text:style-name="P4">
Як повідомлялось, в рамках екологічної програми «Зелена країна» плануєтьсявисадити 1 млрд дерев. Міністерство захисту довкілля та природних ресурсівпланувало навесні 2023 року посадити не менш як 200 млн сіянців дерев.</text:p>
      <text:p text:style-name="P4">
<text:span text:style-name="T5">
Фото: rv.gov.ua</text:span>
</text:p>
      <text:p text:style-name="P4">
Source: <text:a xlink:type="simple" xlink:href="https://www.ukrinform.ua/rubric-economy/3707984-v-ukraini-perevikonali-plan-posadki-derev-za-programou-zelena-kraina.html" text:style-name="Internet_20_link" text:visited-style-name="Visited_20_Internet_20_Link">
https://www.ukrinform.ua/rubric-economy/3707984-v-ukraini-perevikonali-plan-posadki-derev-za-programou-zelena-kraina.html</text:a>
</text:p>
      <!--NEWS-->
      <text:h text:style-name="P10" text:outline-level="1">
<text:span text:style-name="T4">
Польща розслідує можливу участь Шредера у підготовці російської агресії - ЗМІ</text:span>
</text:h>
      <text:p text:style-name="P4">
Authors: Ukrinform (Person)</text:p>
      <text:p text:style-name="P4">
Publisher: Укринформ (Organization)</text:p>
      <text:p text:style-name="P4">
Published Time: 2023-05-11T21:13:00+03:00</text:p>
      <text:p text:style-name="P4">
Modified Time: 2023-05-11T21:13:00+03:00</text:p>
      <text:p text:style-name="P4">
Description: Національна прокуратура Польщі розслідує можливу участь колишнього німецького канцлера Герхарда Шредера у підготовці росією повномасштабного вторгнення в Україну. — Укрінформ.</text:p>
      <text:p text:style-name="P4">
Images: ["<text:a xlink:type="simple" xlink:href="https://static.ukrinform.com/photos/2018_11/thumb_files/630_360_1542350301-354.jpg" text:style-name="Internet_20_link" text:visited-style-name="Visited_20_Internet_20_Link">
630_360_15423...</text:a>
"]</text:p>
      <text:p text:style-name="P4">
Tags: ['Польща', 'Агресія РФ', 'росія', 'Шредер', 'Розслідування']</text:p>
      <text:p text:style-name="P4">
Type: Article</text:p>
      <!--METADATA-->
      <text:p text:style-name="P4">
<draw:frame draw:style-name="fr1" draw:name="Image271" text:anchor-type="as-char" svg:width="6.9236in" svg:height="3.956343in" draw:z-index="0">
<draw:image xlink:href="../Images/yкринформ/2023-05-11T21-13-00-03-00/630_360_1542350301-354.jpg" xlink:type="simple" xlink:show="embed" xlink:actuate="onLoad" draw:mime-type="image/jpeg"/>
</draw:frame>
Національна прокуратура Польщі розслідує можливу участь колишнього німецькогоканцлера Герхарда Шредера у підготовці росією повномасштабного вторгнення вУкраїну.</text:p>
      <text:p text:style-name="P4">
Про це з посиланням на свої джерела інформує <text:a xlink:type="simple" xlink:href="https://www.rmf24.pl/raporty/raport-wojna-z-rosja/news-gerhard-schroeder-pod-lupa-polskich-sledczych-chodzi-o-wojne,nId,6771210#crp_state=1" text:style-name="Internet_20_link" text:visited-style-name="Visited_20_Internet_20_Link">
</text:a>
 , передаєУкрінформ.</text:p>
      <text:p text:style-name="P4">
Як зазначається, Національна прокуратура РП отримала повідомлення про ймовірнескоєння Шредером злочину, яке включено до розслідування щодо російськоїагресії, що веде Мазовецький відділ з питань організованої злочинності такорупції у Варшаві.</text:p>
      <text:p text:style-name="P4">
Згідно з отриманими документами, колишній німецький політик міг використатисвою позицію в російському енергетичному секторі для здійснення подальшоготиску на країни ЄС та Україну. Як зазначається, слідчі також оцінюють, якуроль Шредер міг відіграти у підготовці до агресії рф проти України.</text:p>
      <text:p text:style-name="P4">
<text:span text:style-name="T4">
Читайте також:</text:span>
 <text:span text:style-name="T4">
<text:a xlink:type="simple" xlink:href="https://www.ukrinform.ua/rubric-world/3704904-sreder-prograv-sud-sodo-ofisiv-u-bundestazi.html" text:style-name="Internet_20_link" text:visited-style-name="Visited_20_Internet_20_Link">
 </text:a>
 </text:span>
</text:p>
      <text:p text:style-name="P4">
Як підкреслюється у заяві до прокуратури, після початку повномасштабноговторгнення рф в Україну <text:span text:style-name="T4">
<text:a xlink:type="simple" xlink:href="https://www.ukrinform.ua/tag-sreder" text:style-name="Internet_20_link" text:visited-style-name="Visited_20_Internet_20_Link">
 </text:a>
 </text:span>
 невідмежувався від кремля і продовжував обіймати посади в російськихенергетичних компаніях. А декілька днів тому він був на заході в посольстві рфз нагоди дня перемоги СРСР у війні з Німеччиною в 1945 році.</text:p>
      <text:p text:style-name="P4">
Зазначається, що польські слідчі здійснюють провадження у справі російськоїагресії за погодженням з українською стороною. Вони вже опитали майже 2 тис.свідків. Польські прокурори документували в Україні зруйновані будівлі,зокрема із застосуванням 3D-сканерів.</text:p>
      <text:p text:style-name="P4">
<text:span text:style-name="T4">
Читайте також:</text:span>
 <text:span text:style-name="T4">
<text:a xlink:type="simple" xlink:href="https://www.ukrinform.ua/rubric-world/3598992-nimecki-politiki-pomilalisa-sodo-rosii-i-zaraz-koreguut-svij-kurs-spiker-bundestagu.html" text:style-name="Internet_20_link" text:visited-style-name="Visited_20_Internet_20_Link">
 </text:a>
 </text:span>
</text:p>
      <text:p text:style-name="P4">
Нагадаємо: Герхард Шредер був канцлером ФРН з 1998 по 2005 роки. Післязавершення політичної кар’єри 79-річний нині Шредер працював на російськіенергетичні концерни та вважається близьким до путіна.</text:p>
      <text:p text:style-name="P4">
Source: <text:a xlink:type="simple" xlink:href="https://www.ukrinform.ua/rubric-world/3707986-polsa-rozslidue-mozlivu-ucast-sredera-u-pidgotovci-rosijskoi-agresii-zmi.html" text:style-name="Internet_20_link" text:visited-style-name="Visited_20_Internet_20_Link">
https://www.ukrinform.ua/rubric-world/3707986-polsa-rozslidue-mozlivu-ucast-sredera-u-pidgotovci-rosijskoi-agresii-zmi.html</text:a>
</text:p>
      <!--NEWS-->
      <text:h text:style-name="P10" text:outline-level="1">
<text:span text:style-name="T4">
Резніков про передачу Storm Shadow: Циклон рухається з Британії, приносячи з собою шторми</text:span>
</text:h>
      <text:p text:style-name="P4">
Authors: Ukrinform (Person)</text:p>
      <text:p text:style-name="P4">
Publisher: Укринформ (Organization)</text:p>
      <text:p text:style-name="P4">
Published Time: 2023-05-11T21:23:00+03:00</text:p>
      <text:p text:style-name="P4">
Modified Time: 2023-05-11T21:23:00+03:00</text:p>
      <text:p text:style-name="P4">
Description: Міністр оборони України Олексій Рєзніков прокоментував передачу Британією Україні далекобійних ракет Storm Shadow.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text:p>
      <text:p text:style-name="P4">
Type: Article</text:p>
      <!--METADATA-->
      <text:p text:style-name="P4">
<draw:frame draw:style-name="fr1" draw:name="Image272" text:anchor-type="as-char" svg:width="6.9236in" svg:height="3.956343in" draw:z-index="0">
<draw:image xlink:href="../Images/yкринформ/2023-05-11T21-23-00-03-00/630_360_1678276922-524.jpg" xlink:type="simple" xlink:show="embed" xlink:actuate="onLoad" draw:mime-type="image/jpeg"/>
</draw:frame>
 Міністроборони України Олексій Рєзніков прокоментував передачу Британією Українідалекобійних ракет Storm Shadow.</text:p>
      <text:p text:style-name="P4">
Про це він написав у <text:a xlink:type="simple" xlink:href="https://twitter.com/oleksiireznikov/status/1656689517703712769" text:style-name="Internet_20_link" text:visited-style-name="Visited_20_Internet_20_Link">
</text:a>
 , передаєУкрінформ.</text:p>
      <text:p text:style-name="P4">
"Синоптики прогнозують, що циклон рухається з Великобританії на Україну,приносячи з собою шторми. Саме крізь Тінь Бурі (Storm Shadow) проб'єтьсясонячне світло нашої свободи і проллє світло на нашу Перемогу.", - написавРезніков.</text:p>
      <text:p text:style-name="P4">
<text:span text:style-name="T4">
Читайте також:</text:span>
 <text:a xlink:type="simple" xlink:href="https://www.ukrinform.ua/rubric-ato/3707816-raketa-storm-shadow-dla-ukraini-u-comu-suttevij-proriv.html" text:style-name="Internet_20_link" text:visited-style-name="Visited_20_Internet_20_Link">
 <text:span text:style-name="T4">
Storm</text:span>
 </text:a>
</text:p>
      <text:p text:style-name="P4">
Як повідомлялося, <text:a xlink:type="simple" xlink:href="https://www.ukrinform.ua/rubric-ato/3707788-ministr-oboroni-britanii-pidtverdiv-peredacu-ukraini-raket-storm-shadow.html" text:style-name="Internet_20_link" text:visited-style-name="Visited_20_Internet_20_Link">
 </text:a>
дальністю до 250 км.</text:p>
      <text:p text:style-name="P4">
Source: <text:a xlink:type="simple" xlink:href="https://www.ukrinform.ua/rubric-ato/3707991-reznikov-pro-peredacu-storm-shadow-ciklon-ruhaetsa-z-britanii-prinosaci-z-sobou-stormi.html" text:style-name="Internet_20_link" text:visited-style-name="Visited_20_Internet_20_Link">
https://www.ukrinform.ua/rubric-ato/3707991-reznikov-pro-peredacu-storm-shadow-ciklon-ruhaetsa-z-britanii-prinosaci-z-sobou-stormi.html</text:a>
</text:p>
      <!--NEWS-->
      <text:h text:style-name="P10" text:outline-level="1">
<text:span text:style-name="T4">
ВООЗ заявила, що спалах віспи більше не є глобальною надзвичайною ситуацією</text:span>
</text:h>
      <text:p text:style-name="P4">
Authors: Ukrinform (Person)</text:p>
      <text:p text:style-name="P4">
Publisher: Укринформ (Organization)</text:p>
      <text:p text:style-name="P4">
Published Time: 2023-05-11T21:30:00+03:00</text:p>
      <text:p text:style-name="P4">
Modified Time: 2023-05-11T21:30:00+03:00</text:p>
      <text:p text:style-name="P4">
Description: Всесвітня організація охорони здоров’я (ВООЗ) заявила у четвер, що глобальний спалах віспи більше не є міжнародною надзвичайною ситуацією після різкого зниження кількості випадків за останні місяці. — Укрінформ.</text:p>
      <text:p text:style-name="P4">
Images: ["<text:a xlink:type="simple" xlink:href="https://static.ukrinform.com/photos/2022_05/thumb_files/630_360_1653415716-874.jpg" text:style-name="Internet_20_link" text:visited-style-name="Visited_20_Internet_20_Link">
630_360_16534...</text:a>
"]</text:p>
      <text:p text:style-name="P4">
Tags: ['Надзвичайна ситуація', 'ВООЗ', 'Мавпяча віспа']</text:p>
      <text:p text:style-name="P4">
Type: Article</text:p>
      <!--METADATA-->
      <text:p text:style-name="P4">
<draw:frame draw:style-name="fr1" draw:name="Image273" text:anchor-type="as-char" svg:width="6.9236in" svg:height="3.956343in" draw:z-index="0">
<draw:image xlink:href="../Images/yкринформ/2023-05-11T21-30-00-03-00/630_360_1653415716-874.jpg" xlink:type="simple" xlink:show="embed" xlink:actuate="onLoad" draw:mime-type="image/jpeg"/>
</draw:frame>
 Всесвітняорганізація охорони здоров’я (ВООЗ) заявила у четвер, що глобальний спалахвіспи більше не є міжнародною надзвичайною ситуацією після різкого зниженнякількості випадків за останні місяці.</text:p>
      <text:p text:style-name="P4">
Як передає Укрінформ, про це повідомляє <text:a xlink:type="simple" xlink:href="https://apnews.com/article/who-mpox-monkeypox-global-outbreak-emergency-a0d6935e99a0117ed921c10059a074ae" text:style-name="Internet_20_link" text:visited-style-name="Visited_20_Internet_20_Link">
 </text:a>
 .</text:p>
      <text:p text:style-name="P4">
Генеральний директор ВООЗ Тедрос Аданом Гебреєсус повідомив у четвер, що йогоекспертний комітет дійшов висновку, що нещодавнє різке зниження кількостівипадків (приблизно на 90%) більше не викликає гострого занепокоєння.</text:p>
      <text:p text:style-name="P4">
Станом на сьогодні, у всьому світі зареєстровано понад 87 000 випадківзараження віспою і 140 смертей, свідчать дані ВООЗ.</text:p>
      <text:p text:style-name="P4">
<text:span text:style-name="T4">
Читайте також:</text:span>
 <text:span text:style-name="T4">
<text:a xlink:type="simple" xlink:href="https://www.ukrinform.ua/rubric-society/3705279-vooz-skasuvala-status-pandemii-covid19.html" text:style-name="Internet_20_link" text:visited-style-name="Visited_20_Internet_20_Link">
 </text:a>
 </text:span>
</text:p>
      <text:p text:style-name="P4">
Минулого року Гебреєсус оголосив спалах віспи, яка також відома як мавпячавіспа, «надзвичайною» ситуацією.</text:p>
      <text:p text:style-name="P4">
Майже усі випадки зараження були виявлені у чоловіків нетрадиційноїсексуальної орієнтації, бісексуалів та тих, хто вступав у інтимні стосунки зіншими чоловіками.</text:p>
      <text:p text:style-name="P4">
Минулого року захворювання охопило понад 100 країн. Це був найбільший спалахвіспи в історії.</text:p>
      <text:p text:style-name="P4">
<text:span text:style-name="T4">
Читайте також:</text:span>
 <text:span text:style-name="T4">
<text:a xlink:type="simple" xlink:href="https://www.ukrinform.ua/rubric-world/3623576-vooz-perejmenuvala-hvorobu-vispi-mavp-na-mpox.html" text:style-name="Internet_20_link" text:visited-style-name="Visited_20_Internet_20_Link">
 </text:a>
 </text:span>
</text:p>
      <text:p text:style-name="P4">
Мавпяча віспа найчастіше викликає висип, лихоманку, головний біль, біль ум’язах і збільшення лімфатичних вузлів. Ураження шкіри може тривати до місяця.Хвороба поширюється через тісний фізичний контакт з інфікованою особою абочерез її одяг чи постільну білизну. Більшість людей не потребують лікування,щоб одужати.</text:p>
      <text:p text:style-name="P4">
Як повідомляв Укрінформ, <text:span text:style-name="T4">
<text:a xlink:type="simple" xlink:href="https://www.ukrinform.ua/tag-vooz" text:style-name="Internet_20_link" text:visited-style-name="Visited_20_Internet_20_Link">
 </text:a>
 </text:span>
оголосила, що COVID-19 більше не вважається глобальною надзвичайною ситуацієюу сфері охорони здоров’я.</text:p>
      <text:p text:style-name="P4">
Source: <text:a xlink:type="simple" xlink:href="https://www.ukrinform.ua/rubric-world/3707992-vooz-zaavila-so-spalah-vispi-bilse-ne-e-globalnou-nadzvicajnou-situacieu.html" text:style-name="Internet_20_link" text:visited-style-name="Visited_20_Internet_20_Link">
https://www.ukrinform.ua/rubric-world/3707992-vooz-zaavila-so-spalah-vispi-bilse-ne-e-globalnou-nadzvicajnou-situacieu.html</text:a>
</text:p>
      <!--NEWS-->
      <text:h text:style-name="P10" text:outline-level="1">
<text:span text:style-name="T4">
Зінченко вибув до кінця сезону через травму - ЗМІ</text:span>
</text:h>
      <text:p text:style-name="P4">
Authors: Ukrinform (Person)</text:p>
      <text:p text:style-name="P4">
Publisher: Укринформ (Organization)</text:p>
      <text:p text:style-name="P4">
Published Time: 2023-05-11T21:34:21+03:00</text:p>
      <text:p text:style-name="P4">
Modified Time: 2023-05-11T21:34:21+03:00</text:p>
      <text:p text:style-name="P4">
Description: Український захисник лондонського «Арсенала» Олександр Зінченко через травму вибув до кінця сезону Англійської футбольної прем'єр-ліги (АПЛ). — Укрінформ.</text:p>
      <text:p text:style-name="P4">
Images: ["<text:a xlink:type="simple" xlink:href="https://static.ukrinform.com/photos/2023_05/thumb_files/630_360_1683829951-412.jpg" text:style-name="Internet_20_link" text:visited-style-name="Visited_20_Internet_20_Link">
630_360_16838...</text:a>
"]</text:p>
      <text:p text:style-name="P4">
Tags: ['Арсенал', 'Футбол', 'Зінченко', 'АПЛ']</text:p>
      <text:p text:style-name="P4">
Type: Article</text:p>
      <!--METADATA-->
      <text:p text:style-name="P4">
<draw:frame draw:style-name="fr1" draw:name="Image274" text:anchor-type="as-char" svg:width="6.9236in" svg:height="3.956343in" draw:z-index="0">
<draw:image xlink:href="../Images/yкринформ/2023-05-11T21-34-21-03-00/630_360_1683829951-412.jpg" xlink:type="simple" xlink:show="embed" xlink:actuate="onLoad" draw:mime-type="image/jpeg"/>
</draw:frame>
Український захисник лондонського «Арсенала» Олександр Зінченко через травмувибув до кінця сезону Англійської футбольної прем'єр-ліги (АПЛ).</text:p>
      <text:p text:style-name="P4">
Як повідомляє <text:a xlink:type="simple" xlink:href="https://theathletic.com/4423917/2023/05/11/william-saliba-zinchenko-arsenal-injury/" text:style-name="Internet_20_link" text:visited-style-name="Visited_20_Internet_20_Link">
 </text:a>
 The Athletic, Зінченко провів на полі годину упопередньому матчі проти «Ньюкасла» (2:0), після чого його замінив захисникКіран Тірні, передає Укрінформ.</text:p>
      <text:p text:style-name="P4">
За інформацією The Athletic, Зінченко у матчі проти «Ньюкасла» зазнав травмигомілки, заміна була вимушеною. Через це український футболіст вибув до кінцясезону.</text:p>
      <text:p text:style-name="P4">
Водночас, як повідомляє джерело, рішення тренерського штабу «Арсенала» єпревентивним. Таким чином «каноніри» хочуть уникнути потреби у хірургічномувтручанні.</text:p>
      <text:p text:style-name="P4">
Травма Зінченка позбавить захисника можливості зіграти у вирішальних матчах«Арсенала» у чемпіонаті Англії. Команда українця продовжує боротьбу за титул з«Манчестер Сіті», відстаючи від «містян» на одне очко (81 проти 82), маючи наодин поєдинок більше.</text:p>
      <text:p text:style-name="P4">
<text:span text:style-name="T4">
Читайте також:</text:span>
 <text:a xlink:type="simple" xlink:href="https://www.ukrinform.ua/rubric-sports/3706048-apl-arsenal-iz-zincenkom-peremig-nukasl.html" text:style-name="Internet_20_link" text:visited-style-name="Visited_20_Internet_20_Link">
 <text:span text:style-name="T4">
Зінченко</text:span>
 </text:a>
</text:p>
      <text:p text:style-name="P4">
Також невідомо, чи візьме Зінченко участь у найближчих матчах відбору начемпіонат Європи-2024, які збірна України проведе у червні.</text:p>
      <text:p text:style-name="P4">
Фото: Getty Images.</text:p>
      <text:p text:style-name="P4">
Source: <text:a xlink:type="simple" xlink:href="https://www.ukrinform.ua/rubric-sports/3707996-zincenko-vibuv-do-kinca-sezonu-cerez-travmu-zmi.html" text:style-name="Internet_20_link" text:visited-style-name="Visited_20_Internet_20_Link">
https://www.ukrinform.ua/rubric-sports/3707996-zincenko-vibuv-do-kinca-sezonu-cerez-travmu-zmi.html</text:a>
</text:p>
      <!--NEWS-->
      <text:h text:style-name="P10" text:outline-level="1">
<text:span text:style-name="T4">
Китай вже втратив можливість бути посередником у розв’язаній росією війні - Боррель</text:span>
</text:h>
      <text:p text:style-name="P4">
Authors: Ukrinform (Person)</text:p>
      <text:p text:style-name="P4">
Publisher: Укринформ (Organization)</text:p>
      <text:p text:style-name="P4">
Published Time: 2023-05-11T21:36:21+03:00</text:p>
      <text:p text:style-name="P4">
Modified Time: 2023-05-11T21:36:21+03:00</text:p>
      <text:p text:style-name="P4">
Description: Китай є важливим партнером для ЄС, проте вже втратив можливість бути посередником у розв’язаній росією війні. — Укрінформ.</text:p>
      <text:p text:style-name="P4">
Images: ["<text:a xlink:type="simple" xlink:href="https://static.ukrinform.com/photos/2022_05/thumb_files/630_360_1652440568-512.jpg" text:style-name="Internet_20_link" text:visited-style-name="Visited_20_Internet_20_Link">
630_360_16524...</text:a>
"]</text:p>
      <text:p text:style-name="P4">
Tags: ['Китай', 'Боррель', 'Війна з росією']</text:p>
      <text:p text:style-name="P4">
Type: Article</text:p>
      <!--METADATA-->
      <text:p text:style-name="P4">
<draw:frame draw:style-name="fr1" draw:name="Image275" text:anchor-type="as-char" svg:width="6.9236in" svg:height="3.956343in" draw:z-index="0">
<draw:image xlink:href="../Images/yкринформ/2023-05-11T21-36-21-03-00/630_360_1652440568-512.jpg" xlink:type="simple" xlink:show="embed" xlink:actuate="onLoad" draw:mime-type="image/jpeg"/>
</draw:frame>
 Китай єважливим партнером для ЄС, проте вже втратив можливість бути посередником урозв’язаній росією війні.</text:p>
      <text:p text:style-name="P4">
Про це сьогодні у Брюсселі під час дискусії в рамках Європейського саміту збезпеки й оборони заявив Високий представник ЄС Жозеп Боррель, повідомляєкореспондент Укрінформу.</text:p>
      <text:p text:style-name="P4">
«Ми маємо діяти дуже обережно й дипломатично, щоб не підштовхнути росію в рукиКитаю, та просити Китай скористатися своїм впливом, щоб зупинити війну. Цедобре, що президент Сі подзвонив Президенту Зеленському. Коли ми будемоуточнювати нашу стратегію (ЄС - ред.) щодо Китаю, ми маємо бути дужевимогливими до того, щоб Китай діяв відповідно до власної відповідальності, -ця країна є постійним членом Ради безпеки ООН», - сказав Жозеп Боррель.</text:p>
      <text:p text:style-name="P4">
<text:span text:style-name="T4">
Читайте також:</text:span>
 <text:a xlink:type="simple" xlink:href="https://www.ukrinform.ua/rubric-polytics/3707966-borrel-zaversenna-agresii-rf-e-odnim-z-klucovih-moih-zavdan-u-najblizci-18-misaciv.html" text:style-name="Internet_20_link" text:visited-style-name="Visited_20_Internet_20_Link">
 <text:span text:style-name="T4">
Боррель</text:span>
 </text:a>
</text:p>
      <text:p text:style-name="P4">
Він зауважив, що Китай має великий вплив на росію та може допомогти, щобзупинити агресію. При цьому Пекін вже втратив можливість відігравати рольпосередника, оскільки його «нейтральність» у цій війні росії проти Українимала, скоріше, проросійську спрямованість. Між тим, за словами Високогопредставника ЄС, необмежена дружба між росією і Китаєм має свої межі.</text:p>
      <text:p text:style-name="P4">
«Це така собі обмежена необмежена дружба. Ця пара є доволі розбалансованою:росія має усього 1 відсоток від світового ВВП, - економічно це можнапорівняти, наприклад, з Італією або з Іспанією. На Китай припадає 20 відсотківвід світового ВВП. Так, Китай підтримує росію, але поки що він не надававросії військової допомоги. Ми маємо бути пильними, щоб не штовхнути росію вруки Китаю. Але я не думаю, що Китай почувається дуже комфортно від того, щотам (в росії) відбувається», - зазначив Боррель.</text:p>
      <text:p text:style-name="P4">
<text:span text:style-name="T4">
Читайте також:</text:span>
 <text:a xlink:type="simple" xlink:href="https://www.ukrinform.ua/rubric-ato/3707940-es-vid-lutogo-peredav-ukraini-ponad-tisacu-raket-borrel.html" text:style-name="Internet_20_link" text:visited-style-name="Visited_20_Internet_20_Link">
 <text:span text:style-name="T4">
Боррель</text:span>
 </text:a>
</text:p>
      <text:p text:style-name="P4">
За його словами, Китай залишається для ЄС важливим партнером, торговельнийобіг з яким у товарах та послугах складає близько 2,7 мільярда доларів надень. При цьому Китай залишається для ЄС конкурентом в економіці тапротивником у цінностях.</text:p>
      <text:p text:style-name="P4">
«Ми живемо у світі конкуренції. Китай перетворюється на світову потужність,внаслідок власного розміру й потенціалу. Питання не в тому, щоб зупинити Китайу цьому перетворенні, але в тому, як переконати Китай конструктивновикористовувати свою потужність, у відповідності з міжнародним правом», -додав Боррель.</text:p>
      <text:p text:style-name="P4">
Як повідомлялося, Президент України Володимир Зеленський 26 квітня провівгодинну телефонну розмову з Головою КНР Сі Цзіньпіном.</text:p>
      <text:p text:style-name="P4">
Фото: picdrop.com</text:p>
      <text:p text:style-name="P4">
Source: <text:a xlink:type="simple" xlink:href="https://www.ukrinform.ua/rubric-polytics/3707999-kitaj-vze-vtrativ-mozlivist-buti-poserednikom-u-rozvazanij-rosieu-vijni-borrel.html" text:style-name="Internet_20_link" text:visited-style-name="Visited_20_Internet_20_Link">
https://www.ukrinform.ua/rubric-polytics/3707999-kitaj-vze-vtrativ-mozlivist-buti-poserednikom-u-rozvazanij-rosieu-vijni-borrel.html</text:a>
</text:p>
      <!--NEWS-->
      <text:h text:style-name="P10" text:outline-level="1">
<text:span text:style-name="T4">
The New York Times назвала путіна «найнебезпечнішим дурнем у світі»</text:span>
</text:h>
      <text:p text:style-name="P4">
Authors: Ukrinform (Person)</text:p>
      <text:p text:style-name="P4">
Publisher: Укринформ (Organization)</text:p>
      <text:p text:style-name="P4">
Published Time: 2023-05-11T21:42:00+03:00</text:p>
      <text:p text:style-name="P4">
Modified Time: 2023-05-11T21:42:00+03:00</text:p>
      <text:p text:style-name="P4">
Description: Спрямування війни, яку розв‘язала рф проти України, знає лише президент росії путін, пише американський журналіст Томас Фрідман. — Укрінформ.</text:p>
      <text:p text:style-name="P4">
Images: ["<text:a xlink:type="simple" xlink:href="https://static.ukrinform.com/photos/2022_10/thumb_files/630_360_1666286812-185.jpg" text:style-name="Internet_20_link" text:visited-style-name="Visited_20_Internet_20_Link">
630_360_16662...</text:a>
"]</text:p>
      <text:p text:style-name="P4">
Tags: ['путін', 'Агресія РФ', 'Війна', 'The New York Times']</text:p>
      <text:p text:style-name="P4">
Type: Article</text:p>
      <!--METADATA-->
      <text:p text:style-name="P4">
<draw:frame draw:style-name="fr1" draw:name="Image276" text:anchor-type="as-char" svg:width="6.9236in" svg:height="3.95476in" draw:z-index="0">
<draw:image xlink:href="../Images/yкринформ/2023-05-11T21-42-00-03-00/630_360_1666286812-185.jpg" xlink:type="simple" xlink:show="embed" xlink:actuate="onLoad" draw:mime-type="image/jpeg"/>
</draw:frame>
Спрямування війни, яку розв‘язала рф проти України, знає лише президент росіїпутін, пише американський журналіст Томас Фрідман.</text:p>
      <text:p text:style-name="P4">
Його колонку під заголовком «володимир путін - найнебезпечніший дурень усвіті» оприлюднено у газеті <text:a xlink:type="simple" xlink:href="https://www.nytimes.com/2023/05/09/opinion/putin-ukraine-war.html" text:style-name="Internet_20_link" text:visited-style-name="Visited_20_Internet_20_Link">
</text:a>
 , передаєУкрінформ.</text:p>
      <text:p text:style-name="P4">
«Від початку цієї війни було лише одне місце, де можна зрозуміти її хід інапрямок, — у голові володимира путіна. На жаль, путін не видає віз до свогомозку», — зазначив колумніст.</text:p>
      <text:p text:style-name="P4">
<text:span text:style-name="T4">
Читайте також:</text:span>
 <text:span text:style-name="T4">
<text:a xlink:type="simple" xlink:href="https://www.ukrinform.ua/rubric-ato/3707942-putin-ne-mae-sansu-na-peremogu-odnak-dosi-pragne-ukrainskoi-porazki.html" text:style-name="Internet_20_link" text:visited-style-name="Visited_20_Internet_20_Link">
 </text:a>
 </text:span>
</text:p>
      <text:p text:style-name="P4">
На його переконання, російський очільник розпочав війну «майже без участі йогокабінету чи військового командування, і, звичайно, без масових закликів з бокуросійського народу».</text:p>
      <text:p text:style-name="P4">
У путіна ніколи не було плану Б, оскільки він гадав, що захопить Київ затиждень і далі загрожуватиме всій Європі, вважає Фрідман.</text:p>
      <text:p text:style-name="P4">
« <text:span text:style-name="T4">
<text:a xlink:type="simple" xlink:href="https://www.ukrinform.ua/tag-putin" text:style-name="Internet_20_link" text:visited-style-name="Visited_20_Internet_20_Link">
 </text:a>
 </text:span>
 поставив себе в ситуацію, уякій він не може виграти, не може програти і не може зупинитися, — зазначаєжурналіст. — Він більше не може захопити контроль над усією Україною. Алеводночас не може дозволити собі зазнати поразки, після того, як витративстільки російських життів і коштів. Тому він не може зупинитися».</text:p>
      <text:p text:style-name="P4">
<text:span text:style-name="T4">
Читайте також:</text:span>
 <text:span text:style-name="T4">
<text:a xlink:type="simple" xlink:href="https://www.ukrinform.ua/rubric-world/3707989-putin-kadirov-kamuflaz-konfliktu.html" text:style-name="Internet_20_link" text:visited-style-name="Visited_20_Internet_20_Link">
 </text:a>
 </text:span>
</text:p>
      <text:p text:style-name="P4">
Відтак путін вдався до обстрілів українських міст і цивільної інфраструктури —війни на виснаження, сподіваючись, «що йому вдасться якось вицідити достатньокрові з українців і виснажити західних союзників Києва настільки, що вонивіддадуть йому достатньо великий шматок російськомовної східної України, якийвін зможе продати російському народу як велику перемогу».</text:p>
      <text:p text:style-name="P4">
План Б путіна полягає в тому, щоб замаскувати те, що план А провалився,доходить висновку колумніст NYT.</text:p>
      <text:p text:style-name="P4">
«Якби ця воєнна операція мала чесну назву, то називалася б операція «Збережимоє обличчя», — вважає він.</text:p>
      <text:p text:style-name="P4">
<text:span text:style-name="T4">
Читайте також:</text:span>
 <text:span text:style-name="T4">
<text:a xlink:type="simple" xlink:href="https://www.ukrinform.ua/rubric-ato/3707389-putin-nakazav-prizvati-zapasnikiv-na-vijskovi-zbori.html" text:style-name="Internet_20_link" text:visited-style-name="Visited_20_Internet_20_Link">
 </text:a>
 </text:span>
</text:p>
      <text:p text:style-name="P4">
Цю війну журналіст характеризує як «одну з найпотворніших і найбезглуздішихвоєн сучасності» коли «лідер руйнує цивільну інфраструктуру іншої країни, покивона не дасть йому достатнього прикриття, аби приховати той факт, що вінповівся як цілковитий дурень».</text:p>
      <text:p text:style-name="P4">
Автор зауважує, що через страх перед власним народом путін «хапається за будь-яку причину, щоб виправдати війну, яку він розпочав через свою особистуфантазію про те, що Україна не є справжньою країною, а лише частиною росії».</text:p>
      <text:p text:style-name="P4">
Зокрема, його лякає, що після закінчення війни йому пригадають кількість жертвз боку рф.</text:p>
      <text:p text:style-name="P4">
<text:span text:style-name="T4">
Читайте також:</text:span>
 <text:span text:style-name="T4">
<text:a xlink:type="simple" xlink:href="https://www.ukrinform.ua/rubric-polytics/3707518-tramp-vidmovivsa-nazivati-putina-voennim-zlocincem.html" text:style-name="Internet_20_link" text:visited-style-name="Visited_20_Internet_20_Link">
 </text:a>
 </text:span>
</text:p>
      <text:p text:style-name="P4">
путін також знає, що переможені лідери не йдуть мирно у відставку йнамагатиметься розробити план Б, аби виправдати жахливі втрати, додаєжурналіст.</text:p>
      <text:p text:style-name="P4">
Source: <text:a xlink:type="simple" xlink:href="https://www.ukrinform.ua/rubric-world/3708005-the-new-york-times-nazvala-putina-najnebezpecnisim-durnem-u-sviti.html" text:style-name="Internet_20_link" text:visited-style-name="Visited_20_Internet_20_Link">
https://www.ukrinform.ua/rubric-world/3708005-the-new-york-times-nazvala-putina-najnebezpecnisim-durnem-u-sviti.html</text:a>
</text:p>
      <!--NEWS-->
      <text:h text:style-name="P10" text:outline-level="1">
<text:span text:style-name="T4">
На заводі Mercedes у Німеччині сталася стрілянина, є жертви – ЗМІ</text:span>
</text:h>
      <text:p text:style-name="P4">
Authors: Ukrinform (Person)</text:p>
      <text:p text:style-name="P4">
Publisher: Укринформ (Organization)</text:p>
      <text:p text:style-name="P4">
Published Time: 2023-05-11T21:47:00+03:00</text:p>
      <text:p text:style-name="P4">
Modified Time: 2023-05-11T21:47:00+03:00</text:p>
      <text:p text:style-name="P4">
Description: На південному заході Німеччині на заводі автовиробника Mercedes чоловік відкрив стрілянину, унаслідок чого загинули двоє людей. — Укрінформ.</text:p>
      <text:p text:style-name="P4">
Images: ["<text:a xlink:type="simple" xlink:href="https://static.ukrinform.com/photos/2023_05/thumb_files/630_360_1683830465-636.jpg" text:style-name="Internet_20_link" text:visited-style-name="Visited_20_Internet_20_Link">
630_360_16838...</text:a>
", "<text:a xlink:type="simple" xlink:href="https://static.ukrinform.com/photos/2023_05/1683830465-416.jpg" text:style-name="Internet_20_link" text:visited-style-name="Visited_20_Internet_20_Link">
1683830465-41...</text:a>
", "<text:a xlink:type="simple" xlink:href="https://static.ukrinform.com/photos/2023_05/1683830465-501.jpg" text:style-name="Internet_20_link" text:visited-style-name="Visited_20_Internet_20_Link">
1683830465-50...</text:a>
", "<text:a xlink:type="simple" xlink:href="https://static.ukrinform.com/photos/2023_05/1683830464-830.jpg" text:style-name="Internet_20_link" text:visited-style-name="Visited_20_Internet_20_Link">
1683830464-83...</text:a>
"]</text:p>
      <text:p text:style-name="P4">
Tags: ['Німеччина', 'Стрілянина', 'Mercedes']</text:p>
      <text:p text:style-name="P4">
Type: Article</text:p>
      <!--METADATA-->
      <text:p text:style-name="P4">
<draw:frame draw:style-name="fr1" draw:name="Image277" text:anchor-type="as-char" svg:width="6.9236in" svg:height="3.956343in" draw:z-index="0">
<draw:image xlink:href="../Images/yкринформ/2023-05-11T21-47-00-03-00/630_360_1683830465-636.jpg" xlink:type="simple" xlink:show="embed" xlink:actuate="onLoad" draw:mime-type="image/jpeg"/>
</draw:frame>
 Напівденному заході Німеччині на заводі автовиробника Mercedes чоловік відкривстрілянину, унаслідок чого загинули двоє людей.</text:p>
      <text:p text:style-name="P4">
Як передає Укрінформ, про це повідомляє <text:a xlink:type="simple" xlink:href="https://apnews.com/article/germany-mercedes-benz-factory-shooting-5758c4d45cd96a0b6b4dd111eb954d9b" text:style-name="Internet_20_link" text:visited-style-name="Visited_20_Internet_20_Link">
</text:a>
 із посиланням на німецькеінформагентство dpa.</text:p>
      <text:p text:style-name="P4">
Інцидент стався у німецькому місті Зіндельфінген, неподалік міста Штутгарт. Заінформацією речника прокуратури Штутгарта, підозрюваного, 53-річного чоловіка,взяли під варту.</text:p>
      <text:p text:style-name="P4">
<draw:frame draw:style-name="fr1" draw:name="Image278" text:anchor-type="as-char" svg:width="6.9236in" svg:height="4.618041in" draw:z-index="0">
<draw:image xlink:href="../Images/yкринформ/2023-05-11T21-47-00-03-00/1683830465-416.jpg" xlink:type="simple" xlink:show="embed" xlink:actuate="onLoad" draw:mime-type="image/jpeg"/>
</draw:frame>
</text:p>
      <text:p text:style-name="P4">
Поліція отримала перші виклики екстреної допомоги близько 07:45 за місцевимчасом у четвер, повідомила речниця поліції агентству dpa.</text:p>
      <text:p text:style-name="P4">
<text:span text:style-name="T4">
Читайте також:</text:span>
 <text:a xlink:type="simple" xlink:href="https://www.ukrinform.ua/rubric-world/3707537-kilkist-zertv-strilanini-poblizu-sinagogi-u-tunisi-zrosla-do-sesti.html" text:style-name="Internet_20_link" text:visited-style-name="Visited_20_Internet_20_Link">
 <text:span text:style-name="T4">
стрілянин</text:span>
 </text:a>
</text:p>
      <text:p text:style-name="P4">
За даними поліції, обом жертвам було по 44 роки. Жодних подробиць щодозагиблих або мотиви нападника надано не було.</text:p>
      <text:p text:style-name="P4">
<draw:frame draw:style-name="fr1" draw:name="Image279" text:anchor-type="as-char" svg:width="6.9236in" svg:height="5.144235in" draw:z-index="0">
<draw:image xlink:href="../Images/yкринформ/2023-05-11T21-47-00-03-00/1683830465-501.jpg" xlink:type="simple" xlink:show="embed" xlink:actuate="onLoad" draw:mime-type="image/jpeg"/>
</draw:frame>
</text:p>
      <text:p text:style-name="P4">
Усі учасники інциденту працювали на логістичну компанію Rhenus.</text:p>
      <text:p text:style-name="P4">
Mercedes-Benz у заяві зазначила, що двоє людей загинули на заводі уЗіндельфінгені, і що компанія «глибоко шокована та засмучена трагічноюновиною».</text:p>
      <text:p text:style-name="P4">
<text:span text:style-name="T4">
Читайте також:</text:span>
 <text:a xlink:type="simple" xlink:href="https://www.ukrinform.ua/rubric-world/3705903-unaslidok-strilanini-v-torgovelnomu-centri-tehasa-zaginuli-devatero-ludej.html" text:style-name="Internet_20_link" text:visited-style-name="Visited_20_Internet_20_Link">
 <text:span text:style-name="T4">
стрілянин</text:span>
 </text:a>
</text:p>
      <text:p text:style-name="P4">
На розгалуженій фабриці німецького автовиробника у Зіндельфінгені працюєблизько 35 000 працівників, які виробляють люксові седани Е- та S-класу, атакож купе CLS і GLC, повідомляється на сайті Mercedes-Benz. Тут такожрозташовані відділи планування, закупівель, розробки та дизайну.</text:p>
      <text:p text:style-name="P4">
<draw:frame draw:style-name="fr1" draw:name="Image280" text:anchor-type="as-char" svg:width="6.9236in" svg:height="4.618041in" draw:z-index="0">
<draw:image xlink:href="../Images/yкринформ/2023-05-11T21-47-00-03-00/1683830464-830.jpg" xlink:type="simple" xlink:show="embed" xlink:actuate="onLoad" draw:mime-type="image/jpeg"/>
</draw:frame>
</text:p>
      <text:p text:style-name="P4">
Як повідомляв Укрінформ, кілька людей були обстріляні в суботу в торговельномуцентрі Аллен, що в передмісті Далласа, штат Техас.</text:p>
      <text:p text:style-name="P4">
Фото: Julian Rettig/dpa</text:p>
      <text:p text:style-name="P4">
Source: <text:a xlink:type="simple" xlink:href="https://www.ukrinform.ua/rubric-world/3708003-na-zavodi-mercedes-u-nimeccini-stalasa-strilanina-e-zertvi-zmi.html" text:style-name="Internet_20_link" text:visited-style-name="Visited_20_Internet_20_Link">
https://www.ukrinform.ua/rubric-world/3708003-na-zavodi-mercedes-u-nimeccini-stalasa-strilanina-e-zertvi-zmi.html</text:a>
</text:p>
      <!--NEWS-->
      <text:h text:style-name="P10" text:outline-level="1">
<text:span text:style-name="T4">
Впродовж дня росіяни здійснили 17 обстрілів прикордонних громад Сумщини – ОВА</text:span>
</text:h>
      <text:p text:style-name="P4">
Authors: Ukrinform (Person)</text:p>
      <text:p text:style-name="P4">
Publisher: Укринформ (Organization)</text:p>
      <text:p text:style-name="P4">
Published Time: 2023-05-11T21:53:00+03:00</text:p>
      <text:p text:style-name="P4">
Modified Time: 2023-05-11T21:53:00+03:00</text:p>
      <text:p text:style-name="P4">
Description: російські війська у четвер, 11 травня, здійснили 17 обстрілів прикордонних громад Сумської області.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Агресія РФ', 'Війна з росією']</text:p>
      <text:p text:style-name="P4">
Type: Article</text:p>
      <!--METADATA-->
      <text:p text:style-name="P4">
<draw:frame draw:style-name="fr1" draw:name="Image281" text:anchor-type="as-char" svg:width="6.9236in" svg:height="3.956343in" draw:z-index="0">
<draw:image xlink:href="../Images/yкринформ/2023-05-11T21-53-00-03-00/630_360_1674980674-403.jpeg" xlink:type="simple" xlink:show="embed" xlink:actuate="onLoad" draw:mime-type="image/jpeg"/>
</draw:frame>
 російськівійська у четвер, 11 травня, здійснили 17 обстрілів прикордонних громадСумської області.</text:p>
      <text:p text:style-name="P4">
Як передає Укрінформ, про це Сумська обласна військова адміністраціяповідомляє у <text:a xlink:type="simple" xlink:href="https://t.me/Sumy_news_ODA/16116" text:style-name="Internet_20_link" text:visited-style-name="Visited_20_Internet_20_Link">
 </text:a>
 .</text:p>
      <text:p text:style-name="P4">
«Протягом дня росіяни здійснили 17 обстрілів прикордоння. Зафіксовано понад 80вибухів. Обстрілів зазнали населені пункти Зноб-Новгородської, Есманської,Юнаківської, Білопільської, Миколаївської, Великописарівської громад», -ідеться в повідомленні.</text:p>
      <text:p text:style-name="P4">
<text:span text:style-name="T4">
Читайте також:</text:span>
 <text:span text:style-name="T4">
<text:a xlink:type="simple" xlink:href="https://www.ukrinform.ua/rubric-ato/3707863-rosiani-vkotre-obstrilali-prikordonna-sumsini-ta-cernigivsini-14-vlucan.html" text:style-name="Internet_20_link" text:visited-style-name="Visited_20_Internet_20_Link">
 </text:a>
 </text:span>
</text:p>
      <text:p text:style-name="P4">
По Миколаївській сільській громаді був артилерійський обстріл (3 вибухи).</text:p>
      <text:p text:style-name="P4">
По Зноб-Новгородській громаді росіяни били з мінометів - 29 вибухів. Внаслідокобстрілу зруйновано міст на автошляху місцевого значення. Пошкоджено дваприватні житлові будинки. Також був артобстріл - 3 вибухи.</text:p>
      <text:p text:style-name="P4">
Крім того, по Білопільській громаді загарбники здійснили мінометний обстріл(20 вибухів) та обстріл з гранатомета - 2 вибухи.</text:p>
      <text:p text:style-name="P4">
<text:span text:style-name="T4">
Читайте також:</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Також росіяни скинули одну міну на територію Есманської громади.</text:p>
      <text:p text:style-name="P4">
По Великописарівській громаді зафіксовано артилерійський <text:span text:style-name="T4">
<text:a xlink:type="simple" xlink:href="https://www.ukrinform.ua/tag-obstril" text:style-name="Internet_20_link" text:visited-style-name="Visited_20_Internet_20_Link">
</text:a>
 </text:span>
 (8 вибухів) та обстріл з міномета -6 вибухів.</text:p>
      <text:p text:style-name="P4">
По Юнаківській громаді був обстріл з РСЗВ (11 вибухів).</text:p>
      <text:p text:style-name="P4">
<text:span text:style-name="T4">
Читайте також:</text:span>
 <text:span text:style-name="T4">
<text:a xlink:type="simple" xlink:href="https://www.ukrinform.ua/rubric-ato/3707864-rosiani-obstrilali-z-rszv-tornado-selise-na-harkivsini-e-poraneni.html" text:style-name="Internet_20_link" text:visited-style-name="Visited_20_Internet_20_Link">
 </text:a>
 </text:span>
</text:p>
      <text:p text:style-name="P4">
Як повідомляв Укрінформ, російські загарбники за добу вчинили обстріли дев'ятиобластей України.</text:p>
      <text:p text:style-name="P4">
Source: <text:a xlink:type="simple" xlink:href="https://www.ukrinform.ua/rubric-ato/3708007-vprodovz-dna-rosiani-zdijsnili-17-obstriliv-prikordonnih-gromad-sumsini-ova.html" text:style-name="Internet_20_link" text:visited-style-name="Visited_20_Internet_20_Link">
https://www.ukrinform.ua/rubric-ato/3708007-vprodovz-dna-rosiani-zdijsnili-17-obstriliv-prikordonnih-gromad-sumsini-ova.html</text:a>
</text:p>
      <!--NEWS-->
      <text:h text:style-name="P10" text:outline-level="1">
<text:span text:style-name="T4">
США виступають на підтримку правосуддя та відповідальності за воєнні злочини – Держдеп</text:span>
</text:h>
      <text:p text:style-name="P4">
Authors: Ukrinform (Person)</text:p>
      <text:p text:style-name="P4">
Publisher: Укринформ (Organization)</text:p>
      <text:p text:style-name="P4">
Published Time: 2023-05-11T21:57:00+03:00</text:p>
      <text:p text:style-name="P4">
Modified Time: 2023-05-11T21:57:00+03:00</text:p>
      <text:p text:style-name="P4">
Description: Сполучені Штати продовжують рішуче підтримувати механізми, які працюють для встановлення правосуддя та притягнення до відповідальності за воєнні злочини в Україні.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Держдеп', 'Вашингтон']</text:p>
      <text:p text:style-name="P4">
Type: Article</text:p>
      <!--METADATA-->
      <text:p text:style-name="P4">
<draw:frame draw:style-name="fr1" draw:name="Image282" text:anchor-type="as-char" svg:width="6.9236in" svg:height="3.956343in" draw:z-index="0">
<draw:image xlink:href="../Images/yкринформ/2023-05-11T21-57-00-03-00/630_360_1666031974-150.jpg" xlink:type="simple" xlink:show="embed" xlink:actuate="onLoad" draw:mime-type="image/jpeg"/>
</draw:frame>
 СполученіШтати продовжують рішуче підтримувати механізми, які працюють для встановленняправосуддя та притягнення до відповідальності за воєнні злочини в Україні.</text:p>
      <text:p text:style-name="P4">
Про це заявив у четвер під час пресбрифінгу в Вашингтоні заступник речникаДерждепартаменту США Ведант Пател, передає власний кореспондент Укрінформу.</text:p>
      <text:p text:style-name="P4">
«США, звісно, рішуче підтримують шляхи зі встановлення правосуддя тавідповідальності за міжнародні злочини, скоєні в Україні. І ми підтримуємонизку міжнародних розслідувань, а також розслідувань воєнних злочинів іпроявів жорстокості в Україні»,- підкреслив представник адміністрації США.</text:p>
      <text:p text:style-name="P4">
<text:span text:style-name="T4">
Читайте також:</text:span>
 <text:a xlink:type="simple" xlink:href="https://www.ukrinform.ua/rubric-ato/3706519-derzdep-zreaguvav-na-ostanni-povitrani-ataki-rosian-na-ukrainski-mista.html" text:style-name="Internet_20_link" text:visited-style-name="Visited_20_Internet_20_Link">
 </text:a>
</text:p>
      <text:p text:style-name="P4">
Він зазначив, що до цього переліку входять, у тому числі справи, які ведутьсяпрокурором МКС, а також Незалежною міжнародною слідчою комісією щодо України,створеної Радою ООН з прав людини. Крім того, Сполучені Штати підтримують діюМосковського механізму ОБСЄ, ініційованого в березні 2022 року післяповномасштабного вторгнення рф в Україну.</text:p>
      <text:p text:style-name="P4">
«Міжнародні суди, такі як МКС, можуть відігравати важливу роль в контекстіміжнародних зусиль із забезпечення відповідальності за звірства. І СШАпродовжать вживати заходів, щоби надати організаціям можливість збирати,зберігати, аналізувати та поширювати інформацію з відкритих джерел та вичерпнуінформацію», - зауважив представник Держдепу.</text:p>
      <text:p text:style-name="P4">
<text:span text:style-name="T4">
Читайте також:</text:span>
 <text:a xlink:type="simple" xlink:href="https://www.ukrinform.ua/rubric-ato/3705109-u-persi-dni-travna-rosia-sogodini-zavdavala-aviaudaru-po-ukraini-derzdep-ssa.html" text:style-name="Internet_20_link" text:visited-style-name="Visited_20_Internet_20_Link">
 </text:a>
</text:p>
      <text:p text:style-name="P4">
Як повідомляв Укрінформ, українська сторона ініціювала та добиваєтьсястворення Спеціального трибуналу щодо злочину агресії проти України. 9 травняВолодимир Зеленський провів саміт основної групи, що працює над цим. Насьогодні ця група налічує 37 учасників.</text:p>
      <text:p text:style-name="P4">
Source: <text:a xlink:type="simple" xlink:href="https://www.ukrinform.ua/rubric-polytics/3708010-ssa-vistupaut-na-pidtrimku-pravosudda-ta-vidpovidalnosti-za-voenni-zlocini-derzdep.html" text:style-name="Internet_20_link" text:visited-style-name="Visited_20_Internet_20_Link">
https://www.ukrinform.ua/rubric-polytics/3708010-ssa-vistupaut-na-pidtrimku-pravosudda-ta-vidpovidalnosti-za-voenni-zlocini-derzdep.html</text:a>
</text:p>
      <!--NEWS-->
      <text:h text:style-name="P10" text:outline-level="1">
<text:span text:style-name="T4">
У Ліверпулі стартував другий півфінал Євробачення-2023</text:span>
</text:h>
      <text:p text:style-name="P4">
Authors: Ukrinform (Person)</text:p>
      <text:p text:style-name="P4">
Publisher: Укринформ (Organization)</text:p>
      <text:p text:style-name="P4">
Published Time: 2023-05-11T22:00:00+03:00</text:p>
      <text:p text:style-name="P4">
Modified Time: 2023-05-11T22:00:00+03:00</text:p>
      <text:p text:style-name="P4">
Description: У британському Ліверпулі щойно стартував другий півфінал 67-го міжнародного пісенного конкурсу Євробачення 2023. — Укрінформ.</text:p>
      <text:p text:style-name="P4">
Images: ["<text:a xlink:type="simple" xlink:href="https://static.ukrinform.com/photos/2023_05/thumb_files/630_360_1683829607-260.jpg" text:style-name="Internet_20_link" text:visited-style-name="Visited_20_Internet_20_Link">
630_360_16838...</text:a>
"]</text:p>
      <text:p text:style-name="P4">
Tags: ['Євробачення', 'Європа', 'Культура', 'Музика', 'Україна']</text:p>
      <text:p text:style-name="P4">
Type: Article</text:p>
      <!--METADATA-->
      <text:p text:style-name="P4">
<draw:frame draw:style-name="fr1" draw:name="Image283" text:anchor-type="as-char" svg:width="6.9236in" svg:height="3.956343in" draw:z-index="0">
<draw:image xlink:href="../Images/yкринформ/2023-05-11T22-00-00-03-00/630_360_1683829607-260.jpg" xlink:type="simple" xlink:show="embed" xlink:actuate="onLoad" draw:mime-type="image/jpeg"/>
</draw:frame>
 Убританському Ліверпулі щойно стартував другий півфінал 67-го міжнародногопісенного конкурсу Євробачення 2023.</text:p>
      <text:p text:style-name="P4">
Шоу відбувається на сцені Liverpool Arena, де сьогодні за вихід у фіналконкурсу змагатимуться 16 виконавців, повідомляє Укрінформ із посиланням на <text:a xlink:type="simple" xlink:href="https://eurovisionworld.com/esc/tonight-eurovision-2023-semi-final-2" text:style-name="Internet_20_link" text:visited-style-name="Visited_20_Internet_20_Link">
</text:a>
</text:p>
      <text:p text:style-name="P4">
Ведучі шоу: українська співачка та авторка пісень Юлія Саніна, британськаактриса та співачка Ханна Веддінгем, британська реперка та танцюристка АлешаДіксон.</text:p>
      <text:p text:style-name="P4">
<text:span text:style-name="T4">
Читайте також:</text:span>
 <text:span text:style-name="T4">
<text:a xlink:type="simple" xlink:href="https://www.ukrinform.ua/rubric-culture/3707749-evrobacenna-2023-u-mkip-nagadali-de-divitisa-drugij-pivfinal-ta-ak-progolosuvati-za-ucasnikiv.html" text:style-name="Internet_20_link" text:visited-style-name="Visited_20_Internet_20_Link">
 </text:a>
 </text:span>
</text:p>
      <text:p text:style-name="P4">
Порядок виступів:</text:p>
      <ul>
        <li>
Данія: Рейлі – Breaking My Heart   * Вірменія: Brunette – Future Lover   * Румунія: Теодор Андрей – D.G.T. (Off and on)   * Естонія: Аліка – Bridges   * Бельгія: Густаф – Because of You   * Кіпр: Ендрю Ламбру - Break a Broken Heart   * Ісландія: Diljá – Power   * Греція: Віктор Вернікос – What They Say   * Польща: Бланка – Solo   * Словенія: Joker Out – Carpe diem   * Грузія: Іру – Echo   * Сан-Марино: Piqued Jacks – Like an Animal   * Австрія: Тея і Саліна – Who the Hell is Edgar?   * Албанія: Albina &amp; Familja Kelmendi – Duje   * Литва: Моніка Лінкіте – Stay   * Австралія: Voyager – Promise</li>
      </ul>
      <text:p text:style-name="P4">
Україна отримала право голосувати у другому півфіналі.</text:p>
      <text:p text:style-name="P4">
Як повідомляв Укрінформ, 9 травня стартував 67-й пісенний конкурс “ <text:span text:style-name="T4">
<text:a xlink:type="simple" xlink:href="https://www.ukrinform.ua/tag-evrobacenna" text:style-name="Internet_20_link" text:visited-style-name="Visited_20_Internet_20_Link">
</text:a>
 </text:span>
 ”. У перший півфінал конкурсувийшли представники таких країн: Хорватія, Молдова, Швейцарія, Фінляндія,Чехія, Ізраїль, Португалія, Швеція, Сербія та Норвегія.</text:p>
      <text:p text:style-name="P4">
За правилами, у півфіналах не беруть участі країна-переможець минулого року ітак звана "велика п’ятірка" — засновники конкурсу. Саме тому щороку задопомогою жеребкування визначають, глядачі з яких трьох країн голосуватимуть упершому півфіналі, а з яких трьох інших країн — у другому півфіналі. Українамає змогу голосувати саме у другому півфіналі, 11 травня.</text:p>
      <text:p text:style-name="P4">
Source: <text:a xlink:type="simple" xlink:href="https://www.ukrinform.ua/rubric-culture/3707994-u-liverpuli-startuvav-drugij-pivfinal-evrobacenna2023.html" text:style-name="Internet_20_link" text:visited-style-name="Visited_20_Internet_20_Link">
https://www.ukrinform.ua/rubric-culture/3707994-u-liverpuli-startuvav-drugij-pivfinal-evrobacenna2023.html</text:a>
</text:p>
      <!--NEWS-->
      <text:h text:style-name="P10" text:outline-level="1">
<text:span text:style-name="T4">
П’ять країн ЄС знову звернулися до Єврокомісії у справі української агропродукції</text:span>
</text:h>
      <text:p text:style-name="P4">
Authors: Ukrinform (Person)</text:p>
      <text:p text:style-name="P4">
Publisher: Укринформ (Organization)</text:p>
      <text:p text:style-name="P4">
Published Time: 2023-05-11T22:09:00+03:00</text:p>
      <text:p text:style-name="P4">
Modified Time: 2023-05-11T22:09:00+03:00</text:p>
      <text:p text:style-name="P4">
Description: П’ять країн ЄС - Польща, Словаччина, Угорщина, Румунія, Болгарія – у четвер звернулися до Єврокомісії із закликом запропонувати відповідні механізми захисту для аграріїв цих країн від збільшеного напливу української агропродукції. — Укрінформ.</text:p>
      <text:p text:style-name="P4">
Images: ["<text:a xlink:type="simple" xlink:href="https://static.ukrinform.com/photos/2023_05/thumb_files/630_360_1683202063-248.jpg" text:style-name="Internet_20_link" text:visited-style-name="Visited_20_Internet_20_Link">
630_360_16832...</text:a>
"]</text:p>
      <text:p text:style-name="P4">
Tags: ['Болгарія', 'Економіка', 'Євросоюз', 'Імпорт', 'Польща', 'Румунія', 'Угорщина', 'Україна', 'Словаччина', 'Агропродукція']</text:p>
      <text:p text:style-name="P4">
Type: Article</text:p>
      <!--METADATA-->
      <text:p text:style-name="P4">
<draw:frame draw:style-name="fr1" draw:name="Image284" text:anchor-type="as-char" svg:width="6.9236in" svg:height="3.956343in" draw:z-index="0">
<draw:image xlink:href="../Images/yкринформ/2023-05-11T22-09-00-03-00/630_360_1683202063-248.jpg" xlink:type="simple" xlink:show="embed" xlink:actuate="onLoad" draw:mime-type="image/jpeg"/>
</draw:frame>
 П’ятькраїн ЄС - Польща, Словаччина, Угорщина, Румунія, Болгарія – у четверзвернулися до Єврокомісії із закликом запропонувати відповідні механізмизахисту для аграріїв цих країн від збільшеного напливу українськоїагропродукції.</text:p>
      <text:p text:style-name="P4">
Про це йдеться в <text:a xlink:type="simple" xlink:href="https://www.gov.pl/web/rolnictwo/ministrowie-ds-rolnictwa-panstw-przyfrontowych-po-raz-kolejny-apeluja-do-komisji-europejskiej" text:style-name="Internet_20_link" text:visited-style-name="Visited_20_Internet_20_Link">
 </text:a>
 міністерства сільського господарства і розвитку села РП, передаєУкрінформ.</text:p>
      <text:p text:style-name="P4">
Як зазначається, у четвер з ініціативи Польщі відповідний спільний листміністрів сільського господарства п’яти країн ЄС надіслано до віцепрезидентЄврокомісії, єврокомісара з питань торгівлі Валдіса Домбровскіса таЄврокомісара з питань сільського господарства Януша Войцєховського.</text:p>
      <text:p text:style-name="P4">
Лист стосується виняткових і тимчасових превентивних заходів щодо імпортуобмеженої кількості товарів з України.</text:p>
      <text:p text:style-name="P4">
<text:span text:style-name="T4">
Читайте також:</text:span>
 <text:span text:style-name="T4">
<text:a xlink:type="simple" xlink:href="https://www.ukrinform.ua/rubric-economy/3697411-u-varsavi-sukaut-risenna-dla-vidnovlenna-tranzitu-ukrainskoi-agroprodukcii-do-evropi.html" text:style-name="Internet_20_link" text:visited-style-name="Visited_20_Internet_20_Link">
 </text:a>
 </text:span>
</text:p>
      <text:p text:style-name="P4">
У ньому підкреслюється, що рішення Єврокомісії від 2 травня про заборонуввезення (до 5 червня, з можливістю продовження) на внутрішній ринок цих п’ятикраїн ЄС пшениці, кукурудзи, ріпаку і соняшнику з України може виявитися“неефективним і недостатнім”. Міністри звернули увагу, що запровадженазаборона на імпорт не стосується продуктів з України, на які до 2 травня діялинаціональні заборони цих країн ЄС.</text:p>
      <text:p text:style-name="P4">
Відтак, для врегулювання ситуації ці країни пропонують відповідні, на їхнюдумку, механізми. Зокрема, вони запропонували підтвердити продовження до кінцяроку рішення Єврокомісії від 2 травня щодо заборони на імпорт до п’яти країнЄС пшениці, кукурудзи, ріпаку і соняшнику з України. Вони також пропонуютьзапровадити постійний моніторинг імпорту інших чутливих <text:span text:style-name="T4">
<text:a xlink:type="simple" xlink:href="https://www.ukrinform.ua/tag-agroprodukcia" text:style-name="Internet_20_link" text:visited-style-name="Visited_20_Internet_20_Link">
</text:a>
 </text:span>
 з України та, занеобхідності, передбачити оперативне запровадження превентивних заходів. Крімтого, пропонується адаптувати рівень підтримки аграріїв до фактичних втрат, атакож виділити додаткові кошти на допомогу фермерам, оскільки бюджет спільноїаграрної політики і національних бюджетів є недостатніми.</text:p>
      <text:p text:style-name="P4">
<text:span text:style-name="T4">
Читайте також:</text:span>
 <text:span text:style-name="T4">
<text:a xlink:type="simple" xlink:href="https://www.ukrinform.ua/rubric-economy/3705146-solskij-obgovoriv-iz-bolgarskim-kolegou-eksport-ta-tranzit-ukrainskoi-agroprodukcii.html" text:style-name="Internet_20_link" text:visited-style-name="Visited_20_Internet_20_Link">
 </text:a>
 </text:span>
</text:p>
      <text:p text:style-name="P4">
Як повідомлялося, уряд Польщі з 15 квітня в односторонньому порядку запровадивзаборону на ввезення до Польщі з України широкого переліку агропродукції.Схожі заходи, після консультацій з Варшавою, запровадили також Словаччина,Угорщина, Румунія та Болгарія. Під тиском цих п’яти країн ЄС Єврокомісіяухвалила рішення про заборону ввезення (до 5 червня, з можливістю продовження)на внутрішній ринок цих п’яти країн ЄС пшениці, кукурудзи, ріпаку і соняшнику.Водночас ці країни, після рішення Єврокомісії, скасували національні заборонина ввезення української агропродукції.</text:p>
      <text:p text:style-name="P4">
Між тим територією Польщі продовжує здійснюватися транзитне перевезенняукраїнського збіжжя до європейських портів для подальшого експорту до третіхкраїн.</text:p>
      <text:p text:style-name="P4">
<text:span text:style-name="T4">
Читайте також:</text:span>
 <text:span text:style-name="T4">
<text:a xlink:type="simple" xlink:href="https://www.ukrinform.ua/rubric-economy/3707374-ukraina-cogoric-eksportuvala-do-es-blizko-miljona-tonn-soi.html" text:style-name="Internet_20_link" text:visited-style-name="Visited_20_Internet_20_Link">
 </text:a>
 </text:span>
</text:p>
      <text:p text:style-name="P4">
Як повідомлялося, під час пресконференції 9 травня з президентом ЄврокомісіїУрсулою фон дер Ляєн Зеленський підкреслив, що будь-які обмеження українськогоекспорту зараз є абсолютно неприйнятними, тому що вони не зміцнюють Україну йусіх в Європі, а зміцнюють можливості агресора.</text:p>
      <text:p text:style-name="P4">
Source: <text:a xlink:type="simple" xlink:href="https://www.ukrinform.ua/rubric-economy/3708011-pat-krain-es-znovu-zvernulisa-do-evrokomisii-u-spravi-ukrainskoi-agroprodukcii.html" text:style-name="Internet_20_link" text:visited-style-name="Visited_20_Internet_20_Link">
https://www.ukrinform.ua/rubric-economy/3708011-pat-krain-es-znovu-zvernulisa-do-evrokomisii-u-spravi-ukrainskoi-agroprodukcii.html</text:a>
</text:p>
      <!--NEWS-->
      <text:h text:style-name="P10" text:outline-level="1">
<text:span text:style-name="T4">
Норвегія перейняла у рф головування в Арктичній раді</text:span>
</text:h>
      <text:p text:style-name="P4">
Authors: Ukrinform (Person)</text:p>
      <text:p text:style-name="P4">
Publisher: Укринформ (Organization)</text:p>
      <text:p text:style-name="P4">
Published Time: 2023-05-11T22:17:00+03:00</text:p>
      <text:p text:style-name="P4">
Modified Time: 2023-05-11T22:17:00+03:00</text:p>
      <text:p text:style-name="P4">
Description: На 13-му засіданні Арктичної ради, яке відбулося в російському Салехарді у четвер в онлайн-режимі, Норвегія прийняла ротаційне головування в Арктичній раді від рф. — Укрінформ.</text:p>
      <text:p text:style-name="P4">
Images: ["<text:a xlink:type="simple" xlink:href="https://static.ukrinform.com/photos/2023_01/thumb_files/630_360_1675168275-915.jpg" text:style-name="Internet_20_link" text:visited-style-name="Visited_20_Internet_20_Link">
630_360_16751...</text:a>
"]</text:p>
      <text:p text:style-name="P4">
Tags: ['Норвегія', 'росія', 'Арктична рада']</text:p>
      <text:p text:style-name="P4">
Type: Article</text:p>
      <!--METADATA-->
      <text:p text:style-name="P4">
<draw:frame draw:style-name="fr1" draw:name="Image285" text:anchor-type="as-char" svg:width="6.9236in" svg:height="3.956343in" draw:z-index="0">
<draw:image xlink:href="../Images/yкринформ/2023-05-11T22-17-00-03-00/630_360_1675168275-915.jpg" xlink:type="simple" xlink:show="embed" xlink:actuate="onLoad" draw:mime-type="image/jpeg"/>
</draw:frame>
 На 13-музасіданні Арктичної ради, яке відбулося в російському Салехарді у четвер вонлайн-режимі, Норвегія прийняла ротаційне головування в Арктичній раді відрф.</text:p>
      <text:p text:style-name="P4">
Як передає Укрінформ, про це повідомляє <text:a xlink:type="simple" xlink:href="https://apnews.com/article/norway-russia-arctic-council-ukraine-84c595b4a0afef03ab2d053bf8b659b6" text:style-name="Internet_20_link" text:visited-style-name="Visited_20_Internet_20_Link">
 </text:a>
</text:p>
      <text:p text:style-name="P4">
У березні 2022 року сім країн-членів Арктичної ради призупинили свою участь уміжурядовому органі у відповідь на вторгнення росії в Україні у лютому.</text:p>
      <text:p text:style-name="P4">
Країни, серед яких Канада, Данія, Фінляндія, Ісландія, Норвегія Швеція та США,заявили, що не надсилатимуть своїх представників на засідання ради у росію.</text:p>
      <text:p text:style-name="P4">
<text:span text:style-name="T4">
Читайте також:</text:span>
 <text:span text:style-name="T4">
<text:a xlink:type="simple" xlink:href="https://www.ukrinform.ua/rubric-world/3502629-kraini-arkticnoi-radi-vidnovluut-robotu-bez-rosii.html" text:style-name="Internet_20_link" text:visited-style-name="Visited_20_Internet_20_Link">
 </text:a>
 </text:span>
</text:p>
      <text:p text:style-name="P4">
Дослідження за участі росії, починаючи від кліматичних робіт і закінчуючикартографуванням білих ведмедів, було призупинено, а вчені втратили доступ доважливих об’єктів у російській Арктиці.</text:p>
      <text:p text:style-name="P4">
«Для Норвегії це величезний виклик. Вони повинні ізолювати росію і водночасвони повинні переконатися, що не спровокують росію на розпуск ради», – сказавРасмус Г’єдссо Бертельсен з Арктичного університету Норвегії.</text:p>
      <text:p text:style-name="P4">
<text:span text:style-name="T4">
Читайте також:</text:span>
 <text:span text:style-name="T4">
<text:a xlink:type="simple" xlink:href="https://www.ukrinform.ua/rubric-world/3662429-nacgvardia-ssa-trenuetsa-vesti-boi-z-rosieu-ta-kitaem-v-arkticnih-umovah.html" text:style-name="Internet_20_link" text:visited-style-name="Visited_20_Internet_20_Link">
 </text:a>
 </text:span>
</text:p>
      <text:p text:style-name="P4">
Декілька країн, серед яких Франція, Німеччина, Китай, Японія, Індія та Корея,беруть участь у засіданнях Арктичної ради у якості спостерігачів, а цеозначає, що міжнародна політика є ще одним викликом для головування Норвегії,сказав Бертельсен.</text:p>
      <text:p text:style-name="P4">
Під час дворічного головування росії <text:span text:style-name="T4">
<text:a xlink:type="simple" xlink:href="https://www.ukrinform.ua/tag-arkticna-rada" text:style-name="Internet_20_link" text:visited-style-name="Visited_20_Internet_20_Link">
 </text:a>
 </text:span>
 зіткнулася із найбільшою загрозою своєму існуванню з моментустворення у 1996 році. 3 березня минулого року всі країни-засновники, окрімрф, вийшли з роботи Ради у відповідь на "кричущі порушення країною принципівсуверенітету та територіальної цілісності, заснованих на міжнародному праві".</text:p>
      <text:p text:style-name="P4">
Як повідомляв Укрінформ, головування у Раді Безпеки ООН з 1 травня перейшловід росії до Швейцарії.</text:p>
      <text:p text:style-name="P4">
Source: <text:a xlink:type="simple" xlink:href="https://www.ukrinform.ua/rubric-world/3708012-norvegia-perejnala-u-rf-golovuvanna-v-arkticnij-radi.html" text:style-name="Internet_20_link" text:visited-style-name="Visited_20_Internet_20_Link">
https://www.ukrinform.ua/rubric-world/3708012-norvegia-perejnala-u-rf-golovuvanna-v-arkticnij-radi.html</text:a>
</text:p>
      <!--NEWS-->
      <text:h text:style-name="P10" text:outline-level="1">
<text:span text:style-name="T4">
Надвечір ворог чотири рази обстріляв прикордоння Сумщини та Чернігівщини</text:span>
</text:h>
      <text:p text:style-name="P4">
Authors: Ukrinform (Person)</text:p>
      <text:p text:style-name="P4">
Publisher: Укринформ (Organization)</text:p>
      <text:p text:style-name="P4">
Published Time: 2023-05-11T22:29:00+03:00</text:p>
      <text:p text:style-name="P4">
Modified Time: 2023-05-11T22:29:00+03:00</text:p>
      <text:p text:style-name="P4">
Description: Увечері четверга ворог чотири рази обстріляв прикордоння Сумщини та Чернігівщини. — Укрінформ.</text:p>
      <text:p text:style-name="P4">
Images: ["<text:a xlink:type="simple" xlink:href="https://static.ukrinform.com/photos/2023_02/thumb_files/630_360_1675418382-232.jpg" text:style-name="Internet_20_link" text:visited-style-name="Visited_20_Internet_20_Link">
630_360_16754...</text:a>
"]</text:p>
      <text:p text:style-name="P4">
Tags: ['Обстріл', 'Сумщина', 'Чернігівщина', 'Війна з росією']</text:p>
      <text:p text:style-name="P4">
Type: Article</text:p>
      <!--METADATA-->
      <text:p text:style-name="P4">
<draw:frame draw:style-name="fr1" draw:name="Image286" text:anchor-type="as-char" svg:width="6.9236in" svg:height="3.956343in" draw:z-index="0">
<draw:image xlink:href="../Images/yкринформ/2023-05-11T22-29-00-03-00/630_360_1675418382-232.jpg" xlink:type="simple" xlink:show="embed" xlink:actuate="onLoad" draw:mime-type="image/jpeg"/>
</draw:frame>
 Увечерічетверга ворог чотири рази обстріляв прикордоння Сумщини та Чернігівщини.</text:p>
      <text:p text:style-name="P4">
Про це повідомляє <text:a xlink:type="simple" xlink:href="https://t.me/ok_pivnich1/2541" text:style-name="Internet_20_link" text:visited-style-name="Visited_20_Internet_20_Link">
 </text:a>
 , передає Укрінформ.</text:p>
      <text:p text:style-name="P4">
"Станом на 21:00 11 травня російські війська ще 4 рази обстріляли прикордонняЧернігівської та Сумської областей", - йдеться у повідомленні.</text:p>
      <text:p text:style-name="P4">
<text:span text:style-name="T4">
Читайте також:</text:span>
 <text:span text:style-name="T4">
<text:a xlink:type="simple" xlink:href="https://www.ukrinform.ua/rubric-ato/3707972-u-hersoni-rosiani-obstrilali-teritoriu-komunalnogo-pidpriemstva.html" text:style-name="Internet_20_link" text:visited-style-name="Visited_20_Internet_20_Link">
 </text:a>
 </text:span>
</text:p>
      <text:p text:style-name="P4">
Так, з 17:15 до 17:20 зафіксовано два приходи, ймовірно, з міномета 120 мм, врайоні н.п. Леонівка. Про втрати серед місцевого населення чи пошкодженняцивільної інфраструктури інформація не надходила.</text:p>
      <text:p text:style-name="P4">
З 17:20 до 17:25 зафіксовано три приходи, ймовірно, зі ствольної артилерії, врайоні н.п. Червоне. Про втрати серед місцевого населення та пошкодженняцивільної інфраструктури інформація уточнюється.</text:p>
      <text:p text:style-name="P4">
З 18:15 до 18:50 зафіксовано 16 приходів, ймовірно, з міномета 120 мм, врайоні н.п. Зноб-Новгородське. Про втрати серед місцевого населення тапошкодження цивільної інфраструктури інформація уточнюється.</text:p>
      <text:p text:style-name="P4">
<text:span text:style-name="T4">
Читайте також:</text:span>
 <text:span text:style-name="T4">
<text:a xlink:type="simple" xlink:href="https://www.ukrinform.ua/rubric-ato/3708007-vprodovz-dna-rosiani-zdijsnili-17-obstriliv-prikordonnih-gromad-sumsini-ova.html" text:style-name="Internet_20_link" text:visited-style-name="Visited_20_Internet_20_Link">
 </text:a>
 </text:span>
</text:p>
      <text:p text:style-name="P4">
З 19:00 до 20:00 зафіксовано 15 приходів, ймовірно, зі ствольної артилерії, врайоні н.п. Мурав'ї. Про втрати серед місцевого населення та пошкодженняцивільної інфраструктури інформація уточнюється.</text:p>
      <text:p text:style-name="P4">
Як повідомлялося, російські війська у четвер, 11 травня, здійснили 17обстрілів прикордонних громад Сумської області.</text:p>
      <text:p text:style-name="P4">
<text:span text:style-name="T5">
Фото ілюстративне</text:span>
</text:p>
      <text:p text:style-name="P4">
Source: <text:a xlink:type="simple" xlink:href="https://www.ukrinform.ua/rubric-ato/3708009-nadvecir-vorog-cotiri-razi-obstrilav-prikordonna-sumsini-ta-cernigivsini.html" text:style-name="Internet_20_link" text:visited-style-name="Visited_20_Internet_20_Link">
https://www.ukrinform.ua/rubric-ato/3708009-nadvecir-vorog-cotiri-razi-obstrilav-prikordonna-sumsini-ta-cernigivsini.html</text:a>
</text:p>
      <!--NEWS-->
      <text:h text:style-name="P10" text:outline-level="1">
<text:span text:style-name="T4">
Калініна зіграє з чемпіонкою Australian Open на турнірі WTA в Римі</text:span>
</text:h>
      <text:p text:style-name="P4">
Authors: Ukrinform (Person)</text:p>
      <text:p text:style-name="P4">
Publisher: Укринформ (Organization)</text:p>
      <text:p text:style-name="P4">
Published Time: 2023-05-11T22:35:00+03:00</text:p>
      <text:p text:style-name="P4">
Modified Time: 2023-05-11T22:35:00+03:00</text:p>
      <text:p text:style-name="P4">
Description: Американка Софія Кенін стане суперницею другої «ракетки» України Ангеліни Калініної у третьому колі престижного грунтового турніру Жіночої тенісної асоціації (WTA) - Internazionali BNL d’Italia - у Римі (Італія) з призовим фондом $3,5 млн. — Укрінформ.</text:p>
      <text:p text:style-name="P4">
Images: ["<text:a xlink:type="simple" xlink:href="https://static.ukrinform.com/photos/2023_05/thumb_files/630_360_1683833601-320.jpg" text:style-name="Internet_20_link" text:visited-style-name="Visited_20_Internet_20_Link">
630_360_16838...</text:a>
"]</text:p>
      <text:p text:style-name="P4">
Tags: ['Теніс', 'Ангеліна Калініна']</text:p>
      <text:p text:style-name="P4">
Type: Article</text:p>
      <!--METADATA-->
      <text:p text:style-name="P4">
<draw:frame draw:style-name="fr1" draw:name="Image287" text:anchor-type="as-char" svg:width="6.9236in" svg:height="3.956343in" draw:z-index="0">
<draw:image xlink:href="../Images/yкринформ/2023-05-11T22-35-00-03-00/630_360_1683833601-320.jpg" xlink:type="simple" xlink:show="embed" xlink:actuate="onLoad" draw:mime-type="image/jpeg"/>
</draw:frame>
 АмериканкаСофія Кенін стане суперницею другої «ракетки» України Ангеліни Калініної утретьому колі престижного грунтового турніру Жіночої тенісної асоціації (WTA)- Internazionali BNL d’Italia - у Римі (Італія) з призовим фондом $3,5 млн.</text:p>
      <text:p text:style-name="P4">
У другому раунді змагань Кенін (№134 WTA) перемогла посіяну під 2-м номеромбілоруску Аріну Соболенко - 7:6 (7:4), 6:2, передає Укрінформ.</text:p>
      <text:p text:style-name="P4">
Як повідомлялося, Калініна у свою чергу упевнено обіграла росіянку АннуБлінкову (6:2, 6:2).</text:p>
      <text:p text:style-name="P4">
<text:span text:style-name="T4">
Читайте також:</text:span>
 <text:a xlink:type="simple" xlink:href="https://www.ukrinform.ua/rubric-sports/3707892-kalinina-zdobula-peremogu-u-drugomu-koli-turniru-u-rimi.html" text:style-name="Internet_20_link" text:visited-style-name="Visited_20_Internet_20_Link">
 </text:a>
</text:p>
      <text:p text:style-name="P4">
Турнір в італійській столиці триватиме до 21 травня.</text:p>
      <text:p text:style-name="P4">
Зазначимо, що Кенін 2020 року виграла Australian Open та стала фіналісткоюРолан Гаррос.</text:p>
      <text:p text:style-name="P4">
На фото: Ангеліна Калініна (Getty Images).</text:p>
      <text:p text:style-name="P4">
Source: <text:a xlink:type="simple" xlink:href="https://www.ukrinform.ua/rubric-sports/3708015-kalinina-zigrae-z-cempionkou-australian-open-na-turniri-wta-v-rimi.html" text:style-name="Internet_20_link" text:visited-style-name="Visited_20_Internet_20_Link">
https://www.ukrinform.ua/rubric-sports/3708015-kalinina-zigrae-z-cempionkou-australian-open-na-turniri-wta-v-rimi.html</text:a>
</text:p>
      <!--NEWS-->
      <text:h text:style-name="P10" text:outline-level="1">
<text:span text:style-name="T4">
Президент схвалив комплексний стратегічний план реформування системи правопорядку</text:span>
</text:h>
      <text:p text:style-name="P4">
Authors: Ukrinform (Person)</text:p>
      <text:p text:style-name="P4">
Publisher: Укринформ (Organization)</text:p>
      <text:p text:style-name="P4">
Published Time: 2023-05-11T22:46:00+03:00</text:p>
      <text:p text:style-name="P4">
Modified Time: 2023-05-11T22:46:00+03:00</text:p>
      <text:p text:style-name="P4">
Description: Президент Володимир Зеленський схвалив комплексний стратегічний план реформування усіх правоохоронних органів та прокуратури України – детальний документ, який розраховано 2027-го року. — Укрінформ.</text:p>
      <text:p text:style-name="P4">
Images: ["<text:a xlink:type="simple" xlink:href="https://static.ukrinform.com/photos/2023_05/thumb_files/630_360_1683114944-177.jpeg" text:style-name="Internet_20_link" text:visited-style-name="Visited_20_Internet_20_Link">
630_360_16831...</text:a>
"]</text:p>
      <text:p text:style-name="P4">
Tags: ['Поліція', 'Прокуратура', 'Реформа', 'Звернення', 'Зеленський', 'Війна з росією']</text:p>
      <text:p text:style-name="P4">
Type: Article</text:p>
      <!--METADATA-->
      <text:p text:style-name="P4">
<draw:frame draw:style-name="fr1" draw:name="Image288" text:anchor-type="as-char" svg:width="6.9236in" svg:height="3.956343in" draw:z-index="0">
<draw:image xlink:href="../Images/yкринформ/2023-05-11T22-46-00-03-00/630_360_1683114944-177.jpeg" xlink:type="simple" xlink:show="embed" xlink:actuate="onLoad" draw:mime-type="image/jpeg"/>
</draw:frame>
 ПрезидентВолодимир Зеленський схвалив комплексний стратегічний план реформування усіхправоохоронних органів та прокуратури України – детальний документ, якийрозраховано 2027-го року.</text:p>
      <text:p text:style-name="P4">
Про це Глава держави сказав під час <text:a xlink:type="simple" xlink:href="https://www.youtube.com/watch" text:style-name="Internet_20_link" text:visited-style-name="Visited_20_Internet_20_Link">
</text:a>
 наприкінці 442-го дня війни,передає Укрінформ.</text:p>
      <text:p text:style-name="P4">
_Відео:<text:a xlink:type="simple" xlink:href="https://t.me/OP_UA/9472" text:style-name="Internet_20_link" text:visited-style-name="Visited_20_Internet_20_Link">
 </text:a>
 _</text:p>
      <text:p text:style-name="P4">
<text:span text:style-name="T4">
<text:span text:style-name="T5">
Бажаю здоровʼя, шановні українці!</text:span>
 </text:span>
</text:p>
      <text:p text:style-name="P4">
Сьогодні в мене почесне й дуже приємне завдання для цього звернення – маючесть подякувати нашим воїнам і підрозділам, які особливо відзначились узахисті держави від початку цього тижня.</text:p>
      <text:p text:style-name="P4">
ОСУВ «Хортиця» – 3-тя і 5-та окремі штурмові бригади та 28-ма окремамеханізована бригада імені Лицарів Зимового Походу... Я дякую всім вам,хлопці, – кожному солдату дякую, сержанту й офіцеру за надзвичайно успішні діїзі знищення окупантів. Дуже добрий результат!</text:p>
      <text:p text:style-name="P4">
ОСУВ «Таврія» – воїни 44-ї окремої артилерійської бригади імені ГетьманаДанила Апостола, 55-ї окремої артилерійської бригади «Запорізька Січ», нашоїславетної «Пʼятдесятдевʼятки» – 59-ї окремої мотопіхотної бригади імені ЯковаГандзюка та 79-ї окремої бригади ДШВ – я дякую всім вам за міцність напозиціях, за силу в боях, за натхнення до перемоги, яке ви даєте всій Українісвоєю влучністю та відвагою.</text:p>
      <text:p text:style-name="P4">
ОСУВ «Одеса» – дякую бійцям 406-ї окремої артилерійської бригади іменігенерал-хорунжого Олексія Алмазова за чудові результати у знищенні місцьзосередження ворога!</text:p>
      <text:p text:style-name="P4">
Відзначу сьогодні також артилерійські розрахунки 63-ї окремої механізованоїбригади – уміють хлопці «мінусувати» ворожу техніку на полі бою. Кожен вашвлучний удар, наші герої, – це збережені життя українців. Дякую вам!</text:p>
      <text:p text:style-name="P4">
Є за що відзначити цього тижня й підрозділи нашої Національної гвардії.Зокрема, воїнів 1-ї та 14-ї бригад оперативного призначення Нацгвардії, якіразом з усіма силами оборони й безпеки України захищають нашу державу наДонеччині, на Луганщині. Дякую вам, нацгвардійці, і за вашу стійкість, і заваше вміння силами своєї розвідки, артилерії посувати колишню «другу арміюсвіту» нижче й нижче в переліку військових сил.</text:p>
      <text:p text:style-name="P4">
Підписав сьогодні й новий указ про відзначення наших воїнів державниминагородами.</text:p>
      <text:p text:style-name="P4">
Це взірцево відважні військовослужбовці наших Десантно-штурмових військ. 134воїни… 25-та окрема повітряно-десантна Січеславська бригада, 46-та окремааеромобільна бригада, 95-та окрема десантно-штурмова бригада, 132-й окремийрозвідувальний батальйон, 148-й окремий артилерійський дивізіон та 199-йнавчальний центр ДШВ...</text:p>
      <text:p text:style-name="P4">
Кожне з усіх цих найменувань, кожен з усіх цих підрозділів – це честь, цегордість України, це героїзм наших людей. Героїзм, який назавжди робитьУкраїну вільною. Вистоявши зараз, звільняючи нашу землю зараз, даючи Україніперемоги зараз, кожен і кожна, хто бʼється заради України, дає свободу й усімновим поколінням нашого народу.</text:p>
      <text:p text:style-name="P4">
Ніколи на нашій землі не пануватимуть чужі прапори й ніколи наших людей небуде віддано на поневолення. Стійкість у боях зараз, потужність у нашихактивних діях, відвага та влучність наших воїнів щодня й щоночі – ценезалежність України, яка буде завжди. Яку ми посилюємо й будемо посилювати.</text:p>
      <text:p text:style-name="P4">
Сьогодні, як і завжди, був на звʼязку з командувачами та розвідкою.</text:p>
      <text:p text:style-name="P4">
Провів кілька нарад щодо наших міжнародних зусиль. Скоро зможу оголосити дужеважливі новини для нашої оборони, для наших відносин із партнерами.</text:p>
      <text:p text:style-name="P4">
Зустрівся зі спеціальним радником Президента Бразилії з міжнародних питань.Обговорили можливість проведення саміту у форматі Україна – Латинська Америка.Ще раз підкреслив своє запрошення для Президента Бразилії відвідати нашукраїну та побачити героїзм українців на власні очі, нашу реальнуналаштованість на мир для всієї української землі, для всіх наших міст ігромад, які зараз зазнають ударів російських терористів.</text:p>
      <text:p text:style-name="P4">
Наша формула миру, яку Україна запропонувала світу ще торік, зараз стала лишеактуальнішою. Це єдиний комплексний і єдиний реалістичний план поверненняспокою не лише нашому народу, а й усім народам планети, які прагнуть життя безагресій.</text:p>
      <text:p text:style-name="P4">
І ще одне.</text:p>
      <text:p text:style-name="P4">
Сьогодні схвалив комплексний стратегічний план реформування нашої системиправопорядку – усіх правоохоронних органів та прокуратури. Це детальнийдокумент, який розраховано на час до 27-го року.</text:p>
      <text:p text:style-name="P4">
Якщо говорити просто, ми маємо забезпечити таку систему гарантуваннясправедливості та правопорядку для нашої країни, яка відповідатиме й нашійметі швидкого вступу України у ЄС, – додаємо нашої готовності реалізувати цюмету, і, що не менш важливо, – гарантуємо ті основи нового суспільногодоговору, які очевидно окреслюються зараз при захисті нашої держави.</text:p>
      <text:p text:style-name="P4">
Кожен елемент державної системи – органи правопорядку передусім – маютьпрацювати так, щоб люди реально відчували безпеку й захищеність, щоб людиреально відчували справедливість, щоб гарантувалося на рівні інституцій, нарівні повсякденної роботи тих, по кому люди судять про державу. Довіра вдержаві, довіра до держави формуються з довіри до тих, хто діє від іменідержави. Правоохоронці, система прокуратури – ключові в цьому. Звичайно, разомз усіма іншими, хто працює в державному апараті.</text:p>
      <text:p text:style-name="P4">
Україна має стати і вже стала місцем сили Європи та всього вільного світу.Маємо забезпечити в Україні максимум безпеки, максимум свободи, максимумповаги до закону, до людини.</text:p>
      <text:p text:style-name="P4">
І це відповідь на питання, яку Україну після війни ми будуємо. Державу, якаповажає своїх людей та яку поважають у світі. Державу, чий приклад життяшанують усі. Шлях до цього починається зараз. Починається в діях, особистихрішеннях кожного й кожної, хто воює, працює заради України та заради всіхукраїнців.</text:p>
      <text:p text:style-name="P4">
Слава всім нашим воїнам, які зараз у бою! Слава нашому прекрасному народу!</text:p>
      <text:p text:style-name="P4">
Дякую всім у світі, хто допомагає нам, українцям!</text:p>
      <text:p text:style-name="P4">
<text:span text:style-name="T4">
<text:span text:style-name="T5">
Слава Україні!</text:span>
 </text:span>
</text:p>
      <text:p text:style-name="P4">
Source: <text:a xlink:type="simple" xlink:href="https://www.ukrinform.ua/rubric-ato/3708019-prezident-shvaliv-kompleksnij-strategicnij-plan-reformuvanna-sistemi-pravoporadku.html" text:style-name="Internet_20_link" text:visited-style-name="Visited_20_Internet_20_Link">
https://www.ukrinform.ua/rubric-ato/3708019-prezident-shvaliv-kompleksnij-strategicnij-plan-reformuvanna-sistemi-pravoporadku.html</text:a>
</text:p>
      <!--NEWS-->
      <text:h text:style-name="P10" text:outline-level="1">
<text:span text:style-name="T4">
У ПАР відреагували на звинувачення Штатів щодо постачання зброї до рф</text:span>
</text:h>
      <text:p text:style-name="P4">
Authors: Ukrinform (Person)</text:p>
      <text:p text:style-name="P4">
Publisher: Укринформ (Organization)</text:p>
      <text:p text:style-name="P4">
Published Time: 2023-05-11T22:54:00+03:00</text:p>
      <text:p text:style-name="P4">
Modified Time: 2023-05-11T22:54:00+03:00</text:p>
      <text:p text:style-name="P4">
Description: У ПАР відреагували на звинувачення США у постачанні зброї росії, висловивши «розчарування тим, що посол США зайняв контрпродуктивну публічну позицію». — Укрінформ.</text:p>
      <text:p text:style-name="P4">
Images: ["<text:a xlink:type="simple" xlink:href="https://static.ukrinform.com/photos/2023_05/thumb_files/630_360_1683834760-394.jpg" text:style-name="Internet_20_link" text:visited-style-name="Visited_20_Internet_20_Link">
630_360_16838...</text:a>
"]</text:p>
      <text:p text:style-name="P4">
Tags: ['ПАР', 'США', 'Зброя', 'росія', 'Війна з росією']</text:p>
      <text:p text:style-name="P4">
Type: Article</text:p>
      <!--METADATA-->
      <text:p text:style-name="P4">
<draw:frame draw:style-name="fr1" draw:name="Image289" text:anchor-type="as-char" svg:width="6.9236in" svg:height="3.956343in" draw:z-index="0">
<draw:image xlink:href="../Images/yкринформ/2023-05-11T22-54-00-03-00/630_360_1683834760-394.jpg" xlink:type="simple" xlink:show="embed" xlink:actuate="onLoad" draw:mime-type="image/jpeg"/>
</draw:frame>
 У ПАРвідреагували на звинувачення США у постачанні зброї росії, висловивши«розчарування тим, що посол США зайняв контрпродуктивну публічну позицію».</text:p>
      <text:p text:style-name="P4">
Про це передає Укрінформ із посиланням на <text:a xlink:type="simple" xlink:href="https://www.radiosvoboda.org/a/news-par-ssha-zvynuvachennya/32407640.html" text:style-name="Internet_20_link" text:visited-style-name="Visited_20_Internet_20_Link">
</text:a>
 .</text:p>
      <text:p text:style-name="P4">
«Загальновідомо, що російське судно під назвою Lady R причалило до ПівденноїАфрики. Відтоді почалися звинувачення щодо мети подорожі. Хоча на сьогоднішнійдень не було надано жодних доказів на підтримку цих звинувачень. Урядзобов’язався розпочати незалежне розслідування», – йдеться у заяві офісупрезидента країни.</text:p>
      <text:p text:style-name="P4">
<text:span text:style-name="T4">
Читайте також:</text:span>
 <text:span text:style-name="T4">
<text:a xlink:type="simple" xlink:href="https://www.ukrinform.ua/rubric-world/3703098-pivdennoafrikanska-respublika-zaklikae-putina-ne-ihati-na-samit-briks-sob-uniknuti-arestu-zmi.html" text:style-name="Internet_20_link" text:visited-style-name="Visited_20_Internet_20_Link">
 </text:a>
 </text:span>
</text:p>
      <text:p text:style-name="P4">
У заяві також зауважується, що під час нещодавніх зустрічей міжпівденноафриканською делегацією та офіційними особами США обговорювалосяпитання цього російського судна – сторони досягли домовленості про те, щорозслідування продовжать, а розвідувальні служби США нададуть будь-які докази,якими вони володіють.</text:p>
      <text:p text:style-name="P4">
«Тому викликає розчарування те, що посол США зайняв контрпродуктивну публічнупозицію, яка підриває досягнуте розуміння з цього питання», – додалипредставники ПАР.</text:p>
      <text:p text:style-name="P4">
Раніше США звинуватили <text:span text:style-name="T4">
<text:a xlink:type="simple" xlink:href="http://www.ukrinform.ua/tag-par" text:style-name="Internet_20_link" text:visited-style-name="Visited_20_Internet_20_Link">
 </text:a>
 </text:span>
 в постачаннібоєприпасів росії через російський корабель, який пришвартувався на військово-морській базі Саймонс-Таун у Кейптауні в грудні минулого року. За даними ЗМІ,ці звинувачення прозвучали від посла США в Південній Африці Рубена Бріджіті.Як сказав посол, він упевнений, що до трюм судна завантажили зброю на йогозворотному шляху до рф.</text:p>
      <text:p text:style-name="P4">
Сполучені Штати упродовж кількох місяців не раз критично висловлювалися щодозбереження владою ПАР «зручних» відносин з росією.</text:p>
      <text:p text:style-name="P4">
<text:span text:style-name="T4">
Читайте також:</text:span>
 <text:span text:style-name="T4">
<text:a xlink:type="simple" xlink:href="https://www.ukrinform.ua/rubric-world/3700846-u-par-zaperecili-namir-vijti-z-miznarodnogo-kriminalnogo-sudu.html" text:style-name="Internet_20_link" text:visited-style-name="Visited_20_Internet_20_Link">
 </text:a>
 </text:span>
</text:p>
      <text:p text:style-name="P4">
Під час голосувань ООН представники Південно-Африканської республікиутримувалися від засудження війни Росії проти України. Крім того, Преторія неприєдналася до санкцій США та європейських країн проти Москви за агресію щодоУкраїни.</text:p>
      <text:p text:style-name="P4">
Вашингтон також висловлював стурбованість і щодо участі ПАР у _<text:span text:style-name="T4">
<text:a xlink:type="simple" xlink:href="https://www.ukrinform.ua/rubric-world/3657952-par-provede-vijskovi-navcanna-razom-iz-kitaem-ta-rf.html" text:style-name="Internet_20_link" text:visited-style-name="Visited_20_Internet_20_Link">
</text:a>
 </text:span>
 _</text:p>
      <text:p text:style-name="P4">
Source: <text:a xlink:type="simple" xlink:href="https://www.ukrinform.ua/rubric-world/3708018-u-par-vidreaguvali-na-zvinuvacenna-stativ-sodo-postacanna-zbroi-do-rf.html" text:style-name="Internet_20_link" text:visited-style-name="Visited_20_Internet_20_Link">
https://www.ukrinform.ua/rubric-world/3708018-u-par-vidreaguvali-na-zvinuvacenna-stativ-sodo-postacanna-zbroi-do-rf.html</text:a>
</text:p>
      <!--NEWS-->
      <text:h text:style-name="P10" text:outline-level="1">
<text:span text:style-name="T4">
Зеленський подякував захисникам за результативну роботу на фронті</text:span>
</text:h>
      <text:p text:style-name="P4">
Authors: Ukrinform (Person)</text:p>
      <text:p text:style-name="P4">
Publisher: Укринформ (Organization)</text:p>
      <text:p text:style-name="P4">
Published Time: 2023-05-11T23:06:00+03:00</text:p>
      <text:p text:style-name="P4">
Modified Time: 2023-05-11T23:06:00+03:00</text:p>
      <text:p text:style-name="P4">
Description: Президент України Володимир Зеленський подякував українським захисникам за результативну роботу зі знищення окупантів.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ЗСУ', 'Зеленський', 'Війна з росією']</text:p>
      <text:p text:style-name="P4">
Type: Article</text:p>
      <!--METADATA-->
      <text:p text:style-name="P4">
<draw:frame draw:style-name="fr1" draw:name="Image290" text:anchor-type="as-char" svg:width="6.9236in" svg:height="3.956343in" draw:z-index="0">
<draw:image xlink:href="../Images/yкринформ/2023-05-11T23-06-00-03-00/630_360_1682862659-378.jpeg" xlink:type="simple" xlink:show="embed" xlink:actuate="onLoad" draw:mime-type="image/jpeg"/>
</draw:frame>
 ПрезидентУкраїни Володимир Зеленський подякував українським захисникам за результативнуроботу зі знищення окупантів.</text:p>
      <text:p text:style-name="P4">
Про це він сказав у традиційному <text:a xlink:type="simple" xlink:href="https://www.youtube.com/watch" text:style-name="Internet_20_link" text:visited-style-name="Visited_20_Internet_20_Link">
</text:a>
 ,передає Укрінформ.</text:p>
      <text:p text:style-name="P4">
_Відео:<text:a xlink:type="simple" xlink:href="https://t.me/OP_UA/9472" text:style-name="Internet_20_link" text:visited-style-name="Visited_20_Internet_20_Link">
 </text:a>
 _</text:p>
      <text:p text:style-name="P4">
"Сьогодні у мене почесне і дуже приємне завдання для цього звернення – маючесть подякувати нашим воїнам і підрозділам, які особливо відзначились узахисті держави від початку цього тижня. ОСУВ «Хортиця» – 3-тя і 5-та окреміштурмові бригади та 28-ма окрема механізована бригада імені Лицарів ЗимовогоПоходу… Дякую всім вам, хлопці, – кожному солдату, сержанту й офіцеру – занадзвичайно успішні дії зі знищення окупантів. Дуже добрий результат!", -сказав Президент.</text:p>
      <text:p text:style-name="P4">
<text:span text:style-name="T4">
Читайте також:</text:span>
 <text:a xlink:type="simple" xlink:href="https://www.ukrinform.ua/rubric-ato/3707893-zelenskij-vidznaciv-nagorodami-134-zahisnikiv-122-iz-nih-posmertno.html" text:style-name="Internet_20_link" text:visited-style-name="Visited_20_Internet_20_Link">
 <text:span text:style-name="T4">
Зеленський</text:span>
 </text:a>
</text:p>
      <text:p text:style-name="P4">
Глава держави відзначив ОСУВ «Таврія» – воїнів 44-ї окремої артилерійськоїбригади імені гетьмана Данила Апостола, 55-ї окремої артилерійської бригади«Запорізька Січ», 59-ї окремої мотопіхотної бригади імені Якова Гандзюка та79-ї окремої бригади ДШВ…</text:p>
      <text:p text:style-name="P4">
"Дякую всім вам за міцність на позиціях і силу в боях, за натхнення доперемоги, яке ви даєте всій Україні своєю влучністю та відвагою", - сказавВолодимир Зеленський.</text:p>
      <text:p text:style-name="P4">
Також президент згадав ОСУВ «Одеса» та подякував їм бійцям 406-ї окремоїартилерійської бригади імені генерал-хорунжого Олексія Алмазова за чудовірезультати у знищенні місць зосередження ворога.</text:p>
      <text:p text:style-name="P4">
<text:span text:style-name="T4">
Читайте також:</text:span>
 <text:a xlink:type="simple" xlink:href="https://www.ukrinform.ua/rubric-ato/3707865-na-pivdni-vorog-u-panici-rozporosue-zusilla-na-kilka-napramkiv-gumenuk.html" text:style-name="Internet_20_link" text:visited-style-name="Visited_20_Internet_20_Link">
 </text:a>
</text:p>
      <text:p text:style-name="P4">
Також Володимир Зеленський відзначив вміння мінусувати ворожу техніку бійцівартилерійських розрахунків 63-ї окремої механізованої бригади.</text:p>
      <text:p text:style-name="P4">
"Кожен ваш влучний удар, наші герої, – це збережені життя українців. Дякуювам!", - сказав глава держави.</text:p>
      <text:p text:style-name="P4">
Також цього тижня, за його словами, відзначилися і підрозділи Національноїгвардії. Зокрема, воїни 1-ї та 14-ї бригад оперативного призначенняНацгвардії, які разом із усіма силами оборони та безпеки України захищаютьнашу державу на Донеччині та Луганщині.</text:p>
      <text:p text:style-name="P4">
<text:span text:style-name="T4">
Читайте також:</text:span>
 <text:a xlink:type="simple" xlink:href="https://www.ukrinform.ua/rubric-ato/3707724-ne-mozna-dopustiti-zamorozenna-vijni-ci-povtorenna-minskih-ugod-zelenskij.html" text:style-name="Internet_20_link" text:visited-style-name="Visited_20_Internet_20_Link">
 <text:span text:style-name="T4">
Зеленський</text:span>
 </text:a>
</text:p>
      <text:p text:style-name="P4">
Президент подякував нацгвардійцям, за стійкість, і за уміння силами своєїрозвідки і артилерії посувати колишню «другу армію світу» нижче і нижче впереліку військових сил.</text:p>
      <text:p text:style-name="P4">
Як повідомляв Укрінформ, <text:a xlink:type="simple" xlink:href="https://www.ukrinform.ua/rubric-ato/3707954-zsu-vrazili-visim-vorozih-punktiv-upravlinna-zasib-ppo-ta-dvi-vazlivi-cili-voroga.html" text:style-name="Internet_20_link" text:visited-style-name="Visited_20_Internet_20_Link">
 </text:a>
 російських загарбників, а також знищили 8 ворожих пунктівуправління, засіб ППО та 2 «важливі цілі» ворога.</text:p>
      <text:p text:style-name="P4">
Фото: ОП</text:p>
      <text:p text:style-name="P4">
Source: <text:a xlink:type="simple" xlink:href="https://www.ukrinform.ua/rubric-ato/3708021-zelenskij-podakuvav-zahisnikam-za-rezultativnu-robotu-na-fronti.html" text:style-name="Internet_20_link" text:visited-style-name="Visited_20_Internet_20_Link">
https://www.ukrinform.ua/rubric-ato/3708021-zelenskij-podakuvav-zahisnikam-za-rezultativnu-robotu-na-fronti.html</text:a>
</text:p>
      <!--NEWS-->
      <text:h text:style-name="P10" text:outline-level="1">
<text:span text:style-name="T4">
Енергоатом готується швидко змінити персонал ЗАЕС після деокупації</text:span>
</text:h>
      <text:p text:style-name="P4">
Authors: Ukrinform (Person)</text:p>
      <text:p text:style-name="P4">
Publisher: Укринформ (Organization)</text:p>
      <text:p text:style-name="P4">
Published Time: 2023-05-11T23:15:00+03:00</text:p>
      <text:p text:style-name="P4">
Modified Time: 2023-05-11T23:15:00+03:00</text:p>
      <text:p text:style-name="P4">
Description: НАЕК «Енергоатом» проводить підготовку персоналу, який повинен зайти на Запорізьку АЕС одразу після деокупації і почати працювати. — Укрінформ.</text:p>
      <text:p text:style-name="P4">
Images: ["<text:a xlink:type="simple" xlink:href="https://static.ukrinform.com/photos/2020_05/thumb_files/630_360_1589906243-565.jpg" text:style-name="Internet_20_link" text:visited-style-name="Visited_20_Internet_20_Link">
630_360_15899...</text:a>
"]</text:p>
      <text:p text:style-name="P4">
Tags: ['Енергоатом', 'Запорізька АЕС', 'Петро Котін', 'Єдині новини']</text:p>
      <text:p text:style-name="P4">
Type: Article</text:p>
      <!--METADATA-->
      <text:p text:style-name="P4">
<draw:frame draw:style-name="fr1" draw:name="Image291" text:anchor-type="as-char" svg:width="6.9236in" svg:height="3.956343in" draw:z-index="0">
<draw:image xlink:href="../Images/yкринформ/2023-05-11T23-15-00-03-00/630_360_1589906243-565.jpg" xlink:type="simple" xlink:show="embed" xlink:actuate="onLoad" draw:mime-type="image/jpeg"/>
</draw:frame>
 НАЕК«Енергоатом» проводить підготовку персоналу, який повинен зайти на ЗапорізькуАЕС одразу після деокупації і почати працювати.</text:p>
      <text:p text:style-name="P4">
Як передає Укрінформ, про це повідомив президент НАЕК «Енергоатом» Петро Котінв ефірі телемарафону «Єдині новини».</text:p>
      <text:p text:style-name="P4">
«Ми готуємось зараз на (підконтрольній - ред.) території України. У насперебуває персонал, який виїхав з Енергодара. Він працює на наших іншихвідокремлених підрозділах, в тому числі на атомних станціях, але мипідтримуємо його готовність виїхати на Запорізьку АЕС за першим викликом», -сказав Котін.</text:p>
      <text:p text:style-name="P4">
<text:span text:style-name="T4">
Читайте також:</text:span>
 <text:span text:style-name="T4">
<text:a xlink:type="simple" xlink:href="https://www.ukrinform.ua/rubric-ato/3707651-zagarbniki-rozgrabuvali-usi-medicni-ustanovi-energodara-ta-pidpriemstva-navkolo-zaes-vijskovi.html" text:style-name="Internet_20_link" text:visited-style-name="Visited_20_Internet_20_Link">
 </text:a>
 </text:span>
</text:p>
      <text:p text:style-name="P4">
За його словами, Енергоатом також готує вахти на атомних станціях, повні зміниперсоналу, які потрібні будуть у випадку нестачі персоналу на Запорізькій АЕСпісля деокупації.</text:p>
      <text:p text:style-name="P4">
Котін нагадав, що є ознаки підготовки окупантів до «евакуації». Зокрема,проводилося спеціальне тренування персоналу «росатома» і військових дляшвидкого виїзду зі станції.</text:p>
      <text:p text:style-name="P4">
Як повідомлялося, загарбники ведуть підготовку до «евакуації» з <text:span text:style-name="T4">
<text:a xlink:type="simple" xlink:href="https://www.ukrinform.ua/tag-energodar" text:style-name="Internet_20_link" text:visited-style-name="Visited_20_Internet_20_Link">
</text:a>
 </text:span>
 близько 2,7 тис. працівниківЗапорізької АЕС і їхніх сімей.</text:p>
      <text:p text:style-name="P4">
Source: <text:a xlink:type="simple" xlink:href="https://www.ukrinform.ua/rubric-economy/3707977-energoatom-gotuetsa-svidko-zminiti-personal-zaes-pisla-deokupacii.html" text:style-name="Internet_20_link" text:visited-style-name="Visited_20_Internet_20_Link">
https://www.ukrinform.ua/rubric-economy/3707977-energoatom-gotuetsa-svidko-zminiti-personal-zaes-pisla-deokupacii.html</text:a>
</text:p>
      <!--NEWS-->
      <text:h text:style-name="P10" text:outline-level="1">
<text:span text:style-name="T4">
Президент відзначив державними нагородами 134 десантників</text:span>
</text:h>
      <text:p text:style-name="P4">
Authors: Ukrinform (Person)</text:p>
      <text:p text:style-name="P4">
Publisher: Укринформ (Organization)</text:p>
      <text:p text:style-name="P4">
Published Time: 2023-05-11T23:23:00+03:00</text:p>
      <text:p text:style-name="P4">
Modified Time: 2023-05-11T23:23:00+03:00</text:p>
      <text:p text:style-name="P4">
Description: Президент України Володимир Зеленський відзначив державними нагородами 134 десантників. — Укрінформ.</text:p>
      <text:p text:style-name="P4">
Images: ["<text:a xlink:type="simple" xlink:href="https://static.ukrinform.com/photos/2022_09/thumb_files/630_360_1664353648-814.jpeg" text:style-name="Internet_20_link" text:visited-style-name="Visited_20_Internet_20_Link">
630_360_16643...</text:a>
"]</text:p>
      <text:p text:style-name="P4">
Tags: ['ЗСУ', 'Зеленський', 'Війна з росією']</text:p>
      <text:p text:style-name="P4">
Type: Article</text:p>
      <!--METADATA-->
      <text:p text:style-name="P4">
<draw:frame draw:style-name="fr1" draw:name="Image292" text:anchor-type="as-char" svg:width="6.9236in" svg:height="3.956343in" draw:z-index="0">
<draw:image xlink:href="../Images/yкринформ/2023-05-11T23-23-00-03-00/630_360_1664353648-814.jpeg" xlink:type="simple" xlink:show="embed" xlink:actuate="onLoad" draw:mime-type="image/jpeg"/>
</draw:frame>
 ПрезидентУкраїни Володимир Зеленський відзначив державними нагородами 134 десантників.</text:p>
      <text:p text:style-name="P4">
Про це він сказав під час <text:a xlink:type="simple" xlink:href="https://t.me/V_Zelenskiy_official/6195" text:style-name="Internet_20_link" text:visited-style-name="Visited_20_Internet_20_Link">
</text:a>
, передає Укрінформ.</text:p>
      <text:p text:style-name="P4">
"Підписав сьогодні й новий указ про відзначення наших воїнів державниминагородами. Це взірцево відважні військовослужбовці наших Десантно-штурмовихвійськ. 134 воїни... 25-та окрема повітряно-десантна Січеславська бригада,46-та окрема аеромобільна бригада, 95-та окрема десантно-штурмова бригада,132-й окремий розвідувальний батальйон, 148-й окремий артилерійський дивізіонта 199-й навчальний центр ДШВ... Кожне з усіх цих найменувань, кожен з усіхцих підрозділів – це честь, це гордість України, це героїзм наших людей.Героїзм, який назавжди робить Україну вільною", - сказав Президент.</text:p>
      <text:p text:style-name="P4">
<text:span text:style-name="T4">
Читайте також:</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Глава держави наголосив, що вистоявши зараз проти ворога, кожен захисник тазахисниця України дають свободу й усім новим поколінням нашого народу.</text:p>
      <text:p text:style-name="P4">
"Ніколи на нашій землі не пануватимуть чужі прапори й ніколи наших людей небуде віддано на поневолення. Стійкість у боях зараз, потужність у нашихактивних діях, відвага та влучність наших воїнів щодня й щоночі – ценезалежність України, яка буде завжди. Яку ми посилюємо й будемо посилювати",- сказав Володимир Зеленський.</text:p>
      <text:p text:style-name="P4">
Як повідомляв Укрінформ, _<text:span text:style-name="T4">
<text:a xlink:type="simple" xlink:href="https://www.ukrinform.ua/rubric-ato/3707954-zsu-vrazili-visim-vorozih-punktiv-upravlinna-zasib-ppo-ta-dvi-vazlivi-cili-voroga.html" text:style-name="Internet_20_link" text:visited-style-name="Visited_20_Internet_20_Link">
 </text:a>
 </text:span>
 _ , а також знищили 8 ворожих пунктів управління,засіб ППО та 2 «важливі цілі» ворога.</text:p>
      <text:p text:style-name="P4">
Source: <text:a xlink:type="simple" xlink:href="https://www.ukrinform.ua/rubric-ato/3708022-prezident-vidznaciv-derzavnimi-nagorodami-134-desantnikiv.html" text:style-name="Internet_20_link" text:visited-style-name="Visited_20_Internet_20_Link">
https://www.ukrinform.ua/rubric-ato/3708022-prezident-vidznaciv-derzavnimi-nagorodami-134-desantnikiv.html</text:a>
</text:p>
      <!--NEWS-->
      <text:h text:style-name="P10" text:outline-level="1">
<text:span text:style-name="T4">
Через ворожий обстріл у Херсоні майже знищена гімназія</text:span>
</text:h>
      <text:p text:style-name="P4">
Authors: Ukrinform (Person)</text:p>
      <text:p text:style-name="P4">
Publisher: Укринформ (Organization)</text:p>
      <text:p text:style-name="P4">
Published Time: 2023-05-11T23:36:00+03:00</text:p>
      <text:p text:style-name="P4">
Modified Time: 2023-05-11T23:36:00+03:00</text:p>
      <text:p text:style-name="P4">
Description: Через ворожий обстріл у Херсоні майже знищена гімназія №20. — Укрінформ.</text:p>
      <text:p text:style-name="P4">
Images: ["<text:a xlink:type="simple" xlink:href="https://static.ukrinform.com/photos/2023_05/thumb_files/630_360_1683831164-698.jpg" text:style-name="Internet_20_link" text:visited-style-name="Visited_20_Internet_20_Link">
630_360_16838...</text:a>
"]</text:p>
      <text:p text:style-name="P4">
Tags: ['Херсон', 'Обстріл', 'Війна з росією']</text:p>
      <text:p text:style-name="P4">
Type: Article</text:p>
      <!--METADATA-->
      <text:p text:style-name="P4">
<draw:frame draw:style-name="fr1" draw:name="Image293" text:anchor-type="as-char" svg:width="6.9236in" svg:height="3.956343in" draw:z-index="0">
<draw:image xlink:href="../Images/yкринформ/2023-05-11T23-36-00-03-00/630_360_1683831164-698.jpg" xlink:type="simple" xlink:show="embed" xlink:actuate="onLoad" draw:mime-type="image/jpeg"/>
</draw:frame>
 Черезворожий обстріл у Херсоні майже знищена гімназія №20.</text:p>
      <text:p text:style-name="P4">
Про це начальник Херсонської міської військової адміністрації Роман Мрочкоповідомив у <text:a xlink:type="simple" xlink:href="https://t.me/roman_mrochko/274" text:style-name="Internet_20_link" text:visited-style-name="Visited_20_Internet_20_Link">
 </text:a>
 , передає Укрінформ</text:p>
      <text:p text:style-name="P4">
«Херсон: гімназія 20 майже знищена!», - йдеться у повідомленні.</text:p>
      <text:p text:style-name="P4">
<text:span text:style-name="T4">
Читайте також:</text:span>
 _<text:span text:style-name="T4">
<text:a xlink:type="simple" xlink:href="https://www.ukrinform.ua/rubric-ato/3707972-u-hersoni-rosiani-obstrilali-teritoriu-komunalnogo-pidpriemstva.html" text:style-name="Internet_20_link" text:visited-style-name="Visited_20_Internet_20_Link">
 </text:a>
 </text:span>
 _</text:p>
      <text:p text:style-name="P4">
Як інформують в МВА, охорона залишилася живою.</text:p>
      <text:p text:style-name="P4">
Як повідомляв Укрінформ, _<text:span text:style-name="T4">
<text:a xlink:type="simple" xlink:href="https://www.ukrinform.ua/rubric-ato/3707907-vorog-obstrilav-iz-artilerii-osvitnij-zaklad-u-hersoni.html" text:style-name="Internet_20_link" text:visited-style-name="Visited_20_Internet_20_Link">
 </text:a>
 </text:span>
 _Херсона.</text:p>
      <text:p text:style-name="P4">
<text:span text:style-name="T5">
Фото: Роман Мрочко, Телеграм</text:span>
</text:p>
      <text:p text:style-name="P4">
Source: <text:a xlink:type="simple" xlink:href="https://www.ukrinform.ua/rubric-regions/3708008-cerez-vorozij-obstril-u-hersoni-majze-znisena-gimnazia.html" text:style-name="Internet_20_link" text:visited-style-name="Visited_20_Internet_20_Link">
https://www.ukrinform.ua/rubric-regions/3708008-cerez-vorozij-obstril-u-hersoni-majze-znisena-gimnazia.html</text:a>
</text:p>
      <!--NEWS-->
      <text:h text:style-name="P10" text:outline-level="1">
<text:span text:style-name="T4">
Потрібна така система правопорядку, яка відповідатиме меті швидкого вступу у ЄС - Зеленський</text:span>
</text:h>
      <text:p text:style-name="P4">
Authors: Ukrinform (Person)</text:p>
      <text:p text:style-name="P4">
Publisher: Укринформ (Organization)</text:p>
      <text:p text:style-name="P4">
Published Time: 2023-05-11T23:44:00+03:00</text:p>
      <text:p text:style-name="P4">
Modified Time: 2023-05-11T23:44:00+03:00</text:p>
      <text:p text:style-name="P4">
Description: Україні потрібна така система правопорядку, яка відповідатиме меті швидкого вступу у ЄС.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Прокуратура', 'Зеленський', 'Документи']</text:p>
      <text:p text:style-name="P4">
Type: Article</text:p>
      <!--METADATA-->
      <text:p text:style-name="P4">
<draw:frame draw:style-name="fr1" draw:name="Image294" text:anchor-type="as-char" svg:width="6.9236in" svg:height="3.956343in" draw:z-index="0">
<draw:image xlink:href="../Images/yкринформ/2023-05-11T23-44-00-03-00/630_360_1679682020-565.jpeg" xlink:type="simple" xlink:show="embed" xlink:actuate="onLoad" draw:mime-type="image/jpeg"/>
</draw:frame>
 Україніпотрібна така система правопорядку, яка відповідатиме меті швидкого вступу уЄС.</text:p>
      <text:p text:style-name="P4">
Про це Президент Володимир Зеленський сказав під час <text:a xlink:type="simple" xlink:href="https://www.youtube.com/watch" text:style-name="Internet_20_link" text:visited-style-name="Visited_20_Internet_20_Link">
</text:a>
 ,передає Укрінформ.</text:p>
      <text:p text:style-name="P4">
"Сьогодні схвалив комплексний стратегічний план реформування нашої системиправопорядку – усіх правоохоронних органів та прокуратури. Це детальнийдокумент, який розраховано на час до 27-го року. Якщо говорити просто, мимаємо забезпечити таку систему гарантування справедливості та правопорядку длянашої країни, яка відповідатиме й нашій меті швидкого вступу України у ЄС", -сказав Зеленський.</text:p>
      <text:p text:style-name="P4">
<text:span text:style-name="T4">
Читайте також:</text:span>
 <text:span text:style-name="T4">
<text:a xlink:type="simple" xlink:href="https://www.ukrinform.ua/rubric-ato/3708019-prezident-shvaliv-kompleksnij-strategicnij-plan-reformuvanna-sistemi-pravoporadku.html" text:style-name="Internet_20_link" text:visited-style-name="Visited_20_Internet_20_Link">
 </text:a>
 </text:span>
</text:p>
      <text:p text:style-name="P4">
Президент відзначив, що органи правопорядку, як елемент державної системи,мають працювати так, щоб безпека, захищеність, справедливість, якігарантуються на рівні інституцій, відчувалися на рівні повсякденної роботитих, по кому люди судять про державу.</text:p>
      <text:p text:style-name="P4">
"Довіра в державі, довіра до держави формуються з довіри до тих, хто діє відімені держави. Правоохоронці, система прокуратури – ключові в цьому. Звичайно,разом з усіма іншими, хто працює в державному апараті", - сказав Зеленський.</text:p>
      <text:p text:style-name="P4">
<text:span text:style-name="T4">
Читайте також:</text:span>
 <text:span text:style-name="T4">
<text:a xlink:type="simple" xlink:href="https://www.ukrinform.ua/rubric-ato/3708021-zelenskij-podakuvav-zahisnikam-za-rezultativnu-robotu-na-fronti.html" text:style-name="Internet_20_link" text:visited-style-name="Visited_20_Internet_20_Link">
 </text:a>
 </text:span>
</text:p>
      <text:p text:style-name="P4">
За його словами, забезпечення в Україні максимальних безпеки, свободи, повагидо закону, до людини і є відповіддю на питання, яку Україну після війни мибудуємо.</text:p>
      <text:p text:style-name="P4">
Як повідомляв Укрінформ, раніше Сполучені Штати заявили, що _<text:span text:style-name="T4">
<text:a xlink:type="simple" xlink:href="https://www.ukrinform.ua/rubric-polytics/3708010-ssa-vistupaut-na-pidtrimku-pravosudda-ta-vidpovidalnosti-za-voenni-zlocini-derzdep.html" text:style-name="Internet_20_link" text:visited-style-name="Visited_20_Internet_20_Link">
</text:a>
 </text:span>
 _ тапритягнення до відповідальності за воєнні злочини в Україні.</text:p>
      <text:p text:style-name="P4">
<text:span text:style-name="T5">
Фото: ОП</text:span>
</text:p>
      <text:p text:style-name="P4">
Source: <text:a xlink:type="simple" xlink:href="https://www.ukrinform.ua/rubric-society/3708024-potribna-taka-sistema-pravoporadku-aka-vidpovidatime-meti-svidkogo-vstupu-u-es-zelenskij.html" text:style-name="Internet_20_link" text:visited-style-name="Visited_20_Internet_20_Link">
https://www.ukrinform.ua/rubric-society/3708024-potribna-taka-sistema-pravoporadku-aka-vidpovidatime-meti-svidkogo-vstupu-u-es-zelenskij.html</text:a>
</text:p>
      <!--NEWS-->
      <text:h text:style-name="P10" text:outline-level="1">
<text:span text:style-name="T4">
Резніков розповів про новий проєкт із навчання українських офіцерів у Латвії</text:span>
</text:h>
      <text:p text:style-name="P4">
Authors: Ukrinform (Person)</text:p>
      <text:p text:style-name="P4">
Publisher: Укринформ (Organization)</text:p>
      <text:p text:style-name="P4">
Published Time: 2023-05-11T23:55:00+03:00</text:p>
      <text:p text:style-name="P4">
Modified Time: 2023-05-11T23:55:00+03:00</text:p>
      <text:p text:style-name="P4">
Description: Міністр оборони України Олексій Резніков повідомив у четвер про новий проєкт навчання українських молодших офіцерів у Латвії канадськими та латвійськими інструкторами. — Укрінформ.</text:p>
      <text:p text:style-name="P4">
Images: ["<text:a xlink:type="simple" xlink:href="https://static.ukrinform.com/photos/2023_03/thumb_files/630_360_1678277232-607.jpg" text:style-name="Internet_20_link" text:visited-style-name="Visited_20_Internet_20_Link">
630_360_16782...</text:a>
"]</text:p>
      <text:p text:style-name="P4">
Tags: ['Канада', 'Латвія', 'Військові навчання', 'Резніков']</text:p>
      <text:p text:style-name="P4">
Type: Article</text:p>
      <!--METADATA-->
      <text:p text:style-name="P4">
<draw:frame draw:style-name="fr1" draw:name="Image295" text:anchor-type="as-char" svg:width="6.9236in" svg:height="3.956343in" draw:z-index="0">
<draw:image xlink:href="../Images/yкринформ/2023-05-11T23-55-00-03-00/630_360_1678277232-607.jpg" xlink:type="simple" xlink:show="embed" xlink:actuate="onLoad" draw:mime-type="image/jpeg"/>
</draw:frame>
 Міністроборони України Олексій Резніков повідомив у четвер про новий проєкт навчанняукраїнських молодших офіцерів у Латвії канадськими та латвійськимиінструкторами.</text:p>
      <text:p text:style-name="P4">
Про це він написав у своєму <text:a xlink:type="simple" xlink:href="https://twitter.com/oleksiireznikov/status/1656661075864227845" text:style-name="Internet_20_link" text:visited-style-name="Visited_20_Internet_20_Link">
</text:a>
 , передаєУкрінформ.</text:p>
      <text:p text:style-name="P4">
«Вірю, що канадські та латвійські інструктори зроблять усе можливе, щобдопомогти нашим воїнам навчитися воювати та перемагати. Освіта – запорукауспіху», – написав міністр.</text:p>
      <text:p text:style-name="P4">
Він повідомив, що його колеги, міністр оборони Канади Аніта Ананд та міністроборони Латвії Інара Мурнієце, запустили новий амбітний проєкт із навчанняукраїнських молодших офіцерів у <text:span text:style-name="T4">
<text:a xlink:type="simple" xlink:href="https://www.ukrinform.ua/tag-latvia" text:style-name="Internet_20_link" text:visited-style-name="Visited_20_Internet_20_Link">
 </text:a>
 </text:span>
.</text:p>
      <text:p text:style-name="P4">
За словами Резнікова, військові з України опановуватимуть процес планування такомандування, координацію маневрів та ведення розвідки.</text:p>
      <text:p text:style-name="P4">
Наприкінці допису український міністр оборони подякував канадському талатвійському народам за підтримку України.</text:p>
      <text:p text:style-name="P4">
«Ми будемо святкувати перемогу разом», – зазначив Резніков.</text:p>
      <text:p text:style-name="Quotations">

<text:p text:style-name="P4">
My and colleagues <text:a xlink:type="simple" xlink:href="https://twitter.com/AnitaAnandMP" text:style-name="Internet_20_link" text:visited-style-name="Visited_20_Internet_20_Link">
 </text:a>
&gt;
 and <text:a xlink:type="simple" xlink:href="https://twitter.com/IMurniece" text:style-name="Internet_20_link" text:visited-style-name="Visited_20_Internet_20_Link">
 </text:a>
 launched a new&gt;
 ambitious project for training brave Ukrainian junior officers in Latvia.  &gt;
  They will master the process of planning and orders, maneuver coordination,&gt;
 intelligence reconnaissance, etc.  &gt;
  I believe that Canadian and…&gt;
&gt;
 — Oleksii Reznikov (@oleksiireznikov) <text:a xlink:type="simple" xlink:href="https://twitter.com/oleksiireznikov/status/1656661075864227845" text:style-name="Internet_20_link" text:visited-style-name="Visited_20_Internet_20_Link">
&gt;
 </text:a>
</text:p>

</text:p>
      <text:p text:style-name="P4">
<text:span text:style-name="T4">
Читайте також:</text:span>
 <text:span text:style-name="T4">
<text:a xlink:type="simple" xlink:href="https://www.ukrinform.ua/rubric-ato/3703662-instruktori-z-novoi-zelandii-vcat-ukrainskih-novobranciv-boam-na-peredovij.html" text:style-name="Internet_20_link" text:visited-style-name="Visited_20_Internet_20_Link">
 </text:a>
 </text:span>
</text:p>
      <text:p text:style-name="P4">
“Канада та Латвія спільно навчатимуть українських військових на територіїЛатвії, починаючи вже з 15 травня. У партнерстві між Збройними силами Канадита Латвії ми проводитимемо навчання із розвитку лідерських навичоквійськовослужбовців ЗСУ”, - сказала міністр оборони Канади Ананд у четвер, 11травня.</text:p>
      <text:p text:style-name="P4">
За її словами, у рамках цієї нової програми українські молодші офіцеринавчатимуться “відповідальності на полі бою, процесу планування та наданнянаказів, координації маневрів, збору розвідувальних даних, планування тавиконання”.</text:p>
      <text:p text:style-name="P4">
Як повідомляв Укрінформ, _<text:span text:style-name="T4">
<text:a xlink:type="simple" xlink:href="https://www.ukrinform.ua/rubric-ato/3707512-kanada-ta-latvia-navcatimut-ukrainskih-oficeriv-liderskih-navicok.html" text:style-name="Internet_20_link" text:visited-style-name="Visited_20_Internet_20_Link">
 </text:a>
 </text:span>
 _ , що зосередиться на розвитку їх лідерських навичок.</text:p>
      <text:p text:style-name="P4">
Source: <text:a xlink:type="simple" xlink:href="https://www.ukrinform.ua/rubric-ato/3707939-reznikov-rozpoviv-pro-novij-proekt-iz-navcanna-ukrainskih-oficeriv-u-latvii.html" text:style-name="Internet_20_link" text:visited-style-name="Visited_20_Internet_20_Link">
https://www.ukrinform.ua/rubric-ato/3707939-reznikov-rozpoviv-pro-novij-proekt-iz-navcanna-ukrainskih-oficeriv-u-latvii.html</text:a>
</text:p>
      <!--NEWS-->
      <text:h text:style-name="P10" text:outline-level="1">
<text:span text:style-name="T4">
Військовий комітет НАТО підтвердив непохитну підтримку України</text:span>
</text:h>
      <text:p text:style-name="P4">
Author: ['АРМІЯINFORM']</text:p>
      <text:p text:style-name="P4">
Time: 2023-05-11T33:00:00-04:00</text:p>
      <text:p text:style-name="P4">
Description: Керівники оборони країн-союзниць, які провели сьогодні зустріч у форматі Військ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b-bauer.jpg" text:style-name="Internet_20_link" text:visited-style-name="Visited_20_Internet_20_Link">
rob-bauer.jpg</text:a>
']</text:p>
      <text:p text:style-name="P4">
Tags: ['STOPRUSSIA', 'АГРЕСІЯ РФ', 'ВІЙСЬКОВИЙ КОМІТЕТ НАТО', 'НАТО', 'РОБ БАУЕР']</text:p>
      <text:p text:style-name="P4">
Category: News</text:p>
      <!--METADATA-->
      <text:p text:style-name="P4">
<draw:frame draw:style-name="fr1" draw:name="Image296" text:anchor-type="as-char" svg:width="6.9236in" svg:height="4.615733in" draw:z-index="0">
<draw:image xlink:href="../Images/AРМІЯINFORM/2023-05-11T33-00-00-04-00/rob-bauer.jpg" xlink:type="simple" xlink:show="embed" xlink:actuate="onLoad" draw:mime-type="image/jpeg"/>
</draw:frame>
Адмірал Роб Бауер. Фото: Johanna Geron / Reuters</text:p>
      <text:p text:style-name="P4">
Керівники оборони країн-союзниць, які провели сьогодні зустріч у форматіВійськового комітету НАТО, визначили стратегічні напрямки розвиткуспроможностей Альянсу та підтвердили непохитну підтримку України у її боротьбіпроти російської агресії.</text:p>
      <text:p text:style-name="P4">
Як <text:a xlink:type="simple" xlink:href="https://www.ukrinform.ua/rubric-polytics/3707468-vijskovij-komitet-nato-pidtverdiv-nepohitnu-pidtrimku-ukraini.html" text:style-name="Internet_20_link" text:visited-style-name="Visited_20_Internet_20_Link">
повідомляє</text:a>
 Укрінформ, про цесьогодні під час пресконференції у штаб-квартирі НАТО сказав головаВійськового комітету адмірал Роб Бауер.</text:p>
      <text:p text:style-name="P4">
Військовий комітет НАТО є найвищим органом військового управління Альянсу,який визначає потреби оборони та розвитку збройних сил для забезпеченняколективної оборони союзників, на виконання політичних рішень лідерів країнНАТО.</text:p>
      <text:p text:style-name="P4">
«Війна, яку росія розраховувала завершити за три дні, вступила у п’ятнадцятиймісяць. Зростаюча рішучість та мужність українських військ та українськогонароду продовжують нас вражати. Сьогодні ми присвятили спеціальну сесіюрозгляду воєнної ситуації в Україні та навколо неї. Український військовийпредставник надав деталізовану інформацію щодо ситуації на місцях, та виклавпотреби України для продовження боротьби за те, що належить їй по праву», —сказав адмірал Бауер.</text:p>
      <text:p text:style-name="P4">
«Керівники оборони країн-союзниць підтвердили свою незмінну підтримку, — немаєжодних сумнівів, що НАТО буде підтримувати Україну так довго, як це буденеобхідним», — додав керівник Військового комітету НАТО.</text:p>
      <text:p text:style-name="P4">
Він застеріг проти хибних помилок в оцінці поведінки росії: вона не зупинитьсяв Україні, оскільки її амбіції сягають далеко за російські кордони. Це знайшлосвій прояв в Абхазії та у Північній Осетії, у Придністров’ї тощо. Раз за разомросія намагалася порушити основи міжнародного порядку, що оснований направилах. Саме вона підштовхнула НАТО до посилення колективної оборони. Цестосується не лише країн Альянсу та України, але всіх вільних демократій поусьому світу.</text:p>
      <text:p text:style-name="P4">
«Фундаментальна різниця між реагуванням на кризи та колективною обороною втому, що в обороні не ми, але наш противник визначає часові рамки. Ми маємобути готовими до факту, що конфлікт може проявитися у будь-який час. НАТОготувалося до цієї нової ери роками. Ми проводили моніторинг тенденцій удедалі зростаючій агресивності в поведінці росії. Разом ми здійснили найбільшепосилення колективної оборони з часів завершення холодної війни. Але ця роботаще не завершена», — сказав військовий керівник Альянсу.</text:p>
      <text:p text:style-name="P4">
Він зауважив, що сьогодні Військовий комітет розглянув регіональні плани зрозвитку військових спроможностей Альянсу, які точно визначатимуть, якіресурси і спроможності потрібні союзникам для надійної оборони проти будь-якого потенційного агресора. Ці плани будуть винесені на розгляд глав державта урядів НАТО під час саміту у Вільнюсі у липні поточного року.</text:p>
      <text:p text:style-name="P4">
«Всі наші зусилля зосереджені на тому, щоб політична воля країн-союзницьспівпадала з їх військовими спроможностями. Це більш важливо зараз, ніж будь-коли раніше. російська агресивна війна проти України є найбільшою загрозою дляєвроатлантичної безпеки протягом десятиліть. Протягом минулого року світнезворотньо змінився. НАТО буде продовжувати робити те, що вміє найкраще, —об’єднувати, адаптуватися та захищати», — сказав Роб Бауер.</text:p>
      <text:p text:style-name="P4">
Він нагадав, що зараз збройні сили країн-союзниць об’єднують 3,2 мільйоналюдей у військових одностроях, і всі вони працюють для однієї мети — надійнозахистити мільярд громадян, що проживають на території Альянсу, тадемократичні цінності, які вони поділяють. Їх відданість та рішучістьнадсилають чіткий сигнал потенційному агресору — НАТО буде захищати кожен дюймвласної території.</text:p>
      <text:p text:style-name="P4">
«Це також свідчить про те, що разом ми є набагато сильнішими, ніж поодинці», —наголосив адмірал.</text:p>
      <text:p text:style-name="P4">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NEWS-->
      <text:h text:style-name="P10" text:outline-level="1">
<text:span text:style-name="T4">
Окупанти припинили виплачувати зарплату працівникам своїх адміністрацій</text:span>
</text:h>
      <text:p text:style-name="P4">
Author: ['АРМІЯINFORM']</text:p>
      <text:p text:style-name="P4">
Time: 2023-05-11T34:00:00-04:00</text:p>
      <text:p text:style-name="P4">
Description: Окупаційні адміністрації на тимчасово окупованих територіях Запоріжжя залишили б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atrymanyj-kolaborant.jpg" text:style-name="Internet_20_link" text:visited-style-name="Visited_20_Internet_20_Link">
zatrymanyj-kolaborant.jpg</text:a>
']</text:p>
      <text:p text:style-name="P4">
Tags: ['ЗАПОРІЖЖЯ', 'КОЛАБОРАНТИ', 'ОКУПАНТИ', 'ТИМЧАСОВО ОКУПОВАНІ ТЕРИТОРІЇ', 'ЦЕНТР НАЦІОНАЛЬНОГО СПРОТИВУ']</text:p>
      <text:p text:style-name="P4">
Category: News</text:p>
      <!--METADATA-->
      <text:p text:style-name="P4">
<draw:frame draw:style-name="fr1" draw:name="Image297" text:anchor-type="as-char" svg:width="6.9236in" svg:height="4.615733in" draw:z-index="0">
<draw:image xlink:href="../Images/AРМІЯINFORM/2023-05-11T34-00-00-04-00/zatrymanyj-kolaborant.jpg" xlink:type="simple" xlink:show="embed" xlink:actuate="onLoad" draw:mime-type="image/jpeg"/>
</draw:frame>
 Затриманий на Черкащині колаборант. Ілюстративне фото: Службабезпеки України</text:p>
      <text:p text:style-name="P4">
Окупаційні адміністрації на тимчасово окупованих територіях Запоріжжя залишилибез фінансування.</text:p>
      <text:p text:style-name="P4">
Про це <text:a xlink:type="simple" xlink:href="https://sprotyv.mod.gov.ua/rosiyany-prypynyly-vyplachuvaty-zarplatu-pratsivnykam-okupatsijnyh-administratsij/" text:style-name="Internet_20_link" text:visited-style-name="Visited_20_Internet_20_Link">
повідомляє</text:a>
 Центрнаціонального спротиву Сил спеціальних операцій України.</text:p>
      <text:p text:style-name="P4">
«Заборгованість по заробітній платі в російській „військово-цивільнійадміністрації“ тимчасово окупованих територій Запорізької області становитьвже від 1 до 2,5 місяців. Керівництво окупаційних адміністрацій стверджує, щогроші заблоковані в російському казначействі у зв’язку з бюрократичнимиперепонами. Проте за інформацією від нашого підпілля блокування коштіввідбувається на рівні рішення в москві. росіяни вирішили не платити коштисвоїм „адміністраціям“ зважаючи на розвиток ситуації на фронті», — йдеться вповідомленні Центру національного спротиву.</text:p>
      <text:p text:style-name="P4">
Source: <text:a xlink:type="simple" xlink:href="https://armyinform.com.ua/2023/05/11/okupanty-prypynyly-vyplachuvaty-zarplatu-praczivnykam-svoyih-administraczij/" text:style-name="Internet_20_link" text:visited-style-name="Visited_20_Internet_20_Link">
https://armyinform.com.ua/2023/05/11/okupanty-prypynyly-vyplachuvaty-zarplatu-praczivnykam-svoyih-administraczij/</text:a>
</text:p>
      <!--NEWS-->
      <text:h text:style-name="P10" text:outline-level="1">
<text:span text:style-name="T4">
Брагу всі «шарять», їх там накрили, двоє вижили всього — перехоплення ГУР МОУ</text:span>
</text:h>
      <text:p text:style-name="P4">
Author: ['АРМІЯINFORM']</text:p>
      <text:p text:style-name="P4">
Time: 2023-05-11T35:00:00-04:00</text:p>
      <text:p text:style-name="P4">
Description: Головне управління розвідки Міноборони України опублікувало черг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ПЕРЕХОПЛЕННЯ', 'ОКУПАНТИ']</text:p>
      <text:p text:style-name="P4">
Category: News</text:p>
      <!--METADATA-->
      <text:p text:style-name="P4">
Головне управління розвідки Міноборони України<text:a xlink:type="simple" xlink:href="https://gur.gov.ua/content/u-polovyny-krysha-nachala-ekhat-chutly-ne-streliaiut.html" text:style-name="Internet_20_link" text:visited-style-name="Visited_20_Internet_20_Link">
опублікувало</text:a>
 чергове перехоплення телефонних розмов окупантів, вякому військовий рф розповів другу про стан особового складу та вони разомобговорили бойову ситуацію знайомого: «У половины крыша начала ехать, чуть лине стреляют».</text:p>
      <text:p text:style-name="P4">
Source: <text:a xlink:type="simple" xlink:href="https://armyinform.com.ua/2023/05/11/dvoye-vyzhyly-vsogo-perehoplennya-gur-mou/" text:style-name="Internet_20_link" text:visited-style-name="Visited_20_Internet_20_Link">
https://armyinform.com.ua/2023/05/11/dvoye-vyzhyly-vsogo-perehoplennya-gur-mou/</text:a>
</text:p>
      <!--NEWS-->
      <text:h text:style-name="P10" text:outline-level="1">
<text:span text:style-name="T4">
Країни Люблінського трикутника презентували спільну доповідь «Стійкість щодо дезінформації»</text:span>
</text:h>
      <text:p text:style-name="P4">
Author: ['АРМІЯINFORM']</text:p>
      <text:p text:style-name="P4">
Time: 2023-05-11T36:00:00-04:00</text:p>
      <text:p text:style-name="P4">
Description: Уперше у штаб-квартирі ЮНЕСКО відбулась презентація спільної доповіді країн Люблі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lyublinska-uniya.jpg" text:style-name="Internet_20_link" text:visited-style-name="Visited_20_Internet_20_Link">
lyublinska-uniya.jpg</text:a>
']</text:p>
      <text:p text:style-name="P4">
Tags: ['ЛЮБЛІНСЬКИЙ ТРИКУТНИК', 'МІНІСТЕРСТВО ЗАКОРДОННИХ СПРАВ УКРАЇНИ', 'СТІЙКІСТЬ', 'ЮНЕСКО']</text:p>
      <text:p text:style-name="P4">
Category: News</text:p>
      <!--METADATA-->
      <text:p text:style-name="P4">
<draw:frame draw:style-name="fr1" draw:name="Image298" text:anchor-type="as-char" svg:width="6.9236in" svg:height="4.618895in" draw:z-index="0">
<draw:image xlink:href="../Images/AРМІЯINFORM/2023-05-11T36-00-00-04-00/lyublinska-uniya.jpg" xlink:type="simple" xlink:show="embed" xlink:actuate="onLoad" draw:mime-type="image/jpeg"/>
</draw:frame>
Презентація «Стійкість щодо дезінформації». Фото: МЗС України</text:p>
      <text:p text:style-name="P4">
Уперше у штаб-квартирі ЮНЕСКО відбулась презентація спільної доповіді країнЛюблінського трикутника «Стійкість щодо дезінформації».</text:p>
      <text:p text:style-name="P4">
Про це <text:a xlink:type="simple" xlink:href="https://mfa.gov.ua/news/vpershe-na-majdanchiku-yunesko-krayini-lyublinskogo-trikutnika-prezentuvali-spilnu-dopovid-stijkist-shchodo-dezinformaciyi" text:style-name="Internet_20_link" text:visited-style-name="Visited_20_Internet_20_Link">
повідомляє</text:a>
 Міністерство закордонних справ України.</text:p>
      <text:p text:style-name="P4">
Авторами доповіді є експерти трьох громадських організацій — «Детектор медіа»з України, «Civic Resilience Initiative» з Литви та Інститут імені ТадеушаКостюшка з Польщі. Документ представили директорка «Детектор медіа» ГалинаПетренко, представниця «Civic Resilience Initiative» Урте Андрюкайтите,представники МЗС Литви та Польщі. Зі вступним словом виступили керівникипостійних представництв України, Литви та Польщі при ЮНЕСКО.</text:p>
      <text:p text:style-name="P4">
Захід був ініційований постійними представництвами України, Литви та Польщіпри ЮНЕСКО за сприяння Групи друзів України в ЮНЕСКО — постійних представництвВеликої Британії, Канади, Латвії, Естонії та інших.</text:p>
      <text:p text:style-name="P4">
Основою темою виступів учасників заходу було питання важливості подальшогооб’єднання зусиль навколо боротьби проти російської пропаганди тадезінформації в усьому світі, у тому числі шляхом формування стійкості протиманіпуляцій та втручання з боку РФ в інформаційне поле інших держав таміжнародних організацій. Значну увагу учасники приділили шляхам подоланнядеструктивного впливу російських наративів.</text:p>
      <text:p text:style-name="P4">
Постійний представник України при ЮНЕСКО, посол Вадим Омельченко підкреслив,що дезінформація є однією із видів зброї, яку Росія застосовує не лише протиУкраїни, її ідентичності та культурної спадщини, але й проти усіх цінностейЮНЕСКО. Він наголосив, що лише спільними зусиллями цивілізованих країн можнапротистояти цій загальній загрозі.</text:p>
      <text:p text:style-name="P4">
Під час заходу автори доповіді висловили практичні рекомендації державнимустановам, громадянському суспільству, міжнародним організаціям та засобаммасової інформації, спрямовані на підвищення стійкості суспільства протиросійської дезінформації.</text:p>
      <text:p text:style-name="P4">
Захід став першим в рамках співпраці у форматі Люблінського трикутника намайданчику ЮНЕСКО. Постійне представництво України поширює текст доповідісеред країн-членів ЮНЕСКО.</text:p>
      <text:p text:style-name="P4">
<text:span text:style-name="T5">
З повним текстом доповіді можна ознайомитися<text:a xlink:type="simple" xlink:href="https://mfa.gov.ua/storage/app/sites/1/Docs/the-lublin-triangle-joint-report-on-countering-disinformation.pdf" text:style-name="Internet_20_link" text:visited-style-name="Visited_20_Internet_20_Link">
запосиланням</text:a>
.</text:span>
</text:p>
      <text:p text:style-name="P4">
Source: <text:a xlink:type="simple" xlink:href="https://armyinform.com.ua/2023/05/11/dopovid-stijkist-shhodo-dezinformacziyi/" text:style-name="Internet_20_link" text:visited-style-name="Visited_20_Internet_20_Link">
https://armyinform.com.ua/2023/05/11/dopovid-stijkist-shhodo-dezinformacziyi/</text:a>
</text:p>
      <!--NEWS-->
      <text:h text:style-name="P10" text:outline-level="1">
<text:span text:style-name="T4">
Imagine Dragons зняли в Україні музичний фільм-історію про хлопця з окупованої Миколаївщини</text:span>
</text:h>
      <text:p text:style-name="P4">
Author: ['АРМІЯINFORM']</text:p>
      <text:p text:style-name="P4">
Time: 2023-05-11T37:00:00-04:00</text:p>
      <text:p text:style-name="P4">
Description: Гурт Imagine Dragons створив відеофільм на композицію «Crushed», кліп був знятий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agine-dragons-crushed.jpg" text:style-name="Internet_20_link" text:visited-style-name="Visited_20_Internet_20_Link">
imagine-dragons-crushed.jpg</text:a>
']</text:p>
      <text:p text:style-name="P4">
Tags: ['IMAGINE DRAGONS', 'UNITED24', 'ВІДЕО', 'МИКОЛАЇВЩИНА', 'МУЗИКА', 'СВІТ ПІДТРИМУЄ УКРАЇНУ', 'ТИМЧАСОВО ОКУПОВАНІ ТЕРИТОРІЇ']</text:p>
      <text:p text:style-name="P4">
Category: News</text:p>
      <!--METADATA-->
      <text:p text:style-name="P4">
<draw:frame draw:style-name="fr1" draw:name="Image299" text:anchor-type="as-char" svg:width="6.9236in" svg:height="3.980598in" draw:z-index="0">
<draw:image xlink:href="../Images/AРМІЯINFORM/2023-05-11T37-00-00-04-00/imagine-dragons-crushed.jpg" xlink:type="simple" xlink:show="embed" xlink:actuate="onLoad" draw:mime-type="image/jpeg"/>
</draw:frame>
 Кадр відео: Imagine Dragons — Crushed</text:p>
      <text:p text:style-name="P4">
Гурт Imagine Dragons створив відеофільм на композицію «Crushed», кліп бувзнятий в Україні. Ця творча робота розповідає реальну історію 14-річногохлопця з Новогригорівки Миколаївської області, на ім'я Сашко, чий дім бувокупований російськими військами протягом п’яти місяців.</text:p>
      <text:p text:style-name="P4">
За цей час Сашко переховувався у бомбосховищі, щоб вижити, поки його незвільнили українські військові. Однак село, в якому він жив, було майжеповністю зруйноване, а школа Сашка — знищена.</text:p>
      <text:p text:style-name="P4">
Фільм знятий режисером Таем Арнольдом, який є другом<text:a xlink:type="simple" xlink:href="https://donorbox.org/imagine_dragons" text:style-name="Internet_20_link" text:visited-style-name="Visited_20_Internet_20_Link">
UNITED24</text:a>
 — фандрейзингової платформи,що підтримує напрям «Відбудова України» та заснованої Президентом УкраїниВолодимиром Зеленським. Гурт Imagine Dragons вирішив створити цей фільм, щобпідтримати благодійний проєкт та привернути увагу до ситуації в Україні.</text:p>
      <text:p text:style-name="P4">
<text:span text:style-name="T4">
Щиро дякуємо Imagine Dragons за таку потужну підтримку нашої країни!</text:span>
</text:p>
      <text:p text:style-name="P4">
Source: <text:a xlink:type="simple" xlink:href="https://armyinform.com.ua/2023/05/11/imagine-dragons-znyaly-v-ukrayini-muzychnyj-film-istoriyu-hlopczya-z-okupovanoyi-mykolayivshhyny/" text:style-name="Internet_20_link" text:visited-style-name="Visited_20_Internet_20_Link">
https://armyinform.com.ua/2023/05/11/imagine-dragons-znyaly-v-ukrayini-muzychnyj-film-istoriyu-hlopczya-z-okupovanoyi-mykolayivshhyny/</text:a>
</text:p>
      <!--NEWS-->
      <text:h text:style-name="P10" text:outline-level="1">
<text:span text:style-name="T4">
Ірландці почали навчати українських військових розмінуванню</text:span>
</text:h>
      <text:p text:style-name="P4">
Author: ['АРМІЯINFORM']</text:p>
      <text:p text:style-name="P4">
Time: 2023-05-11T38:00:00-04:00</text:p>
      <text:p text:style-name="P4">
Description: Українські військовослужбовці почали навчання з розмінування та знешкодженню бомб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eneral-shon-klensi.jpg" text:style-name="Internet_20_link" text:visited-style-name="Visited_20_Internet_20_Link">
general-shon-klensi.jpg</text:a>
', '<text:a xlink:type="simple" xlink:href="https://armyinform.com.ua/wp-content/uploads/2022/10/33-1.jpg" text:style-name="Internet_20_link" text:visited-style-name="Visited_20_Internet_20_Link">
33-1.jpg</text:a>
']</text:p>
      <text:p text:style-name="P4">
Tags: ['ВІЙСЬКОВА ПІДГОТОВКА', 'ДОПОМОГА ПАРТНЕРІВ', 'ІРЛАНДІЯ', 'РОЗМІНУВАННЯ', 'ШОН КЛЕНСІ']</text:p>
      <text:p text:style-name="P4">
Category: News</text:p>
      <!--METADATA-->
      <text:p text:style-name="P4">
<draw:frame draw:style-name="fr1" draw:name="Image300" text:anchor-type="as-char" svg:width="6.9236in" svg:height="4.711293in" draw:z-index="0">
<draw:image xlink:href="../Images/AРМІЯINFORM/2023-05-11T38-00-00-04-00/general-shon-klensi.jpg" xlink:type="simple" xlink:show="embed" xlink:actuate="onLoad" draw:mime-type="image/jpeg"/>
</draw:frame>
 Шон Кленсі. Фото: The Times</text:p>
      <text:p text:style-name="P4">
Українські військовослужбовці почали навчання з розмінування та знешкодженнюбомб під керівництвом ірландських інструкторів.</text:p>
      <text:p text:style-name="P4">
Як <text:a xlink:type="simple" xlink:href="https://www.irishtimes.com/ireland/2023/05/09/irish-troops-start-training-ukrainian-forces-in-cyprus/" text:style-name="Internet_20_link" text:visited-style-name="Visited_20_Internet_20_Link">
повідомляє</text:a>
 видання The Irish Times, про щезаявив начальник Генерального штабу Сил оборони Ірландії генерал-лейтенантаШон Кленсі.</text:p>
      <text:p text:style-name="P4">
Він зазначив, що навчання є частиною Місії військової допомоги Україні, підчас якої представники Збройних Сил України проходять підготовку від держав-членів в рамках надання допомоги у відсічі російській агресії.</text:p>
      <text:p text:style-name="P4">
Ірландія зобов’язалася надіслати до 30 військовослужбовців Сил оборони дляучасті в навчаннях за напрямками знешкодження боєприпасів та бойової медицини.</text:p>
      <text:p text:style-name="P4">
<draw:frame draw:style-name="fr1" draw:name="Image301" text:anchor-type="as-char" svg:width="6.9236in" svg:height="4.612849in" draw:z-index="0">
<draw:image xlink:href="../Images/AРМІЯINFORM/2023-05-11T38-00-00-04-00/33-1.jpg" xlink:type="simple" xlink:show="embed" xlink:actuate="onLoad" draw:mime-type="image/jpeg"/>
</draw:frame>
Розмінування. Ілюстративне фото</text:p>
      <text:p text:style-name="P4">
«Ірландські війська вже перебувають на Кіпрі та проводять тренінги для ЗСУ зізнешкодження боєприпасів і розмінування», — повідомив генерал-лейтенантКленсі.</text:p>
      <text:p text:style-name="P4">
За його словами, інші військовослужбовці Сил оборони координують місію зНімеччини та Брюсселя.</text:p>
      <text:p text:style-name="P4">
Source: <text:a xlink:type="simple" xlink:href="https://armyinform.com.ua/2023/05/11/irlandczi-pochaly-navchaty-ukrayinskyh-vijskovyh-rozminuvannya/" text:style-name="Internet_20_link" text:visited-style-name="Visited_20_Internet_20_Link">
https://armyinform.com.ua/2023/05/11/irlandczi-pochaly-navchaty-ukrayinskyh-vijskovyh-rozminuvannya/</text:a>
</text:p>
      <!--NEWS-->
      <text:h text:style-name="P10" text:outline-level="1">
<text:span text:style-name="T4">
«Мінус» 14 цілей за два дні: СБУ показала роботу спецпризначенців</text:span>
</text:h>
      <text:p text:style-name="P4">
Author: ['АРМІЯINFORM']</text:p>
      <text:p text:style-name="P4">
Time: 2023-05-11T39:00:00-04:00</text:p>
      <text:p text:style-name="P4">
Description: За два дні військовослужбовці Центру спецоперацій «А» Служби безпеки України з підроз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Tags: ['БІЛИЙ ВОВК', 'ВТРАТИ ВОРОГА', 'ЗНИЩЕННЯ ВОРОГА', 'СБУ', 'СПЕЦПРИЗНАЧЕНЦІ']</text:p>
      <text:p text:style-name="P4">
Category: News</text:p>
      <!--METADATA-->
      <text:p text:style-name="P4">
<draw:frame draw:style-name="fr1" draw:name="Image302" text:anchor-type="as-char" svg:width="6.9236in" svg:height="3.555362in" draw:z-index="0">
<draw:image xlink:href="../Images/AРМІЯINFORM/2023-05-11T39-00-00-04-00/232191481_149444590648295_3523033550936501027_n.jpg" xlink:type="simple" xlink:show="embed" xlink:actuate="onLoad" draw:mime-type="image/jpeg"/>
</draw:frame>
Ілюстративне фото</text:p>
      <text:p text:style-name="P4">
За два дні військовослужбовці Центру спецоперацій «А» Служби безпеки України зпідрозділу «Білий вовк» знищили 14 цілей. Про це СБУ<text:a xlink:type="simple" xlink:href="https://www.facebook.com/SecurSerUkraine/" text:style-name="Internet_20_link" text:visited-style-name="Visited_20_Internet_20_Link">
повідомляє</text:a>
 уфейсбуку.</text:p>
      <text:p text:style-name="P4">
«Спецпризначенці ЦСО „А“ Служби безпеки України з підрозділу „Білий вовк“ударними дронами вполювали та ліквідували озброєння ворога: чотири танки, дваБМП-3 і чотири ББМ, два бліндажі, склад з боєприпасами та автомобільнутехніку», — йдеться в повідомленні.</text:p>
      <text:p text:style-name="P4">
Source: <text:a xlink:type="simple" xlink:href="https://armyinform.com.ua/2023/05/11/minus-14-czilej-za-dva-dni-sbu-pokazala-robotu-speczpryznachencziv/" text:style-name="Internet_20_link" text:visited-style-name="Visited_20_Internet_20_Link">
https://armyinform.com.ua/2023/05/11/minus-14-czilej-za-dva-dni-sbu-pokazala-robotu-speczpryznachencziv/</text:a>
</text:p>
      <!--NEWS-->
      <text:h text:style-name="P10" text:outline-level="1">
<text:span text:style-name="T4">
Деградація російських збройних сил є дійсно небувалою — адмірал Роб Бауер</text:span>
</text:h>
      <text:p text:style-name="P4">
Author: ['АРМІЯINFORM']</text:p>
      <text:p text:style-name="P4">
Time: 2023-05-11T40:00:00-04:00</text:p>
      <text:p text:style-name="P4">
Description: Від початку вторгнення в Україну російські загарбники не створили систему логісти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dmiral-rob-bauer.jpg" text:style-name="Internet_20_link" text:visited-style-name="Visited_20_Internet_20_Link">
admiral-rob-bauer.jpg</text:a>
']</text:p>
      <text:p text:style-name="P4">
Tags: ['STOPRUSSIA', 'АГРЕСІЯ РФ', 'ВІЙСЬКОВИЙ КОМІТЕТ НАТО', 'НАТО']</text:p>
      <text:p text:style-name="P4">
Category: News</text:p>
      <!--METADATA-->
      <text:p text:style-name="P4">
<draw:frame draw:style-name="fr1" draw:name="Image303" text:anchor-type="as-char" svg:width="6.9236in" svg:height="4.620047in" draw:z-index="0">
<draw:image xlink:href="../Images/AРМІЯINFORM/2023-05-11T40-00-00-04-00/admiral-rob-bauer.jpg" xlink:type="simple" xlink:show="embed" xlink:actuate="onLoad" draw:mime-type="image/jpeg"/>
</draw:frame>
 Адмірал Роб Бауер. Фото: Міністерство оборони Нідерландів</text:p>
      <text:p text:style-name="P4">
Від початку вторгнення в Україну російські загарбники не створили системулогістичного забезпечення, зазнали важких втрат, і зараз вимушенівикористовувати застаріле обладнання та нетренованих людей у великійкількості.</text:p>
      <text:p text:style-name="P4">
Як <text:a xlink:type="simple" xlink:href="https://www.ukrinform.ua/rubric-ato/3707487-vijna-v-ukraini-dedali-silnise-protistavlatime-kilkist-akosti-admiral-bauer.html" text:style-name="Internet_20_link" text:visited-style-name="Visited_20_Internet_20_Link">
повідомляє</text:a>
 Укрінформ,про це напередодні в Брюсселі, під час пресконференції за підсумками зустрічікерівників оборони країн-союзниць, заявив Голова Військового комітету НАТОадмірал Роб Бауер.</text:p>
      <text:p text:style-name="P4">
Водночас Україна, за його словами, фокусує увагу на якості сил та напідготовці військовослужбовців, використовує зброю західних зразків, і цярізниця відображатиметься на полі бою протягом наступних місяців.</text:p>
      <text:p text:style-name="P4">
«Будь-яка сторона у війні стикається з однаковими проблемами — втрачає людей,має знищену або пошкоджену техніку, відчуває нестачу боєприпасів. Один зістратегічних прорахунків, що допустила росія, — вони готувалися до триденноївійни, „забули“ проінформувати виконавців про її цілі та не змогли розгорнутисистему логістики. Тож протягом лічених днів вони залишилися без пального длясвоїх танкових армій», — сказав нідерландський адмірал Бауер.</text:p>
      <text:p text:style-name="P4">
Він зауважив, що в умовах бойових дій вже на четвертий-шостий день вониперетворюються на змагання логістики, і саме це відбувається наразі в Україні.Це тісно пов’язано з іншими проблемами — зі здатністю поповнювати запасибоєприпасів, отримувати нову техніку, танки й бойові машини, новіартилерійські системи тощо. Також йде мова про поповнення особового складушляхом призову або мобілізації та про його підготовку.</text:p>
      <text:p text:style-name="P4">
«З матеріальної точки зору, росіяни почали використовувати дуже старіматеріали та спроможності, наприклад, танки Т-54, зразка 1954 року, які мибачимо на полі бою. Проблема в тому, що вони все ще мають дуже багато цихТ-54. Ми бачимо, що росіяни змушені фокусуватися на кількості. У тому числі набільшій кількості призовників та мобілізованих людей, які не є добретренованими, діють на застарілих матеріалах, але у великій кількості.Українці, з іншого боку, фокусуються на якості, зі зброєю західного зразка, таіз відповідним тренуванням для військових. Це велика різниця, яка матиме прояву наступні місяці», — зауважив Голова Військового комітету НАТО.</text:p>
      <text:p text:style-name="P4">
Він підтвердив, що після початку російської агресії в Україні з певнимилогістичними проблемами також зіткнулися союзники по Альянсу, оскільки неготувалися до настільки масштабної війни високої інтенсивності.</text:p>
      <text:p text:style-name="P4">
«Логістичне забезпечення та логістичне середовище є дуже важливою складовою(оперативного — ред.) мислення. Упродовж багатьох десятиліть ми нехтувалилогістикою великого обсягу, що була б пов’язана із колективною обороною таорієнтована на широкомасштабний конфлікт, — бо ми не передбачали такогоконфлікту. Ми планували менші операції, які також мали суттєву логістичнускладову, але були набагато більш придатними для планування, ніж та війна, якуми бачимо зараз в Україні», — зазначив Роб Бауер.</text:p>
      <text:p text:style-name="P4">
Він підкреслив, що вирішення таких завдань не є справою одного дня, вонопотребує масштабних та тривалих зусиль та інвестицій, у тому числі у розвитоксистеми забезпечення військ та логістики, вдосконалення системи військовогоуправління тощо. Все це є в основі оновлених оперативних концепцій щодомодернізації структури військ та їх забезпечення, що будуть розглянуті під чассаміту НАТО у Вільнюсі.</text:p>
      <text:p text:style-name="P4">
Своєю чергою, Головнокомандувач Об’єднаних Збройних Сил НАТО в Європіамериканський генерал Крістофер Каволі зауважив, що не варто недооцінюватиросійську армію.</text:p>
      <text:p text:style-name="P4">
«Я хочу додати, що деградація російських збройних сил є дійсно небувалою. Алевона стосується, перш за все, наземних сил, чому ми маємо дуже багатоприкладів. Водночас варто пам’ятати, що в інших сферах ця деградація єнабагато менш помітною», — сказав американський воєначальник.</text:p>
      <text:p text:style-name="P4">
Source: <text:a xlink:type="simple" xlink:href="https://armyinform.com.ua/2023/05/11/degradacziya-rosijskyh-zbrojnyh-syl/" text:style-name="Internet_20_link" text:visited-style-name="Visited_20_Internet_20_Link">
https://armyinform.com.ua/2023/05/11/degradacziya-rosijskyh-zbrojnyh-syl/</text:a>
</text:p>
      <!--NEWS-->
      <text:h text:style-name="P10" text:outline-level="1">
<text:span text:style-name="T4">
Під час обов’язкової евакуації з небезпечних районів Харківщини вивезено всіх дітей</text:span>
</text:h>
      <text:p text:style-name="P4">
Author: ['АРМІЯINFORM']</text:p>
      <text:p text:style-name="P4">
Time: 2023-05-11T41:00:00-04:00</text:p>
      <text:p text:style-name="P4">
Description: 79 дітей евакуйовано з населених пунктів Куп’янського району у межах обов’яз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vakuacziya-ditej.jpg" text:style-name="Internet_20_link" text:visited-style-name="Visited_20_Internet_20_Link">
evakuacziya-ditej.jpg</text:a>
']</text:p>
      <text:p text:style-name="P4">
Tags: ['ЕВАКУАЦІЯ ДІТЕЙ', 'ЕВАКУАЦІЯ НАСЕЛЕННЯ', 'КУП‘ЯНСЬК', 'МІНРЕІНТЕГРАЦІЇ', 'ХАРКІВЩИНА']</text:p>
      <text:p text:style-name="P4">
Category: News</text:p>
      <!--METADATA-->
      <text:p text:style-name="P4">
<draw:frame draw:style-name="fr1" draw:name="Image304" text:anchor-type="as-char" svg:width="6.9236in" svg:height="5.618664in" draw:z-index="0">
<draw:image xlink:href="../Images/AРМІЯINFORM/2023-05-11T41-00-00-04-00/evakuacziya-ditej.jpg" xlink:type="simple" xlink:show="embed" xlink:actuate="onLoad" draw:mime-type="image/jpeg"/>
</draw:frame>
</text:p>
      <text:p text:style-name="P4">
<text:span text:style-name="T4">
79 дітей евакуйовано з населених пунктів Куп’янського району у межахобов’язкової евакуації.</text:span>
</text:p>
      <text:p text:style-name="P4">
Відповідне рішення було ухвалено Координаційним штабом з питань обов’язковоїевакуації під головуванням Віцепрем’єр-міністра Ірини Верещук.</text:p>
      <text:p text:style-name="P4">
Зокрема, обов’язкову евакуацію дітей проведено у Вільхуватській,Петропавлівській, Великобурлуцькій і Дворічанській територіальних громадах.</text:p>
      <text:p text:style-name="P4">
Евакуйовані мешканці отримали одноразову фінансову допомогу у розмірі 2 тис.гривень на дорослого і 3 тис. гривень на дітей віком до 18 років та осіб зінвалідністю.</text:p>
      <text:p text:style-name="P4">
Повідомити про бажання евакуюватися з Куп’янської громади можна за телефономгарячої лінії: (098) 941-23-00.</text:p>
      <text:p text:style-name="P4">
Також можете звертатися на цілодобову гарячу лінію Мінреінтеграції: 15-48. Дляповідомлень через месенджери WhatsApp/Telegram/Viber діє номер: (096)078-84-33.</text:p>
      <text:p text:style-name="P4">
Джерело: <text:a xlink:type="simple" xlink:href="https://minre.gov.ua/2023/05/10/z-nebezpechnyh-naselenyh-punktiv-harkivshhyny-evakujovano-vsih-ditej/" text:style-name="Internet_20_link" text:visited-style-name="Visited_20_Internet_20_Link">
Міністерство з питань реінтеграції тимчасово окупованих територійУкраїни</text:a>
</text:p>
      <text:p text:style-name="P4">
Source: <text:a xlink:type="simple" xlink:href="https://armyinform.com.ua/2023/05/11/nebezpechnyh-rajoniv-harkivshhyny-vyvezeno-ditej/" text:style-name="Internet_20_link" text:visited-style-name="Visited_20_Internet_20_Link">
https://armyinform.com.ua/2023/05/11/nebezpechnyh-rajoniv-harkivshhyny-vyvezeno-ditej/</text:a>
</text:p>
      <!--NEWS-->
      <text:h text:style-name="P10" text:outline-level="1">
<text:span text:style-name="T4">
Окупанти на півдні України масово припиняють свою діяльність і вивозять майно</text:span>
</text:h>
      <text:p text:style-name="P4">
Author: ['АРМІЯINFORM']</text:p>
      <text:p text:style-name="P4">
Time: 2023-05-11T42:00:00-04:00</text:p>
      <text:p text:style-name="P4">
Description: російські окупанти вивозять майно з медичних закладів та державних установ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yany-marodery.jpg" text:style-name="Internet_20_link" text:visited-style-name="Visited_20_Internet_20_Link">
rosiyany-marodery.jpg</text:a>
']</text:p>
      <text:p text:style-name="P4">
Tags: ['ЗАПОРІЖЖЯ', 'МАРОДЕРИ', 'ОКУПАНТИ', 'РОСІЙСЬКО-ОКУПАЦІЙНІ ВІЙСЬКА', 'ССО', 'ХЕРСОНЩИНА', 'ЦЕНТРУ НАЦІОНАЛЬНОГО СПРОТИВУ']</text:p>
      <text:p text:style-name="P4">
Category: News</text:p>
      <!--METADATA-->
      <text:p text:style-name="P4">
<draw:frame draw:style-name="fr1" draw:name="Image305" text:anchor-type="as-char" svg:width="6.9236in" svg:height="4.615733in" draw:z-index="0">
<draw:image xlink:href="../Images/AРМІЯINFORM/2023-05-11T42-00-00-04-00/rosiyany-marodery.jpg" xlink:type="simple" xlink:show="embed" xlink:actuate="onLoad" draw:mime-type="image/jpeg"/>
</draw:frame>
 Ілюстративне фото</text:p>
      <text:p text:style-name="P4">
російські окупанти вивозять майно з медичних закладів та державних установтимчасово окупованих територій (ТОТ) Запорізької та Херсонської областей.</text:p>
      <text:p text:style-name="P4">
Про це <text:a xlink:type="simple" xlink:href="https://sprotyv.mod.gov.ua/okupanty-vyvozyat-majno-derzhavnyh-ustanov-z-tot-pivdnya-ukrayiny/" text:style-name="Internet_20_link" text:visited-style-name="Visited_20_Internet_20_Link">
повідомляє</text:a>
 Центр національного спротиву Силспеціальних операцій України.</text:p>
      <text:p text:style-name="P4">
«Окупаційні адміністрації ТОТ Запоріжжя та Херсонщини масово припиняють своюдіяльність. Документацію, оргтехніку та інше майно українських державнихустанов, в яких раніше розміщувались окупанти, вивозять до рф. Частинаколаборантів з сім’ями також вже виїхали на територію рф. Все це відбуваєтьсяпід виглядом так званої „евакуації“», — йдеться в повідомленні.</text:p>
      <text:p text:style-name="P4">
Крім цього, окупанти також вивозять медичну апаратуру із лікарень на тимчасовоокупованій території.</text:p>
      <text:p text:style-name="P4">
Source: <text:a xlink:type="simple" xlink:href="https://armyinform.com.ua/2023/05/11/okupanty-masovo-prypynyat-svoyu-diyalnist/" text:style-name="Internet_20_link" text:visited-style-name="Visited_20_Internet_20_Link">
https://armyinform.com.ua/2023/05/11/okupanty-masovo-prypynyat-svoyu-diyalnist/</text:a>
</text:p>
      <!--NEWS-->
      <text:h text:style-name="P10" text:outline-level="1">
<text:span text:style-name="T4">
Сили оборони знищили 5 ворожих БПЛА різних типів</text:span>
</text:h>
      <text:p text:style-name="P4">
Author: ['АРМІЯINFORM']</text:p>
      <text:p text:style-name="P4">
Time: 2023-05-11T43:00:00-04:00</text:p>
      <text:p text:style-name="P4">
Description: Про це повідомляє Генеральний штаб ЗС Укра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1200_0_1651937012-2605.webp" text:style-name="Internet_20_link" text:visited-style-name="Visited_20_Internet_20_Link">
1200_0_1651937012-2605.webp</text:a>
']</text:p>
      <text:p text:style-name="P4">
Tags: ['STOPRUSSIA', 'АВІАЦІЯ ЗСУ', 'АГРЕСІЯ РФ', 'ВТОРГНЕННЯ РФ', 'ГШ ЗСУ']</text:p>
      <text:p text:style-name="P4">
Category: News</text:p>
      <!--METADATA-->
      <text:p text:style-name="P4">
<draw:frame draw:style-name="fr1" draw:name="Image306" text:anchor-type="as-char" svg:width="6.9236in" svg:height="4.292632in" draw:z-index="0">
<draw:image xlink:href="../ConvertedIMGs/AРМІЯINFORM/2023-05-11T43-00-00-04-00/1200_0_1651937012-2605.png" xlink:type="simple" xlink:show="embed" xlink:actuate="onLoad" draw:mime-type="image/png"/>
</draw:frame>
 Ілюстративне фото <text:span text:style-name="T4">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Авіація Сил оборони за минулу добу завдала 4 удари по районах зосередженняособового складу та військової техніки противника. Протягом минулої доби нашізахисники знищили 5 ворожих БПЛА різних типів. А підрозділи ракетних військ іартилерії уразили 1 зенітно-ракетний комплекс, 2 райони зосередження живоїсили, 1 склад пально-мастильних матеріалів, 2 артилерійських підрозділи навогневій позиції, а також станцію радіоелектронної боротьби окупантів.</text:p>
      <text:p text:style-name="P4">
Підтримуйте Збройні Сили! Переможемо!</text:p>
      <text:p text:style-name="P4">
Слава Україні!», — йдеться в повідомленні.</text:p>
      <text:p text:style-name="P4">
Source: <text:a xlink:type="simple" xlink:href="https://armyinform.com.ua/2023/05/11/syly-oborony-znyshhyly-5-vorozhyh-bpla-riznyh-typiv/" text:style-name="Internet_20_link" text:visited-style-name="Visited_20_Internet_20_Link">
https://armyinform.com.ua/2023/05/11/syly-oborony-znyshhyly-5-vorozhyh-bpla-riznyh-typiv/</text:a>
</text:p>
      <!--NEWS-->
      <text:h text:style-name="P10" text:outline-level="1">
<text:span text:style-name="T4">
Протягом минулої доби росіяни завдали 45 авіаційних ударів</text:span>
</text:h>
      <text:p text:style-name="P4">
Author: ['АРМІЯINFORM']</text:p>
      <text:p text:style-name="P4">
Time: 2023-05-11T44:00:00-04:00</text:p>
      <text:p text:style-name="P4">
Description: Про це повідомляє Генеральний штаб ЗС Украни.    «Розпочалася чотириста сорок друг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aviacziya-rf.jpg" text:style-name="Internet_20_link" text:visited-style-name="Visited_20_Internet_20_Link">
aviacziya-rf.jpg</text:a>
']</text:p>
      <text:p text:style-name="P4">
Tags: ['STOPRUSSIA', 'АГРЕСІЯ РФ', 'ВТОРГНЕННЯ РФ', 'ГШ ЗС УКРАЇНИ', 'ГШ ЗСУ']</text:p>
      <text:p text:style-name="P4">
Category: News</text:p>
      <!--METADATA-->
      <text:p text:style-name="P4">
<draw:frame draw:style-name="fr1" draw:name="Image307" text:anchor-type="as-char" svg:width="6.9236in" svg:height="4.431104in" draw:z-index="0">
<draw:image xlink:href="../Images/AРМІЯINFORM/2023-05-11T44-00-00-04-00/aviacziya-rf.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Розпочалася чотириста сорок друга доба широкомасштабної збройної агресіїросійської федерації проти України.</text:p>
      <text:p text:style-name="P4">
Протягом минулої доби противник завдав одного удару ракетою С-300 по цивільнійінфраструктурі Костянтинівки, що на Донеччині. Крім того, завдав 45 авіаційнихударів та здійснив 53 обстріли з реактивних систем залпового вогню по позиціяхнаших військ та населених пунктах Херсонської області. Постраждали мирні люди,зруйновано та пошкоджено приватні житлові будинки та інша цивільнаінфраструктура.</text:p>
      <text:p text:style-name="P4">
Ймовірність подальших ракетних та авіаційних ударів по всій території Українизалишається високою, адже ворог і надалі застосовує тактику терору», — йдетьсяв повідомленні.</text:p>
      <text:p text:style-name="P4">
Source: <text:a xlink:type="simple" xlink:href="https://armyinform.com.ua/2023/05/11/protyagom-mynuloyi-doby-rosiyany-zavdaly-45-aviaczijnyh-udariv/" text:style-name="Internet_20_link" text:visited-style-name="Visited_20_Internet_20_Link">
https://armyinform.com.ua/2023/05/11/protyagom-mynuloyi-doby-rosiyany-zavdaly-45-aviaczijnyh-udariv/</text:a>
</text:p>
      <!--NEWS-->
      <text:h text:style-name="P10" text:outline-level="1">
<text:span text:style-name="T4">
Українські захисники відбили 39 ворожих атак — найзапекліші бої тривають за Бахмут та Мар’їнку</text:span>
</text:h>
      <text:p text:style-name="P4">
Author: ['АРМІЯINFORM']</text:p>
      <text:p text:style-name="P4">
Time: 2023-05-11T45:00:00-04:00</text:p>
      <text:p text:style-name="P4">
Description: Про це повідомляє Генеральний штаб ЗС Укра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561938_169733466036684_5362462622211363921_n-1.jpg" text:style-name="Internet_20_link" text:visited-style-name="Visited_20_Internet_20_Link">
345561938_169733466036684_5362462622211363921_n-1.jpg</text:a>
']</text:p>
      <text:p text:style-name="P4">
Tags: ['STOPRUSSIA', 'АГРЕСІЯ РФ', 'ВТОРГНЕННЯ РФ', 'ГШ ЗСУ', 'ХРОНІКА ОБОРОНИ']</text:p>
      <text:p text:style-name="P4">
Category: News</text:p>
      <!--METADATA-->
      <text:p text:style-name="P4">
<draw:frame draw:style-name="fr1" draw:name="Image308" text:anchor-type="as-char" svg:width="6.9236in" svg:height="4.622945in" draw:z-index="0">
<draw:image xlink:href="../Images/AРМІЯINFORM/2023-05-11T45-00-00-04-00/345561938_169733466036684_5362462622211363921_n-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Противник продовжує зосереджувати основні зусилля на Лиманському,Бахмутському, Авдіївському та Мар’їнському напрямках — відбито 39 ворожихатак. Найзапекліші бої тривають за міста Бахмут та Мар’їнка.</text:p>
      <text:p text:style-name="P4">
<text:span text:style-name="T4">
На Волинському та Поліському напрямках</text:span>
 ознак формування наступальнихугруповань не виявлено. На полігонах республіки білорусь і надалі перебуваютьвизначені підрозділи збройних сил російської федерації.</text:p>
      <text:p text:style-name="P4">
<text:span text:style-name="T4">
На Сіверському та Слобожанському напрямках</text:span>
 протягом ворог обстріляв змінометів та артилерії населені пункти Блешня, Леонівка, Красний ХутірЧернігівської області; Бачівськ, Ходине, Бояро-Лежачі, Волфине, Біловоди,Попівка, Павлівка та Басівка Сумської області, а також Ветеринарне, Зелене,Гатище, Зибине та Бударки на Харківщині.</text:p>
      <text:p text:style-name="P4">
<text:span text:style-name="T4">
На Куп’янському напрямку ворог наступальних</text:span>
 дій не проводив. Завдававіаударів по районах населених пунктів Масютівка, Першотравневе та Терни.Артилерійських та мінометних обстрілів противника зазнали Миколаївка, КраснеПерше, Фиголівка, Новомлинськ, Дворічна, Масютівка, Лиман Перший, КислівкаХарківської області та Стельмахівка на Луганщині.</text:p>
      <text:p text:style-name="P4">
<text:span text:style-name="T4">
На Лиманському напрямку</text:span>
 ворог вів безуспішні наступальні дії в районіСеребрянського лісництва. Завдав авіаційних ударів по районах населенихпунктів Білогорівка, Верхньокам’янське та Спірне. Артилерійських обстрілівзазнали Макіївка, Білогорівка і Веселе Луганської області та Ямполівка, Спірнеі Берестове — Донецької.</text:p>
      <text:p text:style-name="P4">
<text:span text:style-name="T4">
На Бахмутському напрямку</text:span>
 противник вів безуспішні наступальні дії у містіБахмут. Завдав авіаударів по районах населених пунктів Торське, Бахмут,Кліщіївка, Курдюмівка та Біла Гора. Від ворожих обстрілів постраждали Оріхово-Василівка, Богданівка, Бахмут, Іванівське, Часів Яр, Ступочки, Залізне та Нью-Йорк Донецької області.</text:p>
      <text:p text:style-name="P4">
<text:span text:style-name="T4">
На Авдіївському</text:span>
 <text:span text:style-name="T4">
напрямку</text:span>
 противник вів безуспішні наступальні дії врайоні Авдіївки. Завдав авіаційних ударів по районах Новокалинового таАвдіївки. Здійснив обстріли населених пунктів Бердичі, Авдіївка, Первомайськета Невельське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одночас ворожих обстрілів зазналиГеоргіївка та Побєда Донецької області.</text:p>
      <text:p text:style-name="P4">
<text:span text:style-name="T4">
На Шахтарському напрямку</text:span>
 протягом доби ворог вів наступальні дій в районіНовомихайлівки, успіху не мав. Завдав авіаударів поблизу Пречистівки таНовосілки. Здійснив обстріли населених пунктів Новомихайлівка, Вугледар,Пречистівка та Новоукраїнка.</text:p>
      <text:p text:style-name="P4">
<text:span text:style-name="T4">
На Запорізькому та Херсонському напрямках</text:span>
 противник обороняється. Завдававіаційних ударів по районах населених пунктів Гуляйполе, Мала Токмачка,Степногірськ, Кізомис та Станіслав. Обстріляв населені пункти Времівка,Новопіль Донецької області; Малинівка, Гуляйполе, Микільське, Мала Токмачка,Оріхів, Кам’янське Запорізької області; Марганець і Нікополь —Дніпропетровської; Дудчани, Берислав, Веселе, Антонівка, Дніпровське,Берегове, Білозерка, Кізомис, Широка Балка, Станіслав Херсонської області тамісто Херсон», — йдеться в повідомленні.</text:p>
      <text:p text:style-name="P4">
Source: <text:a xlink:type="simple" xlink:href="https://armyinform.com.ua/2023/05/11/ukrayinski-zahysnyky-vidbyly-39-vorozhyh-atak-najzapeklishi-boyi-tryvayut-za-bahmut-ta-maryinku/" text:style-name="Internet_20_link" text:visited-style-name="Visited_20_Internet_20_Link">
https://armyinform.com.ua/2023/05/11/ukrayinski-zahysnyky-vidbyly-39-vorozhyh-atak-najzapeklishi-boyi-tryvayut-za-bahmut-ta-maryinku/</text:a>
</text:p>
      <!--NEWS-->
      <text:h text:style-name="P10" text:outline-level="1">
<text:span text:style-name="T4">
«Patriot не може збити „Кинджал“, а українські солдати — наркомани» — чергові фейки російської пропаганди</text:span>
</text:h>
      <text:p text:style-name="P4">
Author: ['АРМІЯINFORM']</text:p>
      <text:p text:style-name="P4">
Time: 2023-05-11T46:00:00-04:00</text:p>
      <text:p text:style-name="P4">
Description: Центр протидії дезінформації при РНБО України опублікував добірку фейків та маніпуля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osijska-propaganda-fejky.jpg" text:style-name="Internet_20_link" text:visited-style-name="Visited_20_Internet_20_Link">
rosijska-propaganda-fejky.jpg</text:a>
']</text:p>
      <text:p text:style-name="P4">
Tags: ['РОСІЙСЬКА ПРОПАГАНДА', 'РОСІЙСЬКІ ФЕЙКИ', 'ЦПД РНБО']</text:p>
      <text:p text:style-name="P4">
Category: News</text:p>
      <!--METADATA-->
      <text:p text:style-name="P4">
<draw:frame draw:style-name="fr1" draw:name="Image309" text:anchor-type="as-char" svg:width="6.9236in" svg:height="4.32725in" draw:z-index="0">
<draw:image xlink:href="../Images/AРМІЯINFORM/2023-05-11T46-00-00-04-00/rosijska-propaganda-fejky.jpg" xlink:type="simple" xlink:show="embed" xlink:actuate="onLoad" draw:mime-type="image/jpeg"/>
</draw:frame>
 Фейки роспропаганди. Колаж: АрміяInform</text:p>
      <text:p text:style-name="P4">
Центр протидії дезінформації при РНБО України<text:a xlink:type="simple" xlink:href="https://t.me/CenterCounteringDisinformation/5294" text:style-name="Internet_20_link" text:visited-style-name="Visited_20_Internet_20_Link">
опублікував</text:a>
 добірку фейківта маніпуляцій, які напередодні активно поширювали пропагандисти держави-агресора.</text:p>
      <text:p text:style-name="P4">
<text:span text:style-name="T4">
Маніпуляція</text:span>
</text:p>
      <text:p text:style-name="P4">
речниця мзс рф м.захарова заявила: «Київський режим не має жодного моральногоправа коментувати день перемоги, когось засуджувати, щось рекомендувати чивимагати. Цей режим не має жодного відношення ні до великої перемоги, ні доміст-героїв Києва та Одеси, ні до більш ніж двох тисяч українців — героїврадянського союзу».</text:p>
      <text:p text:style-name="P4">
<text:span text:style-name="T4">
Дезінформація</text:span>
</text:p>
      <text:p text:style-name="P4">
Цитуючи заяву заступника секретаря радбезу рф о.гребенкіна, російські медіаповідомили: «Сьогодні вживання наркотиків вважається нормою серед солдатівукраїнської армії, яких Захід жене на забій… Проведення „сво“ допомоглоперекрити канали постачання наркотиків з України».</text:p>
      <text:p text:style-name="P4">
<text:span text:style-name="T4">
Маніпуляція</text:span>
</text:p>
      <text:p text:style-name="P4">
«Збити російську гіперзвукову ракету „Кинджал“ американським комплексомPatriot неможливо. Такі заяви з’являються через брак результатів, зокрема натлі зниження ефективності HIMARS, яким російські військові навчилисяпротидіяти», — заявив російський військовий експерт о.леонков.</text:p>
      <text:p text:style-name="P4">
Source: <text:a xlink:type="simple" xlink:href="https://armyinform.com.ua/2023/05/11/patriot-ne-mozhe-zbyty-kyndzhal/" text:style-name="Internet_20_link" text:visited-style-name="Visited_20_Internet_20_Link">
https://armyinform.com.ua/2023/05/11/patriot-ne-mozhe-zbyty-kyndzhal/</text:a>
</text:p>
      <!--NEWS-->
      <text:h text:style-name="P10" text:outline-level="1">
<text:span text:style-name="T4">
На Запоріжжі окупанти за три дні вивезли близько 300 місцевих жителів</text:span>
</text:h>
      <text:p text:style-name="P4">
Author: ['АРМІЯINFORM']</text:p>
      <text:p text:style-name="P4">
Time: 2023-05-11T47:00:00-04:00</text:p>
      <text:p text:style-name="P4">
Description: Про це повідомляє Генеральний штаб ЗС Украни.    «Впродовж останніх трьох д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okupanty-luganshhyna.jpg" text:style-name="Internet_20_link" text:visited-style-name="Visited_20_Internet_20_Link">
okupanty-luganshhyna.jpg</text:a>
']</text:p>
      <text:p text:style-name="P4">
Tags: ['STOPRUSSIA', 'АГРЕСІЯ РФ', 'ВТОРГНЕННЯ РФ', 'ГШ ЗСУ', 'ПРИМУСОВА ЕВАКУАЦІЯ З ЗАПОРІЖЖЯ']</text:p>
      <text:p text:style-name="P4">
Category: News</text:p>
      <!--METADATA-->
      <text:p text:style-name="P4">
<draw:frame draw:style-name="fr1" draw:name="Image310" text:anchor-type="as-char" svg:width="6.9236in" svg:height="4.615733in" draw:z-index="0">
<draw:image xlink:href="../Images/AРМІЯINFORM/2023-05-11T47-00-00-04-00/okupanty-luganshhyn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TccbFCc5kfqNsMAq5MPMW59zgrhxh45SGJRqfsjxB5eDvh94MGKdvCXdGaotJKZrl" text:style-name="Internet_20_link" text:visited-style-name="Visited_20_Internet_20_Link">
повідомляє</text:a>
Генеральний штаб ЗС Украни.</text:p>
      <text:p text:style-name="P4">
«Впродовж останніх трьох днів російська окупаційна адміністрація „евакуювала“близько 300 місцевих жителів, зокрема, дітей, з тимчасово захоплених територійЗапорізької області до Бердянська», — йдеться в повідомленні.</text:p>
      <text:p text:style-name="P4">
Source: <text:a xlink:type="simple" xlink:href="https://armyinform.com.ua/2023/05/11/na-zaporizhzhi-okupanty-za-try-dni-vyvezly-blyzko-300-misczevyh-zhyteliv/" text:style-name="Internet_20_link" text:visited-style-name="Visited_20_Internet_20_Link">
https://armyinform.com.ua/2023/05/11/na-zaporizhzhi-okupanty-za-try-dni-vyvezly-blyzko-300-misczevyh-zhyteliv/</text:a>
</text:p>
      <!--NEWS-->
      <text:h text:style-name="P10" text:outline-level="1">
<text:span text:style-name="T4">
Українські захисники за минулу добу ліквідували понад 600 окупантів, знищили 14 артсистем і 12 ББМ</text:span>
</text:h>
      <text:p text:style-name="P4">
Author: ['АРМІЯINFORM']</text:p>
      <text:p text:style-name="P4">
Time: 2023-05-11T48:00:00-04:00</text:p>
      <text:p text:style-name="P4">
Description: Загальні бойові втрати противника з 24.02.22 по 11.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9bf1ab1-8a1d-40e2-893f-124040c53ba8-scaled.jpg" text:style-name="Internet_20_link" text:visited-style-name="Visited_20_Internet_20_Link">
a9bf1ab1-8a1d-40e2-893f-124040c53ba8-scaled.jpg</text:a>
']</text:p>
      <text:p text:style-name="P4">
Tags: ['STOPRUSSIA', 'АГРЕСІЯ РФ', 'ВТОРГНЕННЯ РФ', 'ВТРАТИ ВОРОГА', 'ГШ ЗСУ']</text:p>
      <text:p text:style-name="P4">
Category: News</text:p>
      <!--METADATA-->
      <text:p text:style-name="P4">
<draw:frame draw:style-name="fr1" draw:name="Image311" text:anchor-type="as-char" svg:width="6.9236in" svg:height="6.975527in" draw:z-index="0">
<draw:image xlink:href="../Images/AРМІЯINFORM/2023-05-11T48-00-00-04-00/a9bf1ab1-8a1d-40e2-893f-124040c53ba8-scaled.jpg" xlink:type="simple" xlink:show="embed" xlink:actuate="onLoad" draw:mime-type="image/jpeg"/>
</draw:frame>
</text:p>
      <text:p text:style-name="P4">
Загальні бойові втрати противника з 24.02.22 по 11.05.23 орієнтовностановлять:</text:p>
      <ul>
        <li>
<text:span text:style-name="T4">
особового складу ‒</text:span>
 196920 (+610) осіб ліквідовано  * <text:span text:style-name="T4">
танків ‒</text:span>
 3740 (+4)  * <text:span text:style-name="T4">
бойових броньованих машин ‒</text:span>
 7287 (+12)  * <text:span text:style-name="T4">
артилерійських систем ‒</text:span>
 3053 (+14)  * <text:span text:style-name="T4">
РСЗВ ‒</text:span>
 557 (+2)  * <text:span text:style-name="T4">
засоби ППО ‒</text:span>
 310 (+2)  * <text:span text:style-name="T4">
літаків ‒</text:span>
 308 (0)  * <text:span text:style-name="T4">
гелікоптерів ‒</text:span>
 294 (0)  * <text:span text:style-name="T4">
БПЛА оперативно-тактичного рівня ‒</text:span>
 2627 (+3)  * <text:span text:style-name="T4">
крилаті ракети ‒</text:span>
 970 (0)  * <text:span text:style-name="T4">
кораблі / катери ‒</text:span>
 18 (0)  * <text:span text:style-name="T4">
автомобільної техніки та автоцистерн ‒</text:span>
 5984 (+10)  * <text:span text:style-name="T4">
спеціальна техніка ‒</text:span>
 391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1.05.23.</text:p>
      <text:p text:style-name="P4">
Source: <text:a xlink:type="simple" xlink:href="https://armyinform.com.ua/2023/05/11/ukrayinski-zahysnyky-za-mynulu-dobu-likviduvaly-ponad-600-okupantiv-znyshhyly-14-artsystem-i-12-bbm/" text:style-name="Internet_20_link" text:visited-style-name="Visited_20_Internet_20_Link">
https://armyinform.com.ua/2023/05/11/ukrayinski-zahysnyky-za-mynulu-dobu-likviduvaly-ponad-600-okupantiv-znyshhyly-14-artsystem-i-12-bbm/</text:a>
</text:p>
      <!--NEWS-->
      <text:h text:style-name="P10" text:outline-level="1">
<text:span text:style-name="T4">
Під приводом евакуації російські окупанти обкрадають тимчасово окуповані території</text:span>
</text:h>
      <text:p text:style-name="P4">
Author: ['АРМІЯINFORM']</text:p>
      <text:p text:style-name="P4">
Time: 2023-05-11T49:00:00-04:00</text:p>
      <text:p text:style-name="P4">
Description: З початку травня, особливо у дні, які оголошені окупантами святковими та вихідними,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58.jpg" text:style-name="Internet_20_link" text:visited-style-name="Visited_20_Internet_20_Link">
5f6a5358.jpg</text:a>
']</text:p>
      <text:p text:style-name="P4">
Tags: ['АГРЕСІЯ РФ', 'ВТОРГНЕННЯ РФ', 'ГАННА МАЛЯР', 'МАРОДЕРСТВО']</text:p>
      <text:p text:style-name="P4">
Category: News</text:p>
      <!--METADATA-->
      <text:p text:style-name="P4">
<draw:frame draw:style-name="fr1" draw:name="Image312" text:anchor-type="as-char" svg:width="6.9236in" svg:height="4.615733in" draw:z-index="0">
<draw:image xlink:href="../Images/AРМІЯINFORM/2023-05-11T49-00-00-04-00/5f6a5358.jpg" xlink:type="simple" xlink:show="embed" xlink:actuate="onLoad" draw:mime-type="image/jpeg"/>
</draw:frame>
 ГаннаМаляр. Фото: Дмитро Юрченко / АрміяInfom</text:p>
      <text:p text:style-name="P4">
З початку травня, особливо у дні, які оголошені окупантами святковими тавихідними, на тимчасово окупованих територіях у Запорізькій та Херсонськійобластях значно зросла кількість випадків мародерства та крадіжок російськимивійськовослужбовцями. Крадуть переважно майно і транспортні засоби підприводом нібито необхідності забезпечення евакуації населення.</text:p>
      <text:p text:style-name="P4">
Про це <text:a xlink:type="simple" xlink:href="https://t.me/annamaliar/721" text:style-name="Internet_20_link" text:visited-style-name="Visited_20_Internet_20_Link">
написала</text:a>
 заступник Міністра оборониУкраїни Ганна Маляр у Телеграм-каналі.</text:p>
      <text:p text:style-name="P4">
«У населених пунктах Токмак, Пологи, Кам’янка, Розівка, Михайлівка,Молочанськ, Енергодар, Чернігівка на тимчасово окупованій території уЗапорізькій області російські окупанти, прикриваючись так званим забезпеченнямевакуаційних заходів, розкрадали матеріальні цінності місцевих підприємств тагромадян», — зазначила вона.</text:p>
      <text:p text:style-name="P4">
За словами Ганни Маляр, в Енергодарі в нічний час доби з території приватногопідприємства «Електропівденмонтаж-10» було викрадено близько 20 одиницьавтотранспорту та розграбовано склад матеріального майна.</text:p>
      <text:p text:style-name="P4">
Також вночі під приводом евакуації російської окупаційної адміністрації знаселеного пункту Скадовськ на тимчасово окупованій території у Херсонськійобласті окупанти поспішно вивезли награбовану оргтехніку та інше майно.</text:p>
      <text:p text:style-name="P4">
«Ймовірно, прибуле 7 травня цього року до порту м. Бердянськ чергове вантажнесудно російські загарбники використають для переміщення вкраденого майна натериторію тимчасово окупованого Криму», — повідомила Ганна Маляр.</text:p>
      <text:p text:style-name="P4">
Source: <text:a xlink:type="simple" xlink:href="https://armyinform.com.ua/2023/05/11/pid-pryvodom-evakuacziyi-rosijski-okupanty-obkradayut-tymchasovo-okupovani-terytoriyi/" text:style-name="Internet_20_link" text:visited-style-name="Visited_20_Internet_20_Link">
https://armyinform.com.ua/2023/05/11/pid-pryvodom-evakuacziyi-rosijski-okupanty-obkradayut-tymchasovo-okupovani-terytoriyi/</text:a>
</text:p>
      <!--NEWS-->
      <text:h text:style-name="P10" text:outline-level="1">
<text:span text:style-name="T4">
В Естонії відбуваються навчання Swift Response-23 із союзниками по НАТО</text:span>
</text:h>
      <text:p text:style-name="P4">
Author: ['АРМІЯINFORM']</text:p>
      <text:p text:style-name="P4">
Time: 2023-05-11T50:00:00-04:00</text:p>
      <text:p text:style-name="P4">
Description: В Естонії під егідою армії США в Європі та Африці розпочалися військові навчання Swift...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wiftresponse2023.jpg" text:style-name="Internet_20_link" text:visited-style-name="Visited_20_Internet_20_Link">
swiftresponse2023.jpg</text:a>
']</text:p>
      <text:p text:style-name="P4">
Tags: ['SWIFT RESPONSE-23', 'ВІЙСЬКОВІ НАВЧАННЯ', 'ЕСТОНІЯ']</text:p>
      <text:p text:style-name="P4">
Category: News</text:p>
      <!--METADATA-->
      <text:p text:style-name="P4">
<draw:frame draw:style-name="fr1" draw:name="Image313" text:anchor-type="as-char" svg:width="6.9236in" svg:height="3.894525in" draw:z-index="0">
<draw:image xlink:href="../Images/AРМІЯINFORM/2023-05-11T50-00-00-04-00/swiftresponse2023.jpg" xlink:type="simple" xlink:show="embed" xlink:actuate="onLoad" draw:mime-type="image/jpeg"/>
</draw:frame>
</text:p>
      <text:p text:style-name="P4">
В Естонії під егідою армії США в Європі та Африці розпочалися військовінавчання Swift Response-2023.</text:p>
      <text:p text:style-name="P4">
Про це <text:a xlink:type="simple" xlink:href="https://twitter.com/Kaitsevagi/status/1655920565037694977" text:style-name="Internet_20_link" text:visited-style-name="Visited_20_Internet_20_Link">
повідомляє</text:a>
пресслужба Cил оборони Естонії.</text:p>
      <text:p text:style-name="P4">
На навчаннях, які триватимуть до 20 травня 2023 року в регіонах Балтійськогота Середземного морів, відпрацьовуватиметься сценарій, за яким Сили союзниківмають бути швидко розгорнуті в Естонії у співпраці з Силами оборони Естонії таіншими союзниками НАТО.</text:p>
      <text:p text:style-name="P4">
У навчаннях беруть участь такі країни, як Чехія, Естонія, Франція, Німеччина,Греція, Угорщина, Італія, Латвія, Нідерланди, Польща, Португалія, Іспанія,Велика Британія та Сполучені Штати Америки.</text:p>
      <text:p text:style-name="P4">
Навчання Swift Response-23 є першими з трьох навчань, які включають динамічневикористання сил у Європі для стримування та підвищення готовності НАТО.</text:p>
      <text:p text:style-name="P4">
Source: <text:a xlink:type="simple" xlink:href="https://armyinform.com.ua/2023/05/11/v-estoniyi-vidbuvayutsya-navchannya-swift-response-23-iz-soyuznykamy-po-nato/" text:style-name="Internet_20_link" text:visited-style-name="Visited_20_Internet_20_Link">
https://armyinform.com.ua/2023/05/11/v-estoniyi-vidbuvayutsya-navchannya-swift-response-23-iz-soyuznykamy-po-nato/</text:a>
</text:p>
      <!--NEWS-->
      <text:h text:style-name="P10" text:outline-level="1">
<text:span text:style-name="T4">
В Україні хвилина мовчання</text:span>
</text:h>
      <text:p text:style-name="P4">
Author: ['АРМІЯINFORM']</text:p>
      <text:p text:style-name="P4">
Time: 2023-05-11T51: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gif" text:style-name="Internet_20_link" text:visited-style-name="Visited_20_Internet_20_Link">
candle.gif</text:a>
']</text:p>
      <text:p text:style-name="P4">
Tags: ['STOPRUSSIA', "ВШАНУВАННЯ ПАМ'ЯТІ ГЕРОЇВ", 'ХВИЛИНА МОВЧАННЯ']</text:p>
      <text:p text:style-name="P4">
Category: News</text:p>
      <!--METADATA-->
      <text:p text:style-name="P4">
<draw:frame draw:style-name="fr1" draw:name="Image314" text:anchor-type="as-char" svg:width="6.9236in" svg:height="3.895992in" draw:z-index="0">
<draw:image xlink:href="../Images/AРМІЯINFORM/2023-05-11T51-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1/v-ukrayini-hvylyna-movchannya-2/" text:style-name="Internet_20_link" text:visited-style-name="Visited_20_Internet_20_Link">
https://armyinform.com.ua/2023/05/11/v-ukrayini-hvylyna-movchannya-2/</text:a>
</text:p>
      <!--NEWS-->
      <text:h text:style-name="P10" text:outline-level="1">
<text:span text:style-name="T4">
На Запоріжжі тероборонівці змушують росіян окопуватися та переходити до оборони — полковник Володимир Мартинюк</text:span>
</text:h>
      <text:p text:style-name="P4">
Author: ['АРМІЯINFORM']</text:p>
      <text:p text:style-name="P4">
Time: 2023-05-11T52:00:00-04:00</text:p>
      <text:p text:style-name="P4">
Description: Командир окремої бригади Сил Територіальної оборони ЗСУ полковник Володимир Мартиню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5431483553991573_y.jpg" text:style-name="Internet_20_link" text:visited-style-name="Visited_20_Internet_20_Link">
photo_5395431483553991573_y.jpg</text:a>
']</text:p>
      <text:p text:style-name="P4">
Tags: ['ВІЙНА', 'ЗАПОРІЖЖЯ', 'КОМАНДУВАННЯ СИЛ ТЕРОБОРОНИ ЗСУ', 'НАЦІОНАЛЬНИЙ СПРОТИВ', 'ТЕРОБОРОНА']</text:p>
      <text:p text:style-name="P4">
Category: News</text:p>
      <!--METADATA-->
      <text:p text:style-name="P4">
<draw:frame draw:style-name="fr1" draw:name="Image315" text:anchor-type="as-char" svg:width="6.9236in" svg:height="4.32725in" draw:z-index="0">
<draw:image xlink:href="../Images/AРМІЯINFORM/2023-05-11T52-00-00-04-00/photo_5395431483553991573_y.jpg" xlink:type="simple" xlink:show="embed" xlink:actuate="onLoad" draw:mime-type="image/jpeg"/>
</draw:frame>
</text:p>
      <text:p text:style-name="P4">
Командир окремої бригади Сил Територіальної оборони ЗСУ полковник ВолодимирМартинюк повідомив, що воїни-тероборонівці не тільки відбивають ворожі атаки,але й змушують противника окопуватися та переходити до оборони.</text:p>
      <text:p text:style-name="P4">
Про це <text:a xlink:type="simple" xlink:href="https://t.me/militarymediacenter/1903" text:style-name="Internet_20_link" text:visited-style-name="Visited_20_Internet_20_Link">
йдеться</text:a>
 на Military MediaCenter.</text:p>
      <text:p text:style-name="P4">
«Івано-Франківська окрема бригада Сил Територіальної оборони ЗСУ утримуєоборону на Запоріжжі. Тут російські загарбники періодично застосовуютьавіацію, артилерію, танки та бронетехніку, постійно працюють ворожіснайперські групи. Проте наша бригада відстоює свої позиції та не дає ворогужодних шансів на прорив», — розповів командир бригади.</text:p>
      <text:p text:style-name="P4">
За його словами, окрема бригада ТрО понад рік веде бойові дії та стримуєнатиск кремлівського окупанта.</text:p>
      <text:p text:style-name="P4">
«Мужні воїни з Прикарпаття не лише відбивають атаки російського ворога тазупиняють його на своїй ділянці, але й змушують росіян добряче окопатися таперейти в оборону», — зауважив він.</text:p>
      <text:p text:style-name="P4">
Володимир Мартинюк наголосив, що зараз дуже важливо зрозуміти, що замість насніхто не прийде воювати. Визволення нашої незалежної землі залежить виключновід нас.</text:p>
      <text:p text:style-name="P4">
«Участь кожного українця має бути для наближення Перемоги: хто не воює —працює для розвитку економіки, волонтерить і закуповує для війська амуніцію,дрони чи автомобілі. Вклад кожного з нас важливий. І якщо ми це будеморозуміти — то жодне зло у світі не зможе зламати нашу рідну Україну, нашу волюдо свободи!» — додав він.</text:p>
      <text:p text:style-name="P4">
Source: <text:a xlink:type="simple" xlink:href="https://armyinform.com.ua/2023/05/11/na-zaporizhzhi-teroboronivczi-zmushuyut-rosiyan-okopuvatysya-ta-perehodyty-do-oborony-polkovnyk-volodymyr-martynyuk/" text:style-name="Internet_20_link" text:visited-style-name="Visited_20_Internet_20_Link">
https://armyinform.com.ua/2023/05/11/na-zaporizhzhi-teroboronivczi-zmushuyut-rosiyan-okopuvatysya-ta-perehodyty-do-oborony-polkovnyk-volodymyr-martynyuk/</text:a>
</text:p>
      <!--NEWS-->
      <text:h text:style-name="P10" text:outline-level="1">
<text:span text:style-name="T4">
Заява Британії в ОБСЄ: росія має усвідомити, що вона ніколи не зможе перемогти Україну</text:span>
</text:h>
      <text:p text:style-name="P4">
Author: ['АРМІЯINFORM']</text:p>
      <text:p text:style-name="P4">
Time: 2023-05-11T53:00:00-04:00</text:p>
      <text:p text:style-name="P4">
Description: російська федерація має чітко усвідомити, що вона ніколи не зможе перемогти Україн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aine_soldiers.jpg" text:style-name="Internet_20_link" text:visited-style-name="Visited_20_Internet_20_Link">
ukraine_soldiers.jpg</text:a>
']</text:p>
      <text:p text:style-name="P4">
Tags: ['STOPRUSSIA', 'БРИТАНІЯ', 'ДОПОМОГА ПАРТНЕРІВ', 'ОБСЄ', 'СВІТ ПІДТРИМУЄ УКРАЇНУ', 'ЯН СТАББС']</text:p>
      <text:p text:style-name="P4">
Category: News</text:p>
      <!--METADATA-->
      <text:p text:style-name="P4">
<draw:frame draw:style-name="fr1" draw:name="Image316" text:anchor-type="as-char" svg:width="6.9236in" svg:height="3.894525in" draw:z-index="0">
<draw:image xlink:href="../Images/AРМІЯINFORM/2023-05-11T53-00-00-04-00/ukraine_soldiers.jpg" xlink:type="simple" xlink:show="embed" xlink:actuate="onLoad" draw:mime-type="image/jpeg"/>
</draw:frame>
</text:p>
      <text:p text:style-name="P4">
російська федерація має чітко усвідомити, що вона ніколи не зможе перемогтиУкраїну.</text:p>
      <text:p text:style-name="P4">
Про це <text:a xlink:type="simple" xlink:href="https://www.gov.uk/government/speeches/russia-must-realise-that-it-can-never-win-in-ukraine-if-it-keeps-fighting-it-will-keep-losing-uk-statement-to-the-osce" text:style-name="Internet_20_link" text:visited-style-name="Visited_20_Internet_20_Link">
заявив</text:a>
 військовий радник Великої Британії Ян Стаббс.</text:p>
      <text:p text:style-name="P4">
«Протягом останнього тижня росія знову завдала масованих ракетних ударів іударів з БПЛА по населених пунктах по всій Україні з мінімальним дотриманнямдискримінації чи співрозмірності. Зазначимо, що у понеділок УкраїнськийЧервоний Хрест повідомив, що внаслідок <text:a xlink:type="simple" xlink:href="https://armyinform.com.ua/2023/05/08/zagyblyj-ta-poraneni-vnaslidok-raketnyh-obstriliv-czyvilnyh-obyektiv-na-odeshhyni-prokurory-dokumentuyut-naslidky/" text:style-name="Internet_20_link" text:visited-style-name="Visited_20_Internet_20_Link">
ракетногоудару</text:a>
 повністю знищено 1000 квадратних метрів гуманітарної допомоги, щозберігалася на великому складі Одеської області. Такі атаки з боку росіїспрямовані на те, щоб покарати український народ та посіяти терор. Це —жорстокі акти помсти та ганебний прояв неспроможності російського військовогокерівництва», — сказав Ян Стаббс, висловлюючи під час засідання ОБСЄ суворепопередження росії.</text:p>
      <text:p text:style-name="P4">
Військовий радник Великої Британії також підкреслив іронію неправдивихнаративів росії щодо протистояння, враховуючи її минулі дії.</text:p>
      <text:p text:style-name="P4">
«Я хотів би ще раз підкреслити іронію того, що це відбувається з боку країни,яка вторглася в Грузію в 2008 році, незаконно анексувала Крим у 2014 році, апотім розпочала широкомасштабне вторгнення в Україну 24 лютого минулого року»,— сказав він.</text:p>
      <text:p text:style-name="P4">
Ян Стаббс підтвердив підтримку Великою Британією України.</text:p>
      <text:p text:style-name="P4">
«росія повинна усвідомити, що вона ніколи не зможе перемогти в Україні. Якщовона продовжить воювати, вона продовжить програвати. Ми не недооцінюємотриваючу загрозу з боку російської федерації, але з часом в України будепривід для святкування. Україна продовжуватиме демонструвати свою рішучумужність і непохитну моральну силу, борючись за звільнення більшої частинисвоєї батьківщини. Суверенітет, територіальна цілісність і незалежністьУкраїни будуть повністю відновлені. Сполучене Королівство та міжнароднеспівтовариство залишатимуться непохитними в підтримці — ми будемо підтримуватиУкраїну скільки б це не знадобилося», — резюмував Ян Стаббс.</text:p>
      <text:p text:style-name="P4">
Нагадаємо, раніше Ян Стаббс<text:a xlink:type="simple" xlink:href="https://armyinform.com.ua/2023/02/09/kreml-spryamovuye-rosiyu-shlyahom-rujnuvannya-ta-izolyacziyi-zayava-velykoyi-brytaniyi-v-obsye/" text:style-name="Internet_20_link" text:visited-style-name="Visited_20_Internet_20_Link">
заявляв</text:a>
, щокремль спрямовує росію шляхом руйнування та ізоляції, і сама федерація незацікавлена ​​ні в дипломатії, ні в діалозі щодо припинення війни в Україні —лише у брехні та неправді.</text:p>
      <text:p text:style-name="P4">
Source: <text:a xlink:type="simple" xlink:href="https://armyinform.com.ua/2023/05/11/zayava-brytaniyi-v-obsye-rosiya-maye-usvidomyty-shho-vona-nikoly-ne-zmozhe-peremogty-ukrayinu/" text:style-name="Internet_20_link" text:visited-style-name="Visited_20_Internet_20_Link">
https://armyinform.com.ua/2023/05/11/zayava-brytaniyi-v-obsye-rosiya-maye-usvidomyty-shho-vona-nikoly-ne-zmozhe-peremogty-ukrayinu/</text:a>
</text:p>
      <!--NEWS-->
      <text:h text:style-name="P10" text:outline-level="1">
<text:span text:style-name="T4">
Президент України утворив нові військові адміністрації на тимчасово окупованій частині Херсонщини</text:span>
</text:h>
      <text:p text:style-name="P4">
Author: ['АРМІЯINFORM']</text:p>
      <text:p text:style-name="P4">
Time: 2023-05-11T54:00:00-04:00</text:p>
      <text:p text:style-name="P4">
Description: Президент України Володимир Зеленський утворив дві нові військові адміністрації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STOPRUSSIA', 'АГРЕСІЯ РФ', 'ВОЛОДИМИР ЗЕЛЕНСЬКИЙ', 'УКАЗ ПРЕЗИДЕНТА УКРАЇНИ']</text:p>
      <text:p text:style-name="P4">
Category: News</text:p>
      <!--METADATA-->
      <text:p text:style-name="P4">
<draw:frame draw:style-name="fr1" draw:name="Image317" text:anchor-type="as-char" svg:width="6.9236in" svg:height="4.615733in" draw:z-index="0">
<draw:image xlink:href="../Images/AРМІЯINFORM/2023-05-11T54-00-00-04-00/ukaz.jpg" xlink:type="simple" xlink:show="embed" xlink:actuate="onLoad" draw:mime-type="image/jpeg"/>
</draw:frame>
</text:p>
      <text:p text:style-name="P4">
Президент України Володимир Зеленський утворив дві нові військовіадміністрації на тимчасово окупованій частині Херсонської області.</text:p>
      <text:p text:style-name="P4">
Про це зазначається в <text:a xlink:type="simple" xlink:href="https://www.president.gov.ua/documents/2682023-46713" text:style-name="Internet_20_link" text:visited-style-name="Visited_20_Internet_20_Link">
указі№268/2023</text:a>
,оприлюдненому на сайті Офісу Президента України.</text:p>
      <text:p text:style-name="P4">
Йдеться про Виноградівську сільську військову адміністрацію та Скадовськуміську військову адміністрацію.</text:p>
      <text:p text:style-name="P4">
«Генеральному штабу Збройних Сил України, Херсонській обласній державнійадміністрації здійснити відповідно до Закону України "Про правовий режимвоєнного стану" заходи, пов'язані з утворенням військових адміністрацій,зазначених у статті 1 цього Указу», — йдеться в повідомленні.</text:p>
      <text:p text:style-name="P4">
Указ набирає чинності з дня його опублікування.</text:p>
      <text:p text:style-name="P4">
Source: <text:a xlink:type="simple" xlink:href="https://armyinform.com.ua/2023/05/11/prezydent-ukrayiny-utvoryv-novi-vijskovi-administracziyi-na-tymchasovo-okupovanij-chastyni-hersonshhyny/" text:style-name="Internet_20_link" text:visited-style-name="Visited_20_Internet_20_Link">
https://armyinform.com.ua/2023/05/11/prezydent-ukrayiny-utvoryv-novi-vijskovi-administracziyi-na-tymchasovo-okupovanij-chastyni-hersonshhyny/</text:a>
</text:p>
      <!--NEWS-->
      <text:h text:style-name="P10" text:outline-level="1">
<text:span text:style-name="T4">
Держсекретар США обговорив з президентом Євроради подальшу підтримку України</text:span>
</text:h>
      <text:p text:style-name="P4">
Author: ['АРМІЯINFORM']</text:p>
      <text:p text:style-name="P4">
Time: 2023-05-11T55:00:00-04:00</text:p>
      <text:p text:style-name="P4">
Description: Державний секретар США Ентоні Блінкен обговорив з президентом Європейської Ради Шарл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nail-tw-20210616133724-8181.jpg" text:style-name="Internet_20_link" text:visited-style-name="Visited_20_Internet_20_Link">
thumbnail-tw-20210616133724-8181.jpg</text:a>
']</text:p>
      <text:p text:style-name="P4">
Tags: ['ДЕРЖАВНИЙ СЕКРЕТАР США ЕНТОНІ\xa0БЛІНКЕН', 'ДЕРЖДЕП США', 'ЄВРОРАДА', 'ШАРЛЬ МІШЕЛЬ']</text:p>
      <text:p text:style-name="P4">
Category: News</text:p>
      <!--METADATA-->
      <text:p text:style-name="P4">
<draw:frame draw:style-name="fr1" draw:name="Image318" text:anchor-type="as-char" svg:width="6.9236in" svg:height="3.356897in" draw:z-index="0">
<draw:image xlink:href="../Images/AРМІЯINFORM/2023-05-11T55-00-00-04-00/thumbnail-tw-20210616133724-8181.jpg" xlink:type="simple" xlink:show="embed" xlink:actuate="onLoad" draw:mime-type="image/jpeg"/>
</draw:frame>
</text:p>
      <text:p text:style-name="P4">
Державний секретар США Ентоні Блінкен обговорив з президентом ЄвропейськоїРади Шарлем Мішелем питання подальшої підтримки України в умовах їїпротистояння російській агресії.</text:p>
      <text:p text:style-name="P4">
Про це <text:a xlink:type="simple" xlink:href="https://www.state.gov/secretary-blinkens-call-with-european-council-president-michel/" text:style-name="Internet_20_link" text:visited-style-name="Visited_20_Internet_20_Link">
повідомляє</text:a>
 Державний департамент США.</text:p>
      <text:p text:style-name="P4">
«Ентоні Блінкен і Шарль Мішель підтвердили підтримку з боку США і Євросоюзусуверенітету, незалежності й територіальній цілісності України», — йдеться уповідомленні.</text:p>
      <text:p text:style-name="P4">
Крім того, лідери обговорили можливості підтримки сталого миру між Вірменієюта Азербайджаном.</text:p>
      <text:p text:style-name="P4">
Раніше президент Євроради Шарль Мішель<text:a xlink:type="simple" xlink:href="https://armyinform.com.ua/2022/05/05/prezydent-yevrorady-vvazhaye-shho-aktyvy-rosiyan-zamorozheni-sankcziyamy-potribno-konfiskuvaty-dlya-vidnovlennya-ukrayiny/" text:style-name="Internet_20_link" text:visited-style-name="Visited_20_Internet_20_Link">
заявив</text:a>
, що активи росіян, заморожені санкціями, потрібноконфісковувати для відновлення України.</text:p>
      <text:p text:style-name="P4">
Source: <text:a xlink:type="simple" xlink:href="https://armyinform.com.ua/2023/05/11/derzhsekretar-ssha-obgovoryv-z-prezydentom-yevrorady-podalshu-pidtrymku-ukrayiny/" text:style-name="Internet_20_link" text:visited-style-name="Visited_20_Internet_20_Link">
https://armyinform.com.ua/2023/05/11/derzhsekretar-ssha-obgovoryv-z-prezydentom-yevrorady-podalshu-pidtrymku-ukrayiny/</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11T56:00:00-04:00</text:p>
      <text:p text:style-name="P4">
Description: Протягом минулої доби, 10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319" text:anchor-type="as-char" svg:width="6.9236in" svg:height="4.635046in" draw:z-index="0">
<draw:image xlink:href="../Images/AРМІЯINFORM/2023-05-11T56-00-00-04-00/pozhezha-1.jpg" xlink:type="simple" xlink:show="embed" xlink:actuate="onLoad" draw:mime-type="image/jpeg"/>
</draw:frame>
Ілюстративне фото</text:p>
      <text:p text:style-name="P4">
Протягом минулої доби, <text:span text:style-name="T4">
10 травня,</text:span>
 підрозділи Державної служби України знадзвичайних ситуацій <text:span text:style-name="T4">
здійснили 164 виїзди</text:span>
 на ліквідацію наслідківобстрілів окупантами населених пунктів та об’єктів інфраструктури. Ліквідовано<text:span text:style-name="T4">
6</text:span>
 пожеж. Надано психологічну допомогу <text:span text:style-name="T4">
108</text:span>
 особам.</text:p>
      <text:p text:style-name="P4">
Про це йдеться у <text:a xlink:type="simple" xlink:href="https://dsns.gov.ua/uk/news/nadzvicaini-podiyi/operativna-informaciia-shhodo-likvidaciyi-naslidkiv-castkovix-pidtoplen-na-teritoriyi-ukrayini-stanom-na-900-8"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3 720 виїздів на ліквідацію наслідків обстрілів, ліквідовано 14 468 пожеж,врятовано 4041 особу, надано психологічну допомогу 213 855 особам.</text:p>
      <text:p text:style-name="P4">
Source: <text:a xlink:type="simple" xlink:href="https://armyinform.com.ua/2023/05/11/za-dobu-ryatuvalnyky-majzhe-200-raziv-vyyizhdzhaly-na-likvidacziyu-naslidkiv-vorozhyh-obstriliv-4/" text:style-name="Internet_20_link" text:visited-style-name="Visited_20_Internet_20_Link">
https://armyinform.com.ua/2023/05/11/za-dobu-ryatuvalnyky-majzhe-200-raziv-vyyizhdzhaly-na-likvidacziyu-naslidkiv-vorozhyh-obstriliv-4/</text:a>
</text:p>
      <!--NEWS-->
      <text:h text:style-name="P10" text:outline-level="1">
<text:span text:style-name="T4">
«Скріплені кров’ю»: у Києві презентували фільм і книгу про грузинів, які захищають Україну</text:span>
</text:h>
      <text:p text:style-name="P4">
Author: ['Євген Букет']</text:p>
      <text:p text:style-name="P4">
Time: 2023-05-11T57:00:00-04:00</text:p>
      <text:p text:style-name="P4">
Description: У Києві презентували документальний фільм тележурналіста Олега Манчури та кни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krinform-osn.jpg" text:style-name="Internet_20_link" text:visited-style-name="Visited_20_Internet_20_Link">
ukrinform-osn.jpg</text:a>
', '<text:a xlink:type="simple" xlink:href="https://armyinform.com.ua/wp-content/uploads/2023/05/skripleni-krovyu-obkladynka.jpg" text:style-name="Internet_20_link" text:visited-style-name="Visited_20_Internet_20_Link">
skripleni-krovyu-obkladynka.jpg</text:a>
', '<text:a xlink:type="simple" xlink:href="https://armyinform.com.ua/wp-content/uploads/2023/05/zaza-nanuashvili.jpg" text:style-name="Internet_20_link" text:visited-style-name="Visited_20_Internet_20_Link">
zaza-nanuashvili.jpg</text:a>
', '<text:a xlink:type="simple" xlink:href="https://armyinform.com.ua/wp-content/uploads/2023/05/oleg-manchura.jpg" text:style-name="Internet_20_link" text:visited-style-name="Visited_20_Internet_20_Link">
oleg-manchura.jpg</text:a>
']</text:p>
      <text:p text:style-name="P4">
Tags: []</text:p>
      <text:p text:style-name="P4">
Category: News</text:p>
      <!--METADATA-->
      <text:p text:style-name="P4">
<draw:frame draw:style-name="fr1" draw:name="Image320" text:anchor-type="as-char" svg:width="6.9236in" svg:height="4.315711in" draw:z-index="0">
<draw:image xlink:href="../Images/AРМІЯINFORM/2023-05-11T57-00-00-04-00/ukrinform-osn.jpg" xlink:type="simple" xlink:show="embed" xlink:actuate="onLoad" draw:mime-type="image/jpeg"/>
</draw:frame>
</text:p>
      <text:p text:style-name="P4">
У Києві презентували документальний фільм тележурналіста Олега Манчури такнигу «Скріплені кров'ю» про грузинських добровольців на російсько-українськійвійні. Зйомки стрічки відбувалися в Грузії, Бельгії та на лінії фронту вЗапорізькій області. На презентації були присутні головний герой фільму — ЗазаНануашвілі — засновник грузинського національного батальйону у складіІнтернаціонального легіону Збройних Сил України та творча команда проєкту.Подію приурочили до 105-ї річниці проголошення Української та Грузинськоїдержав у 1918 році.</text:p>
      <text:p text:style-name="P4">
<draw:frame draw:style-name="fr1" draw:name="Image321" text:anchor-type="as-char" svg:width="6.9236in" svg:height="5.492723in" draw:z-index="0">
<draw:image xlink:href="../Images/AРМІЯINFORM/2023-05-11T57-00-00-04-00/skripleni-krovyu-obkladynka.jpg" xlink:type="simple" xlink:show="embed" xlink:actuate="onLoad" draw:mime-type="image/jpeg"/>
</draw:frame>
</text:p>
      <text:p text:style-name="P4">
Через історію Зази Нануашвілі та історію його родини розкривається історіягрузинського добровольчого руху. Він — колишній офіцер спецпризначення МВСГрузії, боронить Україну з 2014 року пліч-о-пліч із сином Вано. Дружина Зази —українка Олена — волонтер. У цьому контексті він зазначив: «Ось я говорив, щовоюю за Грузію, але потім у мене народився маленький син, я створив сім’ю зукраїнкою. Я полюбив Україну, як рідну. І тепер я можу від усього серцясказати, що я воюю і за Україну. За Грузію і за Україну».</text:p>
      <text:p text:style-name="P4">
Учасники пресконференції повідомили, що зараз у лавах Сил оборони Україниповномасштабне вторгнення росії відбивають понад 2,5 тисячі грузинів.</text:p>
      <text:p text:style-name="P4">
<draw:frame draw:style-name="fr1" draw:name="Image322" text:anchor-type="as-char" svg:width="6.9236in" svg:height="4.142621in" draw:z-index="0">
<draw:image xlink:href="../Images/AРМІЯINFORM/2023-05-11T57-00-00-04-00/zaza-nanuashvili.jpg" xlink:type="simple" xlink:show="embed" xlink:actuate="onLoad" draw:mime-type="image/jpeg"/>
</draw:frame>
Заза Нануашвілі</text:p>
      <text:p text:style-name="P4">
«Спочатку мені довелося воювати разом з українцями — “западенцями”. Потімпознайомився з грузинами. Адаптувався. Приєдналися старі друзі — однодумці зтакими самими, як у мене, принципами і метою. Зараз у мене великий підрозділ,де воюють не лише грузини та українці, а й британці, американці, чилійці,перуанці, південноафриканці, поляки. Всі є, окрім “русскіх”. “Хороші русскіє”— тільки в мішках», — зазначив Заза Нануашвілі під час презентації.</text:p>
      <text:p text:style-name="P4">
Були презентовані два епізоди фільму «Скріплені кров’ю», які найближчим часомбудуть продемонстровані в ефірі загальнонаціональних українських телеканалів.У планах творців — також презентувати стрічку в Брюсселі.</text:p>
      <text:p text:style-name="P4">
<draw:frame draw:style-name="fr1" draw:name="Image323" text:anchor-type="as-char" svg:width="6.9236in" svg:height="4.621503in" draw:z-index="0">
<draw:image xlink:href="../Images/AРМІЯINFORM/2023-05-11T57-00-00-04-00/oleg-manchura.jpg" xlink:type="simple" xlink:show="embed" xlink:actuate="onLoad" draw:mime-type="image/jpeg"/>
</draw:frame>
Олег Манчура</text:p>
      <text:p text:style-name="P4">
Книга, співавторами якої є Богдан Пастух, Олег Манчура і Олександр Кучерук,розпочинається з історії українсько-грузинських зв’язків, які значно ширші,ніж здається на перший погляд. Історичний контекст плавно підводить читача донеминучості боротьби обох народів проти спільного агресора і окупанта. Виданняповертає читача в атмосферу початку 1990-х років, коли москва інспірувалаконфлікти по всьому периметру конаючого радянського союзу. Тоді росіяокупувала Самачабло (Південну Осетію) та Абхізію. На боці уряду Грузії воювалиукраїнські добровольці, а українська авіація за наказом Леоніда Кравчукадопомагала евакуювати біженців, які тікали від російських танків… Коли всерпні 2008 року росія знову вторглася на територію Грузії, бойові операціїгрузинської армії прикривали українські системи ППО… Про всі ці події йдетьсяв книзі через історії очевидців, багато з яких ще 2014 року приїхали доУкраїни, аби допомогти українцям захиститися від ненависної московської орди.</text:p>
      <text:p text:style-name="P4">
Історії, крізь призму особистого досвіду, зафіксовані й у фільмі, і насторінках книги, є надзвичайно важливими для усвідомлення глибинного сенсуборотьби з поневолювачем, розуміння мотивації героїв та фіксації деталейбойових дій.</text:p>
      <text:p text:style-name="P4">
Історичні матеріали та інтерв’ю зі спогадами та міркуваннями про війну зросією грузинських добровольців щодесять сторінок книги перериваютьсябіографічними довідками загиблих у 2014–2021 роках героїв російсько-української війни, які уклали Андрій Ковальов та Ростислав Мартинюк.</text:p>
      <text:p text:style-name="P4">
За словами редактора книги Ростислава Мартинюка, метою роботи було розкритиунікальний феномен грузинського добровольчого руху в Україні. І з цимзавданням автори, режисери, редактори, монтажери та дизайнери впоралися навідмінно.</text:p>
      <text:p text:style-name="P4">
Source: <text:a xlink:type="simple" xlink:href="https://armyinform.com.ua/2023/05/11/skripleni-krovyu-u-kyyevi-prezentuvaly-film-i-knygu-pro-gruzyniv-yaki-zahyshhayut-ukrayinu/" text:style-name="Internet_20_link" text:visited-style-name="Visited_20_Internet_20_Link">
https://armyinform.com.ua/2023/05/11/skripleni-krovyu-u-kyyevi-prezentuvaly-film-i-knygu-pro-gruzyniv-yaki-zahyshhayut-ukrayinu/</text:a>
</text:p>
      <!--NEWS-->
      <text:h text:style-name="P10" text:outline-level="1">
<text:span text:style-name="T4">
Покращення сервісу військово-лікарських комісій: що впроваджено наразі</text:span>
</text:h>
      <text:p text:style-name="P4">
Author: ['АРМІЯINFORM']</text:p>
      <text:p text:style-name="P4">
Time: 2023-05-11T58:00:00-04:00</text:p>
      <text:p text:style-name="P4">
Description: Уряд та Збройні Сили України системно працюють над удосконаленням військово-ліка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formiviyskovolikarskikhkomisiybuti-e1683788675641.jpg" text:style-name="Internet_20_link" text:visited-style-name="Visited_20_Internet_20_Link">
reformiviyskovolikarskikhkomisiybuti-e1683788675641.jpg</text:a>
']</text:p>
      <text:p text:style-name="P4">
Tags: ['ВІЙСЬКОВО-ЛІКАРСЬКА КОМІСІЯ', 'ВЛК', 'МЕДИЧНІ ПОСЛУГИ']</text:p>
      <text:p text:style-name="P4">
Category: News</text:p>
      <!--METADATA-->
      <text:p text:style-name="P4">
<draw:frame draw:style-name="fr1" draw:name="Image324" text:anchor-type="as-char" svg:width="6.9236in" svg:height="4.255034in" draw:z-index="0">
<draw:image xlink:href="../Images/AРМІЯINFORM/2023-05-11T58-00-00-04-00/reformiviyskovolikarskikhkomisiybuti-e1683788675641.jpg" xlink:type="simple" xlink:show="embed" xlink:actuate="onLoad" draw:mime-type="image/jpeg"/>
</draw:frame>
</text:p>
      <text:p text:style-name="P4">
Уряд та Збройні Сили України системно працюють над удосконаленням військово-лікарської комісії. Наразі вже ухвалено зміни до законів України, якіспрощують оформлення військовослужбовцями довідки про обставини травми,збільшено кількість гарнізонних ВЛК, покращується сервіс та впроваджуєтьсяцифровізація.</text:p>
      <text:h text:style-name="P12" text:outline-level="3">
<text:span text:style-name="T4">
<text:span text:style-name="T4">
5 кроків, зроблених для удосконалення військово-лікарської комісії</text:span>
</text:span>
</text:h>
      <text:p text:style-name="P4">
<text:span text:style-name="T4">
1. Фінансування. Впроваджений пакет медичних послуг у рамках Програмимедичних гарантій.</text:span>
</text:p>
      <ul>
        <li>
позаштатні ВЛК при ТЦК та СП створено на базі цивільних медзакладів;  * їх кількість та перелік визначено керівництвом ОВА;  * НСЗУ укладає договори з медзакладами та забезпечує оплату наданих послуг.</li>
      </ul>
      <text:p text:style-name="P4">
Безоплатні послуги:</text:p>
      <ul>
        <li>
проведення медоглядів (лабораторних та інструментальних досліджень);  * направлення за наявності показань до інших медзакладів для обстежень; оформлення проєктів довідок та формування медвисновків щодо стану здоров’я.</li>
      </ul>
      <text:p text:style-name="P4">
<text:span text:style-name="T4">
2. Збільшено кількість гарнізонних ВЛК для розширення пропускноїспроможності.</text:span>
</text:p>
      <text:p text:style-name="P4">
<text:span text:style-name="T4">
3. Ухвалено зміни до законів України, які спрощують оформленнявійськовослужбовцям довідки про обставини травми (поранення, контузії,каліцтва).</text:span>
 Удосконалений процес документообігу між військовими частинами тазакладами охорони здоров’я. Врегульовано можливість розширення мережі ВЛКшляхом залучення цивільних закладів охорони здоровʼя.</text:p>
      <text:p text:style-name="P4">
<text:span text:style-name="T4">
4. Покращення сервісу:</text:span>
</text:p>
      <ul>
        <li>
розроблено рекомендації щодо організації роботи ВЛК та обслуговування відвідувачів.  * проводяться виїзні засідання МСЕК до військовослужбовців (проведено 372 засідання).</li>
      </ul>
      <text:p text:style-name="P4">
<text:span text:style-name="T4">
5. Цифровізація:</text:span>
</text:p>
      <ul>
        <li>
пілотується процес документообігу між в/ч, вЗОЗ та ТЦК та СП;  * розгорнуто електронну чергу в окремих гарнізонних ВЛК, плануються наступні;  * військові заклади долучаються до роботи з ЕСОЗ, триває забезпечення комп’ютерною технікою.</li>
      </ul>
      <text:p text:style-name="P4">
Більше на <text:a xlink:type="simple" xlink:href="http://turbota.mil.gov.ua/" text:style-name="Internet_20_link" text:visited-style-name="Visited_20_Internet_20_Link">
сайті</text:a>
.</text:p>
      <text:p text:style-name="P4">
<text:span text:style-name="T5">
За інформацією<text:a xlink:type="simple" xlink:href="https://t.me/militarymediacenter/1904" text:style-name="Internet_20_link" text:visited-style-name="Visited_20_Internet_20_Link">
Military Media Center</text:a>
</text:span>
</text:p>
      <text:p text:style-name="P4">
Source: <text:a xlink:type="simple" xlink:href="https://armyinform.com.ua/2023/05/11/pokrashhennya-servisu-vijskovo-likarskyh-komisij-shho-vprovadzheno-narazi/" text:style-name="Internet_20_link" text:visited-style-name="Visited_20_Internet_20_Link">
https://armyinform.com.ua/2023/05/11/pokrashhennya-servisu-vijskovo-likarskyh-komisij-shho-vprovadzheno-narazi/</text:a>
</text:p>
      <!--NEWS-->
      <text:h text:style-name="P10" text:outline-level="1">
<text:span text:style-name="T4">
Ситуація в Херсоні: критична інфраструктура під ворожими обстрілами</text:span>
</text:h>
      <text:p text:style-name="P4">
Author: ['Дмитро Завтонов']</text:p>
      <text:p text:style-name="P4">
Time: 2023-05-11T59:00:00-04:00</text:p>
      <text:p text:style-name="P4">
Description: Окупанти продовжують тероризувати мирне населення Херсона, здійснюючи постійні обстріл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_golovna-1.jpg" text:style-name="Internet_20_link" text:visited-style-name="Visited_20_Internet_20_Link">
0_golovna-1.jpg</text:a>
', '<text:a xlink:type="simple" xlink:href="https://armyinform.com.ua/wp-content/uploads/2023/05/1_sergij-150x150.jpg" text:style-name="Internet_20_link" text:visited-style-name="Visited_20_Internet_20_Link">
1_sergij-150x150.jpg</text:a>
', '<text:a xlink:type="simple" xlink:href="https://armyinform.com.ua/wp-content/uploads/2023/05/2-48-150x150.jpg" text:style-name="Internet_20_link" text:visited-style-name="Visited_20_Internet_20_Link">
2-48-150x150.jpg</text:a>
', '<text:a xlink:type="simple" xlink:href="https://armyinform.com.ua/wp-content/uploads/2023/05/3-47-150x150.jpg" text:style-name="Internet_20_link" text:visited-style-name="Visited_20_Internet_20_Link">
3-47-150x150.jpg</text:a>
', '<text:a xlink:type="simple" xlink:href="https://armyinform.com.ua/wp-content/uploads/2023/05/4-42-150x150.jpg" text:style-name="Internet_20_link" text:visited-style-name="Visited_20_Internet_20_Link">
4-42-150x150.jpg</text:a>
', '<text:a xlink:type="simple" xlink:href="https://armyinform.com.ua/wp-content/uploads/2023/05/5-32-150x150.jpg" text:style-name="Internet_20_link" text:visited-style-name="Visited_20_Internet_20_Link">
5-32-150x150.jpg</text:a>
', '<text:a xlink:type="simple" xlink:href="https://armyinform.com.ua/wp-content/uploads/2023/05/6_artem-150x150.jpg" text:style-name="Internet_20_link" text:visited-style-name="Visited_20_Internet_20_Link">
6_artem-150x150.jpg</text:a>
', '<text:a xlink:type="simple" xlink:href="https://armyinform.com.ua/wp-content/uploads/2023/05/7-20-150x150.jpg" text:style-name="Internet_20_link" text:visited-style-name="Visited_20_Internet_20_Link">
7-20-150x150.jpg</text:a>
', '<text:a xlink:type="simple" xlink:href="https://armyinform.com.ua/wp-content/uploads/2023/05/8-16-150x150.jpg" text:style-name="Internet_20_link" text:visited-style-name="Visited_20_Internet_20_Link">
8-16-150x150.jpg</text:a>
', '<text:a xlink:type="simple" xlink:href="https://armyinform.com.ua/wp-content/uploads/2023/05/9-17-150x150.jpg" text:style-name="Internet_20_link" text:visited-style-name="Visited_20_Internet_20_Link">
9-17-150x150.jpg</text:a>
', '<text:a xlink:type="simple" xlink:href="https://armyinform.com.ua/wp-content/uploads/2023/05/10-19-150x150.jpg" text:style-name="Internet_20_link" text:visited-style-name="Visited_20_Internet_20_Link">
10-19-150x150.jpg</text:a>
']</text:p>
      <text:p text:style-name="P4">
Tags: ['ХЕРСОН']</text:p>
      <text:p text:style-name="P4">
Category: News</text:p>
      <!--METADATA-->
      <text:p text:style-name="P4">
<draw:frame draw:style-name="fr1" draw:name="Image325" text:anchor-type="as-char" svg:width="6.9236in" svg:height="4.609964in" draw:z-index="0">
<draw:image xlink:href="../Images/AРМІЯINFORM/2023-05-11T59-00-00-04-00/0_golovna-1.jpg" xlink:type="simple" xlink:show="embed" xlink:actuate="onLoad" draw:mime-type="image/jpeg"/>
</draw:frame>
</text:p>
      <text:p text:style-name="P4">
Окупанти продовжують тероризувати мирне населення Херсона, здійснюючи постійніобстріли з артилерії по житлових кварталах, об’єктах цивільної інфраструктури.Про це кореспондентові АрміяInform розповіли тероборонці, які захищають місто.</text:p>
      <text:p text:style-name="P4">
<text:a xlink:type="simple" xlink:href="https://armyinform.com.ua/wp-content/uploads/2023/05/1_sergij.jpg" text:style-name="Internet_20_link" text:visited-style-name="Visited_20_Internet_20_Link">
<draw:frame draw:style-name="fr1" draw:name="Image326" text:anchor-type="as-char" svg:width="6.9236in" svg:height="6.9236in" draw:z-index="0">
<draw:image xlink:href="../Images/AРМІЯINFORM/2023-05-11T59-00-00-04-00/1_sergij-150x150.jpg" xlink:type="simple" xlink:show="embed" xlink:actuate="onLoad" draw:mime-type="image/jpeg"/>
</draw:frame>
</text:a>
</text:p>
      <text:p text:style-name="P4">
Сергій</text:p>
      <text:p text:style-name="P4">
<text:a xlink:type="simple" xlink:href="https://armyinform.com.ua/wp-content/uploads/2023/05/2-48.jpg" text:style-name="Internet_20_link" text:visited-style-name="Visited_20_Internet_20_Link">
<draw:frame draw:style-name="fr1" draw:name="Image327" text:anchor-type="as-char" svg:width="6.9236in" svg:height="6.9236in" draw:z-index="0">
<draw:image xlink:href="../Images/AРМІЯINFORM/2023-05-11T59-00-00-04-00/2-48-150x150.jpg" xlink:type="simple" xlink:show="embed" xlink:actuate="onLoad" draw:mime-type="image/jpeg"/>
</draw:frame>
</text:a>
</text:p>
      <text:p text:style-name="P4">
<text:a xlink:type="simple" xlink:href="https://armyinform.com.ua/wp-content/uploads/2023/05/3-47.jpg" text:style-name="Internet_20_link" text:visited-style-name="Visited_20_Internet_20_Link">
<draw:frame draw:style-name="fr1" draw:name="Image328" text:anchor-type="as-char" svg:width="6.9236in" svg:height="6.9236in" draw:z-index="0">
<draw:image xlink:href="../Images/AРМІЯINFORM/2023-05-11T59-00-00-04-00/3-47-150x150.jpg" xlink:type="simple" xlink:show="embed" xlink:actuate="onLoad" draw:mime-type="image/jpeg"/>
</draw:frame>
</text:a>
</text:p>
      <text:p text:style-name="P4">
<text:a xlink:type="simple" xlink:href="https://armyinform.com.ua/wp-content/uploads/2023/05/4-42.jpg" text:style-name="Internet_20_link" text:visited-style-name="Visited_20_Internet_20_Link">
<draw:frame draw:style-name="fr1" draw:name="Image329" text:anchor-type="as-char" svg:width="6.9236in" svg:height="6.9236in" draw:z-index="0">
<draw:image xlink:href="../Images/AРМІЯINFORM/2023-05-11T59-00-00-04-00/4-42-150x150.jpg" xlink:type="simple" xlink:show="embed" xlink:actuate="onLoad" draw:mime-type="image/jpeg"/>
</draw:frame>
</text:a>
</text:p>
      <text:p text:style-name="P4">
<text:a xlink:type="simple" xlink:href="https://armyinform.com.ua/wp-content/uploads/2023/05/5-32.jpg" text:style-name="Internet_20_link" text:visited-style-name="Visited_20_Internet_20_Link">
<draw:frame draw:style-name="fr1" draw:name="Image330" text:anchor-type="as-char" svg:width="6.9236in" svg:height="6.9236in" draw:z-index="0">
<draw:image xlink:href="../Images/AРМІЯINFORM/2023-05-11T59-00-00-04-00/5-32-150x150.jpg" xlink:type="simple" xlink:show="embed" xlink:actuate="onLoad" draw:mime-type="image/jpeg"/>
</draw:frame>
</text:a>
</text:p>
      <text:p text:style-name="P4">
— Щодня ворог випускає сотні снарядів по місту та області, і, як завжди, пооб’єктах критичної інфраструктури. На свої «радянські свята» вони вирішилизбільшити кількість обстрілів саме по місту: з артилерії, РСЗВ і мінометів.Комендантська година дозволила запобігти втратам серед цивільного населення.Так, на жаль, поранені є, але без загиблих, — розповів військовослужбовецьСергій. — Ситуація складна наразі, але відповідь ми даємо ворогу гідну. Можусказати, що ми їх «привітали» більше та ефективніше, тож свято в них було недуже.</text:p>
      <text:p text:style-name="P4">
І хоча одним із головних завдань військових окремої бригади територіальноїоборони є саме забезпечення безпеки в самому місті та захист берегової лінії,через постійні ворожі обстріли захисники щодня долучаються до допомогицивільному населенню.</text:p>
      <text:p text:style-name="P4">
<text:a xlink:type="simple" xlink:href="https://armyinform.com.ua/wp-content/uploads/2023/05/6_artem.jpg" text:style-name="Internet_20_link" text:visited-style-name="Visited_20_Internet_20_Link">
<draw:frame draw:style-name="fr1" draw:name="Image331" text:anchor-type="as-char" svg:width="6.9236in" svg:height="6.9236in" draw:z-index="0">
<draw:image xlink:href="../Images/AРМІЯINFORM/2023-05-11T59-00-00-04-00/6_artem-150x150.jpg" xlink:type="simple" xlink:show="embed" xlink:actuate="onLoad" draw:mime-type="image/jpeg"/>
</draw:frame>
</text:a>
</text:p>
      <text:p text:style-name="P4">
Артем</text:p>
      <text:p text:style-name="P4">
<text:a xlink:type="simple" xlink:href="https://armyinform.com.ua/wp-content/uploads/2023/05/7-20.jpg" text:style-name="Internet_20_link" text:visited-style-name="Visited_20_Internet_20_Link">
<draw:frame draw:style-name="fr1" draw:name="Image332" text:anchor-type="as-char" svg:width="6.9236in" svg:height="6.9236in" draw:z-index="0">
<draw:image xlink:href="../Images/AРМІЯINFORM/2023-05-11T59-00-00-04-00/7-20-150x150.jpg" xlink:type="simple" xlink:show="embed" xlink:actuate="onLoad" draw:mime-type="image/jpeg"/>
</draw:frame>
</text:a>
</text:p>
      <text:p text:style-name="P4">
<text:a xlink:type="simple" xlink:href="https://armyinform.com.ua/wp-content/uploads/2023/05/8-16.jpg" text:style-name="Internet_20_link" text:visited-style-name="Visited_20_Internet_20_Link">
<draw:frame draw:style-name="fr1" draw:name="Image333" text:anchor-type="as-char" svg:width="6.9236in" svg:height="6.9236in" draw:z-index="0">
<draw:image xlink:href="../Images/AРМІЯINFORM/2023-05-11T59-00-00-04-00/8-16-150x150.jpg" xlink:type="simple" xlink:show="embed" xlink:actuate="onLoad" draw:mime-type="image/jpeg"/>
</draw:frame>
</text:a>
</text:p>
      <text:p text:style-name="P4">
— Тільки з останнього: пошкоджено школу, лінії електропостачання, комунальнепідприємство, що відповідає за водопостачання. Ворог обстріляв їх зі 152-ммартилерії просто серед білого дня, — розповів представник відділу військово-цивільного співробітництва бригади Артем. — За добу вже відновлено майже 75%електропостачання в районі, відповідні служби не припиняють роботи.</text:p>
      <text:p text:style-name="P4">
За словами Артема, через ворожі обстріли за останні місяці було багатозагиблих серед представників різних видів комунальних служб, тож адміністраціїгромад звернулись до військових.</text:p>
      <text:p text:style-name="P4">
<text:a xlink:type="simple" xlink:href="https://armyinform.com.ua/wp-content/uploads/2023/05/9-17.jpg" text:style-name="Internet_20_link" text:visited-style-name="Visited_20_Internet_20_Link">
<draw:frame draw:style-name="fr1" draw:name="Image334" text:anchor-type="as-char" svg:width="6.9236in" svg:height="6.9236in" draw:z-index="0">
<draw:image xlink:href="../Images/AРМІЯINFORM/2023-05-11T59-00-00-04-00/9-17-150x150.jpg" xlink:type="simple" xlink:show="embed" xlink:actuate="onLoad" draw:mime-type="image/jpeg"/>
</draw:frame>
</text:a>
</text:p>
      <text:p text:style-name="P4">
<text:a xlink:type="simple" xlink:href="https://armyinform.com.ua/wp-content/uploads/2023/05/10-19.jpg" text:style-name="Internet_20_link" text:visited-style-name="Visited_20_Internet_20_Link">
<draw:frame draw:style-name="fr1" draw:name="Image335" text:anchor-type="as-char" svg:width="6.9236in" svg:height="6.9236in" draw:z-index="0">
<draw:image xlink:href="../Images/AРМІЯINFORM/2023-05-11T59-00-00-04-00/10-19-150x150.jpg" xlink:type="simple" xlink:show="embed" xlink:actuate="onLoad" draw:mime-type="image/jpeg"/>
</draw:frame>
</text:a>
</text:p>
      <text:p text:style-name="P4">
— Нині в Херсоні ми допомагаємо ремонтникам, супроводжуючи їх під час роботи.Якщо простіше пояснити, то наші медики неподалік, постійно на зв’язку зрозвідниками бригади. Відстань до лівого берега, звісно, не дозволяєпередбачити всі ситуації, адже між виходом й приходом часом лічені секунди,але ми, військові, робимо все можливе, щоб допомогти у найкоротші терміниподолати наслідки кожного терористичного акту окупантів, — додав захисник.</text:p>
      <text:p text:style-name="P4">
<text:span text:style-name="T5">
Фото і відео автора</text:span>
</text:p>
      <text:p text:style-name="P4">
Source: <text:a xlink:type="simple" xlink:href="https://armyinform.com.ua/2023/05/11/sytuacziya-v-hersoni-krytychna-infrastruktura-pid-vorozhymy-obstrilamy/" text:style-name="Internet_20_link" text:visited-style-name="Visited_20_Internet_20_Link">
https://armyinform.com.ua/2023/05/11/sytuacziya-v-hersoni-krytychna-infrastruktura-pid-vorozhymy-obstrilamy/</text:a>
</text:p>
      <!--NEWS-->
      <text:h text:style-name="P10" text:outline-level="1">
<text:span text:style-name="T4">
Zaporizka Oblast(19:00). Red Alert: aerial threat. Sirens sounding. Take cover now!</text:span>
</text:h>
      <text:p text:style-name="P4">
Authors: liveuamap (Language: en)</text:p>
      <text:p text:style-name="P4">
Time: 2023-05-11T5:01:00</text:p>
      <text:p text:style-name="P4">
Location: Zaporizka Oblast (Latitude:47.612431 Longtitude:35.765391)</text:p>
      <text:p text:style-name="P4">
Videos: []</text:p>
      <text:p text:style-name="P4">
Images: []</text:p>
      <text:p text:style-name="P4">
Tags: ["Europe", "Central and Eastern Europe"]</text:p>
      <text:p text:style-name="P4">
ID: 22562139</text:p>
      <!--METADATA-->
      <text:p text:style-name="P4">
Zaporizka Oblast(19:00). Red Alert: aerial threat. Sirens sounding. Take covernow!</text:p>
      <text:p text:style-name="P4">
News Collection Link: <text:a xlink:type="simple" xlink:href="https://liveuamap.com/en/2023/11-may-zaporizka-oblast1900-red-alert-aerial-g" text:style-name="Internet_20_link" text:visited-style-name="Visited_20_Internet_20_Link">
https://liveuamap.com/en/2023/11-may-zaporizka-oblast1900-red-alert-aerial-g</text:a>
</text:p>
      <text:p text:style-name="P4">
Source: <text:a xlink:type="simple" xlink:href="https://t.me/air_alert_ua/45039" text:style-name="Internet_20_link" text:visited-style-name="Visited_20_Internet_20_Link">
https://t.me/air_alert_ua/45039</text:a>
</text:p>
      <!--NEWS-->
      <text:h text:style-name="P10" text:outline-level="1">
<text:span text:style-name="T4">
Минулої доби російські війська обстріляли 115 населених пунктів України</text:span>
</text:h>
      <text:p text:style-name="P4">
Author: ['АРМІЯINFORM']</text:p>
      <text:p text:style-name="P4">
Time: 2023-05-11T60: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6228734-86ab-4f78-a1bb-54a6bda8f0ad.jpg" text:style-name="Internet_20_link" text:visited-style-name="Visited_20_Internet_20_Link">
96228734-86ab-4f78-a1bb-54a6bda8f0ad.jpg</text:a>
']</text:p>
      <text:p text:style-name="P4">
Tags: ['STOPRUSSIA', 'АГРЕСІЯ РФ', 'ВІЙНА', 'ВТОРГНЕННЯ РФ', 'НАСЛІДКИ ВОРОЖИХ ОБСТРІЛІВ']</text:p>
      <text:p text:style-name="P4">
Category: News</text:p>
      <!--METADATA-->
      <text:p text:style-name="P4">
<draw:frame draw:style-name="fr1" draw:name="Image336" text:anchor-type="as-char" svg:width="6.9236in" svg:height="4.772043in" draw:z-index="0">
<draw:image xlink:href="../Images/AРМІЯINFORM/2023-05-11T60-00-00-04-00/96228734-86ab-4f78-a1bb-54a6bda8f0ad.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у Telegram <text:a xlink:type="simple" xlink:href="https://t.me/militarymediacenter/1905" text:style-name="Internet_20_link" text:visited-style-name="Visited_20_Internet_20_Link">
інформує</text:a>
 MilitaryMedia Center.</text:p>
      <text:p text:style-name="P4">
У повідомленні йдеться, що обстріли велись із різних видів озброєння(міномети, танки, артилерія, РСЗВ, ЗРК, БПЛА, тактична авіація). Здійсненообстріли 115 населених пунктів, підтверджено ураження 90 об’єктівінфраструктури.</text:p>
      <text:p text:style-name="P4">
Є загиблі та поранені серед цивільного населення, кількість жертв уточнюється.</text:p>
      <text:p text:style-name="P4">
Source: <text:a xlink:type="simple" xlink:href="https://armyinform.com.ua/2023/05/11/mynuloyi-doby-rosijski-vijska-obstrilyaly-115-naselenyh-punktiv-ukrayiny/" text:style-name="Internet_20_link" text:visited-style-name="Visited_20_Internet_20_Link">
https://armyinform.com.ua/2023/05/11/mynuloyi-doby-rosijski-vijska-obstrilyaly-115-naselenyh-punktiv-ukrayiny/</text:a>
</text:p>
      <!--NEWS-->
      <text:h text:style-name="P10" text:outline-level="1">
<text:span text:style-name="T4">
Міноборони презентувало представникам Американської торговельної палати проєкти у сфері ІТ-технологій і цифровізації</text:span>
</text:h>
      <text:p text:style-name="P4">
Author: ['АРМІЯINFORM']</text:p>
      <text:p text:style-name="P4">
Time: 2023-05-11T61:00:00-04:00</text:p>
      <text:p text:style-name="P4">
Description: У Міноборони відбулася зустріч із представниками Американської торговельної палати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855a831885d97e76ac6b146f6d5cb8ff77f194be-e1683792162684.jpeg" text:style-name="Internet_20_link" text:visited-style-name="Visited_20_Internet_20_Link">
855a831885d97e76ac6b146f6d5cb8ff77f194be-e1683792162684.jpeg</text:a>
']</text:p>
      <text:p text:style-name="P4">
Tags: ['ІТ-ТЕХНОЛОГІЇ', 'МІНІСТЕРСТВО ОБОРОНИ', 'ЦИФРОВІЗАЦІЯ ЗСУ']</text:p>
      <text:p text:style-name="P4">
Category: News</text:p>
      <!--METADATA-->
      <text:p text:style-name="P4">
<draw:frame draw:style-name="fr1" draw:name="Image337" text:anchor-type="as-char" svg:width="6.9236in" svg:height="3.946452in" draw:z-index="0">
<draw:image xlink:href="../Images/AРМІЯINFORM/2023-05-11T61-00-00-04-00/855a831885d97e76ac6b146f6d5cb8ff77f194be-e1683792162684.jpeg" xlink:type="simple" xlink:show="embed" xlink:actuate="onLoad" draw:mime-type="image/jpeg"/>
</draw:frame>
</text:p>
      <text:p text:style-name="P4">
У Міноборони відбулася зустріч із представниками Американської торговельноїпалати в Україні, під час якої радниця Міністра оборони з питань логістики іІТ Оксана Ферчук презентувала учасникам поточні проєкти Міноборони у сфері ІТтехнологій і цифровізації.</text:p>
      <text:p text:style-name="P4">
Про це <text:a xlink:type="simple" xlink:href="https://www.mil.gov.ua/news/2023/05/11/minoboroni-prezentuvalo-predstavnikam-amerikanskoi-torgovelnoi-palati-proekti-vidomstva-u-sferi-it-tehnologij-i-czifrovizaczii/" text:style-name="Internet_20_link" text:visited-style-name="Visited_20_Internet_20_Link">
інформує</text:a>
 Міністерство оборони України.</text:p>
      <text:p text:style-name="P4">
Серед зазначених проєктів — сервіс підтримки логістичних операцій LOGFAS(Logistic Functional Area Services) — інтегрований набір програмних систем,розроблений для підтримки логістичного забезпечення НАТО. Сервіс, що успішновикористовується в країнах НАТО з 1995 року, дозволяє збирати, зберігати,обробляти, аналізувати, відображати та розповсюджувати інформацію дляпідтримки логістичного забезпечення під час операцій та навчань.</text:p>
      <text:p text:style-name="P4">
За словами Оксани Ферчук, завдяки системі LOGFAS забезпечується повнийконтроль матеріально-технічної допомоги, що надається Україні країнами-партнерами. У майбутньому програма забезпечить логістичне планування не тількиміжнародної допомоги, а й повного переліку наявних в ЗСУ ресурсів.</text:p>
      <text:p text:style-name="P4">
Крім того, впровадження ERP (enterprise resource planning) системи на базіпрограмного забезпечення SAP дозволить автоматизувати логістичні операції,фінансовий облік і звітність та впровадити автоматизовані HR-процеси.</text:p>
      <text:p text:style-name="P4">
Також було обговорено проєкт «Оберіг» — електронний реєстрвійськовозобов’язаних, який Міноборони розвиває спільно з Міністерствомцифрової трансформації. У планах — інтеграція системи з іншими держреєстрамиУкраїни з метою отримання додаткових даних щодо військовозобов’язаних. Цедозволить Територіальним центрам комплектування та соціальної підтримкипроводити цільове залучення військовозабовʼязаних до виконання завдань ЗСУкраїни.</text:p>
      <text:p text:style-name="P4">
Під час зустрічі було обговорено тему цифровізації<text:a xlink:type="simple" xlink:href="https://armyinform.com.ua/tag/vlk/" text:style-name="Internet_20_link" text:visited-style-name="Visited_20_Internet_20_Link">
ВЛК</text:a>
 (військово-лікарських комісій) якрезультат роботи міжвідомчої робочої групи Міноборони, Командування Медичнихсил ЗСУ, Мінцифри, Міністерства охорони здоров’я, Мінветеранів таМінсоцполітики. Наразі запроваджується низка ІТ-проєктів, що покращатьфункціонування військово-лікарських комісій. А саме: впровадження електронноїчерги в роботі ВЛК, заміна паперових документів на електронні. Також у планахМіністерства оборони та Командування Медичних сил ЗСУ впровадження повноцінноїмедичної інформаційної системи для військових шпиталів.</text:p>
      <text:p text:style-name="P4">
Учасники зустрічі в підсумку домовились про подальшу співпрацю, зокрема усфері розвитку ІТ-технологій і цифровізації Міноборони та ЗС України.</text:p>
      <text:p text:style-name="P4">
Source: <text:a xlink:type="simple" xlink:href="https://armyinform.com.ua/2023/05/11/minoborony-prezentuvalo-predstavnykam-amerykanskoyi-torgovelnoyi-palaty-proyekty-u-sferi-it-tehnologij-i-czyfrovizacziyi/" text:style-name="Internet_20_link" text:visited-style-name="Visited_20_Internet_20_Link">
https://armyinform.com.ua/2023/05/11/minoborony-prezentuvalo-predstavnykam-amerykanskoyi-torgovelnoyi-palaty-proyekty-u-sferi-it-tehnologij-i-czyfrovizacziyi/</text:a>
</text:p>
      <!--NEWS-->
      <text:h text:style-name="P10" text:outline-level="1">
<text:span text:style-name="T4">
Генпрокурор США вперше дозволив передачу конфіскованих російських активів Україні</text:span>
</text:h>
      <text:p text:style-name="P4">
Author: ['АРМІЯINFORM']</text:p>
      <text:p text:style-name="P4">
Time: 2023-05-11T62:00:00-04:00</text:p>
      <text:p text:style-name="P4">
Description: Генеральний прокурор США Меррік Гарланд дозволив першу передачу конфіскованих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ofeev.jpg" text:style-name="Internet_20_link" text:visited-style-name="Visited_20_Internet_20_Link">
malofeev.jpg</text:a>
']</text:p>
      <text:p text:style-name="P4">
Tags: ['АНТИРОСІЙСЬКІ САНКЦІЇ', 'ДОПОМОГА ПАРТНЕРІВ', 'КОНФІСКАЦІЯ РОСІЙСЬКИХ АКТИВІВ', 'ПІДТРИМКА УКРАЇНИ', 'СВІТ ПІДТРИМУЄ УКРАЇНУ', 'США ТА\xa0УКРАЇНА']</text:p>
      <text:p text:style-name="P4">
Category: News</text:p>
      <!--METADATA-->
      <text:p text:style-name="P4">
<draw:frame draw:style-name="fr1" draw:name="Image338" text:anchor-type="as-char" svg:width="6.9236in" svg:height="3.894525in" draw:z-index="0">
<draw:image xlink:href="../Images/AРМІЯINFORM/2023-05-11T62-00-00-04-00/malofeev.jpg" xlink:type="simple" xlink:show="embed" xlink:actuate="onLoad" draw:mime-type="image/jpeg"/>
</draw:frame>
</text:p>
      <text:p text:style-name="P4">
Генеральний прокурор США Меррік Гарланд дозволив першу передачу конфіскованихросійських активів для використання в Україні.</text:p>
      <text:p text:style-name="P4">
Про це він повідомив на пресконференції у середу, 10 травня 2023 року.</text:p>
      <text:p text:style-name="P4">
Торік міністерство юстиції США звинуватило російського олігарха костянтинамалофєєва в порушенні санкцій, накладених на росію після її вторгнення вУкраїну, заявивши, що він фінансував росіян, які сприяли сепаратизму в Криму.</text:p>
      <text:p text:style-name="P4">
Тоді, за словами Гарланда, він також оголосив про арешт 5,4 мільярда доларівСША так званого православного олігарха та українофоба костянтина малофєєва зрахунку у фінансовій установі США, пов'язаних з порушенням малофєєвим санкцій.</text:p>
      <text:p text:style-name="P4">
У лютому Гарланд <text:a xlink:type="simple" xlink:href="https://armyinform.com.ua/2023/02/06/peredacha-konfiskovanyh-aktyviv-malofyeyeva-pershyj-pishov/" text:style-name="Internet_20_link" text:visited-style-name="Visited_20_Internet_20_Link">
заявив</text:a>
, що санкціонував передачуцих грошей для використання в Україні.</text:p>
      <text:p text:style-name="P4">
«Хоча це перший переказ Сполученими Штатами конфіскованих російських коштів навідновлення України, він не буде останнім», — сказав Меррік Гарланд.</text:p>
      <text:p text:style-name="P4">
Нагадаємо, станом на березень 2023 року, <text:a xlink:type="simple" xlink:href="https://armyinform.com.ua/2023/03/16/najbilshe-sankczij-proty-rf-nakladeno-ssha-shvejczariyeyu-ta-kanadoyu/" text:style-name="Internet_20_link" text:visited-style-name="Visited_20_Internet_20_Link">
росія є найбільш підсанкційноюкраїною світу</text:a>
. Проти російських фізичних іюридичних осіб діє 14 081 санкція. Це уп’ятеро більше, ніж до визнання неюпсевдореспублік «л/днр» у 2022 році. Найбільше санкцій проти рф наклали США,Швейцарія та Канада — 1948, 1782 та 1590 обмежень, відповідно.</text:p>
      <text:p text:style-name="P4">
<text:span text:style-name="T5">
Підготував Віталій Литвин</text:span>
</text:p>
      <text:p text:style-name="P4">
Source: <text:a xlink:type="simple" xlink:href="https://armyinform.com.ua/2023/05/11/genprokuror-ssha-vpershe-dozvolyv-peredachu-konfiskovanyh-rosijskyh-aktyviv-ukrayini/" text:style-name="Internet_20_link" text:visited-style-name="Visited_20_Internet_20_Link">
https://armyinform.com.ua/2023/05/11/genprokuror-ssha-vpershe-dozvolyv-peredachu-konfiskovanyh-rosijskyh-aktyviv-ukrayini/</text:a>
</text:p>
      <!--NEWS-->
      <text:h text:style-name="P10" text:outline-level="1">
<text:span text:style-name="T4">
Жодному окупанту не вдасться сховатися від покарання навіть на російських болотах — Андрій Костін</text:span>
</text:h>
      <text:p text:style-name="P4">
Author: ['АРМІЯINFORM']</text:p>
      <text:p text:style-name="P4">
Time: 2023-05-11T63:00:00-04:00</text:p>
      <text:p text:style-name="P4">
Description: Кожен злочинець, який прийшов на українську земля з війною, має ім’я, прізвище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1683784512.jpeg" text:style-name="Internet_20_link" text:visited-style-name="Visited_20_Internet_20_Link">
photo1683784512.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39" text:anchor-type="as-char" svg:width="6.9236in" svg:height="3.894525in" draw:z-index="0">
<draw:image xlink:href="../Images/AРМІЯINFORM/2023-05-11T63-00-00-04-00/photo1683784512.jpeg" xlink:type="simple" xlink:show="embed" xlink:actuate="onLoad" draw:mime-type="image/jpeg"/>
</draw:frame>
</text:p>
      <text:p text:style-name="P4">
Кожен злочинець, який прийшов на українську земля з війною, має ім’я, прізвищета обличчя. Багато з них вже відомі українському правосуддю. Іншим не вдастьсясховатися навіть на російських болотах.</text:p>
      <text:p text:style-name="P4">
Про це <text:a xlink:type="simple" xlink:href="https://www.gp.gov.ua/ua/posts/andrii-kostin-kozen-zlocin-maje-imya-prizvishhe-ta-obliccya-bagato-z-nix-mi-vze-znajemo-insim-ne-vdastsya-sxovatisya-navit-na-rosiiskix-bolotax" text:style-name="Internet_20_link" text:visited-style-name="Visited_20_Internet_20_Link">
заявив</text:a>
 Генпрокурор України АндрійКостін.</text:p>
      <text:p text:style-name="P4">
«Ми знайдемо всіх причетних. Жоден воєнний злочинець не уникне покарання. Їхніобличчя знатиме весь світ. Їхні імена звучатимуть у залі суду», — наголосиввін.</text:p>
      <text:p text:style-name="P4">
Так, за словами Андрія Костіна, сьогодні прокурори Херсонської обласноїпрокуратури повідомили про підозру заступнику начальника управління«росгвардії» ростовської області полковнику поліції рф, який організувавкатівню під час окупації Херсона. Він особисто віддавав накази застосовуватинасильство до сотень незаконно затриманих цивільних. Також про підозруповідомлено трьом його поплічникам.</text:p>
      <text:p text:style-name="P4">
У захопленому приміщенні ізолятора тимчасового тримання з березня по жовтень2022 р. ці злочинці утримували та піддавали тортурам людей. Загалом, за данимислідства, понад двісті осіб. Сто шістдесят з них звернулися до органівправопорядку. Робота зі встановлення інших потерпілих триває.</text:p>
      <text:p text:style-name="P4">
«Це були переважно проукраїнські активісти, волонтери, ветерани, родичіправоохоронців. Декого тримали годинами, інших — місяцями. У жахливихантисанітарних умовах. Били та катували, обмежували в їжі та воді, відмовлялиу наданні медичної допомоги. Щодо щонайменше 17 чоловіків застосовувалитортури статевих органів електрострумом», — наголосив Генпрокурор України.</text:p>
      <text:p text:style-name="P4">
Як за часів НКВС, з людей «вибивали» зізнання в тому, чого вони не робили.Намагалися змусити до співпраці з окупаційною «владою». Звинувачували узв’язках з рухом опору та вимагали інформацію про Сили оборони України. Вжевідомо, що щонайменше трьох бранців було закатовано до смерті. Шістьох —примусово вивезено на тимчасово окуповані території.</text:p>
      <text:p text:style-name="P4">
«Цей випадок, на жаль, є непоодиноким. Лише на Херсонщині виявлено 11 катівеньта 13 місць несвободи. Перевіряється інформація щодо незаконного утриманнямайже 1000 людей», — заявив Андрій Костін.</text:p>
      <text:p text:style-name="P4">
Source: <text:a xlink:type="simple" xlink:href="https://armyinform.com.ua/2023/05/11/andrij-kostin-kozhen-zlochyn-maye-imya-prizvyshhe-ta-oblychchya/" text:style-name="Internet_20_link" text:visited-style-name="Visited_20_Internet_20_Link">
https://armyinform.com.ua/2023/05/11/andrij-kostin-kozhen-zlochyn-maye-imya-prizvyshhe-ta-oblychchya/</text:a>
</text:p>
      <!--NEWS-->
      <text:h text:style-name="P10" text:outline-level="1">
<text:span text:style-name="T4">
За добу піротехніки ДСНС знешкодили майже 300 вибухонебезпечних предметів</text:span>
</text:h>
      <text:p text:style-name="P4">
Author: ['АРМІЯINFORM']</text:p>
      <text:p text:style-name="P4">
Time: 2023-05-11T64:00:00-04:00</text:p>
      <text:p text:style-name="P4">
Description: Протягом минулої доби, 10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5/345614666_257701429975424_3380841930557610325_n.jpg" text:style-name="Internet_20_link" text:visited-style-name="Visited_20_Internet_20_Link">
345614666_257701429975424_3380841930557610325_n.jpg</text:a>
']</text:p>
      <text:p text:style-name="P4">
Tags: ['STOPRUSSIA', 'АГРЕСІЯ РФ', 'ВІЙНА', 'ВТОРГНЕННЯ РФ', 'ДСНС УКРАЇНИ', 'РОЗМІНУВАННЯ']</text:p>
      <text:p text:style-name="P4">
Category: News</text:p>
      <!--METADATA-->
      <text:p text:style-name="P4">
<draw:frame draw:style-name="fr1" draw:name="Image340" text:anchor-type="as-char" svg:width="6.9236in" svg:height="4.619339in" draw:z-index="0">
<draw:image xlink:href="../Images/AРМІЯINFORM/2023-05-11T64-00-00-04-00/nebezpechno-miny.jpg" xlink:type="simple" xlink:show="embed" xlink:actuate="onLoad" draw:mime-type="image/jpeg"/>
</draw:frame>
«Небезпечно. Міни». Ілюстративне фото</text:p>
      <text:p text:style-name="P4">
Протягом минулої доби, <text:span text:style-name="T4">
10 травня</text:span>
 , піротехнічні підрозділи Державноїслужби України з надзвичайних ситуацій <text:span text:style-name="T4">
109 разів</text:span>
 залучалися до виконаннязавдань з розмінування.</text:p>
      <text:p text:style-name="P4">
Про це <text:span text:style-name="T5">
<text:a xlink:type="simple" xlink:href="https://dsns.gov.ua/uk/news/nadzvicaini-podiyi/operativna-informaciia-shhodo-roboti-pirotexnicnix-pidrozdiliv-dsns-ukrayini-47"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291</text:span>
<text:span text:style-name="T4">
вибухонебезпечний</text:span>
 <text:span text:style-name="T4">
предмет.</text:span>
 Обстежено (очищено) територію площею <text:span text:style-name="T4">
77гектарів</text:span>
.</text:p>
      <text:p text:style-name="P4">
Найчастіше піротехнічні підрозділи працювали: на Харківщині 17 836 разів,Київщині — 7659, Донеччині — 5184, Миколаївщині — 4856, Херсонщині — 4713,Чернігівщині — 4587, Сумщині — 1970, Черкащині — 1102.</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54 423 разидо виконання завдань з розмінування. Знешкоджено 358 382 вибухонебезпечнихпредмети, зокрема 2222 авіаційні бомби. Обстежено (очищено) територію площею84 952 гектари.</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41" text:anchor-type="as-char" svg:width="6.9236in" svg:height="5.804039in" draw:z-index="0">
<draw:image xlink:href="../Images/AРМІЯINFORM/2023-05-11T64-00-00-04-00/345614666_257701429975424_3380841930557610325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11/za-dobu-pirotehniky-dsns-zneshkodyly-majzhe-300-vybuhonebezpechnyh-predmetiv-3/" text:style-name="Internet_20_link" text:visited-style-name="Visited_20_Internet_20_Link">
https://armyinform.com.ua/2023/05/11/za-dobu-pirotehniky-dsns-zneshkodyly-majzhe-300-vybuhonebezpechnyh-predmetiv-3/</text:a>
</text:p>
      <!--NEWS-->
      <text:h text:style-name="P10" text:outline-level="1">
<text:span text:style-name="T4">
Викрито зрадника, який «навів» російську ракету на  багатоповерхівку в Миколаєві</text:span>
</text:h>
      <text:p text:style-name="P4">
Author: ['АРМІЯINFORM']</text:p>
      <text:p text:style-name="P4">
Time: 2023-05-11T65:00:00-04:00</text:p>
      <text:p text:style-name="P4">
Description: Викрито ще одного коригувальника російських повітряних атак на цивільну інфраструкту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e9337a28ecb004876059c969f40c15b-e1683792772646.jpeg" text:style-name="Internet_20_link" text:visited-style-name="Visited_20_Internet_20_Link">
ce9337a28ecb004876059c969f40c15b-e1683792772646.jpeg</text:a>
']</text:p>
      <text:p text:style-name="P4">
Tags: ['STOPRUSSIA', 'АГРЕСІЯ РФ', 'ВТОРГНЕННЯ РФ', 'СБУ']</text:p>
      <text:p text:style-name="P4">
Category: News</text:p>
      <!--METADATA-->
      <text:p text:style-name="P4">
<draw:frame draw:style-name="fr1" draw:name="Image342" text:anchor-type="as-char" svg:width="6.9236in" svg:height="4.534597in" draw:z-index="0">
<draw:image xlink:href="../Images/AРМІЯINFORM/2023-05-11T65-00-00-04-00/ce9337a28ecb004876059c969f40c15b-e1683792772646.jpeg" xlink:type="simple" xlink:show="embed" xlink:actuate="onLoad" draw:mime-type="image/jpeg"/>
</draw:frame>
</text:p>
      <text:p text:style-name="P4">
Викрито ще одного коригувальника російських повітряних атак на цивільнуінфраструктуру України. Саме за його наведенням окупанти здійснили ракетнийудар по житловій багатоповерхівці у Миколаєві восени 2022 року, унаслідокякого загинуло 8 мирних жителів, зокрема неповнолітня дитина.</text:p>
      <text:p text:style-name="P4">
Зловмисником виявився місцевий житель, якого російська спецслужба залучила доспівпраці у серпні минулого року. Підробляючи таксистом, він об’їжджавтериторію обласного центру і фіксував місця базування та переміщення Силоборони на території регіону. Також зловмисник намагався входити в довіру досвоїх пасажирів і розпитував у них інформацію про можливі пересуванняукраїнської військової техніки та передавав її окупантам разом з координатамиоб’єктів цивільної інфраструктури, які знаходились біля житлових будинків.</text:p>
      <text:p text:style-name="P4">
За кожне виконане завдання ворожий інформатор отримував до 5 тис. грн навласну банківську картку.</text:p>
      <text:p text:style-name="P4">
Під час обшуку за місцем його проживання виявлено мобільний телефон, який вінвикористовував для комунікації з агресором.</text:p>
      <text:p text:style-name="P4">
Наразі він під вартою. Зловмиснику загрожує до 15 років тюрми або довічнеув’язнення.</text:p>
      <text:p text:style-name="P4">
<text:span text:style-name="T4">
Джерело:</text:span>
 <text:a xlink:type="simple" xlink:href="https://ssu.gov.ua/novyny/sbu-vykryla-vorozhoho-informatora-yakyi-naviv-rosiisku-raketu-na-zhytlovu-bahatopoverkhivku-v-mykolaievi" text:style-name="Internet_20_link" text:visited-style-name="Visited_20_Internet_20_Link">
<text:span text:style-name="T5">
СБУ</text:span>
</text:a>
</text:p>
      <text:p text:style-name="P4">
Source: <text:a xlink:type="simple" xlink:href="https://armyinform.com.ua/2023/05/11/vykryto-zradnyka-yakyj-naviv-rosijsku-raketu-na-bagatopoverhivku-v-mykolayevi/" text:style-name="Internet_20_link" text:visited-style-name="Visited_20_Internet_20_Link">
https://armyinform.com.ua/2023/05/11/vykryto-zradnyka-yakyj-naviv-rosijsku-raketu-na-bagatopoverhivku-v-mykolayevi/</text:a>
</text:p>
      <!--NEWS-->
      <text:h text:style-name="P10" text:outline-level="1">
<text:span text:style-name="T4">
росія зменшила кількість ракетоносіїв у Чорному морі</text:span>
</text:h>
      <text:p text:style-name="P4">
Author: ['АРМІЯINFORM']</text:p>
      <text:p text:style-name="P4">
Time: 2023-05-11T66:00:00-04:00</text:p>
      <text:p text:style-name="P4">
Description: Станом на 11 травня російська федерація зменшила кількість своїх ракетоносіїв у Чор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xresdefault-1-1.jpg" text:style-name="Internet_20_link" text:visited-style-name="Visited_20_Internet_20_Link">
maxresdefault-1-1.jpg</text:a>
']</text:p>
      <text:p text:style-name="P4">
Tags: ['ВМС ЗС УКРАЇНИ', 'РАКЕТИ «КАЛІБР»', 'ЧОРНЕ МОРЕ']</text:p>
      <text:p text:style-name="P4">
Category: News</text:p>
      <!--METADATA-->
      <text:p text:style-name="P4">
<draw:frame draw:style-name="fr1" draw:name="Image343" text:anchor-type="as-char" svg:width="6.9236in" svg:height="3.894525in" draw:z-index="0">
<draw:image xlink:href="../Images/AРМІЯINFORM/2023-05-11T66-00-00-04-00/maxresdefault-1-1.jpg" xlink:type="simple" xlink:show="embed" xlink:actuate="onLoad" draw:mime-type="image/jpeg"/>
</draw:frame>
</text:p>
      <text:p text:style-name="P4">
Станом на 11 травня російська федерація зменшила кількість своїх ракетоносіїву Чорному морі до двох, напоготові до застосування ворог тримає 16 крилатихракет типу «Калібр».</text:p>
      <text:p text:style-name="P4">
Про це <text:a xlink:type="simple" xlink:href="https://t.me/ukrainian_navy/3041" text:style-name="Internet_20_link" text:visited-style-name="Visited_20_Internet_20_Link">
повідомляє</text:a>
 Командування Військово-Морських Сил ЗС України.</text:p>
      <text:p text:style-name="P4">
В Азовському морі перебуває один ворожий корабель.</text:p>
      <text:p text:style-name="P4">
У Середземному морі — п’ять ворожих кораблів, з них один носіїв крилатих ракет«Калібр», загальний залп — 4 ракети.</text:p>
      <text:p text:style-name="P4">
За добу в інтересах рф прохід Керч-Єнікальською протокою здійснили:</text:p>
      <ul>
        <li>
до Азовського моря — 16 суден, з них 4 рухалось із протоки Босфор;  * до Чорного моря — 13 суден, з них 2 судна продовжило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1/rosiya-zmenshyla-kilkist-raketonosiyiv-u-chornomu-mori-2/" text:style-name="Internet_20_link" text:visited-style-name="Visited_20_Internet_20_Link">
https://armyinform.com.ua/2023/05/11/rosiya-zmenshyla-kilkist-raketonosiyiv-u-chornomu-mori-2/</text:a>
</text:p>
      <!--NEWS-->
      <text:h text:style-name="P10" text:outline-level="1">
<text:span text:style-name="T4">
Понад три тисячі працівників із ЗАЕС планують «евакуювати» російські окупанти</text:span>
</text:h>
      <text:p text:style-name="P4">
Author: ['АРМІЯINFORM']</text:p>
      <text:p text:style-name="P4">
Time: 2023-05-11T67:00:00-04:00</text:p>
      <text:p text:style-name="P4">
Description: «Енергоатом» отримав інформацію про підготовку російських окупантів до «евакуац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aes.jpg" text:style-name="Internet_20_link" text:visited-style-name="Visited_20_Internet_20_Link">
zaes.jpg</text:a>
']</text:p>
      <text:p text:style-name="P4">
Tags: ['АГРЕСІЯ РФ', 'ВТОРГНЕННЯ РФ', 'ЗАЕС', 'НАЕК ЕНЕРГОАТОМ', 'ОКУПАЦІЯ']</text:p>
      <text:p text:style-name="P4">
Category: News</text:p>
      <!--METADATA-->
      <text:p text:style-name="P4">
<draw:frame draw:style-name="fr1" draw:name="Image344" text:anchor-type="as-char" svg:width="6.9236in" svg:height="3.900295in" draw:z-index="0">
<draw:image xlink:href="../Images/AРМІЯINFORM/2023-05-11T67-00-00-04-00/zaes.jpg" xlink:type="simple" xlink:show="embed" xlink:actuate="onLoad" draw:mime-type="image/jpeg"/>
</draw:frame>
</text:p>
      <text:p text:style-name="P4">
«Енергоатом» отримав інформацію про підготовку російських окупантів до«евакуації» з міста-супутника Запорізької атомної електростанції (ЗАЕС) майже3100 осіб.</text:p>
      <text:p text:style-name="P4">
Про це <text:a xlink:type="simple" xlink:href="https://t.me/energoatom_ua/13034" text:style-name="Internet_20_link" text:visited-style-name="Visited_20_Internet_20_Link">
повідомляє</text:a>
 ДП «НАЕК «Енергоатом».</text:p>
      <text:p text:style-name="P4">
Насамперед йдеться про вивезення 2700 працівників станції, які підписаликонтракт із фейковим АО «Эксплуатирующая организация Запорожской АЭС» абоіншим підприємством Росатома, та членів їхніх родин.</text:p>
      <text:p text:style-name="P4">
Водночас «Енергоатом» нагадує, що працівникам ЗАЕС виїзд з міста рашистизаборонили майже від початку окупації. Також, за інформацією Генеральногоштабу ЗСУ, з Енергодару до Ростовської області рф вже вивезли частину сімейзапорізьких атомників.</text:p>
      <text:p text:style-name="P4">
Таким чином, російські окупанти доводять свою неспроможність забезпечитиексплуатацію Запорізької атомної електростанції, оскільки нині тамкатастрофічно бракує кваліфікованого персоналу. Навіть тих українськихпрацівників, які, підписавши ганебні контракти, погодились співпрацювати зрашистами, найближчим часом збираються «евакуювати». І це загострить вже йнаразі вкрай нагальне питання наявності достатньої кількості персоналу длязабезпечення безпеки експлуатації ЗАЕС навіть у поточному відключеному стані.</text:p>
      <text:p text:style-name="P4">
Водночас «Енергоатом» зі свого боку вживає всіх можливих заходів щодоформування необхідної кількості фахівців, здатних забезпечити безпечну роботустанції в перший період після її деокупації. Така команда вахтовим методомформуватиметься із працівників ЗАЕС, які зараз перебувають на контрольованійУкраїною території, а також фахівців з інших атомних станцій.</text:p>
      <text:p text:style-name="P4">
«Якомога швидша деокупація Запорізької АЕС, вигнання рашистів з Енергодару тапередача контролю над станцією її законному українському оператору,Енергоатому, — це єдиний шлях припинення російського безладу на ЗАЕС тагарантування її подальшої безпеки», — йдеться в повідомленні.</text:p>
      <text:p text:style-name="P4">
Source: <text:a xlink:type="simple" xlink:href="https://armyinform.com.ua/2023/05/11/ponad-try-tysyachi-praczivnykiv-iz-zaes-planuyut-evakuyuvaty-rosijski-okupanty/" text:style-name="Internet_20_link" text:visited-style-name="Visited_20_Internet_20_Link">
https://armyinform.com.ua/2023/05/11/ponad-try-tysyachi-praczivnykiv-iz-zaes-planuyut-evakuyuvaty-rosijski-okupanty/</text:a>
</text:p>
      <!--NEWS-->
      <text:h text:style-name="P10" text:outline-level="1">
<text:span text:style-name="T4">
Канадські та латвійські військовослужбовці навчатимуть українських молодших офіцерів у Латвії</text:span>
</text:h>
      <text:p text:style-name="P4">
Author: ['АРМІЯINFORM']</text:p>
      <text:p text:style-name="P4">
Time: 2023-05-11T68:00:00-04:00</text:p>
      <text:p text:style-name="P4">
Description: Канада і Латвія спільно навчатимуть українських військовослужбовців в Латвії.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unifier-1.jpg" text:style-name="Internet_20_link" text:visited-style-name="Visited_20_Internet_20_Link">
unifier-1.jpg</text:a>
']</text:p>
      <text:p text:style-name="P4">
Tags: ['STOPRUSSIA', 'UNIFIER', 'ВІЙСЬКОВІ НАВЧАННЯ', 'ДОПОМОГА ПАРТНЕРІВ', 'КАНАДА', 'ЛАТВІЯ', 'СВІТ ПІДТРИМУЄ УКРАЇНУ']</text:p>
      <text:p text:style-name="P4">
Category: News</text:p>
      <!--METADATA-->
      <text:p text:style-name="P4">
<draw:frame draw:style-name="fr1" draw:name="Image345" text:anchor-type="as-char" svg:width="6.9236in" svg:height="3.894525in" draw:z-index="0">
<draw:image xlink:href="../Images/AРМІЯINFORM/2023-05-11T68-00-00-04-00/unifier-1.jpg" xlink:type="simple" xlink:show="embed" xlink:actuate="onLoad" draw:mime-type="image/jpeg"/>
</draw:frame>
</text:p>
      <text:p text:style-name="P4">
Канада і Латвія спільно навчатимуть українських військовослужбовців в Латвії.</text:p>
      <text:p text:style-name="P4">
Про це на спільній конференції з главою оборонного відомства Латвії ІнароюМурнієце <text:a xlink:type="simple" xlink:href="https://www.canada.ca/en/department-national-defence/news/2023/05/canadian-armed-forces-to-train-ukrainian-junior-officers-in-latvia.html" text:style-name="Internet_20_link" text:visited-style-name="Visited_20_Internet_20_Link">
повідомила</text:a>
 міністр оборони Канади Аніта Ананд.</text:p>
      <text:p text:style-name="P4">
Спільно розроблена Збройними силами Канади (CAF) і Національними збройнимисилами Латвії програма, яка стартує 15 травня 2023 року, дозволить здійснитивкрай необхідну підготовку з розвитку лідерських якостей молодшого офіцера дляЗбройних Сил України в рамках операції UNIFIER.</text:p>
      <text:p text:style-name="P4">
«Латвія та Канада є близькими союзниками по НАТО, об’єднані нашими міцнимиоборонними відносинами та взаємним зобов’язанням підтримувати Україну, коливона захищається від незаконної та невиправданої війни росії. Розширення нашоїпідготовки для українських військових офіцерів сприятиме успіху України наполі бою та надасть ще одну можливість для канадських і латвійських військовихпрацювати разом. Я дякую міністру Мурнієце за її тісну співпрацю, і я дякуюнароду Латвії за їхню постійну гостинність до членів Збройних сил Канади», —підкреслила міністр оборони Канади.</text:p>
      <text:p text:style-name="P4">
Це навчання є доповненням до інших поточних розгортань Збройних сил Канади врамках операції UNIFIER на підтримку України:</text:p>
      <ul>
        <li>
близько вісімдесяти членів Збройних сил Канади <text:a xlink:type="simple" xlink:href="https://armyinform.com.ua/2022/11/18/u-ramkah-operacziyi-unifier-kanada-napravyt-u-polshhu-instruktoriv-dlya-navchannya-ukrayinskyh-vijskovyh/" text:style-name="Internet_20_link" text:visited-style-name="Visited_20_Internet_20_Link">
дислокуються</text:a>
 в Польщі в рамках операції UNIFIER. Ця місія включає:  * понад 40 бойових саперів CAF, які <text:a xlink:type="simple" xlink:href="https://armyinform.com.ua/2022/10/11/kanada-ogolosyla-pro-vidpravku-v-polshhu-40-inzheneriv-dlya-trenuvannya-ukrayinskyh-vijskovyh/" text:style-name="Internet_20_link" text:visited-style-name="Visited_20_Internet_20_Link">
навчають </text:a>
низці базових і поглиблених інженерних навичок, інженерної розвідки, використання вибухових речовин для робіт з <text:a xlink:type="simple" xlink:href="https://armyinform.com.ua/2023/04/06/kanadski-sapery-u-polshhi-navchayut-ukrayinskyh-vijskovyh-dolaty-minnu-zagrozu-na-poli-boyu/" text:style-name="Internet_20_link" text:visited-style-name="Visited_20_Internet_20_Link">
підриву</text:a>
 та <text:a xlink:type="simple" xlink:href="https://armyinform.com.ua/2023/04/29/kanadski-instruktory-navchayut-nashyh-voyiniv-minnij-bezpeczi-u-polshhi/" text:style-name="Internet_20_link" text:visited-style-name="Visited_20_Internet_20_Link">
розмінування</text:a>
;  * понад 20 військовослужбовців CAF <text:a xlink:type="simple" xlink:href="https://armyinform.com.ua/2023/02/27/u-polshhi-kanadski-instruktory-navchayut-ukrayinskyh-tankistiv-na-leopard/" text:style-name="Internet_20_link" text:visited-style-name="Visited_20_Internet_20_Link">
тренують</text:a>
 екіпажі танків ЗСУ з <text:a xlink:type="simple" xlink:href="https://armyinform.com.ua/2023/03/19/korolivski-kanadczi-navchayut-ukrayinskyh-tankistiv-bronetankovomu-mystecztvu/" text:style-name="Internet_20_link" text:visited-style-name="Visited_20_Internet_20_Link">
використання</text:a>
 основних бойових танків Leopard 2;  * понад 10 членів CAF та тренерів ЗСУ з навичками, необхідними для <text:a xlink:type="simple" xlink:href="https://armyinform.com.ua/2023/05/01/u-genshtabi-zsu-pokazaly-foto-vijskovyh-navchan-medykiv-zsu-u-polshhi/" text:style-name="Internet_20_link" text:visited-style-name="Visited_20_Internet_20_Link">
порятунку життів</text:a>
 у бойових ситуаціях;  * понад 170 членів канадських Збройних сил <text:a xlink:type="simple" xlink:href="https://armyinform.com.ua/2022/10/09/kanada-vidnovyla-ukrayinsku-trenuvalnu-misiyu-u-velykij-brytaniyi/" text:style-name="Internet_20_link" text:visited-style-name="Visited_20_Internet_20_Link">
направлено</text:a>
 до Сполученого Королівства в рамках операції UNIFIER, де вони навчають військових ЗСУ індивідуальним навичкам, необхідним для <text:a xlink:type="simple" xlink:href="https://armyinform.com.ua/2023/02/06/vijskovosluzhbovczi-zsu-navchayutsya-vesty-bojovi-diyi-v-urbanizovanij-misczevosti-u-brytaniyi/" text:style-name="Internet_20_link" text:visited-style-name="Visited_20_Internet_20_Link">
ведення бойових дій на передовій</text:a>
, зокрема поводженню зі зброєю, першій допомозі на полі бою, <text:a xlink:type="simple" xlink:href="https://armyinform.com.ua/2023/02/06/zanyattya-okopu-vijskovosluzhbovczi-zsu-u-velykij-brytaniyi-vyvchayut-poslidovnist-dij-pry-zahoplenni-vorozhoyi-pozycziyi/" text:style-name="Internet_20_link" text:visited-style-name="Visited_20_Internet_20_Link">
польовим навичкам</text:a>
, тактиці патрулювання та праву збройних конфліктів.</li>
      </ul>
      <text:p text:style-name="P4">
Збройні сили Канади в рамках операції UNIFIER вже підготували понад 36 000українських військових.</text:p>
      <text:p text:style-name="P4">
Нагадаємо, як <text:a xlink:type="simple" xlink:href="https://armyinform.com.ua/2023/05/10/kanada-razom-iz-yes-prodovzhat-nadavaty-vijskovu-pidtrymku-ukrayini-zokrema-v-ramkah-operacziyi-unifier/" text:style-name="Internet_20_link" text:visited-style-name="Visited_20_Internet_20_Link">
повідомив</text:a>
 прем’єр-міністр Канади Джастін Трюдо, офіційна Оттавапродовжить співпрацювати з партнерами з ЄС у наданні військової підтримкиУкраїні, зокрема в рамках операції UNIFIER.</text:p>
      <text:p text:style-name="P4">
Source: <text:a xlink:type="simple" xlink:href="https://armyinform.com.ua/2023/05/11/kanadski-ta-latvijski-vijskovosluzhbovczi-navchatymut-ukrayinskyh-molodshyh-oficzeriv-u-latviyi/" text:style-name="Internet_20_link" text:visited-style-name="Visited_20_Internet_20_Link">
https://armyinform.com.ua/2023/05/11/kanadski-ta-latvijski-vijskovosluzhbovczi-navchatymut-ukrayinskyh-molodshyh-oficzeriv-u-latviyi/</text:a>
</text:p>
      <!--NEWS-->
      <text:h text:style-name="P10" text:outline-level="1">
<text:span text:style-name="T4">
Аналіз проведеної роботи вказує на необхідність удосконалення Системи психологічної роботи у військах — Олексій Резніков</text:span>
</text:h>
      <text:p text:style-name="P4">
Author: ['АРМІЯINFORM']</text:p>
      <text:p text:style-name="P4">
Time: 2023-05-11T69:00:00-04:00</text:p>
      <text:p text:style-name="P4">
Description: Про психологічну підтримку українських захисників та запобігання розвитку у 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02-1.jpg" text:style-name="Internet_20_link" text:visited-style-name="Visited_20_Internet_20_Link">
002-1.jpg</text:a>
']</text:p>
      <text:p text:style-name="P4">
Tags: ['ОЛЕКСІЙ РЕЗНІКОВ', 'ОФІЦІЙНО']</text:p>
      <text:p text:style-name="P4">
Category: News</text:p>
      <!--METADATA-->
      <text:p text:style-name="P4">
<draw:frame draw:style-name="fr1" draw:name="Image346" text:anchor-type="as-char" svg:width="6.9236in" svg:height="4.615733in" draw:z-index="0">
<draw:image xlink:href="../Images/AРМІЯINFORM/2023-05-11T69-00-00-04-00/002-1.jpg" xlink:type="simple" xlink:show="embed" xlink:actuate="onLoad" draw:mime-type="image/jpeg"/>
</draw:frame>
 ОлексійРезніков. Фото: Дмитро Юрченко / АрміяInform</text:p>
      <text:p text:style-name="P4">
Про психологічну підтримку українських захисників та запобігання розвитку уних посттравматичних станів сьогодні у столиці<text:a xlink:type="simple" xlink:href="https://armyinform.com.ua/2023/05/11/vidnovymo-lyudynu-lyudyna-vidnovyt-vse/" text:style-name="Internet_20_link" text:visited-style-name="Visited_20_Internet_20_Link">
говорили</text:a>
 під часрозширеного <text:span text:style-name="T4">
засідання Міжвідомчої координаційної ради з</text:span>
 <text:span text:style-name="T4">
<text:span text:style-name="T5">
*</text:span>
*питаньохорони психічного здоровʼя та</text:span>
 <text:span text:style-name="T4">
<text:span text:style-name="T5">
*</text:span>
*надання психологічної допомоги особам,які постраждали внаслідок збройної агресії російської федерації протиУкраїни</text:span>
.</text:p>
      <text:p text:style-name="P4">
— Міністерство оборони та Збройні Сили мають спільні напрацювання тадосягнення з психологічного забезпечення військовослужбовців та членів їхніхсімей. Аналіз проведеної роботи та низка пілотних проєктів вказують нанеобхідність удосконалення Системи психологічної роботи у військах зімплементацією стандартизованих угод країн-членів НАТО як елементаВсеукраїнської програми ментального здоров’я, — зазначив Олексій Резніков підчас засідання.</text:p>
      <text:p text:style-name="P4">
Source: <text:a xlink:type="simple" xlink:href="https://armyinform.com.ua/2023/05/11/analiz-provedenoyi-roboty-vkazuye-na-neobhidnist-udoskonalennya-systemy-psyhologichnoyi-roboty-u-vijskah-oleksij-reznikov/" text:style-name="Internet_20_link" text:visited-style-name="Visited_20_Internet_20_Link">
https://armyinform.com.ua/2023/05/11/analiz-provedenoyi-roboty-vkazuye-na-neobhidnist-udoskonalennya-systemy-psyhologichnoyi-roboty-u-vijskah-oleksij-reznikov/</text:a>
</text:p>
      <!--NEWS-->
      <text:h text:style-name="P10" text:outline-level="1">
<text:span text:style-name="T4">
російські війська три рази обстріляли прикордоння Чернігівщини та Сумщини</text:span>
</text:h>
      <text:p text:style-name="P4">
Author: ['АРМІЯINFORM']</text:p>
      <text:p text:style-name="P4">
Time: 2023-05-11T70:00:00-04:00</text:p>
      <text:p text:style-name="P4">
Description: Про це повідомляє оперативне командування «Північ»:    «Станом 12:00 11 травня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bstril-harkova-8.jpg" text:style-name="Internet_20_link" text:visited-style-name="Visited_20_Internet_20_Link">
obstril-harkova-8.jpg</text:a>
']</text:p>
      <text:p text:style-name="P4">
Tags: ['STOPRUSSIA', 'АГРЕСІЯ РФ']</text:p>
      <text:p text:style-name="P4">
Category: News</text:p>
      <!--METADATA-->
      <text:p text:style-name="P4">
<draw:frame draw:style-name="fr1" draw:name="Image347" text:anchor-type="as-char" svg:width="6.9236in" svg:height="4.615733in" draw:z-index="0">
<draw:image xlink:href="../Images/AРМІЯINFORM/2023-05-11T70-00-00-04-00/obstril-harkova-8.jpg" xlink:type="simple" xlink:show="embed" xlink:actuate="onLoad" draw:mime-type="image/jpeg"/>
</draw:frame>
 Ілюстративне фото</text:p>
      <text:p text:style-name="P4">
Про це<text:a xlink:type="simple" xlink:href="https://www.facebook.com/kommander.nord/posts/pfbid0ooZpafQu1GYnAfZ4wdBe2aBdPPTQ8QSaZJJmBemTMhH6vt4zbyaUsS8i6N39CUXwl" text:style-name="Internet_20_link" text:visited-style-name="Visited_20_Internet_20_Link">
повідомляє</text:a>
оперативне командування «Північ»:</text:p>
      <text:p text:style-name="P4">
«Станом 12:00 11 травня російські війська три рази обстріляли прикордонняЧернігівської та Сумської областей.</text:p>
      <text:p text:style-name="P4">
З 07:40 до 07:55 зафіксовані чотири приходи, ймовірно з міномету 120 мм, врайоні н.п. Нововасилівка. Про втрати серед місцевого населення чи пошкодженняцивільної інфраструктури інформація не надходила.</text:p>
      <text:p text:style-name="P4">
Близько 10:02 зафіксовано чотири приходи, ймовірно НАР з гелікоптера, в районін.п Красний Хутір. Про втрати серед місцевого населення чи пошкодженняцивільної інфраструктури інформація не надходила.</text:p>
      <text:p text:style-name="P4">
З 10:30 до 11:00 зафіксовано три приходи, ймовірно з міномету 120 мм, в районін.п. Нововасилівка. Про втрати серед місцевого населення чи пошкодженняцивільної інфраструктури інформація не надходила».</text:p>
      <text:p text:style-name="P4">
Source: <text:a xlink:type="simple" xlink:href="https://armyinform.com.ua/2023/05/11/rosijski-vijska-3-razy-obstrilyaly-prykordonnya-chernigivshhyny-ta-sumshhyny/" text:style-name="Internet_20_link" text:visited-style-name="Visited_20_Internet_20_Link">
https://armyinform.com.ua/2023/05/11/rosijski-vijska-3-razy-obstrilyaly-prykordonnya-chernigivshhyny-ta-sumshhyny/</text:a>
</text:p>
      <!--NEWS-->
      <text:h text:style-name="P10" text:outline-level="1">
<text:span text:style-name="T4">
Імовірність наступних ворожих ракетних та авіаударів по українських населених пунктах досить висока — Валерій Шершень</text:span>
</text:h>
      <text:p text:style-name="P4">
Author: ['Дмитро Горбунов']</text:p>
      <text:p text:style-name="P4">
Time: 2023-05-11T71:00:00-04:00</text:p>
      <text:p text:style-name="P4">
Description: Про дії ворога на Донеччині та Півдні України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ershen.jpg" text:style-name="Internet_20_link" text:visited-style-name="Visited_20_Internet_20_Link">
shershen.jpg</text:a>
']</text:p>
      <text:p text:style-name="P4">
Tags: []</text:p>
      <text:p text:style-name="P4">
Category: News</text:p>
      <!--METADATA-->
      <text:p text:style-name="P4">
<draw:frame draw:style-name="fr1" draw:name="Image348" text:anchor-type="as-char" svg:width="6.9236in" svg:height="3.921331in" draw:z-index="0">
<draw:image xlink:href="../Images/AРМІЯINFORM/2023-05-11T71-00-00-04-00/shershen.jpg" xlink:type="simple" xlink:show="embed" xlink:actuate="onLoad" draw:mime-type="image/jpeg"/>
</draw:frame>
</text:p>
      <text:p text:style-name="P4">
Про дії ворога на Донеччині та Півдні України в ефірі телемарафону <text:a xlink:type="simple" xlink:href="https://www.youtube.com/watch" text:style-name="Internet_20_link" text:visited-style-name="Visited_20_Internet_20_Link">
«Єдиніновини»</text:a>
 розповів речникоб’єднаного пресцентру Сил оборони Таврійського напрямку Валерій Шершень.</text:p>
      <text:p text:style-name="P4">
— Тактика дій росіян щодо вбивства мирного населення не змінилася. Упродовжминулої доби на Таврійському напрямку противник завдав двох ударів ракетою ЗРКС-300 по цивільній інфраструктурі міста Запоріжжя. Також касетними снарядамимасовано атаковано селище Малокатеринівка Запорізького району. Внаслідок цьоготам постраждало 8 осіб, — повідомив військовослужбовець ЗСУ.</text:p>
      <text:p text:style-name="P4">
Говорячи про ситуацію на Донеччині, він наголосив, що на Бахмутському напрямкувпродовж останніх 24 годин особливих змін не відбулося.</text:p>
      <text:p text:style-name="P4">
— Ворог намагається зосередити зусилля на Мар’їнському та Авдіївськомунапрямках. Там відбито 22 ворожі атаки. Водночас біля Авдіївки свої невдалінаступи окупанти супроводжували авіаційними ударами, — зазначив ВалерійШершень.</text:p>
      <text:p text:style-name="P4">
За його словами, імовірність наступних ворожих ракетних та авіаційних ударівпо українських населених пунктах досить висока.</text:p>
      <text:p text:style-name="P4">
— Загалом російські загарбники завдали 16 авіаударів та здійснили ще 409обстрілів із різного озброєння. Підрозділи ракетних військ та артилерії Силоборони Таврійського напрямку протягом минулої доби виконали 730 вогневихзавдань. Мова йде як про контрбатарейну боротьбу, так і про роботу по плановихцілях. Загальні втрати противника на нашому напрямку становлять 130 осібвбитими та пораненими. Також було пошкоджено 10 одиниць ворожого озброєння тавійськової техніки. Окрім цього, ми знищили два склади з боєприпасами, —зауважив Валерій Шершень.</text:p>
      <text:p text:style-name="P4">
Source: <text:a xlink:type="simple" xlink:href="https://armyinform.com.ua/2023/05/11/imovirnist-nastupnyh-vorozhyh-raketnyh-ta-aviaudariv-po-ukrayinskyh-naselenyh-punktah-dosyt-vysoka-valerij-shershen/" text:style-name="Internet_20_link" text:visited-style-name="Visited_20_Internet_20_Link">
https://armyinform.com.ua/2023/05/11/imovirnist-nastupnyh-vorozhyh-raketnyh-ta-aviaudariv-po-ukrayinskyh-naselenyh-punktah-dosyt-vysoka-valerij-shershen/</text:a>
</text:p>
      <!--NEWS-->
      <text:h text:style-name="P10" text:outline-level="1">
<text:span text:style-name="T4">
Світ має шукати справедливості, щоб побачити мир повністю захищеним — Президент України</text:span>
</text:h>
      <text:p text:style-name="P4">
Author: ['АРМІЯINFORM']</text:p>
      <text:p text:style-name="P4">
Time: 2023-05-11T72:00:00-04:00</text:p>
      <text:p text:style-name="P4">
Description: Президент України Володимир Зеленський зазначив, що цивілізований світ повинен шук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395390561105595808_y.jpg" text:style-name="Internet_20_link" text:visited-style-name="Visited_20_Internet_20_Link">
photo_5395390561105595808_y.jpg</text:a>
', '<text:a xlink:type="simple" xlink:href="https://armyinform.com.ua/wp-content/uploads/2023/05/photo_5395390561105595803_y-150x150.jpg" text:style-name="Internet_20_link" text:visited-style-name="Visited_20_Internet_20_Link">
photo_5395390561105595803_y-150x150.jpg</text:a>
', '<text:a xlink:type="simple" xlink:href="https://armyinform.com.ua/wp-content/uploads/2023/05/photo_5395390561105595805_y-150x150.jpg" text:style-name="Internet_20_link" text:visited-style-name="Visited_20_Internet_20_Link">
photo_5395390561105595805_y-150x150.jpg</text:a>
', '<text:a xlink:type="simple" xlink:href="https://armyinform.com.ua/wp-content/uploads/2023/05/photo_5395390561105595812_y-150x150.jpg" text:style-name="Internet_20_link" text:visited-style-name="Visited_20_Internet_20_Link">
photo_5395390561105595812_y-150x150.jpg</text:a>
', '<text:a xlink:type="simple" xlink:href="https://armyinform.com.ua/wp-content/uploads/2023/05/photo_5395390561105595810_y-150x150.jpg" text:style-name="Internet_20_link" text:visited-style-name="Visited_20_Internet_20_Link">
photo_5395390561105595810_y-150x150.jpg</text:a>
']</text:p>
      <text:p text:style-name="P4">
Tags: ['ВІЙНА', 'ВОЛОДИМИР ЗЕЛЕНСЬКИЙ', 'ПРЕЗИДЕНТ УКРАЇНИ']</text:p>
      <text:p text:style-name="P4">
Category: News</text:p>
      <!--METADATA-->
      <text:p text:style-name="P4">
<draw:frame draw:style-name="fr1" draw:name="Image349" text:anchor-type="as-char" svg:width="6.9236in" svg:height="4.615733in" draw:z-index="0">
<draw:image xlink:href="../Images/AРМІЯINFORM/2023-05-11T72-00-00-04-00/photo_5395390561105595808_y.jpg" xlink:type="simple" xlink:show="embed" xlink:actuate="onLoad" draw:mime-type="image/jpeg"/>
</draw:frame>
</text:p>
      <text:p text:style-name="P4">
Президент України Володимир Зеленський зазначив, що цивілізований світ повиненшукати справедливості, аби побачити захищеним мир.</text:p>
      <text:p text:style-name="P4">
Про він <text:a xlink:type="simple" xlink:href="https://t.me/V_Zelenskiy_official/6194" text:style-name="Internet_20_link" text:visited-style-name="Visited_20_Internet_20_Link">
написав</text:a>
 у своєму Телеграмі.</text:p>
      <text:p text:style-name="P4">
«Це наша історична відповідальність — сучасних поколінь — зробитиневідворотним повне покарання за агресію, щоб запобігти не лише повтореннюагресії проти нашої країни, а й новим війнам. Потенційні агресори у світі є»,— йдеться у повідомленні.</text:p>
      <text:p text:style-name="P4">
<text:a xlink:type="simple" xlink:href="https://armyinform.com.ua/wp-content/uploads/2023/05/photo_5395390561105595803_y.jpg" text:style-name="Internet_20_link" text:visited-style-name="Visited_20_Internet_20_Link">
<draw:frame draw:style-name="fr1" draw:name="Image350" text:anchor-type="as-char" svg:width="6.9236in" svg:height="6.9236in" draw:z-index="0">
<draw:image xlink:href="../Images/AРМІЯINFORM/2023-05-11T72-00-00-04-00/photo_5395390561105595803_y-150x150.jpg" xlink:type="simple" xlink:show="embed" xlink:actuate="onLoad" draw:mime-type="image/jpeg"/>
</draw:frame>
</text:a>
</text:p>
      <text:p text:style-name="P4">
<text:a xlink:type="simple" xlink:href="https://armyinform.com.ua/wp-content/uploads/2023/05/photo_5395390561105595805_y.jpg" text:style-name="Internet_20_link" text:visited-style-name="Visited_20_Internet_20_Link">
<draw:frame draw:style-name="fr1" draw:name="Image351" text:anchor-type="as-char" svg:width="6.9236in" svg:height="6.9236in" draw:z-index="0">
<draw:image xlink:href="../Images/AРМІЯINFORM/2023-05-11T72-00-00-04-00/photo_5395390561105595805_y-150x150.jpg" xlink:type="simple" xlink:show="embed" xlink:actuate="onLoad" draw:mime-type="image/jpeg"/>
</draw:frame>
</text:a>
</text:p>
      <text:p text:style-name="P4">
<text:a xlink:type="simple" xlink:href="https://armyinform.com.ua/wp-content/uploads/2023/05/photo_5395390561105595812_y.jpg" text:style-name="Internet_20_link" text:visited-style-name="Visited_20_Internet_20_Link">
<draw:frame draw:style-name="fr1" draw:name="Image352" text:anchor-type="as-char" svg:width="6.9236in" svg:height="6.9236in" draw:z-index="0">
<draw:image xlink:href="../Images/AРМІЯINFORM/2023-05-11T72-00-00-04-00/photo_5395390561105595812_y-150x150.jpg" xlink:type="simple" xlink:show="embed" xlink:actuate="onLoad" draw:mime-type="image/jpeg"/>
</draw:frame>
</text:a>
</text:p>
      <text:p text:style-name="P4">
<text:a xlink:type="simple" xlink:href="https://armyinform.com.ua/wp-content/uploads/2023/05/photo_5395390561105595810_y.jpg" text:style-name="Internet_20_link" text:visited-style-name="Visited_20_Internet_20_Link">
<draw:frame draw:style-name="fr1" draw:name="Image353" text:anchor-type="as-char" svg:width="6.9236in" svg:height="6.9236in" draw:z-index="0">
<draw:image xlink:href="../Images/AРМІЯINFORM/2023-05-11T72-00-00-04-00/photo_5395390561105595810_y-150x150.jpg" xlink:type="simple" xlink:show="embed" xlink:actuate="onLoad" draw:mime-type="image/jpeg"/>
</draw:frame>
</text:a>
</text:p>
      <text:p text:style-name="P4">
Source: <text:a xlink:type="simple" xlink:href="https://armyinform.com.ua/2023/05/11/svit-maye-shukaty-spravedlyvosti-shhob-pobachyty-myr-povnistyu-zahyshhenym-prezydent-ukrayiny/" text:style-name="Internet_20_link" text:visited-style-name="Visited_20_Internet_20_Link">
https://armyinform.com.ua/2023/05/11/svit-maye-shukaty-spravedlyvosti-shhob-pobachyty-myr-povnistyu-zahyshhenym-prezydent-ukrayiny/</text:a>
</text:p>
      <!--NEWS-->
      <text:h text:style-name="P10" text:outline-level="1">
<text:span text:style-name="T4">
Дві медалі здобули армійські спортсмени на етапі Кубка світу з кульової стрільби</text:span>
</text:h>
      <text:p text:style-name="P4">
Author: ['АРМІЯINFORM']</text:p>
      <text:p text:style-name="P4">
Time: 2023-05-11T73:00:00-04:00</text:p>
      <text:p text:style-name="P4">
Description: Армійські спорстмени здобули дві медалі на етапі Кубка світу з кульової стрільби,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74323513-570.jpg" text:style-name="Internet_20_link" text:visited-style-name="Visited_20_Internet_20_Link">
630_360_1674323513-570.jpg</text:a>
']</text:p>
      <text:p text:style-name="P4">
Tags: ['АЗЕРБАЙДЖАН', 'АРМІЙСЬКИЙ СПОРТ', 'СТРІЛЬБА КУЛЬОВА']</text:p>
      <text:p text:style-name="P4">
Category: News</text:p>
      <!--METADATA-->
      <text:p text:style-name="P4">
<draw:frame draw:style-name="fr1" draw:name="Image354" text:anchor-type="as-char" svg:width="6.9236in" svg:height="3.956343in" draw:z-index="0">
<draw:image xlink:href="../Images/AРМІЯINFORM/2023-05-11T73-00-00-04-00/630_360_1674323513-570.jpg" xlink:type="simple" xlink:show="embed" xlink:actuate="onLoad" draw:mime-type="image/jpeg"/>
</draw:frame>
</text:p>
      <text:p text:style-name="P4">
Армійські спорстмени здобули дві медалі на етапі Кубка світу з кульовоїстрільби, який триває у Баку (Азербайджан).</text:p>
      <text:p text:style-name="P4">
Про це<text:a xlink:type="simple" xlink:href="https%3A%2F%2Fwww.facebook.com%2Folympicua%2Fposts%2Fpfbid027B92LUbc9FLcNaZHuoPFdtskafSh2ZzbDRu4as5dh5kbnqpU9E5wcUCwB63Vc2FBl&amp;show_text=true&amp;width=500" text:style-name="Internet_20_link" text:visited-style-name="Visited_20_Internet_20_Link">
повідомляє</text:a>
Національний олімпійський комітет України.</text:p>
      <text:p text:style-name="P4">
Так, олімпійська чемпіонка <text:span text:style-name="T4">
Олена Костевич</text:span>
 стала <text:span text:style-name="T4">
срібною призеркою</text:span>
 устрільбі з пневматичного пістолета на дистанції 10 метрів.</text:p>
      <text:p text:style-name="P4">
У фіналі вона на 0,7 бала поступилася Анні Коракакі з Греції.</text:p>
      <text:p text:style-name="P4">
Також на <text:span text:style-name="T4">
другу сходинку п’єдесталу</text:span>
 у цьому ж виді змагань серед чоловіківпіднявся наш <text:span text:style-name="T4">
Олег Омельчук</text:span>
.</text:p>
      <text:p text:style-name="P4">
Source: <text:a xlink:type="simple" xlink:href="https://armyinform.com.ua/2023/05/11/dvi-medali-zdobuly-armijski-sportsmeny-na-etapi-kubka-svitu-z-kulovoyi-strilby/" text:style-name="Internet_20_link" text:visited-style-name="Visited_20_Internet_20_Link">
https://armyinform.com.ua/2023/05/11/dvi-medali-zdobuly-armijski-sportsmeny-na-etapi-kubka-svitu-z-kulovoyi-strilby/</text:a>
</text:p>
      <!--NEWS-->
      <text:h text:style-name="P10" text:outline-level="1">
<text:span text:style-name="T4">
Офіс Генпрокурора України: Задокументовано майже 86 тисяч воєнних злочинів</text:span>
</text:h>
      <text:p text:style-name="P4">
Author: ['АРМІЯINFORM']</text:p>
      <text:p text:style-name="P4">
Time: 2023-05-11T74: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11052023ua.jpg" text:style-name="Internet_20_link" text:visited-style-name="Visited_20_Internet_20_Link">
warcrime-11052023ua.jpg</text:a>
', '<text:a xlink:type="simple" xlink:href="https://armyinform.com.ua/wp-content/uploads/2023/05/warcrime-11052023en.jpg" text:style-name="Internet_20_link" text:visited-style-name="Visited_20_Internet_20_Link">
warcrime-11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55" text:anchor-type="as-char" svg:width="6.9236in" svg:height="4.448413in" draw:z-index="0">
<draw:image xlink:href="../Images/AРМІЯINFORM/2023-05-11T74-00-00-04-00/warcrime-11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1 травня</text:span>
 зареєстровано:</text:p>
      <ul>
        <li>
85 925 воєнних злочинів,  * 17 115 злочинів проти національної безпеки України.</li>
      </ul>
      <text:p text:style-name="P4">
Крім того, за офіційними даними ювенальних прокурорів, <text:span text:style-name="T4">
1447 дітейпостраждали</text:span>
 внаслідок агресії рф, з них:</text:p>
      <ul>
        <li>
480 — дітей загинули,  * 96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56" text:anchor-type="as-char" svg:width="6.9236in" svg:height="4.448413in" draw:z-index="0">
<draw:image xlink:href="../Images/AРМІЯINFORM/2023-05-11T74-00-00-04-00/warcrime-11052023en.jpg" xlink:type="simple" xlink:show="embed" xlink:actuate="onLoad" draw:mime-type="image/jpeg"/>
</draw:frame>
</text:p>
      <text:p text:style-name="P4">
Source: <text:a xlink:type="simple" xlink:href="https://armyinform.com.ua/2023/05/11/ofis-genprokurora-ukrayiny-zadokumentovano-majzhe-86-tysyach-voyennyh-zlochyniv/" text:style-name="Internet_20_link" text:visited-style-name="Visited_20_Internet_20_Link">
https://armyinform.com.ua/2023/05/11/ofis-genprokurora-ukrayiny-zadokumentovano-majzhe-86-tysyach-voyennyh-zlochyniv/</text:a>
</text:p>
      <!--NEWS-->
      <text:h text:style-name="P10" text:outline-level="1">
<text:span text:style-name="T4">
В Україну прибуло унікальне медичне обладнання від канадських партнерів</text:span>
</text:h>
      <text:p text:style-name="P4">
Author: ['Леся Медведенко']</text:p>
      <text:p text:style-name="P4">
Time: 2023-05-11T75:00:00-04:00</text:p>
      <text:p text:style-name="P4">
Description: Про це розповіли організатори акції, представники Фонду «Кленова Надія» та канад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4.jpg" text:style-name="Internet_20_link" text:visited-style-name="Visited_20_Internet_20_Link">
1-54.jpg</text:a>
', '<text:a xlink:type="simple" xlink:href="https://armyinform.com.ua/wp-content/uploads/2023/05/2-50.jpg" text:style-name="Internet_20_link" text:visited-style-name="Visited_20_Internet_20_Link">
2-50.jpg</text:a>
', '<text:a xlink:type="simple" xlink:href="https://armyinform.com.ua/wp-content/uploads/2023/05/3-49.jpg" text:style-name="Internet_20_link" text:visited-style-name="Visited_20_Internet_20_Link">
3-49.jpg</text:a>
', '<text:a xlink:type="simple" xlink:href="https://armyinform.com.ua/wp-content/uploads/2023/05/4-frederik-gerber.jpg" text:style-name="Internet_20_link" text:visited-style-name="Visited_20_Internet_20_Link">
4-frederik-gerber.jpg</text:a>
', '<text:a xlink:type="simple" xlink:href="https://armyinform.com.ua/wp-content/uploads/2023/05/5-oleksandr-bugaj.jpg" text:style-name="Internet_20_link" text:visited-style-name="Visited_20_Internet_20_Link">
5-oleksandr-bugaj.jpg</text:a>
', '<text:a xlink:type="simple" xlink:href="https://armyinform.com.ua/wp-content/uploads/2023/05/6-27.jpg" text:style-name="Internet_20_link" text:visited-style-name="Visited_20_Internet_20_Link">
6-27.jpg</text:a>
']</text:p>
      <text:p text:style-name="P4">
Tags: ['СОЦІАЛЬНИЙ ЗАХИСТ']</text:p>
      <text:p text:style-name="P4">
Category: News</text:p>
      <!--METADATA-->
      <text:p text:style-name="P4">
<draw:frame draw:style-name="fr1" draw:name="Image357" text:anchor-type="as-char" svg:width="6.9236in" svg:height="4.615733in" draw:z-index="0">
<draw:image xlink:href="../Images/AРМІЯINFORM/2023-05-11T75-00-00-04-00/1-54.jpg" xlink:type="simple" xlink:show="embed" xlink:actuate="onLoad" draw:mime-type="image/jpeg"/>
</draw:frame>
</text:p>
      <text:p text:style-name="P4">
Про це розповіли організатори акції, представники Фонду «Кленова Надія» таканадської компанії Thornhill Medical під час презентації в Укрінформі.</text:p>
      <text:p text:style-name="P4">
— Сьогодні ми передаємо 30 систем штучної вентиляції легенів Thornhill MedicalMOVES® SLCтм у межах проєктів з медичної підтримки, які залишаютьсяпріоритетними для нашої фундації з 2014 року. Це медичне обладнання булопожертвуване урядом Канади. Водночас у межах цієї програми компанія ThornhillMedical організує тренування для українських лікарів, хірургів, анестезіологівз використання цих систем життєзабезпечення, — зазначила співзасновниця Фонду«Кленова Надія» Світлана Комінко.</text:p>
      <text:p text:style-name="P4">
<draw:frame draw:style-name="fr1" draw:name="Image358" text:anchor-type="as-char" svg:width="6.9236in" svg:height="4.615733in" draw:z-index="0">
<draw:image xlink:href="../Images/AРМІЯINFORM/2023-05-11T75-00-00-04-00/2-50.jpg" xlink:type="simple" xlink:show="embed" xlink:actuate="onLoad" draw:mime-type="image/jpeg"/>
</draw:frame>
</text:p>
      <text:p text:style-name="P4">
Система MOVES® SLCтм, розроблена канадською компанією Thornhill Medical. Цеєдина у світі мікроінтегрована портативна система життєзабезпечення, якареалізує більшу частину лікування та моніторингу, що відбувається вреанімаційному відділенні лікарні.</text:p>
      <text:p text:style-name="P4">
Пристрій важить лише 18 кг, носять його, як сумку, через плече. Він налічуєконцентратор кисню, унікальну систему вентиляції легенів, що зберігає кисень,аспірацію та забезпечує повний моніторинг життєво важливих показників в однійміцній, портативній системі, що працює від батарейок та без кисневих балонів.</text:p>
      <text:p text:style-name="P4">
Ця унікальна система була спеціально розроблена для надання невідкладноїмедичної допомоги пораненим у бойових умовах, які потребують швидкої медичноїдопомоги і транспортування до лікувальних закладів.</text:p>
      <text:p text:style-name="P4">
<draw:frame draw:style-name="fr1" draw:name="Image359" text:anchor-type="as-char" svg:width="6.9236in" svg:height="4.615733in" draw:z-index="0">
<draw:image xlink:href="../Images/AРМІЯINFORM/2023-05-11T75-00-00-04-00/3-49.jpg" xlink:type="simple" xlink:show="embed" xlink:actuate="onLoad" draw:mime-type="image/jpeg"/>
</draw:frame>
</text:p>
      <text:p text:style-name="P4">
Як зазначив військовий консультант Фредерік Гербер, Thornhill Medical, насьогодні це єдина система життєзабезпечення, яка використовується на полі боюдля рятування важкопоранених.</text:p>
      <text:p text:style-name="P4">
— Торік ми підготували понад 100 фахівців військової медицини, які зможутькористуватися цієї унікальною системою. Цими днями ще 50 українськихвійськових медиків пройдуть необхідну підготовку. Минулого року в Україну булозавезено три такі системи, які безупинно працювали весь цей час, щоб рятуватижиття людей, — зазначив він.</text:p>
      <text:p text:style-name="P4">
<draw:frame draw:style-name="fr1" draw:name="Image360" text:anchor-type="as-char" svg:width="6.9236in" svg:height="4.615733in" draw:z-index="0">
<draw:image xlink:href="../Images/AРМІЯINFORM/2023-05-11T75-00-00-04-00/4-frederik-gerber.jpg" xlink:type="simple" xlink:show="embed" xlink:actuate="onLoad" draw:mime-type="image/jpeg"/>
</draw:frame>
Фредерік Гербер</text:p>
      <text:p text:style-name="P4">
За словами Фредеріка Гербера, унікальність цієї системи в тому, що вонанабагато менша і легша, аніж її аналоги. Крім того, її багатофункціональністьдозволяє покращити медичні показники пацієнта і попередити ускладнення.</text:p>
      <text:p text:style-name="P4">
Важливість автономності переданих систем, які можуть працювати в польовихумовах, відзначив головний анестезіолог ЗСУ Олександр Бугай.</text:p>
      <text:p text:style-name="P4">
— Ця система інтегрує в собі апарат штучної вентиляції легень, моніторконтролю за станом пацієнта, електровідсмоктувач, а головне — кисневийгенератор. Тобто одна така система здатна замінити собою кілька приладів. Крімтого, у ній задіяні потужні акумулятори, які забезпечують автономну роботупротягом 14 годин. Систему можна використовувати як у цивільній, так і увійськовій інфраструктурі, але нині на першому місці — військова медицина. Україні тривають інтенсивні бойові дії, і, щоб дати шанс пораненим вижити,особливо коли є необхідність у штучній вентиляції легенів, цей приладнезамінний, — підкреслив він.</text:p>
      <text:p text:style-name="P4">
<draw:frame draw:style-name="fr1" draw:name="Image361" text:anchor-type="as-char" svg:width="6.9236in" svg:height="4.615733in" draw:z-index="0">
<draw:image xlink:href="../Images/AРМІЯINFORM/2023-05-11T75-00-00-04-00/5-oleksandr-bugaj.jpg" xlink:type="simple" xlink:show="embed" xlink:actuate="onLoad" draw:mime-type="image/jpeg"/>
</draw:frame>
Олександр Бугай</text:p>
      <text:p text:style-name="P4">
За словами Олександра Бугая, системи від канадських колег постійновикористовують у роботі, вони рятують життя цивільних і військових.</text:p>
      <text:p text:style-name="P4">
— Ми використовували ці системи для перевезення поранених, які перебували насистемі штучної вентиляції легенів, по території госпіталю, а також длятранспортування в автомобілях швидкої допомоги, на повітряних суднах, і навітьу гуманітарних потягах, — розповів він.</text:p>
      <text:p text:style-name="P4">
Ініціатива відбулась завдяки Фонду «Кленова Надія», який з початкуширокомасштабного вторгнення передав ліки, медичне обладнання та тактичнумедицину на суму 243 мільйони гривень у військові та цивільні шпиталі країни,а також на передову. Фонд співпрацює з організаціями та волонтерськими групамив Канаді та Європі для закупівлі та доставки допомоги в Україну. У 2022 роцікомпанія Thornhill Medical надала гуманітарну та військово-медичну підтримкуУкраїні на суму приблизно 1 мільйон доларів США, передавши мобільну системужиттєзабезпечення MOVES® SLC тм та мобільний модуль доставки анестезії МАDМ™.</text:p>
      <text:p text:style-name="P4">
<draw:frame draw:style-name="fr1" draw:name="Image362" text:anchor-type="as-char" svg:width="6.9236in" svg:height="4.615733in" draw:z-index="0">
<draw:image xlink:href="../Images/AРМІЯINFORM/2023-05-11T75-00-00-04-00/6-27.jpg" xlink:type="simple" xlink:show="embed" xlink:actuate="onLoad" draw:mime-type="image/jpeg"/>
</draw:frame>
</text:p>
      <text:p text:style-name="P4">
Унікальне обладнання, передане в межах цієї ініціативи, буде застосоване внаданні медичної допомоги у військово-польових умовах, рятуватиме життяважкопоранених бійців у прифронтових шпиталях, стабілізаційних центрах та підчас транспортування до медзакладів.</text:p>
      <text:p text:style-name="P4">
<text:span text:style-name="T5">
Фото Дмитра Юрченка</text:span>
</text:p>
      <text:p text:style-name="P4">
Source: <text:a xlink:type="simple" xlink:href="https://armyinform.com.ua/2023/05/11/v-ukrayinu-prybulo-unikalne-medychne-obladnannya-vid-kanadskyh-partneriv/" text:style-name="Internet_20_link" text:visited-style-name="Visited_20_Internet_20_Link">
https://armyinform.com.ua/2023/05/11/v-ukrayinu-prybulo-unikalne-medychne-obladnannya-vid-kanadskyh-partneriv/</text:a>
</text:p>
      <!--NEWS-->
      <text:h text:style-name="P10" text:outline-level="1">
<text:span text:style-name="T4">
На Вінниччині до управління Міноборони повертається 25 га незаконно вилученої землі</text:span>
</text:h>
      <text:p text:style-name="P4">
Author: ['АРМІЯINFORM']</text:p>
      <text:p text:style-name="P4">
Time: 2023-05-11T76:00:00-04:00</text:p>
      <text:p text:style-name="P4">
Description: У 2006 році 9 земельних ділянок без погодження з Міністерством оборони України лише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МІНІСТЕРСТВО ОБОРОНИ УКРАЇНИ', 'ПОВЕРНЕННЯ ЗЕМЛІ']</text:p>
      <text:p text:style-name="P4">
Category: News</text:p>
      <!--METADATA-->
      <text:p text:style-name="P4">
<draw:frame draw:style-name="fr1" draw:name="Image363" text:anchor-type="as-char" svg:width="6.9236in" svg:height="4.608521in" draw:z-index="0">
<draw:image xlink:href="../Images/AРМІЯINFORM/2023-05-11T76-00-00-04-00/photo_2021-12-10_12-16-09.jpg" xlink:type="simple" xlink:show="embed" xlink:actuate="onLoad" draw:mime-type="image/jpeg"/>
</draw:frame>
 Міністерство оборониУкраїни</text:p>
      <text:p text:style-name="P4">
У 2006 році 9 земельних ділянок без погодження з Міністерством оборони Українилише за розпорядженням Тиврівської РДА були надані у приватну власністьгромадян для ведення товарного сільськогосподарського виробництва. Фактичнорайдержадміністрація, перевищивши свої повноваження, втрутилася урозпоряджання землями оборони, що є виключною компетенцією обласної державноїадміністрації та Міністерства оборони України.</text:p>
      <text:p text:style-name="P4">
Про це<text:a xlink:type="simple" xlink:href="https://vin.gp.gov.ua/ua/news.html" text:style-name="Internet_20_link" text:visited-style-name="Visited_20_Internet_20_Link">
повідомляє</text:a>
пресслужба Вінницької обласної прокуратури.</text:p>
      <text:p text:style-name="P4">
Тульчинською окружною прокуратурою в інтересах держави в особі Вінницькоїобласної військової адміністрації та Міністерства оборони України доТиврівського районного суду подано 9 позовів про визнання незаконними таскасування розпоряджень Тиврівської районної державної адміністрації, усуненняперешкод у користуванні та розпорядженні 9-ма земельними ділянками загальноюплощею 25 га вартістю 233 млн грн з фактичним цільовим призначенням «длярозміщення та постійної діяльності Збройних Сил України» на територіїШпиківської селищної громади Тульчинського району.</text:p>
      <text:p text:style-name="P4">
Прокуратура наголошує, що незаконне відчуження земель оборони та використанняїх сторонніми особами негативно впливає на обороноздатність держави, оскількивони служать для забезпечення життєдіяльності військових формувань ЗбройнихСил України.</text:p>
      <text:p text:style-name="P4">
Source: <text:a xlink:type="simple" xlink:href="https://armyinform.com.ua/2023/05/11/na-vinnychchyni-do-upravlinnya-minoborony-povertayetsya-25-ga-nezakonno-vyluchenoyi-zemli/" text:style-name="Internet_20_link" text:visited-style-name="Visited_20_Internet_20_Link">
https://armyinform.com.ua/2023/05/11/na-vinnychchyni-do-upravlinnya-minoborony-povertayetsya-25-ga-nezakonno-vyluchenoyi-zemli/</text:a>
</text:p>
      <!--NEWS-->
      <text:h text:style-name="P10" text:outline-level="1">
<text:span text:style-name="T4">
В Естонії відбудуться масштабні військові навчання Spring Storm-23</text:span>
</text:h>
      <text:p text:style-name="P4">
Author: ['АРМІЯINFORM']</text:p>
      <text:p text:style-name="P4">
Time: 2023-05-11T77:00:00-04:00</text:p>
      <text:p text:style-name="P4">
Description: 15 травня 2023 році розпочнуться масштабні військові навчання Kevadtorm-23 («Весня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pringstorm.jpg" text:style-name="Internet_20_link" text:visited-style-name="Visited_20_Internet_20_Link">
springstorm.jpg</text:a>
']</text:p>
      <text:p text:style-name="P4">
Tags: ['ВІЙСЬКОВІ НАВЧАННЯ', 'ЕСТОНІЯ']</text:p>
      <text:p text:style-name="P4">
Category: News</text:p>
      <!--METADATA-->
      <text:p text:style-name="P4">
<draw:frame draw:style-name="fr1" draw:name="Image364" text:anchor-type="as-char" svg:width="6.9236in" svg:height="3.894525in" draw:z-index="0">
<draw:image xlink:href="../Images/AРМІЯINFORM/2023-05-11T77-00-00-04-00/springstorm.jpg" xlink:type="simple" xlink:show="embed" xlink:actuate="onLoad" draw:mime-type="image/jpeg"/>
</draw:frame>
</text:p>
      <text:p text:style-name="P4">
15 травня 2023 році розпочнуться масштабні військові навчання Kevadtorm-23(«Весняний шторм-23»).</text:p>
      <text:p text:style-name="P4">
Про це йдеться у<text:a xlink:type="simple" xlink:href="https://www.facebook.com/kaitseministeerium/posts/pfbid0G3dSCU438DYhHLuJCcZpe3ziwSgn9H8HPeU6R31Y5EnajcvokNeYnHThFy61ra1Vl" text:style-name="Internet_20_link" text:visited-style-name="Visited_20_Internet_20_Link">
повідомленні</text:a>
Міністерства оборони Естонії.</text:p>
      <text:p text:style-name="P4">
Навчання Spring Storm є найбільшими щорічними маневрами за участю посиленоїпередової присутності НАТО під керівництвом Великої Британії в Естонії.</text:p>
      <text:p text:style-name="P4">
У маневрах візьмуть участь понад 14 тисяч військових з Естонії та країн-союзників.</text:p>
      <text:p text:style-name="P4">
Основні дії Spring Storm-23 пройдуть у Північній Естонії, які триватимуть до26 травня.</text:p>
      <text:p text:style-name="P4">
Під час навчань активізуються польоти військової авіації. У маневрах візьмутьучасть винищувачі ВПС Німеччини та Великої Британії, ударні та тренувальнілітаки ВПС Польщі та Естонії, а також вертольоти США, Великої Британії таЕстонії.</text:p>
      <text:p text:style-name="P4">
Кораблі ВМС Естонії проведуть спільні заняття із підрозділами союзників. Своєючергою, на півночі країни Сили оборони разом із дружніми силамипопрактикуються у проведенні морської висадки та відбитті десанту з суші.</text:p>
      <text:p text:style-name="P4">
Під час навчань будуть застосовуватись різні імітаційні засоби: зокрема,холості патрони, навчальні гранати та сигнальні ракети.</text:p>
      <text:p text:style-name="P4">
Під час «Весняного шторму» Сили оборони Естонії перевіряють дієвість бойовихпланів, взаємодію різних ешелонів управління та готовність підрозділів довиконання бойових завдань. Першими маневрами керуватиме нещодавно сформованийштаб естонської дивізії.</text:p>
      <text:p text:style-name="P4">
Згідно з <text:a xlink:type="simple" xlink:href="https://www.gov.uk/government/news/further-support-for-ukraine-urged-at-meeting-of-nato-defence-chiefs" text:style-name="Internet_20_link" text:visited-style-name="Visited_20_Internet_20_Link">
повідомленням</text:a>
 Міністерства оборониВеликої Британії, у навчаннях візьмуть участь понад 1000 військовослужбовцівбританських Збройних сил, які очолять багатонаціональні маневри.</text:p>
      <text:p text:style-name="P4">
Source: <text:a xlink:type="simple" xlink:href="https://armyinform.com.ua/2023/05/11/v-estoniyi-vidbudutsya-masshtabni-vijskovi-navchannya-spring-storm-23/" text:style-name="Internet_20_link" text:visited-style-name="Visited_20_Internet_20_Link">
https://armyinform.com.ua/2023/05/11/v-estoniyi-vidbudutsya-masshtabni-vijskovi-navchannya-spring-storm-23/</text:a>
</text:p>
      <!--NEWS-->
      <text:h text:style-name="P10" text:outline-level="1">
<text:span text:style-name="T4">
Україна готова віддавати рф більше тіл окупантів, аби забрати наших полеглих оборонців — Координаційний штаб</text:span>
</text:h>
      <text:p text:style-name="P4">
Author: ['АРМІЯINFORM']</text:p>
      <text:p text:style-name="P4">
Time: 2023-05-11T78:00:00-04:00</text:p>
      <text:p text:style-name="P4">
Description: У Координаційному штабі відбулася зустріч з родинами захисників з окремої єге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d434091-6e3e-4bbc-8a93-371d539752c0.jpg" text:style-name="Internet_20_link" text:visited-style-name="Visited_20_Internet_20_Link">
dd434091-6e3e-4bbc-8a93-371d539752c0.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65" text:anchor-type="as-char" svg:width="6.9236in" svg:height="4.615733in" draw:z-index="0">
<draw:image xlink:href="../Images/AРМІЯINFORM/2023-05-11T78-00-00-04-00/dd434091-6e3e-4bbc-8a93-371d539752c0.jpg" xlink:type="simple" xlink:show="embed" xlink:actuate="onLoad" draw:mime-type="image/jpeg"/>
</draw:frame>
</text:p>
      <text:p text:style-name="P4">
У Координаційному штабі відбулася зустріч з родинами захисників з окремоїєгерської бригади ім. Олекси Довбуша, під час якої відповіді на запитанняродичів оборонців надавав представник Координаційного штабу. Родичівійськовослужбовців цікавилися питанням повернення тіл оборонців здеокупованих територій.</text:p>
      <text:p text:style-name="P4">
Про це <text:a xlink:type="simple" xlink:href="https://t.me/Koord_shtab/1034" text:style-name="Internet_20_link" text:visited-style-name="Visited_20_Internet_20_Link">
повідомляє</text:a>
 Координаційний штаб зпитань поводження з військовополоненими.</text:p>
      <text:p text:style-name="P4">
«Слід розуміти, що навіть на звільненій Херсонщині досі зберігається небезпекадля пошукових груп. Серед пошуковців вже є загиблі внаслідок підриву на мінах,тому це досить складний процес і сьогодні. Що стосується Бахмутського напрямку— там з цим ще складніше. Наразі в нас є величезна кількість тіл ліквідованихросіян, і ми готові віддавати все більше тіл окупантів ворожій стороні, абизабрати наших полеглих оборонців», — заявив представник Штабу.</text:p>
      <text:p text:style-name="P4">
Фахівець Штабу прокоментував питання присутніх про варіанти офіційнихконтактів з державою-агресоркою щодо отримання відповідей на запити. Насьогодні існує лише один офіційний контакт з російською стороною: черезросійського уповноваженого з прав людини.</text:p>
      <text:p text:style-name="P4">
Окрім того, в Координаційному штабі зазначили, що фахівці штабу отримуютьінформацію як з відкритих, так і з закритих джерел.</text:p>
      <text:p text:style-name="P4">
Під час зустрічі рідним захисників та захисниць вкотре наголосили на небезпеціпередачі особистої інформації невстановленим особам.</text:p>
      <text:p text:style-name="P4">
«Треба мати на увазі, що люди, які збирають інформацію, можуть виявитисяшахраями, які шляхом обману намагатимуться отримати кошти з родин оборонців,або ж представниками ворожих спецслужб», — наголосив представник Штабу.</text:p>
      <text:p text:style-name="P4">
Source: <text:a xlink:type="simple" xlink:href="https://armyinform.com.ua/2023/05/11/ukrayina-gotova-viddavaty-rf-bilshe-til-okupantiv-aby-zabraty-nashyh-poleglyh-oboroncziv-koordynaczijnyj-shtab/" text:style-name="Internet_20_link" text:visited-style-name="Visited_20_Internet_20_Link">
https://armyinform.com.ua/2023/05/11/ukrayina-gotova-viddavaty-rf-bilshe-til-okupantiv-aby-zabraty-nashyh-poleglyh-oboroncziv-koordynaczijnyj-shtab/</text:a>
</text:p>
      <!--NEWS-->
      <text:h text:style-name="P10" text:outline-level="1">
<text:span text:style-name="T4">
Українські новобранці отримують від шведських інструкторів навички встановлення інженерних перешкод</text:span>
</text:h>
      <text:p text:style-name="P4">
Author: ['АРМІЯINFORM']</text:p>
      <text:p text:style-name="P4">
Time: 2023-05-11T79:00:00-04:00</text:p>
      <text:p text:style-name="P4">
Description: Шведські військові інструктори у Великій Британії в рамках операції Interflex навч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enshtab02.jpg" text:style-name="Internet_20_link" text:visited-style-name="Visited_20_Internet_20_Link">
genshtab02.jpg</text:a>
', '<text:a xlink:type="simple" xlink:href="https://armyinform.com.ua/wp-content/uploads/2023/05/genshtab01.jpg" text:style-name="Internet_20_link" text:visited-style-name="Visited_20_Internet_20_Link">
genshtab01.jpg</text:a>
']</text:p>
      <text:p text:style-name="P4">
Tags: ['КОРОЛІВСТВО ШВЕЦІЯ', 'ОПЕРАЦІЯ INTERFLEX', 'ПІДГОТОВКА ЗС УКРАЇНИ']</text:p>
      <text:p text:style-name="P4">
Category: News</text:p>
      <!--METADATA-->
      <text:p text:style-name="P4">
<draw:frame draw:style-name="fr1" draw:name="Image366" text:anchor-type="as-char" svg:width="6.9236in" svg:height="3.894525in" draw:z-index="0">
<draw:image xlink:href="../Images/AРМІЯINFORM/2023-05-11T79-00-00-04-00/genshtab02.jpg" xlink:type="simple" xlink:show="embed" xlink:actuate="onLoad" draw:mime-type="image/jpeg"/>
</draw:frame>
</text:p>
      <text:p text:style-name="P4">
Шведські військові інструктори у Великій Британії в рамках операції Interflexнавчають українських новобранців встановлювати та долати інженернізагородження.</text:p>
      <text:p text:style-name="P4">
Про це<text:a xlink:type="simple" xlink:href="https://www.facebook.com/GeneralStaff.ua/posts/583723433940739" text:style-name="Internet_20_link" text:visited-style-name="Visited_20_Internet_20_Link">
повідомляє</text:a>
Генеральний штаб ЗСУ.</text:p>
      <text:p text:style-name="P4">
Ця підготовка дає змогу військовослужбовцям оволодіти необхідними бойовиминавичками та тактичними знаннями для підвищення безпеки та сил дій ЗСУ длязахисту України.</text:p>
      <text:p text:style-name="P4">
«Королівство Швеція продовжує підтримувати народ України та надає постійнупідтримку у відповідь на триваючі порушення росією міжнародного права», —зазначили в Генштабі ЗСУ.</text:p>
      <text:p text:style-name="P4">
<draw:frame draw:style-name="fr1" draw:name="Image367" text:anchor-type="as-char" svg:width="6.9236in" svg:height="3.894525in" draw:z-index="0">
<draw:image xlink:href="../Images/AРМІЯINFORM/2023-05-11T79-00-00-04-00/genshtab01.jpg" xlink:type="simple" xlink:show="embed" xlink:actuate="onLoad" draw:mime-type="image/jpeg"/>
</draw:frame>
</text:p>
      <text:p text:style-name="P4">
Прибувши до Сполученого Королівства, контингент військовослужбовців Збройнихсил Швеції приєднався до країн-партнерів у програмі підготовки українськихновобранців під керівництвом Великої Британії.</text:p>
      <text:p text:style-name="P4">
Нагадаємо, операція Interflex започаткована урядом Великої Британії дляпідготовки українських військовослужбовців. Станом на початок квітня 2023 рокупідготовку <text:a xlink:type="simple" xlink:href="https://armyinform.com.ua/2023/04/06/operacziya-interflex-u-brytaniyi-vzhe-projshly-pidgotovku-10-tysyach-novobrancziv-zsu/" text:style-name="Internet_20_link" text:visited-style-name="Visited_20_Internet_20_Link">
пройшли</text:a>
вже понад 10 тисяч військовослужбовців ЗСУ. Цьогоріч Велика Британія плануєнавчити ще 20 тисяч українських новобранців для ефективної боротьби звійськами рф.</text:p>
      <text:p text:style-name="P4">
Випускникам курсу навчальної операції Interflex волонтери<text:a xlink:type="simple" xlink:href="https://armyinform.com.ua/2023/05/07/volontery-vlashtuvaly-svyato-dlya-vypusknykiv-kursu-navchalnoyi-operacziyi-interfleks/" text:style-name="Internet_20_link" text:visited-style-name="Visited_20_Internet_20_Link">
влаштували</text:a>
 свято.</text:p>
      <text:p text:style-name="P4">
Source: <text:a xlink:type="simple" xlink:href="https://armyinform.com.ua/2023/05/11/ukrayinski-novobranczi-otrymuyut-vid-shvedskyh-instruktoriv-navychky-vstanovlennya-inzhenernyh-pereshkod/" text:style-name="Internet_20_link" text:visited-style-name="Visited_20_Internet_20_Link">
https://armyinform.com.ua/2023/05/11/ukrayinski-novobranczi-otrymuyut-vid-shvedskyh-instruktoriv-navychky-vstanovlennya-inzhenernyh-pereshkod/</text:a>
</text:p>
      <!--NEWS-->
      <text:h text:style-name="P10" text:outline-level="1">
<text:span text:style-name="T4">
Керівники оборонних відомств НАТО засвідчили подальшу підтримку України</text:span>
</text:h>
      <text:p text:style-name="P4">
Author: ['АРМІЯINFORM']</text:p>
      <text:p text:style-name="P4">
Time: 2023-05-11T80:00:00-04:00</text:p>
      <text:p text:style-name="P4">
Description: Військова підтримка України та радикальний перегляд систем стримування та оборони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1.jpg" text:style-name="Internet_20_link" text:visited-style-name="Visited_20_Internet_20_Link">
nato-1.jpg</text:a>
']</text:p>
      <text:p text:style-name="P4">
Tags: ['ВІЙНА', 'НАТО', 'ПІДТРИМКА УКРАЇНИ']</text:p>
      <text:p text:style-name="P4">
Category: News</text:p>
      <!--METADATA-->
      <text:p text:style-name="P4">
<draw:frame draw:style-name="fr1" draw:name="Image368" text:anchor-type="as-char" svg:width="6.9236in" svg:height="3.894525in" draw:z-index="0">
<draw:image xlink:href="../Images/AРМІЯINFORM/2023-05-11T80-00-00-04-00/nato-1.jpg" xlink:type="simple" xlink:show="embed" xlink:actuate="onLoad" draw:mime-type="image/jpeg"/>
</draw:frame>
</text:p>
      <text:p text:style-name="P4">
Військова підтримка України та радикальний перегляд систем стримування таоборони НАТО були головними темами порядку денного зустрічі керівниківоборонних відомств Альянсу, яка відбулася в Брюсселі.</text:p>
      <text:p text:style-name="P4">
Про це йдеться у повідомленні британського оборонного відомства,<text:a xlink:type="simple" xlink:href="https://www.gov.uk/government/news/further-support-for-ukraine-urged-at-meeting-of-nato-defence-chiefs" text:style-name="Internet_20_link" text:visited-style-name="Visited_20_Internet_20_Link">
розміщеного</text:a>
 на урядовому порталі ВеликоїБританії.</text:p>
      <text:p text:style-name="P4">
«Оскільки війна в Україні сягнула чергової важливої ​​фази, надзвичайноважливо, аби Сполучене Королівство та його союзники залишалися твердими всвоїй постійній підтримці України, оскільки вони прагнуть витіснити російськісили зі своєї суверенної території», — сказав начальник штабу оборони ВеликоїБританії адмірал Ентоні Радакін.</text:p>
      <text:p text:style-name="P4">
Він додав, що президентові рф володимиру путіну вдалося зробити НАТОсильнішим.</text:p>
      <text:p text:style-name="P4">
«Оскільки Фінляндія тепер є повноправним членом НАТО, а Швеція, як очікується,завершить вступ у найближчі місяці, путіну вдалося лише зробити, щоб нашАльянс став сильнішим, ніж будь-коли. Я з нетерпінням чекаю співпраці з іншиминачальниками оборонних відомств, щоб завершити трансформацію стримування таоборони НАТО напередодні липневого <text:a xlink:type="simple" xlink:href="https://armyinform.com.ua/2022/11/09/nastupnyj-samit-nato-vidbudetsya-vlitku-2023-roku-v-lytvi/" text:style-name="Internet_20_link" text:visited-style-name="Visited_20_Internet_20_Link">
саміту НАТО уВільнюсі</text:a>
», — підкреслив Ентоні Радакін.</text:p>
      <text:p text:style-name="P4">
Разом зі своїми колегами адмірал Радакін привітав нові регіональні плани НАТО,які надають військовому командуванню НАТО широкий спектр можливостей длязахисту території Альянсу від загроз з боку росії та терористичних груп.</text:p>
      <text:p text:style-name="P4">
Це перший випадок, коли НАТО розробило такі плани після закінчення холодноївійни. Ці плани є частиною десятирічного процесу трансформації Альянсу, який єсильнішим і об’єднанішим, ніж будь-коли.</text:p>
      <text:p text:style-name="P4">
«Велика Британія зобов’язується підтримувати Україну стільки, скільки будепотрібно, щоб захистити себе від незаконного та неспровокованого вторгненняросії. Ми є одним із провідних постачальників військової підтримки дляЗбройних Сил України і зобов’язалися витратити ще 2,3 мільярда фунтівстерлінгів на військову підтримку України цього року. Беручи на себе цезобов’язання, ми зміцнюємо позицію України у відсічі варварському вторгненнюросії та забезпечуємо її довгостроковий суверенітет», — йдеться уповідомленні.</text:p>
      <text:p text:style-name="P4">
Source: <text:a xlink:type="simple" xlink:href="https://armyinform.com.ua/2023/05/11/kerivnyky-oboronnyh-vidomstv-nato-zasvidchyly-podalshu-pidtrymku-ukrayiny/" text:style-name="Internet_20_link" text:visited-style-name="Visited_20_Internet_20_Link">
https://armyinform.com.ua/2023/05/11/kerivnyky-oboronnyh-vidomstv-nato-zasvidchyly-podalshu-pidtrymku-ukrayiny/</text:a>
</text:p>
      <!--NEWS-->
      <text:h text:style-name="P10" text:outline-level="1">
<text:span text:style-name="T4">
Світовий конгрес українців забезпечив відновлення 50 вантажівок для тероборонівців</text:span>
</text:h>
      <text:p text:style-name="P4">
Author: ['АРМІЯINFORM']</text:p>
      <text:p text:style-name="P4">
Time: 2023-05-11T81:00:00-04:00</text:p>
      <text:p text:style-name="P4">
Description: Світовий конгрес українців у рамках своєї ініціативи Unite With Ukraine допомаг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hatsapp-image-2023-05-11-at-00.49.23-3-e1683793093781-1024x479-1.jpeg" text:style-name="Internet_20_link" text:visited-style-name="Visited_20_Internet_20_Link">
whatsapp-image-2023-05-11-at-00.49.23-3-e1683793093781-1024x479-1.jpeg</text:a>
']</text:p>
      <text:p text:style-name="P4">
Tags: ['ДОПОМОГА УКРАЇНИ', 'ПІДТРИМКА УКРАЇНИ', 'СВІТОВИЙ КОНГРЕС УКРАЇНЦІВ', 'СИЛИ ТРО']</text:p>
      <text:p text:style-name="P4">
Category: News</text:p>
      <!--METADATA-->
      <text:p text:style-name="P4">
<draw:frame draw:style-name="fr1" draw:name="Image369" text:anchor-type="as-char" svg:width="6.9236in" svg:height="3.238676in" draw:z-index="0">
<draw:image xlink:href="../Images/AРМІЯINFORM/2023-05-11T81-00-00-04-00/whatsapp-image-2023-05-11-at-00.49.23-3-e1683793093781-1024x479-1.jpeg" xlink:type="simple" xlink:show="embed" xlink:actuate="onLoad" draw:mime-type="image/jpeg"/>
</draw:frame>
</text:p>
      <text:p text:style-name="P4">
Світовий конгрес українців у рамках своєї ініціативи Unite With Ukraineдопомагає відновити 50 повнопривідних вантажівок ГАЗ-66 для логістичних потребСил ТрО ЗСУ.</text:p>
      <text:p text:style-name="P4">
Про це <text:a xlink:type="simple" xlink:href="https://www.ukrainianworldcongress.org/ua/svitovij-kon%d2%91res-ukra%d1%97ncziv-zabezpechiv-vidnovlennya-50-povnoprividnih-vantazhivok-dlya-tro/" text:style-name="Internet_20_link" text:visited-style-name="Visited_20_Internet_20_Link">
йдеться</text:a>
 на сайті СКУ.</text:p>
      <text:p text:style-name="P4">
«Суть цього проєкту дуже проста — на фронті критично не вистачаєповнопривідного військового транспорту, особливо зараз, коли ми плануємовеликий наступ. Через це прийшла проста ідея, брати старі радянські машини,які вже були списані і чекали своєї черги на утилізацію, та давати їм другежиття», — повідомляє офіцер управління логістики штабу командування ТрО ЗСУВіктор Шевченко.</text:p>
      <text:p text:style-name="P4">
За словами директора ініціативи Unite With Ukraine Андрія Потічного, такевикористання коштів є надзвичайно ефективним, адже нова така машина коштуєдесь приблизно 50 000-80 000$, а ремонтувати такі машини можна за 5000-8000$.</text:p>
      <text:p text:style-name="P4">
«Кожній з цих машин від 60 до 40 років і ці машини підлягають утилізації. Алевідновлення цієї техніки виправдовує себе з точки зору технічних характеристикі для тих задач, які вони мають виконувати на фронті. Всі ці машиниповнопривідні й при правильному підході до відновлення вони здатні виконуватиту роботу, яка на них покладається», — розповів директор підприємства, якевиконує ремонт автомобільної техніки для ЗСУ, Андрій Подзега.</text:p>
      <text:p text:style-name="P4">
Як повідомлялося, за пів року Світовий конгрес українців<text:a xlink:type="simple" xlink:href="https://armyinform.com.ua/2023/04/20/za-piv-roku-svitovyj-kongres-ukrayincziv-peredav-teroboroni-dopomogy-na-85-mln-grn/" text:style-name="Internet_20_link" text:visited-style-name="Visited_20_Internet_20_Link">
передав</text:a>
 тероборонівцямдопомогу на 85 млн грн.</text:p>
      <text:p text:style-name="P4">
Source: <text:a xlink:type="simple" xlink:href="https://armyinform.com.ua/2023/05/11/svitovyj-kongres-ukrayincziv-zabezpechyv-vidnovlennya-50-vantazhivok-dlya-teroboronivcziv/" text:style-name="Internet_20_link" text:visited-style-name="Visited_20_Internet_20_Link">
https://armyinform.com.ua/2023/05/11/svitovyj-kongres-ukrayincziv-zabezpechyv-vidnovlennya-50-vantazhivok-dlya-teroboronivcziv/</text:a>
</text:p>
      <!--NEWS-->
      <text:h text:style-name="P10" text:outline-level="1">
<text:span text:style-name="T4">
Командування ССО повідомляє про знищення ворожого патруля</text:span>
</text:h>
      <text:p text:style-name="P4">
Author: ['АРМІЯINFORM']</text:p>
      <text:p text:style-name="P4">
Time: 2023-05-11T82:00:00-04:00</text:p>
      <text:p text:style-name="P4">
Description: Група українських військовослужбовців ССО знищила патруль в тилу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КОМАНДУВАННЯ ССО']</text:p>
      <text:p text:style-name="P4">
Category: News</text:p>
      <!--METADATA-->
      <text:p text:style-name="P4">
Група українських військовослужбовців ССО знищила патруль в тилу російськихокупантів.</text:p>
      <text:p text:style-name="P4">
Про це<text:a xlink:type="simple" xlink:href="https://www.facebook.com/usofcom/videos/253285927372858/" text:style-name="Internet_20_link" text:visited-style-name="Visited_20_Internet_20_Link">
повідомляє</text:a>
Командування ССО ЗСУ.</text:p>
      <text:p text:style-name="P4">
«Під час проведення розвідки в тилу противника група ССО помітила ворожийпатруль. Оцінивши обстановку, командиром групи прийнято рішення вступити в бійз противником», — значиться в повідомленні.</text:p>
      <text:p text:style-name="P4">
За інформацією Командування, підтверджено знищення 3 окупантів.</text:p>
      <text:p text:style-name="P4">
З боку наших воїнів втрат немає.</text:p>
      <text:p text:style-name="P4">
«Навіть в тилу ворог завжди почуватиметься в небезпеці! Працюємо!» —наголосили спецпризначенці.</text:p>
      <text:p text:style-name="P4">
Source: <text:a xlink:type="simple" xlink:href="https://armyinform.com.ua/2023/05/11/komanduvannya-sso-povidomlyaye-pro-znyshhennya-vorozhogo-patrulya/" text:style-name="Internet_20_link" text:visited-style-name="Visited_20_Internet_20_Link">
https://armyinform.com.ua/2023/05/11/komanduvannya-sso-povidomlyaye-pro-znyshhennya-vorozhogo-patrulya/</text:a>
</text:p>
      <!--NEWS-->
      <text:h text:style-name="P10" text:outline-level="1">
<text:span text:style-name="T4">
Президент України нагородив посмертно 149 українських захисників</text:span>
</text:h>
      <text:p text:style-name="P4">
Author: ['АРМІЯINFORM']</text:p>
      <text:p text:style-name="P4">
Time: 2023-05-11T83:00:00-04:00</text:p>
      <text:p text:style-name="P4">
Description: Президент України Володимир Зеленський посмертно відзначив державними нагородами 14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48108073_613x321_2_0_nw.jpeg" text:style-name="Internet_20_link" text:visited-style-name="Visited_20_Internet_20_Link">
1648108073_613x321_2_0_nw.jpeg</text:a>
']</text:p>
      <text:p text:style-name="P4">
Tags: ['УКАЗ ПРЕЗИДЕНТА УКРАЇНИ']</text:p>
      <text:p text:style-name="P4">
Category: News</text:p>
      <!--METADATA-->
      <text:p text:style-name="P4">
<draw:frame draw:style-name="fr1" draw:name="Image370" text:anchor-type="as-char" svg:width="6.9236in" svg:height="3.625572in" draw:z-index="0">
<draw:image xlink:href="../Images/AРМІЯINFORM/2023-05-11T83-00-00-04-00/1648108073_613x321_2_0_nw.jpeg" xlink:type="simple" xlink:show="embed" xlink:actuate="onLoad" draw:mime-type="image/jpeg"/>
</draw:frame>
</text:p>
      <text:p text:style-name="P4">
Президент України Володимир Зеленський посмертно відзначив державниминагородами 149 українських військовослужбовців.</text:p>
      <text:p text:style-name="P4">
Відповідний <text:a xlink:type="simple" xlink:href="https://www.president.gov.ua/documents/2692023-46705" text:style-name="Internet_20_link" text:visited-style-name="Visited_20_Internet_20_Link">
Указ№269/2023</text:a>
 опублікованийна сайті 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І ступеня</text:span>
</text:p>
      <text:p text:style-name="P4">
КОЛЯДУ Дмитра Сергійовича (посмертно) — старшого лейтенанта</text:p>
      <text:p text:style-name="P4">
НІКАНДРОВА Сергія Валентиновича (посмертно) — капітана</text:p>
      <text:p text:style-name="P4">
СТАДНИЧЕНКА Сергія Сергійовича (посмертно) — старшого лейтенанта</text:p>
      <text:p text:style-name="P4">
УСТИНОВА Олега Ігоровича (посмертно) — старшого лейтенанта</text:p>
      <text:p text:style-name="P4">
<text:span text:style-name="T4">
Нагородити орденом «За мужність» І ступеня</text:span>
</text:p>
      <text:p text:style-name="P4">
КАЛИНА Ігоря Васильовича (посмертно) — старшого солдата</text:p>
      <text:p text:style-name="P4">
<text:span text:style-name="T4">
Нагородити орденом «За мужність» ІІ ступеня</text:span>
</text:p>
      <text:p text:style-name="P4">
ГАЛАЙКА Владислава Юрійовича (посмертно) — старшого сержанта</text:p>
      <text:p text:style-name="P4">
ЛЕПІКАША Олександра Анатолійовича (посмертно) — солдата</text:p>
      <text:p text:style-name="P4">
<text:span text:style-name="T4">
Нагородити орденом «За мужність» ІІІ ступеня</text:span>
</text:p>
      <text:p text:style-name="P4">
БАГАЙЛЮКА Петра Денисовича (посмертно) — солдата</text:p>
      <text:p text:style-name="P4">
БАЛАКІНА Геннадія Геннадійовича (посмертно) — старшого солдата</text:p>
      <text:p text:style-name="P4">
БАЛАНА Олександра Миколайовича (посмертно) — сержанта</text:p>
      <text:p text:style-name="P4">
БАНДУРУ Романа Степановича (посмертно) — солдата</text:p>
      <text:p text:style-name="P4">
БЕЛЕЙЧИКА Андрія Ілліча (посмертно) — солдата</text:p>
      <text:p text:style-name="P4">
БІГАНОВСЬКОГО Віктора Михайловича (посмертно) — старшого солдата</text:p>
      <text:p text:style-name="P4">
БЛЕДНЮКА Сергія Євгенійовича (посмертно) — солдата</text:p>
      <text:p text:style-name="P4">
БЛИЗНЮКА Романа Валерійовича (посмертно) — солдата</text:p>
      <text:p text:style-name="P4">
ВИВКУ Андрія Богдановича (посмертно) — солдата</text:p>
      <text:p text:style-name="P4">
ВИТОШКА Володимира Петровича (посмертно) — старшого солдата</text:p>
      <text:p text:style-name="P4">
ВІДОЦЬКОГО Андрія Михайловича (посмертно) — головного сержанта</text:p>
      <text:p text:style-name="P4">
ВІЛЬХОВЕЦЬКОГО Яна Івановича (посмертно) — старшого солдата</text:p>
      <text:p text:style-name="P4">
ВІСИЧА Андрія Олексійовича (посмертно) — солдата</text:p>
      <text:p text:style-name="P4">
ВОВКА Романа Володимировича (посмертно) — старшого солдата</text:p>
      <text:p text:style-name="P4">
ГАВРИЛЮКА Івана Андрійовича (посмертно) — солдата</text:p>
      <text:p text:style-name="P4">
ГАРАЩЕНКА Павла Петровича (посмертно) — солдата</text:p>
      <text:p text:style-name="P4">
ГАШИНСЬКОГО Сергія Миколайовича (посмертно) — солдата</text:p>
      <text:p text:style-name="P4">
ГЕНСІРОВСЬКОГО Миколу Васильовичу (посмертно) — солдата</text:p>
      <text:p text:style-name="P4">
ГІСЕНА Миколу Степановича (посмертно) — солдата</text:p>
      <text:p text:style-name="P4">
ГЛАДКОГО Олександра Вікторовича (посмертно) — солдата</text:p>
      <text:p text:style-name="P4">
ГОЛІНАТОГО Вадима Івановича (посмертно) — старшого солдата</text:p>
      <text:p text:style-name="P4">
ГОЛІНЕЯ Юрія Васильовича (посмертно) — солдата</text:p>
      <text:p text:style-name="P4">
ГРИЦЬКІВА Романа Ярославовича (посмертно) — солдата</text:p>
      <text:p text:style-name="P4">
ГРЕГОРА Віталія Михайловича (посмертно) — старшого солдата</text:p>
      <text:p text:style-name="P4">
ДАНИЛЮКА Леоніда Леонідовича (посмертно) — солдата</text:p>
      <text:p text:style-name="P4">
ДАНИЛЮКА Павла Павловича (посмертно) — солдата</text:p>
      <text:p text:style-name="P4">
ДЗЮБУ Дмитра Петровича (посмертно) — солдата</text:p>
      <text:p text:style-name="P4">
ДІДЕНКА Михайла Михайловича (посмертно) — солдата</text:p>
      <text:p text:style-name="P4">
ДОБРОЦЬКОГО Юрія Миколайовича (посмертно) — старшого солдата</text:p>
      <text:p text:style-name="P4">
ДУДОЛАДОВА Станіслава Сергійовича (посмертно) — солдата</text:p>
      <text:p text:style-name="P4">
ДУРКАЛА Романа Орестовича (посмертно) — старшого сержанта</text:p>
      <text:p text:style-name="P4">
ДЯКІВА Дмитра Ярославовича (посмертно) — старшого солдата</text:p>
      <text:p text:style-name="P4">
ЖЕЖЕРОВА Віктора Олександровича (посмертно) — сержанта</text:p>
      <text:p text:style-name="P4">
ЖУКА Івана Михайловича (посмертно) — молодшого сержанта</text:p>
      <text:p text:style-name="P4">
ЗАЇЦЯ Михайла Михайловича (посмертно) — солдата</text:p>
      <text:p text:style-name="P4">
ІВАКІНА Мар’яна Валентиновича (посмертно) — солдата</text:p>
      <text:p text:style-name="P4">
ІВАНОЧКА Тараса Васильовича (посмертно) — солдата</text:p>
      <text:p text:style-name="P4">
КАРП’ЮКА Іллю Петровича (посмертно) — солдата</text:p>
      <text:p text:style-name="P4">
КЕРНИЦЬКОГО Дмитра Петровича (посмертно) — молодшого сержанта</text:p>
      <text:p text:style-name="P4">
КОВАЛЬЧУКА Михайла Богдановича (посмертно) — солдата</text:p>
      <text:p text:style-name="P4">
КОВАЧА Віктора Васильовича (посмертно) — сержанта</text:p>
      <text:p text:style-name="P4">
КОМАРИЦЮ Іллю Миколайовича (посмертно) — старшого сержанта</text:p>
      <text:p text:style-name="P4">
КОСТАША Юрія Миколайовича (посмертно) — штаб-сержанта</text:p>
      <text:p text:style-name="P4">
КОСТЮКА Олександра Михайловича (посмертно) — солдата</text:p>
      <text:p text:style-name="P4">
КУДЛУ Андрія Івановича (посмертно) — солдата</text:p>
      <text:p text:style-name="P4">
КУЛИБАНИЧА Івана Івановича (посмертно) — молодшого сержанта</text:p>
      <text:p text:style-name="P4">
ЛАРІКОВА Юрія Юрійовича (посмертно) — молодшого сержанта</text:p>
      <text:p text:style-name="P4">
ЛЕОНЕНКА Олега Олександровича (посмертно) — старшого солдата</text:p>
      <text:p text:style-name="P4">
ЛЕХА Геннадія Юрійовича (посмертно) — солдата</text:p>
      <text:p text:style-name="P4">
ЛЕЩЕНКА Михайла Павловича (посмертно) — солдата</text:p>
      <text:p text:style-name="P4">
ЛІТВІНЧУКА Максима Вікторовича (посмертно) — солдата</text:p>
      <text:p text:style-name="P4">
МАЛЯРИКА Віталія Васильовича (посмертно) — солдата</text:p>
      <text:p text:style-name="P4">
МАРОТЧАКА Дмитра Васильовича (посмертно) — солдата</text:p>
      <text:p text:style-name="P4">
МАРЦИНЮКА Дмитра Михайловича (посмертно) — солдата</text:p>
      <text:p text:style-name="P4">
МАРЧЕНКА Володимира Ігоровича (посмертно) — старшого сержанта</text:p>
      <text:p text:style-name="P4">
МАРЧУКА Сергія Миколайовича (посмертно) — старшого солдата</text:p>
      <text:p text:style-name="P4">
МАТИЧАКА Віталія Володимировича (посмертно) — солдата</text:p>
      <text:p text:style-name="P4">
МАТИЩАКА Сергія Сергійовича (посмертно) — солдата</text:p>
      <text:p text:style-name="P4">
МАХНЕВИЧА Назара Ярославовича (посмертно) — сержанта</text:p>
      <text:p text:style-name="P4">
МЕЛЬНИКА Тараса Дмитровича (посмертно) — солдата</text:p>
      <text:p text:style-name="P4">
МЕЛЬНИЧУКА Василя Васильовича (посмертно) — сержанта</text:p>
      <text:p text:style-name="P4">
МЕЛЬНИЧУКА Василя Івановича (посмертно) — молодшого сержанта</text:p>
      <text:p text:style-name="P4">
МЕЛЬНИЧУКА Володимира Петровича (посмертно) — солдата</text:p>
      <text:p text:style-name="P4">
МЕЛЬНИЧУКА Станіслава Мирославовича (посмертно) — солдата</text:p>
      <text:p text:style-name="P4">
МЕЧЕТІНА Олександра Васильовича (посмертно) — солдата</text:p>
      <text:p text:style-name="P4">
МИНДЬО Миколу Михайловича (посмертно) — сержанта</text:p>
      <text:p text:style-name="P4">
МИСЮГУ Григорія Тарасовича (посмертно) — молодшого сержанта</text:p>
      <text:p text:style-name="P4">
МИЦАКА Мирона Васильовича (посмертно) — солдата</text:p>
      <text:p text:style-name="P4">
МОКРІЙЧУКА Юрія Ананійовича (посмертно) — головного сержанта</text:p>
      <text:p text:style-name="P4">
МОРАРАША Ігоря Артуровича (посмертно) — молодшого сержанта</text:p>
      <text:p text:style-name="P4">
МОЧЕРНЮКА Василя Васильовича (посмертно) — молодшого сержанта</text:p>
      <text:p text:style-name="P4">
МУСТЕЦУ Василя Олександровича (посмертно) — молодшого сержанта</text:p>
      <text:p text:style-name="P4">
ОГІЛЬЧИНА Владислава Миколайовича (посмертно) — солдата</text:p>
      <text:p text:style-name="P4">
ОЛІЙНИКА Сергія Івановича (посмертно) — штаб-сержанта</text:p>
      <text:p text:style-name="P4">
ОМЕЛЕЧКА Романа Вікторовича (посмертно) — старшого солдата</text:p>
      <text:p text:style-name="P4">
ОСАДЧОГО Дмитра Олександровича (посмертно) — солдата</text:p>
      <text:p text:style-name="P4">
ОСИПОВИЧА Дениса Анатолійовича (посмертно) — старшого солдата</text:p>
      <text:p text:style-name="P4">
ОСТАФІЙЧУКА Володимира Івановича (посмертно) — солдата</text:p>
      <text:p text:style-name="P4">
ОСТАЩУКА Івана Романовича (посмертно) — солдата</text:p>
      <text:p text:style-name="P4">
ПАВЛЮКА Андрія Івановича (посмертно) — старшого сержанта</text:p>
      <text:p text:style-name="P4">
ПАЛАМАРА Андрія Онуфрійовича (посмертно) — солдата</text:p>
      <text:p text:style-name="P4">
ПАЛИГУ Олександра Вікторовича (посмертно) — старшого солдата</text:p>
      <text:p text:style-name="P4">
ПАНАСЮКА Василя Миколайовича (посмертно) — солдата</text:p>
      <text:p text:style-name="P4">
ПАТИЧУКА Євгенія Вікторовича (посмертно) — старшого солдата</text:p>
      <text:p text:style-name="P4">
ПАЧКОВСЬКОГО Андрія Івановича (посмертно) — солдата</text:p>
      <text:p text:style-name="P4">
ПЕТРАЧКОВА Олексія Івановича (посмертно) — молодшого сержанта</text:p>
      <text:p text:style-name="P4">
ПЕТРІВА Романа Івановича (посмертно) — молодшого сержанта</text:p>
      <text:p text:style-name="P4">
ПЕТРУКА Петра Ростиславовича (посмертно) — солдата</text:p>
      <text:p text:style-name="P4">
ПІХА Ігоря Михайловича (посмертно) — солдата</text:p>
      <text:p text:style-name="P4">
ПЛИСКУ Юрія Сергійовича (посмертно) — старшого сержанта</text:p>
      <text:p text:style-name="P4">
ПОГОРІЛОГО Василя Петровича (посмертно) — солдата</text:p>
      <text:p text:style-name="P4">
ПОЛЯКОВА Івана Сергійовича (посмертно) — солдата</text:p>
      <text:p text:style-name="P4">
ПОПЕРЕЧНОГО Ігоря Івановича (посмертно) — солдата</text:p>
      <text:p text:style-name="P4">
РАДЕЦЬКОГО Віктора Васильовича (посмертно) — старшого солдата</text:p>
      <text:p text:style-name="P4">
РАПІЯ Ростислава Васильовича (посмертно) — старшого солдата</text:p>
      <text:p text:style-name="P4">
РИНЗАКА Романа Богдановича (посмертно) — солдата</text:p>
      <text:p text:style-name="P4">
РОПА Юрія Михайловича (посмертно) — солдата</text:p>
      <text:p text:style-name="P4">
РУМЯНЦЕВА Михайла Михайловича (посмертно) — солдата</text:p>
      <text:p text:style-name="P4">
САГАЙДАКА Сергія Петровича (посмертно) — солдата</text:p>
      <text:p text:style-name="P4">
САЛИГУ Романа Романовича (посмертно) — солдата</text:p>
      <text:p text:style-name="P4">
СЕЛІВАНОВА Володимира Володимировича (посмертно) — старшого солдата</text:p>
      <text:p text:style-name="P4">
СЕНІВА Андрія Руслановича (посмертно) — сержанта</text:p>
      <text:p text:style-name="P4">
СЕНЮКА Василя Федоровича (посмертно) — молодшого сержанта</text:p>
      <text:p text:style-name="P4">
СЕРЕБРЯНСЬКОГО Олександра Володимировича (посмертно) — головного сержанта</text:p>
      <text:p text:style-name="P4">
СИЛКІНА Сергія Олександровича (посмертно) — старшого солдата</text:p>
      <text:p text:style-name="P4">
СІКОРСЬКОГО Анатолія Тадеушовича (посмертно) — старшого солдата</text:p>
      <text:p text:style-name="P4">
СІРУКА Дмитра Валерійовича (посмертно) — солдата</text:p>
      <text:p text:style-name="P4">
СКАЛУНА Ернеста Руслановича (посмертно) — солдата</text:p>
      <text:p text:style-name="P4">
СМАДИЧА Сергія Леонідовича (посмертно) — старшого солдата</text:p>
      <text:p text:style-name="P4">
СМІРНОВА Дмитра Олеговича (посмертно) — солдата</text:p>
      <text:p text:style-name="P4">
СОКОЛОВСЬКОГО Сергія Івановича (посмертно) — солдата</text:p>
      <text:p text:style-name="P4">
СОЛОВЕЯ Анатолія Степановича (посмертно) — сержанта</text:p>
      <text:p text:style-name="P4">
СТЕФАНИШИНА Юрія Юрійовича (посмертно) — солдата</text:p>
      <text:p text:style-name="P4">
СТЕФУТІНА Анатолія Володимировича (посмертно) — старшого сержанта</text:p>
      <text:p text:style-name="P4">
СТЬОПКІНА Артема Андрійовича (посмертно) — солдата</text:p>
      <text:p text:style-name="P4">
СЬОМІНА Олега Дмитровича (посмертно) — старшого солдата</text:p>
      <text:p text:style-name="P4">
ТИМЧУКА Богдана Федоровича (посмертно) — старшого солдата</text:p>
      <text:p text:style-name="P4">
ТКАЧЕНКА Володимира Олександровича (посмертно) — солдата</text:p>
      <text:p text:style-name="P4">
ТКАЧУКА Юрія Васильовича (посмертно) — головного сержанта</text:p>
      <text:p text:style-name="P4">
УЗУНАЛОВА Артема Володимировича (посмертно) — сержанта</text:p>
      <text:p text:style-name="P4">
УШПАЛЕВИЧА Святослава Євгенійовича (посмертно) — старшого сержанта</text:p>
      <text:p text:style-name="P4">
ФАЛЬОВСЬКОГО Василя Ярославовича (посмертно) — солдата</text:p>
      <text:p text:style-name="P4">
ФЕДИНЯКА Любомира Богдановича (посмертно) — молодшого сержанта</text:p>
      <text:p text:style-name="P4">
ФІЛІПЦЯ Віталія Валерійовича (посмертно) — солдата</text:p>
      <text:p text:style-name="P4">
ФРАНКІВА Андрія Васильовича (посмертно) — старшого солдата</text:p>
      <text:p text:style-name="P4">
ХАРКАВОГО Юрія Васильовича (посмертно) — солдата</text:p>
      <text:p text:style-name="P4">
ХУДЯКА Степана Ярославовича (посмертно) — солдата</text:p>
      <text:p text:style-name="P4">
ЦАРУКА Олександра Івановича (посмертно) — солдата</text:p>
      <text:p text:style-name="P4">
ЦИБИКА Василя Ярославовича (посмертно) — солдата</text:p>
      <text:p text:style-name="P4">
ЦИМБАЛЮКА Олега Сергійовича (посмертно) — солдата</text:p>
      <text:p text:style-name="P4">
ЧЕБАНА Олександра Олексійовича (посмертно) — молодшого сержанта</text:p>
      <text:p text:style-name="P4">
ЧЕРНОЛЮКА Станіслава Володимировича (посмертно) — старшого солдата</text:p>
      <text:p text:style-name="P4">
ЧИРВУ Дмитра Андрійовича (посмертно) — сержанта</text:p>
      <text:p text:style-name="P4">
ШАРИЯ Олександра Дмитровича (посмертно) — сержанта</text:p>
      <text:p text:style-name="P4">
ШЕВЧУКА Василя Васильовича (посмертно) — старшого сержанта</text:p>
      <text:p text:style-name="P4">
ШЕРШІНЯ Івана Ігоровича (посмертно) — солдата</text:p>
      <text:p text:style-name="P4">
ШИХОВА Валерія Васильовича (посмертно) — молодшого сержанта</text:p>
      <text:p text:style-name="P4">
ШМІГЕЛЯ Мирослава Євгеновича (посмертно) — солдата</text:p>
      <text:p text:style-name="P4">
ШПАРКОГО Микиту Вікторовича (посмертно) — молодшого сержанта</text:p>
      <text:p text:style-name="P4">
ШУРГАЛЮКА Владислава Руслановича (посмертно) — старшого солдата</text:p>
      <text:p text:style-name="P4">
ЯКУБОВСЬКОГО Дмитра Дмитровича (посмертно) — старшого солдата</text:p>
      <text:p text:style-name="P4">
ЯЦЕЛЯ Андрія Романовича (посмертно) — сержанта.</text:p>
      <text:p text:style-name="P4">
Source: <text:a xlink:type="simple" xlink:href="https://armyinform.com.ua/2023/05/11/prezydent-ukrayiny-nagorodyv-posmertno-149-ukrayinskyh-zahysnykiv/" text:style-name="Internet_20_link" text:visited-style-name="Visited_20_Internet_20_Link">
https://armyinform.com.ua/2023/05/11/prezydent-ukrayiny-nagorodyv-posmertno-149-ukrayinskyh-zahysnykiv/</text:a>
</text:p>
      <!--NEWS-->
      <text:h text:style-name="P10" text:outline-level="1">
<text:span text:style-name="T4">
На Лимансько-Куп’янському напрямку знищено чотири польових склади з боєприпасами росармії — Сергій Череватий</text:span>
</text:h>
      <text:p text:style-name="P4">
Author: ['Дмитро Горбунов']</text:p>
      <text:p text:style-name="P4">
Time: 2023-05-11T84:00:00-04:00</text:p>
      <text:p text:style-name="P4">
Description: Про оперативну ситуацію на сході нашої країни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lyman-10.jpg" text:style-name="Internet_20_link" text:visited-style-name="Visited_20_Internet_20_Link">
lyman-10.jpg</text:a>
']</text:p>
      <text:p text:style-name="P4">
Tags: ['ЄДИНІ НОВИНИ', 'ЛИМАН', 'ЛИМАНО-КУП’ЯНСЬКИЙ НАПРЯМОК', 'СЕРГІЙ ЧЕРЕВАТИЙ']</text:p>
      <text:p text:style-name="P4">
Category: News</text:p>
      <!--METADATA-->
      <text:p text:style-name="P4">
<draw:frame draw:style-name="fr1" draw:name="Image371" text:anchor-type="as-char" svg:width="6.9236in" svg:height="5.1927in" draw:z-index="0">
<draw:image xlink:href="../Images/AРМІЯINFORM/2023-05-11T84-00-00-04-00/lyman-10.jpg" xlink:type="simple" xlink:show="embed" xlink:actuate="onLoad" draw:mime-type="image/jpeg"/>
</draw:frame>
</text:p>
      <text:p text:style-name="P4">
Про оперативну ситуацію на сході нашої країни в ефірі телемарафону <text:a xlink:type="simple" xlink:href="https://www.youtube.com/watch" text:style-name="Internet_20_link" text:visited-style-name="Visited_20_Internet_20_Link">
«Єдиніновини»</text:a>
 розповів речник Східногоугруповання військ ЗСУ полковник Сергій Череватий.</text:p>
      <text:p text:style-name="P4">
— Упродовж останньої доби ворог здійснив 390 обстрілів наших позицій наБахмутському напрямку. Відбулося 15 бойових зіткнень, 9 авіаударів. Врезультаті 165 окупантів було знищено, 216 — зазнали поранень і ще один горе-воїн опинився в полоні. Також ми там ліквідували два танки типу Т-72, двабронеавтомобілі, пункт управління БПЛА і польовий склад з боєприпасами, —повідомив він.</text:p>
      <text:p text:style-name="P4">
Він уточнив, що хоча ворог й проявляє активність, та «бойовий дух» окупантівстрімко падає. Адже всі намагання просунутися вперед розбиваються обпрофесіоналізм Сил оборони України.</text:p>
      <text:p text:style-name="P4">
— На Лимано-Куп’янському напрямку відбулося 470 ворожих обстрілів, зафіксовано11 авіанальотів та одне бойове зіткнення. Внаслідок чого 38 окупантів знищенота ще 65 поранено. Окрім цього, ми спалили 4 бойові машини піхоти, станцію РЕБ«Стриж» та 4 польових склади з боєприпасами, — насамкінець розповів полковникСергій Череватий.</text:p>
      <text:p text:style-name="P4">
Source: <text:a xlink:type="simple" xlink:href="https://armyinform.com.ua/2023/05/11/na-lymansko-kupyanskomu-napryamku-znyshheno-chotyry-polovyh-sklady-z-boyeprypasamy-rosarmiyi-sergij-cherevatyj/" text:style-name="Internet_20_link" text:visited-style-name="Visited_20_Internet_20_Link">
https://armyinform.com.ua/2023/05/11/na-lymansko-kupyanskomu-napryamku-znyshheno-chotyry-polovyh-sklady-z-boyeprypasamy-rosarmiyi-sergij-cherevatyj/</text:a>
</text:p>
      <!--NEWS-->
      <text:h text:style-name="P10" text:outline-level="1">
<text:span text:style-name="T4">
У Харківській області реалізовується масштабний дослідницький проєкт з фіксації шкоди природі</text:span>
</text:h>
      <text:p text:style-name="P4">
Author: ['АРМІЯINFORM']</text:p>
      <text:p text:style-name="P4">
Time: 2023-05-11T85:00:00-04:00</text:p>
      <text:p text:style-name="P4">
Description: У Харківській області реалізовується масштабний дослідницький проєкт з фіксації шко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1_golovna-4-1.jpg" text:style-name="Internet_20_link" text:visited-style-name="Visited_20_Internet_20_Link">
01_golovna-4-1.jpg</text:a>
']</text:p>
      <text:p text:style-name="P4">
Tags: []</text:p>
      <text:p text:style-name="P4">
Category: News</text:p>
      <!--METADATA-->
      <text:p text:style-name="P4">
<draw:frame draw:style-name="fr1" draw:name="Image372" text:anchor-type="as-char" svg:width="6.9236in" svg:height="3.835674in" draw:z-index="0">
<draw:image xlink:href="../Images/AРМІЯINFORM/2023-05-11T85-00-00-04-00/01_golovna-4-1.jpg" xlink:type="simple" xlink:show="embed" xlink:actuate="onLoad" draw:mime-type="image/jpeg"/>
</draw:frame>
</text:p>
      <text:p text:style-name="P4">
У Харківській області реалізовується масштабний дослідницький проєкт зфіксації шкоди, завданої природним комплексам області внаслідок бойових дій,що розгорнулись на території регіону від початку широкомасштабного вторгненняросійської федерації.</text:p>
      <text:p text:style-name="P4">
У межах проєкту команда науковців — біологів, географів, екологів — вивчаєкосмічні знімки та географічні інформаційні системи (ГІС) для визначенняшкоди, завданої війною природним комплексам області.</text:p>
      <text:p text:style-name="P4">
— Розроблено карти ймовірної шкоди природним комплексам у межах Роганськоїгромади. Зараз ми маємо можливість створити такі карти для кожної постраждалоїгромади Харківської області, адже ми маємо для цього необхідні дані, —розповів кореспонденту АрміяInform координатор програми моніторингу довкілляГО Природоохоронні ГІС України Олег Селіверстов.</text:p>
      <text:p text:style-name="P4">
На сьогодні науковці вже розробили базу даних, яка фіксує найбільш постраждаліділянки на території Харківщини, завдяки чому громади можуть вже зараз бачитирозташування небезпеки та планувати заходи очищення території.</text:p>
      <text:p text:style-name="P4">
Детальніше про підтриманий Екологічною Ініціативою Міжнародного фондуВідродження (EPAIU) за фінансування Швеції проєкт — в<text:a xlink:type="simple" xlink:href="https://armyinform.com.ua/2023/05/11/shkodu-dovkillyu-harkivshhyny-vid-vijny-fiksuyut-geoinformtehnologiyi/" text:style-name="Internet_20_link" text:visited-style-name="Visited_20_Internet_20_Link">
інтерв’ю</text:a>
 Олега Селіверстова.</text:p>
      <text:p text:style-name="P4">
Source: <text:a xlink:type="simple" xlink:href="https://armyinform.com.ua/2023/05/11/u-harkivskij-oblasti-realizovuyetsya-masshtabnyj-doslidnyczkyj-proyekt-z-fiksacziyi-shkody-pryrodi/" text:style-name="Internet_20_link" text:visited-style-name="Visited_20_Internet_20_Link">
https://armyinform.com.ua/2023/05/11/u-harkivskij-oblasti-realizovuyetsya-masshtabnyj-doslidnyczkyj-proyekt-z-fiksacziyi-shkody-pryrodi/</text:a>
</text:p>
      <!--NEWS-->
      <text:h text:style-name="P10" text:outline-level="1">
<text:span text:style-name="T4">
Ми почали роботу над формуванням кадрового резерву на деокупованих територіях — Ірина Верещук</text:span>
</text:h>
      <text:p text:style-name="P4">
Author: ['Світлана Кирган']</text:p>
      <text:p text:style-name="P4">
Time: 2023-05-11T86:00:00-04:00</text:p>
      <text:p text:style-name="P4">
Description: Про це під час пресконференції повідомила віцепрем’єр-міністр — міністр з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_8444-scaled.jpg" text:style-name="Internet_20_link" text:visited-style-name="Visited_20_Internet_20_Link">
img_8444-scaled.jpg</text:a>
']</text:p>
      <text:p text:style-name="P4">
Tags: []</text:p>
      <text:p text:style-name="P4">
Category: News</text:p>
      <!--METADATA-->
      <text:p text:style-name="P4">
<draw:frame draw:style-name="fr1" draw:name="Image373" text:anchor-type="as-char" svg:width="6.9236in" svg:height="4.614606in" draw:z-index="0">
<draw:image xlink:href="../Images/AРМІЯINFORM/2023-05-11T86-00-00-04-00/img_8444-scaled.jpg" xlink:type="simple" xlink:show="embed" xlink:actuate="onLoad" draw:mime-type="image/jpeg"/>
</draw:frame>
</text:p>
      <text:p text:style-name="P4">
Про це під час пресконференції повідомила віцепрем’єр-міністр — міністр зпитань реінтеграції тимчасово окупованих територій Ірина Верещук.</text:p>
      <text:p text:style-name="P4">
— Ми пішли шляхом напрацювання окремої постанови щодо створення резервупрацівників державних органів для роботи на деокупованих територіях. Нампотрібні десятки тисяч спеціалістів, вмотивованих, патріотичних і дати їмзрозумілу мотиваційну лінійку. Вони мають розуміти, якщо вони поїдуть туди, щовони мають там робити, за які гроші, з якою мотивацією вони туди їдуть, щодержава їм гарантує щодо безпеки перебування. Ми всі ці питання усвідомленорозуміємо та вирішуємо, — розповіла Ірина Верещук.</text:p>
      <text:p text:style-name="P4">
Ірина Верещук також повідомила, що формування кадрового резерву длядеокупованих територій вже розпочинається.</text:p>
      <text:p text:style-name="P4">
— До нас публічно і непублічно звертаються десятки людей. По-перше, це ті, хтостав вимушеним переселенцем, залишив усе в рідному Криму та виїхав. Такожветерани, представники корінних народів. Хто, як не вони, мають право бути впріоритеті для держави, щоб відновлювати Україну в Криму? — сказалаМіністерка.</text:p>
      <text:p text:style-name="P4">
Вона зауважила, що відповідна постанова буде ухвалена найближчим часом.</text:p>
      <text:p text:style-name="P4">
— Я ще раз щиро дякую всім, хто долучився до напрацювання проєкту постанови,вона невдовзі буде ухвалена. Ми зможемо потім обговорити її більш предметно,але реалізація формування кадрового резерву розпочинається вже, — зазначиламіністр з питань реінтеграції тимчасово окупованих територій.</text:p>
      <text:p text:style-name="P4">
Вона додала, що Стратегія деокупації та реінтеграції Криму, яку наразінапрацьовує РНБО, є важливим засадничим документом, що визначить політикудержави щодо Криму.</text:p>
      <text:p text:style-name="P4">
Source: <text:a xlink:type="simple" xlink:href="https://armyinform.com.ua/2023/05/11/my-pochaly-robotu-nad-formuvannyam-kadrovogo-rezervu-na-deokupovanyh-terytoriyah-iryna-vereshhuk/" text:style-name="Internet_20_link" text:visited-style-name="Visited_20_Internet_20_Link">
https://armyinform.com.ua/2023/05/11/my-pochaly-robotu-nad-formuvannyam-kadrovogo-rezervu-na-deokupovanyh-terytoriyah-iryna-vereshhuk/</text:a>
</text:p>
      <!--NEWS-->
      <text:h text:style-name="P10" text:outline-level="1">
<text:span text:style-name="T4">
До Дня матері кожен зможе подарувати квіти мамам загиблих Захисників</text:span>
</text:h>
      <text:p text:style-name="P4">
Author: ['Тетяна Головатюк']</text:p>
      <text:p text:style-name="P4">
Time: 2023-05-11T87:00:00-04:00</text:p>
      <text:p text:style-name="P4">
Description: У другу неділю травня в Україні відзначатимуть День матері. На жаль, багато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ss-photo.jpg" text:style-name="Internet_20_link" text:visited-style-name="Visited_20_Internet_20_Link">
rss-photo.jpg</text:a>
']</text:p>
      <text:p text:style-name="P4">
Tags: []</text:p>
      <text:p text:style-name="P4">
Category: News</text:p>
      <!--METADATA-->
      <text:p text:style-name="P4">
<draw:frame draw:style-name="fr1" draw:name="Image374" text:anchor-type="as-char" svg:width="6.9236in" svg:height="4.793262in" draw:z-index="0">
<draw:image xlink:href="../Images/AРМІЯINFORM/2023-05-11T87-00-00-04-00/rss-photo.jpg" xlink:type="simple" xlink:show="embed" xlink:actuate="onLoad" draw:mime-type="image/jpeg"/>
</draw:frame>
 Фотоілюстративне</text:p>
      <text:p text:style-name="P4">
У другу неділю травня в Україні відзначатимуть День матері. На жаль, багатоукраїнських героїв уже не зможуть обійняти та привітати своїх найріднішихлюдей.</text:p>
      <text:p text:style-name="P4">
Тому напередодні свята компанія <text:a xlink:type="simple" xlink:href="https://flowers.ua/ua/flowers-for-mom" text:style-name="Internet_20_link" text:visited-style-name="Visited_20_Internet_20_Link">
FLOWERS.UA</text:a>
 за підтримки громадської організації <text:a xlink:type="simple" xlink:href="https://www.facebook.com/nezlamny/" text:style-name="Internet_20_link" text:visited-style-name="Visited_20_Internet_20_Link">
«Незламніматері»</text:a>
 вирішила висловити підтримкуматерям загиблих Героїв та подарувати їм квіти.</text:p>
      <text:p text:style-name="P4">
— Кожен з вас має нагоду приєднатися до цієї ініціативи, придбавши букет«Дякую Мамі Героя». Своєю чергою компанія FLOWERS.UA до кожного придбаноговами букету зробить ще один, такий самий, за власний рахунок. Отже, придбавшиодин букет, ви зможете висловити підтримку одразу двом Матерям загиблихГероїв, — зазначають організатори.</text:p>
      <text:p text:style-name="P4">
Починаючи з 12 травня 2023 року, служба доставки компанії доставлятиме букети«Дякую Мамі Героя».</text:p>
      <text:p text:style-name="P4">
За результатами доставки букетів на <text:a xlink:type="simple" xlink:href="https://flowers.ua/ua/flowers-for-mom" text:style-name="Internet_20_link" text:visited-style-name="Visited_20_Internet_20_Link">
сайті</text:a>
 опублікують фотозвіт. А також кожний, хто візьме участь уцій ініціативі та придбає букет квітів для матері Героя, отримають смс зпосиланням на звіт.</text:p>
      <text:p text:style-name="P4">
Зробимо разом «День мами» світлим для матерів загиблих героїв!</text:p>
      <text:p text:style-name="P4">
Ознайомитись з деталями та привітати з Днем матері мам загиблих Захисниківможна за <text:a xlink:type="simple" xlink:href="https://flowers.ua/ua/flowers-for-mom" text:style-name="Internet_20_link" text:visited-style-name="Visited_20_Internet_20_Link">
посиланням</text:a>
.</text:p>
      <text:p text:style-name="P4">
Source: <text:a xlink:type="simple" xlink:href="https://armyinform.com.ua/2023/05/11/do-dnya-materi-kozhen-zmozhe-podaruvaty-kvity-mamam-zagyblyh-zahysnykiv/" text:style-name="Internet_20_link" text:visited-style-name="Visited_20_Internet_20_Link">
https://armyinform.com.ua/2023/05/11/do-dnya-materi-kozhen-zmozhe-podaruvaty-kvity-mamam-zagyblyh-zahysnykiv/</text:a>
</text:p>
      <!--NEWS-->
      <text:h text:style-name="P10" text:outline-level="1">
<text:span text:style-name="T4">
Паніка росіян поступово зростає, бо вони не знають, з якого напрямку чекати на наш наступ — Наталія Гуменюк</text:span>
</text:h>
      <text:p text:style-name="P4">
Author: ['Дмитро Горбунов']</text:p>
      <text:p text:style-name="P4">
Time: 2023-05-11T88:00:00-04:00</text:p>
      <text:p text:style-name="P4">
Description: Про це в ефірі телемарафону «Єдині новини» повідомила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text:p>
      <text:p text:style-name="P4">
Category: News</text:p>
      <!--METADATA-->
      <text:p text:style-name="P4">
<draw:frame draw:style-name="fr1" draw:name="Image375" text:anchor-type="as-char" svg:width="6.9236in" svg:height="4.61393in" draw:z-index="0">
<draw:image xlink:href="../Images/AРМІЯINFORM/2023-05-11T88-00-00-04-00/photo_2022-11-16_13-45-44.jpg" xlink:type="simple" xlink:show="embed" xlink:actuate="onLoad" draw:mime-type="image/jpeg"/>
</draw:frame>
</text:p>
      <text:p text:style-name="P4">
Про це в ефірі телемарафону <text:a xlink:type="simple" xlink:href="https://www.youtube.com/watch" text:style-name="Internet_20_link" text:visited-style-name="Visited_20_Internet_20_Link">
«Єдиніновини»</text:a>
 повідомила начальникоб’єднаного координаційного пресцентру Сил оборони Півдня Наталія Гуменюк.</text:p>
      <text:p text:style-name="P4">
— Наразі в акваторії Чорного моря вороже корабельне угруповання становить 10одиниць, серед яких два надводні ракетоносії. Ракетоносії спорядженні ракетами«Калібр» кількістю до 16 одиниць. Ці ракети окупанти застосовують доволі рідкота тільки по конкретних об’єктах. Якщо взяти до уваги останню їхню ракетнуатаку з 8 «Калібрів», то всіх їх — успішно збито нашим силами ППО. Очевидним єте, що вони стараються заощаджувати свої ракети. Проте терор проти мирногонаселення вони не припиняють, — розповіла Наталія Гуменюк.</text:p>
      <text:p text:style-name="P4">
За її словами, на суходолі росіяни роблять чимало незграбних кроків без якоїсьсистемності та логіки.</text:p>
      <text:p text:style-name="P4">
— На Херсонському напрямку ворог продовжує нас обстрілювати, відчуваючисильний натиск із нашого боку. Дуже щільно окупанти проводять мінування уздовжурізу води лівого берега ріки та вглиб своєї оборони. У такий спосіб вонинамагаються забезпечити захист від Сил Оборони України. Паніка росіянпоступово зростає, бо вони не знають, з якого напрямку чекати на наступукраїнських воїнів. В результаті вони розпорошують свої зусилля. Останнєпритаманне для рашистів як на Херсонському напрямку, так і на Запорізькому, —підкреслила Наталія Гуменюк.</text:p>
      <text:p text:style-name="P4">
Source: <text:a xlink:type="simple" xlink:href="https://armyinform.com.ua/2023/05/11/panika-rosiyan-postupovo-zrostaye-bo-vony-ne-znayut-z-yakogo-napryamku-chekaty-na-nash-nastup-nataliya-gumenyuk/" text:style-name="Internet_20_link" text:visited-style-name="Visited_20_Internet_20_Link">
https://armyinform.com.ua/2023/05/11/panika-rosiyan-postupovo-zrostaye-bo-vony-ne-znayut-z-yakogo-napryamku-chekaty-na-nash-nastup-nataliya-gumenyuk/</text:a>
</text:p>
      <!--NEWS-->
      <text:h text:style-name="P10" text:outline-level="1">
<text:span text:style-name="T4">
Авіація Сил оборони за добу завдала 13 ударів по районах зосередження ворога</text:span>
</text:h>
      <text:p text:style-name="P4">
Author: ['АРМІЯINFORM']</text:p>
      <text:p text:style-name="P4">
Time: 2023-05-11T89:00:00-04:00</text:p>
      <text:p text:style-name="P4">
Description: Про це у Facebook повідомляє Генеральний штаб ЗСУ.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ХРОНІКА ОБОРОНИ']</text:p>
      <text:p text:style-name="P4">
Category: News</text:p>
      <!--METADATA-->
      <text:p text:style-name="P4">
<draw:frame draw:style-name="fr1" draw:name="Image376" text:anchor-type="as-char" svg:width="6.9236in" svg:height="4.49457in" draw:z-index="0">
<draw:image xlink:href="../Images/AРМІЯINFORM/2023-05-11T89-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Про це у Facebook<text:a xlink:type="simple" xlink:href="https://www.facebook.com/GeneralStaff.ua/posts/pfbid02iKeyCi7tvsLGCUdMAVnHcZgMGPaFfLnB5zdCEQzYUcsEgLJTGzoi3BGYdL3Ak8Hql" text:style-name="Internet_20_link" text:visited-style-name="Visited_20_Internet_20_Link">
повідомляє</text:a>
Генеральний штаб ЗСУ.</text:p>
      <text:p text:style-name="P4">
Авіація Сил оборони за добу завдала 13 ударів по районах зосередженняособового складу та військової техніки противника. Крім того, протягом цієїдоби наші захисники знищили 7 ворожих БПЛА різних типів. А підрозділи ракетнихвійськ і артилерії уразили 8 пунктів управління, 13 районів зосередження живоїсили, 1 склад боєприпасів, 1 склад пально-мастильних матеріалів, 5артилерійських підрозділів на вогневих позиціях, 1 засіб протиповітряноїоборони та ще 2 важливих цілі противника.</text:p>
      <text:p text:style-name="P4">
Source: <text:a xlink:type="simple" xlink:href="https://armyinform.com.ua/2023/05/11/aviacziya-syl-oborony-za-dobu-zavdala-13-udariv-po-rajonah-zoseredzhennya-voroga/" text:style-name="Internet_20_link" text:visited-style-name="Visited_20_Internet_20_Link">
https://armyinform.com.ua/2023/05/11/aviacziya-syl-oborony-za-dobu-zavdala-13-udariv-po-rajonah-zoseredzhennya-voroga/</text:a>
</text:p>
      <!--NEWS-->
      <text:h text:style-name="P10" text:outline-level="1">
<text:span text:style-name="T4">
На Донеччині найзапекліші бої тривають за Бахмут та Мар’їнку</text:span>
</text:h>
      <text:p text:style-name="P4">
Author: ['АРМІЯINFORM']</text:p>
      <text:p text:style-name="P4">
Time: 2023-05-11T90: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377" text:anchor-type="as-char" svg:width="6.9236in" svg:height="4.615733in" draw:z-index="0">
<draw:image xlink:href="../Images/AРМІЯINFORM/2023-05-11T90-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iKeyCi7tvsLGCUdMAVnHcZgMGPaFfLnB5zdCEQzYUcsEgLJTGzoi3BGYdL3Ak8Hql" text:style-name="Internet_20_link" text:visited-style-name="Visited_20_Internet_20_Link">
повідомляє</text:a>
Генеральний штаб ЗСУ.</text:p>
      <text:p text:style-name="P4">
Противник продовжує зосереджувати основні зусилля на Лиманському,Бахмутському, Авдіївському та Мар’їнському напрямках. Протягом доби ворогздійснив понад 30 атак на зазначених ділянках фронту. Найзапекліші боїтривають за міста Бахмут та Мар’їнка.</text:p>
      <text:p text:style-name="P4">
Source: <text:a xlink:type="simple" xlink:href="https://armyinform.com.ua/2023/05/11/na-donechchyni-najzapeklishi-boyi-tryvayut-za-bahmut-ta-maryinku/" text:style-name="Internet_20_link" text:visited-style-name="Visited_20_Internet_20_Link">
https://armyinform.com.ua/2023/05/11/na-donechchyni-najzapeklishi-boyi-tryvayut-za-bahmut-ta-maryinku/</text:a>
</text:p>
      <!--NEWS-->
      <text:h text:style-name="P10" text:outline-level="1">
<text:span text:style-name="T4">
Володимир Зеленський обговорив з радником президента Бразилії можливість саміту Україна — Латинська Америка</text:span>
</text:h>
      <text:p text:style-name="P4">
Author: ['АРМІЯINFORM']</text:p>
      <text:p text:style-name="P4">
Time: 2023-05-11T91:00:00-04:00</text:p>
      <text:p text:style-name="P4">
Description: Про це Президент України Володимир Зеленський повідомив у Twitter:    «Зустрівся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elenskyj-1.png" text:style-name="Internet_20_link" text:visited-style-name="Visited_20_Internet_20_Link">
zelenskyj-1.png</text:a>
']</text:p>
      <text:p text:style-name="P4">
Tags: ['STOPRUSSIA', 'АГРЕСІЯ РФ', 'ВОЛОДИМИР ЗЕЛЕНСЬКИЙ']</text:p>
      <text:p text:style-name="P4">
Category: News</text:p>
      <!--METADATA-->
      <text:p text:style-name="P4">
<draw:frame draw:style-name="fr1" draw:name="Image378" text:anchor-type="as-char" svg:width="6.9236in" svg:height="4.826381in" draw:z-index="0">
<draw:image xlink:href="../Images/AРМІЯINFORM/2023-05-11T91-00-00-04-00/zelenskyj-1.png" xlink:type="simple" xlink:show="embed" xlink:actuate="onLoad" draw:mime-type="image/png"/>
</draw:frame>
</text:p>
      <text:p text:style-name="P4">
Про це Президент України Володимир Зеленський<text:a xlink:type="simple" xlink:href="https://twitter.com/ZelenskyyUa/status/1656640134786306049" text:style-name="Internet_20_link" text:visited-style-name="Visited_20_Internet_20_Link">
повідомив</text:a>
 уTwitter:</text:p>
      <text:p text:style-name="P4">
«Зустрівся зі спеціальним радником президента Бразилії з міжнародних питаньСелсо Аморімом. Наголосив, що єдиний план, здатний припинити російську агресіюв Україні, — це українська формула миру. Обговорили можливість проведеннясаміту Україна — Латинська Америка. Очікую на продовження діалогу зпрезидентом Лулою да Сілвою і буду радий вітати його в Україні».</text:p>
      <text:p text:style-name="P4">
Source: <text:a xlink:type="simple" xlink:href="https://armyinform.com.ua/2023/05/11/volodymyr-zelenskyj-obgovoryv-z-radnykom-prezydenta-brazyliyi-mozhlyvist-samitu-ukrayina-latynska-ameryka/" text:style-name="Internet_20_link" text:visited-style-name="Visited_20_Internet_20_Link">
https://armyinform.com.ua/2023/05/11/volodymyr-zelenskyj-obgovoryv-z-radnykom-prezydenta-brazyliyi-mozhlyvist-samitu-ukrayina-latynska-ameryka/</text:a>
</text:p>
      <!--NEWS-->
      <text:h text:style-name="P10" text:outline-level="1">
<text:span text:style-name="T4">
Сім проєктів з відновлення ментального здоров’я українців</text:span>
</text:h>
      <text:p text:style-name="P4">
Author: ['АРМІЯINFORM']</text:p>
      <text:p text:style-name="P4">
Time: 2023-05-11T92:00:00-04:00</text:p>
      <text:p text:style-name="P4">
Description: У рамках Міжвідомчої координаційної ради з питань охорони психічного здоров’я урядов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1.jpg" text:style-name="Internet_20_link" text:visited-style-name="Visited_20_Internet_20_Link">
golovne-1.jpg</text:a>
', '<text:a xlink:type="simple" xlink:href="https://armyinform.com.ua/wp-content/uploads/2023/05/shmygal-zzzz.jpg" text:style-name="Internet_20_link" text:visited-style-name="Visited_20_Internet_20_Link">
shmygal-zzzz.jpg</text:a>
', '<text:a xlink:type="simple" xlink:href="https://armyinform.com.ua/wp-content/uploads/2023/05/persha-ledi.jpeg" text:style-name="Internet_20_link" text:visited-style-name="Visited_20_Internet_20_Link">
persha-ledi.jpeg</text:a>
', '<text:a xlink:type="simple" xlink:href="https://armyinform.com.ua/wp-content/uploads/2023/05/laputina.jpg" text:style-name="Internet_20_link" text:visited-style-name="Visited_20_Internet_20_Link">
laputina.jpg</text:a>
', '<text:a xlink:type="simple" xlink:href="https://armyinform.com.ua/wp-content/uploads/2023/05/reznikov-foto.jpg" text:style-name="Internet_20_link" text:visited-style-name="Visited_20_Internet_20_Link">
reznikov-foto.jpg</text:a>
', '<text:a xlink:type="simple" xlink:href="https://armyinform.com.ua/wp-content/uploads/2023/05/zagalna.jpg" text:style-name="Internet_20_link" text:visited-style-name="Visited_20_Internet_20_Link">
zagalna.jpg</text:a>
', '<text:a xlink:type="simple" xlink:href="https://armyinform.com.ua/wp-content/uploads/2023/05/lyashko-foto.jpg" text:style-name="Internet_20_link" text:visited-style-name="Visited_20_Internet_20_Link">
lyashko-foto.jpg</text:a>
']</text:p>
      <text:p text:style-name="P4">
Tags: []</text:p>
      <text:p text:style-name="P4">
Category: News</text:p>
      <!--METADATA-->
      <text:p text:style-name="P4">
<draw:frame draw:style-name="fr1" draw:name="Image379" text:anchor-type="as-char" svg:width="6.9236in" svg:height="4.621503in" draw:z-index="0">
<draw:image xlink:href="../Images/AРМІЯINFORM/2023-05-11T92-00-00-04-00/golovne-1.jpg" xlink:type="simple" xlink:show="embed" xlink:actuate="onLoad" draw:mime-type="image/jpeg"/>
</draw:frame>
</text:p>
      <text:p text:style-name="P4">
<text:span text:style-name="T4">
У рамках Міжвідомчої координаційної ради з питань охорони психічногоздоров’я урядовці запропонували до реалізації сім проєктів відновленняментального здоров’я громадян України.</text:span>
</text:p>
      <text:p text:style-name="P4">
Злочинний напад росії на Україну призвів не тільки до масштабних фізичних іматеріальних втрат, які зазнало наше суспільство, а й до масштабної ментальноїкатастрофи. Фактично кожен громадянин України — і військовий, і цивільний —нині потерпає від негативних наслідків, які справило на їхнє психічне здоров’яширокомасштабне вторгнення зс рф. Про те, як нашому суспільству їх побороти,велася конструктивна розмова на розширеному засіданні Міжвідомчоїкоординаційної ради (МКР) з питань охорони психічного здоров’я та наданняпсихологічної допомоги особам, які постраждали внаслідок збройної агресіїросійської федерації проти України.</text:p>
      <text:p text:style-name="P4">
читайте також:</text:p>
      <text:p text:style-name="P4">
<text:a xlink:type="simple" xlink:href="https://armyinform.com.ua/2023/05/11/vidnovymo-lyudynu-lyudyna-vidnovyt-vse/" text:style-name="Internet_20_link" text:visited-style-name="Visited_20_Internet_20_Link">
«Відновимо людину — людина відновить все»: Стратегія підтримки психічногоздоров’я воїнів</text:a>
</text:p>
      <text:p text:style-name="P4">
Захід відбувся під головуванням прем’єр-міністра Дениса Шмигаля та за участюпершої леді Олени Зеленської. Також були присутні Міністр оборони УкраїниОлексій Резніков, Віцепрем’єр-міністр – міністр з питань реінтеграціїтимчасово окупованих територій України Ірина Верещук, Міністр у справахветеранів України Юлія Лапутіна, члени Міжвідомчої координаційної ради,представники Координаційного центру з психічного здоров’я КМУ та міжнароднихпартнерів.</text:p>
      <text:p text:style-name="P4">
На засіданні представили сім пріоритетних проєктів Всеукраїнської програмиментального здоров’я, зокрема від Мінветеранів, МОЗ, Міноборони,Мінсоцполітики, Міносвіти, МВС та Мінмолодьспорту.</text:p>
      <text:p text:style-name="P4">
Як зазначив глава уряду у вступному слові, на попередніх засіданнях МКРопрацювали Дорожню карту проєкту, тож нині слід визначити, якими самемеханізмами можна посилити стійкість кожного українця та українки та відновитиїхнє ментальне здоров’я.</text:p>
      <text:p text:style-name="P4">
<draw:frame draw:style-name="fr1" draw:name="Image380" text:anchor-type="as-char" svg:width="6.9236in" svg:height="4.567887in" draw:z-index="0">
<draw:image xlink:href="../Images/AРМІЯINFORM/2023-05-11T92-00-00-04-00/shmygal-zzzz.jpg" xlink:type="simple" xlink:show="embed" xlink:actuate="onLoad" draw:mime-type="image/jpeg"/>
</draw:frame>
</text:p>
      <text:p text:style-name="P4">
— Магістральним напрямком є створення сервісів в громадах, які максимальнонаближені до громадян та зможуть сприяти їхній адаптації і соціалізації. Неменш важливою є роль обласних військових адміністрацій. Необхідно продовжуватибудувати мережу сервісів і послуг, які будуть реалізовувати нашу програмументального здоров’я, — зазначив він.</text:p>
      <text:p text:style-name="P4">
Водночас <text:span text:style-name="T4">
Денис Шмигаль</text:span>
 доповів, що уряд розпочав велику реформу медико-соціальних експертних комісій та військових лікарських комісій і Верховна РадаУкраїни також залучена до їх втілення у життя.</text:p>
      <text:p text:style-name="P4">
— Я вдячний за два закони, які максимально спростять роботу ВЛК щодо нашихвійськових і ветеранів, і які вже ухвалені у двох читаннях. Принцип «довідкиходять за військовим», — ключовий у цій реформі, — відзначив Денис Шмигаль.</text:p>
      <text:p text:style-name="P4">
«Уряд розпочав велику реформу медико-соціальних експертних комісій тавійськових лікарських комісій і Верховна Рада України також залучена до їхвтілення у життя»</text:p>
      <text:p text:style-name="P4">
На думку <text:span text:style-name="T4">
Олени Зеленської,</text:span>
 здобути результат, відчутний для людини, можналише спільними діями, бо компонент ментального здоров’я — важливий у всіхсферах життя — і в освітній, і в соціальній, і в секторі безпеки та оборони, атакож в галузі культури.</text:p>
      <text:p text:style-name="P4">
<draw:frame draw:style-name="fr1" draw:name="Image381" text:anchor-type="as-char" svg:width="6.9236in" svg:height="4.613521in" draw:z-index="0">
<draw:image xlink:href="../Images/AРМІЯINFORM/2023-05-11T92-00-00-04-00/persha-ledi.jpeg" xlink:type="simple" xlink:show="embed" xlink:actuate="onLoad" draw:mime-type="image/jpeg"/>
</draw:frame>
</text:p>
      <text:p text:style-name="P4">
читайте також:</text:p>
      <text:p text:style-name="P4">
<text:a xlink:type="simple" xlink:href="https://armyinform.com.ua/2023/05/08/skazhy-chesno-ty-yak/" text:style-name="Internet_20_link" text:visited-style-name="Visited_20_Internet_20_Link">
Програма ментального здоров’я «Тияк?»</text:a>
</text:p>
      <text:p text:style-name="P4">
— Психосоціальна послуга має бути поруч. У кабінеті сімейного лікаря, в ЦНАПі,в банку, в центрі зайнятості, в податковій, у відділку поліції. І це може бутине тільки близько, але і гнучко. Я щойно назвала лише кілька категорій людей,та насправді кожна історія, кожна трагедія, кожен стрес, кожне навантаженняунікальне й неповторне. Тому система має бути гнучкою і бачити не категорію, алюдину. За кожним досвідом, стражданням, випадком, — додала Олена Зеленська.</text:p>
      <text:p text:style-name="P4">
Зі свого боку Віцепрем’єр-міністр – міністр з питань реінтеграції тимчасовоокупованих територій України <text:span text:style-name="T4">
Ірина Верещук</text:span>
 розповіла про Координаційнийцентр психологічної підтримки при КМУ, що запрацював віднедавна й показавпрактичні результати, а також плани створити такі центри при кожному ОВА унашій державі.</text:p>
      <text:p text:style-name="P4">
— До складу центру входитимуть керівники профільних структурних підрозділівОВА, а також представники інших провайдерів гуманітарного сервісу, а такожпрофільні спеціалісти: психологи, юристи, координатори та кейс-менеджери.Функції такого центру — координація, моніторинг, аналіз, інформування,консультації і поширення позитивних практик, — пояснила Ірина Верещук.</text:p>
      <text:p text:style-name="P4">
Міністр у справах ветеранів України <text:span text:style-name="T4">
Юлія Лапутіна</text:span>
 презентувала проєктМінветеранів «Перехід від військової служби до цивільного життя (в частиніпсихічної допомоги)».</text:p>
      <text:p text:style-name="P4">
<draw:frame draw:style-name="fr1" draw:name="Image382" text:anchor-type="as-char" svg:width="6.9236in" svg:height="4.615733in" draw:z-index="0">
<draw:image xlink:href="../Images/AРМІЯINFORM/2023-05-11T92-00-00-04-00/laputina.jpg" xlink:type="simple" xlink:show="embed" xlink:actuate="onLoad" draw:mime-type="image/jpeg"/>
</draw:frame>
</text:p>
      <text:p text:style-name="P4">
За її словами, нині поранені, військові, ветерани та члени їхніх родинпотребують психологічної допомоги в процесі переходу від військової служби доцивільного життя. Тому Мінветеранів планує забезпечити надання такої допомогичерез мережу медзакладів та дієвий механізм надання послуги через Інститутпомічника ветерана з урахуванням принципу «Рівний – Рівному».</text:p>
      <text:p text:style-name="P4">
«Нині поранені, військові, ветерани та члени їхніх родин потребуютьпсихологічної допомоги в процесі переходу від військової служби до цивільногожиття»</text:p>
      <text:p text:style-name="P4">
— Ми розраховуємо вийти на показник у понад 50 тисяч послуг щороку, —повідомила Юлія Лапутіна.</text:p>
      <text:p text:style-name="P4">
<draw:frame draw:style-name="fr1" draw:name="Image383" text:anchor-type="as-char" svg:width="6.9236in" svg:height="5.790647in" draw:z-index="0">
<draw:image xlink:href="../Images/AРМІЯINFORM/2023-05-11T92-00-00-04-00/reznikov-foto.jpg" xlink:type="simple" xlink:show="embed" xlink:actuate="onLoad" draw:mime-type="image/jpeg"/>
</draw:frame>
</text:p>
      <text:p text:style-name="P4">
Найбільший тиск на психіку нині витримують наші захисники й захисниці. Про цеговорив і Міністр оборони <text:span text:style-name="T4">
Олексій Резніков</text:span>
 :</text:p>
      <text:p text:style-name="P4">
— Те, що відбувається на полі бою — це надмірні навантаження, просто шалені,вони спресовують організм людини, у тому числі психічний стан. Тому сьогодніми пішли на такий проєкт, який ми називаємо системою декомпресії бійців, якіперебувають передусім на передньому краї. Це поки пілотний проєкт, — повідомиввін.</text:p>
      <text:p text:style-name="P4">
За словами Олексія Резнікова, відновлення охоплює програму на тиждень, колибійці потрапляють у затишну атмосферу, де немає артилерійських вибухів, деможна зустрітися з родиною, паралельно поговорити, попрацювати з військовимипсихологами — і це дає результат швидкого відновлення спроможності виконуватибойові завдання.</text:p>
      <text:p text:style-name="P4">
Олексій Резніков: «Ми хочемо сьогодні відкрити шість центрів психологічноговідновлення, якраз не далі 150–200 кілометрів від лінії фронту, а це північ,схід та південь країни, де бійцям недалеко від’їжджати»</text:p>
      <text:p text:style-name="P4">
Коли йдеться про масштабні зміни у свідомості громадян, необхідно звернутисядо системи освіти. На цьому акцентував Міністр освіти і науки України <text:span text:style-name="T4">
ОксенЛісовий,</text:span>
 наголосивши на необхідності інтегрувати психосоціальну підтримку іпсихологічну допомогу на всі рівні української освіти.</text:p>
      <text:p text:style-name="P4">
— З червня по квітень ми підготували 40 тисяч фахівців, які пройшли курсипідвищення кваліфікації у сфері психічного здоров’я за короткотерміновимипрограмами. Ми беремо на себе амбітну мету, щоб за наступний рік навчити 400тисяч фахівців. Тут я вбачаю певні ризики, тому нам ще потрібно побудуватисистему моніторингу якості освіти, — зазначив він.</text:p>
      <text:p text:style-name="P4">
Завдання освітян Міністр вбачає у розбудові системи, здатної надати допомогувсім учасникам освітнього процесу, які її потребують, а також створитимеханізми запобігання таких станів.</text:p>
      <text:p text:style-name="P4">
<draw:frame draw:style-name="fr1" draw:name="Image384" text:anchor-type="as-char" svg:width="6.9236in" svg:height="4.615733in" draw:z-index="0">
<draw:image xlink:href="../Images/AРМІЯINFORM/2023-05-11T92-00-00-04-00/zagalna.jpg" xlink:type="simple" xlink:show="embed" xlink:actuate="onLoad" draw:mime-type="image/jpeg"/>
</draw:frame>
</text:p>
      <text:p text:style-name="P4">
— Напрям надання психологічної допомоги в рамках системи охорони здоров’япотребує активного реформування — психологічні послуги мають стати доступними,якісними та безоплатними для всіх, хто їх потребує, — зазначив очільникМіністерства охорони здоровʼя <text:span text:style-name="T4">
Віктор Ляшко</text:span>
. — Пріоритетний проєкт МОЗУкраїни «Охорона психічного здоров’я у структурі медичної допомоги» має наметі розбудову спроможності первинної та спеціалізованої (амбулаторної) ланокмедичної сфери надавати доступні, своєчасні, якісні та безоплатні послуги зпсихічного здоровʼя.</text:p>
      <text:p text:style-name="P4">
<draw:frame draw:style-name="fr1" draw:name="Image385" text:anchor-type="as-char" svg:width="6.9236in" svg:height="4.623845in" draw:z-index="0">
<draw:image xlink:href="../Images/AРМІЯINFORM/2023-05-11T92-00-00-04-00/lyashko-foto.jpg" xlink:type="simple" xlink:show="embed" xlink:actuate="onLoad" draw:mime-type="image/jpeg"/>
</draw:frame>
</text:p>
      <text:p text:style-name="P4">
Як першочергові кроки дорожньої карти проєкту Віктор Ляшко визначив, зокрема,масштабування навчання mhGAP², інформування пацієнтів та зниження стигми вмедичному середовищі, оновлення клінічного маршруту пацієнта та картипланового перенаправлення, впровадження гарантованого пакету послуг напервинному та вторинному/амбулаторному рівнях тощо.</text:p>
      <text:p text:style-name="P4">
Після реалізації проєкту пацієнти матимуть відчутні переваги, як-отпсихологічна підтримка сімейного лікаря та доступність послуги за місцемпроживання.</text:p>
      <text:p text:style-name="P4">
Віктор Ляшко також зазначив, що цільова аудиторія отримувачів психологічноїдопомоги — величезна. На його думку, в окрему категорію слід виокремити дітейі запровадити для них окремі проєкти, про які йшлося, зокрема, під часнещодавно зустрічі Першої Леді з Президентом Євросоюзу.</text:p>
      <text:p text:style-name="P4">
Учасники МКР відзначили, що нова система надання психологічної допомоги неможе бути побудована в короткі терміни, приміром, за рік чи півтора, але цейшлях країна мусить пройти: заради себе, заради наших дітей, заради наступнихпоколінь українців.</text:p>
      <text:p text:style-name="P4">
— Я впевнена, якщо покращити ментальний імунітет кожної людини, то покращитьсястан України в цілому, — зазначила Олена Зеленська.</text:p>
      <text:p text:style-name="P4">
<text:span text:style-name="T5">
Фото з офіційних джерел.</text:span>
</text:p>
      <text:p text:style-name="P4">
Source: <text:a xlink:type="simple" xlink:href="https://armyinform.com.ua/2023/05/11/sim-proyektiv-z-vidnovlennya-mentalnogo-zdorovya-ukrayincziv/" text:style-name="Internet_20_link" text:visited-style-name="Visited_20_Internet_20_Link">
https://armyinform.com.ua/2023/05/11/sim-proyektiv-z-vidnovlennya-mentalnogo-zdorovya-ukrayincziv/</text:a>
</text:p>
      <!--NEWS-->
      <text:h text:style-name="P10" text:outline-level="1">
<text:span text:style-name="T4">
Наші захисники збили ворожий безпілотник «Орлан-10»</text:span>
</text:h>
      <text:p text:style-name="P4">
Author: ['АРМІЯINFORM']</text:p>
      <text:p text:style-name="P4">
Time: 2023-05-11T93:00:00-04:00</text:p>
      <text:p text:style-name="P4">
Description: Про це повідомляє повітряне командування «Південь»:    «11 травня 2023 рок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593263_2105960896262023_680076446259097874_n.jpg" text:style-name="Internet_20_link" text:visited-style-name="Visited_20_Internet_20_Link">
346593263_2105960896262023_680076446259097874_n.jpg</text:a>
']</text:p>
      <text:p text:style-name="P4">
Tags: ['STOPRUSSIA', 'АГРЕСІЯ РФ', 'БПЛА "ОРЛАН-10"']</text:p>
      <text:p text:style-name="P4">
Category: News</text:p>
      <!--METADATA-->
      <text:p text:style-name="P4">
<draw:frame draw:style-name="fr1" draw:name="Image386" text:anchor-type="as-char" svg:width="6.9236in" svg:height="6.9236in" draw:z-index="0">
<draw:image xlink:href="../Images/AРМІЯINFORM/2023-05-11T93-00-00-04-00/346593263_2105960896262023_680076446259097874_n.jpg" xlink:type="simple" xlink:show="embed" xlink:actuate="onLoad" draw:mime-type="image/jpeg"/>
</draw:frame>
</text:p>
      <text:p text:style-name="P4">
Про це<text:a xlink:type="simple" xlink:href="https://www.facebook.com/PvKPivden/posts/pfbid0KGGXybFmsJeX27du9TFmeCkgMNorijrb4RgkfjKS934LY6mXZZrgFYmhvjeCwRRzl" text:style-name="Internet_20_link" text:visited-style-name="Visited_20_Internet_20_Link">
повідомляє</text:a>
повітряне командування «Південь»:</text:p>
      <text:p text:style-name="P4">
«11 травня 2023 року, на Херсонщині, силами та засобами протиповітряноїоборони повітряного командування «Південь» знищено російський розвідувальнийБПЛА «Орлан-10».</text:p>
      <text:p text:style-name="P4">
Source: <text:a xlink:type="simple" xlink:href="https://armyinform.com.ua/2023/05/11/nashi-zahysnyky-zbyly-vorozhyj-bezpilotnyk-orlan-10/" text:style-name="Internet_20_link" text:visited-style-name="Visited_20_Internet_20_Link">
https://armyinform.com.ua/2023/05/11/nashi-zahysnyky-zbyly-vorozhyj-bezpilotnyk-orlan-10/</text:a>
</text:p>
      <!--NEWS-->
      <text:h text:style-name="P10" text:outline-level="1">
<text:span text:style-name="T4">
Повідомлено про підозру двом офіцерам зс рф, які катували мирного мешканця Київщини</text:span>
</text:h>
      <text:p text:style-name="P4">
Author: ['АРМІЯINFORM']</text:p>
      <text:p text:style-name="P4">
Time: 2023-05-11T94:00:00-04:00</text:p>
      <text:p text:style-name="P4">
Description: За процесуального керівництва Київської обласної прокуратури повідомлено про підозру дв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622330_139968282394602_3500216441891527405_n-1.jpg" text:style-name="Internet_20_link" text:visited-style-name="Visited_20_Internet_20_Link">
345622330_139968282394602_3500216441891527405_n-1.jpg</text:a>
']</text:p>
      <text:p text:style-name="P4">
Tags: ['STOPRUSSIA', 'АГРЕСІЯ РФ']</text:p>
      <text:p text:style-name="P4">
Category: News</text:p>
      <!--METADATA-->
      <text:p text:style-name="P4">
<draw:frame draw:style-name="fr1" draw:name="Image387" text:anchor-type="as-char" svg:width="6.9236in" svg:height="7.810159in" draw:z-index="0">
<draw:image xlink:href="../Images/AРМІЯINFORM/2023-05-11T94-00-00-04-00/345622330_139968282394602_3500216441891527405_n-1.jpg" xlink:type="simple" xlink:show="embed" xlink:actuate="onLoad" draw:mime-type="image/jpeg"/>
</draw:frame>
</text:p>
      <text:p text:style-name="P4">
За процесуального керівництва Київської обласної прокуратури повідомлено пропідозру двом військовим рф за фактами жорстокого поводження з цивільнимнаселенням (ч. 1 ст. 438 КК України).</text:p>
      <text:p text:style-name="P4">
Про це<text:a xlink:type="simple" xlink:href="https://www.facebook.com/pgo.gov.ua/posts/pfbid07cawzvMFtBZUJnGkrByjHNnv5bgqcSaMteujQb7NKJ3iGMU7a4Zrtxet5xFRrTbWl" text:style-name="Internet_20_link" text:visited-style-name="Visited_20_Internet_20_Link">
повідомляє</text:a>
Офіс Генерального прокурора України.</text:p>
      <text:p text:style-name="P4">
За даними слідства, у березні 2022 року, перебуваючи в окупованому селіБогданівка Броварського району, підозрювані побачили в лісосмузі місцевогомешканця. Щоб затримати чоловіка, вони вистрілили йому в ногу та наброньованій машині привезли до місця своєї дислокації.</text:p>
      <text:p text:style-name="P4">
Там потерпілого утримували впродовж 5 днів зі зв’язаними за спиною руками,морили голодом і не давали води. Окупанти не надали йому медичну допомогупісля поранення, щоб він страждав від загноєння рани.</text:p>
      <text:p text:style-name="P4">
Підозрювані неодноразово допитували полоненого про співпрацю з ЗСУ тарозташування українських позицій. На виконання їх наказів, підлеглівійськовослужбовці рф били по руці чоловіка прикладом автомата, а потімпорізали її ножем. Вони його душили, принижували й ображали.</text:p>
      <text:p text:style-name="P4">
Заступник командира особисто здійснив один постріл в палець лівої рукипотерпілого з травматичної зброї. Після цього командир бригади віддав наказвбити потерпілого.</text:p>
      <text:p text:style-name="P4">
Однак, російські солдати розуміючи, що чоловік помре через втрату крові відотриманих поранень, залишили його зі зв’язаними руками в приміщенні, дездійснювали допит. Через деякий час потерпілому вдалося втекти.</text:p>
      <text:p text:style-name="P4">
Спеціальне досудове розслідування — ГУ СБУ у м. Києві та Київській області.</text:p>
      <text:p text:style-name="P4">
Source: <text:a xlink:type="simple" xlink:href="https://armyinform.com.ua/2023/05/11/povidomleno-pro-pidozru-dvom-oficzeram-zs-rf-yaki-katuvaly-myrnogo-meshkanczya-kyyivshhyny/" text:style-name="Internet_20_link" text:visited-style-name="Visited_20_Internet_20_Link">
https://armyinform.com.ua/2023/05/11/povidomleno-pro-pidozru-dvom-oficzeram-zs-rf-yaki-katuvaly-myrnogo-meshkanczya-kyyivshhyny/</text:a>
</text:p>
      <!--NEWS-->
      <text:h text:style-name="P10" text:outline-level="1">
<text:span text:style-name="T4">
Командувач ССО перевірив підготовку підпорядкованих частин</text:span>
</text:h>
      <text:p text:style-name="P4">
Author: ['АРМІЯINFORM']</text:p>
      <text:p text:style-name="P4">
Time: 2023-05-11T95:00:00-04:00</text:p>
      <text:p text:style-name="P4">
Description: Про це повідомляє Командування Сил спеціальних операцій ЗС України:    «Робота в ти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19429_1637924069965000_3587617090554231214_n.jpg" text:style-name="Internet_20_link" text:visited-style-name="Visited_20_Internet_20_Link">
346619429_1637924069965000_3587617090554231214_n.jpg</text:a>
', '<text:a xlink:type="simple" xlink:href="https://armyinform.com.ua/wp-content/uploads/2023/05/346474557_949847963134870_8609545151913262032_n-150x150.jpg" text:style-name="Internet_20_link" text:visited-style-name="Visited_20_Internet_20_Link">
346474557_949847963134870_8609545151913262032_n-150x150.jpg</text:a>
', '<text:a xlink:type="simple" xlink:href="https://armyinform.com.ua/wp-content/uploads/2023/05/346494291_1256427511746438_9181024722900498061_n-150x150.jpg" text:style-name="Internet_20_link" text:visited-style-name="Visited_20_Internet_20_Link">
346494291_1256427511746438_9181024722900498061_n-150x150.jpg</text:a>
', '<text:a xlink:type="simple" xlink:href="https://armyinform.com.ua/wp-content/uploads/2023/05/346626970_117132871353974_605840882307637573_n-150x150.jpg" text:style-name="Internet_20_link" text:visited-style-name="Visited_20_Internet_20_Link">
346626970_117132871353974_605840882307637573_n-150x150.jpg</text:a>
']</text:p>
      <text:p text:style-name="P4">
Tags: ['STOPRUSSIA', 'АГРЕСІЯ РФ']</text:p>
      <text:p text:style-name="P4">
Category: News</text:p>
      <!--METADATA-->
      <text:p text:style-name="P4">
<draw:frame draw:style-name="fr1" draw:name="Image388" text:anchor-type="as-char" svg:width="6.9236in" svg:height="4.61393in" draw:z-index="0">
<draw:image xlink:href="../Images/AРМІЯINFORM/2023-05-11T95-00-00-04-00/346619429_1637924069965000_3587617090554231214_n.jpg" xlink:type="simple" xlink:show="embed" xlink:actuate="onLoad" draw:mime-type="image/jpeg"/>
</draw:frame>
</text:p>
      <text:p text:style-name="P4">
Про це<text:a xlink:type="simple" xlink:href="https://www.facebook.com/usofcom/posts/pfbid02SLgNXEHm66f54193MASV5BFRcnT9NPJg4chkC6cYkUuA4vDXdDEN5Ty46F4Wiewjl" text:style-name="Internet_20_link" text:visited-style-name="Visited_20_Internet_20_Link">
повідомляє</text:a>
Командування Сил спеціальних операцій ЗС України:</text:p>
      <text:p text:style-name="P4">
«Робота в тилу противника вимагає максимальної злагодженості дій групи тарівня готовності кожного оператора», — бригадний генерал Віктор Хоренко підчас перевірки підготовки підрозділів ССО до майбутнього контрнаступу.</text:p>
      <text:p text:style-name="P4">
В ході робочої поїздки до підрозділів Сил спеціальних операцій ЗС України,Командувач ССО бригадний генерал Віктор Хоренко відвідав місця проведенняпідготовки підпорядкованих частин.</text:p>
      <text:p text:style-name="P4">
Командувач ознайомився з поточними спроможностями груп ССО, а також наголосивна необхідності постійної підготовки особового складу та удосконаленні навичокроботи як в тилу противника, так і безпосередньо на лінії бойового зіткнення».</text:p>
      <text:p text:style-name="P4">
<text:a xlink:type="simple" xlink:href="https://armyinform.com.ua/wp-content/uploads/2023/05/346474557_949847963134870_8609545151913262032_n.jpg" text:style-name="Internet_20_link" text:visited-style-name="Visited_20_Internet_20_Link">
<draw:frame draw:style-name="fr1" draw:name="Image389" text:anchor-type="as-char" svg:width="6.9236in" svg:height="6.9236in" draw:z-index="0">
<draw:image xlink:href="../Images/AРМІЯINFORM/2023-05-11T95-00-00-04-00/346474557_949847963134870_8609545151913262032_n-150x150.jpg" xlink:type="simple" xlink:show="embed" xlink:actuate="onLoad" draw:mime-type="image/jpeg"/>
</draw:frame>
</text:a>
</text:p>
      <text:p text:style-name="P4">
<text:a xlink:type="simple" xlink:href="https://armyinform.com.ua/wp-content/uploads/2023/05/346494291_1256427511746438_9181024722900498061_n.jpg" text:style-name="Internet_20_link" text:visited-style-name="Visited_20_Internet_20_Link">
<draw:frame draw:style-name="fr1" draw:name="Image390" text:anchor-type="as-char" svg:width="6.9236in" svg:height="6.9236in" draw:z-index="0">
<draw:image xlink:href="../Images/AРМІЯINFORM/2023-05-11T95-00-00-04-00/346494291_1256427511746438_9181024722900498061_n-150x150.jpg" xlink:type="simple" xlink:show="embed" xlink:actuate="onLoad" draw:mime-type="image/jpeg"/>
</draw:frame>
</text:a>
</text:p>
      <text:p text:style-name="P4">
<text:a xlink:type="simple" xlink:href="https://armyinform.com.ua/wp-content/uploads/2023/05/346626970_117132871353974_605840882307637573_n.jpg" text:style-name="Internet_20_link" text:visited-style-name="Visited_20_Internet_20_Link">
<draw:frame draw:style-name="fr1" draw:name="Image391" text:anchor-type="as-char" svg:width="6.9236in" svg:height="6.9236in" draw:z-index="0">
<draw:image xlink:href="../Images/AРМІЯINFORM/2023-05-11T95-00-00-04-00/346626970_117132871353974_605840882307637573_n-150x150.jpg" xlink:type="simple" xlink:show="embed" xlink:actuate="onLoad" draw:mime-type="image/jpeg"/>
</draw:frame>
</text:a>
</text:p>
      <text:p text:style-name="P4">
Source: <text:a xlink:type="simple" xlink:href="https://armyinform.com.ua/2023/05/11/komanduvach-sso-pereviryv-pidgotovku-pidporyadkovanyh-chastyn/" text:style-name="Internet_20_link" text:visited-style-name="Visited_20_Internet_20_Link">
https://armyinform.com.ua/2023/05/11/komanduvach-sso-pereviryv-pidgotovku-pidporyadkovanyh-chastyn/</text:a>
</text:p>
      <!--NEWS-->
      <text:h text:style-name="P10" text:outline-level="1">
<text:span text:style-name="T4">
На Полтавщині викрили ділків, які постачали до рф спецобладнання для виробництва ЗРК С-300</text:span>
</text:h>
      <text:p text:style-name="P4">
Author: ['АРМІЯINFORM']</text:p>
      <text:p text:style-name="P4">
Time: 2023-05-11T96:00:00-04:00</text:p>
      <text:p text:style-name="P4">
Description: У Полтавській області заблоковано схему нелегального постачання до росії тов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pnrshgoshh-e1683806569646.jpg" text:style-name="Internet_20_link" text:visited-style-name="Visited_20_Internet_20_Link">
zpnrshgoshh-e1683806569646.jpg</text:a>
']</text:p>
      <text:p text:style-name="P4">
Tags: ['STOPRUSSIA', 'АГРЕСІЯ РФ', 'ВТОРГНЕННЯ РФ', 'СБУ']</text:p>
      <text:p text:style-name="P4">
Category: News</text:p>
      <!--METADATA-->
      <text:p text:style-name="P4">
<draw:frame draw:style-name="fr1" draw:name="Image392" text:anchor-type="as-char" svg:width="6.9236in" svg:height="4.009918in" draw:z-index="0">
<draw:image xlink:href="../Images/AРМІЯINFORM/2023-05-11T96-00-00-04-00/zpnrshgoshh-e1683806569646.jpg" xlink:type="simple" xlink:show="embed" xlink:actuate="onLoad" draw:mime-type="image/jpeg"/>
</draw:frame>
</text:p>
      <text:p text:style-name="P4">
У Полтавській області заблоковано схему нелегального постачання до росіїтоварів критичного експорту. До цієї оборудки причетний керівник місцевогопідприємства-виробника алмазного інструменту та його спільник, що маєпідконтрольний бізнес на території рф.</text:p>
      <text:p text:style-name="P4">
Фігуранти налагодили механізм прихованого переправлення продукції, якавикористовується також підприємствами військово-промислового комплексу країни-агресора.</text:p>
      <text:p text:style-name="P4">
Серед «замовників» товару були представники курського електроапаратногозаводу, до якого відправляли інструментарій для виробництва енергозахиснихсистем на об’єктах військово-морського флоту рф.</text:p>
      <text:p text:style-name="P4">
Також ділки контактували з московським підприємством «НПП Торий», якевиготовляє комплектуючі для російських зенітно-ракетних комплексів С-300 таС-400.</text:p>
      <text:p text:style-name="P4">
У результаті комплексних заходів співробітники СБУ запобігли вивезенню доросії понад 100 одиниць нової партії товару.</text:p>
      <text:p text:style-name="P4">
За даними слідства, для реалізації оборудки ділки спочатку відправлялипродукцію своїм спільникам до однієї з країн Південного Кавказу. Звідти«посилки» переправляли на адресу підконтрольної комерційної структури в рф.</text:p>
      <text:p text:style-name="P4">
Наразі обом зловмисникам повідомлено про підозру за колабораційну діяльність,а директору підприємства ще додатково — за незаконне поводження зі зброєю,бойовими припасами або вибуховими речовинами.</text:p>
      <text:p text:style-name="P4">
Вирішується питання щодо обрання запобіжного заходу. Тривають слідчі дії.</text:p>
      <text:p text:style-name="P4">
<text:span text:style-name="T4">
Джерело:</text:span>
 <text:a xlink:type="simple" xlink:href="https://ssu.gov.ua/novyny/sbu-vykryla-na-poltavshchyni-dilkiv-yaki-postachaly-do-rf-spetsobladnannia-dlia-vyrobnytstva-zrk-s300" text:style-name="Internet_20_link" text:visited-style-name="Visited_20_Internet_20_Link">
<text:span text:style-name="T5">
СБУ</text:span>
</text:a>
</text:p>
      <text:p text:style-name="P4">
Source: <text:a xlink:type="simple" xlink:href="https://armyinform.com.ua/2023/05/11/na-poltavshhyni-vykryly-dilkiv-yaki-postachaly-do-rf-speczobladnannya-dlya-vyrobnycztva-zrk-s-300/" text:style-name="Internet_20_link" text:visited-style-name="Visited_20_Internet_20_Link">
https://armyinform.com.ua/2023/05/11/na-poltavshhyni-vykryly-dilkiv-yaki-postachaly-do-rf-speczobladnannya-dlya-vyrobnycztva-zrk-s-300/</text:a>
</text:p>
      <!--NEWS-->
      <text:h text:style-name="P10" text:outline-level="1">
<text:span text:style-name="T4">
Схвалено комплексний стратегічний план реформування системи правопорядку — Президент України</text:span>
</text:h>
      <text:p text:style-name="P4">
Author: ['АРМІЯINFORM']</text:p>
      <text:p text:style-name="P4">
Time: 2023-05-11T97:00:00-04:00</text:p>
      <text:p text:style-name="P4">
Description: https://www.youtube.com/watch?v=ubWyh3a5ig0&amp;t=1s    Про це Президент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text:p>
      <text:p text:style-name="P4">
Category: News</text:p>
      <!--METADATA-->
      <text:p text:style-name="P4">
Про це Президент України Володимир Зеленський<text:a xlink:type="simple" xlink:href="https://www.president.gov.ua/news/sogodni-shvaliv-kompleksnij-strategichnij-plan-reformuvannya-82821" text:style-name="Internet_20_link" text:visited-style-name="Visited_20_Internet_20_Link">
сказав</text:a>
 у своєму відеозверненні:</text:p>
      <text:p text:style-name="P4">
«Бажаю здоровʼя, шановні українці!</text:p>
      <text:p text:style-name="P4">
Сьогодні в мене почесне й дуже приємне завдання для цього звернення — маючесть подякувати нашим воїнам і підрозділам, які особливо відзначились узахисті держави від початку цього тижня.</text:p>
      <text:p text:style-name="P4">
ОСУВ «Хортиця» — 3-тя і 5-та окремі штурмові бригади та 28-ма окремамеханізована бригада імені Лицарів Зимового Походу… Я дякую всім вам, хлопці,— кожному солдату дякую, сержанту й офіцеру за надзвичайно успішні дії зізнищення окупантів. Дуже добрий результат!</text:p>
      <text:p text:style-name="P4">
ОСУВ «Таврія» — воїни 44-ї окремої артилерійської бригади імені ГетьманаДанила Апостола, 55-ї окремої артилерійської бригади «Запорізька Січ», нашоїславетної «Пʼятдесятдевʼятки» — 59-ї окремої мотопіхотної бригади імені ЯковаГандзюка та 79-ї окремої бригади ДШВ — я дякую всім вам за міцність напозиціях, за силу в боях, за натхнення до перемоги, яке ви даєте всій Українісвоєю влучністю та відвагою.</text:p>
      <text:p text:style-name="P4">
ОСУВ «Одеса» — дякую бійцям 406-ї окремої артилерійської бригади іменігенерал-хорунжого Олексія Алмазова за чудові результати у знищенні місцьзосередження ворога!</text:p>
      <text:p text:style-name="P4">
Відзначу сьогодні також артилерійські розрахунки 63-ї окремої механізованоїбригади — уміють хлопці «мінусувати» ворожу техніку на полі бою. Кожен вашвлучний удар, наші герої, — це збережені життя українців. Дякую вам!</text:p>
      <text:p text:style-name="P4">
Є за що відзначити цього тижня й підрозділи нашої Національної гвардії.Зокрема, воїнів 1-ї та 14-ї бригад оперативного призначення Нацгвардії, якіразом з усіма силами оборони й безпеки України захищають нашу державу наДонеччині, на Луганщині. Дякую вам, нацгвардійці, і за вашу стійкість, і заваше вміння силами своєї розвідки, артилерії посувати колишню «другу арміюсвіту» нижче й нижче в переліку військових сил.</text:p>
      <text:p text:style-name="P4">
Підписав сьогодні й новий указ про відзначення наших воїнів державниминагородами.</text:p>
      <text:p text:style-name="P4">
Це взірцево відважні військовослужбовці наших Десантно-штурмових військ. 134воїни… 25-та окрема повітряно-десантна Січеславська бригада, 46-та окремааеромобільна бригада, 95-та окрема десантно-штурмова бригада, 132-й окремийрозвідувальний батальйон, 148-й окремий артилерійський дивізіон та 199-йнавчальний центр ДШВ…</text:p>
      <text:p text:style-name="P4">
Кожне з усіх цих найменувань, кожен з усіх цих підрозділів — це честь, цегордість України, це героїзм наших людей. Героїзм, який назавжди робитьУкраїну вільною. Вистоявши зараз, звільняючи нашу землю зараз, даючи Україніперемоги зараз, кожен і кожна, хто бʼється заради України, дає свободу й усімновим поколінням нашого народу.</text:p>
      <text:p text:style-name="P4">
Ніколи на нашій землі не пануватимуть чужі прапори й ніколи наших людей небуде віддано на поневолення. Стійкість у боях зараз, потужність у нашихактивних діях, відвага та влучність наших воїнів щодня й щоночі — ценезалежність України, яка буде завжди. Яку ми посилюємо й будемо посилювати.</text:p>
      <text:p text:style-name="P4">
Сьогодні, як і завжди, був на звʼязку з командувачами та розвідкою.</text:p>
      <text:p text:style-name="P4">
Провів кілька нарад щодо наших міжнародних зусиль. Скоро зможу оголосити дужеважливі новини для нашої оборони, для наших відносин із партнерами.</text:p>
      <text:p text:style-name="P4">
Зустрівся зі спеціальним радником Президента Бразилії з міжнародних питань.Обговорили можливість проведення саміту у форматі Україна — Латинська Америка.Ще раз підкреслив своє запрошення для Президента Бразилії відвідати нашукраїну та побачити героїзм українців на власні очі, нашу реальнуналаштованість на мир для всієї української землі, для всіх наших міст ігромад, які зараз зазнають ударів російських терористів.</text:p>
      <text:p text:style-name="P4">
Наша формула миру, яку Україна запропонувала світу ще торік, зараз стала лишеактуальнішою. Це єдиний комплексний і єдиний реалістичний план поверненняспокою не лише нашому народу, а й усім народам планети, які прагнуть життя безагресій.</text:p>
      <text:p text:style-name="P4">
І ще одне.</text:p>
      <text:p text:style-name="P4">
Сьогодні схвалив комплексний стратегічний план реформування нашої системиправопорядку — усіх правоохоронних органів та прокуратури. Це детальнийдокумент, який розраховано на час до 27-го року.</text:p>
      <text:p text:style-name="P4">
Якщо говорити просто, ми маємо забезпечити таку систему гарантуваннясправедливості та правопорядку для нашої країни, яка відповідатиме й нашійметі швидкого вступу України у ЄС, — додаємо нашої готовності реалізувати цюмету, і, що не менш важливо, — гарантуємо ті основи нового суспільногодоговору, які очевидно окреслюються зараз при захисті нашої держави.</text:p>
      <text:p text:style-name="P4">
Кожен елемент державної системи — органи правопорядку передусім — маютьпрацювати так, щоб люди реально відчували безпеку й захищеність, щоб людиреально відчували справедливість, щоб гарантувалося на рівні інституцій, нарівні повсякденної роботи тих, по кому люди судять про державу. Довіра вдержаві, довіра до держави формуються з довіри до тих, хто діє від іменідержави. Правоохоронці, система прокуратури — ключові в цьому. Звичайно, разомз усіма іншими, хто працює в державному апараті.</text:p>
      <text:p text:style-name="P4">
Україна має стати і вже стала місцем сили Європи та всього вільного світу.Маємо забезпечити в Україні максимум безпеки, максимум свободи, максимумповаги до закону, до людини.</text:p>
      <text:p text:style-name="P4">
І це відповідь на питання, яку Україну після війни ми будуємо. Державу, якаповажає своїх людей та яку поважають у світі. Державу, чий приклад життяшанують усі. Шлях до цього починається зараз. Починається в діях, особистихрішеннях кожного й кожної, хто воює, працює заради України та заради всіхукраїнців.</text:p>
      <text:p text:style-name="P4">
Слава всім нашим воїнам, які зараз у бою! Слава нашому прекрасному народу!</text:p>
      <text:p text:style-name="P4">
Дякую всім у світі, хто допомагає нам, українцям!</text:p>
      <text:p text:style-name="P4">
Слава Україні!».</text:p>
      <text:p text:style-name="P4">
Source: <text:a xlink:type="simple" xlink:href="https://armyinform.com.ua/2023/05/11/shvaleno-kompleksnyj-strategichnyj-plan-reformuvannya-systemy-pravoporyadku-prezydent-ukrayiny/" text:style-name="Internet_20_link" text:visited-style-name="Visited_20_Internet_20_Link">
https://armyinform.com.ua/2023/05/11/shvaleno-kompleksnyj-strategichnyj-plan-reformuvannya-systemy-pravoporyadku-prezydent-ukrayiny/</text:a>
</text:p>
      <!--NEWS-->
      <text:h text:style-name="P10" text:outline-level="1">
<text:span text:style-name="T4">
Викрито чотирьох ворожих поплічників у Херсоні та Ізюмі</text:span>
</text:h>
      <text:p text:style-name="P4">
Author: ['АРМІЯINFORM']</text:p>
      <text:p text:style-name="P4">
Time: 2023-05-11T98:00:00-04:00</text:p>
      <text:p text:style-name="P4">
Description: СБУ викрила ще чотирьох зрадників і колаборантів на деокупованих територіях на сході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472199_711836684049161_8589021562940728659_n.jpg" text:style-name="Internet_20_link" text:visited-style-name="Visited_20_Internet_20_Link">
346472199_711836684049161_8589021562940728659_n.jpg</text:a>
']</text:p>
      <text:p text:style-name="P4">
Tags: ['STOPRUSSIA', 'АГРЕСІЯ РФ']</text:p>
      <text:p text:style-name="P4">
Category: News</text:p>
      <!--METADATA-->
      <text:p text:style-name="P4">
<draw:frame draw:style-name="fr1" draw:name="Image393" text:anchor-type="as-char" svg:width="6.9236in" svg:height="4.615733in" draw:z-index="0">
<draw:image xlink:href="../Images/AРМІЯINFORM/2023-05-11T98-00-00-04-00/346472199_711836684049161_8589021562940728659_n.jpg" xlink:type="simple" xlink:show="embed" xlink:actuate="onLoad" draw:mime-type="image/jpeg"/>
</draw:frame>
</text:p>
      <text:p text:style-name="P4">
СБУ викрила ще чотирьох зрадників і колаборантів на деокупованих територіях насході та півдні України.</text:p>
      <text:p text:style-name="P4">
Про це<text:a xlink:type="simple" xlink:href="https://www.facebook.com/SecurSerUkraine/posts/pfbid02zFFA9SGpK2CGCTxHL3SCgYrrB59HND3RUDGqYCAPhFZvJ1L9JRPk85H1MRJFfj15l" text:style-name="Internet_20_link" text:visited-style-name="Visited_20_Internet_20_Link">
повідомляє</text:a>
Служба безпеки України.</text:p>
      <text:p text:style-name="P4">
Так, у Херсоні:</text:p>
      <text:p text:style-name="P4">
викрито ще трьох прихильників рашизму. Серед них — молодший інспектор відділунагляду та безпеки державної установи «Північна виправна колонія № 90».</text:p>
      <text:p text:style-name="P4">
Після захоплення міста він приєднався до окупаційної адміністрації, де бравучасть у проведенні масових репресій проти учасників руху опору.</text:p>
      <text:p text:style-name="P4">
Встановлено, що зловмисник охороняв російські катівні, до яких звозилинезаконно затриманих українських патріотів.</text:p>
      <text:p text:style-name="P4">
На підставі зібраних доказів слідчі Служби безпеки повідомили йому про підозруза ч. 2 ст. 111 Кримінального кодексу України (державна зрада, вчинена вумовах воєнного стану).</text:p>
      <text:p text:style-name="P4">
Інші двоє колаборантів — добровільно погодились стати «операторами наборуданих» у так званому «пенсійному фонді Херсонської області».</text:p>
      <text:p text:style-name="P4">
Зловмисниці оформляли документи для нарахування соцвиплат у російській валюті.</text:p>
      <text:p text:style-name="P4">
Наразі їх підозрюють у вчиненні злочину за ч. 2 ст. 111-1 Кримінальногокодексу України (колабораційна діяльність).</text:p>
      <text:p text:style-name="P4">
На Харківщині:</text:p>
      <text:p text:style-name="P4">
затримано мешканку Ізюма, яка під час окупації міста очолила створенеагресором місцеве «управління праці і соціальної політики».</text:p>
      <text:p text:style-name="P4">
На цій «посаді» вона намагалась схиляти людей до підтримки загарбників черезвидачу «гумдопомоги» і поширення пропагандистських газет з рф.</text:p>
      <text:p text:style-name="P4">
Злочинні дії фігурантки кваліфіковані за ч. 5 ст. 111-1 Кримінального кодексуУкраїни (колабораційна діяльність).</text:p>
      <text:p text:style-name="P4">
Тривають слідчі дії для встановлення всіх обставин злочинів і притягненнявинних до відповідальності.</text:p>
      <text:p text:style-name="P4">
Розслідування проводили співробітники СБУ в Кіровоградській, Харківській таХерсонській областях спільно з Територіальним управлінням ДБР (м. Мелітополь)та Національною поліцією за процесуального керівництва органів прокуратури.</text:p>
      <text:p text:style-name="P4">
Source: <text:a xlink:type="simple" xlink:href="https://armyinform.com.ua/2023/05/11/vykryto-chotyroh-vorozhyh-poplichnykiv-u-hersoni-ta-izyumi/" text:style-name="Internet_20_link" text:visited-style-name="Visited_20_Internet_20_Link">
https://armyinform.com.ua/2023/05/11/vykryto-chotyroh-vorozhyh-poplichnykiv-u-hersoni-ta-izyumi/</text:a>
</text:p>
      <!--NEWS-->
      <text:h text:style-name="P10" text:outline-level="1">
<text:span text:style-name="T4">
Коротко. Війна. День 442. Відеодайджест</text:span>
</text:h>
      <text:p text:style-name="P4">
Author: ['АРМІЯINFORM']</text:p>
      <text:p text:style-name="P4">
Time: 2023-05-11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Source: <text:a xlink:type="simple" xlink:href="https://armyinform.com.ua/2023/05/11/korotko-vijna-den-442-videodajdzhest/" text:style-name="Internet_20_link" text:visited-style-name="Visited_20_Internet_20_Link">
https://armyinform.com.ua/2023/05/11/korotko-vijna-den-442-videodajdzhest/</text:a>
</text:p>
      <!--NEWS-->
      <text:h text:style-name="P10" text:outline-level="1">
<text:span text:style-name="T4">
Маск знайшов генерального директора для Твіттера</text:span>
</text:h>
      <text:p text:style-name="P4">
Authors: Ukrinform (Person)</text:p>
      <text:p text:style-name="P4">
Publisher: Укринформ (Organization)</text:p>
      <text:p text:style-name="P4">
Published Time: 2023-05-12T-31:54:00+03:00</text:p>
      <text:p text:style-name="P4">
Modified Time: 2023-05-12T00:54:00+03:00</text:p>
      <text:p text:style-name="P4">
Description: Мільярдер Ілон Маск знайшов нового генерального директора соцмережі Twitter, якою він володіє. — Укрінформ.</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394" text:anchor-type="as-char" svg:width="6.9236in" svg:height="3.956343in" draw:z-index="0">
<draw:image xlink:href="../Images/yкринформ/2023-05-12T-31-54-00-03-00/630_360_1682252855-654.jpg" xlink:type="simple" xlink:show="embed" xlink:actuate="onLoad" draw:mime-type="image/jpeg"/>
</draw:frame>
 МільярдерІлон Маск знайшов нового генерального директора соцмережі Twitter, якою вінволодіє.</text:p>
      <text:p text:style-name="P4">
Як передає Укрінформ, про це він написав у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Радий оголосити, що маю нового генерального директора X/Twitter. Вона станедо роботи через приблизно 6 тижнів!» — написав Маск у своєму твіті.</text:p>
      <text:p text:style-name="Quotations">

<text:p text:style-name="P4">
Excited to announce that I’ve hired a new CEO for X/Twitter. She will be&gt;
 starting in ~6 weeks!  &gt;
  &gt;
  My role will transition to being exec chair &amp; CTO, overseeing product,&gt;
 software &amp; sysops.&gt;
&gt;
 — Elon Musk (@elonmusk) <text:a xlink:type="simple" xlink:href="https://twitter.com/elonmusk/status/1656748197308674048" text:style-name="Internet_20_link" text:visited-style-name="Visited_20_Internet_20_Link">
&gt;
 </text:a>
</text:p>

</text:p>
      <text:p text:style-name="P4">
<text:span text:style-name="T4">
Читайте також:</text:span>
 <text:span text:style-name="T4">
<text:a xlink:type="simple" xlink:href="https://www.ukrinform.ua/rubric-technology/3706491-tvitter-vidalatime-akaunti-aki-buli-neaktivni-rokami.html" text:style-name="Internet_20_link" text:visited-style-name="Visited_20_Internet_20_Link">
 </text:a>
</text:span>
</text:p>
      <text:p text:style-name="P4">
Маск додав, що сам він виконуватиме обов'язки виконавчого голови та технічногодиректора, наглядатиме за продуктами, програмним забезпеченням і системнимиадміністраторами.</text:p>
      <text:p text:style-name="P4">
Як повідомлялося, Маск придбав <text:span text:style-name="T4">
<text:a xlink:type="simple" xlink:href="https://www.ukrinform.ua/tag-twitter" text:style-name="Internet_20_link" text:visited-style-name="Visited_20_Internet_20_Link">
 </text:a>
 </text:span>
у жовтні минулого року.</text:p>
      <text:p text:style-name="P4">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Подоляк розповів, за яких умов можливий обмін Богуслаєва до росії</text:span>
</text:h>
      <text:p text:style-name="P4">
Authors: Ukrinform (Person)</text:p>
      <text:p text:style-name="P4">
Publisher: Укринформ (Organization)</text:p>
      <text:p text:style-name="P4">
Published Time: 2023-05-12T-33:39:00+03:00</text:p>
      <text:p text:style-name="P4">
Modified Time: 2023-05-12T00:39:00+03:00</text:p>
      <text:p text:style-name="P4">
Description: Обмін експрезидента "Мотор Січі" В'ячеслава Богуслаєва можливий, але спочатку він має отримати щонайбільше жорсткий кримінальний вирок та максимальний термін, аби його вина була юридично зафіксована. — Укрінформ.</text:p>
      <text:p text:style-name="P4">
Images: ["<text:a xlink:type="simple" xlink:href="https://static.ukrinform.com/photos/2019_07/thumb_files/630_360_1562674142-155.jpg" text:style-name="Internet_20_link" text:visited-style-name="Visited_20_Internet_20_Link">
630_360_15626...</text:a>
"]</text:p>
      <text:p text:style-name="P4">
Tags: ['Обмін', 'росія', 'Богуслаєв', 'Подоляк', 'Війна з росією']</text:p>
      <text:p text:style-name="P4">
Type: Article</text:p>
      <!--METADATA-->
      <text:p text:style-name="P4">
<draw:frame draw:style-name="fr1" draw:name="Image395" text:anchor-type="as-char" svg:width="6.9236in" svg:height="3.956343in" draw:z-index="0">
<draw:image xlink:href="../Images/yкринформ/2023-05-12T-33-39-00-03-00/630_360_1562674142-155.jpg" xlink:type="simple" xlink:show="embed" xlink:actuate="onLoad" draw:mime-type="image/jpeg"/>
</draw:frame>
 Обмінекспрезидента "Мотор Січі" В'ячеслава Богуслаєва можливий, але спочатку вінмає отримати щонайбільше жорсткий кримінальний вирок та максимальний термін,аби його вина була юридично зафіксована.</text:p>
      <text:p text:style-name="P4">
Про це Радник голови Офісу Президента України Михайло Подоляк сказав уінтерв'ю <text:a xlink:type="simple" xlink:href="https://24tv.ua/boguslayev-poprosiv-vklyuchiti-yogo-obmin-rosiyeyu-mozhlivo-obminyati_n2311788" text:style-name="Internet_20_link" text:visited-style-name="Visited_20_Internet_20_Link">
 </text:a>
, передає Укрінформ.</text:p>
      <text:p text:style-name="P4">
“Ця людина працювала на росіян та заохочувала їх завдавати ракетні атакинавіть по власному підприємству”, - сказав Подоляк.</text:p>
      <text:p text:style-name="P4">
<text:span text:style-name="T4">
Читайте також:</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Радник голови ОПУ пояснив, що Богуслаєв під час повномасштабного вторгненнясаботував будь-які дії "Мотор Січі", зокрема, можливість передачі гелікоптерівЗбройним Силам України. На його переконання, тому <text:span text:style-name="T4">
<text:a xlink:type="simple" xlink:href="https://www.ukrinform.ua/tag-boguslaev" text:style-name="Internet_20_link" text:visited-style-name="Visited_20_Internet_20_Link">
</text:a>
 </text:span>
 має отримати щонайбільше жорсткийкримінальний вирок та максимальний термін. Потрібно юридично зафіксувати йогоз одного боку як кримінального злочинця, а з іншого – як абсолютного,чистокровного зрадника.</text:p>
      <text:p text:style-name="P4">
“Історично важливо фіксувати таких людей, щоб до кінця існування їхнього роду,всі розуміли, хто це був. Він під час повномасштабної війни, коли громадянйого країни жорстоко вбивали та ґвалтували, продовжував підтримувати тих, хтоце робив”,– наголосив Подоляк.</text:p>
      <text:p text:style-name="P4">
<text:span text:style-name="T4">
Читайте також:</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Це важливо зробити, впевнений Радник голови ОПУ, щоб потім не говорили, він,мовляв, "підіймав виробництво "Мотор Січі", та "має великі заслугиекономічного характеру".</text:p>
      <text:p text:style-name="P4">
"Однак, якщо ми зможемо за суб'єкта Богуслаєва забрати тисячу наших хлопців,то безумовно підемо на обмінні процеси", – підкреслив Подоляк.</text:p>
      <text:p text:style-name="P4">
Він зауважив, що цим питанням має займатися штаб, який опікується обміномполоненими.</text:p>
      <text:p text:style-name="P4">
<text:span text:style-name="T4">
Читайте також:</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Нагадаємо: раніше в інтерв'ю виданню “Настоящее время” Подоляк <text:a xlink:type="simple" xlink:href="https://www.currenttime.tv/a/32098701.html" text:style-name="Internet_20_link" text:visited-style-name="Visited_20_Internet_20_Link">
</text:a>
 , що обмін можливий аналогічнотого як відбувалося зі зрадником медведчуком.</text:p>
      <text:p text:style-name="P4">
"Якщо потрібно, ми все зробимо, щоб забрати реальних громадян України.Реальних, а не оцих от фіктивних ряжених “червоних директорів”. Ці суб’єктитакож можуть потрапити в список на обмін", — сказав він.</text:p>
      <text:p text:style-name="P4">
<text:span text:style-name="T4">
Читайте також:</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Як повідомляв Укрінформ, раніше Секретар Ради національної безпеки та оборониОлексій Данілов висловив переконання, що Богуслаєв листом із проханнямвключити його у список на обмін з росією _<text:span text:style-name="T4">
<text:a xlink:type="simple" xlink:href="https://www.ukrinform.ua/rubric-ato/3707639-danilov-listom-iz-prohannam-pro-obmin-boguslaev-pidtverdiv-so-buv-rosijskim-agentom.html" text:style-name="Internet_20_link" text:visited-style-name="Visited_20_Internet_20_Link">
</text:a>
 </text:span>
 _</text:p>
      <text:p text:style-name="P4">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Вест Гем» і «Базель» виграли перші матчі 1/2 фіналу Ліги конференцій УЄФА</text:span>
</text:h>
      <text:p text:style-name="P4">
Authors: Ukrinform (Person)</text:p>
      <text:p text:style-name="P4">
Publisher: Укринформ (Organization)</text:p>
      <text:p text:style-name="P4">
Published Time: 2023-05-12T-35:33:50+03:00</text:p>
      <text:p text:style-name="P4">
Modified Time: 2023-05-12T00:33:50+03:00</text:p>
      <text:p text:style-name="P4">
Description: У Лізі конференцій УЄФА пройшли перші поєдинки півфінальної стадії розіграшу. — Укрінформ.</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396" text:anchor-type="as-char" svg:width="6.9236in" svg:height="3.956343in" draw:z-index="0">
<draw:image xlink:href="../Images/yкринформ/2023-05-12T-35-33-50-03-00/630_360_1683840777-830.jpg" xlink:type="simple" xlink:show="embed" xlink:actuate="onLoad" draw:mime-type="image/jpeg"/>
</draw:frame>
 У Лізіконференцій УЄФА пройшли перші поєдинки півфінальної стадії розіграшу.</text:p>
      <text:p text:style-name="P4">
Англійський «Вест Гем» у Лондоні здобув вольову перемогу над нідерландським АЗ«Алкмааром» - 2:1, а італійська «Фіорентина» у Флоренції поступиласяшвейцарському «Базелю» - 1:2, передає Укрінформ.</text:p>
      <text:p text:style-name="P4">
На London Stadium у «Вест Гема» відзначилися алжирець Мохамед Саїд Бенрахма(67-а хвилина, з пенальті) та ямайський форвард Мічейл Антоніо (76); у складі«Алкмаара» м'яч забив Рандерс (41).</text:p>
      <text:p text:style-name="P4">
Авторами голів на «Стадіо Артеміо Франкі» у Флоренції стали Артур (25) - угосподарів, Енді Діуф (71) та Зекі Амдуні (90+3) - у гостей.</text:p>
      <text:p text:style-name="P4">
Поєдинки у відповідь пройдуть 18 травня.</text:p>
      <text:p text:style-name="P4">
<text:span text:style-name="T4">
Читайте також:</text:span>
 <text:a xlink:type="simple" xlink:href="https://www.ukrinform.ua/rubric-sports/3707765-zbirni-ukraini-z-plaznogo-futbolu-otrimali-supernikiv-na-evropejskih-igrah.html" text:style-name="Internet_20_link" text:visited-style-name="Visited_20_Internet_20_Link">
 <text:span text:style-name="T4">
футбол</text:span>
 </text:a>
</text:p>
      <text:p text:style-name="P4">
Нагадаємо, фінал Ліги конференцій УЄФА відбудеться 7 червня на «СінобоСтедіум» у Празі (Чехія).</text:p>
      <text:p text:style-name="P4">
Фото: AFP.</text:p>
      <text:p text:style-name="P4">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Тайвань розпочав військову підготовку резервісток</text:span>
</text:h>
      <text:p text:style-name="P4">
Authors: Ukrinform (Person)</text:p>
      <text:p text:style-name="P4">
Publisher: Укринформ (Organization)</text:p>
      <text:p text:style-name="P4">
Published Time: 2023-05-12T-37:27:00+03:00</text:p>
      <text:p text:style-name="P4">
Modified Time: 2023-05-12T00:27:00+03:00</text:p>
      <text:p text:style-name="P4">
Description: На Тайвані перша група з чотирнадцяти резервісток проходить тижневий військовий вишкіл. — Укрінформ.</text:p>
      <text:p text:style-name="P4">
Images: ["<text:a xlink:type="simple" xlink:href="https://static.ukrinform.com/photos/2023_05/thumb_files/630_360_1683805568-376.jpeg" text:style-name="Internet_20_link" text:visited-style-name="Visited_20_Internet_20_Link">
630_360_16838...</text:a>
"]</text:p>
      <text:p text:style-name="P4">
Tags: ['Китай', 'Резервісти', 'Тайвань', 'Військові навчання']</text:p>
      <text:p text:style-name="P4">
Type: Article</text:p>
      <!--METADATA-->
      <text:p text:style-name="P4">
<draw:frame draw:style-name="fr1" draw:name="Image397" text:anchor-type="as-char" svg:width="6.9236in" svg:height="3.956343in" draw:z-index="0">
<draw:image xlink:href="../Images/yкринформ/2023-05-12T-37-27-00-03-00/630_360_1683805568-376.jpeg" xlink:type="simple" xlink:show="embed" xlink:actuate="onLoad" draw:mime-type="image/jpeg"/>
</draw:frame>
 НаТайвані перша група з чотирнадцяти резервісток проходить тижневий військовийвишкіл.</text:p>
      <text:p text:style-name="P4">
Про це повідомляє <text:a xlink:type="simple" xlink:href="https://www3.nhk.or.jp/nhkworld/en/news/20230511_27/" text:style-name="Internet_20_link" text:visited-style-name="Visited_20_Internet_20_Link">
 </text:a>
 ,передає Укрінформ.</text:p>
      <text:p text:style-name="P4">
До останнього часу підготовка тайванських резервістів була обмеженачоловіками. Проте цього року міністерство оборони почало залучати до тренуваньжінок, намагаючись зміцнити оборонні можливості у відповідь на зростаючийвійськовий тиск Китаю.</text:p>
      <text:p text:style-name="P4">
Чотирнадцять резервісток беруть участь у п’ятиденній навчальній програмі.</text:p>
      <text:p text:style-name="P4">
Президент <text:span text:style-name="T4">
<text:a xlink:type="simple" xlink:href="https://www.ukrinform.ua/tag-tajvan" text:style-name="Internet_20_link" text:visited-style-name="Visited_20_Internet_20_Link">
 </text:a>
 </text:span>
 Цай Інвень відвідалатренувальний центр і спостерігала за навчаннями з бойової стрільби. Вонаподякувала учасницям за рішення пройти військовий вишкіл і висловиласподівання, що до них приєднається більше жінок.</text:p>
      <text:p text:style-name="P4">
Цай зауважила, що Тайвань стоїть на передовій захисту демократії, і закликалажителів острова незалежно від статі до єдності у рішучості захистити своюбатьківщину.</text:p>
      <text:p text:style-name="P4">
<text:span text:style-name="T4">
Читайте також:</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Мінімальний термін служби для військовослужбовців-добровольців, які вважаютьсяосновним компонентом сил оборони Тайваню, встановлено чотири роки. Проте даніміністерства оборони за останні п’ять років свідчать, що щороку близько 20%персоналу залишають військову службу достроково з особистих причин.</text:p>
      <text:p text:style-name="P4">
Впродовж нинішнього року міністерство планує підготувати 220 резервісток.</text:p>
      <text:p text:style-name="P4">
Як повідомляв Укрінформ, _<text:span text:style-name="T4">
<text:a xlink:type="simple" xlink:href="https://www.ukrinform.ua/rubric-world/3705506-kitaj-risuce-vistupae-proti-prodazu-spolucenimi-statami-zbroi-tajvanu-mzs.html" text:style-name="Internet_20_link" text:visited-style-name="Visited_20_Internet_20_Link">
 </text:a>
 </text:span>
 _ і закликає США припинити військові контакти з островом.</text:p>
      <text:p text:style-name="P4">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Євробачення-2023: визначилася друга десятка фіналістів</text:span>
</text:h>
      <text:p text:style-name="P4">
Authors: Ukrinform (Person)</text:p>
      <text:p text:style-name="P4">
Publisher: Укринформ (Organization)</text:p>
      <text:p text:style-name="P4">
Published Time: 2023-05-12T-39:10:00+03:00</text:p>
      <text:p text:style-name="P4">
Modified Time: 2023-05-12T00:10:00+03:00</text:p>
      <text:p text:style-name="P4">
Description: Стали відомі другі десять фіналістів 67-го міжнародного пісенного конкурсу Євробачення-2023, який відбувається у британському Ліверпулі. — Укрінформ.</text:p>
      <text:p text:style-name="P4">
Images: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Tags: ['Британія', 'Євробачення', 'Культура', 'Музика', 'Україна']</text:p>
      <text:p text:style-name="P4">
Type: Article</text:p>
      <!--METADATA-->
      <text:p text:style-name="P4">
<draw:frame draw:style-name="fr1" draw:name="Image398" text:anchor-type="as-char" svg:width="6.9236in" svg:height="3.956343in" draw:z-index="0">
<draw:image xlink:href="../Images/yкринформ/2023-05-12T-39-10-00-03-00/630_360_1669128291-481.jpg" xlink:type="simple" xlink:show="embed" xlink:actuate="onLoad" draw:mime-type="image/jpeg"/>
</draw:frame>
 Сталивідомі другі десять фіналістів 67-го міжнародного пісенного конкурсуЄвробачення-2023, який відбувається у британському Ліверпулі.</text:p>
      <text:p text:style-name="P4">
Про це повідомляє кореспондент Укрінформу із посиланням на пряму трансляціюЄвробачення в <text:a xlink:type="simple" xlink:href="https://www.youtube.com/watch" text:style-name="Internet_20_link" text:visited-style-name="Visited_20_Internet_20_Link">
 </text:a>
 .</text:p>
      <text:p text:style-name="P4">
З 16 учасників другого півфіналу <text:span text:style-name="T4">
<text:a xlink:type="simple" xlink:href="https://www.ukrinform.ua/tag-evrobacenna" text:style-name="Internet_20_link" text:visited-style-name="Visited_20_Internet_20_Link">
 </text:a>
 </text:span>
 у гранд-фінал потрапили представники таких країн: Албанія,Кіпр, Естонія, Бельгія, Австрія, Литва, Польща, Австралія, Вірменія, Словенія.</text:p>
      <text:p text:style-name="P4">
<draw:frame draw:style-name="fr1" draw:name="Image399" text:anchor-type="as-char" svg:width="6.9236in" svg:height="5.583755in" draw:z-index="0">
<draw:image xlink:href="../Images/yкринформ/2023-05-12T-39-10-00-03-00/1683842490-199.jpg" xlink:type="simple" xlink:show="embed" xlink:actuate="onLoad" draw:mime-type="image/jpeg"/>
</draw:frame>
</text:p>
      <text:p text:style-name="P4">
За вихід до фіналу конкурсу у четвер змагалися:</text:p>
      <text:p text:style-name="P4">
<text:span text:style-name="T4">
Данія: Рейлі – Breaking My Heart</text:span>
</text:p>
      <text:p text:style-name="P4">
<text:span text:style-name="T4">
Вірменія: Brunette – Future Lover</text:span>
</text:p>
      <text:p text:style-name="P4">
<text:span text:style-name="T4">
Румунія: Теодор Андрей – D.G.T. (Off and on)</text:span>
</text:p>
      <text:p text:style-name="P4">
<text:span text:style-name="T4">
Естонія: Аліка – Bridges</text:span>
</text:p>
      <text:p text:style-name="P4">
<text:span text:style-name="T4">
Бельгія: Густаф – Because of You</text:span>
</text:p>
      <text:p text:style-name="P4">
<text:span text:style-name="T4">
Кіпр: Ендрю Ламбру - Break a Broken Heart</text:span>
</text:p>
      <text:p text:style-name="P4">
<text:span text:style-name="T4">
Ісландія: Diljá – Power</text:span>
</text:p>
      <text:p text:style-name="P4">
<text:span text:style-name="T4">
Греція: Віктор Вернікос – What They Say</text:span>
</text:p>
      <text:p text:style-name="P4">
<text:span text:style-name="T4">
Польща: Бланка – Solo</text:span>
</text:p>
      <text:p text:style-name="P4">
<text:span text:style-name="T4">
Словенія: Joker Out – Carpe diem</text:span>
</text:p>
      <text:p text:style-name="P4">
<text:span text:style-name="T4">
Грузія: Іру – Echo</text:span>
</text:p>
      <text:p text:style-name="P4">
<text:span text:style-name="T4">
Сан-Марино: Piqued Jacks – Like an Animal</text:span>
</text:p>
      <text:p text:style-name="P4">
<text:span text:style-name="T4">
Австрія: Тея і Саліна – Who the Hell is Edgar?</text:span>
</text:p>
      <text:p text:style-name="P4">
<text:span text:style-name="T4">
Албанія: Albina &amp; Familja Kelmendi – Duje </text:span>
</text:p>
      <text:p text:style-name="P4">
<text:span text:style-name="T4">
Литва: Моніка Лінкіте – Stay</text:span>
</text:p>
      <text:p text:style-name="P4">
<text:span text:style-name="T4">
Австралія: Voyager – Promise</text:span>
</text:p>
      <text:p text:style-name="P4">
<text:span text:style-name="T4">
Читайте також:</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Під час голосування за вихід учасників другого півфіналу у фінал на головнійсцені Євробаченя виступила група українських співаків - Марія Яремчук, ЗлатаДзюнька та OTOY з перформансом інсталяції якого нагадували зокрема пшеничнеполе та різдвяну ніч, виконали пісні “Родина”, “Ой, у вишневому садку”,“Щедрик”, звучала “Мелодія” Мирослава Скорика.</text:p>
      <text:p text:style-name="P4">
Гранд-фінал, за результатами якого буде визначено переможця пісенного конкурсуЄвробачення, <text:span text:style-name="T4">
відбудеться в суботу, 13 травня.</text:span>
</text:p>
      <text:p text:style-name="P4">
Також глядачам представили запис виступу конкурсантів від України Heart ofSteel, який вони представлять на гранд-фіналі конкурсу.</text:p>
      <text:p text:style-name="P4">
Україна виступить у фіналі 19-ою як переможниця минулорічного конкурсу. Заправилами конкурсу у фінал також одразу потрапляють Велика Британія, Франція,Німеччина, Італія та Іспанія як країни-засновниці конкурсу.</text:p>
      <text:p text:style-name="P4">
Як повідомляв Укрінформ, у четвер перед другим півфіналом конкурсу українськаспівачка кримськотатарського походження Джамала, переможниця Євробачення-2016представила новий альбом QIRIM, виступивши у Ліверпулі з одним із найстарішихоркестрів Великобританії.</text:p>
      <text:p text:style-name="P4">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Ліга Європи УЄФА: «Ювентус» уник поразки від «Севільї», «Рома» здолала «Баєр»</text:span>
</text:h>
      <text:p text:style-name="P4">
Authors: Ukrinform (Person)</text:p>
      <text:p text:style-name="P4">
Publisher: Укринформ (Organization)</text:p>
      <text:p text:style-name="P4">
Published Time: 2023-05-12T-41:00:00+03:00</text:p>
      <text:p text:style-name="P4">
Modified Time: 2023-05-12T00:00:00+03:00</text:p>
      <text:p text:style-name="P4">
Description: У Лізі Європи УЄФА завершилися перші поєдинки півфінальної стадії розіграшу-2022/23. — Укрінформ.</text:p>
      <text:p text:style-name="P4">
Images: ["<text:a xlink:type="simple" xlink:href="https://static.ukrinform.com/photos/2023_05/thumb_files/630_360_1683838111-670.jpg" text:style-name="Internet_20_link" text:visited-style-name="Visited_20_Internet_20_Link">
630_360_16838...</text:a>
"]</text:p>
      <text:p text:style-name="P4">
Tags: ['Футбол', 'Ліга Європи', 'Ювентус', 'Рома']</text:p>
      <text:p text:style-name="P4">
Type: Article</text:p>
      <!--METADATA-->
      <text:p text:style-name="P4">
<draw:frame draw:style-name="fr1" draw:name="Image400" text:anchor-type="as-char" svg:width="6.9236in" svg:height="3.956343in" draw:z-index="0">
<draw:image xlink:href="../Images/yкринформ/2023-05-12T-41-00-00-03-00/630_360_1683838111-670.jpg" xlink:type="simple" xlink:show="embed" xlink:actuate="onLoad" draw:mime-type="image/jpeg"/>
</draw:frame>
 У ЛізіЄвропи УЄФА завершилися перші поєдинки півфінальної стадії розіграшу-2022/23.</text:p>
      <text:p text:style-name="P4">
Італійський «Ювентус» вирвав нічию з іспанською «Севільєю» - 1:1, іншаапеннінська команда «Рома» у Римі мінімально здолала німецький «Баєр» - 1:0,передає Укрінформ.</text:p>
      <text:p text:style-name="P4">
«Ювентус» на Allianz Stadium у Турині після голу мароканського форварда«Севільї» Юссефа Ен Несірі на 26-й хвилині уник поразки у компенсований час -Федеріко Гатті (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text:p>
      <text:p text:style-name="P4">
Нагадаємо, фінальний матч Ліги Європи прийматиме 31 травня «Пушкаш Арена» уБудапешті (Угорщина).</text:p>
      <text:p text:style-name="P4">
Фото: AFP.</text:p>
      <text:p text:style-name="P4">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Ліга Європи УЄФА: «Ювентус» уник поразки від «Севільї», «Рома» здолала «Баєр»</text:span>
</text:h>
      <text:p text:style-name="P4">
Authors: Ukrinform (Person)</text:p>
      <text:p text:style-name="P4">
Publisher: Укринформ (Organization)</text:p>
      <text:p text:style-name="P4">
Published Time: 2023-05-12T00:00:00+03:00</text:p>
      <text:p text:style-name="P4">
Modified Time: 2023-05-12T00:00:00+03:00</text:p>
      <text:p text:style-name="P4">
Description: У Лізі Європи УЄФА завершилися перші поєдинки півфінальної стадії розіграшу-2022/23. — Укрінформ.</text:p>
      <text:p text:style-name="P4">
Images: ["<text:a xlink:type="simple" xlink:href="https://static.ukrinform.com/photos/2023_05/thumb_files/630_360_1683838111-670.jpg" text:style-name="Internet_20_link" text:visited-style-name="Visited_20_Internet_20_Link">
630_360_16838...</text:a>
"]</text:p>
      <text:p text:style-name="P4">
Tags: ['Футбол', 'Ліга Європи', 'Ювентус', 'Рома']</text:p>
      <text:p text:style-name="P4">
Type: Article</text:p>
      <!--METADATA-->
      <text:p text:style-name="P4">
<draw:frame draw:style-name="fr1" draw:name="Image401" text:anchor-type="as-char" svg:width="6.9236in" svg:height="3.956343in" draw:z-index="0">
<draw:image xlink:href="../Images/yкринформ/2023-05-12T00-00-00-03-00/630_360_1683838111-670.jpg" xlink:type="simple" xlink:show="embed" xlink:actuate="onLoad" draw:mime-type="image/jpeg"/>
</draw:frame>
 У ЛізіЄвропи УЄФА завершилися перші поєдинки півфінальної стадії розіграшу-2022/23.</text:p>
      <text:p text:style-name="P4">
Італійський «Ювентус» вирвав нічию з іспанською «Севільєю» - 1:1, іншаапеннінська команда «Рома» у Римі мінімально здолала німецький «Баєр» - 1:0,передає Укрінформ.</text:p>
      <text:p text:style-name="P4">
«Ювентус» на Allianz Stadium у Турині після голу мароканського форварда«Севільї» Юссефа Ен Несірі на 26-й хвилині уник поразки у компенсований час -Федеріко Гатті (90+7).</text:p>
      <text:p text:style-name="P4">
Успіх «Ромі» на «Стадіо Олімпіко» забезпечив влучний удар хавбека Едоардо Бове(63).</text:p>
      <text:p text:style-name="P4">
Поєдинки у відповідь пройдуть 18 травня у Севільї та Леверкузені.</text:p>
      <text:p text:style-name="P4">
<text:span text:style-name="T4">
Читайте також:</text:span>
 <text:a xlink:type="simple" xlink:href="https://www.ukrinform.ua/rubric-sports/3707733-evgen-seleznov-oficijno-ogolosiv-pro-zaversenna-kareri-futbolista.html" text:style-name="Internet_20_link" text:visited-style-name="Visited_20_Internet_20_Link">
 <text:span text:style-name="T4">
футбол</text:span>
 </text:a>
</text:p>
      <text:p text:style-name="P4">
Нагадаємо, фінальний матч Ліги Європи прийматиме 31 травня «Пушкаш Арена» уБудапешті (Угорщина).</text:p>
      <text:p text:style-name="P4">
Фото: AFP.</text:p>
      <text:p text:style-name="P4">
Source: <text:a xlink:type="simple" xlink:href="https://www.ukrinform.ua/rubric-sports/3708028-liga-evropi-uefa-uventus-unik-porazki-vid-sevili-roma-zdolala-baer.html" text:style-name="Internet_20_link" text:visited-style-name="Visited_20_Internet_20_Link">
https://www.ukrinform.ua/rubric-sports/3708028-liga-evropi-uefa-uventus-unik-porazki-vid-sevili-roma-zdolala-baer.html</text:a>
</text:p>
      <!--NEWS-->
      <text:h text:style-name="P10" text:outline-level="1">
<text:span text:style-name="T4">
Євробачення-2023: визначилася друга десятка фіналістів</text:span>
</text:h>
      <text:p text:style-name="P4">
Authors: Ukrinform (Person)</text:p>
      <text:p text:style-name="P4">
Publisher: Укринформ (Organization)</text:p>
      <text:p text:style-name="P4">
Published Time: 2023-05-12T00:10:00+03:00</text:p>
      <text:p text:style-name="P4">
Modified Time: 2023-05-12T00:10:00+03:00</text:p>
      <text:p text:style-name="P4">
Description: Стали відомі другі десять фіналістів 67-го міжнародного пісенного конкурсу Євробачення-2023, який відбувається у британському Ліверпулі. — Укрінформ.</text:p>
      <text:p text:style-name="P4">
Images: ["<text:a xlink:type="simple" xlink:href="https://static.ukrinform.com/photos/2022_11/thumb_files/630_360_1669128291-481.jpg" text:style-name="Internet_20_link" text:visited-style-name="Visited_20_Internet_20_Link">
630_360_16691...</text:a>
", "<text:a xlink:type="simple" xlink:href="https://static.ukrinform.com/photos/2023_05/1683842490-199.jpg" text:style-name="Internet_20_link" text:visited-style-name="Visited_20_Internet_20_Link">
1683842490-19...</text:a>
"]</text:p>
      <text:p text:style-name="P4">
Tags: ['Британія', 'Євробачення', 'Культура', 'Музика', 'Україна']</text:p>
      <text:p text:style-name="P4">
Type: Article</text:p>
      <!--METADATA-->
      <text:p text:style-name="P4">
<draw:frame draw:style-name="fr1" draw:name="Image402" text:anchor-type="as-char" svg:width="6.9236in" svg:height="3.956343in" draw:z-index="0">
<draw:image xlink:href="../Images/yкринформ/2023-05-12T00-10-00-03-00/630_360_1669128291-481.jpg" xlink:type="simple" xlink:show="embed" xlink:actuate="onLoad" draw:mime-type="image/jpeg"/>
</draw:frame>
 Сталивідомі другі десять фіналістів 67-го міжнародного пісенного конкурсуЄвробачення-2023, який відбувається у британському Ліверпулі.</text:p>
      <text:p text:style-name="P4">
Про це повідомляє кореспондент Укрінформу із посиланням на пряму трансляціюЄвробачення в <text:a xlink:type="simple" xlink:href="https://www.youtube.com/watch" text:style-name="Internet_20_link" text:visited-style-name="Visited_20_Internet_20_Link">
 </text:a>
 .</text:p>
      <text:p text:style-name="P4">
З 16 учасників другого півфіналу <text:span text:style-name="T4">
<text:a xlink:type="simple" xlink:href="https://www.ukrinform.ua/tag-evrobacenna" text:style-name="Internet_20_link" text:visited-style-name="Visited_20_Internet_20_Link">
 </text:a>
 </text:span>
 у гранд-фінал потрапили представники таких країн: Албанія,Кіпр, Естонія, Бельгія, Австрія, Литва, Польща, Австралія, Вірменія, Словенія.</text:p>
      <text:p text:style-name="P4">
<draw:frame draw:style-name="fr1" draw:name="Image403" text:anchor-type="as-char" svg:width="6.9236in" svg:height="5.583755in" draw:z-index="0">
<draw:image xlink:href="../Images/yкринформ/2023-05-12T00-10-00-03-00/1683842490-199.jpg" xlink:type="simple" xlink:show="embed" xlink:actuate="onLoad" draw:mime-type="image/jpeg"/>
</draw:frame>
</text:p>
      <text:p text:style-name="P4">
За вихід до фіналу конкурсу у четвер змагалися:</text:p>
      <text:p text:style-name="P4">
<text:span text:style-name="T4">
Данія: Рейлі – Breaking My Heart</text:span>
</text:p>
      <text:p text:style-name="P4">
<text:span text:style-name="T4">
Вірменія: Brunette – Future Lover</text:span>
</text:p>
      <text:p text:style-name="P4">
<text:span text:style-name="T4">
Румунія: Теодор Андрей – D.G.T. (Off and on)</text:span>
</text:p>
      <text:p text:style-name="P4">
<text:span text:style-name="T4">
Естонія: Аліка – Bridges</text:span>
</text:p>
      <text:p text:style-name="P4">
<text:span text:style-name="T4">
Бельгія: Густаф – Because of You</text:span>
</text:p>
      <text:p text:style-name="P4">
<text:span text:style-name="T4">
Кіпр: Ендрю Ламбру - Break a Broken Heart</text:span>
</text:p>
      <text:p text:style-name="P4">
<text:span text:style-name="T4">
Ісландія: Diljá – Power</text:span>
</text:p>
      <text:p text:style-name="P4">
<text:span text:style-name="T4">
Греція: Віктор Вернікос – What They Say</text:span>
</text:p>
      <text:p text:style-name="P4">
<text:span text:style-name="T4">
Польща: Бланка – Solo</text:span>
</text:p>
      <text:p text:style-name="P4">
<text:span text:style-name="T4">
Словенія: Joker Out – Carpe diem</text:span>
</text:p>
      <text:p text:style-name="P4">
<text:span text:style-name="T4">
Грузія: Іру – Echo</text:span>
</text:p>
      <text:p text:style-name="P4">
<text:span text:style-name="T4">
Сан-Марино: Piqued Jacks – Like an Animal</text:span>
</text:p>
      <text:p text:style-name="P4">
<text:span text:style-name="T4">
Австрія: Тея і Саліна – Who the Hell is Edgar?</text:span>
</text:p>
      <text:p text:style-name="P4">
<text:span text:style-name="T4">
Албанія: Albina &amp; Familja Kelmendi – Duje </text:span>
</text:p>
      <text:p text:style-name="P4">
<text:span text:style-name="T4">
Литва: Моніка Лінкіте – Stay</text:span>
</text:p>
      <text:p text:style-name="P4">
<text:span text:style-name="T4">
Австралія: Voyager – Promise</text:span>
</text:p>
      <text:p text:style-name="P4">
<text:span text:style-name="T4">
Читайте також:</text:span>
 <text:span text:style-name="T4">
<text:a xlink:type="simple" xlink:href="https://www.ukrinform.ua/rubric-culture/3707037-evrobacenna2023-tvorchi-zapustili-manifest-iz-zaklikom-prodovziti-pidtrimku-ukrainu.html" text:style-name="Internet_20_link" text:visited-style-name="Visited_20_Internet_20_Link">
 </text:a>
 </text:span>
</text:p>
      <text:p text:style-name="P4">
Під час голосування за вихід учасників другого півфіналу у фінал на головнійсцені Євробаченя виступила група українських співаків - Марія Яремчук, ЗлатаДзюнька та OTOY з перформансом інсталяції якого нагадували зокрема пшеничнеполе та різдвяну ніч, виконали пісні “Родина”, “Ой, у вишневому садку”,“Щедрик”, звучала “Мелодія” Мирослава Скорика.</text:p>
      <text:p text:style-name="P4">
Гранд-фінал, за результатами якого буде визначено переможця пісенного конкурсуЄвробачення, <text:span text:style-name="T4">
відбудеться в суботу, 13 травня.</text:span>
</text:p>
      <text:p text:style-name="P4">
Також глядачам представили запис виступу конкурсантів від України Heart ofSteel, який вони представлять на гранд-фіналі конкурсу.</text:p>
      <text:p text:style-name="P4">
Україна виступить у фіналі 19-ою як переможниця минулорічного конкурсу. Заправилами конкурсу у фінал також одразу потрапляють Велика Британія, Франція,Німеччина, Італія та Іспанія як країни-засновниці конкурсу.</text:p>
      <text:p text:style-name="P4">
Як повідомляв Укрінформ, у четвер перед другим півфіналом конкурсу українськаспівачка кримськотатарського походження Джамала, переможниця Євробачення-2016представила новий альбом QIRIM, виступивши у Ліверпулі з одним із найстарішихоркестрів Великобританії.</text:p>
      <text:p text:style-name="P4">
Source: <text:a xlink:type="simple" xlink:href="https://www.ukrinform.ua/rubric-culture/3708029-evrobacenna2023-viznacilasa-druga-desatka-finalistiv.html" text:style-name="Internet_20_link" text:visited-style-name="Visited_20_Internet_20_Link">
https://www.ukrinform.ua/rubric-culture/3708029-evrobacenna2023-viznacilasa-druga-desatka-finalistiv.html</text:a>
</text:p>
      <!--NEWS-->
      <text:h text:style-name="P10" text:outline-level="1">
<text:span text:style-name="T4">
Тайвань розпочав військову підготовку резервісток</text:span>
</text:h>
      <text:p text:style-name="P4">
Authors: Ukrinform (Person)</text:p>
      <text:p text:style-name="P4">
Publisher: Укринформ (Organization)</text:p>
      <text:p text:style-name="P4">
Published Time: 2023-05-12T00:27:00+03:00</text:p>
      <text:p text:style-name="P4">
Modified Time: 2023-05-12T00:27:00+03:00</text:p>
      <text:p text:style-name="P4">
Description: На Тайвані перша група з чотирнадцяти резервісток проходить тижневий військовий вишкіл. — Укрінформ.</text:p>
      <text:p text:style-name="P4">
Images: ["<text:a xlink:type="simple" xlink:href="https://static.ukrinform.com/photos/2023_05/thumb_files/630_360_1683805568-376.jpeg" text:style-name="Internet_20_link" text:visited-style-name="Visited_20_Internet_20_Link">
630_360_16838...</text:a>
"]</text:p>
      <text:p text:style-name="P4">
Tags: ['Китай', 'Резервісти', 'Тайвань', 'Військові навчання']</text:p>
      <text:p text:style-name="P4">
Type: Article</text:p>
      <!--METADATA-->
      <text:p text:style-name="P4">
<draw:frame draw:style-name="fr1" draw:name="Image404" text:anchor-type="as-char" svg:width="6.9236in" svg:height="3.956343in" draw:z-index="0">
<draw:image xlink:href="../Images/yкринформ/2023-05-12T00-27-00-03-00/630_360_1683805568-376.jpeg" xlink:type="simple" xlink:show="embed" xlink:actuate="onLoad" draw:mime-type="image/jpeg"/>
</draw:frame>
 НаТайвані перша група з чотирнадцяти резервісток проходить тижневий військовийвишкіл.</text:p>
      <text:p text:style-name="P4">
Про це повідомляє <text:a xlink:type="simple" xlink:href="https://www3.nhk.or.jp/nhkworld/en/news/20230511_27/" text:style-name="Internet_20_link" text:visited-style-name="Visited_20_Internet_20_Link">
 </text:a>
 ,передає Укрінформ.</text:p>
      <text:p text:style-name="P4">
До останнього часу підготовка тайванських резервістів була обмеженачоловіками. Проте цього року міністерство оборони почало залучати до тренуваньжінок, намагаючись зміцнити оборонні можливості у відповідь на зростаючийвійськовий тиск Китаю.</text:p>
      <text:p text:style-name="P4">
Чотирнадцять резервісток беруть участь у п’ятиденній навчальній програмі.</text:p>
      <text:p text:style-name="P4">
Президент <text:span text:style-name="T4">
<text:a xlink:type="simple" xlink:href="https://www.ukrinform.ua/tag-tajvan" text:style-name="Internet_20_link" text:visited-style-name="Visited_20_Internet_20_Link">
 </text:a>
 </text:span>
 Цай Інвень відвідалатренувальний центр і спостерігала за навчаннями з бойової стрільби. Вонаподякувала учасницям за рішення пройти військовий вишкіл і висловиласподівання, що до них приєднається більше жінок.</text:p>
      <text:p text:style-name="P4">
Цай зауважила, що Тайвань стоїть на передовій захисту демократії, і закликалажителів острова незалежно від статі до єдності у рішучості захистити своюбатьківщину.</text:p>
      <text:p text:style-name="P4">
<text:span text:style-name="T4">
Читайте також:</text:span>
 <text:span text:style-name="T4">
<text:a xlink:type="simple" xlink:href="https://www.ukrinform.ua/rubric-ato/3705471-stati-vidilat-tajvanu-vijskovoi-dopomogi-na-500-miljoniv-reuters.html" text:style-name="Internet_20_link" text:visited-style-name="Visited_20_Internet_20_Link">
 </text:a>
 </text:span>
</text:p>
      <text:p text:style-name="P4">
Мінімальний термін служби для військовослужбовців-добровольців, які вважаютьсяосновним компонентом сил оборони Тайваню, встановлено чотири роки. Проте даніміністерства оборони за останні п’ять років свідчать, що щороку близько 20%персоналу залишають військову службу достроково з особистих причин.</text:p>
      <text:p text:style-name="P4">
Впродовж нинішнього року міністерство планує підготувати 220 резервісток.</text:p>
      <text:p text:style-name="P4">
Як повідомляв Укрінформ, _<text:span text:style-name="T4">
<text:a xlink:type="simple" xlink:href="https://www.ukrinform.ua/rubric-world/3705506-kitaj-risuce-vistupae-proti-prodazu-spolucenimi-statami-zbroi-tajvanu-mzs.html" text:style-name="Internet_20_link" text:visited-style-name="Visited_20_Internet_20_Link">
 </text:a>
 </text:span>
 _ і закликає США припинити військові контакти з островом.</text:p>
      <text:p text:style-name="P4">
Source: <text:a xlink:type="simple" xlink:href="https://www.ukrinform.ua/rubric-world/3707784-tajvan-rozpocav-vijskovu-pidgotovku-rezervistok.html" text:style-name="Internet_20_link" text:visited-style-name="Visited_20_Internet_20_Link">
https://www.ukrinform.ua/rubric-world/3707784-tajvan-rozpocav-vijskovu-pidgotovku-rezervistok.html</text:a>
</text:p>
      <!--NEWS-->
      <text:h text:style-name="P10" text:outline-level="1">
<text:span text:style-name="T4">
«Вест Гем» і «Базель» виграли перші матчі 1/2 фіналу Ліги конференцій УЄФА</text:span>
</text:h>
      <text:p text:style-name="P4">
Authors: Ukrinform (Person)</text:p>
      <text:p text:style-name="P4">
Publisher: Укринформ (Organization)</text:p>
      <text:p text:style-name="P4">
Published Time: 2023-05-12T00:33:50+03:00</text:p>
      <text:p text:style-name="P4">
Modified Time: 2023-05-12T00:33:50+03:00</text:p>
      <text:p text:style-name="P4">
Description: У Лізі конференцій УЄФА пройшли перші поєдинки півфінальної стадії розіграшу. — Укрінформ.</text:p>
      <text:p text:style-name="P4">
Images: ["<text:a xlink:type="simple" xlink:href="https://static.ukrinform.com/photos/2023_05/thumb_files/630_360_1683840777-830.jpg" text:style-name="Internet_20_link" text:visited-style-name="Visited_20_Internet_20_Link">
630_360_16838...</text:a>
"]</text:p>
      <text:p text:style-name="P4">
Tags: ['Футбол', 'Ліга конференцій УЄФА']</text:p>
      <text:p text:style-name="P4">
Type: Article</text:p>
      <!--METADATA-->
      <text:p text:style-name="P4">
<draw:frame draw:style-name="fr1" draw:name="Image405" text:anchor-type="as-char" svg:width="6.9236in" svg:height="3.956343in" draw:z-index="0">
<draw:image xlink:href="../Images/yкринформ/2023-05-12T00-33-50-03-00/630_360_1683840777-830.jpg" xlink:type="simple" xlink:show="embed" xlink:actuate="onLoad" draw:mime-type="image/jpeg"/>
</draw:frame>
 У Лізіконференцій УЄФА пройшли перші поєдинки півфінальної стадії розіграшу.</text:p>
      <text:p text:style-name="P4">
Англійський «Вест Гем» у Лондоні здобув вольову перемогу над нідерландським АЗ«Алкмааром» - 2:1, а італійська «Фіорентина» у Флоренції поступиласяшвейцарському «Базелю» - 1:2, передає Укрінформ.</text:p>
      <text:p text:style-name="P4">
На London Stadium у «Вест Гема» відзначилися алжирець Мохамед Саїд Бенрахма(67-а хвилина, з пенальті) та ямайський форвард Мічейл Антоніо (76); у складі«Алкмаара» м'яч забив Рандерс (41).</text:p>
      <text:p text:style-name="P4">
Авторами голів на «Стадіо Артеміо Франкі» у Флоренції стали Артур (25) - угосподарів, Енді Діуф (71) та Зекі Амдуні (90+3) - у гостей.</text:p>
      <text:p text:style-name="P4">
Поєдинки у відповідь пройдуть 18 травня.</text:p>
      <text:p text:style-name="P4">
<text:span text:style-name="T4">
Читайте також:</text:span>
 <text:a xlink:type="simple" xlink:href="https://www.ukrinform.ua/rubric-sports/3707765-zbirni-ukraini-z-plaznogo-futbolu-otrimali-supernikiv-na-evropejskih-igrah.html" text:style-name="Internet_20_link" text:visited-style-name="Visited_20_Internet_20_Link">
 <text:span text:style-name="T4">
футбол</text:span>
 </text:a>
</text:p>
      <text:p text:style-name="P4">
Нагадаємо, фінал Ліги конференцій УЄФА відбудеться 7 червня на «СінобоСтедіум» у Празі (Чехія).</text:p>
      <text:p text:style-name="P4">
Фото: AFP.</text:p>
      <text:p text:style-name="P4">
Source: <text:a xlink:type="simple" xlink:href="https://www.ukrinform.ua/rubric-sports/3708030-vest-gem-i-bazel-vigrali-persi-matci-12-finalu-ligi-konferencij-uefa.html" text:style-name="Internet_20_link" text:visited-style-name="Visited_20_Internet_20_Link">
https://www.ukrinform.ua/rubric-sports/3708030-vest-gem-i-bazel-vigrali-persi-matci-12-finalu-ligi-konferencij-uefa.html</text:a>
</text:p>
      <!--NEWS-->
      <text:h text:style-name="P10" text:outline-level="1">
<text:span text:style-name="T4">
Подоляк розповів, за яких умов можливий обмін Богуслаєва до росії</text:span>
</text:h>
      <text:p text:style-name="P4">
Authors: Ukrinform (Person)</text:p>
      <text:p text:style-name="P4">
Publisher: Укринформ (Organization)</text:p>
      <text:p text:style-name="P4">
Published Time: 2023-05-12T00:39:00+03:00</text:p>
      <text:p text:style-name="P4">
Modified Time: 2023-05-12T00:39:00+03:00</text:p>
      <text:p text:style-name="P4">
Description: Обмін експрезидента "Мотор Січі" В'ячеслава Богуслаєва можливий, але спочатку він має отримати щонайбільше жорсткий кримінальний вирок та максимальний термін, аби його вина була юридично зафіксована. — Укрінформ.</text:p>
      <text:p text:style-name="P4">
Images: ["<text:a xlink:type="simple" xlink:href="https://static.ukrinform.com/photos/2019_07/thumb_files/630_360_1562674142-155.jpg" text:style-name="Internet_20_link" text:visited-style-name="Visited_20_Internet_20_Link">
630_360_15626...</text:a>
"]</text:p>
      <text:p text:style-name="P4">
Tags: ['Обмін', 'росія', 'Богуслаєв', 'Подоляк', 'Війна з росією']</text:p>
      <text:p text:style-name="P4">
Type: Article</text:p>
      <!--METADATA-->
      <text:p text:style-name="P4">
<draw:frame draw:style-name="fr1" draw:name="Image406" text:anchor-type="as-char" svg:width="6.9236in" svg:height="3.956343in" draw:z-index="0">
<draw:image xlink:href="../Images/yкринформ/2023-05-12T00-39-00-03-00/630_360_1562674142-155.jpg" xlink:type="simple" xlink:show="embed" xlink:actuate="onLoad" draw:mime-type="image/jpeg"/>
</draw:frame>
 Обмінекспрезидента "Мотор Січі" В'ячеслава Богуслаєва можливий, але спочатку вінмає отримати щонайбільше жорсткий кримінальний вирок та максимальний термін,аби його вина була юридично зафіксована.</text:p>
      <text:p text:style-name="P4">
Про це Радник голови Офісу Президента України Михайло Подоляк сказав уінтерв'ю <text:a xlink:type="simple" xlink:href="https://24tv.ua/boguslayev-poprosiv-vklyuchiti-yogo-obmin-rosiyeyu-mozhlivo-obminyati_n2311788" text:style-name="Internet_20_link" text:visited-style-name="Visited_20_Internet_20_Link">
 </text:a>
, передає Укрінформ.</text:p>
      <text:p text:style-name="P4">
“Ця людина працювала на росіян та заохочувала їх завдавати ракетні атакинавіть по власному підприємству”, - сказав Подоляк.</text:p>
      <text:p text:style-name="P4">
<text:span text:style-name="T4">
Читайте також:</text:span>
 <text:span text:style-name="T4">
<text:a xlink:type="simple" xlink:href="https://www.ukrinform.ua/rubric-society/3707480-boguslaev-poprosiv-vkluciti-jogo-v-spisok-na-obmin-z-rf-shemi.html" text:style-name="Internet_20_link" text:visited-style-name="Visited_20_Internet_20_Link">
 </text:a>
 </text:span>
</text:p>
      <text:p text:style-name="P4">
Радник голови ОПУ пояснив, що Богуслаєв під час повномасштабного вторгненнясаботував будь-які дії "Мотор Січі", зокрема, можливість передачі гелікоптерівЗбройним Силам України. На його переконання, тому <text:span text:style-name="T4">
<text:a xlink:type="simple" xlink:href="https://www.ukrinform.ua/tag-boguslaev" text:style-name="Internet_20_link" text:visited-style-name="Visited_20_Internet_20_Link">
</text:a>
 </text:span>
 має отримати щонайбільше жорсткийкримінальний вирок та максимальний термін. Потрібно юридично зафіксувати йогоз одного боку як кримінального злочинця, а з іншого – як абсолютного,чистокровного зрадника.</text:p>
      <text:p text:style-name="P4">
“Історично важливо фіксувати таких людей, щоб до кінця існування їхнього роду,всі розуміли, хто це був. Він під час повномасштабної війни, коли громадянйого країни жорстоко вбивали та ґвалтували, продовжував підтримувати тих, хтоце робив”,– наголосив Подоляк.</text:p>
      <text:p text:style-name="P4">
<text:span text:style-name="T4">
Читайте також:</text:span>
 <text:span text:style-name="T4">
<text:a xlink:type="simple" xlink:href="https://www.ukrinform.ua/rubric-society/3689181-sud-prodovziv-strok-boguslaevu-perebuvatime-pid-vartou-do-kinca-travna.html" text:style-name="Internet_20_link" text:visited-style-name="Visited_20_Internet_20_Link">
 </text:a>
 </text:span>
</text:p>
      <text:p text:style-name="P4">
Це важливо зробити, впевнений Радник голови ОПУ, щоб потім не говорили, він,мовляв, "підіймав виробництво "Мотор Січі", та "має великі заслугиекономічного характеру".</text:p>
      <text:p text:style-name="P4">
"Однак, якщо ми зможемо за суб'єкта Богуслаєва забрати тисячу наших хлопців,то безумовно підемо на обмінні процеси", – підкреслив Подоляк.</text:p>
      <text:p text:style-name="P4">
Він зауважив, що цим питанням має займатися штаб, який опікується обміномполоненими.</text:p>
      <text:p text:style-name="P4">
<text:span text:style-name="T4">
Читайте також:</text:span>
 <text:span text:style-name="T4">
<text:a xlink:type="simple" xlink:href="https://www.ukrinform.ua/rubric-ato/3688366-boguslaevu-ogolosili-novu-pidozru-za-blokuvanna-peredaci-silam-oboroni-gelikopteriv.html" text:style-name="Internet_20_link" text:visited-style-name="Visited_20_Internet_20_Link">
 </text:a>
 </text:span>
</text:p>
      <text:p text:style-name="P4">
Нагадаємо: раніше в інтерв'ю виданню “Настоящее время” Подоляк <text:a xlink:type="simple" xlink:href="https://www.currenttime.tv/a/32098701.html" text:style-name="Internet_20_link" text:visited-style-name="Visited_20_Internet_20_Link">
</text:a>
 , що обмін можливий аналогічнотого як відбувалося зі зрадником медведчуком.</text:p>
      <text:p text:style-name="P4">
"Якщо потрібно, ми все зробимо, щоб забрати реальних громадян України.Реальних, а не оцих от фіктивних ряжених “червоних директорів”. Ці суб’єктитакож можуть потрапити в список на обмін", — сказав він.</text:p>
      <text:p text:style-name="P4">
<text:span text:style-name="T4">
Читайте також:</text:span>
 <text:span text:style-name="T4">
<text:a xlink:type="simple" xlink:href="https://www.ukrinform.ua/rubric-ato/3690307-zelenskij-vviv-sankcii-proti-boguslaeva-ta-nizki-fizicnih-ta-uridicnih-osib-z-rosii-ta-iranu.html" text:style-name="Internet_20_link" text:visited-style-name="Visited_20_Internet_20_Link">
 </text:a>
 </text:span>
</text:p>
      <text:p text:style-name="P4">
Як повідомляв Укрінформ, раніше Секретар Ради національної безпеки та оборониОлексій Данілов висловив переконання, що Богуслаєв листом із проханнямвключити його у список на обмін з росією _<text:span text:style-name="T4">
<text:a xlink:type="simple" xlink:href="https://www.ukrinform.ua/rubric-ato/3707639-danilov-listom-iz-prohannam-pro-obmin-boguslaev-pidtverdiv-so-buv-rosijskim-agentom.html" text:style-name="Internet_20_link" text:visited-style-name="Visited_20_Internet_20_Link">
</text:a>
 </text:span>
 _</text:p>
      <text:p text:style-name="P4">
Source: <text:a xlink:type="simple" xlink:href="https://www.ukrinform.ua/rubric-society/3708031-podolak-rozpoviv-za-akij-umov-mozlivij-obmin-boguslaeva-do-rosii.html" text:style-name="Internet_20_link" text:visited-style-name="Visited_20_Internet_20_Link">
https://www.ukrinform.ua/rubric-society/3708031-podolak-rozpoviv-za-akij-umov-mozlivij-obmin-boguslaeva-do-rosii.html</text:a>
</text:p>
      <!--NEWS-->
      <text:h text:style-name="P10" text:outline-level="1">
<text:span text:style-name="T4">
Маск знайшов генерального директора для Твіттера</text:span>
</text:h>
      <text:p text:style-name="P4">
Authors: Ukrinform (Person)</text:p>
      <text:p text:style-name="P4">
Publisher: Укринформ (Organization)</text:p>
      <text:p text:style-name="P4">
Published Time: 2023-05-12T00:54:00+03:00</text:p>
      <text:p text:style-name="P4">
Modified Time: 2023-05-12T00:54:00+03:00</text:p>
      <text:p text:style-name="P4">
Description: Мільярдер Ілон Маск знайшов нового генерального директора соцмережі Twitter, якою він володіє. — Укрінформ.</text:p>
      <text:p text:style-name="P4">
Images: ["<text:a xlink:type="simple" xlink:href="https://static.ukrinform.com/photos/2023_04/thumb_files/630_360_1682252855-654.jpg" text:style-name="Internet_20_link" text:visited-style-name="Visited_20_Internet_20_Link">
630_360_16822...</text:a>
"]</text:p>
      <text:p text:style-name="P4">
Tags: ['Ілон Маск', 'IT-технології', 'Twitter']</text:p>
      <text:p text:style-name="P4">
Type: Article</text:p>
      <!--METADATA-->
      <text:p text:style-name="P4">
<draw:frame draw:style-name="fr1" draw:name="Image407" text:anchor-type="as-char" svg:width="6.9236in" svg:height="3.956343in" draw:z-index="0">
<draw:image xlink:href="../Images/yкринформ/2023-05-12T00-54-00-03-00/630_360_1682252855-654.jpg" xlink:type="simple" xlink:show="embed" xlink:actuate="onLoad" draw:mime-type="image/jpeg"/>
</draw:frame>
 МільярдерІлон Маск знайшов нового генерального директора соцмережі Twitter, якою вінволодіє.</text:p>
      <text:p text:style-name="P4">
Як передає Укрінформ, про це він написав у <text:a xlink:type="simple" xlink:href="https://twitter.com/elonmusk/status/1656748197308674048" text:style-name="Internet_20_link" text:visited-style-name="Visited_20_Internet_20_Link">
</text:a>
.</text:p>
      <text:p text:style-name="P4">
За словами Маска, новий гендиректор і обійме посаду в Twitter Inc., яканещодавно змінила свою назву на X Corp. Приблизно за півтора місяця. Проте вінне назвав ім'я нового керівника, натякнувши лише, що це жінка.</text:p>
      <text:p text:style-name="P4">
<text:span text:style-name="T4">
Читайте також:</text:span>
 <text:span text:style-name="T4">
<text:a xlink:type="simple" xlink:href="https://www.ukrinform.ua/rubric-technology/3707185-u-tvitteri-zavlatsa-video-ta-audiodzvinki.html" text:style-name="Internet_20_link" text:visited-style-name="Visited_20_Internet_20_Link">
 </text:a>
 </text:span>
</text:p>
      <text:p text:style-name="P4">
«Радий оголосити, що маю нового генерального директора X/Twitter. Вона станедо роботи через приблизно 6 тижнів!» — написав Маск у своєму твіті.</text:p>
      <text:p text:style-name="Quotations">

<text:p text:style-name="P4">
Excited to announce that I’ve hired a new CEO for X/Twitter. She will be&gt;
 starting in ~6 weeks!  &gt;
  &gt;
  My role will transition to being exec chair &amp; CTO, overseeing product,&gt;
 software &amp; sysops.&gt;
&gt;
 — Elon Musk (@elonmusk) <text:a xlink:type="simple" xlink:href="https://twitter.com/elonmusk/status/1656748197308674048" text:style-name="Internet_20_link" text:visited-style-name="Visited_20_Internet_20_Link">
&gt;
 </text:a>
</text:p>

</text:p>
      <text:p text:style-name="P4">
<text:span text:style-name="T4">
Читайте також:</text:span>
 <text:span text:style-name="T4">
<text:a xlink:type="simple" xlink:href="https://www.ukrinform.ua/rubric-technology/3706491-tvitter-vidalatime-akaunti-aki-buli-neaktivni-rokami.html" text:style-name="Internet_20_link" text:visited-style-name="Visited_20_Internet_20_Link">
 </text:a>
</text:span>
</text:p>
      <text:p text:style-name="P4">
Маск додав, що сам він виконуватиме обов'язки виконавчого голови та технічногодиректора, наглядатиме за продуктами, програмним забезпеченням і системнимиадміністраторами.</text:p>
      <text:p text:style-name="P4">
Як повідомлялося, Маск придбав <text:span text:style-name="T4">
<text:a xlink:type="simple" xlink:href="https://www.ukrinform.ua/tag-twitter" text:style-name="Internet_20_link" text:visited-style-name="Visited_20_Internet_20_Link">
 </text:a>
 </text:span>
у жовтні минулого року.</text:p>
      <text:p text:style-name="P4">
Source: <text:a xlink:type="simple" xlink:href="https://www.ukrinform.ua/rubric-technology/3708032-mask-znajsov-generalnogo-direktora-dla-tvittera.html" text:style-name="Internet_20_link" text:visited-style-name="Visited_20_Internet_20_Link">
https://www.ukrinform.ua/rubric-technology/3708032-mask-znajsov-generalnogo-direktora-dla-tvittera.html</text:a>
</text:p>
      <!--NEWS-->
      <text:h text:style-name="P10" text:outline-level="1">
<text:span text:style-name="T4">
Обійняла керівну посаду під час окупації Харківщини — правоохоронці викрили місцеву жительку</text:span>
</text:h>
      <text:p text:style-name="P4">
Author: ['АРМІЯINFORM']</text:p>
      <text:p text:style-name="P4">
Time: 2023-05-12T99:00:00-04:00</text:p>
      <text:p text:style-name="P4">
Description: За процесуального керівництва Ізюмської окружної прокуратури Харківської області жін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Tags: ['STOPRUSSIA', 'АГРЕСІЯ РФ']</text:p>
      <text:p text:style-name="P4">
Category: News</text:p>
      <!--METADATA-->
      <text:p text:style-name="P4">
<draw:frame draw:style-name="fr1" draw:name="Image408" text:anchor-type="as-char" svg:width="6.9236in" svg:height="7.856567in" draw:z-index="0">
<draw:image xlink:href="../Images/AРМІЯINFORM/2023-05-12T99-00-00-04-00/346668770_254896403730302_3012902011103222876_n.jpg" xlink:type="simple" xlink:show="embed" xlink:actuate="onLoad" draw:mime-type="image/jpeg"/>
</draw:frame>
</text:p>
      <text:p text:style-name="P4">
За процесуального керівництва Ізюмської окружної прокуратури Харківськоїобласті жінці повідомлено про підозру у колабораційній діяльності (ч. 5 ст.111-1 КК України).</text:p>
      <text:p text:style-name="P4">
Про це<text:a xlink:type="simple" xlink:href="https://www.facebook.com/pgo.gov.ua/posts/pfbid02TZ7vRx6PtK7GLmrPW7uHFAog4XmhyekCyC91Rm2A18LtXQR8Ygm1W6ZVyWLXuGfPl" text:style-name="Internet_20_link" text:visited-style-name="Visited_20_Internet_20_Link">
повідомляє</text:a>
Офіс Генерального прокурора України.</text:p>
      <text:p text:style-name="P4">
За даними слідства, під час окупації м. Ізюм місцева мешканка добровільнопогодилась працювати на нову «владу». Вона обійняла псевдопосаду «начальникауправления труда и социальной политики ВГА Изюмского района».</text:p>
      <text:p text:style-name="P4">
Жінка брала участь у нарадах в окупаційній адміністрації, забезпечувалаприйняття працівників на роботу при окупаційній владі, займалася організацієюроботи адмінбудівлі «Центр соціального захисту населення».</text:p>
      <text:p text:style-name="P4">
За клопотанням прокуратури підозрюваній обрано запобіжний захід у виглядітримання під вартою без права внесення застави.</text:p>
      <text:p text:style-name="P4">
Досудове розслідування — Нацполіція України, оперативний супровід — СБУ.</text:p>
      <text:p text:style-name="P4">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